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onnée_bru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5</text:p>
          </table:table-cell>
          <table:table-cell office:value-type="float" office:value="-0.2900068834424" calcext:value-type="float">
            <text:p>-0,2900068834424</text:p>
          </table:table-cell>
          <table:table-cell office:value-type="float" office:value="0.033360540401191" calcext:value-type="float">
            <text:p>0,033360540401191</text:p>
          </table:table-cell>
          <table:table-cell office:value-type="float" office:value="-5.7650418228405" calcext:value-type="float">
            <text:p>-5,765041822840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214</text:p>
          </table:table-cell>
          <table:table-cell office:value-type="float" office:value="1.208608970046" calcext:value-type="float">
            <text:p>1,208608970046</text:p>
          </table:table-cell>
          <table:table-cell office:value-type="float" office:value="0.054950406774879" calcext:value-type="float">
            <text:p>0,054950406774879</text:p>
          </table:table-cell>
          <table:table-cell office:value-type="float" office:value="-14.386215976849" calcext:value-type="float">
            <text:p>-14,38621597684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225</text:p>
          </table:table-cell>
          <table:table-cell office:value-type="float" office:value="2.7118292450905" calcext:value-type="float">
            <text:p>2,7118292450905</text:p>
          </table:table-cell>
          <table:table-cell office:value-type="float" office:value="0.0012357512605377" calcext:value-type="float">
            <text:p>0,0012357512605377</text:p>
          </table:table-cell>
          <table:table-cell office:value-type="float" office:value="-0.36141821509524" calcext:value-type="float">
            <text:p>-0,3614182150952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236</text:p>
          </table:table-cell>
          <table:table-cell office:value-type="float" office:value="4.3304497003555" calcext:value-type="float">
            <text:p>4,3304497003555</text:p>
          </table:table-cell>
          <table:table-cell office:value-type="float" office:value="0.041094669140875" calcext:value-type="float">
            <text:p>0,041094669140875</text:p>
          </table:table-cell>
          <table:table-cell office:value-type="float" office:value="-15.434727357451" calcext:value-type="float">
            <text:p>-15,43472735745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247</text:p>
          </table:table-cell>
          <table:table-cell office:value-type="float" office:value="5.679082274437" calcext:value-type="float">
            <text:p>5,679082274437</text:p>
          </table:table-cell>
          <table:table-cell office:value-type="float" office:value="-0.03365961369127" calcext:value-type="float">
            <text:p>-0,03365961369127</text:p>
          </table:table-cell>
          <table:table-cell office:value-type="float" office:value="8.3883233890412" calcext:value-type="float">
            <text:p>8,38832338904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258</text:p>
          </table:table-cell>
          <table:table-cell office:value-type="float" office:value="7.2979211807251" calcext:value-type="float">
            <text:p>7,2979211807251</text:p>
          </table:table-cell>
          <table:table-cell office:value-type="float" office:value="0.091570895165205" calcext:value-type="float">
            <text:p>0,091570895165205</text:p>
          </table:table-cell>
          <table:table-cell office:value-type="float" office:value="-30.100521767975" calcext:value-type="float">
            <text:p>-30,10052176797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269</text:p>
          </table:table-cell>
          <table:table-cell office:value-type="float" office:value="8.7081557512283" calcext:value-type="float">
            <text:p>8,7081557512283</text:p>
          </table:table-cell>
          <table:table-cell office:value-type="float" office:value="-0.029039906803519" calcext:value-type="float">
            <text:p>-0,029039906803519</text:p>
          </table:table-cell>
          <table:table-cell office:value-type="float" office:value="7.6036995193761" calcext:value-type="float">
            <text:p>7,603699519376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280</text:p>
          </table:table-cell>
          <table:table-cell office:value-type="float" office:value="-0.24304714053869" calcext:value-type="float">
            <text:p>-0,24304714053869</text:p>
          </table:table-cell>
          <table:table-cell office:value-type="float" office:value="1.4621645212173" calcext:value-type="float">
            <text:p>1,4621645212173</text:p>
          </table:table-cell>
          <table:table-cell office:value-type="float" office:value="11.159099970654" calcext:value-type="float">
            <text:p>11,15909997065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291</text:p>
          </table:table-cell>
          <table:table-cell office:value-type="float" office:value="1.3117489218712" calcext:value-type="float">
            <text:p>1,3117489218712</text:p>
          </table:table-cell>
          <table:table-cell office:value-type="float" office:value="1.6300015151501" calcext:value-type="float">
            <text:p>1,6300015151501</text:p>
          </table:table-cell>
          <table:table-cell office:value-type="float" office:value="-43.490854038554" calcext:value-type="float">
            <text:p>-43,49085403855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302</text:p>
          </table:table-cell>
          <table:table-cell office:value-type="float" office:value="2.7250519394875" calcext:value-type="float">
            <text:p>2,7250519394875</text:p>
          </table:table-cell>
          <table:table-cell office:value-type="float" office:value="1.4210477471352" calcext:value-type="float">
            <text:p>1,4210477471352</text:p>
          </table:table-cell>
          <table:table-cell office:value-type="float" office:value="21.781428414545" calcext:value-type="float">
            <text:p>21,78142841454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313</text:p>
          </table:table-cell>
          <table:table-cell office:value-type="float" office:value="4.2638111114502" calcext:value-type="float">
            <text:p>4,2638111114502</text:p>
          </table:table-cell>
          <table:table-cell office:value-type="float" office:value="1.385006159544" calcext:value-type="float">
            <text:p>1,385006159544</text:p>
          </table:table-cell>
          <table:table-cell office:value-type="float" office:value="34.513620054646" calcext:value-type="float">
            <text:p>34,51362005464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324</text:p>
          </table:table-cell>
          <table:table-cell office:value-type="float" office:value="5.8602869510651" calcext:value-type="float">
            <text:p>5,8602869510651</text:p>
          </table:table-cell>
          <table:table-cell office:value-type="float" office:value="1.4931806921959" calcext:value-type="float">
            <text:p>1,4931806921959</text:p>
          </table:table-cell>
          <table:table-cell office:value-type="float" office:value="2.6508515143091" calcext:value-type="float">
            <text:p>2,650851514309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335</text:p>
          </table:table-cell>
          <table:table-cell office:value-type="float" office:value="7.2758233547211" calcext:value-type="float">
            <text:p>7,2758233547211</text:p>
          </table:table-cell>
          <table:table-cell office:value-type="float" office:value="1.404343098402" calcext:value-type="float">
            <text:p>1,404343098402</text:p>
          </table:table-cell>
          <table:table-cell office:value-type="float" office:value="29.639984771704" calcext:value-type="float">
            <text:p>29,63998477170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346</text:p>
          </table:table-cell>
          <table:table-cell office:value-type="float" office:value="8.8250005245209" calcext:value-type="float">
            <text:p>8,8250005245209</text:p>
          </table:table-cell>
          <table:table-cell office:value-type="float" office:value="1.3813279569149" calcext:value-type="float">
            <text:p>1,3813279569149</text:p>
          </table:table-cell>
          <table:table-cell office:value-type="float" office:value="42.024608250636" calcext:value-type="float">
            <text:p>42,02460825063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357</text:p>
          </table:table-cell>
          <table:table-cell office:value-type="float" office:value="-0.32552625983953" calcext:value-type="float">
            <text:p>-0,32552625983953</text:p>
          </table:table-cell>
          <table:table-cell office:value-type="float" office:value="3.0301031470299" calcext:value-type="float">
            <text:p>3,0301031470299</text:p>
          </table:table-cell>
          <table:table-cell office:value-type="float" office:value="-7.3926745896127" calcext:value-type="float">
            <text:p>-7,392674589612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368</text:p>
          </table:table-cell>
          <table:table-cell office:value-type="float" office:value="1.1984822899103" calcext:value-type="float">
            <text:p>1,1984822899103</text:p>
          </table:table-cell>
          <table:table-cell office:value-type="float" office:value="3.056523501873" calcext:value-type="float">
            <text:p>3,056523501873</text:p>
          </table:table-cell>
          <table:table-cell office:value-type="float" office:value="-14.599704438714" calcext:value-type="float">
            <text:p>-14,5997044387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379</text:p>
          </table:table-cell>
          <table:table-cell office:value-type="float" office:value="2.7374714612961" calcext:value-type="float">
            <text:p>2,7374714612961</text:p>
          </table:table-cell>
          <table:table-cell office:value-type="float" office:value="3.0282777547836" calcext:value-type="float">
            <text:p>3,0282777547836</text:p>
          </table:table-cell>
          <table:table-cell office:value-type="float" office:value="-7.9931759150924" calcext:value-type="float">
            <text:p>-7,993175915092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390</text:p>
          </table:table-cell>
          <table:table-cell office:value-type="float" office:value="4.233775138855" calcext:value-type="float">
            <text:p>4,233775138855</text:p>
          </table:table-cell>
          <table:table-cell office:value-type="float" office:value="2.9641908407211" calcext:value-type="float">
            <text:p>2,9641908407211</text:p>
          </table:table-cell>
          <table:table-cell office:value-type="float" office:value="10.166500689118" calcext:value-type="float">
            <text:p>10,16650068911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401</text:p>
          </table:table-cell>
          <table:table-cell office:value-type="float" office:value="5.7552665472031" calcext:value-type="float">
            <text:p>5,7552665472031</text:p>
          </table:table-cell>
          <table:table-cell office:value-type="float" office:value="3.0700641870499" calcext:value-type="float">
            <text:p>3,0700641870499</text:p>
          </table:table-cell>
          <table:table-cell office:value-type="float" office:value="-20.897013556426" calcext:value-type="float">
            <text:p>-20,89701355642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412</text:p>
          </table:table-cell>
          <table:table-cell office:value-type="float" office:value="7.2049427032471" calcext:value-type="float">
            <text:p>7,2049427032471</text:p>
          </table:table-cell>
          <table:table-cell office:value-type="float" office:value="2.9331639409065" calcext:value-type="float">
            <text:p>2,9331639409065</text:p>
          </table:table-cell>
          <table:table-cell office:value-type="float" office:value="17.630607459196" calcext:value-type="float">
            <text:p>17,63060745919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423</text:p>
          </table:table-cell>
          <table:table-cell office:value-type="float" office:value="8.7547051906586" calcext:value-type="float">
            <text:p>8,7547051906586</text:p>
          </table:table-cell>
          <table:table-cell office:value-type="float" office:value="2.9270523786545" calcext:value-type="float">
            <text:p>2,9270523786545</text:p>
          </table:table-cell>
          <table:table-cell office:value-type="float" office:value="22.054576380238" calcext:value-type="float">
            <text:p>22,05457638023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434</text:p>
          </table:table-cell>
          <table:table-cell office:value-type="float" office:value="-0.28190767392516" calcext:value-type="float">
            <text:p>-0,28190767392516</text:p>
          </table:table-cell>
          <table:table-cell office:value-type="float" office:value="4.5427280664444" calcext:value-type="float">
            <text:p>4,5427280664444</text:p>
          </table:table-cell>
          <table:table-cell office:value-type="float" office:value="-11.236227147139" calcext:value-type="float">
            <text:p>-11,23622714713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445</text:p>
          </table:table-cell>
          <table:table-cell office:value-type="float" office:value="1.2225160747766" calcext:value-type="float">
            <text:p>1,2225160747766</text:p>
          </table:table-cell>
          <table:table-cell office:value-type="float" office:value="4.4870376586914" calcext:value-type="float">
            <text:p>4,4870376586914</text:p>
          </table:table-cell>
          <table:table-cell office:value-type="float" office:value="3.6949154677664" calcext:value-type="float">
            <text:p>3,694915467766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456</text:p>
          </table:table-cell>
          <table:table-cell office:value-type="float" office:value="2.7187079191208" calcext:value-type="float">
            <text:p>2,7187079191208</text:p>
          </table:table-cell>
          <table:table-cell office:value-type="float" office:value="4.4534426927567" calcext:value-type="float">
            <text:p>4,4534426927567</text:p>
          </table:table-cell>
          <table:table-cell office:value-type="float" office:value="12.725724441231" calcext:value-type="float">
            <text:p>12,72572444123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467</text:p>
          </table:table-cell>
          <table:table-cell office:value-type="float" office:value="4.2900675535202" calcext:value-type="float">
            <text:p>4,2900675535202</text:p>
          </table:table-cell>
          <table:table-cell office:value-type="float" office:value="4.6206769347191" calcext:value-type="float">
            <text:p>4,6206769347191</text:p>
          </table:table-cell>
          <table:table-cell office:value-type="float" office:value="-38.617123084463" calcext:value-type="float">
            <text:p>-38,61712308446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478</text:p>
          </table:table-cell>
          <table:table-cell office:value-type="float" office:value="5.7927358150482" calcext:value-type="float">
            <text:p>5,7927358150482</text:p>
          </table:table-cell>
          <table:table-cell office:value-type="float" office:value="4.5508855581284" calcext:value-type="float">
            <text:p>4,5508855581284</text:p>
          </table:table-cell>
          <table:table-cell office:value-type="float" office:value="-16.881529692632" calcext:value-type="float">
            <text:p>-16,88152969263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489</text:p>
          </table:table-cell>
          <table:table-cell office:value-type="float" office:value="7.2127366065979" calcext:value-type="float">
            <text:p>7,2127366065979</text:p>
          </table:table-cell>
          <table:table-cell office:value-type="float" office:value="4.428454041481" calcext:value-type="float">
            <text:p>4,428454041481</text:p>
          </table:table-cell>
          <table:table-cell office:value-type="float" office:value="19.05011959896" calcext:value-type="float">
            <text:p>19,0501195989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500</text:p>
          </table:table-cell>
          <table:table-cell office:value-type="float" office:value="8.657431602478" calcext:value-type="float">
            <text:p>8,657431602478</text:p>
          </table:table-cell>
          <table:table-cell office:value-type="float" office:value="4.498995244503" calcext:value-type="float">
            <text:p>4,498995244503</text:p>
          </table:table-cell>
          <table:table-cell office:value-type="float" office:value="0.052611541172051" calcext:value-type="float">
            <text:p>0,0526115411720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511</text:p>
          </table:table-cell>
          <table:table-cell office:value-type="float" office:value="-0.27334397658706" calcext:value-type="float">
            <text:p>-0,27334397658706</text:p>
          </table:table-cell>
          <table:table-cell office:value-type="float" office:value="6.0861337184906" calcext:value-type="float">
            <text:p>6,0861337184906</text:p>
          </table:table-cell>
          <table:table-cell office:value-type="float" office:value="-23.727787907716" calcext:value-type="float">
            <text:p>-23,7277879077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522</text:p>
          </table:table-cell>
          <table:table-cell office:value-type="float" office:value="1.1889084428549" calcext:value-type="float">
            <text:p>1,1889084428549</text:p>
          </table:table-cell>
          <table:table-cell office:value-type="float" office:value="6.0468608140945" calcext:value-type="float">
            <text:p>6,0468608140945</text:p>
          </table:table-cell>
          <table:table-cell office:value-type="float" office:value="-12.044670570428" calcext:value-type="float">
            <text:p>-12,04467057042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533</text:p>
          </table:table-cell>
          <table:table-cell office:value-type="float" office:value="2.8362110257149" calcext:value-type="float">
            <text:p>2,8362110257149</text:p>
          </table:table-cell>
          <table:table-cell office:value-type="float" office:value="5.8870750665665" calcext:value-type="float">
            <text:p>5,8870750665665</text:p>
          </table:table-cell>
          <table:table-cell office:value-type="float" office:value="41.584640551525" calcext:value-type="float">
            <text:p>41,58464055152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544</text:p>
          </table:table-cell>
          <table:table-cell office:value-type="float" office:value="4.2478337883949" calcext:value-type="float">
            <text:p>4,2478337883949</text:p>
          </table:table-cell>
          <table:table-cell office:value-type="float" office:value="5.9952646493912" calcext:value-type="float">
            <text:p>5,9952646493912</text:p>
          </table:table-cell>
          <table:table-cell office:value-type="float" office:value="1.2906578363507" calcext:value-type="float">
            <text:p>1,290657836350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555</text:p>
          </table:table-cell>
          <table:table-cell office:value-type="float" office:value="5.7157623767853" calcext:value-type="float">
            <text:p>5,7157623767853</text:p>
          </table:table-cell>
          <table:table-cell office:value-type="float" office:value="5.9289705753326" calcext:value-type="float">
            <text:p>5,9289705753326</text:p>
          </table:table-cell>
          <table:table-cell office:value-type="float" office:value="19.092479708848" calcext:value-type="float">
            <text:p>19,09247970884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566</text:p>
          </table:table-cell>
          <table:table-cell office:value-type="float" office:value="7.2386509180069" calcext:value-type="float">
            <text:p>7,2386509180069</text:p>
          </table:table-cell>
          <table:table-cell office:value-type="float" office:value="6.0210573673248" calcext:value-type="float">
            <text:p>6,0210573673248</text:p>
          </table:table-cell>
          <table:table-cell office:value-type="float" office:value="-6.0379805078932" calcext:value-type="float">
            <text:p>-6,037980507893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577</text:p>
          </table:table-cell>
          <table:table-cell office:value-type="float" office:value="8.7636309862137" calcext:value-type="float">
            <text:p>8,7636309862137</text:p>
          </table:table-cell>
          <table:table-cell office:value-type="float" office:value="6.0197556018829" calcext:value-type="float">
            <text:p>6,0197556018829</text:p>
          </table:table-cell>
          <table:table-cell office:value-type="float" office:value="-6.1209184254051" calcext:value-type="float">
            <text:p>-6,12091842540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588</text:p>
          </table:table-cell>
          <table:table-cell office:value-type="float" office:value="-0.24994039908051" calcext:value-type="float">
            <text:p>-0,24994039908051</text:p>
          </table:table-cell>
          <table:table-cell office:value-type="float" office:value="7.5785601139069" calcext:value-type="float">
            <text:p>7,5785601139069</text:p>
          </table:table-cell>
          <table:table-cell office:value-type="float" office:value="-23.186273825396" calcext:value-type="float">
            <text:p>-23,18627382539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599</text:p>
          </table:table-cell>
          <table:table-cell office:value-type="float" office:value="1.2054140865803" calcext:value-type="float">
            <text:p>1,2054140865803</text:p>
          </table:table-cell>
          <table:table-cell office:value-type="float" office:value="7.5453066825867" calcext:value-type="float">
            <text:p>7,5453066825867</text:p>
          </table:table-cell>
          <table:table-cell office:value-type="float" office:value="-12.014640934148" calcext:value-type="float">
            <text:p>-12,01464093414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610</text:p>
          </table:table-cell>
          <table:table-cell office:value-type="float" office:value="2.6850694417953" calcext:value-type="float">
            <text:p>2,6850694417953</text:p>
          </table:table-cell>
          <table:table-cell office:value-type="float" office:value="7.5423258543015" calcext:value-type="float">
            <text:p>7,5423258543015</text:p>
          </table:table-cell>
          <table:table-cell office:value-type="float" office:value="-10.68860719538" calcext:value-type="float">
            <text:p>-10,6886071953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621</text:p>
          </table:table-cell>
          <table:table-cell office:value-type="float" office:value="4.2547655105591" calcext:value-type="float">
            <text:p>4,2547655105591</text:p>
          </table:table-cell>
          <table:table-cell office:value-type="float" office:value="7.5533670186996" calcext:value-type="float">
            <text:p>7,5533670186996</text:p>
          </table:table-cell>
          <table:table-cell office:value-type="float" office:value="-15.857843266931" calcext:value-type="float">
            <text:p>-15,85784326693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632</text:p>
          </table:table-cell>
          <table:table-cell office:value-type="float" office:value="5.7494270801544" calcext:value-type="float">
            <text:p>5,7494270801544</text:p>
          </table:table-cell>
          <table:table-cell office:value-type="float" office:value="7.4971550703049" calcext:value-type="float">
            <text:p>7,4971550703049</text:p>
          </table:table-cell>
          <table:table-cell office:value-type="float" office:value="0.71129390886825" calcext:value-type="float">
            <text:p>0,7112939088682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643</text:p>
          </table:table-cell>
          <table:table-cell office:value-type="float" office:value="7.2359657287598" calcext:value-type="float">
            <text:p>7,2359657287598</text:p>
          </table:table-cell>
          <table:table-cell office:value-type="float" office:value="7.409006357193" calcext:value-type="float">
            <text:p>7,409006357193</text:p>
          </table:table-cell>
          <table:table-cell office:value-type="float" office:value="25.622836913273" calcext:value-type="float">
            <text:p>25,62283691327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654</text:p>
          </table:table-cell>
          <table:table-cell office:value-type="float" office:value="8.6575412750244" calcext:value-type="float">
            <text:p>8,6575412750244</text:p>
          </table:table-cell>
          <table:table-cell office:value-type="float" office:value="7.4998635053635" calcext:value-type="float">
            <text:p>7,4998635053635</text:p>
          </table:table-cell>
          <table:table-cell office:value-type="float" office:value="-0.037191725620751" calcext:value-type="float">
            <text:p>-0,03719172562075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665</text:p>
          </table:table-cell>
          <table:table-cell office:value-type="float" office:value="-0.19415240734816" calcext:value-type="float">
            <text:p>-0,19415240734816</text:p>
          </table:table-cell>
          <table:table-cell office:value-type="float" office:value="8.969823718071" calcext:value-type="float">
            <text:p>8,969823718071</text:p>
          </table:table-cell>
          <table:table-cell office:value-type="float" office:value="10.400886463512" calcext:value-type="float">
            <text:p>10,4008864635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676</text:p>
          </table:table-cell>
          <table:table-cell office:value-type="float" office:value="1.1567898094654" calcext:value-type="float">
            <text:p>1,1567898094654</text:p>
          </table:table-cell>
          <table:table-cell office:value-type="float" office:value="9.0005606412888" calcext:value-type="float">
            <text:p>9,0005606412888</text:p>
          </table:table-cell>
          <table:table-cell office:value-type="float" office:value="-0.052106304607313" calcext:value-type="float">
            <text:p>-0,0521063046073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687</text:p>
          </table:table-cell>
          <table:table-cell office:value-type="float" office:value="2.7736347913742" calcext:value-type="float">
            <text:p>2,7736347913742</text:p>
          </table:table-cell>
          <table:table-cell office:value-type="float" office:value="8.9710807800293" calcext:value-type="float">
            <text:p>8,9710807800293</text:p>
          </table:table-cell>
          <table:table-cell office:value-type="float" office:value="9.1375062230286" calcext:value-type="float">
            <text:p>9,137506223028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698</text:p>
          </table:table-cell>
          <table:table-cell office:value-type="float" office:value="4.2954817414284" calcext:value-type="float">
            <text:p>4,2954817414284</text:p>
          </table:table-cell>
          <table:table-cell office:value-type="float" office:value="8.9043128490448" calcext:value-type="float">
            <text:p>8,9043128490448</text:p>
          </table:table-cell>
          <table:table-cell office:value-type="float" office:value="31.290049006225" calcext:value-type="float">
            <text:p>31,29004900622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709</text:p>
          </table:table-cell>
          <table:table-cell office:value-type="float" office:value="5.7841551303864" calcext:value-type="float">
            <text:p>5,7841551303864</text:p>
          </table:table-cell>
          <table:table-cell office:value-type="float" office:value="9.1023206710815" calcext:value-type="float">
            <text:p>9,1023206710815</text:p>
          </table:table-cell>
          <table:table-cell office:value-type="float" office:value="-32.429137047689" calcext:value-type="float">
            <text:p>-32,42913704768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720</text:p>
          </table:table-cell>
          <table:table-cell office:value-type="float" office:value="7.3074251413345" calcext:value-type="float">
            <text:p>7,3074251413345</text:p>
          </table:table-cell>
          <table:table-cell office:value-type="float" office:value="9.1196405887604" calcext:value-type="float">
            <text:p>9,1196405887604</text:p>
          </table:table-cell>
          <table:table-cell office:value-type="float" office:value="-39.881680421768" calcext:value-type="float">
            <text:p>-39,88168042176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731</text:p>
          </table:table-cell>
          <table:table-cell office:value-type="float" office:value="8.8022482395172" calcext:value-type="float">
            <text:p>8,8022482395172</text:p>
          </table:table-cell>
          <table:table-cell office:value-type="float" office:value="9.1338193416595" calcext:value-type="float">
            <text:p>9,1338193416595</text:p>
          </table:table-cell>
          <table:table-cell office:value-type="float" office:value="-43.616326751223" calcext:value-type="float">
            <text:p>-43,6163267512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742</text:p>
          </table:table-cell>
          <table:table-cell office:value-type="float" office:value="-0.18819507211447" calcext:value-type="float">
            <text:p>-0,18819507211447</text:p>
          </table:table-cell>
          <table:table-cell office:value-type="float" office:value="10.428642034531" calcext:value-type="float">
            <text:p>10,428642034531</text:p>
          </table:table-cell>
          <table:table-cell office:value-type="float" office:value="24.76002494241" calcext:value-type="float">
            <text:p>24,7600249424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753</text:p>
          </table:table-cell>
          <table:table-cell office:value-type="float" office:value="1.1596813052893" calcext:value-type="float">
            <text:p>1,1596813052893</text:p>
          </table:table-cell>
          <table:table-cell office:value-type="float" office:value="10.507870912552" calcext:value-type="float">
            <text:p>10,507870912552</text:p>
          </table:table-cell>
          <table:table-cell office:value-type="float" office:value="-1.957697378602" calcext:value-type="float">
            <text:p>-1,95769737860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5</text:p>
          </table:table-cell>
          <table:table-cell office:value-type="float" office:value="-0.66328391432762" calcext:value-type="float">
            <text:p>-0,66328391432762</text:p>
          </table:table-cell>
          <table:table-cell office:value-type="float" office:value="0.017483975971118" calcext:value-type="float">
            <text:p>0,017483975971118</text:p>
          </table:table-cell>
          <table:table-cell office:value-type="float" office:value="5.0636445925494" calcext:value-type="float">
            <text:p>5,063644592549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214</text:p>
          </table:table-cell>
          <table:table-cell office:value-type="float" office:value="0.91363489627838" calcext:value-type="float">
            <text:p>0,91363489627838</text:p>
          </table:table-cell>
          <table:table-cell office:value-type="float" office:value="0.22234568372369" calcext:value-type="float">
            <text:p>0,22234568372369</text:p>
          </table:table-cell>
          <table:table-cell office:value-type="float" office:value="-33.926096691447" calcext:value-type="float">
            <text:p>-33,92609669144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225</text:p>
          </table:table-cell>
          <table:table-cell office:value-type="float" office:value="2.383931428194" calcext:value-type="float">
            <text:p>2,383931428194</text:p>
          </table:table-cell>
          <table:table-cell office:value-type="float" office:value="0.0055801484268159" calcext:value-type="float">
            <text:p>0,0055801484268159</text:p>
          </table:table-cell>
          <table:table-cell office:value-type="float" office:value="-0.8366583508386" calcext:value-type="float">
            <text:p>-0,836658350838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236</text:p>
          </table:table-cell>
          <table:table-cell office:value-type="float" office:value="4.1939848661423" calcext:value-type="float">
            <text:p>4,1939848661423</text:p>
          </table:table-cell>
          <table:table-cell office:value-type="float" office:value="0.14501636847854" calcext:value-type="float">
            <text:p>0,14501636847854</text:p>
          </table:table-cell>
          <table:table-cell office:value-type="float" office:value="-36.393363384684" calcext:value-type="float">
            <text:p>-36,39336338468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247</text:p>
          </table:table-cell>
          <table:table-cell office:value-type="float" office:value="5.3245061635971" calcext:value-type="float">
            <text:p>5,3245061635971</text:p>
          </table:table-cell>
          <table:table-cell office:value-type="float" office:value="-0.14134486205876" calcext:value-type="float">
            <text:p>-0,14134486205876</text:p>
          </table:table-cell>
          <table:table-cell office:value-type="float" office:value="19.706809786475" calcext:value-type="float">
            <text:p>19,70680978647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258</text:p>
          </table:table-cell>
          <table:table-cell office:value-type="float" office:value="7.1983659267426" calcext:value-type="float">
            <text:p>7,1983659267426</text:p>
          </table:table-cell>
          <table:table-cell office:value-type="float" office:value="0.31465649604797" calcext:value-type="float">
            <text:p>0,31465649604797</text:p>
          </table:table-cell>
          <table:table-cell office:value-type="float" office:value="-71.024320687458" calcext:value-type="float">
            <text:p>-71,02432068745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269</text:p>
          </table:table-cell>
          <table:table-cell office:value-type="float" office:value="8.3520209789276" calcext:value-type="float">
            <text:p>8,3520209789276</text:p>
          </table:table-cell>
          <table:table-cell office:value-type="float" office:value="-0.073139579035342" calcext:value-type="float">
            <text:p>-0,073139579035342</text:p>
          </table:table-cell>
          <table:table-cell office:value-type="float" office:value="5.9753001020972" calcext:value-type="float">
            <text:p>5,975300102097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280</text:p>
          </table:table-cell>
          <table:table-cell office:value-type="float" office:value="-0.491305552423" calcext:value-type="float">
            <text:p>-0,491305552423</text:p>
          </table:table-cell>
          <table:table-cell office:value-type="float" office:value="1.3526421785355" calcext:value-type="float">
            <text:p>1,3526421785355</text:p>
          </table:table-cell>
          <table:table-cell office:value-type="float" office:value="26.208861997932" calcext:value-type="float">
            <text:p>26,20886199793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291</text:p>
          </table:table-cell>
          <table:table-cell office:value-type="float" office:value="1.3294810056686" calcext:value-type="float">
            <text:p>1,3294810056686</text:p>
          </table:table-cell>
          <table:table-cell office:value-type="float" office:value="1.887214332819" calcext:value-type="float">
            <text:p>1,887214332819</text:p>
          </table:table-cell>
          <table:table-cell office:value-type="float" office:value="-102.49017909834" calcext:value-type="float">
            <text:p>-102,490179098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302</text:p>
          </table:table-cell>
          <table:table-cell office:value-type="float" office:value="2.4967789649963" calcext:value-type="float">
            <text:p>2,4967789649963</text:p>
          </table:table-cell>
          <table:table-cell office:value-type="float" office:value="1.1925239861012" calcext:value-type="float">
            <text:p>1,1925239861012</text:p>
          </table:table-cell>
          <table:table-cell office:value-type="float" office:value="51.314772314327" calcext:value-type="float">
            <text:p>51,31477231432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313</text:p>
          </table:table-cell>
          <table:table-cell office:value-type="float" office:value="4.1772252321243" calcext:value-type="float">
            <text:p>4,1772252321243</text:p>
          </table:table-cell>
          <table:table-cell office:value-type="float" office:value="1.1038102209568" calcext:value-type="float">
            <text:p>1,1038102209568</text:p>
          </table:table-cell>
          <table:table-cell office:value-type="float" office:value="81.736489466042" calcext:value-type="float">
            <text:p>81,73648946604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324</text:p>
          </table:table-cell>
          <table:table-cell office:value-type="float" office:value="5.7419645786285" calcext:value-type="float">
            <text:p>5,7419645786285</text:p>
          </table:table-cell>
          <table:table-cell office:value-type="float" office:value="1.4781430363655" calcext:value-type="float">
            <text:p>1,4781430363655</text:p>
          </table:table-cell>
          <table:table-cell office:value-type="float" office:value="6.3241085713836" calcext:value-type="float">
            <text:p>6,324108571383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335</text:p>
          </table:table-cell>
          <table:table-cell office:value-type="float" office:value="7.15671479702" calcext:value-type="float">
            <text:p>7,15671479702</text:p>
          </table:table-cell>
          <table:table-cell office:value-type="float" office:value="1.160061955452" calcext:value-type="float">
            <text:p>1,160061955452</text:p>
          </table:table-cell>
          <table:table-cell office:value-type="float" office:value="70.472181982296" calcext:value-type="float">
            <text:p>70,47218198229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346</text:p>
          </table:table-cell>
          <table:table-cell office:value-type="float" office:value="8.8356959819794" calcext:value-type="float">
            <text:p>8,8356959819794</text:p>
          </table:table-cell>
          <table:table-cell office:value-type="float" office:value="1.1524228751659" calcext:value-type="float">
            <text:p>1,1524228751659</text:p>
          </table:table-cell>
          <table:table-cell office:value-type="float" office:value="98.802274959103" calcext:value-type="float">
            <text:p>98,80227495910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357</text:p>
          </table:table-cell>
          <table:table-cell office:value-type="float" office:value="-0.62653377652168" calcext:value-type="float">
            <text:p>-0,62653377652168</text:p>
          </table:table-cell>
          <table:table-cell office:value-type="float" office:value="3.1622761487961" calcext:value-type="float">
            <text:p>3,1622761487961</text:p>
          </table:table-cell>
          <table:table-cell office:value-type="float" office:value="-36.279583053224" calcext:value-type="float">
            <text:p>-36,27958305322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368</text:p>
          </table:table-cell>
          <table:table-cell office:value-type="float" office:value="0.89287728071213" calcext:value-type="float">
            <text:p>0,89287728071213</text:p>
          </table:table-cell>
          <table:table-cell office:value-type="float" office:value="3.2319647073746" calcext:value-type="float">
            <text:p>3,2319647073746</text:p>
          </table:table-cell>
          <table:table-cell office:value-type="float" office:value="-34.488977899977" calcext:value-type="float">
            <text:p>-34,48897789997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379</text:p>
          </table:table-cell>
          <table:table-cell office:value-type="float" office:value="2.4542757868767" calcext:value-type="float">
            <text:p>2,4542757868767</text:p>
          </table:table-cell>
          <table:table-cell office:value-type="float" office:value="3.1141221523285" calcext:value-type="float">
            <text:p>3,1141221523285</text:p>
          </table:table-cell>
          <table:table-cell office:value-type="float" office:value="-18.929242518297" calcext:value-type="float">
            <text:p>-18,92924251829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390</text:p>
          </table:table-cell>
          <table:table-cell office:value-type="float" office:value="3.9561247825623" calcext:value-type="float">
            <text:p>3,9561247825623</text:p>
          </table:table-cell>
          <table:table-cell office:value-type="float" office:value="2.8564959764481" calcext:value-type="float">
            <text:p>2,8564959764481</text:p>
          </table:table-cell>
          <table:table-cell office:value-type="float" office:value="23.883528580331" calcext:value-type="float">
            <text:p>23,88352858033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401</text:p>
          </table:table-cell>
          <table:table-cell office:value-type="float" office:value="5.5541962385178" calcext:value-type="float">
            <text:p>5,5541962385178</text:p>
          </table:table-cell>
          <table:table-cell office:value-type="float" office:value="3.2658916711807" calcext:value-type="float">
            <text:p>3,2658916711807</text:p>
          </table:table-cell>
          <table:table-cell office:value-type="float" office:value="-49.111233395376" calcext:value-type="float">
            <text:p>-49,11123339537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412</text:p>
          </table:table-cell>
          <table:table-cell office:value-type="float" office:value="6.928339600563" calcext:value-type="float">
            <text:p>6,928339600563</text:p>
          </table:table-cell>
          <table:table-cell office:value-type="float" office:value="2.7308419346809" calcext:value-type="float">
            <text:p>2,7308419346809</text:p>
          </table:table-cell>
          <table:table-cell office:value-type="float" office:value="41.625960237661" calcext:value-type="float">
            <text:p>41,62596023766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423</text:p>
          </table:table-cell>
          <table:table-cell office:value-type="float" office:value="8.560636639595" calcext:value-type="float">
            <text:p>8,560636639595</text:p>
          </table:table-cell>
          <table:table-cell office:value-type="float" office:value="2.7217620611191" calcext:value-type="float">
            <text:p>2,7217620611191</text:p>
          </table:table-cell>
          <table:table-cell office:value-type="float" office:value="52.027747889233" calcext:value-type="float">
            <text:p>52,02774788923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434</text:p>
          </table:table-cell>
          <table:table-cell office:value-type="float" office:value="-0.57206142693758" calcext:value-type="float">
            <text:p>-0,57206142693758</text:p>
          </table:table-cell>
          <table:table-cell office:value-type="float" office:value="4.6359667181969" calcext:value-type="float">
            <text:p>4,6359667181969</text:p>
          </table:table-cell>
          <table:table-cell office:value-type="float" office:value="-19.468479285574" calcext:value-type="float">
            <text:p>-19,46847928557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445</text:p>
          </table:table-cell>
          <table:table-cell office:value-type="float" office:value="0.91104619204998" calcext:value-type="float">
            <text:p>0,91104619204998</text:p>
          </table:table-cell>
          <table:table-cell office:value-type="float" office:value="4.4447293877602" calcext:value-type="float">
            <text:p>4,4447293877602</text:p>
          </table:table-cell>
          <table:table-cell office:value-type="float" office:value="8.7881194558113" calcext:value-type="float">
            <text:p>8,78811945581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456</text:p>
          </table:table-cell>
          <table:table-cell office:value-type="float" office:value="2.4263870716095" calcext:value-type="float">
            <text:p>2,4263870716095</text:p>
          </table:table-cell>
          <table:table-cell office:value-type="float" office:value="4.3091306090355" calcext:value-type="float">
            <text:p>4,3091306090355</text:p>
          </table:table-cell>
          <table:table-cell office:value-type="float" office:value="30.035417550688" calcext:value-type="float">
            <text:p>30,03541755068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467</text:p>
          </table:table-cell>
          <table:table-cell office:value-type="float" office:value="4.2601037025452" calcext:value-type="float">
            <text:p>4,2601037025452</text:p>
          </table:table-cell>
          <table:table-cell office:value-type="float" office:value="4.885548055172" calcext:value-type="float">
            <text:p>4,885548055172</text:p>
          </table:table-cell>
          <table:table-cell office:value-type="float" office:value="-91.715045036024" calcext:value-type="float">
            <text:p>-91,71504503602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478</text:p>
          </table:table-cell>
          <table:table-cell office:value-type="float" office:value="5.6104671955109" calcext:value-type="float">
            <text:p>5,6104671955109</text:p>
          </table:table-cell>
          <table:table-cell office:value-type="float" office:value="4.6925872564316" calcext:value-type="float">
            <text:p>4,6925872564316</text:p>
          </table:table-cell>
          <table:table-cell office:value-type="float" office:value="-40.126793323808" calcext:value-type="float">
            <text:p>-40,12679332380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489</text:p>
          </table:table-cell>
          <table:table-cell office:value-type="float" office:value="6.9487804174423" calcext:value-type="float">
            <text:p>6,9487804174423</text:p>
          </table:table-cell>
          <table:table-cell office:value-type="float" office:value="4.2151322960854" calcext:value-type="float">
            <text:p>4,2151322960854</text:p>
          </table:table-cell>
          <table:table-cell office:value-type="float" office:value="44.827332162553" calcext:value-type="float">
            <text:p>44,82733216255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500</text:p>
          </table:table-cell>
          <table:table-cell office:value-type="float" office:value="8.2591998577118" calcext:value-type="float">
            <text:p>8,2591998577118</text:p>
          </table:table-cell>
          <table:table-cell office:value-type="float" office:value="4.4978088140488" calcext:value-type="float">
            <text:p>4,4978088140488</text:p>
          </table:table-cell>
          <table:table-cell office:value-type="float" office:value="0.12103526906413" calcext:value-type="float">
            <text:p>0,121035269064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511</text:p>
          </table:table-cell>
          <table:table-cell office:value-type="float" office:value="-0.48593543469906" calcext:value-type="float">
            <text:p>-0,48593543469906</text:p>
          </table:table-cell>
          <table:table-cell office:value-type="float" office:value="6.3319545984268" calcext:value-type="float">
            <text:p>6,3319545984268</text:p>
          </table:table-cell>
          <table:table-cell office:value-type="float" office:value="-55.863392201199" calcext:value-type="float">
            <text:p>-55,86339220119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522</text:p>
          </table:table-cell>
          <table:table-cell office:value-type="float" office:value="0.86049869656563" calcext:value-type="float">
            <text:p>0,86049869656563</text:p>
          </table:table-cell>
          <table:table-cell office:value-type="float" office:value="6.1956822872162" calcext:value-type="float">
            <text:p>6,1956822872162</text:p>
          </table:table-cell>
          <table:table-cell office:value-type="float" office:value="-28.317457551409" calcext:value-type="float">
            <text:p>-28,31745755140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533</text:p>
          </table:table-cell>
          <table:table-cell office:value-type="float" office:value="2.8490111231804" calcext:value-type="float">
            <text:p>2,8490111231804</text:p>
          </table:table-cell>
          <table:table-cell office:value-type="float" office:value="5.6732338666916" calcext:value-type="float">
            <text:p>5,6732338666916</text:p>
          </table:table-cell>
          <table:table-cell office:value-type="float" office:value="97.910189324883" calcext:value-type="float">
            <text:p>97,91018932488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544</text:p>
          </table:table-cell>
          <table:table-cell office:value-type="float" office:value="3.9722871780396" calcext:value-type="float">
            <text:p>3,9722871780396</text:p>
          </table:table-cell>
          <table:table-cell office:value-type="float" office:value="5.9818243980408" calcext:value-type="float">
            <text:p>5,9818243980408</text:p>
          </table:table-cell>
          <table:table-cell office:value-type="float" office:value="3.116425767446" calcext:value-type="float">
            <text:p>3,11642576744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555</text:p>
          </table:table-cell>
          <table:table-cell office:value-type="float" office:value="5.4606306552887" calcext:value-type="float">
            <text:p>5,4606306552887</text:p>
          </table:table-cell>
          <table:table-cell office:value-type="float" office:value="5.7205206155777" calcext:value-type="float">
            <text:p>5,7205206155777</text:p>
          </table:table-cell>
          <table:table-cell office:value-type="float" office:value="44.893280336052" calcext:value-type="float">
            <text:p>44,89328033605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566</text:p>
          </table:table-cell>
          <table:table-cell office:value-type="float" office:value="6.9521772861481" calcext:value-type="float">
            <text:p>6,9521772861481</text:p>
          </table:table-cell>
          <table:table-cell office:value-type="float" office:value="6.0855627059937" calcext:value-type="float">
            <text:p>6,0855627059937</text:p>
          </table:table-cell>
          <table:table-cell office:value-type="float" office:value="-14.242727190826" calcext:value-type="float">
            <text:p>-14,24272719082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577</text:p>
          </table:table-cell>
          <table:table-cell office:value-type="float" office:value="8.5146844387054" calcext:value-type="float">
            <text:p>8,5146844387054</text:p>
          </table:table-cell>
          <table:table-cell office:value-type="float" office:value="6.0787308216095" calcext:value-type="float">
            <text:p>6,0787308216095</text:p>
          </table:table-cell>
          <table:table-cell office:value-type="float" office:value="-14.424392182356" calcext:value-type="float">
            <text:p>-14,4243921823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588</text:p>
          </table:table-cell>
          <table:table-cell office:value-type="float" office:value="-0.44148080050945" calcext:value-type="float">
            <text:p>-0,44148080050945</text:p>
          </table:table-cell>
          <table:table-cell office:value-type="float" office:value="7.7995193004608" calcext:value-type="float">
            <text:p>7,7995193004608</text:p>
          </table:table-cell>
          <table:table-cell office:value-type="float" office:value="-54.916070145407" calcext:value-type="float">
            <text:p>-54,91607014540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599</text:p>
          </table:table-cell>
          <table:table-cell office:value-type="float" office:value="0.89869566261768" calcext:value-type="float">
            <text:p>0,89869566261768</text:p>
          </table:table-cell>
          <table:table-cell office:value-type="float" office:value="7.6862061023712" calcext:value-type="float">
            <text:p>7,6862061023712</text:p>
          </table:table-cell>
          <table:table-cell office:value-type="float" office:value="-28.201387946013" calcext:value-type="float">
            <text:p>-28,2013879460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610</text:p>
          </table:table-cell>
          <table:table-cell office:value-type="float" office:value="2.3468478024006" calcext:value-type="float">
            <text:p>2,3468478024006</text:p>
          </table:table-cell>
          <table:table-cell office:value-type="float" office:value="7.6768827438354" calcext:value-type="float">
            <text:p>7,6768827438354</text:p>
          </table:table-cell>
          <table:table-cell office:value-type="float" office:value="-25.141682784269" calcext:value-type="float">
            <text:p>-25,14168278426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621</text:p>
          </table:table-cell>
          <table:table-cell office:value-type="float" office:value="4.0229973196983" calcext:value-type="float">
            <text:p>4,0229973196983</text:p>
          </table:table-cell>
          <table:table-cell office:value-type="float" office:value="7.7102112770081" calcext:value-type="float">
            <text:p>7,7102112770081</text:p>
          </table:table-cell>
          <table:table-cell office:value-type="float" office:value="-37.80558914136" calcext:value-type="float">
            <text:p>-37,8055891413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632</text:p>
          </table:table-cell>
          <table:table-cell office:value-type="float" office:value="5.4759442806244" calcext:value-type="float">
            <text:p>5,4759442806244</text:p>
          </table:table-cell>
          <table:table-cell office:value-type="float" office:value="7.4894499778748" calcext:value-type="float">
            <text:p>7,4894499778748</text:p>
          </table:table-cell>
          <table:table-cell office:value-type="float" office:value="1.7059648017974" calcext:value-type="float">
            <text:p>1,705964801797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643</text:p>
          </table:table-cell>
          <table:table-cell office:value-type="float" office:value="7.0477074384689" calcext:value-type="float">
            <text:p>7,0477074384689</text:p>
          </table:table-cell>
          <table:table-cell office:value-type="float" office:value="7.1522456407547" calcext:value-type="float">
            <text:p>7,1522456407547</text:p>
          </table:table-cell>
          <table:table-cell office:value-type="float" office:value="60.996385136987" calcext:value-type="float">
            <text:p>60,99638513698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654</text:p>
          </table:table-cell>
          <table:table-cell office:value-type="float" office:value="8.258501291275" calcext:value-type="float">
            <text:p>8,258501291275</text:p>
          </table:table-cell>
          <table:table-cell office:value-type="float" office:value="7.5004017353058" calcext:value-type="float">
            <text:p>7,5004017353058</text:p>
          </table:table-cell>
          <table:table-cell office:value-type="float" office:value="-0.087369975610191" calcext:value-type="float">
            <text:p>-0,08736997561019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665</text:p>
          </table:table-cell>
          <table:table-cell office:value-type="float" office:value="-0.38072369992733" calcext:value-type="float">
            <text:p>-0,38072369992733</text:p>
          </table:table-cell>
          <table:table-cell office:value-type="float" office:value="8.8875246047974" calcext:value-type="float">
            <text:p>8,8875246047974</text:p>
          </table:table-cell>
          <table:table-cell office:value-type="float" office:value="24.510887018435" calcext:value-type="float">
            <text:p>24,51088701843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676</text:p>
          </table:table-cell>
          <table:table-cell office:value-type="float" office:value="0.75842425227165" calcext:value-type="float">
            <text:p>0,75842425227165</text:p>
          </table:table-cell>
          <table:table-cell office:value-type="float" office:value="9.0017282962799" calcext:value-type="float">
            <text:p>9,0017282962799</text:p>
          </table:table-cell>
          <table:table-cell office:value-type="float" office:value="-0.11650402288718" calcext:value-type="float">
            <text:p>-0,116504022887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687</text:p>
          </table:table-cell>
          <table:table-cell office:value-type="float" office:value="2.5394120812416" calcext:value-type="float">
            <text:p>2,5394120812416</text:p>
          </table:table-cell>
          <table:table-cell office:value-type="float" office:value="8.886291384697" calcext:value-type="float">
            <text:p>8,886291384697</text:p>
          </table:table-cell>
          <table:table-cell office:value-type="float" office:value="21.512722323655" calcext:value-type="float">
            <text:p>21,51272232365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698</text:p>
          </table:table-cell>
          <table:table-cell office:value-type="float" office:value="4.2041286826134" calcext:value-type="float">
            <text:p>4,2041286826134</text:p>
          </table:table-cell>
          <table:table-cell office:value-type="float" office:value="8.677374124527" calcext:value-type="float">
            <text:p>8,677374124527</text:p>
          </table:table-cell>
          <table:table-cell office:value-type="float" office:value="73.542679191395" calcext:value-type="float">
            <text:p>73,54267919139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709</text:p>
          </table:table-cell>
          <table:table-cell office:value-type="float" office:value="5.6942880153656" calcext:value-type="float">
            <text:p>5,6942880153656</text:p>
          </table:table-cell>
          <table:table-cell office:value-type="float" office:value="9.3509435653687" calcext:value-type="float">
            <text:p>9,3509435653687</text:p>
          </table:table-cell>
          <table:table-cell office:value-type="float" office:value="-76.923458439529" calcext:value-type="float">
            <text:p>-76,92345843952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720</text:p>
          </table:table-cell>
          <table:table-cell office:value-type="float" office:value="7.2877061367035" calcext:value-type="float">
            <text:p>7,2877061367035</text:p>
          </table:table-cell>
          <table:table-cell office:value-type="float" office:value="9.3633872270584" calcext:value-type="float">
            <text:p>9,3633872270584</text:p>
          </table:table-cell>
          <table:table-cell office:value-type="float" office:value="-91.419332346339" calcext:value-type="float">
            <text:p>-91,41933234633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731</text:p>
          </table:table-cell>
          <table:table-cell office:value-type="float" office:value="8.6379158496857" calcext:value-type="float">
            <text:p>8,6379158496857</text:p>
          </table:table-cell>
          <table:table-cell office:value-type="float" office:value="9.4466722011566" calcext:value-type="float">
            <text:p>9,4466722011566</text:p>
          </table:table-cell>
          <table:table-cell office:value-type="float" office:value="-64.165368960921" calcext:value-type="float">
            <text:p>-64,16536896092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742</text:p>
          </table:table-cell>
          <table:table-cell office:value-type="float" office:value="-0.30624132603407" calcext:value-type="float">
            <text:p>-0,30624132603407</text:p>
          </table:table-cell>
          <table:table-cell office:value-type="float" office:value="10.252240896225" calcext:value-type="float">
            <text:p>10,252240896225</text:p>
          </table:table-cell>
          <table:table-cell office:value-type="float" office:value="58.413414438819" calcext:value-type="float">
            <text:p>58,41341443881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753</text:p>
          </table:table-cell>
          <table:table-cell office:value-type="float" office:value="0.76891541481018" calcext:value-type="float">
            <text:p>0,76891541481018</text:p>
          </table:table-cell>
          <table:table-cell office:value-type="float" office:value="10.53453207016" calcext:value-type="float">
            <text:p>10,53453207016</text:p>
          </table:table-cell>
          <table:table-cell office:value-type="float" office:value="-4.5968697519059" calcext:value-type="float">
            <text:p>-4,596869751905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5</text:p>
          </table:table-cell>
          <table:table-cell office:value-type="float" office:value="-0.97370624542236" calcext:value-type="float">
            <text:p>-0,97370624542236</text:p>
          </table:table-cell>
          <table:table-cell office:value-type="float" office:value="0.066327126696706" calcext:value-type="float">
            <text:p>0,066327126696706</text:p>
          </table:table-cell>
          <table:table-cell office:value-type="float" office:value="12.238394397839" calcext:value-type="float">
            <text:p>12,23839439783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214</text:p>
          </table:table-cell>
          <table:table-cell office:value-type="float" office:value="0.69221153855324" calcext:value-type="float">
            <text:p>0,69221153855324</text:p>
          </table:table-cell>
          <table:table-cell office:value-type="float" office:value="0.47958664596081" calcext:value-type="float">
            <text:p>0,47958664596081</text:p>
          </table:table-cell>
          <table:table-cell office:value-type="float" office:value="-53.510336359595" calcext:value-type="float">
            <text:p>-53,51033635959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225</text:p>
          </table:table-cell>
          <table:table-cell office:value-type="float" office:value="2.0558921992779" calcext:value-type="float">
            <text:p>2,0558921992779</text:p>
          </table:table-cell>
          <table:table-cell office:value-type="float" office:value="0.012521398020908" calcext:value-type="float">
            <text:p>0,012521398020908</text:p>
          </table:table-cell>
          <table:table-cell office:value-type="float" office:value="-1.3050483361741" calcext:value-type="float">
            <text:p>-1,305048336174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236</text:p>
          </table:table-cell>
          <table:table-cell office:value-type="float" office:value="3.9878681302071" calcext:value-type="float">
            <text:p>3,9878681302071</text:p>
          </table:table-cell>
          <table:table-cell office:value-type="float" office:value="0.26953604072332" calcext:value-type="float">
            <text:p>0,26953604072332</text:p>
          </table:table-cell>
          <table:table-cell office:value-type="float" office:value="-23.095293978977" calcext:value-type="float">
            <text:p>-23,09529397897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247</text:p>
          </table:table-cell>
          <table:table-cell office:value-type="float" office:value="4.9822217226028" calcext:value-type="float">
            <text:p>4,9822217226028</text:p>
          </table:table-cell>
          <table:table-cell office:value-type="float" office:value="-0.30975550413132" calcext:value-type="float">
            <text:p>-0,30975550413132</text:p>
          </table:table-cell>
          <table:table-cell office:value-type="float" office:value="26.610838000182" calcext:value-type="float">
            <text:p>26,61083800018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258</text:p>
          </table:table-cell>
          <table:table-cell office:value-type="float" office:value="7.1088778972626" calcext:value-type="float">
            <text:p>7,1088778972626</text:p>
          </table:table-cell>
          <table:table-cell office:value-type="float" office:value="0.49943871796131" calcext:value-type="float">
            <text:p>0,49943871796131</text:p>
          </table:table-cell>
          <table:table-cell office:value-type="float" office:value="-45.405192739645" calcext:value-type="float">
            <text:p>-45,40519273964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269</text:p>
          </table:table-cell>
          <table:table-cell office:value-type="float" office:value="7.990015745163" calcext:value-type="float">
            <text:p>7,990015745163</text:p>
          </table:table-cell>
          <table:table-cell office:value-type="float" office:value="-0.095644695684314" calcext:value-type="float">
            <text:p>-0,095644695684314</text:p>
          </table:table-cell>
          <table:table-cell office:value-type="float" office:value="2.7477343560784" calcext:value-type="float">
            <text:p>2,747734356078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280</text:p>
          </table:table-cell>
          <table:table-cell office:value-type="float" office:value="-0.70340819656849" calcext:value-type="float">
            <text:p>-0,70340819656849</text:p>
          </table:table-cell>
          <table:table-cell office:value-type="float" office:value="1.1826815456152" calcext:value-type="float">
            <text:p>1,1826815456152</text:p>
          </table:table-cell>
          <table:table-cell office:value-type="float" office:value="41.19916440575" calcext:value-type="float">
            <text:p>41,1991644057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291</text:p>
          </table:table-cell>
          <table:table-cell office:value-type="float" office:value="1.5582948923111" calcext:value-type="float">
            <text:p>1,5582948923111</text:p>
          </table:table-cell>
          <table:table-cell office:value-type="float" office:value="2.0049226284027" calcext:value-type="float">
            <text:p>2,0049226284027</text:p>
          </table:table-cell>
          <table:table-cell office:value-type="float" office:value="-161.49346084352" calcext:value-type="float">
            <text:p>-161,4934608435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302</text:p>
          </table:table-cell>
          <table:table-cell office:value-type="float" office:value="2.4156077206135" calcext:value-type="float">
            <text:p>2,4156077206135</text:p>
          </table:table-cell>
          <table:table-cell office:value-type="float" office:value="0.87622918188572" calcext:value-type="float">
            <text:p>0,87622918188572</text:p>
          </table:table-cell>
          <table:table-cell office:value-type="float" office:value="82.323438802343" calcext:value-type="float">
            <text:p>82,32343880234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313</text:p>
          </table:table-cell>
          <table:table-cell office:value-type="float" office:value="4.324024617672" calcext:value-type="float">
            <text:p>4,324024617672</text:p>
          </table:table-cell>
          <table:table-cell office:value-type="float" office:value="0.84838509559631" calcext:value-type="float">
            <text:p>0,84838509559631</text:p>
          </table:table-cell>
          <table:table-cell office:value-type="float" office:value="128.91892414943" calcext:value-type="float">
            <text:p>128,9189241494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324</text:p>
          </table:table-cell>
          <table:table-cell office:value-type="float" office:value="5.6250178813934" calcext:value-type="float">
            <text:p>5,6250178813934</text:p>
          </table:table-cell>
          <table:table-cell office:value-type="float" office:value="1.4553537964821" calcext:value-type="float">
            <text:p>1,4553537964821</text:p>
          </table:table-cell>
          <table:table-cell office:value-type="float" office:value="10.050563485759" calcext:value-type="float">
            <text:p>10,05056348575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335</text:p>
          </table:table-cell>
          <table:table-cell office:value-type="float" office:value="7.272721529007" calcext:value-type="float">
            <text:p>7,272721529007</text:p>
          </table:table-cell>
          <table:table-cell office:value-type="float" office:value="0.96372850239277" calcext:value-type="float">
            <text:p>0,96372850239277</text:p>
          </table:table-cell>
          <table:table-cell office:value-type="float" office:value="136.76088327056" calcext:value-type="float">
            <text:p>136,760883270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346</text:p>
          </table:table-cell>
          <table:table-cell office:value-type="float" office:value="9.0382844209671" calcext:value-type="float">
            <text:p>9,0382844209671</text:p>
          </table:table-cell>
          <table:table-cell office:value-type="float" office:value="1.0177709907293" calcext:value-type="float">
            <text:p>1,0177709907293</text:p>
          </table:table-cell>
          <table:table-cell office:value-type="float" office:value="149.70948134258" calcext:value-type="float">
            <text:p>149,7094813425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357</text:p>
          </table:table-cell>
          <table:table-cell office:value-type="float" office:value="-0.68933613598347" calcext:value-type="float">
            <text:p>-0,68933613598347</text:p>
          </table:table-cell>
          <table:table-cell office:value-type="float" office:value="3.4444469213486" calcext:value-type="float">
            <text:p>3,4444469213486</text:p>
          </table:table-cell>
          <table:table-cell office:value-type="float" office:value="-86.588335644667" calcext:value-type="float">
            <text:p>-86,58833564466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368</text:p>
          </table:table-cell>
          <table:table-cell office:value-type="float" office:value="0.66539511084557" calcext:value-type="float">
            <text:p>0,66539511084557</text:p>
          </table:table-cell>
          <table:table-cell office:value-type="float" office:value="3.5016590356827" calcext:value-type="float">
            <text:p>3,5016590356827</text:p>
          </table:table-cell>
          <table:table-cell office:value-type="float" office:value="-54.360231016852" calcext:value-type="float">
            <text:p>-54,36023101685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379</text:p>
          </table:table-cell>
          <table:table-cell office:value-type="float" office:value="2.1106727421284" calcext:value-type="float">
            <text:p>2,1106727421284</text:p>
          </table:table-cell>
          <table:table-cell office:value-type="float" office:value="3.1733626127243" calcext:value-type="float">
            <text:p>3,1733626127243</text:p>
          </table:table-cell>
          <table:table-cell office:value-type="float" office:value="-5.1491429946225" calcext:value-type="float">
            <text:p>-5,14914299462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390</text:p>
          </table:table-cell>
          <table:table-cell office:value-type="float" office:value="3.7122511863708" calcext:value-type="float">
            <text:p>3,7122511863708</text:p>
          </table:table-cell>
          <table:table-cell office:value-type="float" office:value="2.6856943964958" calcext:value-type="float">
            <text:p>2,6856943964958</text:p>
          </table:table-cell>
          <table:table-cell office:value-type="float" office:value="37.55928034995" calcext:value-type="float">
            <text:p>37,5592803499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401</text:p>
          </table:table-cell>
          <table:table-cell office:value-type="float" office:value="5.4687917232513" calcext:value-type="float">
            <text:p>5,4687917232513</text:p>
          </table:table-cell>
          <table:table-cell office:value-type="float" office:value="3.5327914357185" calcext:value-type="float">
            <text:p>3,5327914357185</text:p>
          </table:table-cell>
          <table:table-cell office:value-type="float" office:value="-77.283421139808" calcext:value-type="float">
            <text:p>-77,28342113980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412</text:p>
          </table:table-cell>
          <table:table-cell office:value-type="float" office:value="6.758868098259" calcext:value-type="float">
            <text:p>6,758868098259</text:p>
          </table:table-cell>
          <table:table-cell office:value-type="float" office:value="2.4324235320091" calcext:value-type="float">
            <text:p>2,4324235320091</text:p>
          </table:table-cell>
          <table:table-cell office:value-type="float" office:value="65.666695309293" calcext:value-type="float">
            <text:p>65,66669530929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423</text:p>
          </table:table-cell>
          <table:table-cell office:value-type="float" office:value="8.4953272342682" calcext:value-type="float">
            <text:p>8,4953272342682</text:p>
          </table:table-cell>
          <table:table-cell office:value-type="float" office:value="2.4473628401756" calcext:value-type="float">
            <text:p>2,4473628401756</text:p>
          </table:table-cell>
          <table:table-cell office:value-type="float" office:value="81.991459913315" calcext:value-type="float">
            <text:p>81,9914599133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434</text:p>
          </table:table-cell>
          <table:table-cell office:value-type="float" office:value="-0.84614865481853" calcext:value-type="float">
            <text:p>-0,84614865481853</text:p>
          </table:table-cell>
          <table:table-cell office:value-type="float" office:value="4.770205616951" calcext:value-type="float">
            <text:p>4,770205616951</text:p>
          </table:table-cell>
          <table:table-cell office:value-type="float" office:value="-27.677077586484" calcext:value-type="float">
            <text:p>-27,67707758648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445</text:p>
          </table:table-cell>
          <table:table-cell office:value-type="float" office:value="0.60468643903732" calcext:value-type="float">
            <text:p>0,60468643903732</text:p>
          </table:table-cell>
          <table:table-cell office:value-type="float" office:value="4.3750673532486" calcext:value-type="float">
            <text:p>4,3750673532486</text:p>
          </table:table-cell>
          <table:table-cell office:value-type="float" office:value="13.836662955345" calcext:value-type="float">
            <text:p>13,83666295534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456</text:p>
          </table:table-cell>
          <table:table-cell office:value-type="float" office:value="2.1907179057598" calcext:value-type="float">
            <text:p>2,1907179057598</text:p>
          </table:table-cell>
          <table:table-cell office:value-type="float" office:value="4.0845116972923" calcext:value-type="float">
            <text:p>4,0845116972923</text:p>
          </table:table-cell>
          <table:table-cell office:value-type="float" office:value="47.325654394308" calcext:value-type="float">
            <text:p>47,32565439430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467</text:p>
          </table:table-cell>
          <table:table-cell office:value-type="float" office:value="4.4235077500343" calcext:value-type="float">
            <text:p>4,4235077500343</text:p>
          </table:table-cell>
          <table:table-cell office:value-type="float" office:value="5.0724297761917" calcext:value-type="float">
            <text:p>5,0724297761917</text:p>
          </table:table-cell>
          <table:table-cell office:value-type="float" office:value="-135.65331203922" calcext:value-type="float">
            <text:p>-135,6533120392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478</text:p>
          </table:table-cell>
          <table:table-cell office:value-type="float" office:value="5.4895174503326" calcext:value-type="float">
            <text:p>5,4895174503326</text:p>
          </table:table-cell>
          <table:table-cell office:value-type="float" office:value="4.8868346214294" calcext:value-type="float">
            <text:p>4,8868346214294</text:p>
          </table:table-cell>
          <table:table-cell office:value-type="float" office:value="-57.229569383488" calcext:value-type="float">
            <text:p>-57,22956938348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489</text:p>
          </table:table-cell>
          <table:table-cell office:value-type="float" office:value="6.804256439209" calcext:value-type="float">
            <text:p>6,804256439209</text:p>
          </table:table-cell>
          <table:table-cell office:value-type="float" office:value="3.9078560471535" calcext:value-type="float">
            <text:p>3,9078560471535</text:p>
          </table:table-cell>
          <table:table-cell office:value-type="float" office:value="70.604057828332" calcext:value-type="float">
            <text:p>70,60405782833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500</text:p>
          </table:table-cell>
          <table:table-cell office:value-type="float" office:value="7.8975975513458" calcext:value-type="float">
            <text:p>7,8975975513458</text:p>
          </table:table-cell>
          <table:table-cell office:value-type="float" office:value="4.5579880475998" calcext:value-type="float">
            <text:p>4,5579880475998</text:p>
          </table:table-cell>
          <table:table-cell office:value-type="float" office:value="-13.403694625873" calcext:value-type="float">
            <text:p>-13,40369462587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511</text:p>
          </table:table-cell>
          <table:table-cell office:value-type="float" office:value="-0.53595621138811" calcext:value-type="float">
            <text:p>-0,53595621138811</text:p>
          </table:table-cell>
          <table:table-cell office:value-type="float" office:value="6.6535371541977" calcext:value-type="float">
            <text:p>6,6535371541977</text:p>
          </table:table-cell>
          <table:table-cell office:value-type="float" office:value="-88.0074736419" calcext:value-type="float">
            <text:p>-88,007473641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522</text:p>
          </table:table-cell>
          <table:table-cell office:value-type="float" office:value="0.58687187731266" calcext:value-type="float">
            <text:p>0,58687187731266</text:p>
          </table:table-cell>
          <table:table-cell office:value-type="float" office:value="6.4306581020355" calcext:value-type="float">
            <text:p>6,4306581020355</text:p>
          </table:table-cell>
          <table:table-cell office:value-type="float" office:value="-44.587060904047" calcext:value-type="float">
            <text:p>-44,58706090404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533</text:p>
          </table:table-cell>
          <table:table-cell office:value-type="float" office:value="3.0340182781219" calcext:value-type="float">
            <text:p>3,0340182781219</text:p>
          </table:table-cell>
          <table:table-cell office:value-type="float" office:value="5.5651050806046" calcext:value-type="float">
            <text:p>5,5651050806046</text:p>
          </table:table-cell>
          <table:table-cell office:value-type="float" office:value="154.19211205404" calcext:value-type="float">
            <text:p>154,1921120540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544</text:p>
          </table:table-cell>
          <table:table-cell office:value-type="float" office:value="3.6977988481522" calcext:value-type="float">
            <text:p>3,6977988481522</text:p>
          </table:table-cell>
          <table:table-cell office:value-type="float" office:value="5.9597718715668" calcext:value-type="float">
            <text:p>5,9597718715668</text:p>
          </table:table-cell>
          <table:table-cell office:value-type="float" office:value="4.9277274946498" calcext:value-type="float">
            <text:p>4,927727494649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555</text:p>
          </table:table-cell>
          <table:table-cell office:value-type="float" office:value="5.3137528896332" calcext:value-type="float">
            <text:p>5,3137528896332</text:p>
          </table:table-cell>
          <table:table-cell office:value-type="float" office:value="5.4331362247467" calcext:value-type="float">
            <text:p>5,4331362247467</text:p>
          </table:table-cell>
          <table:table-cell office:value-type="float" office:value="63.804237705887" calcext:value-type="float">
            <text:p>63,80423770588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566</text:p>
          </table:table-cell>
          <table:table-cell office:value-type="float" office:value="6.6771870851517" calcext:value-type="float">
            <text:p>6,6771870851517</text:p>
          </table:table-cell>
          <table:table-cell office:value-type="float" office:value="6.1900955438614" calcext:value-type="float">
            <text:p>6,1900955438614</text:p>
          </table:table-cell>
          <table:table-cell office:value-type="float" office:value="-22.459904289549" calcext:value-type="float">
            <text:p>-22,45990428954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577</text:p>
          </table:table-cell>
          <table:table-cell office:value-type="float" office:value="8.2313287258148" calcext:value-type="float">
            <text:p>8,2313287258148</text:p>
          </table:table-cell>
          <table:table-cell office:value-type="float" office:value="6.1285221576691" calcext:value-type="float">
            <text:p>6,1285221576691</text:p>
          </table:table-cell>
          <table:table-cell office:value-type="float" office:value="-7.9432594928013" calcext:value-type="float">
            <text:p>-7,94325949280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588</text:p>
          </table:table-cell>
          <table:table-cell office:value-type="float" office:value="-0.51620088517666" calcext:value-type="float">
            <text:p>-0,51620088517666</text:p>
          </table:table-cell>
          <table:table-cell office:value-type="float" office:value="8.0504608154297" calcext:value-type="float">
            <text:p>8,0504608154297</text:p>
          </table:table-cell>
          <table:table-cell office:value-type="float" office:value="-71.949303529824" calcext:value-type="float">
            <text:p>-71,94930352982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599</text:p>
          </table:table-cell>
          <table:table-cell office:value-type="float" office:value="0.64416386187077" calcext:value-type="float">
            <text:p>0,64416386187077</text:p>
          </table:table-cell>
          <table:table-cell office:value-type="float" office:value="7.9083335399628" calcext:value-type="float">
            <text:p>7,9083335399628</text:p>
          </table:table-cell>
          <table:table-cell office:value-type="float" office:value="-44.483394379828" calcext:value-type="float">
            <text:p>-44,48339437982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610</text:p>
          </table:table-cell>
          <table:table-cell office:value-type="float" office:value="2.0529016852379" calcext:value-type="float">
            <text:p>2,0529016852379</text:p>
          </table:table-cell>
          <table:table-cell office:value-type="float" office:value="7.8918349742889" calcext:value-type="float">
            <text:p>7,8918349742889</text:p>
          </table:table-cell>
          <table:table-cell office:value-type="float" office:value="-39.594496131703" calcext:value-type="float">
            <text:p>-39,59449613170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621</text:p>
          </table:table-cell>
          <table:table-cell office:value-type="float" office:value="3.8658398389816" calcext:value-type="float">
            <text:p>3,8658398389816</text:p>
          </table:table-cell>
          <table:table-cell office:value-type="float" office:value="7.9420232772827" calcext:value-type="float">
            <text:p>7,9420232772827</text:p>
          </table:table-cell>
          <table:table-cell office:value-type="float" office:value="-59.631205668115" calcext:value-type="float">
            <text:p>-59,6312056681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632</text:p>
          </table:table-cell>
          <table:table-cell office:value-type="float" office:value="5.2026206254959" calcext:value-type="float">
            <text:p>5,2026206254959</text:p>
          </table:table-cell>
          <table:table-cell office:value-type="float" office:value="7.4773275852203" calcext:value-type="float">
            <text:p>7,4773275852203</text:p>
          </table:table-cell>
          <table:table-cell office:value-type="float" office:value="2.6787005744542" calcext:value-type="float">
            <text:p>2,678700574454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643</text:p>
          </table:table-cell>
          <table:table-cell office:value-type="float" office:value="7.0421278476715" calcext:value-type="float">
            <text:p>7,0421278476715</text:p>
          </table:table-cell>
          <table:table-cell office:value-type="float" office:value="6.8332993984222" calcext:value-type="float">
            <text:p>6,8332993984222</text:p>
          </table:table-cell>
          <table:table-cell office:value-type="float" office:value="96.38031880567" calcext:value-type="float">
            <text:p>96,380318805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654</text:p>
          </table:table-cell>
          <table:table-cell office:value-type="float" office:value="7.8867816925049" calcext:value-type="float">
            <text:p>7,8867816925049</text:p>
          </table:table-cell>
          <table:table-cell office:value-type="float" office:value="7.5260770320892" calcext:value-type="float">
            <text:p>7,5260770320892</text:p>
          </table:table-cell>
          <table:table-cell office:value-type="float" office:value="-11.317229005182" calcext:value-type="float">
            <text:p>-11,31722900518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665</text:p>
          </table:table-cell>
          <table:table-cell office:value-type="float" office:value="-0.53704462945461" calcext:value-type="float">
            <text:p>-0,53704462945461</text:p>
          </table:table-cell>
          <table:table-cell office:value-type="float" office:value="8.7860929965973" calcext:value-type="float">
            <text:p>8,7860929965973</text:p>
          </table:table-cell>
          <table:table-cell office:value-type="float" office:value="30.690382240684" calcext:value-type="float">
            <text:p>30,69038224068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676</text:p>
          </table:table-cell>
          <table:table-cell office:value-type="float" office:value="0.39494268596172" calcext:value-type="float">
            <text:p>0,39494268596172</text:p>
          </table:table-cell>
          <table:table-cell office:value-type="float" office:value="8.9604294300079" calcext:value-type="float">
            <text:p>8,9604294300079</text:p>
          </table:table-cell>
          <table:table-cell office:value-type="float" office:value="13.11376662391" calcext:value-type="float">
            <text:p>13,1137666239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687</text:p>
          </table:table-cell>
          <table:table-cell office:value-type="float" office:value="2.3287482559681" calcext:value-type="float">
            <text:p>2,3287482559681</text:p>
          </table:table-cell>
          <table:table-cell office:value-type="float" office:value="8.7531679868698" calcext:value-type="float">
            <text:p>8,7531679868698</text:p>
          </table:table-cell>
          <table:table-cell office:value-type="float" office:value="33.861252152996" calcext:value-type="float">
            <text:p>33,86125215299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698</text:p>
          </table:table-cell>
          <table:table-cell office:value-type="float" office:value="4.2884960770607" calcext:value-type="float">
            <text:p>4,2884960770607</text:p>
          </table:table-cell>
          <table:table-cell office:value-type="float" office:value="8.4477740526199" calcext:value-type="float">
            <text:p>8,4477740526199</text:p>
          </table:table-cell>
          <table:table-cell office:value-type="float" office:value="115.73318463222" calcext:value-type="float">
            <text:p>115,733184632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709</text:p>
          </table:table-cell>
          <table:table-cell office:value-type="float" office:value="5.8035743236542" calcext:value-type="float">
            <text:p>5,8035743236542</text:p>
          </table:table-cell>
          <table:table-cell office:value-type="float" office:value="9.5912790298462" calcext:value-type="float">
            <text:p>9,5912790298462</text:p>
          </table:table-cell>
          <table:table-cell office:value-type="float" office:value="-121.36713562498" calcext:value-type="float">
            <text:p>-121,3671356249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720</text:p>
          </table:table-cell>
          <table:table-cell office:value-type="float" office:value="7.4028223752975" calcext:value-type="float">
            <text:p>7,4028223752975</text:p>
          </table:table-cell>
          <table:table-cell office:value-type="float" office:value="9.5329511165619" calcext:value-type="float">
            <text:p>9,5329511165619</text:p>
          </table:table-cell>
          <table:table-cell office:value-type="float" office:value="-125.94487712641" calcext:value-type="float">
            <text:p>-125,9448771264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731</text:p>
          </table:table-cell>
          <table:table-cell office:value-type="float" office:value="8.5452669858932" calcext:value-type="float">
            <text:p>8,5452669858932</text:p>
          </table:table-cell>
          <table:table-cell office:value-type="float" office:value="9.7988069057465" calcext:value-type="float">
            <text:p>9,7988069057465</text:p>
          </table:table-cell>
          <table:table-cell office:value-type="float" office:value="-78.667680169367" calcext:value-type="float">
            <text:p>-78,6676801693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742</text:p>
          </table:table-cell>
          <table:table-cell office:value-type="float" office:value="-0.3075897321105" calcext:value-type="float">
            <text:p>-0,3075897321105</text:p>
          </table:table-cell>
          <table:table-cell office:value-type="float" office:value="10.040304660797" calcext:value-type="float">
            <text:p>10,040304660797</text:p>
          </table:table-cell>
          <table:table-cell office:value-type="float" office:value="92.010928567048" calcext:value-type="float">
            <text:p>92,01092856704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753</text:p>
          </table:table-cell>
          <table:table-cell office:value-type="float" office:value="0.38012858480215" calcext:value-type="float">
            <text:p>0,38012858480215</text:p>
          </table:table-cell>
          <table:table-cell office:value-type="float" office:value="10.57931303978" calcext:value-type="float">
            <text:p>10,57931303978</text:p>
          </table:table-cell>
          <table:table-cell office:value-type="float" office:value="-7.3187250620241" calcext:value-type="float">
            <text:p>-7,318725062024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5</text:p>
          </table:table-cell>
          <table:table-cell office:value-type="float" office:value="-1.137440353632" calcext:value-type="float">
            <text:p>-1,137440353632</text:p>
          </table:table-cell>
          <table:table-cell office:value-type="float" office:value="0.26146104559302" calcext:value-type="float">
            <text:p>0,26146104559302</text:p>
          </table:table-cell>
          <table:table-cell office:value-type="float" office:value="18.671108089435" calcext:value-type="float">
            <text:p>18,67110808943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214</text:p>
          </table:table-cell>
          <table:table-cell office:value-type="float" office:value="0.56883376091719" calcext:value-type="float">
            <text:p>0,56883376091719</text:p>
          </table:table-cell>
          <table:table-cell office:value-type="float" office:value="0.79663708806038" calcext:value-type="float">
            <text:p>0,79663708806038</text:p>
          </table:table-cell>
          <table:table-cell office:value-type="float" office:value="-72.95691891081" calcext:value-type="float">
            <text:p>-72,9569189108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225</text:p>
          </table:table-cell>
          <table:table-cell office:value-type="float" office:value="1.7624489963055" calcext:value-type="float">
            <text:p>1,7624489963055</text:p>
          </table:table-cell>
          <table:table-cell office:value-type="float" office:value="-0.023608652409166" calcext:value-type="float">
            <text:p>-0,023608652409166</text:p>
          </table:table-cell>
          <table:table-cell office:value-type="float" office:value="12.518219697248" calcext:value-type="float">
            <text:p>12,51821969724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236</text:p>
          </table:table-cell>
          <table:table-cell office:value-type="float" office:value="3.6906808614731" calcext:value-type="float">
            <text:p>3,6906808614731</text:p>
          </table:table-cell>
          <table:table-cell office:value-type="float" office:value="0.22574035450816" calcext:value-type="float">
            <text:p>0,22574035450816</text:p>
          </table:table-cell>
          <table:table-cell office:value-type="float" office:value="15.951334481027" calcext:value-type="float">
            <text:p>15,95133448102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247</text:p>
          </table:table-cell>
          <table:table-cell office:value-type="float" office:value="4.6257719397545" calcext:value-type="float">
            <text:p>4,6257719397545</text:p>
          </table:table-cell>
          <table:table-cell office:value-type="float" office:value="-0.48731848597527" calcext:value-type="float">
            <text:p>-0,48731848597527</text:p>
          </table:table-cell>
          <table:table-cell office:value-type="float" office:value="26.658200344462" calcext:value-type="float">
            <text:p>26,65820034446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258</text:p>
          </table:table-cell>
          <table:table-cell office:value-type="float" office:value="6.9310367107391" calcext:value-type="float">
            <text:p>6,9310367107391</text:p>
          </table:table-cell>
          <table:table-cell office:value-type="float" office:value="0.36757245659828" calcext:value-type="float">
            <text:p>0,36757245659828</text:p>
          </table:table-cell>
          <table:table-cell office:value-type="float" office:value="45.33136878044" calcext:value-type="float">
            <text:p>45,3313687804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269</text:p>
          </table:table-cell>
          <table:table-cell office:value-type="float" office:value="7.6261281967163" calcext:value-type="float">
            <text:p>7,6261281967163</text:p>
          </table:table-cell>
          <table:table-cell office:value-type="float" office:value="-0.098153790459037" calcext:value-type="float">
            <text:p>-0,098153790459037</text:p>
          </table:table-cell>
          <table:table-cell office:value-type="float" office:value="-0.38161139436968" calcext:value-type="float">
            <text:p>-0,381611394369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280</text:p>
          </table:table-cell>
          <table:table-cell office:value-type="float" office:value="-0.94470962882042" calcext:value-type="float">
            <text:p>-0,94470962882042</text:p>
          </table:table-cell>
          <table:table-cell office:value-type="float" office:value="1.0059143602848" calcext:value-type="float">
            <text:p>1,0059143602848</text:p>
          </table:table-cell>
          <table:table-cell office:value-type="float" office:value="30.613120953748" calcext:value-type="float">
            <text:p>30,61312095374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291</text:p>
          </table:table-cell>
          <table:table-cell office:value-type="float" office:value="1.7775864899158" calcext:value-type="float">
            <text:p>1,7775864899158</text:p>
          </table:table-cell>
          <table:table-cell office:value-type="float" office:value="1.8695256114006" calcext:value-type="float">
            <text:p>1,8695256114006</text:p>
          </table:table-cell>
          <table:table-cell office:value-type="float" office:value="139.70923575626" calcext:value-type="float">
            <text:p>139,7092357562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302</text:p>
          </table:table-cell>
          <table:table-cell office:value-type="float" office:value="2.5094455480576" calcext:value-type="float">
            <text:p>2,5094455480576</text:p>
          </table:table-cell>
          <table:table-cell office:value-type="float" office:value="0.56178569793701" calcext:value-type="float">
            <text:p>0,56178569793701</text:p>
          </table:table-cell>
          <table:table-cell office:value-type="float" office:value="113.59533079111" calcext:value-type="float">
            <text:p>113,595330791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313</text:p>
          </table:table-cell>
          <table:table-cell office:value-type="float" office:value="4.6119636297226" calcext:value-type="float">
            <text:p>4,6119636297226</text:p>
          </table:table-cell>
          <table:table-cell office:value-type="float" office:value="0.78245423734188" calcext:value-type="float">
            <text:p>0,78245423734188</text:p>
          </table:table-cell>
          <table:table-cell office:value-type="float" office:value="176.08571659987" calcext:value-type="float">
            <text:p>176,085716599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324</text:p>
          </table:table-cell>
          <table:table-cell office:value-type="float" office:value="5.4617941379547" calcext:value-type="float">
            <text:p>5,4617941379547</text:p>
          </table:table-cell>
          <table:table-cell office:value-type="float" office:value="1.4696559309959" calcext:value-type="float">
            <text:p>1,4696559309959</text:p>
          </table:table-cell>
          <table:table-cell office:value-type="float" office:value="-6.6800154982858" calcext:value-type="float">
            <text:p>-6,680015498285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335</text:p>
          </table:table-cell>
          <table:table-cell office:value-type="float" office:value="7.4459284543991" calcext:value-type="float">
            <text:p>7,4459284543991</text:p>
          </table:table-cell>
          <table:table-cell office:value-type="float" office:value="1.1019225418568" calcext:value-type="float">
            <text:p>1,1019225418568</text:p>
          </table:table-cell>
          <table:table-cell office:value-type="float" office:value="-132.65171172513" calcext:value-type="float">
            <text:p>-132,651711725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346</text:p>
          </table:table-cell>
          <table:table-cell office:value-type="float" office:value="9.3213069438934" calcext:value-type="float">
            <text:p>9,3213069438934</text:p>
          </table:table-cell>
          <table:table-cell office:value-type="float" office:value="0.97732029855251" calcext:value-type="float">
            <text:p>0,97732029855251</text:p>
          </table:table-cell>
          <table:table-cell office:value-type="float" office:value="176.8698510091" calcext:value-type="float">
            <text:p>176,869851009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357</text:p>
          </table:table-cell>
          <table:table-cell office:value-type="float" office:value="-0.56202352046967" calcext:value-type="float">
            <text:p>-0,56202352046967</text:p>
          </table:table-cell>
          <table:table-cell office:value-type="float" office:value="3.7716236710548" calcext:value-type="float">
            <text:p>3,7716236710548</text:p>
          </table:table-cell>
          <table:table-cell office:value-type="float" office:value="-109.80023396243" calcext:value-type="float">
            <text:p>-109,8002339624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368</text:p>
          </table:table-cell>
          <table:table-cell office:value-type="float" office:value="0.51120840013027" calcext:value-type="float">
            <text:p>0,51120840013027</text:p>
          </table:table-cell>
          <table:table-cell office:value-type="float" office:value="3.775936961174" calcext:value-type="float">
            <text:p>3,775936961174</text:p>
          </table:table-cell>
          <table:table-cell office:value-type="float" office:value="-49.747955647244" calcext:value-type="float">
            <text:p>-49,74795564724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379</text:p>
          </table:table-cell>
          <table:table-cell office:value-type="float" office:value="1.7570534348488" calcext:value-type="float">
            <text:p>1,7570534348488</text:p>
          </table:table-cell>
          <table:table-cell office:value-type="float" office:value="3.1222423911095" calcext:value-type="float">
            <text:p>3,1222423911095</text:p>
          </table:table-cell>
          <table:table-cell office:value-type="float" office:value="12.461544791604" calcext:value-type="float">
            <text:p>12,46154479160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390</text:p>
          </table:table-cell>
          <table:table-cell office:value-type="float" office:value="3.5326647758484" calcext:value-type="float">
            <text:p>3,5326647758484</text:p>
          </table:table-cell>
          <table:table-cell office:value-type="float" office:value="2.4227955937386" calcext:value-type="float">
            <text:p>2,4227955937386</text:p>
          </table:table-cell>
          <table:table-cell office:value-type="float" office:value="61.225900224819" calcext:value-type="float">
            <text:p>61,2259002248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401</text:p>
          </table:table-cell>
          <table:table-cell office:value-type="float" office:value="5.5198019742966" calcext:value-type="float">
            <text:p>5,5198019742966</text:p>
          </table:table-cell>
          <table:table-cell office:value-type="float" office:value="3.808645606041" calcext:value-type="float">
            <text:p>3,808645606041</text:p>
          </table:table-cell>
          <table:table-cell office:value-type="float" office:value="-105.40621523645" calcext:value-type="float">
            <text:p>-105,4062152364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412</text:p>
          </table:table-cell>
          <table:table-cell office:value-type="float" office:value="6.7246460914612" calcext:value-type="float">
            <text:p>6,7246460914612</text:p>
          </table:table-cell>
          <table:table-cell office:value-type="float" office:value="2.0903930068016" calcext:value-type="float">
            <text:p>2,0903930068016</text:p>
          </table:table-cell>
          <table:table-cell office:value-type="float" office:value="89.667525261071" calcext:value-type="float">
            <text:p>89,66752526107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423</text:p>
          </table:table-cell>
          <table:table-cell office:value-type="float" office:value="8.5756623744965" calcext:value-type="float">
            <text:p>8,5756623744965</text:p>
          </table:table-cell>
          <table:table-cell office:value-type="float" office:value="2.1768549084663" calcext:value-type="float">
            <text:p>2,1768549084663</text:p>
          </table:table-cell>
          <table:table-cell office:value-type="float" office:value="111.96059785831" calcext:value-type="float">
            <text:p>111,9605978583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434</text:p>
          </table:table-cell>
          <table:table-cell office:value-type="float" office:value="-1.0984261333942" calcext:value-type="float">
            <text:p>-1,0984261333942</text:p>
          </table:table-cell>
          <table:table-cell office:value-type="float" office:value="4.9425858259201" calcext:value-type="float">
            <text:p>4,9425858259201</text:p>
          </table:table-cell>
          <table:table-cell office:value-type="float" office:value="-35.873766537685" calcext:value-type="float">
            <text:p>-35,87376653768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445</text:p>
          </table:table-cell>
          <table:table-cell office:value-type="float" office:value="0.31352605670691" calcext:value-type="float">
            <text:p>0,31352605670691</text:p>
          </table:table-cell>
          <table:table-cell office:value-type="float" office:value="4.3419656157494" calcext:value-type="float">
            <text:p>4,3419656157494</text:p>
          </table:table-cell>
          <table:table-cell office:value-type="float" office:value="-7.9441393256947" calcext:value-type="float">
            <text:p>-7,944139325694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456</text:p>
          </table:table-cell>
          <table:table-cell office:value-type="float" office:value="1.9067487120628" calcext:value-type="float">
            <text:p>1,9067487120628</text:p>
          </table:table-cell>
          <table:table-cell office:value-type="float" office:value="3.8311010599136" calcext:value-type="float">
            <text:p>3,8311010599136</text:p>
          </table:table-cell>
          <table:table-cell office:value-type="float" office:value="39.739400338215" calcext:value-type="float">
            <text:p>39,7394003382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467</text:p>
          </table:table-cell>
          <table:table-cell office:value-type="float" office:value="4.6396392583847" calcext:value-type="float">
            <text:p>4,6396392583847</text:p>
          </table:table-cell>
          <table:table-cell office:value-type="float" office:value="5.1256638765335" calcext:value-type="float">
            <text:p>5,1256638765335</text:p>
          </table:table-cell>
          <table:table-cell office:value-type="float" office:value="-169.56060251613" calcext:value-type="float">
            <text:p>-169,560602516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478</text:p>
          </table:table-cell>
          <table:table-cell office:value-type="float" office:value="5.2882754802704" calcext:value-type="float">
            <text:p>5,2882754802704</text:p>
          </table:table-cell>
          <table:table-cell office:value-type="float" office:value="4.7946435213089" calcext:value-type="float">
            <text:p>4,7946435213089</text:p>
          </table:table-cell>
          <table:table-cell office:value-type="float" office:value="33.541177488436" calcext:value-type="float">
            <text:p>33,54117748843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489</text:p>
          </table:table-cell>
          <table:table-cell office:value-type="float" office:value="6.8076306581497" calcext:value-type="float">
            <text:p>6,8076306581497</text:p>
          </table:table-cell>
          <table:table-cell office:value-type="float" office:value="3.5673221945763" calcext:value-type="float">
            <text:p>3,5673221945763</text:p>
          </table:table-cell>
          <table:table-cell office:value-type="float" office:value="96.442388880784" calcext:value-type="float">
            <text:p>96,44238888078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500</text:p>
          </table:table-cell>
          <table:table-cell office:value-type="float" office:value="7.5687158107758" calcext:value-type="float">
            <text:p>7,5687158107758</text:p>
          </table:table-cell>
          <table:table-cell office:value-type="float" office:value="4.7100824117661" calcext:value-type="float">
            <text:p>4,7100824117661</text:p>
          </table:table-cell>
          <table:table-cell office:value-type="float" office:value="-28.364116029375" calcext:value-type="float">
            <text:p>-28,36411602937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511</text:p>
          </table:table-cell>
          <table:table-cell office:value-type="float" office:value="-0.40829174220562" calcext:value-type="float">
            <text:p>-0,40829174220562</text:p>
          </table:table-cell>
          <table:table-cell office:value-type="float" office:value="6.9526982307434" calcext:value-type="float">
            <text:p>6,9526982307434</text:p>
          </table:table-cell>
          <table:table-cell office:value-type="float" office:value="-120.17895461647" calcext:value-type="float">
            <text:p>-120,1789546164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522</text:p>
          </table:table-cell>
          <table:table-cell office:value-type="float" office:value="0.39062056690454" calcext:value-type="float">
            <text:p>0,39062056690454</text:p>
          </table:table-cell>
          <table:table-cell office:value-type="float" office:value="6.7331743240356" calcext:value-type="float">
            <text:p>6,7331743240356</text:p>
          </table:table-cell>
          <table:table-cell office:value-type="float" office:value="-60.863696086179" calcext:value-type="float">
            <text:p>-60,86369608617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533</text:p>
          </table:table-cell>
          <table:table-cell office:value-type="float" office:value="3.183950483799" calcext:value-type="float">
            <text:p>3,183950483799</text:p>
          </table:table-cell>
          <table:table-cell office:value-type="float" office:value="5.4574304819107" calcext:value-type="float">
            <text:p>5,4574304819107</text:p>
          </table:table-cell>
          <table:table-cell office:value-type="float" office:value="125.10161794675" calcext:value-type="float">
            <text:p>125,1016179467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544</text:p>
          </table:table-cell>
          <table:table-cell office:value-type="float" office:value="3.5080787539482" calcext:value-type="float">
            <text:p>3,5080787539482</text:p>
          </table:table-cell>
          <table:table-cell office:value-type="float" office:value="6.0623747110367" calcext:value-type="float">
            <text:p>6,0623747110367</text:p>
          </table:table-cell>
          <table:table-cell office:value-type="float" office:value="-46.579863615097" calcext:value-type="float">
            <text:p>-46,57986361509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555</text:p>
          </table:table-cell>
          <table:table-cell office:value-type="float" office:value="5.1027643680573" calcext:value-type="float">
            <text:p>5,1027643680573</text:p>
          </table:table-cell>
          <table:table-cell office:value-type="float" office:value="5.502096414566" calcext:value-type="float">
            <text:p>5,502096414566</text:p>
          </table:table-cell>
          <table:table-cell office:value-type="float" office:value="-26.933866511485" calcext:value-type="float">
            <text:p>-26,9338665114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566</text:p>
          </table:table-cell>
          <table:table-cell office:value-type="float" office:value="6.4208716154099" calcext:value-type="float">
            <text:p>6,4208716154099</text:p>
          </table:table-cell>
          <table:table-cell office:value-type="float" office:value="6.3332998752594" calcext:value-type="float">
            <text:p>6,3332998752594</text:p>
          </table:table-cell>
          <table:table-cell office:value-type="float" office:value="-30.678474599389" calcext:value-type="float">
            <text:p>-30,67847459938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577</text:p>
          </table:table-cell>
          <table:table-cell office:value-type="float" office:value="7.9389572143555" calcext:value-type="float">
            <text:p>7,9389572143555</text:p>
          </table:table-cell>
          <table:table-cell office:value-type="float" office:value="6.1332601308823" calcext:value-type="float">
            <text:p>6,1332601308823</text:p>
          </table:table-cell>
          <table:table-cell office:value-type="float" office:value="0.65153008504848" calcext:value-type="float">
            <text:p>0,6515300850484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588</text:p>
          </table:table-cell>
          <table:table-cell office:value-type="float" office:value="-0.50540786236525" calcext:value-type="float">
            <text:p>-0,50540786236525</text:p>
          </table:table-cell>
          <table:table-cell office:value-type="float" office:value="8.2448959350586" calcext:value-type="float">
            <text:p>8,2448959350586</text:p>
          </table:table-cell>
          <table:table-cell office:value-type="float" office:value="-106.72418782665" calcext:value-type="float">
            <text:p>-106,724187826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599</text:p>
          </table:table-cell>
          <table:table-cell office:value-type="float" office:value="0.46128958463669" calcext:value-type="float">
            <text:p>0,46128958463669</text:p>
          </table:table-cell>
          <table:table-cell office:value-type="float" office:value="8.1930243968964" calcext:value-type="float">
            <text:p>8,1930243968964</text:p>
          </table:table-cell>
          <table:table-cell office:value-type="float" office:value="-60.769856355752" calcext:value-type="float">
            <text:p>-60,76985635575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610</text:p>
          </table:table-cell>
          <table:table-cell office:value-type="float" office:value="1.8676164746284" calcext:value-type="float">
            <text:p>1,8676164746284</text:p>
          </table:table-cell>
          <table:table-cell office:value-type="float" office:value="8.1604897975922" calcext:value-type="float">
            <text:p>8,1604897975922</text:p>
          </table:table-cell>
          <table:table-cell office:value-type="float" office:value="-69.111321382462" calcext:value-type="float">
            <text:p>-69,11132138246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621</text:p>
          </table:table-cell>
          <table:table-cell office:value-type="float" office:value="3.8070857524872" calcext:value-type="float">
            <text:p>3,8070857524872</text:p>
          </table:table-cell>
          <table:table-cell office:value-type="float" office:value="8.2140409946442" calcext:value-type="float">
            <text:p>8,2140409946442</text:p>
          </table:table-cell>
          <table:table-cell office:value-type="float" office:value="-82.039507331362" calcext:value-type="float">
            <text:p>-82,03950733136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632</text:p>
          </table:table-cell>
          <table:table-cell office:value-type="float" office:value="4.9294605851173" calcext:value-type="float">
            <text:p>4,9294605851173</text:p>
          </table:table-cell>
          <table:table-cell office:value-type="float" office:value="7.4611663818359" calcext:value-type="float">
            <text:p>7,4611663818359</text:p>
          </table:table-cell>
          <table:table-cell office:value-type="float" office:value="3.5907577746993" calcext:value-type="float">
            <text:p>3,590757774699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643</text:p>
          </table:table-cell>
          <table:table-cell office:value-type="float" office:value="7.0948684215546" calcext:value-type="float">
            <text:p>7,0948684215546</text:p>
          </table:table-cell>
          <table:table-cell office:value-type="float" office:value="6.5872675180435" calcext:value-type="float">
            <text:p>6,5872675180435</text:p>
          </table:table-cell>
          <table:table-cell office:value-type="float" office:value="101.30202542445" calcext:value-type="float">
            <text:p>101,3020254244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654</text:p>
          </table:table-cell>
          <table:table-cell office:value-type="float" office:value="7.6739996671677" calcext:value-type="float">
            <text:p>7,6739996671677</text:p>
          </table:table-cell>
          <table:table-cell office:value-type="float" office:value="7.7426052093506" calcext:value-type="float">
            <text:p>7,7426052093506</text:p>
          </table:table-cell>
          <table:table-cell office:value-type="float" office:value="-53.947656017959" calcext:value-type="float">
            <text:p>-53,94765601795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665</text:p>
          </table:table-cell>
          <table:table-cell office:value-type="float" office:value="-0.7116337120533" calcext:value-type="float">
            <text:p>-0,7116337120533</text:p>
          </table:table-cell>
          <table:table-cell office:value-type="float" office:value="8.7951231002808" calcext:value-type="float">
            <text:p>8,7951231002808</text:p>
          </table:table-cell>
          <table:table-cell office:value-type="float" office:value="-11.7534578416" calcext:value-type="float">
            <text:p>-11,75345784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676</text:p>
          </table:table-cell>
          <table:table-cell office:value-type="float" office:value="0.10734224691987" calcext:value-type="float">
            <text:p>0,10734224691987</text:p>
          </table:table-cell>
          <table:table-cell office:value-type="float" office:value="8.7781202793121" calcext:value-type="float">
            <text:p>8,7781202793121</text:p>
          </table:table-cell>
          <table:table-cell office:value-type="float" office:value="38.05683866428" calcext:value-type="float">
            <text:p>38,0568386642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687</text:p>
          </table:table-cell>
          <table:table-cell office:value-type="float" office:value="2.1459405124187" calcext:value-type="float">
            <text:p>2,1459405124187</text:p>
          </table:table-cell>
          <table:table-cell office:value-type="float" office:value="8.5794860124588" calcext:value-type="float">
            <text:p>8,5794860124588</text:p>
          </table:table-cell>
          <table:table-cell office:value-type="float" office:value="53.824431577306" calcext:value-type="float">
            <text:p>53,82443157730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698</text:p>
          </table:table-cell>
          <table:table-cell office:value-type="float" office:value="4.5108264684677" calcext:value-type="float">
            <text:p>4,5108264684677</text:p>
          </table:table-cell>
          <table:table-cell office:value-type="float" office:value="8.3146488666534" calcext:value-type="float">
            <text:p>8,3146488666534</text:p>
          </table:table-cell>
          <table:table-cell office:value-type="float" office:value="151.5221626136" calcext:value-type="float">
            <text:p>151,522162613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709</text:p>
          </table:table-cell>
          <table:table-cell office:value-type="float" office:value="6.0056412220001" calcext:value-type="float">
            <text:p>6,0056412220001</text:p>
          </table:table-cell>
          <table:table-cell office:value-type="float" office:value="9.88978266716" calcext:value-type="float">
            <text:p>9,88978266716</text:p>
          </table:table-cell>
          <table:table-cell office:value-type="float" office:value="-120.76966929588" calcext:value-type="float">
            <text:p>-120,7696692958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720</text:p>
          </table:table-cell>
          <table:table-cell office:value-type="float" office:value="7.5932192802429" calcext:value-type="float">
            <text:p>7,5932192802429</text:p>
          </table:table-cell>
          <table:table-cell office:value-type="float" office:value="9.6085345745087" calcext:value-type="float">
            <text:p>9,6085345745087</text:p>
          </table:table-cell>
          <table:table-cell office:value-type="float" office:value="-160.36753441877" calcext:value-type="float">
            <text:p>-160,3675344187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731</text:p>
          </table:table-cell>
          <table:table-cell office:value-type="float" office:value="8.5231178998947" calcext:value-type="float">
            <text:p>8,5231178998947</text:p>
          </table:table-cell>
          <table:table-cell office:value-type="float" office:value="10.141960382462" calcext:value-type="float">
            <text:p>10,141960382462</text:p>
          </table:table-cell>
          <table:table-cell office:value-type="float" office:value="-83.74503691485" calcext:value-type="float">
            <text:p>-83,7450369148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742</text:p>
          </table:table-cell>
          <table:table-cell office:value-type="float" office:value="-0.19153025001287" calcext:value-type="float">
            <text:p>-0,19153025001287</text:p>
          </table:table-cell>
          <table:table-cell office:value-type="float" office:value="9.862767457962" calcext:value-type="float">
            <text:p>9,862767457962</text:p>
          </table:table-cell>
          <table:table-cell office:value-type="float" office:value="125.59897125147" calcext:value-type="float">
            <text:p>125,5989712514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753</text:p>
          </table:table-cell>
          <table:table-cell office:value-type="float" office:value="-0.0058338977396488" calcext:value-type="float">
            <text:p>-0,0058338977396488</text:p>
          </table:table-cell>
          <table:table-cell office:value-type="float" office:value="10.642257928848" calcext:value-type="float">
            <text:p>10,642257928848</text:p>
          </table:table-cell>
          <table:table-cell office:value-type="float" office:value="-9.9750225711021" calcext:value-type="float">
            <text:p>-9,975022571102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5</text:p>
          </table:table-cell>
          <table:table-cell office:value-type="float" office:value="-1.1800575256348" calcext:value-type="float">
            <text:p>-1,1800575256348</text:p>
          </table:table-cell>
          <table:table-cell office:value-type="float" office:value="0.31224701553583" calcext:value-type="float">
            <text:p>0,31224701553583</text:p>
          </table:table-cell>
          <table:table-cell office:value-type="float" office:value="33.355387532787" calcext:value-type="float">
            <text:p>33,3553875327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214</text:p>
          </table:table-cell>
          <table:table-cell office:value-type="float" office:value="0.55737942457199" calcext:value-type="float">
            <text:p>0,55737942457199</text:p>
          </table:table-cell>
          <table:table-cell office:value-type="float" office:value="1.1370620876551" calcext:value-type="float">
            <text:p>1,1370620876551</text:p>
          </table:table-cell>
          <table:table-cell office:value-type="float" office:value="-92.451583048341" calcext:value-type="float">
            <text:p>-92,45158304834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225</text:p>
          </table:table-cell>
          <table:table-cell office:value-type="float" office:value="1.5211245417595" calcext:value-type="float">
            <text:p>1,5211245417595</text:p>
          </table:table-cell>
          <table:table-cell office:value-type="float" office:value="-0.16612770035863" calcext:value-type="float">
            <text:p>-0,16612770035863</text:p>
          </table:table-cell>
          <table:table-cell office:value-type="float" office:value="34.354242169933" calcext:value-type="float">
            <text:p>34,3542421699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236</text:p>
          </table:table-cell>
          <table:table-cell office:value-type="float" office:value="3.4872803092003" calcext:value-type="float">
            <text:p>3,4872803092003</text:p>
          </table:table-cell>
          <table:table-cell office:value-type="float" office:value="0.0050656939856708" calcext:value-type="float">
            <text:p>0,0050656939856708</text:p>
          </table:table-cell>
          <table:table-cell office:value-type="float" office:value="54.960109625652" calcext:value-type="float">
            <text:p>54,9601096256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247</text:p>
          </table:table-cell>
          <table:table-cell office:value-type="float" office:value="4.2564958333969" calcext:value-type="float">
            <text:p>4,2564958333969</text:p>
          </table:table-cell>
          <table:table-cell office:value-type="float" office:value="-0.58500736951828" calcext:value-type="float">
            <text:p>-0,58500736951828</text:p>
          </table:table-cell>
          <table:table-cell office:value-type="float" office:value="23.83578184304" calcext:value-type="float">
            <text:p>23,8357818430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258</text:p>
          </table:table-cell>
          <table:table-cell office:value-type="float" office:value="7.0577466487885" calcext:value-type="float">
            <text:p>7,0577466487885</text:p>
          </table:table-cell>
          <table:table-cell office:value-type="float" office:value="0.1780847646296" calcext:value-type="float">
            <text:p>0,1780847646296</text:p>
          </table:table-cell>
          <table:table-cell office:value-type="float" office:value="133.18060917459" calcext:value-type="float">
            <text:p>133,1806091745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269</text:p>
          </table:table-cell>
          <table:table-cell office:value-type="float" office:value="7.3788464069366" calcext:value-type="float">
            <text:p>7,3788464069366</text:p>
          </table:table-cell>
          <table:table-cell office:value-type="float" office:value="-0.19139474257827" calcext:value-type="float">
            <text:p>-0,19139474257827</text:p>
          </table:table-cell>
          <table:table-cell office:value-type="float" office:value="42.758194124623" calcext:value-type="float">
            <text:p>42,7581941246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280</text:p>
          </table:table-cell>
          <table:table-cell office:value-type="float" office:value="-1.247860044241" calcext:value-type="float">
            <text:p>-1,247860044241</text:p>
          </table:table-cell>
          <table:table-cell office:value-type="float" office:value="0.93541130423546" calcext:value-type="float">
            <text:p>0,93541130423546</text:p>
          </table:table-cell>
          <table:table-cell office:value-type="float" office:value="8.8139079558622" calcext:value-type="float">
            <text:p>8,81390795586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291</text:p>
          </table:table-cell>
          <table:table-cell office:value-type="float" office:value="1.7743182182312" calcext:value-type="float">
            <text:p>1,7743182182312</text:p>
          </table:table-cell>
          <table:table-cell office:value-type="float" office:value="1.6120353341103" calcext:value-type="float">
            <text:p>1,6120353341103</text:p>
          </table:table-cell>
          <table:table-cell office:value-type="float" office:value="80.725498260206" calcext:value-type="float">
            <text:p>80,72549826020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302</text:p>
          </table:table-cell>
          <table:table-cell office:value-type="float" office:value="2.739160656929" calcext:value-type="float">
            <text:p>2,739160656929</text:p>
          </table:table-cell>
          <table:table-cell office:value-type="float" office:value="0.30477544292808" calcext:value-type="float">
            <text:p>0,30477544292808</text:p>
          </table:table-cell>
          <table:table-cell office:value-type="float" office:value="137.31758002263" calcext:value-type="float">
            <text:p>137,3175800226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313</text:p>
          </table:table-cell>
          <table:table-cell office:value-type="float" office:value="4.9783873558044" calcext:value-type="float">
            <text:p>4,9783873558044</text:p>
          </table:table-cell>
          <table:table-cell office:value-type="float" office:value="0.83564765751362" calcext:value-type="float">
            <text:p>0,83564765751362</text:p>
          </table:table-cell>
          <table:table-cell office:value-type="float" office:value="-170.98092273542" calcext:value-type="float">
            <text:p>-170,980922735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324</text:p>
          </table:table-cell>
          <table:table-cell office:value-type="float" office:value="5.3007996082306" calcext:value-type="float">
            <text:p>5,3007996082306</text:p>
          </table:table-cell>
          <table:table-cell office:value-type="float" office:value="1.5717503428459" calcext:value-type="float">
            <text:p>1,5717503428459</text:p>
          </table:table-cell>
          <table:table-cell office:value-type="float" office:value="-32.245660283763" calcext:value-type="float">
            <text:p>-32,24566028376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335</text:p>
          </table:table-cell>
          <table:table-cell office:value-type="float" office:value="7.4132919311523" calcext:value-type="float">
            <text:p>7,4132919311523</text:p>
          </table:table-cell>
          <table:table-cell office:value-type="float" office:value="1.4239358901978" calcext:value-type="float">
            <text:p>1,4239358901978</text:p>
          </table:table-cell>
          <table:table-cell office:value-type="float" office:value="-89.743091801929" calcext:value-type="float">
            <text:p>-89,74309180192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346</text:p>
          </table:table-cell>
          <table:table-cell office:value-type="float" office:value="9.5933073759079" calcext:value-type="float">
            <text:p>9,5933073759079</text:p>
          </table:table-cell>
          <table:table-cell office:value-type="float" office:value="1.0758396238089" calcext:value-type="float">
            <text:p>1,0758396238089</text:p>
          </table:table-cell>
          <table:table-cell office:value-type="float" office:value="-154.21544214722" calcext:value-type="float">
            <text:p>-154,2154421472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357</text:p>
          </table:table-cell>
          <table:table-cell office:value-type="float" office:value="-0.42818464338779" calcext:value-type="float">
            <text:p>-0,42818464338779</text:p>
          </table:table-cell>
          <table:table-cell office:value-type="float" office:value="4.1469249129295" calcext:value-type="float">
            <text:p>4,1469249129295</text:p>
          </table:table-cell>
          <table:table-cell office:value-type="float" office:value="-109.83996482412" calcext:value-type="float">
            <text:p>-109,8399648241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368</text:p>
          </table:table-cell>
          <table:table-cell office:value-type="float" office:value="0.323103107512" calcext:value-type="float">
            <text:p>0,323103107512</text:p>
          </table:table-cell>
          <table:table-cell office:value-type="float" office:value="3.6577460169792" calcext:value-type="float">
            <text:p>3,6577460169792</text:p>
          </table:table-cell>
          <table:table-cell office:value-type="float" office:value="41.023290081389" calcext:value-type="float">
            <text:p>41,02329008138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379</text:p>
          </table:table-cell>
          <table:table-cell office:value-type="float" office:value="1.4286914467812" calcext:value-type="float">
            <text:p>1,4286914467812</text:p>
          </table:table-cell>
          <table:table-cell office:value-type="float" office:value="2.9681286215782" calcext:value-type="float">
            <text:p>2,9681286215782</text:p>
          </table:table-cell>
          <table:table-cell office:value-type="float" office:value="28.293568807043" calcext:value-type="float">
            <text:p>28,29356880704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390</text:p>
          </table:table-cell>
          <table:table-cell office:value-type="float" office:value="3.4855055809021" calcext:value-type="float">
            <text:p>3,4855055809021</text:p>
          </table:table-cell>
          <table:table-cell office:value-type="float" office:value="2.1020033955574" calcext:value-type="float">
            <text:p>2,1020033955574</text:p>
          </table:table-cell>
          <table:table-cell office:value-type="float" office:value="87.071679959631" calcext:value-type="float">
            <text:p>87,07167995963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401</text:p>
          </table:table-cell>
          <table:table-cell office:value-type="float" office:value="5.6589543819427" calcext:value-type="float">
            <text:p>5,6589543819427</text:p>
          </table:table-cell>
          <table:table-cell office:value-type="float" office:value="4.1114917397499" calcext:value-type="float">
            <text:p>4,1114917397499</text:p>
          </table:table-cell>
          <table:table-cell office:value-type="float" office:value="-108.33485946534" calcext:value-type="float">
            <text:p>-108,3348594653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412</text:p>
          </table:table-cell>
          <table:table-cell office:value-type="float" office:value="6.8314743041992" calcext:value-type="float">
            <text:p>6,8314743041992</text:p>
          </table:table-cell>
          <table:table-cell office:value-type="float" office:value="1.7634013295174" calcext:value-type="float">
            <text:p>1,7634013295174</text:p>
          </table:table-cell>
          <table:table-cell office:value-type="float" office:value="113.6836010939" calcext:value-type="float">
            <text:p>113,683601093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423</text:p>
          </table:table-cell>
          <table:table-cell office:value-type="float" office:value="8.7449276447296" calcext:value-type="float">
            <text:p>8,7449276447296</text:p>
          </table:table-cell>
          <table:table-cell office:value-type="float" office:value="1.9778963923454" calcext:value-type="float">
            <text:p>1,9778963923454</text:p>
          </table:table-cell>
          <table:table-cell office:value-type="float" office:value="132.07896955454" calcext:value-type="float">
            <text:p>132,0789695545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434</text:p>
          </table:table-cell>
          <table:table-cell office:value-type="float" office:value="-1.3394223153591" calcext:value-type="float">
            <text:p>-1,3394223153591</text:p>
          </table:table-cell>
          <table:table-cell office:value-type="float" office:value="5.1480728387833" calcext:value-type="float">
            <text:p>5,1480728387833</text:p>
          </table:table-cell>
          <table:table-cell office:value-type="float" office:value="-39.23156420896" calcext:value-type="float">
            <text:p>-39,2315642089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445</text:p>
          </table:table-cell>
          <table:table-cell office:value-type="float" office:value="0.31377669423819" calcext:value-type="float">
            <text:p>0,31377669423819</text:p>
          </table:table-cell>
          <table:table-cell office:value-type="float" office:value="4.5632743835449" calcext:value-type="float">
            <text:p>4,5632743835449</text:p>
          </table:table-cell>
          <table:table-cell office:value-type="float" office:value="-98.703692673118" calcext:value-type="float">
            <text:p>-98,7036926731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456</text:p>
          </table:table-cell>
          <table:table-cell office:value-type="float" office:value="1.5903727710247" calcext:value-type="float">
            <text:p>1,5903727710247</text:p>
          </table:table-cell>
          <table:table-cell office:value-type="float" office:value="3.618306517601" calcext:value-type="float">
            <text:p>3,618306517601</text:p>
          </table:table-cell>
          <table:table-cell office:value-type="float" office:value="32.062402196751" calcext:value-type="float">
            <text:p>32,06240219675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467</text:p>
          </table:table-cell>
          <table:table-cell office:value-type="float" office:value="4.7098502516747" calcext:value-type="float">
            <text:p>4,7098502516747</text:p>
          </table:table-cell>
          <table:table-cell office:value-type="float" office:value="4.9155154824257" calcext:value-type="float">
            <text:p>4,9155154824257</text:p>
          </table:table-cell>
          <table:table-cell office:value-type="float" office:value="99.886734774158" calcext:value-type="float">
            <text:p>99,88673477415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478</text:p>
          </table:table-cell>
          <table:table-cell office:value-type="float" office:value="5.3846538066864" calcext:value-type="float">
            <text:p>5,3846538066864</text:p>
          </table:table-cell>
          <table:table-cell office:value-type="float" office:value="4.5885759592056" calcext:value-type="float">
            <text:p>4,5885759592056</text:p>
          </table:table-cell>
          <table:table-cell office:value-type="float" office:value="123.69134319816" calcext:value-type="float">
            <text:p>123,6913431981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489</text:p>
          </table:table-cell>
          <table:table-cell office:value-type="float" office:value="6.9581305980682" calcext:value-type="float">
            <text:p>6,9581305980682</text:p>
          </table:table-cell>
          <table:table-cell office:value-type="float" office:value="3.2631194591522" calcext:value-type="float">
            <text:p>3,2631194591522</text:p>
          </table:table-cell>
          <table:table-cell office:value-type="float" office:value="122.27763795549" calcext:value-type="float">
            <text:p>122,2776379554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500</text:p>
          </table:table-cell>
          <table:table-cell office:value-type="float" office:value="7.2900950908661" calcext:value-type="float">
            <text:p>7,2900950908661</text:p>
          </table:table-cell>
          <table:table-cell office:value-type="float" office:value="4.9424281716347" calcext:value-type="float">
            <text:p>4,9424281716347</text:p>
          </table:table-cell>
          <table:table-cell office:value-type="float" office:value="-43.251847005953" calcext:value-type="float">
            <text:p>-43,25184700595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511</text:p>
          </table:table-cell>
          <table:table-cell office:value-type="float" office:value="-0.26120221242309" calcext:value-type="float">
            <text:p>-0,26120221242309</text:p>
          </table:table-cell>
          <table:table-cell office:value-type="float" office:value="7.1769374608994" calcext:value-type="float">
            <text:p>7,1769374608994</text:p>
          </table:table-cell>
          <table:table-cell office:value-type="float" office:value="-105.76084085331" calcext:value-type="float">
            <text:p>-105,7608408533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522</text:p>
          </table:table-cell>
          <table:table-cell office:value-type="float" office:value="0.22605005651712" calcext:value-type="float">
            <text:p>0,22605005651712</text:p>
          </table:table-cell>
          <table:table-cell office:value-type="float" office:value="6.9694846868515" calcext:value-type="float">
            <text:p>6,9694846868515</text:p>
          </table:table-cell>
          <table:table-cell office:value-type="float" office:value="-36.636829376221" calcext:value-type="float">
            <text:p>-36,63682937622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533</text:p>
          </table:table-cell>
          <table:table-cell office:value-type="float" office:value="3.0214715003967" calcext:value-type="float">
            <text:p>3,0214715003967</text:p>
          </table:table-cell>
          <table:table-cell office:value-type="float" office:value="5.3060436248779" calcext:value-type="float">
            <text:p>5,3060436248779</text:p>
          </table:table-cell>
          <table:table-cell office:value-type="float" office:value="34.334038473239" calcext:value-type="float">
            <text:p>34,33403847323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544</text:p>
          </table:table-cell>
          <table:table-cell office:value-type="float" office:value="3.6465844511986" calcext:value-type="float">
            <text:p>3,6465844511986</text:p>
          </table:table-cell>
          <table:table-cell office:value-type="float" office:value="6.2368607521057" calcext:value-type="float">
            <text:p>6,2368607521057</text:p>
          </table:table-cell>
          <table:table-cell office:value-type="float" office:value="-137.33832699478" calcext:value-type="float">
            <text:p>-137,3383269947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555</text:p>
          </table:table-cell>
          <table:table-cell office:value-type="float" office:value="5.1696169376373" calcext:value-type="float">
            <text:p>5,1696169376373</text:p>
          </table:table-cell>
          <table:table-cell office:value-type="float" office:value="5.7349365949631" calcext:value-type="float">
            <text:p>5,7349365949631</text:p>
          </table:table-cell>
          <table:table-cell office:value-type="float" office:value="-110.89627682024" calcext:value-type="float">
            <text:p>-110,8962768202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566</text:p>
          </table:table-cell>
          <table:table-cell office:value-type="float" office:value="6.1902511119843" calcext:value-type="float">
            <text:p>6,1902511119843</text:p>
          </table:table-cell>
          <table:table-cell office:value-type="float" office:value="6.5436393022537" calcext:value-type="float">
            <text:p>6,5436393022537</text:p>
          </table:table-cell>
          <table:table-cell office:value-type="float" office:value="-47.895741690496" calcext:value-type="float">
            <text:p>-47,8957416904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577</text:p>
          </table:table-cell>
          <table:table-cell office:value-type="float" office:value="7.7245593070984" calcext:value-type="float">
            <text:p>7,7245593070984</text:p>
          </table:table-cell>
          <table:table-cell office:value-type="float" office:value="6.1851835250854" calcext:value-type="float">
            <text:p>6,1851835250854</text:p>
          </table:table-cell>
          <table:table-cell office:value-type="float" office:value="-21.365062446351" calcext:value-type="float">
            <text:p>-21,36506244635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588</text:p>
          </table:table-cell>
          <table:table-cell office:value-type="float" office:value="-0.28639107942581" calcext:value-type="float">
            <text:p>-0,28639107942581</text:p>
          </table:table-cell>
          <table:table-cell office:value-type="float" office:value="8.2120436429977" calcext:value-type="float">
            <text:p>8,2120436429977</text:p>
          </table:table-cell>
          <table:table-cell office:value-type="float" office:value="162.7246392001" calcext:value-type="float">
            <text:p>162,724639200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599</text:p>
          </table:table-cell>
          <table:table-cell office:value-type="float" office:value="0.55976677685976" calcext:value-type="float">
            <text:p>0,55976677685976</text:p>
          </table:table-cell>
          <table:table-cell office:value-type="float" office:value="8.3882218599319" calcext:value-type="float">
            <text:p>8,3882218599319</text:p>
          </table:table-cell>
          <table:table-cell office:value-type="float" office:value="-134.40272610658" calcext:value-type="float">
            <text:p>-134,4027261065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610</text:p>
          </table:table-cell>
          <table:table-cell office:value-type="float" office:value="2.0516613125801" calcext:value-type="float">
            <text:p>2,0516613125801</text:p>
          </table:table-cell>
          <table:table-cell office:value-type="float" office:value="8.254075050354" calcext:value-type="float">
            <text:p>8,254075050354</text:p>
          </table:table-cell>
          <table:table-cell office:value-type="float" office:value="-160.27137124614" calcext:value-type="float">
            <text:p>-160,271371246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621</text:p>
          </table:table-cell>
          <table:table-cell office:value-type="float" office:value="3.9314386248589" calcext:value-type="float">
            <text:p>3,9314386248589</text:p>
          </table:table-cell>
          <table:table-cell office:value-type="float" office:value="8.4106349945068" calcext:value-type="float">
            <text:p>8,4106349945068</text:p>
          </table:table-cell>
          <table:table-cell office:value-type="float" office:value="-127.41817182796" calcext:value-type="float">
            <text:p>-127,418171827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632</text:p>
          </table:table-cell>
          <table:table-cell office:value-type="float" office:value="4.6550169587135" calcext:value-type="float">
            <text:p>4,6550169587135</text:p>
          </table:table-cell>
          <table:table-cell office:value-type="float" office:value="7.4388509988785" calcext:value-type="float">
            <text:p>7,4388509988785</text:p>
          </table:table-cell>
          <table:table-cell office:value-type="float" office:value="5.2230694586304" calcext:value-type="float">
            <text:p>5,223069458630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643</text:p>
          </table:table-cell>
          <table:table-cell office:value-type="float" office:value="7.1143782138824" calcext:value-type="float">
            <text:p>7,1143782138824</text:p>
          </table:table-cell>
          <table:table-cell office:value-type="float" office:value="6.3136744499207" calcext:value-type="float">
            <text:p>6,3136744499207</text:p>
          </table:table-cell>
          <table:table-cell office:value-type="float" office:value="88.937807234989" calcext:value-type="float">
            <text:p>88,93780723498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654</text:p>
          </table:table-cell>
          <table:table-cell office:value-type="float" office:value="7.660151720047" calcext:value-type="float">
            <text:p>7,660151720047</text:p>
          </table:table-cell>
          <table:table-cell office:value-type="float" office:value="8.0530488491058" calcext:value-type="float">
            <text:p>8,0530488491058</text:p>
          </table:table-cell>
          <table:table-cell office:value-type="float" office:value="-94.12330654776" calcext:value-type="float">
            <text:p>-94,1233065477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665</text:p>
          </table:table-cell>
          <table:table-cell office:value-type="float" office:value="-0.69760099053383" calcext:value-type="float">
            <text:p>-0,69760099053383</text:p>
          </table:table-cell>
          <table:table-cell office:value-type="float" office:value="9.0165644884109" calcext:value-type="float">
            <text:p>9,0165644884109</text:p>
          </table:table-cell>
          <table:table-cell office:value-type="float" office:value="-102.50531564093" calcext:value-type="float">
            <text:p>-102,5053156409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676</text:p>
          </table:table-cell>
          <table:table-cell office:value-type="float" office:value="0.13126365840435" calcext:value-type="float">
            <text:p>0,13126365840435</text:p>
          </table:table-cell>
          <table:table-cell office:value-type="float" office:value="8.5587787628174" calcext:value-type="float">
            <text:p>8,5587787628174</text:p>
          </table:table-cell>
          <table:table-cell office:value-type="float" office:value="113.62304808987" calcext:value-type="float">
            <text:p>113,6230480898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687</text:p>
          </table:table-cell>
          <table:table-cell office:value-type="float" office:value="2.3270399868488" calcext:value-type="float">
            <text:p>2,3270399868488</text:p>
          </table:table-cell>
          <table:table-cell office:value-type="float" office:value="8.4393358230591" calcext:value-type="float">
            <text:p>8,4393358230591</text:p>
          </table:table-cell>
          <table:table-cell office:value-type="float" office:value="148.21748976495" calcext:value-type="float">
            <text:p>148,217489764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698</text:p>
          </table:table-cell>
          <table:table-cell office:value-type="float" office:value="4.7939896583557" calcext:value-type="float">
            <text:p>4,7939896583557</text:p>
          </table:table-cell>
          <table:table-cell office:value-type="float" office:value="8.2476508617401" calcext:value-type="float">
            <text:p>8,2476508617401</text:p>
          </table:table-cell>
          <table:table-cell office:value-type="float" office:value="170.41878639513" calcext:value-type="float">
            <text:p>170,418786395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709</text:p>
          </table:table-cell>
          <table:table-cell office:value-type="float" office:value="6.16135597229" calcext:value-type="float">
            <text:p>6,16135597229</text:p>
          </table:table-cell>
          <table:table-cell office:value-type="float" office:value="10.235456228256" calcext:value-type="float">
            <text:p>10,235456228256</text:p>
          </table:table-cell>
          <table:table-cell office:value-type="float" office:value="-112.51533335182" calcext:value-type="float">
            <text:p>-112,5153333518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720</text:p>
          </table:table-cell>
          <table:table-cell office:value-type="float" office:value="7.8527706861496" calcext:value-type="float">
            <text:p>7,8527706861496</text:p>
          </table:table-cell>
          <table:table-cell office:value-type="float" office:value="9.6758061647415" calcext:value-type="float">
            <text:p>9,6758061647415</text:p>
          </table:table-cell>
          <table:table-cell office:value-type="float" office:value="-163.58930138266" calcext:value-type="float">
            <text:p>-163,5893013826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731</text:p>
          </table:table-cell>
          <table:table-cell office:value-type="float" office:value="8.3678758144379" calcext:value-type="float">
            <text:p>8,3678758144379</text:p>
          </table:table-cell>
          <table:table-cell office:value-type="float" office:value="10.345443487167" calcext:value-type="float">
            <text:p>10,345443487167</text:p>
          </table:table-cell>
          <table:table-cell office:value-type="float" office:value="-47.422593186615" calcext:value-type="float">
            <text:p>-47,4225931866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742</text:p>
          </table:table-cell>
          <table:table-cell office:value-type="float" office:value="0.0038999316166155" calcext:value-type="float">
            <text:p>0,0038999316166155</text:p>
          </table:table-cell>
          <table:table-cell office:value-type="float" office:value="9.7794818878174" calcext:value-type="float">
            <text:p>9,7794818878174</text:p>
          </table:table-cell>
          <table:table-cell office:value-type="float" office:value="159.71388179026" calcext:value-type="float">
            <text:p>159,7138817902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753</text:p>
          </table:table-cell>
          <table:table-cell office:value-type="float" office:value="-0.38873709738255" calcext:value-type="float">
            <text:p>-0,38873709738255</text:p>
          </table:table-cell>
          <table:table-cell office:value-type="float" office:value="10.722925662994" calcext:value-type="float">
            <text:p>10,722925662994</text:p>
          </table:table-cell>
          <table:table-cell office:value-type="float" office:value="-12.718120293253" calcext:value-type="float">
            <text:p>-12,71812029325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5</text:p>
          </table:table-cell>
          <table:table-cell office:value-type="float" office:value="-1.0136196762323" calcext:value-type="float">
            <text:p>-1,0136196762323</text:p>
          </table:table-cell>
          <table:table-cell office:value-type="float" office:value="0.11368891224265" calcext:value-type="float">
            <text:p>0,11368891224265</text:p>
          </table:table-cell>
          <table:table-cell office:value-type="float" office:value="63.121637720971" calcext:value-type="float">
            <text:p>63,1216377209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214</text:p>
          </table:table-cell>
          <table:table-cell office:value-type="float" office:value="0.65928570926189" calcext:value-type="float">
            <text:p>0,65928570926189</text:p>
          </table:table-cell>
          <table:table-cell office:value-type="float" office:value="1.4610926806927" calcext:value-type="float">
            <text:p>1,4610926806927</text:p>
          </table:table-cell>
          <table:table-cell office:value-type="float" office:value="-111.91365749213" calcext:value-type="float">
            <text:p>-111,913657492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225</text:p>
          </table:table-cell>
          <table:table-cell office:value-type="float" office:value="1.3500885665417" calcext:value-type="float">
            <text:p>1,3500885665417</text:p>
          </table:table-cell>
          <table:table-cell office:value-type="float" office:value="-0.38805853575468" calcext:value-type="float">
            <text:p>-0,38805853575468</text:p>
          </table:table-cell>
          <table:table-cell office:value-type="float" office:value="56.165808705008" calcext:value-type="float">
            <text:p>56,16580870500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236</text:p>
          </table:table-cell>
          <table:table-cell office:value-type="float" office:value="3.4526899456978" calcext:value-type="float">
            <text:p>3,4526899456978</text:p>
          </table:table-cell>
          <table:table-cell office:value-type="float" office:value="-0.28545552864671" calcext:value-type="float">
            <text:p>-0,28545552864671</text:p>
          </table:table-cell>
          <table:table-cell office:value-type="float" office:value="84.827412465575" calcext:value-type="float">
            <text:p>84,82741246557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247</text:p>
          </table:table-cell>
          <table:table-cell office:value-type="float" office:value="3.9274430274963" calcext:value-type="float">
            <text:p>3,9274430274963</text:p>
          </table:table-cell>
          <table:table-cell office:value-type="float" office:value="-0.57721875607967" calcext:value-type="float">
            <text:p>-0,57721875607967</text:p>
          </table:table-cell>
          <table:table-cell office:value-type="float" office:value="9.1243411894816" calcext:value-type="float">
            <text:p>9,12434118948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258</text:p>
          </table:table-cell>
          <table:table-cell office:value-type="float" office:value="7.239243388176" calcext:value-type="float">
            <text:p>7,239243388176</text:p>
          </table:table-cell>
          <table:table-cell office:value-type="float" office:value="0.30499503016472" calcext:value-type="float">
            <text:p>0,30499503016472</text:p>
          </table:table-cell>
          <table:table-cell office:value-type="float" office:value="-136.2078903587" calcext:value-type="float">
            <text:p>-136,20789035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269</text:p>
          </table:table-cell>
          <table:table-cell office:value-type="float" office:value="7.5050699710846" calcext:value-type="float">
            <text:p>7,5050699710846</text:p>
          </table:table-cell>
          <table:table-cell office:value-type="float" office:value="-0.3739121183753" calcext:value-type="float">
            <text:p>-0,3739121183753</text:p>
          </table:table-cell>
          <table:table-cell office:value-type="float" office:value="133.4918957607" calcext:value-type="float">
            <text:p>133,49189576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280</text:p>
          </table:table-cell>
          <table:table-cell office:value-type="float" office:value="-1.5562038123608" calcext:value-type="float">
            <text:p>-1,5562038123608</text:p>
          </table:table-cell>
          <table:table-cell office:value-type="float" office:value="0.98179988563061" calcext:value-type="float">
            <text:p>0,98179988563061</text:p>
          </table:table-cell>
          <table:table-cell office:value-type="float" office:value="-12.946333570086" calcext:value-type="float">
            <text:p>-12,9463335700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291</text:p>
          </table:table-cell>
          <table:table-cell office:value-type="float" office:value="1.5521189570427" calcext:value-type="float">
            <text:p>1,5521189570427</text:p>
          </table:table-cell>
          <table:table-cell office:value-type="float" office:value="1.4817550778389" calcext:value-type="float">
            <text:p>1,4817550778389</text:p>
          </table:table-cell>
          <table:table-cell office:value-type="float" office:value="21.74256713527" calcext:value-type="float">
            <text:p>21,7425671352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302</text:p>
          </table:table-cell>
          <table:table-cell office:value-type="float" office:value="3.0528280138969" calcext:value-type="float">
            <text:p>3,0528280138969</text:p>
          </table:table-cell>
          <table:table-cell office:value-type="float" office:value="0.16194682568312" calcext:value-type="float">
            <text:p>0,16194682568312</text:p>
          </table:table-cell>
          <table:table-cell office:value-type="float" office:value="160.81933458899" calcext:value-type="float">
            <text:p>160,819334588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313</text:p>
          </table:table-cell>
          <table:table-cell office:value-type="float" office:value="5.3474122285843" calcext:value-type="float">
            <text:p>5,3474122285843</text:p>
          </table:table-cell>
          <table:table-cell office:value-type="float" office:value="0.93269906938076" calcext:value-type="float">
            <text:p>0,93269906938076</text:p>
          </table:table-cell>
          <table:table-cell office:value-type="float" office:value="-163.18518644685" calcext:value-type="float">
            <text:p>-163,1851864468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324</text:p>
          </table:table-cell>
          <table:table-cell office:value-type="float" office:value="5.1377147436142" calcext:value-type="float">
            <text:p>5,1377147436142</text:p>
          </table:table-cell>
          <table:table-cell office:value-type="float" office:value="1.718677431345" calcext:value-type="float">
            <text:p>1,718677431345</text:p>
          </table:table-cell>
          <table:table-cell office:value-type="float" office:value="-42.771967353335" calcext:value-type="float">
            <text:p>-42,77196735333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335</text:p>
          </table:table-cell>
          <table:table-cell office:value-type="float" office:value="7.5940608978271" calcext:value-type="float">
            <text:p>7,5940608978271</text:p>
          </table:table-cell>
          <table:table-cell office:value-type="float" office:value="1.5477052330971" calcext:value-type="float">
            <text:p>1,5477052330971</text:p>
          </table:table-cell>
          <table:table-cell office:value-type="float" office:value="-164.40273849827" calcext:value-type="float">
            <text:p>-164,4027384982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346</text:p>
          </table:table-cell>
          <table:table-cell office:value-type="float" office:value="9.76258456707" calcext:value-type="float">
            <text:p>9,76258456707</text:p>
          </table:table-cell>
          <table:table-cell office:value-type="float" office:value="1.3370518386364" calcext:value-type="float">
            <text:p>1,3370518386364</text:p>
          </table:table-cell>
          <table:table-cell office:value-type="float" office:value="-115.17480680138" calcext:value-type="float">
            <text:p>-115,1748068013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357</text:p>
          </table:table-cell>
          <table:table-cell office:value-type="float" office:value="-0.29427830129862" calcext:value-type="float">
            <text:p>-0,29427830129862</text:p>
          </table:table-cell>
          <table:table-cell office:value-type="float" office:value="4.5215177536011" calcext:value-type="float">
            <text:p>4,5215177536011</text:p>
          </table:table-cell>
          <table:table-cell office:value-type="float" office:value="-109.85655010126" calcext:value-type="float">
            <text:p>-109,8565501012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368</text:p>
          </table:table-cell>
          <table:table-cell office:value-type="float" office:value="0.42023994028568" calcext:value-type="float">
            <text:p>0,42023994028568</text:p>
          </table:table-cell>
          <table:table-cell office:value-type="float" office:value="3.3996659517288" calcext:value-type="float">
            <text:p>3,3996659517288</text:p>
          </table:table-cell>
          <table:table-cell office:value-type="float" office:value="108.90011195165" calcext:value-type="float">
            <text:p>108,900111951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379</text:p>
          </table:table-cell>
          <table:table-cell office:value-type="float" office:value="1.1261843144894" calcext:value-type="float">
            <text:p>1,1261843144894</text:p>
          </table:table-cell>
          <table:table-cell office:value-type="float" office:value="2.7478295564651" calcext:value-type="float">
            <text:p>2,7478295564651</text:p>
          </table:table-cell>
          <table:table-cell office:value-type="float" office:value="38.731374938017" calcext:value-type="float">
            <text:p>38,7313749380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390</text:p>
          </table:table-cell>
          <table:table-cell office:value-type="float" office:value="3.5821858048439" calcext:value-type="float">
            <text:p>3,5821858048439</text:p>
          </table:table-cell>
          <table:table-cell office:value-type="float" office:value="1.7926524579525" calcext:value-type="float">
            <text:p>1,7926524579525</text:p>
          </table:table-cell>
          <table:table-cell office:value-type="float" office:value="112.89392459165" calcext:value-type="float">
            <text:p>112,893924591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401</text:p>
          </table:table-cell>
          <table:table-cell office:value-type="float" office:value="5.4597240686417" calcext:value-type="float">
            <text:p>5,4597240686417</text:p>
          </table:table-cell>
          <table:table-cell office:value-type="float" office:value="4.2105740308762" calcext:value-type="float">
            <text:p>4,2105740308762</text:p>
          </table:table-cell>
          <table:table-cell office:value-type="float" office:value="-17.577335713016" calcext:value-type="float">
            <text:p>-17,5773357130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412</text:p>
          </table:table-cell>
          <table:table-cell office:value-type="float" office:value="7.0498555898666" calcext:value-type="float">
            <text:p>7,0498555898666</text:p>
          </table:table-cell>
          <table:table-cell office:value-type="float" office:value="1.7508193850517" calcext:value-type="float">
            <text:p>1,7508193850517</text:p>
          </table:table-cell>
          <table:table-cell office:value-type="float" office:value="-167.51083446916" calcext:value-type="float">
            <text:p>-167,510834469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423</text:p>
          </table:table-cell>
          <table:table-cell office:value-type="float" office:value="8.9496195316315" calcext:value-type="float">
            <text:p>8,9496195316315</text:p>
          </table:table-cell>
          <table:table-cell office:value-type="float" office:value="1.8324837088585" calcext:value-type="float">
            <text:p>1,8324837088585</text:p>
          </table:table-cell>
          <table:table-cell office:value-type="float" office:value="147.24377613918" calcext:value-type="float">
            <text:p>147,243776139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434</text:p>
          </table:table-cell>
          <table:table-cell office:value-type="float" office:value="-1.5850052237511" calcext:value-type="float">
            <text:p>-1,5850052237511</text:p>
          </table:table-cell>
          <table:table-cell office:value-type="float" office:value="5.3391927480698" calcext:value-type="float">
            <text:p>5,3391927480698</text:p>
          </table:table-cell>
          <table:table-cell office:value-type="float" office:value="-27.490433424142" calcext:value-type="float">
            <text:p>-27,49043342414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445</text:p>
          </table:table-cell>
          <table:table-cell office:value-type="float" office:value="0.58421034365892" calcext:value-type="float">
            <text:p>0,58421034365892</text:p>
          </table:table-cell>
          <table:table-cell office:value-type="float" office:value="4.6193352341652" calcext:value-type="float">
            <text:p>4,6193352341652</text:p>
          </table:table-cell>
          <table:table-cell office:value-type="float" office:value="-166.73201664238" calcext:value-type="float">
            <text:p>-166,7320166423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456</text:p>
          </table:table-cell>
          <table:table-cell office:value-type="float" office:value="1.2481479346752" calcext:value-type="float">
            <text:p>1,2481479346752</text:p>
          </table:table-cell>
          <table:table-cell office:value-type="float" office:value="3.4500712156296" calcext:value-type="float">
            <text:p>3,4500712156296</text:p>
          </table:table-cell>
          <table:table-cell office:value-type="float" office:value="24.356996557515" calcext:value-type="float">
            <text:p>24,3569965575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467</text:p>
          </table:table-cell>
          <table:table-cell office:value-type="float" office:value="4.4925102591515" calcext:value-type="float">
            <text:p>4,4925102591515</text:p>
          </table:table-cell>
          <table:table-cell office:value-type="float" office:value="4.8428711295128" calcext:value-type="float">
            <text:p>4,8428711295128</text:p>
          </table:table-cell>
          <table:table-cell office:value-type="float" office:value="11.28625974154" calcext:value-type="float">
            <text:p>11,2862597415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478</text:p>
          </table:table-cell>
          <table:table-cell office:value-type="float" office:value="5.5847603082657" calcext:value-type="float">
            <text:p>5,5847603082657</text:p>
          </table:table-cell>
          <table:table-cell office:value-type="float" office:value="4.6843272447586" calcext:value-type="float">
            <text:p>4,6843272447586</text:p>
          </table:table-cell>
          <table:table-cell office:value-type="float" office:value="-145.68167127621" calcext:value-type="float">
            <text:p>-145,6816712762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489</text:p>
          </table:table-cell>
          <table:table-cell office:value-type="float" office:value="7.1140539646149" calcext:value-type="float">
            <text:p>7,1140539646149</text:p>
          </table:table-cell>
          <table:table-cell office:value-type="float" office:value="3.0285513401031" calcext:value-type="float">
            <text:p>3,0285513401031</text:p>
          </table:table-cell>
          <table:table-cell office:value-type="float" office:value="121.78972875996" calcext:value-type="float">
            <text:p>121,7897287599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500</text:p>
          </table:table-cell>
          <table:table-cell office:value-type="float" office:value="7.0965993404388" calcext:value-type="float">
            <text:p>7,0965993404388</text:p>
          </table:table-cell>
          <table:table-cell office:value-type="float" office:value="5.2365052700043" calcext:value-type="float">
            <text:p>5,2365052700043</text:p>
          </table:table-cell>
          <table:table-cell office:value-type="float" office:value="-63.046727210853" calcext:value-type="float">
            <text:p>-63,04672721085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511</text:p>
          </table:table-cell>
          <table:table-cell office:value-type="float" office:value="-0.46398192644119" calcext:value-type="float">
            <text:p>-0,46398192644119</text:p>
          </table:table-cell>
          <table:table-cell office:value-type="float" office:value="7.2670114040375" calcext:value-type="float">
            <text:p>7,2670114040375</text:p>
          </table:table-cell>
          <table:table-cell office:value-type="float" office:value="-14.986550732023" calcext:value-type="float">
            <text:p>-14,9865507320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522</text:p>
          </table:table-cell>
          <table:table-cell office:value-type="float" office:value="0.070068798959255" calcext:value-type="float">
            <text:p>0,070068798959255</text:p>
          </table:table-cell>
          <table:table-cell office:value-type="float" office:value="6.8118941783905" calcext:value-type="float">
            <text:p>6,8118941783905</text:p>
          </table:table-cell>
          <table:table-cell office:value-type="float" office:value="54.115760478244" calcext:value-type="float">
            <text:p>54,11576047824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533</text:p>
          </table:table-cell>
          <table:table-cell office:value-type="float" office:value="2.6879197359085" calcext:value-type="float">
            <text:p>2,6879197359085</text:p>
          </table:table-cell>
          <table:table-cell office:value-type="float" office:value="5.3454864025116" calcext:value-type="float">
            <text:p>5,3454864025116</text:p>
          </table:table-cell>
          <table:table-cell office:value-type="float" office:value="-1.485828476347" calcext:value-type="float">
            <text:p>-1,4858284763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544</text:p>
          </table:table-cell>
          <table:table-cell office:value-type="float" office:value="3.9829808473587" calcext:value-type="float">
            <text:p>3,9829808473587</text:p>
          </table:table-cell>
          <table:table-cell office:value-type="float" office:value="6.2431609630585" calcext:value-type="float">
            <text:p>6,2431609630585</text:p>
          </table:table-cell>
          <table:table-cell office:value-type="float" office:value="-173.778702499" calcext:value-type="float">
            <text:p>-173,7787024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555</text:p>
          </table:table-cell>
          <table:table-cell office:value-type="float" office:value="5.3105688095093" calcext:value-type="float">
            <text:p>5,3105688095093</text:p>
          </table:table-cell>
          <table:table-cell office:value-type="float" office:value="6.1066496372223" calcext:value-type="float">
            <text:p>6,1066496372223</text:p>
          </table:table-cell>
          <table:table-cell office:value-type="float" office:value="-110.89808773843" calcext:value-type="float">
            <text:p>-110,8980877384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566</text:p>
          </table:table-cell>
          <table:table-cell office:value-type="float" office:value="6.0715633630753" calcext:value-type="float">
            <text:p>6,0715633630753</text:p>
          </table:table-cell>
          <table:table-cell office:value-type="float" office:value="6.8567764759064" calcext:value-type="float">
            <text:p>6,8567764759064</text:p>
          </table:table-cell>
          <table:table-cell office:value-type="float" office:value="-75.111214522344" calcext:value-type="float">
            <text:p>-75,11121452234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577</text:p>
          </table:table-cell>
          <table:table-cell office:value-type="float" office:value="7.7345252037048" calcext:value-type="float">
            <text:p>7,7345252037048</text:p>
          </table:table-cell>
          <table:table-cell office:value-type="float" office:value="6.3938719034195" calcext:value-type="float">
            <text:p>6,3938719034195</text:p>
          </table:table-cell>
          <table:table-cell office:value-type="float" office:value="-102.13314120177" calcext:value-type="float">
            <text:p>-102,1331412017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588</text:p>
          </table:table-cell>
          <table:table-cell office:value-type="float" office:value="-0.1848054304719" calcext:value-type="float">
            <text:p>-0,1848054304719</text:p>
          </table:table-cell>
          <table:table-cell office:value-type="float" office:value="7.9147434234619" calcext:value-type="float">
            <text:p>7,9147434234619</text:p>
          </table:table-cell>
          <table:table-cell office:value-type="float" office:value="113.89753545166" calcext:value-type="float">
            <text:p>113,8975354516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599</text:p>
          </table:table-cell>
          <table:table-cell office:value-type="float" office:value="0.73867656290531" calcext:value-type="float">
            <text:p>0,73867656290531</text:p>
          </table:table-cell>
          <table:table-cell office:value-type="float" office:value="8.2577246427536" calcext:value-type="float">
            <text:p>8,2577246427536</text:p>
          </table:table-cell>
          <table:table-cell office:value-type="float" office:value="135.07420090353" calcext:value-type="float">
            <text:p>135,0742009035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610</text:p>
          </table:table-cell>
          <table:table-cell office:value-type="float" office:value="2.1593722701073" calcext:value-type="float">
            <text:p>2,1593722701073</text:p>
          </table:table-cell>
          <table:table-cell office:value-type="float" office:value="8.0553102493286" calcext:value-type="float">
            <text:p>8,0553102493286</text:p>
          </table:table-cell>
          <table:table-cell office:value-type="float" office:value="109.54349359889" calcext:value-type="float">
            <text:p>109,5434935988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621</text:p>
          </table:table-cell>
          <table:table-cell office:value-type="float" office:value="4.1593426465988" calcext:value-type="float">
            <text:p>4,1593426465988</text:p>
          </table:table-cell>
          <table:table-cell office:value-type="float" office:value="8.4609854221344" calcext:value-type="float">
            <text:p>8,4609854221344</text:p>
          </table:table-cell>
          <table:table-cell office:value-type="float" office:value="-172.77315771504" calcext:value-type="float">
            <text:p>-172,773157715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632</text:p>
          </table:table-cell>
          <table:table-cell office:value-type="float" office:value="4.3699249625206" calcext:value-type="float">
            <text:p>4,3699249625206</text:p>
          </table:table-cell>
          <table:table-cell office:value-type="float" office:value="7.3659563064575" calcext:value-type="float">
            <text:p>7,3659563064575</text:p>
          </table:table-cell>
          <table:table-cell office:value-type="float" office:value="16.886039903969" calcext:value-type="float">
            <text:p>16,88603990396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643</text:p>
          </table:table-cell>
          <table:table-cell office:value-type="float" office:value="6.9183737039566" calcext:value-type="float">
            <text:p>6,9183737039566</text:p>
          </table:table-cell>
          <table:table-cell office:value-type="float" office:value="6.2255823612213" calcext:value-type="float">
            <text:p>6,2255823612213</text:p>
          </table:table-cell>
          <table:table-cell office:value-type="float" office:value="9.8746447426498" calcext:value-type="float">
            <text:p>9,874644742649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654</text:p>
          </table:table-cell>
          <table:table-cell office:value-type="float" office:value="7.6884430646896" calcext:value-type="float">
            <text:p>7,6884430646896</text:p>
          </table:table-cell>
          <table:table-cell office:value-type="float" office:value="8.449786901474" calcext:value-type="float">
            <text:p>8,449786901474</text:p>
          </table:table-cell>
          <table:table-cell office:value-type="float" office:value="-94.110062927197" calcext:value-type="float">
            <text:p>-94,11006292719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665</text:p>
          </table:table-cell>
          <table:table-cell office:value-type="float" office:value="-0.41017092764378" calcext:value-type="float">
            <text:p>-0,41017092764378</text:p>
          </table:table-cell>
          <table:table-cell office:value-type="float" office:value="9.1414177417755" calcext:value-type="float">
            <text:p>9,1414177417755</text:p>
          </table:table-cell>
          <table:table-cell office:value-type="float" office:value="-151.61775175933" calcext:value-type="float">
            <text:p>-151,6177517593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676</text:p>
          </table:table-cell>
          <table:table-cell office:value-type="float" office:value="0.34501723945141" calcext:value-type="float">
            <text:p>0,34501723945141</text:p>
          </table:table-cell>
          <table:table-cell office:value-type="float" office:value="8.617507815361" calcext:value-type="float">
            <text:p>8,617507815361</text:p>
          </table:table-cell>
          <table:table-cell office:value-type="float" office:value="-155.85264886261" calcext:value-type="float">
            <text:p>-155,852648862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687</text:p>
          </table:table-cell>
          <table:table-cell office:value-type="float" office:value="2.5208321213722" calcext:value-type="float">
            <text:p>2,5208321213722</text:p>
          </table:table-cell>
          <table:table-cell office:value-type="float" office:value="8.5563737154007" calcext:value-type="float">
            <text:p>8,5563737154007</text:p>
          </table:table-cell>
          <table:table-cell office:value-type="float" office:value="-158.66143080839" calcext:value-type="float">
            <text:p>-158,6614308083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698</text:p>
          </table:table-cell>
          <table:table-cell office:value-type="float" office:value="5.0840198993683" calcext:value-type="float">
            <text:p>5,0840198993683</text:p>
          </table:table-cell>
          <table:table-cell office:value-type="float" office:value="8.2770472764969" calcext:value-type="float">
            <text:p>8,2770472764969</text:p>
          </table:table-cell>
          <table:table-cell office:value-type="float" office:value="-170.65334471927" calcext:value-type="float">
            <text:p>-170,6533447192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709</text:p>
          </table:table-cell>
          <table:table-cell office:value-type="float" office:value="6.2922269105911" calcext:value-type="float">
            <text:p>6,2922269105911</text:p>
          </table:table-cell>
          <table:table-cell office:value-type="float" office:value="10.602313280106" calcext:value-type="float">
            <text:p>10,602313280106</text:p>
          </table:table-cell>
          <table:table-cell office:value-type="float" office:value="-108.88736035414" calcext:value-type="float">
            <text:p>-108,887360354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720</text:p>
          </table:table-cell>
          <table:table-cell office:value-type="float" office:value="8.1188571453094" calcext:value-type="float">
            <text:p>8,1188571453094</text:p>
          </table:table-cell>
          <table:table-cell office:value-type="float" office:value="9.7646808624268" calcext:value-type="float">
            <text:p>9,7646808624268</text:p>
          </table:table-cell>
          <table:table-cell office:value-type="float" office:value="-161.19418782034" calcext:value-type="float">
            <text:p>-161,1941878203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731</text:p>
          </table:table-cell>
          <table:table-cell office:value-type="float" office:value="8.1222641468048" calcext:value-type="float">
            <text:p>8,1222641468048</text:p>
          </table:table-cell>
          <table:table-cell office:value-type="float" office:value="10.417593717575" calcext:value-type="float">
            <text:p>10,417593717575</text:p>
          </table:table-cell>
          <table:table-cell office:value-type="float" office:value="-11.1527497981" calcext:value-type="float">
            <text:p>-11,152749798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742</text:p>
          </table:table-cell>
          <table:table-cell office:value-type="float" office:value="0.21295305341482" calcext:value-type="float">
            <text:p>0,21295305341482</text:p>
          </table:table-cell>
          <table:table-cell office:value-type="float" office:value="9.8222988843918" calcext:value-type="float">
            <text:p>9,8222988843918</text:p>
          </table:table-cell>
          <table:table-cell office:value-type="float" office:value="-166.01813219155" calcext:value-type="float">
            <text:p>-166,0181321915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753</text:p>
          </table:table-cell>
          <table:table-cell office:value-type="float" office:value="-0.67754849791527" calcext:value-type="float">
            <text:p>-0,67754849791527</text:p>
          </table:table-cell>
          <table:table-cell office:value-type="float" office:value="10.485618114471" calcext:value-type="float">
            <text:p>10,485618114471</text:p>
          </table:table-cell>
          <table:table-cell office:value-type="float" office:value="-20.396369847522" calcext:value-type="float">
            <text:p>-20,39636984752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5</text:p>
          </table:table-cell>
          <table:table-cell office:value-type="float" office:value="-0.9029932320118" calcext:value-type="float">
            <text:p>-0,9029932320118</text:p>
          </table:table-cell>
          <table:table-cell office:value-type="float" office:value="-0.016293175285682" calcext:value-type="float">
            <text:p>-0,016293175285682</text:p>
          </table:table-cell>
          <table:table-cell office:value-type="float" office:value="75.59047231249" calcext:value-type="float">
            <text:p>75,590472312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214</text:p>
          </table:table-cell>
          <table:table-cell office:value-type="float" office:value="0.77748231589794" calcext:value-type="float">
            <text:p>0,77748231589794</text:p>
          </table:table-cell>
          <table:table-cell office:value-type="float" office:value="1.7473372817039" calcext:value-type="float">
            <text:p>1,7473372817039</text:p>
          </table:table-cell>
          <table:table-cell office:value-type="float" office:value="-98.411799995763" calcext:value-type="float">
            <text:p>-98,41179999576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225</text:p>
          </table:table-cell>
          <table:table-cell office:value-type="float" office:value="1.3308501243591" calcext:value-type="float">
            <text:p>1,3308501243591</text:p>
          </table:table-cell>
          <table:table-cell office:value-type="float" office:value="-0.58501720428467" calcext:value-type="float">
            <text:p>-0,58501720428467</text:p>
          </table:table-cell>
          <table:table-cell office:value-type="float" office:value="78.144413650416" calcext:value-type="float">
            <text:p>78,14441365041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236</text:p>
          </table:table-cell>
          <table:table-cell office:value-type="float" office:value="3.2329922914505" calcext:value-type="float">
            <text:p>3,2329922914505</text:p>
          </table:table-cell>
          <table:table-cell office:value-type="float" office:value="-0.29951333999634" calcext:value-type="float">
            <text:p>-0,29951333999634</text:p>
          </table:table-cell>
          <table:table-cell office:value-type="float" office:value="-5.8174149435797" calcext:value-type="float">
            <text:p>-5,81741494357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247</text:p>
          </table:table-cell>
          <table:table-cell office:value-type="float" office:value="3.5230240225792" calcext:value-type="float">
            <text:p>3,5230240225792</text:p>
          </table:table-cell>
          <table:table-cell office:value-type="float" office:value="-0.57486154139042" calcext:value-type="float">
            <text:p>-0,57486154139042</text:p>
          </table:table-cell>
          <table:table-cell office:value-type="float" office:value="-0.30654544532774" calcext:value-type="float">
            <text:p>-0,3065454453277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258</text:p>
          </table:table-cell>
          <table:table-cell office:value-type="float" office:value="7.2240573167801" calcext:value-type="float">
            <text:p>7,2240573167801</text:p>
          </table:table-cell>
          <table:table-cell office:value-type="float" office:value="0.62619715929031" calcext:value-type="float">
            <text:p>0,62619715929031</text:p>
          </table:table-cell>
          <table:table-cell office:value-type="float" office:value="-92.427801934017" calcext:value-type="float">
            <text:p>-92,4278019340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269</text:p>
          </table:table-cell>
          <table:table-cell office:value-type="float" office:value="7.8267014026642" calcext:value-type="float">
            <text:p>7,8267014026642</text:p>
          </table:table-cell>
          <table:table-cell office:value-type="float" office:value="-0.35905994474888" calcext:value-type="float">
            <text:p>-0,35905994474888</text:p>
          </table:table-cell>
          <table:table-cell office:value-type="float" office:value="177.45828324822" calcext:value-type="float">
            <text:p>177,458283248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280</text:p>
          </table:table-cell>
          <table:table-cell office:value-type="float" office:value="-1.5847279131413" calcext:value-type="float">
            <text:p>-1,5847279131413</text:p>
          </table:table-cell>
          <table:table-cell office:value-type="float" office:value="1.1822326481342" calcext:value-type="float">
            <text:p>1,1822326481342</text:p>
          </table:table-cell>
          <table:table-cell office:value-type="float" office:value="-35.402770634669" calcext:value-type="float">
            <text:p>-35,40277063466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291</text:p>
          </table:table-cell>
          <table:table-cell office:value-type="float" office:value="1.3138675689697" calcext:value-type="float">
            <text:p>1,3138675689697</text:p>
          </table:table-cell>
          <table:table-cell office:value-type="float" office:value="1.5321950614452" calcext:value-type="float">
            <text:p>1,5321950614452</text:p>
          </table:table-cell>
          <table:table-cell office:value-type="float" office:value="-1.6880625514847" calcext:value-type="float">
            <text:p>-1,688062551484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302</text:p>
          </table:table-cell>
          <table:table-cell office:value-type="float" office:value="3.0288916826248" calcext:value-type="float">
            <text:p>3,0288916826248</text:p>
          </table:table-cell>
          <table:table-cell office:value-type="float" office:value="-0.050807581283152" calcext:value-type="float">
            <text:p>-0,050807581283152</text:p>
          </table:table-cell>
          <table:table-cell office:value-type="float" office:value="73.875498619809" calcext:value-type="float">
            <text:p>73,8754986198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313</text:p>
          </table:table-cell>
          <table:table-cell office:value-type="float" office:value="5.6276547908783" calcext:value-type="float">
            <text:p>5,6276547908783</text:p>
          </table:table-cell>
          <table:table-cell office:value-type="float" office:value="0.87943628430367" calcext:value-type="float">
            <text:p>0,87943628430367</text:p>
          </table:table-cell>
          <table:table-cell office:value-type="float" office:value="161.89210885649" calcext:value-type="float">
            <text:p>161,892108856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324</text:p>
          </table:table-cell>
          <table:table-cell office:value-type="float" office:value="4.9409562349319" calcext:value-type="float">
            <text:p>4,9409562349319</text:p>
          </table:table-cell>
          <table:table-cell office:value-type="float" office:value="1.8874256312847" calcext:value-type="float">
            <text:p>1,8874256312847</text:p>
          </table:table-cell>
          <table:table-cell office:value-type="float" office:value="-34.317296022063" calcext:value-type="float">
            <text:p>-34,31729602206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335</text:p>
          </table:table-cell>
          <table:table-cell office:value-type="float" office:value="7.6835507154465" calcext:value-type="float">
            <text:p>7,6835507154465</text:p>
          </table:table-cell>
          <table:table-cell office:value-type="float" office:value="1.3448004424572" calcext:value-type="float">
            <text:p>1,3448004424572</text:p>
          </table:table-cell>
          <table:table-cell office:value-type="float" office:value="105.02686546107" calcext:value-type="float">
            <text:p>105,0268654610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346</text:p>
          </table:table-cell>
          <table:table-cell office:value-type="float" office:value="9.7958815097809" calcext:value-type="float">
            <text:p>9,7958815097809</text:p>
          </table:table-cell>
          <table:table-cell office:value-type="float" office:value="1.6192463040352" calcext:value-type="float">
            <text:p>1,6192463040352</text:p>
          </table:table-cell>
          <table:table-cell office:value-type="float" office:value="-106.40142753625" calcext:value-type="float">
            <text:p>-106,4014275362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357</text:p>
          </table:table-cell>
          <table:table-cell office:value-type="float" office:value="-0.16025606542826" calcext:value-type="float">
            <text:p>-0,16025606542826</text:p>
          </table:table-cell>
          <table:table-cell office:value-type="float" office:value="4.8960644006729" calcext:value-type="float">
            <text:p>4,8960644006729</text:p>
          </table:table-cell>
          <table:table-cell office:value-type="float" office:value="-109.85105584381" calcext:value-type="float">
            <text:p>-109,8510558438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368</text:p>
          </table:table-cell>
          <table:table-cell office:value-type="float" office:value="0.42375300079584" calcext:value-type="float">
            <text:p>0,42375300079584</text:p>
          </table:table-cell>
          <table:table-cell office:value-type="float" office:value="3.1058090925217" calcext:value-type="float">
            <text:p>3,1058090925217</text:p>
          </table:table-cell>
          <table:table-cell office:value-type="float" office:value="68.526927832585" calcext:value-type="float">
            <text:p>68,52692783258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379</text:p>
          </table:table-cell>
          <table:table-cell office:value-type="float" office:value="0.86885318160057" calcext:value-type="float">
            <text:p>0,86885318160057</text:p>
          </table:table-cell>
          <table:table-cell office:value-type="float" office:value="2.4759224057198" calcext:value-type="float">
            <text:p>2,4759224057198</text:p>
          </table:table-cell>
          <table:table-cell office:value-type="float" office:value="49.194023108027" calcext:value-type="float">
            <text:p>49,19402310802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390</text:p>
          </table:table-cell>
          <table:table-cell office:value-type="float" office:value="3.8038963079453" calcext:value-type="float">
            <text:p>3,8038963079453</text:p>
          </table:table-cell>
          <table:table-cell office:value-type="float" office:value="1.5564760565758" calcext:value-type="float">
            <text:p>1,5564760565758</text:p>
          </table:table-cell>
          <table:table-cell office:value-type="float" office:value="138.75382265468" calcext:value-type="float">
            <text:p>138,753822654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401</text:p>
          </table:table-cell>
          <table:table-cell office:value-type="float" office:value="5.3378105163574" calcext:value-type="float">
            <text:p>5,3378105163574</text:p>
          </table:table-cell>
          <table:table-cell office:value-type="float" office:value="3.9966091513634" calcext:value-type="float">
            <text:p>3,9966091513634</text:p>
          </table:table-cell>
          <table:table-cell office:value-type="float" office:value="63.909721981948" calcext:value-type="float">
            <text:p>63,9097219819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412</text:p>
          </table:table-cell>
          <table:table-cell office:value-type="float" office:value="7.0324116945267" calcext:value-type="float">
            <text:p>7,0324116945267</text:p>
          </table:table-cell>
          <table:table-cell office:value-type="float" office:value="1.9724495708942" calcext:value-type="float">
            <text:p>1,9724495708942</text:p>
          </table:table-cell>
          <table:table-cell office:value-type="float" office:value="-76.723758582097" calcext:value-type="float">
            <text:p>-76,72375858209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423</text:p>
          </table:table-cell>
          <table:table-cell office:value-type="float" office:value="9.2560148239136" calcext:value-type="float">
            <text:p>9,2560148239136</text:p>
          </table:table-cell>
          <table:table-cell office:value-type="float" office:value="1.8089462816715" calcext:value-type="float">
            <text:p>1,8089462816715</text:p>
          </table:table-cell>
          <table:table-cell office:value-type="float" office:value="-172.25412806128" calcext:value-type="float">
            <text:p>-172,2541280612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434</text:p>
          </table:table-cell>
          <table:table-cell office:value-type="float" office:value="-1.5850026905537" calcext:value-type="float">
            <text:p>-1,5850026905537</text:p>
          </table:table-cell>
          <table:table-cell office:value-type="float" office:value="5.617048740387" calcext:value-type="float">
            <text:p>5,617048740387</text:p>
          </table:table-cell>
          <table:table-cell office:value-type="float" office:value="-26.317640095" calcext:value-type="float">
            <text:p>-26,31764009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445</text:p>
          </table:table-cell>
          <table:table-cell office:value-type="float" office:value="0.9716359525919" calcext:value-type="float">
            <text:p>0,9716359525919</text:p>
          </table:table-cell>
          <table:table-cell office:value-type="float" office:value="4.7112908959389" calcext:value-type="float">
            <text:p>4,7112908959389</text:p>
          </table:table-cell>
          <table:table-cell office:value-type="float" office:value="-166.69276413644" calcext:value-type="float">
            <text:p>-166,6927641364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456</text:p>
          </table:table-cell>
          <table:table-cell office:value-type="float" office:value="1.025063842535" calcext:value-type="float">
            <text:p>1,025063842535</text:p>
          </table:table-cell>
          <table:table-cell office:value-type="float" office:value="3.2728576660156" calcext:value-type="float">
            <text:p>3,2728576660156</text:p>
          </table:table-cell>
          <table:table-cell office:value-type="float" office:value="60.279493878601" calcext:value-type="float">
            <text:p>60,27949387860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467</text:p>
          </table:table-cell>
          <table:table-cell office:value-type="float" office:value="4.1020542383194" calcext:value-type="float">
            <text:p>4,1020542383194</text:p>
          </table:table-cell>
          <table:table-cell office:value-type="float" office:value="4.7657418251038" calcext:value-type="float">
            <text:p>4,7657418251038</text:p>
          </table:table-cell>
          <table:table-cell office:value-type="float" office:value="11.283581803559" calcext:value-type="float">
            <text:p>11,28358180355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478</text:p>
          </table:table-cell>
          <table:table-cell office:value-type="float" office:value="5.4906666278839" calcext:value-type="float">
            <text:p>5,4906666278839</text:p>
          </table:table-cell>
          <table:table-cell office:value-type="float" office:value="4.9096885323524" calcext:value-type="float">
            <text:p>4,9096885323524</text:p>
          </table:table-cell>
          <table:table-cell office:value-type="float" office:value="-63.142822046948" calcext:value-type="float">
            <text:p>-63,14282204694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489</text:p>
          </table:table-cell>
          <table:table-cell office:value-type="float" office:value="7.2416794300079" calcext:value-type="float">
            <text:p>7,2416794300079</text:p>
          </table:table-cell>
          <table:table-cell office:value-type="float" office:value="2.7866011857986" calcext:value-type="float">
            <text:p>2,7866011857986</text:p>
          </table:table-cell>
          <table:table-cell office:value-type="float" office:value="117.20593264148" calcext:value-type="float">
            <text:p>117,2059326414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500</text:p>
          </table:table-cell>
          <table:table-cell office:value-type="float" office:value="7.0711708068848" calcext:value-type="float">
            <text:p>7,0711708068848</text:p>
          </table:table-cell>
          <table:table-cell office:value-type="float" office:value="5.5683183670044" calcext:value-type="float">
            <text:p>5,5683183670044</text:p>
          </table:table-cell>
          <table:table-cell office:value-type="float" office:value="-92.022983131895" calcext:value-type="float">
            <text:p>-92,02298313189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511</text:p>
          </table:table-cell>
          <table:table-cell office:value-type="float" office:value="-0.68464189767838" calcext:value-type="float">
            <text:p>-0,68464189767838</text:p>
          </table:table-cell>
          <table:table-cell office:value-type="float" office:value="7.058539390564" calcext:value-type="float">
            <text:p>7,058539390564</text:p>
          </table:table-cell>
          <table:table-cell office:value-type="float" office:value="38.947195384153" calcext:value-type="float">
            <text:p>38,94719538415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522</text:p>
          </table:table-cell>
          <table:table-cell office:value-type="float" office:value="0.18436901271343" calcext:value-type="float">
            <text:p>0,18436901271343</text:p>
          </table:table-cell>
          <table:table-cell office:value-type="float" office:value="6.529438495636" calcext:value-type="float">
            <text:p>6,529438495636</text:p>
          </table:table-cell>
          <table:table-cell office:value-type="float" office:value="107.71488991513" calcext:value-type="float">
            <text:p>107,714889915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533</text:p>
          </table:table-cell>
          <table:table-cell office:value-type="float" office:value="2.2894096374512" calcext:value-type="float">
            <text:p>2,2894096374512</text:p>
          </table:table-cell>
          <table:table-cell office:value-type="float" office:value="5.3556549549103" calcext:value-type="float">
            <text:p>5,3556549549103</text:p>
          </table:table-cell>
          <table:table-cell office:value-type="float" office:value="-1.4811457152579" calcext:value-type="float">
            <text:p>-1,481145715257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544</text:p>
          </table:table-cell>
          <table:table-cell office:value-type="float" office:value="4.3785101175308" calcext:value-type="float">
            <text:p>4,3785101175308</text:p>
          </table:table-cell>
          <table:table-cell office:value-type="float" office:value="6.2867367267609" calcext:value-type="float">
            <text:p>6,2867367267609</text:p>
          </table:table-cell>
          <table:table-cell office:value-type="float" office:value="-173.74113107183" calcext:value-type="float">
            <text:p>-173,741131071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555</text:p>
          </table:table-cell>
          <table:table-cell office:value-type="float" office:value="5.4540628194809" calcext:value-type="float">
            <text:p>5,4540628194809</text:p>
          </table:table-cell>
          <table:table-cell office:value-type="float" office:value="6.4703595638275" calcext:value-type="float">
            <text:p>6,4703595638275</text:p>
          </table:table-cell>
          <table:table-cell office:value-type="float" office:value="-113.58569533962" calcext:value-type="float">
            <text:p>-113,5856953396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566</text:p>
          </table:table-cell>
          <table:table-cell office:value-type="float" office:value="6.1268317699432" calcext:value-type="float">
            <text:p>6,1268317699432</text:p>
          </table:table-cell>
          <table:table-cell office:value-type="float" office:value="7.1628600358963" calcext:value-type="float">
            <text:p>7,1628600358963</text:p>
          </table:table-cell>
          <table:table-cell office:value-type="float" office:value="-111.71580955481" calcext:value-type="float">
            <text:p>-111,7158095548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577</text:p>
          </table:table-cell>
          <table:table-cell office:value-type="float" office:value="7.9557973146439" calcext:value-type="float">
            <text:p>7,9557973146439</text:p>
          </table:table-cell>
          <table:table-cell office:value-type="float" office:value="6.379142999649" calcext:value-type="float">
            <text:p>6,379142999649</text:p>
          </table:table-cell>
          <table:table-cell office:value-type="float" office:value="167.33410252128" calcext:value-type="float">
            <text:p>167,334102521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588</text:p>
          </table:table-cell>
          <table:table-cell office:value-type="float" office:value="-0.024675722233951" calcext:value-type="float">
            <text:p>-0,024675722233951</text:p>
          </table:table-cell>
          <table:table-cell office:value-type="float" office:value="7.5508797168732" calcext:value-type="float">
            <text:p>7,5508797168732</text:p>
          </table:table-cell>
          <table:table-cell office:value-type="float" office:value="113.87920759286" calcext:value-type="float">
            <text:p>113,8792075928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599</text:p>
          </table:table-cell>
          <table:table-cell office:value-type="float" office:value="0.61042677611113" calcext:value-type="float">
            <text:p>0,61042677611113</text:p>
          </table:table-cell>
          <table:table-cell office:value-type="float" office:value="8.0756616592407" calcext:value-type="float">
            <text:p>8,0756616592407</text:p>
          </table:table-cell>
          <table:table-cell office:value-type="float" office:value="44.962378823833" calcext:value-type="float">
            <text:p>44,9623788238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610</text:p>
          </table:table-cell>
          <table:table-cell office:value-type="float" office:value="1.9628000259399" calcext:value-type="float">
            <text:p>1,9628000259399</text:p>
          </table:table-cell>
          <table:table-cell office:value-type="float" office:value="7.9526126384735" calcext:value-type="float">
            <text:p>7,9526126384735</text:p>
          </table:table-cell>
          <table:table-cell office:value-type="float" office:value="18.739413873405" calcext:value-type="float">
            <text:p>18,73941387340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621</text:p>
          </table:table-cell>
          <table:table-cell office:value-type="float" office:value="4.3544951081276" calcext:value-type="float">
            <text:p>4,3544951081276</text:p>
          </table:table-cell>
          <table:table-cell office:value-type="float" office:value="8.3331698179245" calcext:value-type="float">
            <text:p>8,3331698179245</text:p>
          </table:table-cell>
          <table:table-cell office:value-type="float" office:value="141.9644780979" calcext:value-type="float">
            <text:p>141,964478097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632</text:p>
          </table:table-cell>
          <table:table-cell office:value-type="float" office:value="4.1263556480408" calcext:value-type="float">
            <text:p>4,1263556480408</text:p>
          </table:table-cell>
          <table:table-cell office:value-type="float" office:value="7.2210299968719" calcext:value-type="float">
            <text:p>7,2210299968719</text:p>
          </table:table-cell>
          <table:table-cell office:value-type="float" office:value="33.746183677843" calcext:value-type="float">
            <text:p>33,74618367784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643</text:p>
          </table:table-cell>
          <table:table-cell office:value-type="float" office:value="6.8500143289566" calcext:value-type="float">
            <text:p>6,8500143289566</text:p>
          </table:table-cell>
          <table:table-cell office:value-type="float" office:value="6.4369881153107" calcext:value-type="float">
            <text:p>6,4369881153107</text:p>
          </table:table-cell>
          <table:table-cell office:value-type="float" office:value="-80.916895228586" calcext:value-type="float">
            <text:p>-80,91689522858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654</text:p>
          </table:table-cell>
          <table:table-cell office:value-type="float" office:value="7.7167409658432" calcext:value-type="float">
            <text:p>7,7167409658432</text:p>
          </table:table-cell>
          <table:table-cell office:value-type="float" office:value="8.8470304012299" calcext:value-type="float">
            <text:p>8,8470304012299</text:p>
          </table:table-cell>
          <table:table-cell office:value-type="float" office:value="-94.14356833051" calcext:value-type="float">
            <text:p>-94,1435683305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665</text:p>
          </table:table-cell>
          <table:table-cell office:value-type="float" office:value="-0.060441633686423" calcext:value-type="float">
            <text:p>-0,060441633686423</text:p>
          </table:table-cell>
          <table:table-cell office:value-type="float" office:value="9.3309718370438" calcext:value-type="float">
            <text:p>9,3309718370438</text:p>
          </table:table-cell>
          <table:table-cell office:value-type="float" office:value="-151.55780695047" calcext:value-type="float">
            <text:p>-151,5578069504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676</text:p>
          </table:table-cell>
          <table:table-cell office:value-type="float" office:value="0.52660845220089" calcext:value-type="float">
            <text:p>0,52660845220089</text:p>
          </table:table-cell>
          <table:table-cell office:value-type="float" office:value="8.5894042253494" calcext:value-type="float">
            <text:p>8,5894042253494</text:p>
          </table:table-cell>
          <table:table-cell office:value-type="float" office:value="153.84628818293" calcext:value-type="float">
            <text:p>153,8462881829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687</text:p>
          </table:table-cell>
          <table:table-cell office:value-type="float" office:value="2.6306217908859" calcext:value-type="float">
            <text:p>2,6306217908859</text:p>
          </table:table-cell>
          <table:table-cell office:value-type="float" office:value="8.3633202314377" calcext:value-type="float">
            <text:p>8,3633202314377</text:p>
          </table:table-cell>
          <table:table-cell office:value-type="float" office:value="110.78266049646" calcext:value-type="float">
            <text:p>110,7826604964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698</text:p>
          </table:table-cell>
          <table:table-cell office:value-type="float" office:value="5.348197221756" calcext:value-type="float">
            <text:p>5,348197221756</text:p>
          </table:table-cell>
          <table:table-cell office:value-type="float" office:value="8.400810956955" calcext:value-type="float">
            <text:p>8,400810956955</text:p>
          </table:table-cell>
          <table:table-cell office:value-type="float" office:value="-151.49089181499" calcext:value-type="float">
            <text:p>-151,490891814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709</text:p>
          </table:table-cell>
          <table:table-cell office:value-type="float" office:value="6.4002406597137" calcext:value-type="float">
            <text:p>6,4002406597137</text:p>
          </table:table-cell>
          <table:table-cell office:value-type="float" office:value="10.977032184601" calcext:value-type="float">
            <text:p>10,977032184601</text:p>
          </table:table-cell>
          <table:table-cell office:value-type="float" office:value="-105.24882252809" calcext:value-type="float">
            <text:p>-105,2488225280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720</text:p>
          </table:table-cell>
          <table:table-cell office:value-type="float" office:value="8.3807337284088" calcext:value-type="float">
            <text:p>8,3807337284088</text:p>
          </table:table-cell>
          <table:table-cell office:value-type="float" office:value="9.8647767305374" calcext:value-type="float">
            <text:p>9,8647767305374</text:p>
          </table:table-cell>
          <table:table-cell office:value-type="float" office:value="-158.85929241302" calcext:value-type="float">
            <text:p>-158,8592924130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731</text:p>
          </table:table-cell>
          <table:table-cell office:value-type="float" office:value="7.8766924142838" calcext:value-type="float">
            <text:p>7,8766924142838</text:p>
          </table:table-cell>
          <table:table-cell office:value-type="float" office:value="10.315899848938" calcext:value-type="float">
            <text:p>10,315899848938</text:p>
          </table:table-cell>
          <table:table-cell office:value-type="float" office:value="30.078616491549" calcext:value-type="float">
            <text:p>30,07861649154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742</text:p>
          </table:table-cell>
          <table:table-cell office:value-type="float" office:value="0.36411385983229" calcext:value-type="float">
            <text:p>0,36411385983229</text:p>
          </table:table-cell>
          <table:table-cell office:value-type="float" office:value="9.978255033493" calcext:value-type="float">
            <text:p>9,978255033493</text:p>
          </table:table-cell>
          <table:table-cell office:value-type="float" office:value="-132.4895627939" calcext:value-type="float">
            <text:p>-132,489562793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753</text:p>
          </table:table-cell>
          <table:table-cell office:value-type="float" office:value="-0.74252590537071" calcext:value-type="float">
            <text:p>-0,74252590537071</text:p>
          </table:table-cell>
          <table:table-cell office:value-type="float" office:value="10.420589447021" calcext:value-type="float">
            <text:p>10,420589447021</text:p>
          </table:table-cell>
          <table:table-cell office:value-type="float" office:value="-23.654567018436" calcext:value-type="float">
            <text:p>-23,65456701843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5</text:p>
          </table:table-cell>
          <table:table-cell office:value-type="float" office:value="-0.69303333759308" calcext:value-type="float">
            <text:p>-0,69303333759308</text:p>
          </table:table-cell>
          <table:table-cell office:value-type="float" office:value="-0.26817068457603" calcext:value-type="float">
            <text:p>-0,26817068457603</text:p>
          </table:table-cell>
          <table:table-cell office:value-type="float" office:value="98.651305885072" calcext:value-type="float">
            <text:p>98,65130588507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214</text:p>
          </table:table-cell>
          <table:table-cell office:value-type="float" office:value="0.56471668183804" calcext:value-type="float">
            <text:p>0,56471668183804</text:p>
          </table:table-cell>
          <table:table-cell office:value-type="float" office:value="1.8098613619804" calcext:value-type="float">
            <text:p>1,8098613619804</text:p>
          </table:table-cell>
          <table:table-cell office:value-type="float" office:value="-7.6281896252541" calcext:value-type="float">
            <text:p>-7,628189625254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225</text:p>
          </table:table-cell>
          <table:table-cell office:value-type="float" office:value="1.4970156550407" calcext:value-type="float">
            <text:p>1,4970156550407</text:p>
          </table:table-cell>
          <table:table-cell office:value-type="float" office:value="-0.58502621948719" calcext:value-type="float">
            <text:p>-0,58502621948719</text:p>
          </table:table-cell>
          <table:table-cell office:value-type="float" office:value="105.24610956763" calcext:value-type="float">
            <text:p>105,2461095676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236</text:p>
          </table:table-cell>
          <table:table-cell office:value-type="float" office:value="3.1531509757042" calcext:value-type="float">
            <text:p>3,1531509757042</text:p>
          </table:table-cell>
          <table:table-cell office:value-type="float" office:value="-0.14859510585666" calcext:value-type="float">
            <text:p>-0,14859510585666</text:p>
          </table:table-cell>
          <table:table-cell office:value-type="float" office:value="-79.201819031102" calcext:value-type="float">
            <text:p>-79,20181903110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247</text:p>
          </table:table-cell>
          <table:table-cell office:value-type="float" office:value="3.1244415044785" calcext:value-type="float">
            <text:p>3,1244415044785</text:p>
          </table:table-cell>
          <table:table-cell office:value-type="float" office:value="-0.57181023061275" calcext:value-type="float">
            <text:p>-0,57181023061275</text:p>
          </table:table-cell>
          <table:table-cell office:value-type="float" office:value="-0.39886709029792" calcext:value-type="float">
            <text:p>-0,3988670902979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258</text:p>
          </table:table-cell>
          <table:table-cell office:value-type="float" office:value="7.1177178621292" calcext:value-type="float">
            <text:p>7,1177178621292</text:p>
          </table:table-cell>
          <table:table-cell office:value-type="float" office:value="0.86970418691635" calcext:value-type="float">
            <text:p>0,86970418691635</text:p>
          </table:table-cell>
          <table:table-cell office:value-type="float" office:value="-41.98231476887" calcext:value-type="float">
            <text:p>-41,982314768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269</text:p>
          </table:table-cell>
          <table:table-cell office:value-type="float" office:value="8.2243931293488" calcext:value-type="float">
            <text:p>8,2243931293488</text:p>
          </table:table-cell>
          <table:table-cell office:value-type="float" office:value="-0.37680435925722" calcext:value-type="float">
            <text:p>-0,37680435925722</text:p>
          </table:table-cell>
          <table:table-cell office:value-type="float" office:value="177.53147167765" calcext:value-type="float">
            <text:p>177,5314716776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280</text:p>
          </table:table-cell>
          <table:table-cell office:value-type="float" office:value="-1.5703736245632" calcext:value-type="float">
            <text:p>-1,5703736245632</text:p>
          </table:table-cell>
          <table:table-cell office:value-type="float" office:value="1.4259821176529" calcext:value-type="float">
            <text:p>1,4259821176529</text:p>
          </table:table-cell>
          <table:table-cell office:value-type="float" office:value="-53.759101849453" calcext:value-type="float">
            <text:p>-53,75910184945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291</text:p>
          </table:table-cell>
          <table:table-cell office:value-type="float" office:value="1.2770441174507" calcext:value-type="float">
            <text:p>1,2770441174507</text:p>
          </table:table-cell>
          <table:table-cell office:value-type="float" office:value="1.3136777281761" calcext:value-type="float">
            <text:p>1,3136777281761</text:p>
          </table:table-cell>
          <table:table-cell office:value-type="float" office:value="89.117634827924" calcext:value-type="float">
            <text:p>89,11763482792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302</text:p>
          </table:table-cell>
          <table:table-cell office:value-type="float" office:value="2.7970775961876" calcext:value-type="float">
            <text:p>2,7970775961876</text:p>
          </table:table-cell>
          <table:table-cell office:value-type="float" office:value="0.004688729532063" calcext:value-type="float">
            <text:p>0,004688729532063</text:p>
          </table:table-cell>
          <table:table-cell office:value-type="float" office:value="-12.918061036972" calcext:value-type="float">
            <text:p>-12,9180610369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313</text:p>
          </table:table-cell>
          <table:table-cell office:value-type="float" office:value="5.8132153749466" calcext:value-type="float">
            <text:p>5,8132153749466</text:p>
          </table:table-cell>
          <table:table-cell office:value-type="float" office:value="0.66638067364693" calcext:value-type="float">
            <text:p>0,66638067364693</text:p>
          </table:table-cell>
          <table:table-cell office:value-type="float" office:value="124.70141186076" calcext:value-type="float">
            <text:p>124,701411860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324</text:p>
          </table:table-cell>
          <table:table-cell office:value-type="float" office:value="4.6231943368912" calcext:value-type="float">
            <text:p>4,6231943368912</text:p>
          </table:table-cell>
          <table:table-cell office:value-type="float" office:value="1.9226226210594" calcext:value-type="float">
            <text:p>1,9226226210594</text:p>
          </table:table-cell>
          <table:table-cell office:value-type="float" office:value="1.0395760582701" calcext:value-type="float">
            <text:p>1,039576058270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335</text:p>
          </table:table-cell>
          <table:table-cell office:value-type="float" office:value="7.7867388725281" calcext:value-type="float">
            <text:p>7,7867388725281</text:p>
          </table:table-cell>
          <table:table-cell office:value-type="float" office:value="1.1340399086475" calcext:value-type="float">
            <text:p>1,1340399086475</text:p>
          </table:table-cell>
          <table:table-cell office:value-type="float" office:value="141.67735531072" calcext:value-type="float">
            <text:p>141,6773553107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346</text:p>
          </table:table-cell>
          <table:table-cell office:value-type="float" office:value="10.015668869019" calcext:value-type="float">
            <text:p>10,015668869019</text:p>
          </table:table-cell>
          <table:table-cell office:value-type="float" office:value="1.5882258117199" calcext:value-type="float">
            <text:p>1,5882258117199</text:p>
          </table:table-cell>
          <table:table-cell office:value-type="float" office:value="163.1075151407" calcext:value-type="float">
            <text:p>163,107515140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357</text:p>
          </table:table-cell>
          <table:table-cell office:value-type="float" office:value="-0.026420359499753" calcext:value-type="float">
            <text:p>-0,026420359499753</text:p>
          </table:table-cell>
          <table:table-cell office:value-type="float" office:value="5.2618616819382" calcext:value-type="float">
            <text:p>5,2618616819382</text:p>
          </table:table-cell>
          <table:table-cell office:value-type="float" office:value="-111.87128884018" calcext:value-type="float">
            <text:p>-111,8712888401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368</text:p>
          </table:table-cell>
          <table:table-cell office:value-type="float" office:value="0.20754467695951" calcext:value-type="float">
            <text:p>0,20754467695951</text:p>
          </table:table-cell>
          <table:table-cell office:value-type="float" office:value="3.157245516777" calcext:value-type="float">
            <text:p>3,157245516777</text:p>
          </table:table-cell>
          <table:table-cell office:value-type="float" office:value="-22.213684335636" calcext:value-type="float">
            <text:p>-22,21368433563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379</text:p>
          </table:table-cell>
          <table:table-cell office:value-type="float" office:value="0.64483068883419" calcext:value-type="float">
            <text:p>0,64483068883419</text:p>
          </table:table-cell>
          <table:table-cell office:value-type="float" office:value="2.43174046278" calcext:value-type="float">
            <text:p>2,43174046278</text:p>
          </table:table-cell>
          <table:table-cell office:value-type="float" office:value="-11.043827340102" calcext:value-type="float">
            <text:p>-11,04382734010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390</text:p>
          </table:table-cell>
          <table:table-cell office:value-type="float" office:value="4.1066032648087" calcext:value-type="float">
            <text:p>4,1066032648087</text:p>
          </table:table-cell>
          <table:table-cell office:value-type="float" office:value="1.4406797289848" calcext:value-type="float">
            <text:p>1,4406797289848</text:p>
          </table:table-cell>
          <table:table-cell office:value-type="float" office:value="164.55522464339" calcext:value-type="float">
            <text:p>164,5552246433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401</text:p>
          </table:table-cell>
          <table:table-cell office:value-type="float" office:value="5.1634299755096" calcext:value-type="float">
            <text:p>5,1634299755096</text:p>
          </table:table-cell>
          <table:table-cell office:value-type="float" office:value="3.6391931772232" calcext:value-type="float">
            <text:p>3,6391931772232</text:p>
          </table:table-cell>
          <table:table-cell office:value-type="float" office:value="63.925494054321" calcext:value-type="float">
            <text:p>63,92549405432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412</text:p>
          </table:table-cell>
          <table:table-cell office:value-type="float" office:value="6.8291532993317" calcext:value-type="float">
            <text:p>6,8291532993317</text:p>
          </table:table-cell>
          <table:table-cell office:value-type="float" office:value="2.2040863335133" calcext:value-type="float">
            <text:p>2,2040863335133</text:p>
          </table:table-cell>
          <table:table-cell office:value-type="float" office:value="-35.419707844971" calcext:value-type="float">
            <text:p>-35,41970784497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423</text:p>
          </table:table-cell>
          <table:table-cell office:value-type="float" office:value="9.2568600177765" calcext:value-type="float">
            <text:p>9,2568600177765</text:p>
          </table:table-cell>
          <table:table-cell office:value-type="float" office:value="2.031351774931" calcext:value-type="float">
            <text:p>2,031351774931</text:p>
          </table:table-cell>
          <table:table-cell office:value-type="float" office:value="-81.48385612828" calcext:value-type="float">
            <text:p>-81,4838561282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434</text:p>
          </table:table-cell>
          <table:table-cell office:value-type="float" office:value="-1.5850088000298" calcext:value-type="float">
            <text:p>-1,5850088000298</text:p>
          </table:table-cell>
          <table:table-cell office:value-type="float" office:value="5.9525960683823" calcext:value-type="float">
            <text:p>5,9525960683823</text:p>
          </table:table-cell>
          <table:table-cell office:value-type="float" office:value="-26.450470944119" calcext:value-type="float">
            <text:p>-26,45047094411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445</text:p>
          </table:table-cell>
          <table:table-cell office:value-type="float" office:value="1.3048395514488" calcext:value-type="float">
            <text:p>1,3048395514488</text:p>
          </table:table-cell>
          <table:table-cell office:value-type="float" office:value="4.8193353414536" calcext:value-type="float">
            <text:p>4,8193353414536</text:p>
          </table:table-cell>
          <table:table-cell office:value-type="float" office:value="-153.25191066523" calcext:value-type="float">
            <text:p>-153,251910665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456</text:p>
          </table:table-cell>
          <table:table-cell office:value-type="float" office:value="1.2002901732922" calcext:value-type="float">
            <text:p>1,2002901732922</text:p>
          </table:table-cell>
          <table:table-cell office:value-type="float" office:value="3.1356298923492" calcext:value-type="float">
            <text:p>3,1356298923492</text:p>
          </table:table-cell>
          <table:table-cell office:value-type="float" office:value="151.05270428263" calcext:value-type="float">
            <text:p>151,052704282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467</text:p>
          </table:table-cell>
          <table:table-cell office:value-type="float" office:value="3.711696267128" calcext:value-type="float">
            <text:p>3,711696267128</text:p>
          </table:table-cell>
          <table:table-cell office:value-type="float" office:value="4.6881455183029" calcext:value-type="float">
            <text:p>4,6881455183029</text:p>
          </table:table-cell>
          <table:table-cell office:value-type="float" office:value="11.267798626499" calcext:value-type="float">
            <text:p>11,26779862649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478</text:p>
          </table:table-cell>
          <table:table-cell office:value-type="float" office:value="5.3115081787109" calcext:value-type="float">
            <text:p>5,3115081787109</text:p>
          </table:table-cell>
          <table:table-cell office:value-type="float" office:value="5.2643489837646" calcext:value-type="float">
            <text:p>5,2643489837646</text:p>
          </table:table-cell>
          <table:table-cell office:value-type="float" office:value="-63.153509881086" calcext:value-type="float">
            <text:p>-63,15350988108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489</text:p>
          </table:table-cell>
          <table:table-cell office:value-type="float" office:value="7.3864096403122" calcext:value-type="float">
            <text:p>7,3864096403122</text:p>
          </table:table-cell>
          <table:table-cell office:value-type="float" office:value="2.5896430015564" calcext:value-type="float">
            <text:p>2,5896430015564</text:p>
          </table:table-cell>
          <table:table-cell office:value-type="float" office:value="140.49781204029" calcext:value-type="float">
            <text:p>140,4978120402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500</text:p>
          </table:table-cell>
          <table:table-cell office:value-type="float" office:value="7.2091972827911" calcext:value-type="float">
            <text:p>7,2091972827911</text:p>
          </table:table-cell>
          <table:table-cell office:value-type="float" office:value="5.8714085817337" calcext:value-type="float">
            <text:p>5,8714085817337</text:p>
          </table:table-cell>
          <table:table-cell office:value-type="float" office:value="-121.02468757872" calcext:value-type="float">
            <text:p>-121,0246875787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511</text:p>
          </table:table-cell>
          <table:table-cell office:value-type="float" office:value="-0.99357172846794" calcext:value-type="float">
            <text:p>-0,99357172846794</text:p>
          </table:table-cell>
          <table:table-cell office:value-type="float" office:value="6.8095296621323" calcext:value-type="float">
            <text:p>6,8095296621323</text:p>
          </table:table-cell>
          <table:table-cell office:value-type="float" office:value="38.92079014687" calcext:value-type="float">
            <text:p>38,9207901468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522</text:p>
          </table:table-cell>
          <table:table-cell office:value-type="float" office:value="0.30454898253083" calcext:value-type="float">
            <text:p>0,30454898253083</text:p>
          </table:table-cell>
          <table:table-cell office:value-type="float" office:value="6.1495643854141" calcext:value-type="float">
            <text:p>6,1495643854141</text:p>
          </table:table-cell>
          <table:table-cell office:value-type="float" office:value="107.67704514182" calcext:value-type="float">
            <text:p>107,6770451418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533</text:p>
          </table:table-cell>
          <table:table-cell office:value-type="float" office:value="1.9820132851601" calcext:value-type="float">
            <text:p>1,9820132851601</text:p>
          </table:table-cell>
          <table:table-cell office:value-type="float" office:value="5.4553043842316" calcext:value-type="float">
            <text:p>5,4553043842316</text:p>
          </table:table-cell>
          <table:table-cell office:value-type="float" office:value="-31.694690133356" calcext:value-type="float">
            <text:p>-31,69469013335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544</text:p>
          </table:table-cell>
          <table:table-cell office:value-type="float" office:value="4.7690853476524" calcext:value-type="float">
            <text:p>4,7690853476524</text:p>
          </table:table-cell>
          <table:table-cell office:value-type="float" office:value="6.3207703828812" calcext:value-type="float">
            <text:p>6,3207703828812</text:p>
          </table:table-cell>
          <table:table-cell office:value-type="float" office:value="-176.21052644815" calcext:value-type="float">
            <text:p>-176,210526448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555</text:p>
          </table:table-cell>
          <table:table-cell office:value-type="float" office:value="5.6955850124359" calcext:value-type="float">
            <text:p>5,6955850124359</text:p>
          </table:table-cell>
          <table:table-cell office:value-type="float" office:value="6.6967278718948" calcext:value-type="float">
            <text:p>6,6967278718948</text:p>
          </table:table-cell>
          <table:table-cell office:value-type="float" office:value="-143.51347601338" calcext:value-type="float">
            <text:p>-143,5134760133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566</text:p>
          </table:table-cell>
          <table:table-cell office:value-type="float" office:value="6.3828468322754" calcext:value-type="float">
            <text:p>6,3828468322754</text:p>
          </table:table-cell>
          <table:table-cell office:value-type="float" office:value="7.2694402933121" calcext:value-type="float">
            <text:p>7,2694402933121</text:p>
          </table:table-cell>
          <table:table-cell office:value-type="float" office:value="-167.06111172962" calcext:value-type="float">
            <text:p>-167,0611117296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577</text:p>
          </table:table-cell>
          <table:table-cell office:value-type="float" office:value="8.2787102460861" calcext:value-type="float">
            <text:p>8,2787102460861</text:p>
          </table:table-cell>
          <table:table-cell office:value-type="float" office:value="6.1941999197006" calcext:value-type="float">
            <text:p>6,1941999197006</text:p>
          </table:table-cell>
          <table:table-cell office:value-type="float" office:value="153.18085433571" calcext:value-type="float">
            <text:p>153,1808543357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588</text:p>
          </table:table-cell>
          <table:table-cell office:value-type="float" office:value="0.11066096834838" calcext:value-type="float">
            <text:p>0,11066096834838</text:p>
          </table:table-cell>
          <table:table-cell office:value-type="float" office:value="7.1922361850739" calcext:value-type="float">
            <text:p>7,1922361850739</text:p>
          </table:table-cell>
          <table:table-cell office:value-type="float" office:value="107.54392557083" calcext:value-type="float">
            <text:p>107,5439255708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599</text:p>
          </table:table-cell>
          <table:table-cell office:value-type="float" office:value="0.35543158650398" calcext:value-type="float">
            <text:p>0,35543158650398</text:p>
          </table:table-cell>
          <table:table-cell office:value-type="float" office:value="8.1172466278076" calcext:value-type="float">
            <text:p>8,1172466278076</text:p>
          </table:table-cell>
          <table:table-cell office:value-type="float" office:value="-27.215976813796" calcext:value-type="float">
            <text:p>-27,21597681379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610</text:p>
          </table:table-cell>
          <table:table-cell office:value-type="float" office:value="1.7952953279018" calcext:value-type="float">
            <text:p>1,7952953279018</text:p>
          </table:table-cell>
          <table:table-cell office:value-type="float" office:value="8.1672650575638" calcext:value-type="float">
            <text:p>8,1672650575638</text:p>
          </table:table-cell>
          <table:table-cell office:value-type="float" office:value="-51.26369758776" calcext:value-type="float">
            <text:p>-51,263697587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621</text:p>
          </table:table-cell>
          <table:table-cell office:value-type="float" office:value="4.4007095694542" calcext:value-type="float">
            <text:p>4,4007095694542</text:p>
          </table:table-cell>
          <table:table-cell office:value-type="float" office:value="8.1050097942352" calcext:value-type="float">
            <text:p>8,1050097942352</text:p>
          </table:table-cell>
          <table:table-cell office:value-type="float" office:value="96.495418032263" calcext:value-type="float">
            <text:p>96,4954180322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632</text:p>
          </table:table-cell>
          <table:table-cell office:value-type="float" office:value="3.9353573322296" calcext:value-type="float">
            <text:p>3,9353573322296</text:p>
          </table:table-cell>
          <table:table-cell office:value-type="float" office:value="7.0123279094696" calcext:value-type="float">
            <text:p>7,0123279094696</text:p>
          </table:table-cell>
          <table:table-cell office:value-type="float" office:value="50.553520393979" calcext:value-type="float">
            <text:p>50,55352039397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643</text:p>
          </table:table-cell>
          <table:table-cell office:value-type="float" office:value="6.9064980745316" calcext:value-type="float">
            <text:p>6,9064980745316</text:p>
          </table:table-cell>
          <table:table-cell office:value-type="float" office:value="6.8051993846893" calcext:value-type="float">
            <text:p>6,8051993846893</text:p>
          </table:table-cell>
          <table:table-cell office:value-type="float" office:value="-95.873910910005" calcext:value-type="float">
            <text:p>-95,87391091000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654</text:p>
          </table:table-cell>
          <table:table-cell office:value-type="float" office:value="7.7448451519012" calcext:value-type="float">
            <text:p>7,7448451519012</text:p>
          </table:table-cell>
          <table:table-cell office:value-type="float" office:value="9.244521856308" calcext:value-type="float">
            <text:p>9,244521856308</text:p>
          </table:table-cell>
          <table:table-cell office:value-type="float" office:value="-94.113691597228" calcext:value-type="float">
            <text:p>-94,11369159722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665</text:p>
          </table:table-cell>
          <table:table-cell office:value-type="float" office:value="0.28874587267637" calcext:value-type="float">
            <text:p>0,28874587267637</text:p>
          </table:table-cell>
          <table:table-cell office:value-type="float" office:value="9.5207798480988" calcext:value-type="float">
            <text:p>9,5207798480988</text:p>
          </table:table-cell>
          <table:table-cell office:value-type="float" office:value="-151.53246776314" calcext:value-type="float">
            <text:p>-151,5324677631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676</text:p>
          </table:table-cell>
          <table:table-cell office:value-type="float" office:value="0.48002071678638" calcext:value-type="float">
            <text:p>0,48002071678638</text:p>
          </table:table-cell>
          <table:table-cell office:value-type="float" office:value="8.4227210283279" calcext:value-type="float">
            <text:p>8,4227210283279</text:p>
          </table:table-cell>
          <table:table-cell office:value-type="float" office:value="64.954881455488" calcext:value-type="float">
            <text:p>64,95488145548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687</text:p>
          </table:table-cell>
          <table:table-cell office:value-type="float" office:value="2.4231262505054" calcext:value-type="float">
            <text:p>2,4231262505054</text:p>
          </table:table-cell>
          <table:table-cell office:value-type="float" office:value="8.1870448589325" calcext:value-type="float">
            <text:p>8,1870448589325</text:p>
          </table:table-cell>
          <table:table-cell office:value-type="float" office:value="41.232669809062" calcext:value-type="float">
            <text:p>41,23266980906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698</text:p>
          </table:table-cell>
          <table:table-cell office:value-type="float" office:value="5.5570590496063" calcext:value-type="float">
            <text:p>5,5570590496063</text:p>
          </table:table-cell>
          <table:table-cell office:value-type="float" office:value="8.6034047603607" calcext:value-type="float">
            <text:p>8,6034047603607</text:p>
          </table:table-cell>
          <table:table-cell office:value-type="float" office:value="-132.51535300237" calcext:value-type="float">
            <text:p>-132,5153530023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709</text:p>
          </table:table-cell>
          <table:table-cell office:value-type="float" office:value="6.6488927602768" calcext:value-type="float">
            <text:p>6,6488927602768</text:p>
          </table:table-cell>
          <table:table-cell office:value-type="float" office:value="11.085093021393" calcext:value-type="float">
            <text:p>11,085093021393</text:p>
          </table:table-cell>
          <table:table-cell office:value-type="float" office:value="-109.64899154226" calcext:value-type="float">
            <text:p>-109,6489915422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720</text:p>
          </table:table-cell>
          <table:table-cell office:value-type="float" office:value="8.6262571811676" calcext:value-type="float">
            <text:p>8,6262571811676</text:p>
          </table:table-cell>
          <table:table-cell office:value-type="float" office:value="9.9806720018387" calcext:value-type="float">
            <text:p>9,9806720018387</text:p>
          </table:table-cell>
          <table:table-cell office:value-type="float" office:value="-152.60259057306" calcext:value-type="float">
            <text:p>-152,6025905730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731</text:p>
          </table:table-cell>
          <table:table-cell office:value-type="float" office:value="7.7870607376099" calcext:value-type="float">
            <text:p>7,7870607376099</text:p>
          </table:table-cell>
          <table:table-cell office:value-type="float" office:value="10.043652057648" calcext:value-type="float">
            <text:p>10,043652057648</text:p>
          </table:table-cell>
          <table:table-cell office:value-type="float" office:value="80.865109802052" calcext:value-type="float">
            <text:p>80,86510980205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742</text:p>
          </table:table-cell>
          <table:table-cell office:value-type="float" office:value="0.49667753279209" calcext:value-type="float">
            <text:p>0,49667753279209</text:p>
          </table:table-cell>
          <table:table-cell office:value-type="float" office:value="10.197960138321" calcext:value-type="float">
            <text:p>10,197960138321</text:p>
          </table:table-cell>
          <table:table-cell office:value-type="float" office:value="-119.31179131672" calcext:value-type="float">
            <text:p>-119,3117913167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753</text:p>
          </table:table-cell>
          <table:table-cell office:value-type="float" office:value="-0.76617486774921" calcext:value-type="float">
            <text:p>-0,76617486774921</text:p>
          </table:table-cell>
          <table:table-cell office:value-type="float" office:value="10.396935939789" calcext:value-type="float">
            <text:p>10,396935939789</text:p>
          </table:table-cell>
          <table:table-cell office:value-type="float" office:value="-49.512881382256" calcext:value-type="float">
            <text:p>-49,51288138225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5</text:p>
          </table:table-cell>
          <table:table-cell office:value-type="float" office:value="-0.47887898981571" calcext:value-type="float">
            <text:p>-0,47887898981571</text:p>
          </table:table-cell>
          <table:table-cell office:value-type="float" office:value="-0.523393265903" calcext:value-type="float">
            <text:p>-0,523393265903</text:p>
          </table:table-cell>
          <table:table-cell office:value-type="float" office:value="121.45235128463" calcext:value-type="float">
            <text:p>121,452351284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214</text:p>
          </table:table-cell>
          <table:table-cell office:value-type="float" office:value="0.42408172041178" calcext:value-type="float">
            <text:p>0,42408172041178</text:p>
          </table:table-cell>
          <table:table-cell office:value-type="float" office:value="1.5660195052624" calcext:value-type="float">
            <text:p>1,5660195052624</text:p>
          </table:table-cell>
          <table:table-cell office:value-type="float" office:value="57.537305886578" calcext:value-type="float">
            <text:p>57,53730588657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225</text:p>
          </table:table-cell>
          <table:table-cell office:value-type="float" office:value="1.6787594556808" calcext:value-type="float">
            <text:p>1,6787594556808</text:p>
          </table:table-cell>
          <table:table-cell office:value-type="float" office:value="-0.58031123131514" calcext:value-type="float">
            <text:p>-0,58031123131514</text:p>
          </table:table-cell>
          <table:table-cell office:value-type="float" office:value="125.90729203194" calcext:value-type="float">
            <text:p>125,9072920319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236</text:p>
          </table:table-cell>
          <table:table-cell office:value-type="float" office:value="3.3633407950401" calcext:value-type="float">
            <text:p>3,3633407950401</text:p>
          </table:table-cell>
          <table:table-cell office:value-type="float" office:value="-0.076151504181325" calcext:value-type="float">
            <text:p>-0,076151504181325</text:p>
          </table:table-cell>
          <table:table-cell office:value-type="float" office:value="-169.92341484993" calcext:value-type="float">
            <text:p>-169,9234148499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247</text:p>
          </table:table-cell>
          <table:table-cell office:value-type="float" office:value="2.7267122268677" calcext:value-type="float">
            <text:p>2,7267122268677</text:p>
          </table:table-cell>
          <table:table-cell office:value-type="float" office:value="-0.56929487735033" calcext:value-type="float">
            <text:p>-0,56929487735033</text:p>
          </table:table-cell>
          <table:table-cell office:value-type="float" office:value="-0.36479983253369" calcext:value-type="float">
            <text:p>-0,364799832533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258</text:p>
          </table:table-cell>
          <table:table-cell office:value-type="float" office:value="6.9469922780991" calcext:value-type="float">
            <text:p>6,9469922780991</text:p>
          </table:table-cell>
          <table:table-cell office:value-type="float" office:value="0.72730168700218" calcext:value-type="float">
            <text:p>0,72730168700218</text:p>
          </table:table-cell>
          <table:table-cell office:value-type="float" office:value="48.807033307993" calcext:value-type="float">
            <text:p>48,80703330799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269</text:p>
          </table:table-cell>
          <table:table-cell office:value-type="float" office:value="8.4959077835083" calcext:value-type="float">
            <text:p>8,4959077835083</text:p>
          </table:table-cell>
          <table:table-cell office:value-type="float" office:value="-0.43899871408939" calcext:value-type="float">
            <text:p>-0,43899871408939</text:p>
          </table:table-cell>
          <table:table-cell office:value-type="float" office:value="150.49052694041" calcext:value-type="float">
            <text:p>150,490526940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280</text:p>
          </table:table-cell>
          <table:table-cell office:value-type="float" office:value="-1.5762016177177" calcext:value-type="float">
            <text:p>-1,5762016177177</text:p>
          </table:table-cell>
          <table:table-cell office:value-type="float" office:value="1.7522183060646" calcext:value-type="float">
            <text:p>1,7522183060646</text:p>
          </table:table-cell>
          <table:table-cell office:value-type="float" office:value="-84.62346207564" calcext:value-type="float">
            <text:p>-84,623462075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291</text:p>
          </table:table-cell>
          <table:table-cell office:value-type="float" office:value="1.5358705818653" calcext:value-type="float">
            <text:p>1,5358705818653</text:p>
          </table:table-cell>
          <table:table-cell office:value-type="float" office:value="1.2027940899134" calcext:value-type="float">
            <text:p>1,2027940899134</text:p>
          </table:table-cell>
          <table:table-cell office:value-type="float" office:value="154.23174724457" calcext:value-type="float">
            <text:p>154,2317472445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302</text:p>
          </table:table-cell>
          <table:table-cell office:value-type="float" office:value="2.7019780874252" calcext:value-type="float">
            <text:p>2,7019780874252</text:p>
          </table:table-cell>
          <table:table-cell office:value-type="float" office:value="-0.19071504473686" calcext:value-type="float">
            <text:p>-0,19071504473686</text:p>
          </table:table-cell>
          <table:table-cell office:value-type="float" office:value="74.622403284547" calcext:value-type="float">
            <text:p>74,6224032845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313</text:p>
          </table:table-cell>
          <table:table-cell office:value-type="float" office:value="5.8320581912994" calcext:value-type="float">
            <text:p>5,8320581912994</text:p>
          </table:table-cell>
          <table:table-cell office:value-type="float" office:value="0.38355819880962" calcext:value-type="float">
            <text:p>0,38355819880962</text:p>
          </table:table-cell>
          <table:table-cell office:value-type="float" office:value="87.518006373363" calcext:value-type="float">
            <text:p>87,5180063733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324</text:p>
          </table:table-cell>
          <table:table-cell office:value-type="float" office:value="4.4611710309982" calcext:value-type="float">
            <text:p>4,4611710309982</text:p>
          </table:table-cell>
          <table:table-cell office:value-type="float" office:value="2.0514753460884" calcext:value-type="float">
            <text:p>2,0514753460884</text:p>
          </table:table-cell>
          <table:table-cell office:value-type="float" office:value="-57.916245642741" calcext:value-type="float">
            <text:p>-57,9162456427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335</text:p>
          </table:table-cell>
          <table:table-cell office:value-type="float" office:value="7.9476350545883" calcext:value-type="float">
            <text:p>7,9476350545883</text:p>
          </table:table-cell>
          <table:table-cell office:value-type="float" office:value="1.2866163253784" calcext:value-type="float">
            <text:p>1,2866163253784</text:p>
          </table:table-cell>
          <table:table-cell office:value-type="float" office:value="-127.66560475538" calcext:value-type="float">
            <text:p>-127,6656047553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346</text:p>
          </table:table-cell>
          <table:table-cell office:value-type="float" office:value="10.034401416779" calcext:value-type="float">
            <text:p>10,034401416779</text:p>
          </table:table-cell>
          <table:table-cell office:value-type="float" office:value="1.3102760910988" calcext:value-type="float">
            <text:p>1,3102760910988</text:p>
          </table:table-cell>
          <table:table-cell office:value-type="float" office:value="95.918063145534" calcext:value-type="float">
            <text:p>95,9180631455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357</text:p>
          </table:table-cell>
          <table:table-cell office:value-type="float" office:value="0.047445255331695" calcext:value-type="float">
            <text:p>0,047445255331695</text:p>
          </table:table-cell>
          <table:table-cell office:value-type="float" office:value="5.5203831195831" calcext:value-type="float">
            <text:p>5,5203831195831</text:p>
          </table:table-cell>
          <table:table-cell office:value-type="float" office:value="-86.712229783368" calcext:value-type="float">
            <text:p>-86,71222978336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368</text:p>
          </table:table-cell>
          <table:table-cell office:value-type="float" office:value="0.13077639043331" calcext:value-type="float">
            <text:p>0,13077639043331</text:p>
          </table:table-cell>
          <table:table-cell office:value-type="float" office:value="3.4620350599289" calcext:value-type="float">
            <text:p>3,4620350599289</text:p>
          </table:table-cell>
          <table:table-cell office:value-type="float" office:value="-70.529878519143" calcext:value-type="float">
            <text:p>-70,52987851914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379</text:p>
          </table:table-cell>
          <table:table-cell office:value-type="float" office:value="0.65637215971947" calcext:value-type="float">
            <text:p>0,65637215971947</text:p>
          </table:table-cell>
          <table:table-cell office:value-type="float" office:value="2.6530748605728" calcext:value-type="float">
            <text:p>2,6530748605728</text:p>
          </table:table-cell>
          <table:table-cell office:value-type="float" office:value="-101.77057487949" calcext:value-type="float">
            <text:p>-101,770574879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390</text:p>
          </table:table-cell>
          <table:table-cell office:value-type="float" office:value="4.2780083417892" calcext:value-type="float">
            <text:p>4,2780083417892</text:p>
          </table:table-cell>
          <table:table-cell office:value-type="float" office:value="1.5805579721928" calcext:value-type="float">
            <text:p>1,5805579721928</text:p>
          </table:table-cell>
          <table:table-cell office:value-type="float" office:value="-122.94509456416" calcext:value-type="float">
            <text:p>-122,945094564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401</text:p>
          </table:table-cell>
          <table:table-cell office:value-type="float" office:value="4.9880990386009" calcext:value-type="float">
            <text:p>4,9880990386009</text:p>
          </table:table-cell>
          <table:table-cell office:value-type="float" office:value="3.2867029309273" calcext:value-type="float">
            <text:p>3,2867029309273</text:p>
          </table:table-cell>
          <table:table-cell office:value-type="float" office:value="62.267923051385" calcext:value-type="float">
            <text:p>62,2679230513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412</text:p>
          </table:table-cell>
          <table:table-cell office:value-type="float" office:value="6.6765582561493" calcext:value-type="float">
            <text:p>6,6765582561493</text:p>
          </table:table-cell>
          <table:table-cell office:value-type="float" office:value="2.0436508953571" calcext:value-type="float">
            <text:p>2,0436508953571</text:p>
          </table:table-cell>
          <table:table-cell office:value-type="float" office:value="55.290605611862" calcext:value-type="float">
            <text:p>55,29060561186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423</text:p>
          </table:table-cell>
          <table:table-cell office:value-type="float" office:value="8.9846658706665" calcext:value-type="float">
            <text:p>8,9846658706665</text:p>
          </table:table-cell>
          <table:table-cell office:value-type="float" office:value="2.0904693007469" calcext:value-type="float">
            <text:p>2,0904693007469</text:p>
          </table:table-cell>
          <table:table-cell office:value-type="float" office:value="-14.115003643522" calcext:value-type="float">
            <text:p>-14,11500364352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434</text:p>
          </table:table-cell>
          <table:table-cell office:value-type="float" office:value="-1.5849976241589" calcext:value-type="float">
            <text:p>-1,5849976241589</text:p>
          </table:table-cell>
          <table:table-cell office:value-type="float" office:value="6.227131485939" calcext:value-type="float">
            <text:p>6,227131485939</text:p>
          </table:table-cell>
          <table:table-cell office:value-type="float" office:value="-27.884912908457" calcext:value-type="float">
            <text:p>-27,88491290845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445</text:p>
          </table:table-cell>
          <table:table-cell office:value-type="float" office:value="1.3935446739197" calcext:value-type="float">
            <text:p>1,3935446739197</text:p>
          </table:table-cell>
          <table:table-cell office:value-type="float" office:value="5.0527137517929" calcext:value-type="float">
            <text:p>5,0527137517929</text:p>
          </table:table-cell>
          <table:table-cell office:value-type="float" office:value="-109.25905643755" calcext:value-type="float">
            <text:p>-109,2590564375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456</text:p>
          </table:table-cell>
          <table:table-cell office:value-type="float" office:value="1.4869284629822" calcext:value-type="float">
            <text:p>1,4869284629822</text:p>
          </table:table-cell>
          <table:table-cell office:value-type="float" office:value="3.2646781206131" calcext:value-type="float">
            <text:p>3,2646781206131</text:p>
          </table:table-cell>
          <table:table-cell office:value-type="float" office:value="-160.86246861014" calcext:value-type="float">
            <text:p>-160,862468610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467</text:p>
          </table:table-cell>
          <table:table-cell office:value-type="float" office:value="3.3208864927292" calcext:value-type="float">
            <text:p>3,3208864927292</text:p>
          </table:table-cell>
          <table:table-cell office:value-type="float" office:value="4.6112233400345" calcext:value-type="float">
            <text:p>4,6112233400345</text:p>
          </table:table-cell>
          <table:table-cell office:value-type="float" office:value="11.249131647645" calcext:value-type="float">
            <text:p>11,2491316476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478</text:p>
          </table:table-cell>
          <table:table-cell office:value-type="float" office:value="5.1346218585968" calcext:value-type="float">
            <text:p>5,1346218585968</text:p>
          </table:table-cell>
          <table:table-cell office:value-type="float" office:value="5.6068629026413" calcext:value-type="float">
            <text:p>5,6068629026413</text:p>
          </table:table-cell>
          <table:table-cell office:value-type="float" office:value="-61.235501508045" calcext:value-type="float">
            <text:p>-61,23550150804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489</text:p>
          </table:table-cell>
          <table:table-cell office:value-type="float" office:value="7.550356388092" calcext:value-type="float">
            <text:p>7,550356388092</text:p>
          </table:table-cell>
          <table:table-cell office:value-type="float" office:value="2.738636136055" calcext:value-type="float">
            <text:p>2,738636136055</text:p>
          </table:table-cell>
          <table:table-cell office:value-type="float" office:value="-129.01460896632" calcext:value-type="float">
            <text:p>-129,0146089663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500</text:p>
          </table:table-cell>
          <table:table-cell office:value-type="float" office:value="7.4711978435516" calcext:value-type="float">
            <text:p>7,4711978435516</text:p>
          </table:table-cell>
          <table:table-cell office:value-type="float" office:value="6.1287438869476" calcext:value-type="float">
            <text:p>6,1287438869476</text:p>
          </table:table-cell>
          <table:table-cell office:value-type="float" office:value="-135.14406817734" calcext:value-type="float">
            <text:p>-135,144068177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511</text:p>
          </table:table-cell>
          <table:table-cell office:value-type="float" office:value="-1.2046684324741" calcext:value-type="float">
            <text:p>-1,2046684324741</text:p>
          </table:table-cell>
          <table:table-cell office:value-type="float" office:value="6.5821969509125" calcext:value-type="float">
            <text:p>6,5821969509125</text:p>
          </table:table-cell>
          <table:table-cell office:value-type="float" office:value="60.353850862782" calcext:value-type="float">
            <text:p>60,35385086278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522</text:p>
          </table:table-cell>
          <table:table-cell office:value-type="float" office:value="0.4710403457284" calcext:value-type="float">
            <text:p>0,4710403457284</text:p>
          </table:table-cell>
          <table:table-cell office:value-type="float" office:value="5.9029042720795" calcext:value-type="float">
            <text:p>5,9029042720795</text:p>
          </table:table-cell>
          <table:table-cell office:value-type="float" office:value="146.11354451271" calcext:value-type="float">
            <text:p>146,113544512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533</text:p>
          </table:table-cell>
          <table:table-cell office:value-type="float" office:value="1.8930898606777" calcext:value-type="float">
            <text:p>1,8930898606777</text:p>
          </table:table-cell>
          <table:table-cell office:value-type="float" office:value="5.7319009304047" calcext:value-type="float">
            <text:p>5,7319009304047</text:p>
          </table:table-cell>
          <table:table-cell office:value-type="float" office:value="-81.147093681773" calcext:value-type="float">
            <text:p>-81,14709368177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544</text:p>
          </table:table-cell>
          <table:table-cell office:value-type="float" office:value="5.157698392868" calcext:value-type="float">
            <text:p>5,157698392868</text:p>
          </table:table-cell>
          <table:table-cell office:value-type="float" office:value="6.3265359401703" calcext:value-type="float">
            <text:p>6,3265359401703</text:p>
          </table:table-cell>
          <table:table-cell office:value-type="float" office:value="179.87607087299" calcext:value-type="float">
            <text:p>179,876070872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555</text:p>
          </table:table-cell>
          <table:table-cell office:value-type="float" office:value="6.0133612155914" calcext:value-type="float">
            <text:p>6,0133612155914</text:p>
          </table:table-cell>
          <table:table-cell office:value-type="float" office:value="6.7699790000916" calcext:value-type="float">
            <text:p>6,7699790000916</text:p>
          </table:table-cell>
          <table:table-cell office:value-type="float" office:value="-174.63249917243" calcext:value-type="float">
            <text:p>-174,6324991724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566</text:p>
          </table:table-cell>
          <table:table-cell office:value-type="float" office:value="6.488111615181" calcext:value-type="float">
            <text:p>6,488111615181</text:p>
          </table:table-cell>
          <table:table-cell office:value-type="float" office:value="7.1073532104492" calcext:value-type="float">
            <text:p>7,1073532104492</text:p>
          </table:table-cell>
          <table:table-cell office:value-type="float" office:value="111.01914591091" calcext:value-type="float">
            <text:p>111,0191459109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577</text:p>
          </table:table-cell>
          <table:table-cell office:value-type="float" office:value="8.6342257261276" calcext:value-type="float">
            <text:p>8,6342257261276</text:p>
          </table:table-cell>
          <table:table-cell office:value-type="float" office:value="6.015003323555" calcext:value-type="float">
            <text:p>6,015003323555</text:p>
          </table:table-cell>
          <table:table-cell office:value-type="float" office:value="153.14884550253" calcext:value-type="float">
            <text:p>153,1488455025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588</text:p>
          </table:table-cell>
          <table:table-cell office:value-type="float" office:value="0.15887347981334" calcext:value-type="float">
            <text:p>0,15887347981334</text:p>
          </table:table-cell>
          <table:table-cell office:value-type="float" office:value="6.8275433778763" calcext:value-type="float">
            <text:p>6,8275433778763</text:p>
          </table:table-cell>
          <table:table-cell office:value-type="float" office:value="94.457984729937" calcext:value-type="float">
            <text:p>94,45798472993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599</text:p>
          </table:table-cell>
          <table:table-cell office:value-type="float" office:value="0.14864636585116" calcext:value-type="float">
            <text:p>0,14864636585116</text:p>
          </table:table-cell>
          <table:table-cell office:value-type="float" office:value="8.0073654651642" calcext:value-type="float">
            <text:p>8,0073654651642</text:p>
          </table:table-cell>
          <table:table-cell office:value-type="float" office:value="38.593406889849" calcext:value-type="float">
            <text:p>38,59340688984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610</text:p>
          </table:table-cell>
          <table:table-cell office:value-type="float" office:value="1.5469352900982" calcext:value-type="float">
            <text:p>1,5469352900982</text:p>
          </table:table-cell>
          <table:table-cell office:value-type="float" office:value="8.4769833087921" calcext:value-type="float">
            <text:p>8,4769833087921</text:p>
          </table:table-cell>
          <table:table-cell office:value-type="float" office:value="-51.262013092162" calcext:value-type="float">
            <text:p>-51,26201309216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621</text:p>
          </table:table-cell>
          <table:table-cell office:value-type="float" office:value="4.2743811011314" calcext:value-type="float">
            <text:p>4,2743811011314</text:p>
          </table:table-cell>
          <table:table-cell office:value-type="float" office:value="7.9019498825073" calcext:value-type="float">
            <text:p>7,9019498825073</text:p>
          </table:table-cell>
          <table:table-cell office:value-type="float" office:value="53.929109482249" calcext:value-type="float">
            <text:p>53,9291094822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632</text:p>
          </table:table-cell>
          <table:table-cell office:value-type="float" office:value="3.8129588961601" calcext:value-type="float">
            <text:p>3,8129588961601</text:p>
          </table:table-cell>
          <table:table-cell office:value-type="float" office:value="6.7575538158417" calcext:value-type="float">
            <text:p>6,7575538158417</text:p>
          </table:table-cell>
          <table:table-cell office:value-type="float" office:value="67.379523234762" calcext:value-type="float">
            <text:p>67,37952323476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643</text:p>
          </table:table-cell>
          <table:table-cell office:value-type="float" office:value="6.7798465490341" calcext:value-type="float">
            <text:p>6,7798465490341</text:p>
          </table:table-cell>
          <table:table-cell office:value-type="float" office:value="6.9537895917892" calcext:value-type="float">
            <text:p>6,9537895917892</text:p>
          </table:table-cell>
          <table:table-cell office:value-type="float" office:value="-26.124227198826" calcext:value-type="float">
            <text:p>-26,12422719882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654</text:p>
          </table:table-cell>
          <table:table-cell office:value-type="float" office:value="7.9056465625763" calcext:value-type="float">
            <text:p>7,9056465625763</text:p>
          </table:table-cell>
          <table:table-cell office:value-type="float" office:value="9.4208776950836" calcext:value-type="float">
            <text:p>9,4208776950836</text:p>
          </table:table-cell>
          <table:table-cell office:value-type="float" office:value="-156.12551664851" calcext:value-type="float">
            <text:p>-156,1255166485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665</text:p>
          </table:table-cell>
          <table:table-cell office:value-type="float" office:value="0.63845701515675" calcext:value-type="float">
            <text:p>0,63845701515675</text:p>
          </table:table-cell>
          <table:table-cell office:value-type="float" office:value="9.7104549407959" calcext:value-type="float">
            <text:p>9,7104549407959</text:p>
          </table:table-cell>
          <table:table-cell office:value-type="float" office:value="-151.48815835357" calcext:value-type="float">
            <text:p>-151,4881583535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676</text:p>
          </table:table-cell>
          <table:table-cell office:value-type="float" office:value="0.2749602496624" calcext:value-type="float">
            <text:p>0,2749602496624</text:p>
          </table:table-cell>
          <table:table-cell office:value-type="float" office:value="8.4922850131989" calcext:value-type="float">
            <text:p>8,4922850131989</text:p>
          </table:table-cell>
          <table:table-cell office:value-type="float" office:value="-23.594752048991" calcext:value-type="float">
            <text:p>-23,59475204899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687</text:p>
          </table:table-cell>
          <table:table-cell office:value-type="float" office:value="2.1241617202759" calcext:value-type="float">
            <text:p>2,1241617202759</text:p>
          </table:table-cell>
          <table:table-cell office:value-type="float" office:value="7.9252403974533" calcext:value-type="float">
            <text:p>7,9252403974533</text:p>
          </table:table-cell>
          <table:table-cell office:value-type="float" office:value="41.25090199671" calcext:value-type="float">
            <text:p>41,250901996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698</text:p>
          </table:table-cell>
          <table:table-cell office:value-type="float" office:value="5.6907695531845" calcext:value-type="float">
            <text:p>5,6907695531845</text:p>
          </table:table-cell>
          <table:table-cell office:value-type="float" office:value="8.8606488704681" calcext:value-type="float">
            <text:p>8,8606488704681</text:p>
          </table:table-cell>
          <table:table-cell office:value-type="float" office:value="-114.317162781" calcext:value-type="float">
            <text:p>-114,3171627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709</text:p>
          </table:table-cell>
          <table:table-cell office:value-type="float" office:value="6.9505161046982" calcext:value-type="float">
            <text:p>6,9505161046982</text:p>
          </table:table-cell>
          <table:table-cell office:value-type="float" office:value="11.085008382797" calcext:value-type="float">
            <text:p>11,085008382797</text:p>
          </table:table-cell>
          <table:table-cell office:value-type="float" office:value="-117.55473598553" calcext:value-type="float">
            <text:p>-117,5547359855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720</text:p>
          </table:table-cell>
          <table:table-cell office:value-type="float" office:value="8.8282299041748" calcext:value-type="float">
            <text:p>8,8282299041748</text:p>
          </table:table-cell>
          <table:table-cell office:value-type="float" office:value="10.142064094543" calcext:value-type="float">
            <text:p>10,142064094543</text:p>
          </table:table-cell>
          <table:table-cell office:value-type="float" office:value="-139.81436468234" calcext:value-type="float">
            <text:p>-139,8143646823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731</text:p>
          </table:table-cell>
          <table:table-cell office:value-type="float" office:value="7.9657816886902" calcext:value-type="float">
            <text:p>7,9657816886902</text:p>
          </table:table-cell>
          <table:table-cell office:value-type="float" office:value="9.9115628004074" calcext:value-type="float">
            <text:p>9,9115628004074</text:p>
          </table:table-cell>
          <table:table-cell office:value-type="float" office:value="159.0918006411" calcext:value-type="float">
            <text:p>159,091800641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742</text:p>
          </table:table-cell>
          <table:table-cell office:value-type="float" office:value="0.58546971529722" calcext:value-type="float">
            <text:p>0,58546971529722</text:p>
          </table:table-cell>
          <table:table-cell office:value-type="float" office:value="10.430347919464" calcext:value-type="float">
            <text:p>10,430347919464</text:p>
          </table:table-cell>
          <table:table-cell office:value-type="float" office:value="-109.84803536895" calcext:value-type="float">
            <text:p>-109,8480353689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753</text:p>
          </table:table-cell>
          <table:table-cell office:value-type="float" office:value="-0.61261098831892" calcext:value-type="float">
            <text:p>-0,61261098831892</text:p>
          </table:table-cell>
          <table:table-cell office:value-type="float" office:value="10.550497770309" calcext:value-type="float">
            <text:p>10,550497770309</text:p>
          </table:table-cell>
          <table:table-cell office:value-type="float" office:value="-64.50867804752" calcext:value-type="float">
            <text:p>-64,5086780475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5</text:p>
          </table:table-cell>
          <table:table-cell office:value-type="float" office:value="-0.42632669210434" calcext:value-type="float">
            <text:p>-0,42632669210434</text:p>
          </table:table-cell>
          <table:table-cell office:value-type="float" office:value="-0.58501429855824" calcext:value-type="float">
            <text:p>-0,58501429855824</text:p>
          </table:table-cell>
          <table:table-cell office:value-type="float" office:value="71.596379492693" calcext:value-type="float">
            <text:p>71,59637949269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214</text:p>
          </table:table-cell>
          <table:table-cell office:value-type="float" office:value="0.21113397553563" calcext:value-type="float">
            <text:p>0,21113397553563</text:p>
          </table:table-cell>
          <table:table-cell office:value-type="float" office:value="1.2303404510021" calcext:value-type="float">
            <text:p>1,2303404510021</text:p>
          </table:table-cell>
          <table:table-cell office:value-type="float" office:value="57.570722452395" calcext:value-type="float">
            <text:p>57,57072245239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225</text:p>
          </table:table-cell>
          <table:table-cell office:value-type="float" office:value="1.8420475721359" calcext:value-type="float">
            <text:p>1,8420475721359</text:p>
          </table:table-cell>
          <table:table-cell office:value-type="float" office:value="-0.57986974716187" calcext:value-type="float">
            <text:p>-0,57986974716187</text:p>
          </table:table-cell>
          <table:table-cell office:value-type="float" office:value="125.40608454662" calcext:value-type="float">
            <text:p>125,4060845466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236</text:p>
          </table:table-cell>
          <table:table-cell office:value-type="float" office:value="3.4372425079346" calcext:value-type="float">
            <text:p>3,4372425079346</text:p>
          </table:table-cell>
          <table:table-cell office:value-type="float" office:value="-0.29028356075287" calcext:value-type="float">
            <text:p>-0,29028356075287</text:p>
          </table:table-cell>
          <table:table-cell office:value-type="float" office:value="100.29646697318" calcext:value-type="float">
            <text:p>100,296466973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247</text:p>
          </table:table-cell>
          <table:table-cell office:value-type="float" office:value="2.5560998916626" calcext:value-type="float">
            <text:p>2,5560998916626</text:p>
          </table:table-cell>
          <table:table-cell office:value-type="float" office:value="-0.58501981198788" calcext:value-type="float">
            <text:p>-0,58501981198788</text:p>
          </table:table-cell>
          <table:table-cell office:value-type="float" office:value="57.429778348109" calcext:value-type="float">
            <text:p>57,42977834810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258</text:p>
          </table:table-cell>
          <table:table-cell office:value-type="float" office:value="6.9622737169266" calcext:value-type="float">
            <text:p>6,9622737169266</text:p>
          </table:table-cell>
          <table:table-cell office:value-type="float" office:value="0.39684023708105" calcext:value-type="float">
            <text:p>0,39684023708105</text:p>
          </table:table-cell>
          <table:table-cell office:value-type="float" office:value="87.254562195699" calcext:value-type="float">
            <text:p>87,2545621956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269</text:p>
          </table:table-cell>
          <table:table-cell office:value-type="float" office:value="8.4507387876511" calcext:value-type="float">
            <text:p>8,4507387876511</text:p>
          </table:table-cell>
          <table:table-cell office:value-type="float" office:value="-0.47814048826694" calcext:value-type="float">
            <text:p>-0,47814048826694</text:p>
          </table:table-cell>
          <table:table-cell office:value-type="float" office:value="100.09162137463" calcext:value-type="float">
            <text:p>100,091621374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280</text:p>
          </table:table-cell>
          <table:table-cell office:value-type="float" office:value="-1.4906956255436" calcext:value-type="float">
            <text:p>-1,4906956255436</text:p>
          </table:table-cell>
          <table:table-cell office:value-type="float" office:value="2.0893649756908" calcext:value-type="float">
            <text:p>2,0893649756908</text:p>
          </table:table-cell>
          <table:table-cell office:value-type="float" office:value="-107.67114086516" calcext:value-type="float">
            <text:p>-107,671140865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291</text:p>
          </table:table-cell>
          <table:table-cell office:value-type="float" office:value="1.8941774964333" calcext:value-type="float">
            <text:p>1,8941774964333</text:p>
          </table:table-cell>
          <table:table-cell office:value-type="float" office:value="1.0300644487143" calcext:value-type="float">
            <text:p>1,0300644487143</text:p>
          </table:table-cell>
          <table:table-cell office:value-type="float" office:value="154.21817560864" calcext:value-type="float">
            <text:p>154,218175608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302</text:p>
          </table:table-cell>
          <table:table-cell office:value-type="float" office:value="2.9080787301064" calcext:value-type="float">
            <text:p>2,9080787301064</text:p>
          </table:table-cell>
          <table:table-cell office:value-type="float" office:value="-0.27957674115896" calcext:value-type="float">
            <text:p>-0,27957674115896</text:p>
          </table:table-cell>
          <table:table-cell office:value-type="float" office:value="164.99752603519" calcext:value-type="float">
            <text:p>164,9975260351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313</text:p>
          </table:table-cell>
          <table:table-cell office:value-type="float" office:value="5.6774765253067" calcext:value-type="float">
            <text:p>5,6774765253067</text:p>
          </table:table-cell>
          <table:table-cell office:value-type="float" office:value="0.14697546139359" calcext:value-type="float">
            <text:p>0,14697546139359</text:p>
          </table:table-cell>
          <table:table-cell office:value-type="float" office:value="50.322963173982" calcext:value-type="float">
            <text:p>50,3229631739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324</text:p>
          </table:table-cell>
          <table:table-cell office:value-type="float" office:value="4.6310377120972" calcext:value-type="float">
            <text:p>4,6310377120972</text:p>
          </table:table-cell>
          <table:table-cell office:value-type="float" office:value="2.1945789456367" calcext:value-type="float">
            <text:p>2,1945789456367</text:p>
          </table:table-cell>
          <table:table-cell office:value-type="float" office:value="-148.7249295423" calcext:value-type="float">
            <text:p>-148,72492954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335</text:p>
          </table:table-cell>
          <table:table-cell office:value-type="float" office:value="7.9144978523254" calcext:value-type="float">
            <text:p>7,9144978523254</text:p>
          </table:table-cell>
          <table:table-cell office:value-type="float" office:value="1.6155013442039" calcext:value-type="float">
            <text:p>1,6155013442039</text:p>
          </table:table-cell>
          <table:table-cell office:value-type="float" office:value="-89.569694676976" calcext:value-type="float">
            <text:p>-89,5696946769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346</text:p>
          </table:table-cell>
          <table:table-cell office:value-type="float" office:value="10.074809789658" calcext:value-type="float">
            <text:p>10,074809789658</text:p>
          </table:table-cell>
          <table:table-cell office:value-type="float" office:value="0.9137536585331" calcext:value-type="float">
            <text:p>0,9137536585331</text:p>
          </table:table-cell>
          <table:table-cell office:value-type="float" office:value="95.903172614468" calcext:value-type="float">
            <text:p>95,9031726144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357</text:p>
          </table:table-cell>
          <table:table-cell office:value-type="float" office:value="-0.17395045608282" calcext:value-type="float">
            <text:p>-0,17395045608282</text:p>
          </table:table-cell>
          <table:table-cell office:value-type="float" office:value="5.5386888980865" calcext:value-type="float">
            <text:p>5,5386888980865</text:p>
          </table:table-cell>
          <table:table-cell office:value-type="float" office:value="4.0608691466842" calcext:value-type="float">
            <text:p>4,06086914668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368</text:p>
          </table:table-cell>
          <table:table-cell office:value-type="float" office:value="-0.0012569397222251" calcext:value-type="float">
            <text:p>-0,0012569397222251</text:p>
          </table:table-cell>
          <table:table-cell office:value-type="float" office:value="3.8373240828514" calcext:value-type="float">
            <text:p>3,8373240828514</text:p>
          </table:table-cell>
          <table:table-cell office:value-type="float" office:value="-70.543511657958" calcext:value-type="float">
            <text:p>-70,5435116579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379</text:p>
          </table:table-cell>
          <table:table-cell office:value-type="float" office:value="0.88692501187325" calcext:value-type="float">
            <text:p>0,88692501187325</text:p>
          </table:table-cell>
          <table:table-cell office:value-type="float" office:value="2.9200953245163" calcext:value-type="float">
            <text:p>2,9200953245163</text:p>
          </table:table-cell>
          <table:table-cell office:value-type="float" office:value="-126.30909719285" calcext:value-type="float">
            <text:p>-126,3090971928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390</text:p>
          </table:table-cell>
          <table:table-cell office:value-type="float" office:value="4.1102728247643" calcext:value-type="float">
            <text:p>4,1102728247643</text:p>
          </table:table-cell>
          <table:table-cell office:value-type="float" office:value="1.7262710630894" calcext:value-type="float">
            <text:p>1,7262710630894</text:p>
          </table:table-cell>
          <table:table-cell office:value-type="float" office:value="-32.292012955732" calcext:value-type="float">
            <text:p>-32,2920129557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401</text:p>
          </table:table-cell>
          <table:table-cell office:value-type="float" office:value="4.7575742006302" calcext:value-type="float">
            <text:p>4,7575742006302</text:p>
          </table:table-cell>
          <table:table-cell office:value-type="float" office:value="3.0068281292915" calcext:value-type="float">
            <text:p>3,0068281292915</text:p>
          </table:table-cell>
          <table:table-cell office:value-type="float" office:value="46.861232465999" calcext:value-type="float">
            <text:p>46,86123246599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412</text:p>
          </table:table-cell>
          <table:table-cell office:value-type="float" office:value="6.8232047557831" calcext:value-type="float">
            <text:p>6,8232047557831</text:p>
          </table:table-cell>
          <table:table-cell office:value-type="float" office:value="1.7945279181004" calcext:value-type="float">
            <text:p>1,7945279181004</text:p>
          </table:table-cell>
          <table:table-cell office:value-type="float" office:value="117.43667778695" calcext:value-type="float">
            <text:p>117,4366777869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423</text:p>
          </table:table-cell>
          <table:table-cell office:value-type="float" office:value="8.5986107587814" calcext:value-type="float">
            <text:p>8,5986107587814</text:p>
          </table:table-cell>
          <table:table-cell office:value-type="float" office:value="2.1868102252483" calcext:value-type="float">
            <text:p>2,1868102252483</text:p>
          </table:table-cell>
          <table:table-cell office:value-type="float" office:value="-14.148198969805" calcext:value-type="float">
            <text:p>-14,1481989698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434</text:p>
          </table:table-cell>
          <table:table-cell office:value-type="float" office:value="-1.5850028395653" calcext:value-type="float">
            <text:p>-1,5850028395653</text:p>
          </table:table-cell>
          <table:table-cell office:value-type="float" office:value="6.5685224533081" calcext:value-type="float">
            <text:p>6,5685224533081</text:p>
          </table:table-cell>
          <table:table-cell office:value-type="float" office:value="-27.190958808182" calcext:value-type="float">
            <text:p>-27,19095880818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445</text:p>
          </table:table-cell>
          <table:table-cell office:value-type="float" office:value="1.5691578388214" calcext:value-type="float">
            <text:p>1,5691578388214</text:p>
          </table:table-cell>
          <table:table-cell office:value-type="float" office:value="5.3504306077957" calcext:value-type="float">
            <text:p>5,3504306077957</text:p>
          </table:table-cell>
          <table:table-cell office:value-type="float" office:value="-128.8522823601" calcext:value-type="float">
            <text:p>-128,85228236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456</text:p>
          </table:table-cell>
          <table:table-cell office:value-type="float" office:value="1.8626633286476" calcext:value-type="float">
            <text:p>1,8626633286476</text:p>
          </table:table-cell>
          <table:table-cell office:value-type="float" office:value="3.3954328298569" calcext:value-type="float">
            <text:p>3,3954328298569</text:p>
          </table:table-cell>
          <table:table-cell office:value-type="float" office:value="-160.88635906292" calcext:value-type="float">
            <text:p>-160,886359062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467</text:p>
          </table:table-cell>
          <table:table-cell office:value-type="float" office:value="2.9295700788498" calcext:value-type="float">
            <text:p>2,9295700788498</text:p>
          </table:table-cell>
          <table:table-cell office:value-type="float" office:value="4.5342391729355" calcext:value-type="float">
            <text:p>4,5342391729355</text:p>
          </table:table-cell>
          <table:table-cell office:value-type="float" office:value="11.264368986628" calcext:value-type="float">
            <text:p>11,2643689866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478</text:p>
          </table:table-cell>
          <table:table-cell office:value-type="float" office:value="4.9385491013527" calcext:value-type="float">
            <text:p>4,9385491013527</text:p>
          </table:table-cell>
          <table:table-cell office:value-type="float" office:value="5.8115744590759" calcext:value-type="float">
            <text:p>5,8115744590759</text:p>
          </table:table-cell>
          <table:table-cell office:value-type="float" office:value="-43.094877984114" calcext:value-type="float">
            <text:p>-43,09487798411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489</text:p>
          </table:table-cell>
          <table:table-cell office:value-type="float" office:value="7.4255681037903" calcext:value-type="float">
            <text:p>7,4255681037903</text:p>
          </table:table-cell>
          <table:table-cell office:value-type="float" office:value="2.9993826150894" calcext:value-type="float">
            <text:p>2,9993826150894</text:p>
          </table:table-cell>
          <table:table-cell office:value-type="float" office:value="-67.362937957618" calcext:value-type="float">
            <text:p>-67,36293795761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500</text:p>
          </table:table-cell>
          <table:table-cell office:value-type="float" office:value="7.7520954608917" calcext:value-type="float">
            <text:p>7,7520954608917</text:p>
          </table:table-cell>
          <table:table-cell office:value-type="float" office:value="6.4097779989243" calcext:value-type="float">
            <text:p>6,4097779989243</text:p>
          </table:table-cell>
          <table:table-cell office:value-type="float" office:value="-135.0928567777" calcext:value-type="float">
            <text:p>-135,092856777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511</text:p>
          </table:table-cell>
          <table:table-cell office:value-type="float" office:value="-1.029521971941" calcext:value-type="float">
            <text:p>-1,029521971941</text:p>
          </table:table-cell>
          <table:table-cell office:value-type="float" office:value="6.4460790157318" calcext:value-type="float">
            <text:p>6,4460790157318</text:p>
          </table:table-cell>
          <table:table-cell office:value-type="float" office:value="151.12611138897" calcext:value-type="float">
            <text:p>151,1261113889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522</text:p>
          </table:table-cell>
          <table:table-cell office:value-type="float" office:value="0.61975199729204" calcext:value-type="float">
            <text:p>0,61975199729204</text:p>
          </table:table-cell>
          <table:table-cell office:value-type="float" office:value="6.0678124427795" calcext:value-type="float">
            <text:p>6,0678124427795</text:p>
          </table:table-cell>
          <table:table-cell office:value-type="float" office:value="-123.35922763606" calcext:value-type="float">
            <text:p>-123,3592276360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533</text:p>
          </table:table-cell>
          <table:table-cell office:value-type="float" office:value="2.0422089099884" calcext:value-type="float">
            <text:p>2,0422089099884</text:p>
          </table:table-cell>
          <table:table-cell office:value-type="float" office:value="5.9795904159546" calcext:value-type="float">
            <text:p>5,9795904159546</text:p>
          </table:table-cell>
          <table:table-cell office:value-type="float" office:value="-129.9549743628" calcext:value-type="float">
            <text:p>-129,95497436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544</text:p>
          </table:table-cell>
          <table:table-cell office:value-type="float" office:value="5.5420714616776" calcext:value-type="float">
            <text:p>5,5420714616776</text:p>
          </table:table-cell>
          <table:table-cell office:value-type="float" office:value="6.3078624010086" calcext:value-type="float">
            <text:p>6,3078624010086</text:p>
          </table:table-cell>
          <table:table-cell office:value-type="float" office:value="177.51676565523" calcext:value-type="float">
            <text:p>177,516765655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555</text:p>
          </table:table-cell>
          <table:table-cell office:value-type="float" office:value="6.0660260915756" calcext:value-type="float">
            <text:p>6,0660260915756</text:p>
          </table:table-cell>
          <table:table-cell office:value-type="float" office:value="6.5548759698868" calcext:value-type="float">
            <text:p>6,5548759698868</text:p>
          </table:table-cell>
          <table:table-cell office:value-type="float" office:value="94.840799167657" calcext:value-type="float">
            <text:p>94,84079916765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566</text:p>
          </table:table-cell>
          <table:table-cell office:value-type="float" office:value="6.2808465957642" calcext:value-type="float">
            <text:p>6,2808465957642</text:p>
          </table:table-cell>
          <table:table-cell office:value-type="float" office:value="7.022380232811" calcext:value-type="float">
            <text:p>7,022380232811</text:p>
          </table:table-cell>
          <table:table-cell office:value-type="float" office:value="19.129685535552" calcext:value-type="float">
            <text:p>19,12968553555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577</text:p>
          </table:table-cell>
          <table:table-cell office:value-type="float" office:value="8.8347387313843" calcext:value-type="float">
            <text:p>8,8347387313843</text:p>
          </table:table-cell>
          <table:table-cell office:value-type="float" office:value="5.7908737659454" calcext:value-type="float">
            <text:p>5,7908737659454</text:p>
          </table:table-cell>
          <table:table-cell office:value-type="float" office:value="123.27475001098" calcext:value-type="float">
            <text:p>123,274750010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588</text:p>
          </table:table-cell>
          <table:table-cell office:value-type="float" office:value="0.12375900521874" calcext:value-type="float">
            <text:p>0,12375900521874</text:p>
          </table:table-cell>
          <table:table-cell office:value-type="float" office:value="6.4614152908325" calcext:value-type="float">
            <text:p>6,4614152908325</text:p>
          </table:table-cell>
          <table:table-cell office:value-type="float" office:value="81.346533860371" calcext:value-type="float">
            <text:p>81,34653386037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599</text:p>
          </table:table-cell>
          <table:table-cell office:value-type="float" office:value="0.26120388880372" calcext:value-type="float">
            <text:p>0,26120388880372</text:p>
          </table:table-cell>
          <table:table-cell office:value-type="float" office:value="7.8164803981781" calcext:value-type="float">
            <text:p>7,8164803981781</text:p>
          </table:table-cell>
          <table:table-cell office:value-type="float" office:value="129.29641517105" calcext:value-type="float">
            <text:p>129,2964151710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610</text:p>
          </table:table-cell>
          <table:table-cell office:value-type="float" office:value="1.3180628418922" calcext:value-type="float">
            <text:p>1,3180628418922</text:p>
          </table:table-cell>
          <table:table-cell office:value-type="float" office:value="8.7842303514481" calcext:value-type="float">
            <text:p>8,7842303514481</text:p>
          </table:table-cell>
          <table:table-cell office:value-type="float" office:value="-57.233358644376" calcext:value-type="float">
            <text:p>-57,2333586443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621</text:p>
          </table:table-cell>
          <table:table-cell office:value-type="float" office:value="4.0285164117813" calcext:value-type="float">
            <text:p>4,0285164117813</text:p>
          </table:table-cell>
          <table:table-cell office:value-type="float" office:value="7.8330206871033" calcext:value-type="float">
            <text:p>7,8330206871033</text:p>
          </table:table-cell>
          <table:table-cell office:value-type="float" office:value="7.9046493502939" calcext:value-type="float">
            <text:p>7,904649350293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632</text:p>
          </table:table-cell>
          <table:table-cell office:value-type="float" office:value="3.7203696370125" calcext:value-type="float">
            <text:p>3,7203696370125</text:p>
          </table:table-cell>
          <table:table-cell office:value-type="float" office:value="6.4560061693192" calcext:value-type="float">
            <text:p>6,4560061693192</text:p>
          </table:table-cell>
          <table:table-cell office:value-type="float" office:value="69.324333196992" calcext:value-type="float">
            <text:p>69,32433319699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643</text:p>
          </table:table-cell>
          <table:table-cell office:value-type="float" office:value="6.6811740398407" calcext:value-type="float">
            <text:p>6,6811740398407</text:p>
          </table:table-cell>
          <table:table-cell office:value-type="float" office:value="6.7616951465607" calcext:value-type="float">
            <text:p>6,7616951465607</text:p>
          </table:table-cell>
          <table:table-cell office:value-type="float" office:value="65.696585709882" calcext:value-type="float">
            <text:p>65,6965857098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654</text:p>
          </table:table-cell>
          <table:table-cell office:value-type="float" office:value="8.0239915847778" calcext:value-type="float">
            <text:p>8,0239915847778</text:p>
          </table:table-cell>
          <table:table-cell office:value-type="float" office:value="9.2331916093826" calcext:value-type="float">
            <text:p>9,2331916093826</text:p>
          </table:table-cell>
          <table:table-cell office:value-type="float" office:value="113.33157226538" calcext:value-type="float">
            <text:p>113,3315722653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665</text:p>
          </table:table-cell>
          <table:table-cell office:value-type="float" office:value="0.9876511991024" calcext:value-type="float">
            <text:p>0,9876511991024</text:p>
          </table:table-cell>
          <table:table-cell office:value-type="float" office:value="9.9003154039383" calcext:value-type="float">
            <text:p>9,9003154039383</text:p>
          </table:table-cell>
          <table:table-cell office:value-type="float" office:value="-151.55702791396" calcext:value-type="float">
            <text:p>-151,557027913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676</text:p>
          </table:table-cell>
          <table:table-cell office:value-type="float" office:value="0.33451948314905" calcext:value-type="float">
            <text:p>0,33451948314905</text:p>
          </table:table-cell>
          <table:table-cell office:value-type="float" office:value="8.7064284086227" calcext:value-type="float">
            <text:p>8,7064284086227</text:p>
          </table:table-cell>
          <table:table-cell office:value-type="float" office:value="-114.36277741839" calcext:value-type="float">
            <text:p>-114,3627774183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687</text:p>
          </table:table-cell>
          <table:table-cell office:value-type="float" office:value="1.8441043794155" calcext:value-type="float">
            <text:p>1,8441043794155</text:p>
          </table:table-cell>
          <table:table-cell office:value-type="float" office:value="7.6957631111145" calcext:value-type="float">
            <text:p>7,6957631111145</text:p>
          </table:table-cell>
          <table:table-cell office:value-type="float" office:value="35.442241817523" calcext:value-type="float">
            <text:p>35,4422418175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698</text:p>
          </table:table-cell>
          <table:table-cell office:value-type="float" office:value="5.749237537384" calcext:value-type="float">
            <text:p>5,749237537384</text:p>
          </table:table-cell>
          <table:table-cell office:value-type="float" office:value="9.1508436203003" calcext:value-type="float">
            <text:p>9,1508436203003</text:p>
          </table:table-cell>
          <table:table-cell office:value-type="float" office:value="-98.912679465713" calcext:value-type="float">
            <text:p>-98,9126794657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709</text:p>
          </table:table-cell>
          <table:table-cell office:value-type="float" office:value="7.3031532764435" calcext:value-type="float">
            <text:p>7,3031532764435</text:p>
          </table:table-cell>
          <table:table-cell office:value-type="float" office:value="11.085010766983" calcext:value-type="float">
            <text:p>11,085010766983</text:p>
          </table:table-cell>
          <table:table-cell office:value-type="float" office:value="-123.04757203266" calcext:value-type="float">
            <text:p>-123,0475720326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720</text:p>
          </table:table-cell>
          <table:table-cell office:value-type="float" office:value="8.9963120222092" calcext:value-type="float">
            <text:p>8,9963120222092</text:p>
          </table:table-cell>
          <table:table-cell office:value-type="float" office:value="10.221384763718" calcext:value-type="float">
            <text:p>10,221384763718</text:p>
          </table:table-cell>
          <table:table-cell office:value-type="float" office:value="-159.49185638671" calcext:value-type="float">
            <text:p>-159,4918563867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731</text:p>
          </table:table-cell>
          <table:table-cell office:value-type="float" office:value="8.0732905864716" calcext:value-type="float">
            <text:p>8,0732905864716</text:p>
          </table:table-cell>
          <table:table-cell office:value-type="float" office:value="10.105147361755" calcext:value-type="float">
            <text:p>10,105147361755</text:p>
          </table:table-cell>
          <table:table-cell office:value-type="float" office:value="-110.39434496764" calcext:value-type="float">
            <text:p>-110,394344967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742</text:p>
          </table:table-cell>
          <table:table-cell office:value-type="float" office:value="0.63606418669224" calcext:value-type="float">
            <text:p>0,63606418669224</text:p>
          </table:table-cell>
          <table:table-cell office:value-type="float" office:value="10.672568082809" calcext:value-type="float">
            <text:p>10,672568082809</text:p>
          </table:table-cell>
          <table:table-cell office:value-type="float" office:value="-100.76410071865" calcext:value-type="float">
            <text:p>-100,7641007186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753</text:p>
          </table:table-cell>
          <table:table-cell office:value-type="float" office:value="-0.49119509756565" calcext:value-type="float">
            <text:p>-0,49119509756565</text:p>
          </table:table-cell>
          <table:table-cell office:value-type="float" office:value="10.671924352646" calcext:value-type="float">
            <text:p>10,671924352646</text:p>
          </table:table-cell>
          <table:table-cell office:value-type="float" office:value="-78.827560327615" calcext:value-type="float">
            <text:p>-78,8275603276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5</text:p>
          </table:table-cell>
          <table:table-cell office:value-type="float" office:value="-0.51571220159531" calcext:value-type="float">
            <text:p>-0,51571220159531</text:p>
          </table:table-cell>
          <table:table-cell office:value-type="float" office:value="-0.45533709228039" calcext:value-type="float">
            <text:p>-0,45533709228039</text:p>
          </table:table-cell>
          <table:table-cell office:value-type="float" office:value="1.4011214967746" calcext:value-type="float">
            <text:p>1,401121496774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214</text:p>
          </table:table-cell>
          <table:table-cell office:value-type="float" office:value="0.017122235149145" calcext:value-type="float">
            <text:p>0,017122235149145</text:p>
          </table:table-cell>
          <table:table-cell office:value-type="float" office:value="0.89936681091785" calcext:value-type="float">
            <text:p>0,89936681091785</text:p>
          </table:table-cell>
          <table:table-cell office:value-type="float" office:value="62.962584434801" calcext:value-type="float">
            <text:p>62,9625844348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225</text:p>
          </table:table-cell>
          <table:table-cell office:value-type="float" office:value="2.1184587478638" calcext:value-type="float">
            <text:p>2,1184587478638</text:p>
          </table:table-cell>
          <table:table-cell office:value-type="float" office:value="-0.58501005172729" calcext:value-type="float">
            <text:p>-0,58501005172729</text:p>
          </table:table-cell>
          <table:table-cell office:value-type="float" office:value="124.59428750785" calcext:value-type="float">
            <text:p>124,5942875078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236</text:p>
          </table:table-cell>
          <table:table-cell office:value-type="float" office:value="3.2265096902847" calcext:value-type="float">
            <text:p>3,2265096902847</text:p>
          </table:table-cell>
          <table:table-cell office:value-type="float" office:value="-0.3606016561389" calcext:value-type="float">
            <text:p>-0,3606016561389</text:p>
          </table:table-cell>
          <table:table-cell office:value-type="float" office:value="9.5913154873878" calcext:value-type="float">
            <text:p>9,591315487387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247</text:p>
          </table:table-cell>
          <table:table-cell office:value-type="float" office:value="2.6926347613335" calcext:value-type="float">
            <text:p>2,6926347613335</text:p>
          </table:table-cell>
          <table:table-cell office:value-type="float" office:value="-0.57678572833538" calcext:value-type="float">
            <text:p>-0,57678572833538</text:p>
          </table:table-cell>
          <table:table-cell office:value-type="float" office:value="144.95261611453" calcext:value-type="float">
            <text:p>144,9526161145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258</text:p>
          </table:table-cell>
          <table:table-cell office:value-type="float" office:value="6.9430100917816" calcext:value-type="float">
            <text:p>6,9430100917816</text:p>
          </table:table-cell>
          <table:table-cell office:value-type="float" office:value="-0.00050826398364734" calcext:value-type="float">
            <text:p>-0,00050826398364734</text:p>
          </table:table-cell>
          <table:table-cell office:value-type="float" office:value="87.235872153264" calcext:value-type="float">
            <text:p>87,2358721532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269</text:p>
          </table:table-cell>
          <table:table-cell office:value-type="float" office:value="8.2328951358795" calcext:value-type="float">
            <text:p>8,2328951358795</text:p>
          </table:table-cell>
          <table:table-cell office:value-type="float" office:value="-0.57079385966063" calcext:value-type="float">
            <text:p>-0,57079385966063</text:p>
          </table:table-cell>
          <table:table-cell office:value-type="float" office:value="41.486201772265" calcext:value-type="float">
            <text:p>41,48620177226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280</text:p>
          </table:table-cell>
          <table:table-cell office:value-type="float" office:value="-1.3108161091805" calcext:value-type="float">
            <text:p>-1,3108161091805</text:p>
          </table:table-cell>
          <table:table-cell office:value-type="float" office:value="2.4023516476154" calcext:value-type="float">
            <text:p>2,4023516476154</text:p>
          </table:table-cell>
          <table:table-cell office:value-type="float" office:value="-123.97689424503" calcext:value-type="float">
            <text:p>-123,9768942450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291</text:p>
          </table:table-cell>
          <table:table-cell office:value-type="float" office:value="2.2354932129383" calcext:value-type="float">
            <text:p>2,2354932129383</text:p>
          </table:table-cell>
          <table:table-cell office:value-type="float" office:value="0.8503682166338" calcext:value-type="float">
            <text:p>0,8503682166338</text:p>
          </table:table-cell>
          <table:table-cell office:value-type="float" office:value="148.98818921132" calcext:value-type="float">
            <text:p>148,9881892113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302</text:p>
          </table:table-cell>
          <table:table-cell office:value-type="float" office:value="2.9999670386314" calcext:value-type="float">
            <text:p>2,9999670386314</text:p>
          </table:table-cell>
          <table:table-cell office:value-type="float" office:value="-0.077701089903712" calcext:value-type="float">
            <text:p>-0,077701089903712</text:p>
          </table:table-cell>
          <table:table-cell office:value-type="float" office:value="-105.37412439942" calcext:value-type="float">
            <text:p>-105,374124399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313</text:p>
          </table:table-cell>
          <table:table-cell office:value-type="float" office:value="5.4064494371414" calcext:value-type="float">
            <text:p>5,4064494371414</text:p>
          </table:table-cell>
          <table:table-cell office:value-type="float" office:value="0.055057425051928" calcext:value-type="float">
            <text:p>0,055057425051928</text:p>
          </table:table-cell>
          <table:table-cell office:value-type="float" office:value="11.572412149921" calcext:value-type="float">
            <text:p>11,5724121499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324</text:p>
          </table:table-cell>
          <table:table-cell office:value-type="float" office:value="4.9883142113686" calcext:value-type="float">
            <text:p>4,9883142113686</text:p>
          </table:table-cell>
          <table:table-cell office:value-type="float" office:value="2.2395232319832" calcext:value-type="float">
            <text:p>2,2395232319832</text:p>
          </table:table-cell>
          <table:table-cell office:value-type="float" office:value="-169.22702455217" calcext:value-type="float">
            <text:p>-169,227024552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335</text:p>
          </table:table-cell>
          <table:table-cell office:value-type="float" office:value="7.9859328269958" calcext:value-type="float">
            <text:p>7,9859328269958</text:p>
          </table:table-cell>
          <table:table-cell office:value-type="float" office:value="1.9180530309677" calcext:value-type="float">
            <text:p>1,9180530309677</text:p>
          </table:table-cell>
          <table:table-cell office:value-type="float" office:value="-123.6047744751" calcext:value-type="float">
            <text:p>-123,604774475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346</text:p>
          </table:table-cell>
          <table:table-cell office:value-type="float" office:value="9.9747639894485" calcext:value-type="float">
            <text:p>9,9747639894485</text:p>
          </table:table-cell>
          <table:table-cell office:value-type="float" office:value="0.61585627496243" calcext:value-type="float">
            <text:p>0,61585627496243</text:p>
          </table:table-cell>
          <table:table-cell office:value-type="float" office:value="89.316787993073" calcext:value-type="float">
            <text:p>89,31678799307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357</text:p>
          </table:table-cell>
          <table:table-cell office:value-type="float" office:value="-0.33458221703768" calcext:value-type="float">
            <text:p>-0,33458221703768</text:p>
          </table:table-cell>
          <table:table-cell office:value-type="float" office:value="5.2724474668503" calcext:value-type="float">
            <text:p>5,2724474668503</text:p>
          </table:table-cell>
          <table:table-cell office:value-type="float" office:value="53.8286171901" calcext:value-type="float">
            <text:p>53,828617190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368</text:p>
          </table:table-cell>
          <table:table-cell office:value-type="float" office:value="-0.16273671761155" calcext:value-type="float">
            <text:p>-0,16273671761155</text:p>
          </table:table-cell>
          <table:table-cell office:value-type="float" office:value="4.1582441329956" calcext:value-type="float">
            <text:p>4,1582441329956</text:p>
          </table:table-cell>
          <table:table-cell office:value-type="float" office:value="-55.177105460197" calcext:value-type="float">
            <text:p>-55,17710546019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379</text:p>
          </table:table-cell>
          <table:table-cell office:value-type="float" office:value="1.1219980567694" calcext:value-type="float">
            <text:p>1,1219980567694</text:p>
          </table:table-cell>
          <table:table-cell office:value-type="float" office:value="3.2411009073257" calcext:value-type="float">
            <text:p>3,2411009073257</text:p>
          </table:table-cell>
          <table:table-cell office:value-type="float" office:value="-126.28742084382" calcext:value-type="float">
            <text:p>-126,287420843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390</text:p>
          </table:table-cell>
          <table:table-cell office:value-type="float" office:value="3.7527135014534" calcext:value-type="float">
            <text:p>3,7527135014534</text:p>
          </table:table-cell>
          <table:table-cell office:value-type="float" office:value="1.7748728394508" calcext:value-type="float">
            <text:p>1,7748728394508</text:p>
          </table:table-cell>
          <table:table-cell office:value-type="float" office:value="-11.911071789492" calcext:value-type="float">
            <text:p>-11,9110717894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401</text:p>
          </table:table-cell>
          <table:table-cell office:value-type="float" office:value="4.4605645537376" calcext:value-type="float">
            <text:p>4,4605645537376</text:p>
          </table:table-cell>
          <table:table-cell office:value-type="float" office:value="2.7983015775681" calcext:value-type="float">
            <text:p>2,7983015775681</text:p>
          </table:table-cell>
          <table:table-cell office:value-type="float" office:value="31.495697559065" calcext:value-type="float">
            <text:p>31,4956975590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412</text:p>
          </table:table-cell>
          <table:table-cell office:value-type="float" office:value="7.0053493976593" calcext:value-type="float">
            <text:p>7,0053493976593</text:p>
          </table:table-cell>
          <table:table-cell office:value-type="float" office:value="1.4409123361111" calcext:value-type="float">
            <text:p>1,4409123361111</text:p>
          </table:table-cell>
          <table:table-cell office:value-type="float" office:value="117.43132020258" calcext:value-type="float">
            <text:p>117,4313202025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423</text:p>
          </table:table-cell>
          <table:table-cell office:value-type="float" office:value="8.3233040571213" calcext:value-type="float">
            <text:p>8,3233040571213</text:p>
          </table:table-cell>
          <table:table-cell office:value-type="float" office:value="2.3314082622528" calcext:value-type="float">
            <text:p>2,3314082622528</text:p>
          </table:table-cell>
          <table:table-cell office:value-type="float" office:value="-48.013461623222" calcext:value-type="float">
            <text:p>-48,01346162322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434</text:p>
          </table:table-cell>
          <table:table-cell office:value-type="float" office:value="-1.585001796484" calcext:value-type="float">
            <text:p>-1,585001796484</text:p>
          </table:table-cell>
          <table:table-cell office:value-type="float" office:value="6.8868333101273" calcext:value-type="float">
            <text:p>6,8868333101273</text:p>
          </table:table-cell>
          <table:table-cell office:value-type="float" office:value="-28.276382168387" calcext:value-type="float">
            <text:p>-28,27638216838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445</text:p>
          </table:table-cell>
          <table:table-cell office:value-type="float" office:value="1.8308846652508" calcext:value-type="float">
            <text:p>1,8308846652508</text:p>
          </table:table-cell>
          <table:table-cell office:value-type="float" office:value="5.3455066680908" calcext:value-type="float">
            <text:p>5,3455066680908</text:p>
          </table:table-cell>
          <table:table-cell office:value-type="float" office:value="169.69093395646" calcext:value-type="float">
            <text:p>169,6909339564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456</text:p>
          </table:table-cell>
          <table:table-cell office:value-type="float" office:value="2.1223852038383" calcext:value-type="float">
            <text:p>2,1223852038383</text:p>
          </table:table-cell>
          <table:table-cell office:value-type="float" office:value="3.5412529110909" calcext:value-type="float">
            <text:p>3,5412529110909</text:p>
          </table:table-cell>
          <table:table-cell office:value-type="float" office:value="-138.81352145201" calcext:value-type="float">
            <text:p>-138,8135214520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467</text:p>
          </table:table-cell>
          <table:table-cell office:value-type="float" office:value="2.5396376848221" calcext:value-type="float">
            <text:p>2,5396376848221</text:p>
          </table:table-cell>
          <table:table-cell office:value-type="float" office:value="4.4570749998093" calcext:value-type="float">
            <text:p>4,4570749998093</text:p>
          </table:table-cell>
          <table:table-cell office:value-type="float" office:value="11.250193426563" calcext:value-type="float">
            <text:p>11,25019342656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478</text:p>
          </table:table-cell>
          <table:table-cell office:value-type="float" office:value="4.6850401163101" calcext:value-type="float">
            <text:p>4,6850401163101</text:p>
          </table:table-cell>
          <table:table-cell office:value-type="float" office:value="5.9584200382233" calcext:value-type="float">
            <text:p>5,9584200382233</text:p>
          </table:table-cell>
          <table:table-cell office:value-type="float" office:value="-28.977462060892" calcext:value-type="float">
            <text:p>-28,97746206089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489</text:p>
          </table:table-cell>
          <table:table-cell office:value-type="float" office:value="7.2726356983185" calcext:value-type="float">
            <text:p>7,2726356983185</text:p>
          </table:table-cell>
          <table:table-cell office:value-type="float" office:value="3.3666196465492" calcext:value-type="float">
            <text:p>3,3666196465492</text:p>
          </table:table-cell>
          <table:table-cell office:value-type="float" office:value="-67.36496755272" calcext:value-type="float">
            <text:p>-67,3649675527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500</text:p>
          </table:table-cell>
          <table:table-cell office:value-type="float" office:value="8.0330169200897" calcext:value-type="float">
            <text:p>8,0330169200897</text:p>
          </table:table-cell>
          <table:table-cell office:value-type="float" office:value="6.6910642385483" calcext:value-type="float">
            <text:p>6,6910642385483</text:p>
          </table:table-cell>
          <table:table-cell office:value-type="float" office:value="-135.05796414272" calcext:value-type="float">
            <text:p>-135,0579641427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511</text:p>
          </table:table-cell>
          <table:table-cell office:value-type="float" office:value="-0.83769991993904" calcext:value-type="float">
            <text:p>-0,83769991993904</text:p>
          </table:table-cell>
          <table:table-cell office:value-type="float" office:value="6.6307783126831" calcext:value-type="float">
            <text:p>6,6307783126831</text:p>
          </table:table-cell>
          <table:table-cell office:value-type="float" office:value="-136.47248942381" calcext:value-type="float">
            <text:p>-136,4724894238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522</text:p>
          </table:table-cell>
          <table:table-cell office:value-type="float" office:value="0.61962008476257" calcext:value-type="float">
            <text:p>0,61962008476257</text:p>
          </table:table-cell>
          <table:table-cell office:value-type="float" office:value="6.2731498479843" calcext:value-type="float">
            <text:p>6,2731498479843</text:p>
          </table:table-cell>
          <table:table-cell office:value-type="float" office:value="-111.88341174156" calcext:value-type="float">
            <text:p>-111,8834117415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533</text:p>
          </table:table-cell>
          <table:table-cell office:value-type="float" office:value="2.3245033621788" calcext:value-type="float">
            <text:p>2,3245033621788</text:p>
          </table:table-cell>
          <table:table-cell office:value-type="float" office:value="6.0384023189545" calcext:value-type="float">
            <text:p>6,0384023189545</text:p>
          </table:table-cell>
          <table:table-cell office:value-type="float" office:value="-176.69667256106" calcext:value-type="float">
            <text:p>-176,6966725610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544</text:p>
          </table:table-cell>
          <table:table-cell office:value-type="float" office:value="5.5474299192429" calcext:value-type="float">
            <text:p>5,5474299192429</text:p>
          </table:table-cell>
          <table:table-cell office:value-type="float" office:value="6.5137362480164" calcext:value-type="float">
            <text:p>6,5137362480164</text:p>
          </table:table-cell>
          <table:table-cell office:value-type="float" office:value="-90.875134346591" calcext:value-type="float">
            <text:p>-90,87513434659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555</text:p>
          </table:table-cell>
          <table:table-cell office:value-type="float" office:value="5.8758234977722" calcext:value-type="float">
            <text:p>5,8758234977722</text:p>
          </table:table-cell>
          <table:table-cell office:value-type="float" office:value="6.5127098560333" calcext:value-type="float">
            <text:p>6,5127098560333</text:p>
          </table:table-cell>
          <table:table-cell office:value-type="float" office:value="9.9264985057199" calcext:value-type="float">
            <text:p>9,926498505719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566</text:p>
          </table:table-cell>
          <table:table-cell office:value-type="float" office:value="6.1722177267075" calcext:value-type="float">
            <text:p>6,1722177267075</text:p>
          </table:table-cell>
          <table:table-cell office:value-type="float" office:value="7.2172623872757" calcext:value-type="float">
            <text:p>7,2172623872757</text:p>
          </table:table-cell>
          <table:table-cell office:value-type="float" office:value="-70.870057792421" calcext:value-type="float">
            <text:p>-70,8700577924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577</text:p>
          </table:table-cell>
          <table:table-cell office:value-type="float" office:value="8.8573378324509" calcext:value-type="float">
            <text:p>8,8573378324509</text:p>
          </table:table-cell>
          <table:table-cell office:value-type="float" office:value="5.5017411708832" calcext:value-type="float">
            <text:p>5,5017411708832</text:p>
          </table:table-cell>
          <table:table-cell office:value-type="float" office:value="88.336541394519" calcext:value-type="float">
            <text:p>88,33654139451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588</text:p>
          </table:table-cell>
          <table:table-cell office:value-type="float" office:value="-0.083694960922003" calcext:value-type="float">
            <text:p>-0,083694960922003</text:p>
          </table:table-cell>
          <table:table-cell office:value-type="float" office:value="6.4021497964859" calcext:value-type="float">
            <text:p>6,4021497964859</text:p>
          </table:table-cell>
          <table:table-cell office:value-type="float" office:value="0.88450593790811" calcext:value-type="float">
            <text:p>0,8845059379081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599</text:p>
          </table:table-cell>
          <table:table-cell office:value-type="float" office:value="0.57718835771084" calcext:value-type="float">
            <text:p>0,57718835771084</text:p>
          </table:table-cell>
          <table:table-cell office:value-type="float" office:value="7.6310336589813" calcext:value-type="float">
            <text:p>7,6310336589813</text:p>
          </table:table-cell>
          <table:table-cell office:value-type="float" office:value="146.16054638176" calcext:value-type="float">
            <text:p>146,1605463817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610</text:p>
          </table:table-cell>
          <table:table-cell office:value-type="float" office:value="1.2435120344162" calcext:value-type="float">
            <text:p>1,2435120344162</text:p>
          </table:table-cell>
          <table:table-cell office:value-type="float" office:value="9.1159373521805" calcext:value-type="float">
            <text:p>9,1159373521805</text:p>
          </table:table-cell>
          <table:table-cell office:value-type="float" office:value="-83.070698817065" calcext:value-type="float">
            <text:p>-83,07069881706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621</text:p>
          </table:table-cell>
          <table:table-cell office:value-type="float" office:value="3.8107520341873" calcext:value-type="float">
            <text:p>3,8107520341873</text:p>
          </table:table-cell>
          <table:table-cell office:value-type="float" office:value="8.0046778917313" calcext:value-type="float">
            <text:p>8,0046778917313</text:p>
          </table:table-cell>
          <table:table-cell office:value-type="float" office:value="-47.899455781196" calcext:value-type="float">
            <text:p>-47,8994557811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632</text:p>
          </table:table-cell>
          <table:table-cell office:value-type="float" office:value="3.5311818122864" calcext:value-type="float">
            <text:p>3,5311818122864</text:p>
          </table:table-cell>
          <table:table-cell office:value-type="float" office:value="6.1585748195648" calcext:value-type="float">
            <text:p>6,1585748195648</text:p>
          </table:table-cell>
          <table:table-cell office:value-type="float" office:value="53.926437523714" calcext:value-type="float">
            <text:p>53,9264375237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643</text:p>
          </table:table-cell>
          <table:table-cell office:value-type="float" office:value="6.8636906147003" calcext:value-type="float">
            <text:p>6,8636906147003</text:p>
          </table:table-cell>
          <table:table-cell office:value-type="float" office:value="6.6337090730667" calcext:value-type="float">
            <text:p>6,6337090730667</text:p>
          </table:table-cell>
          <table:table-cell office:value-type="float" office:value="155.05915234803" calcext:value-type="float">
            <text:p>155,0591523480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654</text:p>
          </table:table-cell>
          <table:table-cell office:value-type="float" office:value="7.9740124940872" calcext:value-type="float">
            <text:p>7,9740124940872</text:p>
          </table:table-cell>
          <table:table-cell office:value-type="float" office:value="8.8858509063721" calcext:value-type="float">
            <text:p>8,8858509063721</text:p>
          </table:table-cell>
          <table:table-cell office:value-type="float" office:value="86.460170472503" calcext:value-type="float">
            <text:p>86,46017047250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665</text:p>
          </table:table-cell>
          <table:table-cell office:value-type="float" office:value="1.336382329464" calcext:value-type="float">
            <text:p>1,336382329464</text:p>
          </table:table-cell>
          <table:table-cell office:value-type="float" office:value="10.08992433548" calcext:value-type="float">
            <text:p>10,08992433548</text:p>
          </table:table-cell>
          <table:table-cell office:value-type="float" office:value="-151.59983391974" calcext:value-type="float">
            <text:p>-151,599833919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676</text:p>
          </table:table-cell>
          <table:table-cell office:value-type="float" office:value="0.59121876955032" calcext:value-type="float">
            <text:p>0,59121876955032</text:p>
          </table:table-cell>
          <table:table-cell office:value-type="float" office:value="8.9683330059052" calcext:value-type="float">
            <text:p>8,9683330059052</text:p>
          </table:table-cell>
          <table:table-cell office:value-type="float" office:value="-130.95025499915" calcext:value-type="float">
            <text:p>-130,950254999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687</text:p>
          </table:table-cell>
          <table:table-cell office:value-type="float" office:value="1.5971741080284" calcext:value-type="float">
            <text:p>1,5971741080284</text:p>
          </table:table-cell>
          <table:table-cell office:value-type="float" office:value="7.6301097869873" calcext:value-type="float">
            <text:p>7,6301097869873</text:p>
          </table:table-cell>
          <table:table-cell office:value-type="float" office:value="11.455392666683" calcext:value-type="float">
            <text:p>11,4553926666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698</text:p>
          </table:table-cell>
          <table:table-cell office:value-type="float" office:value="5.7341581583023" calcext:value-type="float">
            <text:p>5,7341581583023</text:p>
          </table:table-cell>
          <table:table-cell office:value-type="float" office:value="9.4471091032028" calcext:value-type="float">
            <text:p>9,4471091032028</text:p>
          </table:table-cell>
          <table:table-cell office:value-type="float" office:value="-84.375851473231" calcext:value-type="float">
            <text:p>-84,37585147323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709</text:p>
          </table:table-cell>
          <table:table-cell office:value-type="float" office:value="7.6007211208344" calcext:value-type="float">
            <text:p>7,6007211208344</text:p>
          </table:table-cell>
          <table:table-cell office:value-type="float" office:value="11.085008382797" calcext:value-type="float">
            <text:p>11,085008382797</text:p>
          </table:table-cell>
          <table:table-cell office:value-type="float" office:value="-119.07717832334" calcext:value-type="float">
            <text:p>-119,077178323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720</text:p>
          </table:table-cell>
          <table:table-cell office:value-type="float" office:value="9.1638481616974" calcext:value-type="float">
            <text:p>9,1638481616974</text:p>
          </table:table-cell>
          <table:table-cell office:value-type="float" office:value="10.19201874733" calcext:value-type="float">
            <text:p>10,19201874733</text:p>
          </table:table-cell>
          <table:table-cell office:value-type="float" office:value="171.22331242652" calcext:value-type="float">
            <text:p>171,2233124265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731</text:p>
          </table:table-cell>
          <table:table-cell office:value-type="float" office:value="8.006477355957" calcext:value-type="float">
            <text:p>8,006477355957</text:p>
          </table:table-cell>
          <table:table-cell office:value-type="float" office:value="10.448572635651" calcext:value-type="float">
            <text:p>10,448572635651</text:p>
          </table:table-cell>
          <table:table-cell office:value-type="float" office:value="-83.80588376598" calcext:value-type="float">
            <text:p>-83,805883765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742</text:p>
          </table:table-cell>
          <table:table-cell office:value-type="float" office:value="0.64929775893688" calcext:value-type="float">
            <text:p>0,64929775893688</text:p>
          </table:table-cell>
          <table:table-cell office:value-type="float" office:value="10.921576023102" calcext:value-type="float">
            <text:p>10,921576023102</text:p>
          </table:table-cell>
          <table:table-cell office:value-type="float" office:value="-92.288470571967" calcext:value-type="float">
            <text:p>-92,2884705719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753</text:p>
          </table:table-cell>
          <table:table-cell office:value-type="float" office:value="-0.32580219209194" calcext:value-type="float">
            <text:p>-0,32580219209194</text:p>
          </table:table-cell>
          <table:table-cell office:value-type="float" office:value="10.837337970734" calcext:value-type="float">
            <text:p>10,837337970734</text:p>
          </table:table-cell>
          <table:table-cell office:value-type="float" office:value="-91.298793531527" calcext:value-type="float">
            <text:p>-91,29879353152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5</text:p>
          </table:table-cell>
          <table:table-cell office:value-type="float" office:value="-0.63302032649517" calcext:value-type="float">
            <text:p>-0,63302032649517</text:p>
          </table:table-cell>
          <table:table-cell office:value-type="float" office:value="-0.23416263982654" calcext:value-type="float">
            <text:p>-0,23416263982654</text:p>
          </table:table-cell>
          <table:table-cell office:value-type="float" office:value="-71.169576827128" calcext:value-type="float">
            <text:p>-71,1695768271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214</text:p>
          </table:table-cell>
          <table:table-cell office:value-type="float" office:value="-0.05721022374928" calcext:value-type="float">
            <text:p>-0,05721022374928</text:p>
          </table:table-cell>
          <table:table-cell office:value-type="float" office:value="0.55385906249285" calcext:value-type="float">
            <text:p>0,55385906249285</text:p>
          </table:table-cell>
          <table:table-cell office:value-type="float" office:value="82.39284822136" calcext:value-type="float">
            <text:p>82,392848221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225</text:p>
          </table:table-cell>
          <table:table-cell office:value-type="float" office:value="2.3966667056084" calcext:value-type="float">
            <text:p>2,3966667056084</text:p>
          </table:table-cell>
          <table:table-cell office:value-type="float" office:value="-0.5850076675415" calcext:value-type="float">
            <text:p>-0,5850076675415</text:p>
          </table:table-cell>
          <table:table-cell office:value-type="float" office:value="124.44661225483" calcext:value-type="float">
            <text:p>124,446612254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236</text:p>
          </table:table-cell>
          <table:table-cell office:value-type="float" office:value="3.1255400180817" calcext:value-type="float">
            <text:p>3,1255400180817</text:p>
          </table:table-cell>
          <table:table-cell office:value-type="float" office:value="-0.15676295384765" calcext:value-type="float">
            <text:p>-0,15676295384765</text:p>
          </table:table-cell>
          <table:table-cell office:value-type="float" office:value="-61.819273195449" calcext:value-type="float">
            <text:p>-61,81927319544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247</text:p>
          </table:table-cell>
          <table:table-cell office:value-type="float" office:value="3.0280786752701" calcext:value-type="float">
            <text:p>3,0280786752701</text:p>
          </table:table-cell>
          <table:table-cell office:value-type="float" office:value="-0.58501057326794" calcext:value-type="float">
            <text:p>-0,58501057326794</text:p>
          </table:table-cell>
          <table:table-cell office:value-type="float" office:value="170.96532833804" calcext:value-type="float">
            <text:p>170,9653283380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258</text:p>
          </table:table-cell>
          <table:table-cell office:value-type="float" office:value="6.8800699710846" calcext:value-type="float">
            <text:p>6,8800699710846</text:p>
          </table:table-cell>
          <table:table-cell office:value-type="float" office:value="-0.25780986994505" calcext:value-type="float">
            <text:p>-0,25780986994505</text:p>
          </table:table-cell>
          <table:table-cell office:value-type="float" office:value="66.686870945487" calcext:value-type="float">
            <text:p>66,6868709454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269</text:p>
          </table:table-cell>
          <table:table-cell office:value-type="float" office:value="7.978709936142" calcext:value-type="float">
            <text:p>7,978709936142</text:p>
          </table:table-cell>
          <table:table-cell office:value-type="float" office:value="-0.54626572877169" calcext:value-type="float">
            <text:p>-0,54626572877169</text:p>
          </table:table-cell>
          <table:table-cell office:value-type="float" office:value="-10.908696966566" calcext:value-type="float">
            <text:p>-10,90869696656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280</text:p>
          </table:table-cell>
          <table:table-cell office:value-type="float" office:value="-1.0496167093515" calcext:value-type="float">
            <text:p>-1,0496167093515</text:p>
          </table:table-cell>
          <table:table-cell office:value-type="float" office:value="2.6513424515724" calcext:value-type="float">
            <text:p>2,6513424515724</text:p>
          </table:table-cell>
          <table:table-cell office:value-type="float" office:value="-140.36111163486" calcext:value-type="float">
            <text:p>-140,361111634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291</text:p>
          </table:table-cell>
          <table:table-cell office:value-type="float" office:value="2.4900968372822" calcext:value-type="float">
            <text:p>2,4900968372822</text:p>
          </table:table-cell>
          <table:table-cell office:value-type="float" office:value="0.5996523052454" calcext:value-type="float">
            <text:p>0,5996523052454</text:p>
          </table:table-cell>
          <table:table-cell office:value-type="float" office:value="131.32140439027" calcext:value-type="float">
            <text:p>131,3214043902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302</text:p>
          </table:table-cell>
          <table:table-cell office:value-type="float" office:value="2.7919951081276" calcext:value-type="float">
            <text:p>2,7919951081276</text:p>
          </table:table-cell>
          <table:table-cell office:value-type="float" office:value="0.012362529523671" calcext:value-type="float">
            <text:p>0,012362529523671</text:p>
          </table:table-cell>
          <table:table-cell office:value-type="float" office:value="-15.312750058569" calcext:value-type="float">
            <text:p>-15,3127500585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313</text:p>
          </table:table-cell>
          <table:table-cell office:value-type="float" office:value="5.1366400718689" calcext:value-type="float">
            <text:p>5,1366400718689</text:p>
          </table:table-cell>
          <table:table-cell office:value-type="float" office:value="0.16274759545922" calcext:value-type="float">
            <text:p>0,16274759545922</text:p>
          </table:table-cell>
          <table:table-cell office:value-type="float" office:value="-29.220367692838" calcext:value-type="float">
            <text:p>-29,22036769283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324</text:p>
          </table:table-cell>
          <table:table-cell office:value-type="float" office:value="5.3790855407715" calcext:value-type="float">
            <text:p>5,3790855407715</text:p>
          </table:table-cell>
          <table:table-cell office:value-type="float" office:value="2.3140063881874" calcext:value-type="float">
            <text:p>2,3140063881874</text:p>
          </table:table-cell>
          <table:table-cell office:value-type="float" office:value="-169.19992228223" calcext:value-type="float">
            <text:p>-169,199922282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335</text:p>
          </table:table-cell>
          <table:table-cell office:value-type="float" office:value="8.1863069534302" calcext:value-type="float">
            <text:p>8,1863069534302</text:p>
          </table:table-cell>
          <table:table-cell office:value-type="float" office:value="1.8236663937569" calcext:value-type="float">
            <text:p>1,8236663937569</text:p>
          </table:table-cell>
          <table:table-cell office:value-type="float" office:value="145.78487311199" calcext:value-type="float">
            <text:p>145,7848731119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346</text:p>
          </table:table-cell>
          <table:table-cell office:value-type="float" office:value="9.914962053299" calcext:value-type="float">
            <text:p>9,914962053299</text:p>
          </table:table-cell>
          <table:table-cell office:value-type="float" office:value="0.54714191704988" calcext:value-type="float">
            <text:p>0,54714191704988</text:p>
          </table:table-cell>
          <table:table-cell office:value-type="float" office:value="102.4328925807" calcext:value-type="float">
            <text:p>102,432892580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357</text:p>
          </table:table-cell>
          <table:table-cell office:value-type="float" office:value="-0.56873131543398" calcext:value-type="float">
            <text:p>-0,56873131543398</text:p>
          </table:table-cell>
          <table:table-cell office:value-type="float" office:value="4.9513691663742" calcext:value-type="float">
            <text:p>4,9513691663742</text:p>
          </table:table-cell>
          <table:table-cell office:value-type="float" office:value="53.83222535917" calcext:value-type="float">
            <text:p>53,832225359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368</text:p>
          </table:table-cell>
          <table:table-cell office:value-type="float" office:value="-0.44250551611185" calcext:value-type="float">
            <text:p>-0,44250551611185</text:p>
          </table:table-cell>
          <table:table-cell office:value-type="float" office:value="4.3186682462692" calcext:value-type="float">
            <text:p>4,3186682462692</text:p>
          </table:table-cell>
          <table:table-cell office:value-type="float" office:value="-22.966348061896" calcext:value-type="float">
            <text:p>-22,96634806189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379</text:p>
          </table:table-cell>
          <table:table-cell office:value-type="float" office:value="1.3399830460548" calcext:value-type="float">
            <text:p>1,3399830460548</text:p>
          </table:table-cell>
          <table:table-cell office:value-type="float" office:value="3.4833246469498" calcext:value-type="float">
            <text:p>3,4833246469498</text:p>
          </table:table-cell>
          <table:table-cell office:value-type="float" office:value="-135.65932565434" calcext:value-type="float">
            <text:p>-135,6593256543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390</text:p>
          </table:table-cell>
          <table:table-cell office:value-type="float" office:value="3.3628445863724" calcext:value-type="float">
            <text:p>3,3628445863724</text:p>
          </table:table-cell>
          <table:table-cell office:value-type="float" office:value="1.8565872311592" calcext:value-type="float">
            <text:p>1,8565872311592</text:p>
          </table:table-cell>
          <table:table-cell office:value-type="float" office:value="-11.98959046868" calcext:value-type="float">
            <text:p>-11,9895904686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401</text:p>
          </table:table-cell>
          <table:table-cell office:value-type="float" office:value="4.1128993034363" calcext:value-type="float">
            <text:p>4,1128993034363</text:p>
          </table:table-cell>
          <table:table-cell office:value-type="float" office:value="2.6280730962753" calcext:value-type="float">
            <text:p>2,6280730962753</text:p>
          </table:table-cell>
          <table:table-cell office:value-type="float" office:value="26.620423907687" calcext:value-type="float">
            <text:p>26,62042390768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412</text:p>
          </table:table-cell>
          <table:table-cell office:value-type="float" office:value="7.1986323595047" calcext:value-type="float">
            <text:p>7,1986323595047</text:p>
          </table:table-cell>
          <table:table-cell office:value-type="float" office:value="1.1200250685215" calcext:value-type="float">
            <text:p>1,1200250685215</text:p>
          </table:table-cell>
          <table:table-cell office:value-type="float" office:value="126.95994802341" calcext:value-type="float">
            <text:p>126,9599480234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423</text:p>
          </table:table-cell>
          <table:table-cell office:value-type="float" office:value="8.4658241271973" calcext:value-type="float">
            <text:p>8,4658241271973</text:p>
          </table:table-cell>
          <table:table-cell office:value-type="float" office:value="2.5019198656082" calcext:value-type="float">
            <text:p>2,5019198656082</text:p>
          </table:table-cell>
          <table:table-cell office:value-type="float" office:value="-138.77231452116" calcext:value-type="float">
            <text:p>-138,772314521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434</text:p>
          </table:table-cell>
          <table:table-cell office:value-type="float" office:value="-1.5849977731705" calcext:value-type="float">
            <text:p>-1,5849977731705</text:p>
          </table:table-cell>
          <table:table-cell office:value-type="float" office:value="7.121809720993" calcext:value-type="float">
            <text:p>7,121809720993</text:p>
          </table:table-cell>
          <table:table-cell office:value-type="float" office:value="-30.767414600227" calcext:value-type="float">
            <text:p>-30,76741460022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445</text:p>
          </table:table-cell>
          <table:table-cell office:value-type="float" office:value="1.9505724310875" calcext:value-type="float">
            <text:p>1,9505724310875</text:p>
          </table:table-cell>
          <table:table-cell office:value-type="float" office:value="5.1140975952148" calcext:value-type="float">
            <text:p>5,1140975952148</text:p>
          </table:table-cell>
          <table:table-cell office:value-type="float" office:value="108.02321069559" calcext:value-type="float">
            <text:p>108,0232106955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456</text:p>
          </table:table-cell>
          <table:table-cell office:value-type="float" office:value="2.142082452774" calcext:value-type="float">
            <text:p>2,142082452774</text:p>
          </table:table-cell>
          <table:table-cell office:value-type="float" office:value="3.7456318736076" calcext:value-type="float">
            <text:p>3,7456318736076</text:p>
          </table:table-cell>
          <table:table-cell office:value-type="float" office:value="-92.94223253894" calcext:value-type="float">
            <text:p>-92,9422325389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467</text:p>
          </table:table-cell>
          <table:table-cell office:value-type="float" office:value="2.1488532423973" calcext:value-type="float">
            <text:p>2,1488532423973</text:p>
          </table:table-cell>
          <table:table-cell office:value-type="float" office:value="4.3805694580078" calcext:value-type="float">
            <text:p>4,3805694580078</text:p>
          </table:table-cell>
          <table:table-cell office:value-type="float" office:value="11.203610972994" calcext:value-type="float">
            <text:p>11,20361097299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478</text:p>
          </table:table-cell>
          <table:table-cell office:value-type="float" office:value="4.4019943475723" calcext:value-type="float">
            <text:p>4,4019943475723</text:p>
          </table:table-cell>
          <table:table-cell office:value-type="float" office:value="6.1065948009491" calcext:value-type="float">
            <text:p>6,1065948009491</text:p>
          </table:table-cell>
          <table:table-cell office:value-type="float" office:value="-27.178736818824" calcext:value-type="float">
            <text:p>-27,1787368188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489</text:p>
          </table:table-cell>
          <table:table-cell office:value-type="float" office:value="7.1272557973862" calcext:value-type="float">
            <text:p>7,1272557973862</text:p>
          </table:table-cell>
          <table:table-cell office:value-type="float" office:value="3.7318366765976" calcext:value-type="float">
            <text:p>3,7318366765976</text:p>
          </table:table-cell>
          <table:table-cell office:value-type="float" office:value="-69.482006085147" calcext:value-type="float">
            <text:p>-69,48200608514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500</text:p>
          </table:table-cell>
          <table:table-cell office:value-type="float" office:value="8.3134162425995" calcext:value-type="float">
            <text:p>8,3134162425995</text:p>
          </table:table-cell>
          <table:table-cell office:value-type="float" office:value="6.9728666543961" calcext:value-type="float">
            <text:p>6,9728666543961</text:p>
          </table:table-cell>
          <table:table-cell office:value-type="float" office:value="-135.02282549621" calcext:value-type="float">
            <text:p>-135,0228254962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511</text:p>
          </table:table-cell>
          <table:table-cell office:value-type="float" office:value="-0.70155456662178" calcext:value-type="float">
            <text:p>-0,70155456662178</text:p>
          </table:table-cell>
          <table:table-cell office:value-type="float" office:value="6.8870377540588" calcext:value-type="float">
            <text:p>6,8870377540588</text:p>
          </table:table-cell>
          <table:table-cell office:value-type="float" office:value="-95.179304195817" calcext:value-type="float">
            <text:p>-95,1793041958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522</text:p>
          </table:table-cell>
          <table:table-cell office:value-type="float" office:value="0.83546094596386" calcext:value-type="float">
            <text:p>0,83546094596386</text:p>
          </table:table-cell>
          <table:table-cell office:value-type="float" office:value="6.2207382917404" calcext:value-type="float">
            <text:p>6,2207382917404</text:p>
          </table:table-cell>
          <table:table-cell office:value-type="float" office:value="157.51662983257" calcext:value-type="float">
            <text:p>157,516629832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533</text:p>
          </table:table-cell>
          <table:table-cell office:value-type="float" office:value="2.5631746649742" calcext:value-type="float">
            <text:p>2,5631746649742</text:p>
          </table:table-cell>
          <table:table-cell office:value-type="float" office:value="5.8754235506058" calcext:value-type="float">
            <text:p>5,8754235506058</text:p>
          </table:table-cell>
          <table:table-cell office:value-type="float" office:value="137.25041887563" calcext:value-type="float">
            <text:p>137,250418875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544</text:p>
          </table:table-cell>
          <table:table-cell office:value-type="float" office:value="5.3236436843872" calcext:value-type="float">
            <text:p>5,3236436843872</text:p>
          </table:table-cell>
          <table:table-cell office:value-type="float" office:value="6.5478146076202" calcext:value-type="float">
            <text:p>6,5478146076202</text:p>
          </table:table-cell>
          <table:table-cell office:value-type="float" office:value="-0.53051654486709" calcext:value-type="float">
            <text:p>-0,530516544867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555</text:p>
          </table:table-cell>
          <table:table-cell office:value-type="float" office:value="5.8825612068176" calcext:value-type="float">
            <text:p>5,8825612068176</text:p>
          </table:table-cell>
          <table:table-cell office:value-type="float" office:value="6.2930119037628" calcext:value-type="float">
            <text:p>6,2930119037628</text:p>
          </table:table-cell>
          <table:table-cell office:value-type="float" office:value="100.32712957662" calcext:value-type="float">
            <text:p>100,327129576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566</text:p>
          </table:table-cell>
          <table:table-cell office:value-type="float" office:value="6.3691455125809" calcext:value-type="float">
            <text:p>6,3691455125809</text:p>
          </table:table-cell>
          <table:table-cell office:value-type="float" office:value="7.3194301128387" calcext:value-type="float">
            <text:p>7,3194301128387</text:p>
          </table:table-cell>
          <table:table-cell office:value-type="float" office:value="-161.57784279744" calcext:value-type="float">
            <text:p>-161,5778427974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577</text:p>
          </table:table-cell>
          <table:table-cell office:value-type="float" office:value="8.7115699052811" calcext:value-type="float">
            <text:p>8,7115699052811</text:p>
          </table:table-cell>
          <table:table-cell office:value-type="float" office:value="5.2513194084167" calcext:value-type="float">
            <text:p>5,2513194084167</text:p>
          </table:table-cell>
          <table:table-cell office:value-type="float" office:value="53.405716540707" calcext:value-type="float">
            <text:p>53,40571654070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588</text:p>
          </table:table-cell>
          <table:table-cell office:value-type="float" office:value="-0.11872785165906" calcext:value-type="float">
            <text:p>-0,11872785165906</text:p>
          </table:table-cell>
          <table:table-cell office:value-type="float" office:value="6.6213101148605" calcext:value-type="float">
            <text:p>6,6213101148605</text:p>
          </table:table-cell>
          <table:table-cell office:value-type="float" office:value="-89.880297897728" calcext:value-type="float">
            <text:p>-89,88029789772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599</text:p>
          </table:table-cell>
          <table:table-cell office:value-type="float" office:value="0.88908948004246" calcext:value-type="float">
            <text:p>0,88908948004246</text:p>
          </table:table-cell>
          <table:table-cell office:value-type="float" office:value="7.464359998703" calcext:value-type="float">
            <text:p>7,464359998703</text:p>
          </table:table-cell>
          <table:table-cell office:value-type="float" office:value="164.22643023691" calcext:value-type="float">
            <text:p>164,2264302369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610</text:p>
          </table:table-cell>
          <table:table-cell office:value-type="float" office:value="1.3951118290424" calcext:value-type="float">
            <text:p>1,3951118290424</text:p>
          </table:table-cell>
          <table:table-cell office:value-type="float" office:value="9.2920047044754" calcext:value-type="float">
            <text:p>9,2920047044754</text:p>
          </table:table-cell>
          <table:table-cell office:value-type="float" office:value="-151.22586906336" calcext:value-type="float">
            <text:p>-151,2258690633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621</text:p>
          </table:table-cell>
          <table:table-cell office:value-type="float" office:value="3.8307374715805" calcext:value-type="float">
            <text:p>3,8307374715805</text:p>
          </table:table-cell>
          <table:table-cell office:value-type="float" office:value="8.2817161083221" calcext:value-type="float">
            <text:p>8,2817161083221</text:p>
          </table:table-cell>
          <table:table-cell office:value-type="float" office:value="-103.70468334028" calcext:value-type="float">
            <text:p>-103,704683340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632</text:p>
          </table:table-cell>
          <table:table-cell office:value-type="float" office:value="3.2694298028946" calcext:value-type="float">
            <text:p>3,2694298028946</text:p>
          </table:table-cell>
          <table:table-cell office:value-type="float" office:value="5.9217983484268" calcext:value-type="float">
            <text:p>5,9217983484268</text:p>
          </table:table-cell>
          <table:table-cell office:value-type="float" office:value="38.537217173607" calcext:value-type="float">
            <text:p>38,53721717360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643</text:p>
          </table:table-cell>
          <table:table-cell office:value-type="float" office:value="6.9851559400558" calcext:value-type="float">
            <text:p>6,9851559400558</text:p>
          </table:table-cell>
          <table:table-cell office:value-type="float" office:value="6.819304227829" calcext:value-type="float">
            <text:p>6,819304227829</text:p>
          </table:table-cell>
          <table:table-cell office:value-type="float" office:value="-114.39305733723" calcext:value-type="float">
            <text:p>-114,393057337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654</text:p>
          </table:table-cell>
          <table:table-cell office:value-type="float" office:value="7.9493564367294" calcext:value-type="float">
            <text:p>7,9493564367294</text:p>
          </table:table-cell>
          <table:table-cell office:value-type="float" office:value="8.4880191087723" calcext:value-type="float">
            <text:p>8,4880191087723</text:p>
          </table:table-cell>
          <table:table-cell office:value-type="float" office:value="86.422305198232" calcext:value-type="float">
            <text:p>86,42230519823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665</text:p>
          </table:table-cell>
          <table:table-cell office:value-type="float" office:value="1.6853474080563" calcext:value-type="float">
            <text:p>1,6853474080563</text:p>
          </table:table-cell>
          <table:table-cell office:value-type="float" office:value="10.279029607773" calcext:value-type="float">
            <text:p>10,279029607773</text:p>
          </table:table-cell>
          <table:table-cell office:value-type="float" office:value="-151.58612561074" calcext:value-type="float">
            <text:p>-151,586125610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676</text:p>
          </table:table-cell>
          <table:table-cell office:value-type="float" office:value="0.82796677947044" calcext:value-type="float">
            <text:p>0,82796677947044</text:p>
          </table:table-cell>
          <table:table-cell office:value-type="float" office:value="9.0277987718582" calcext:value-type="float">
            <text:p>9,0277987718582</text:p>
          </table:table-cell>
          <table:table-cell office:value-type="float" office:value="170.28644586065" calcext:value-type="float">
            <text:p>170,286445860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687</text:p>
          </table:table-cell>
          <table:table-cell office:value-type="float" office:value="1.3637791574001" calcext:value-type="float">
            <text:p>1,3637791574001</text:p>
          </table:table-cell>
          <table:table-cell office:value-type="float" office:value="7.6922136545181" calcext:value-type="float">
            <text:p>7,6922136545181</text:p>
          </table:table-cell>
          <table:table-cell office:value-type="float" office:value="-25.350273224958" calcext:value-type="float">
            <text:p>-25,35027322495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698</text:p>
          </table:table-cell>
          <table:table-cell office:value-type="float" office:value="5.6450939178467" calcext:value-type="float">
            <text:p>5,6450939178467</text:p>
          </table:table-cell>
          <table:table-cell office:value-type="float" office:value="9.7310197353363" calcext:value-type="float">
            <text:p>9,7310197353363</text:p>
          </table:table-cell>
          <table:table-cell office:value-type="float" office:value="-69.849970993722" calcext:value-type="float">
            <text:p>-69,8499709937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709</text:p>
          </table:table-cell>
          <table:table-cell office:value-type="float" office:value="7.8534686565399" calcext:value-type="float">
            <text:p>7,8534686565399</text:p>
          </table:table-cell>
          <table:table-cell office:value-type="float" office:value="11.084994077682" calcext:value-type="float">
            <text:p>11,084994077682</text:p>
          </table:table-cell>
          <table:table-cell office:value-type="float" office:value="-109.24100875854" calcext:value-type="float">
            <text:p>-109,2410087585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720</text:p>
          </table:table-cell>
          <table:table-cell office:value-type="float" office:value="9.2947167158127" calcext:value-type="float">
            <text:p>9,2947167158127</text:p>
          </table:table-cell>
          <table:table-cell office:value-type="float" office:value="10.082876682281" calcext:value-type="float">
            <text:p>10,082876682281</text:p>
          </table:table-cell>
          <table:table-cell office:value-type="float" office:value="141.61578409231" calcext:value-type="float">
            <text:p>141,6157840923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731</text:p>
          </table:table-cell>
          <table:table-cell office:value-type="float" office:value="8.1383240222931" calcext:value-type="float">
            <text:p>8,1383240222931</text:p>
          </table:table-cell>
          <table:table-cell office:value-type="float" office:value="10.64309835434" calcext:value-type="float">
            <text:p>10,64309835434</text:p>
          </table:table-cell>
          <table:table-cell office:value-type="float" office:value="-147.22047338061" calcext:value-type="float">
            <text:p>-147,220473380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742</text:p>
          </table:table-cell>
          <table:table-cell office:value-type="float" office:value="0.69062486290932" calcext:value-type="float">
            <text:p>0,69062486290932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90.646985989467" calcext:value-type="float">
            <text:p>-90,6469859894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753</text:p>
          </table:table-cell>
          <table:table-cell office:value-type="float" office:value="-0.15650559216738" calcext:value-type="float">
            <text:p>-0,15650559216738</text:p>
          </table:table-cell>
          <table:table-cell office:value-type="float" office:value="11.00664973259" calcext:value-type="float">
            <text:p>11,00664973259</text:p>
          </table:table-cell>
          <table:table-cell office:value-type="float" office:value="-104.42221012844" calcext:value-type="float">
            <text:p>-104,4222101284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5</text:p>
          </table:table-cell>
          <table:table-cell office:value-type="float" office:value="-0.51461476832628" calcext:value-type="float">
            <text:p>-0,51461476832628</text:p>
          </table:table-cell>
          <table:table-cell office:value-type="float" office:value="-0.021998197771609" calcext:value-type="float">
            <text:p>-0,021998197771609</text:p>
          </table:table-cell>
          <table:table-cell office:value-type="float" office:value="-113.59350620561" calcext:value-type="float">
            <text:p>-113,5935062056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214</text:p>
          </table:table-cell>
          <table:table-cell office:value-type="float" office:value="0.006470832740888" calcext:value-type="float">
            <text:p>0,006470832740888</text:p>
          </table:table-cell>
          <table:table-cell office:value-type="float" office:value="0.2426235191524" calcext:value-type="float">
            <text:p>0,2426235191524</text:p>
          </table:table-cell>
          <table:table-cell office:value-type="float" office:value="115.89183473283" calcext:value-type="float">
            <text:p>115,8918347328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225</text:p>
          </table:table-cell>
          <table:table-cell office:value-type="float" office:value="2.6486194133759" calcext:value-type="float">
            <text:p>2,6486194133759</text:p>
          </table:table-cell>
          <table:table-cell office:value-type="float" office:value="-0.55994749069214" calcext:value-type="float">
            <text:p>-0,55994749069214</text:p>
          </table:table-cell>
          <table:table-cell office:value-type="float" office:value="180.08764078663" calcext:value-type="float">
            <text:p>180,0876407866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236</text:p>
          </table:table-cell>
          <table:table-cell office:value-type="float" office:value="2.9253914952278" calcext:value-type="float">
            <text:p>2,9253914952278</text:p>
          </table:table-cell>
          <table:table-cell office:value-type="float" office:value="-0.19069263711572" calcext:value-type="float">
            <text:p>-0,19069263711572</text:p>
          </table:table-cell>
          <table:table-cell office:value-type="float" office:value="15.524379766671" calcext:value-type="float">
            <text:p>15,52437976667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247</text:p>
          </table:table-cell>
          <table:table-cell office:value-type="float" office:value="3.4196147322655" calcext:value-type="float">
            <text:p>3,4196147322655</text:p>
          </table:table-cell>
          <table:table-cell office:value-type="float" office:value="-0.5849951505661" calcext:value-type="float">
            <text:p>-0,5849951505661</text:p>
          </table:table-cell>
          <table:table-cell office:value-type="float" office:value="176.96395041836" calcext:value-type="float">
            <text:p>176,9639504183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258</text:p>
          </table:table-cell>
          <table:table-cell office:value-type="float" office:value="6.725942492485" calcext:value-type="float">
            <text:p>6,725942492485</text:p>
          </table:table-cell>
          <table:table-cell office:value-type="float" office:value="-0.35269476473331" calcext:value-type="float">
            <text:p>-0,35269476473331</text:p>
          </table:table-cell>
          <table:table-cell office:value-type="float" office:value="31.771660990016" calcext:value-type="float">
            <text:p>31,7716609900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269</text:p>
          </table:table-cell>
          <table:table-cell office:value-type="float" office:value="7.8162950277328" calcext:value-type="float">
            <text:p>7,8162950277328</text:p>
          </table:table-cell>
          <table:table-cell office:value-type="float" office:value="-0.39137043058872" calcext:value-type="float">
            <text:p>-0,39137043058872</text:p>
          </table:table-cell>
          <table:table-cell office:value-type="float" office:value="-43.569837406183" calcext:value-type="float">
            <text:p>-43,5698374061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280</text:p>
          </table:table-cell>
          <table:table-cell office:value-type="float" office:value="-0.72863556444645" calcext:value-type="float">
            <text:p>-0,72863556444645</text:p>
          </table:table-cell>
          <table:table-cell office:value-type="float" office:value="2.8166261315346" calcext:value-type="float">
            <text:p>2,8166261315346</text:p>
          </table:table-cell>
          <table:table-cell office:value-type="float" office:value="-156.65322504226" calcext:value-type="float">
            <text:p>-156,6532250422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291</text:p>
          </table:table-cell>
          <table:table-cell office:value-type="float" office:value="2.4275557696819" calcext:value-type="float">
            <text:p>2,4275557696819</text:p>
          </table:table-cell>
          <table:table-cell office:value-type="float" office:value="0.38851223886013" calcext:value-type="float">
            <text:p>0,38851223886013</text:p>
          </table:table-cell>
          <table:table-cell office:value-type="float" office:value="55.820507608402" calcext:value-type="float">
            <text:p>55,82050760840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302</text:p>
          </table:table-cell>
          <table:table-cell office:value-type="float" office:value="2.5952690839767" calcext:value-type="float">
            <text:p>2,5952690839767</text:p>
          </table:table-cell>
          <table:table-cell office:value-type="float" office:value="-0.18539398908615" calcext:value-type="float">
            <text:p>-0,18539398908615</text:p>
          </table:table-cell>
          <table:table-cell office:value-type="float" office:value="60.652133006199" calcext:value-type="float">
            <text:p>60,65213300619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313</text:p>
          </table:table-cell>
          <table:table-cell office:value-type="float" office:value="4.950564801693" calcext:value-type="float">
            <text:p>4,950564801693</text:p>
          </table:table-cell>
          <table:table-cell office:value-type="float" office:value="0.42759574949741" calcext:value-type="float">
            <text:p>0,42759574949741</text:p>
          </table:table-cell>
          <table:table-cell office:value-type="float" office:value="-55.706245504367" calcext:value-type="float">
            <text:p>-55,70624550436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324</text:p>
          </table:table-cell>
          <table:table-cell office:value-type="float" office:value="5.63267827034" calcext:value-type="float">
            <text:p>5,63267827034</text:p>
          </table:table-cell>
          <table:table-cell office:value-type="float" office:value="2.4167580902576" calcext:value-type="float">
            <text:p>2,4167580902576</text:p>
          </table:table-cell>
          <table:table-cell office:value-type="float" office:value="-152.64553325191" calcext:value-type="float">
            <text:p>-152,6455332519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335</text:p>
          </table:table-cell>
          <table:table-cell office:value-type="float" office:value="8.1693637371063" calcext:value-type="float">
            <text:p>8,1693637371063</text:p>
          </table:table-cell>
          <table:table-cell office:value-type="float" office:value="1.5206044912338" calcext:value-type="float">
            <text:p>1,5206044912338</text:p>
          </table:table-cell>
          <table:table-cell office:value-type="float" office:value="91.222236110906" calcext:value-type="float">
            <text:p>91,22223611090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346</text:p>
          </table:table-cell>
          <table:table-cell office:value-type="float" office:value="9.7618752717972" calcext:value-type="float">
            <text:p>9,7618752717972</text:p>
          </table:table-cell>
          <table:table-cell office:value-type="float" office:value="0.43996136635542" calcext:value-type="float">
            <text:p>0,43996136635542</text:p>
          </table:table-cell>
          <table:table-cell office:value-type="float" office:value="105.71719430814" calcext:value-type="float">
            <text:p>105,717194308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357</text:p>
          </table:table-cell>
          <table:table-cell office:value-type="float" office:value="-0.78301958739758" calcext:value-type="float">
            <text:p>-0,78301958739758</text:p>
          </table:table-cell>
          <table:table-cell office:value-type="float" office:value="4.9789041280746" calcext:value-type="float">
            <text:p>4,9789041280746</text:p>
          </table:table-cell>
          <table:table-cell office:value-type="float" office:value="-24.090584865801" calcext:value-type="float">
            <text:p>-24,09058486580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368</text:p>
          </table:table-cell>
          <table:table-cell office:value-type="float" office:value="-0.59300966560841" calcext:value-type="float">
            <text:p>-0,59300966560841</text:p>
          </table:table-cell>
          <table:table-cell office:value-type="float" office:value="4.1611990332603" calcext:value-type="float">
            <text:p>4,1611990332603</text:p>
          </table:table-cell>
          <table:table-cell office:value-type="float" office:value="59.775354755912" calcext:value-type="float">
            <text:p>59,77535475591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379</text:p>
          </table:table-cell>
          <table:table-cell office:value-type="float" office:value="1.5681803226471" calcext:value-type="float">
            <text:p>1,5681803226471</text:p>
          </table:table-cell>
          <table:table-cell office:value-type="float" office:value="3.5840955376625" calcext:value-type="float">
            <text:p>3,5840955376625</text:p>
          </table:table-cell>
          <table:table-cell office:value-type="float" office:value="-172.05912292383" calcext:value-type="float">
            <text:p>-172,059122923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390</text:p>
          </table:table-cell>
          <table:table-cell office:value-type="float" office:value="3.0331102013588" calcext:value-type="float">
            <text:p>3,0331102013588</text:p>
          </table:table-cell>
          <table:table-cell office:value-type="float" office:value="1.8662877380848" calcext:value-type="float">
            <text:p>1,8662877380848</text:p>
          </table:table-cell>
          <table:table-cell office:value-type="float" office:value="3.6561827465987" calcext:value-type="float">
            <text:p>3,65618274659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401</text:p>
          </table:table-cell>
          <table:table-cell office:value-type="float" office:value="3.7571200728416" calcext:value-type="float">
            <text:p>3,7571200728416</text:p>
          </table:table-cell>
          <table:table-cell office:value-type="float" office:value="2.4504318833351" calcext:value-type="float">
            <text:p>2,4504318833351</text:p>
          </table:table-cell>
          <table:table-cell office:value-type="float" office:value="26.643258560995" calcext:value-type="float">
            <text:p>26,64325856099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412</text:p>
          </table:table-cell>
          <table:table-cell office:value-type="float" office:value="7.4859178066254" calcext:value-type="float">
            <text:p>7,4859178066254</text:p>
          </table:table-cell>
          <table:table-cell office:value-type="float" office:value="0.95354191958904" calcext:value-type="float">
            <text:p>0,95354191958904</text:p>
          </table:table-cell>
          <table:table-cell office:value-type="float" office:value="156.42067581225" calcext:value-type="float">
            <text:p>156,420675812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423</text:p>
          </table:table-cell>
          <table:table-cell office:value-type="float" office:value="8.7549209594727" calcext:value-type="float">
            <text:p>8,7549209594727</text:p>
          </table:table-cell>
          <table:table-cell office:value-type="float" office:value="2.4103744328022" calcext:value-type="float">
            <text:p>2,4103744328022</text:p>
          </table:table-cell>
          <table:table-cell office:value-type="float" office:value="166.79362886271" calcext:value-type="float">
            <text:p>166,7936288627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434</text:p>
          </table:table-cell>
          <table:table-cell office:value-type="float" office:value="-1.5850088000298" calcext:value-type="float">
            <text:p>-1,5850088000298</text:p>
          </table:table-cell>
          <table:table-cell office:value-type="float" office:value="7.4626582860947" calcext:value-type="float">
            <text:p>7,4626582860947</text:p>
          </table:table-cell>
          <table:table-cell office:value-type="float" office:value="-31.389898934941" calcext:value-type="float">
            <text:p>-31,38989893494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445</text:p>
          </table:table-cell>
          <table:table-cell office:value-type="float" office:value="1.7902520298958" calcext:value-type="float">
            <text:p>1,7902520298958</text:p>
          </table:table-cell>
          <table:table-cell office:value-type="float" office:value="4.9538844823837" calcext:value-type="float">
            <text:p>4,9538844823837</text:p>
          </table:table-cell>
          <table:table-cell office:value-type="float" office:value="30.592763499849" calcext:value-type="float">
            <text:p>30,59276349984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456</text:p>
          </table:table-cell>
          <table:table-cell office:value-type="float" office:value="1.9398561120033" calcext:value-type="float">
            <text:p>1,9398561120033</text:p>
          </table:table-cell>
          <table:table-cell office:value-type="float" office:value="3.8134831190109" calcext:value-type="float">
            <text:p>3,8134831190109</text:p>
          </table:table-cell>
          <table:table-cell office:value-type="float" office:value="-9.2157934122025" calcext:value-type="float">
            <text:p>-9,21579341220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467</text:p>
          </table:table-cell>
          <table:table-cell office:value-type="float" office:value="2.0019833743572" calcext:value-type="float">
            <text:p>2,0019833743572</text:p>
          </table:table-cell>
          <table:table-cell office:value-type="float" office:value="4.5403999090195" calcext:value-type="float">
            <text:p>4,5403999090195</text:p>
          </table:table-cell>
          <table:table-cell office:value-type="float" office:value="-65.098565854844" calcext:value-type="float">
            <text:p>-65,09856585484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478</text:p>
          </table:table-cell>
          <table:table-cell office:value-type="float" office:value="4.1130083799362" calcext:value-type="float">
            <text:p>4,1130083799362</text:p>
          </table:table-cell>
          <table:table-cell office:value-type="float" office:value="6.2450075149536" calcext:value-type="float">
            <text:p>6,2450075149536</text:p>
          </table:table-cell>
          <table:table-cell office:value-type="float" office:value="-24.980832247218" calcext:value-type="float">
            <text:p>-24,98083224721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489</text:p>
          </table:table-cell>
          <table:table-cell office:value-type="float" office:value="7.0233142375946" calcext:value-type="float">
            <text:p>7,0233142375946</text:p>
          </table:table-cell>
          <table:table-cell office:value-type="float" office:value="4.1007748246193" calcext:value-type="float">
            <text:p>4,1007748246193</text:p>
          </table:table-cell>
          <table:table-cell office:value-type="float" office:value="-75.863545107993" calcext:value-type="float">
            <text:p>-75,86354510799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500</text:p>
          </table:table-cell>
          <table:table-cell office:value-type="float" office:value="8.5950201749802" calcext:value-type="float">
            <text:p>8,5950201749802</text:p>
          </table:table-cell>
          <table:table-cell office:value-type="float" office:value="7.2536647319794" calcext:value-type="float">
            <text:p>7,2536647319794</text:p>
          </table:table-cell>
          <table:table-cell office:value-type="float" office:value="-135.02841542481" calcext:value-type="float">
            <text:p>-135,0284154248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511</text:p>
          </table:table-cell>
          <table:table-cell office:value-type="float" office:value="-0.91713540256023" calcext:value-type="float">
            <text:p>-0,91713540256023</text:p>
          </table:table-cell>
          <table:table-cell office:value-type="float" office:value="6.9382393360138" calcext:value-type="float">
            <text:p>6,9382393360138</text:p>
          </table:table-cell>
          <table:table-cell office:value-type="float" office:value="-4.4018569265961" calcext:value-type="float">
            <text:p>-4,401856926596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522</text:p>
          </table:table-cell>
          <table:table-cell office:value-type="float" office:value="0.90750932693481" calcext:value-type="float">
            <text:p>0,90750932693481</text:p>
          </table:table-cell>
          <table:table-cell office:value-type="float" office:value="5.9167629480362" calcext:value-type="float">
            <text:p>5,9167629480362</text:p>
          </table:table-cell>
          <table:table-cell office:value-type="float" office:value="108.63348329143" calcext:value-type="float">
            <text:p>108,6334832914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533</text:p>
          </table:table-cell>
          <table:table-cell office:value-type="float" office:value="2.7597564458847" calcext:value-type="float">
            <text:p>2,7597564458847</text:p>
          </table:table-cell>
          <table:table-cell office:value-type="float" office:value="5.8393782377243" calcext:value-type="float">
            <text:p>5,8393782377243</text:p>
          </table:table-cell>
          <table:table-cell office:value-type="float" office:value="-171.04421603452" calcext:value-type="float">
            <text:p>-171,0442160345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544</text:p>
          </table:table-cell>
          <table:table-cell office:value-type="float" office:value="5.290612578392" calcext:value-type="float">
            <text:p>5,290612578392</text:p>
          </table:table-cell>
          <table:table-cell office:value-type="float" office:value="6.32847905159" calcext:value-type="float">
            <text:p>6,32847905159</text:p>
          </table:table-cell>
          <table:table-cell office:value-type="float" office:value="90.220155989289" calcext:value-type="float">
            <text:p>90,22015598928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555</text:p>
          </table:table-cell>
          <table:table-cell office:value-type="float" office:value="6.1203491687775" calcext:value-type="float">
            <text:p>6,1203491687775</text:p>
          </table:table-cell>
          <table:table-cell office:value-type="float" office:value="6.2928527593613" calcext:value-type="float">
            <text:p>6,2928527593613</text:p>
          </table:table-cell>
          <table:table-cell office:value-type="float" office:value="-174.70999280359" calcext:value-type="float">
            <text:p>-174,709992803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566</text:p>
          </table:table-cell>
          <table:table-cell office:value-type="float" office:value="6.5619719028473" calcext:value-type="float">
            <text:p>6,5619719028473</text:p>
          </table:table-cell>
          <table:table-cell office:value-type="float" office:value="7.1702182292938" calcext:value-type="float">
            <text:p>7,1702182292938</text:p>
          </table:table-cell>
          <table:table-cell office:value-type="float" office:value="126.11425606308" calcext:value-type="float">
            <text:p>126,1142560630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577</text:p>
          </table:table-cell>
          <table:table-cell office:value-type="float" office:value="8.549599647522" calcext:value-type="float">
            <text:p>8,549599647522</text:p>
          </table:table-cell>
          <table:table-cell office:value-type="float" office:value="5.0959324836731" calcext:value-type="float">
            <text:p>5,0959324836731</text:p>
          </table:table-cell>
          <table:table-cell office:value-type="float" office:value="47.643214274364" calcext:value-type="float">
            <text:p>47,6432142743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588</text:p>
          </table:table-cell>
          <table:table-cell office:value-type="float" office:value="-0.043276478536427" calcext:value-type="float">
            <text:p>-0,043276478536427</text:p>
          </table:table-cell>
          <table:table-cell office:value-type="float" office:value="6.9945698976517" calcext:value-type="float">
            <text:p>6,9945698976517</text:p>
          </table:table-cell>
          <table:table-cell office:value-type="float" office:value="-99.568518863362" calcext:value-type="float">
            <text:p>-99,5685188633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599</text:p>
          </table:table-cell>
          <table:table-cell office:value-type="float" office:value="0.97853258252144" calcext:value-type="float">
            <text:p>0,97853258252144</text:p>
          </table:table-cell>
          <table:table-cell office:value-type="float" office:value="7.6668661832809" calcext:value-type="float">
            <text:p>7,6668661832809</text:p>
          </table:table-cell>
          <table:table-cell office:value-type="float" office:value="-105.25970170452" calcext:value-type="float">
            <text:p>-105,259701704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610</text:p>
          </table:table-cell>
          <table:table-cell office:value-type="float" office:value="1.529344022274" calcext:value-type="float">
            <text:p>1,529344022274</text:p>
          </table:table-cell>
          <table:table-cell office:value-type="float" office:value="9.1148769855499" calcext:value-type="float">
            <text:p>9,1148769855499</text:p>
          </table:table-cell>
          <table:table-cell office:value-type="float" office:value="118.19083979175" calcext:value-type="float">
            <text:p>118,1908397917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621</text:p>
          </table:table-cell>
          <table:table-cell office:value-type="float" office:value="4.0705141425133" calcext:value-type="float">
            <text:p>4,0705141425133</text:p>
          </table:table-cell>
          <table:table-cell office:value-type="float" office:value="8.4213507175446" calcext:value-type="float">
            <text:p>8,4213507175446</text:p>
          </table:table-cell>
          <table:table-cell office:value-type="float" office:value="-159.51092228009" calcext:value-type="float">
            <text:p>-159,510922280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632</text:p>
          </table:table-cell>
          <table:table-cell office:value-type="float" office:value="3.0520257353783" calcext:value-type="float">
            <text:p>3,0520257353783</text:p>
          </table:table-cell>
          <table:table-cell office:value-type="float" office:value="5.9672498703003" calcext:value-type="float">
            <text:p>5,9672498703003</text:p>
          </table:table-cell>
          <table:table-cell office:value-type="float" office:value="-31.466237678649" calcext:value-type="float">
            <text:p>-31,4662376786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643</text:p>
          </table:table-cell>
          <table:table-cell office:value-type="float" office:value="7.1005821228027" calcext:value-type="float">
            <text:p>7,1005821228027</text:p>
          </table:table-cell>
          <table:table-cell office:value-type="float" office:value="7.0010387897491" calcext:value-type="float">
            <text:p>7,0010387897491</text:p>
          </table:table-cell>
          <table:table-cell office:value-type="float" office:value="-148.41540603881" calcext:value-type="float">
            <text:p>-148,4154060388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654</text:p>
          </table:table-cell>
          <table:table-cell office:value-type="float" office:value="7.9244965314865" calcext:value-type="float">
            <text:p>7,9244965314865</text:p>
          </table:table-cell>
          <table:table-cell office:value-type="float" office:value="8.0906754732132" calcext:value-type="float">
            <text:p>8,0906754732132</text:p>
          </table:table-cell>
          <table:table-cell office:value-type="float" office:value="86.47693342464" calcext:value-type="float">
            <text:p>86,4769334246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665</text:p>
          </table:table-cell>
          <table:table-cell office:value-type="float" office:value="2.0326808094978" calcext:value-type="float">
            <text:p>2,0326808094978</text:p>
          </table:table-cell>
          <table:table-cell office:value-type="float" office:value="10.45741558075" calcext:value-type="float">
            <text:p>10,45741558075</text:p>
          </table:table-cell>
          <table:table-cell office:value-type="float" office:value="-154.74484528706" calcext:value-type="float">
            <text:p>-154,7448452870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676</text:p>
          </table:table-cell>
          <table:table-cell office:value-type="float" office:value="0.82105614244938" calcext:value-type="float">
            <text:p>0,82105614244938</text:p>
          </table:table-cell>
          <table:table-cell office:value-type="float" office:value="8.805855512619" calcext:value-type="float">
            <text:p>8,805855512619</text:p>
          </table:table-cell>
          <table:table-cell office:value-type="float" office:value="79.50068203507" calcext:value-type="float">
            <text:p>79,5006820350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687</text:p>
          </table:table-cell>
          <table:table-cell office:value-type="float" office:value="1.4302697777748" calcext:value-type="float">
            <text:p>1,4302697777748</text:p>
          </table:table-cell>
          <table:table-cell office:value-type="float" office:value="7.9037034511566" calcext:value-type="float">
            <text:p>7,9037034511566</text:p>
          </table:table-cell>
          <table:table-cell office:value-type="float" office:value="-116.08916331249" calcext:value-type="float">
            <text:p>-116,089163312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698</text:p>
          </table:table-cell>
          <table:table-cell office:value-type="float" office:value="5.4877364635468" calcext:value-type="float">
            <text:p>5,4877364635468</text:p>
          </table:table-cell>
          <table:table-cell office:value-type="float" office:value="9.9841403961182" calcext:value-type="float">
            <text:p>9,9841403961182</text:p>
          </table:table-cell>
          <table:table-cell office:value-type="float" office:value="-55.352795275913" calcext:value-type="float">
            <text:p>-55,3527952759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709</text:p>
          </table:table-cell>
          <table:table-cell office:value-type="float" office:value="8.0512791872025" calcext:value-type="float">
            <text:p>8,0512791872025</text:p>
          </table:table-cell>
          <table:table-cell office:value-type="float" office:value="11.085005998611" calcext:value-type="float">
            <text:p>11,085005998611</text:p>
          </table:table-cell>
          <table:table-cell office:value-type="float" office:value="-124.39149200537" calcext:value-type="float">
            <text:p>-124,3914920053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720</text:p>
          </table:table-cell>
          <table:table-cell office:value-type="float" office:value="9.3555927276611" calcext:value-type="float">
            <text:p>9,3555927276611</text:p>
          </table:table-cell>
          <table:table-cell office:value-type="float" office:value="9.9234217405319" calcext:value-type="float">
            <text:p>9,9234217405319</text:p>
          </table:table-cell>
          <table:table-cell office:value-type="float" office:value="112.08246923556" calcext:value-type="float">
            <text:p>112,082469235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731</text:p>
          </table:table-cell>
          <table:table-cell office:value-type="float" office:value="8.2832670211792" calcext:value-type="float">
            <text:p>8,2832670211792</text:p>
          </table:table-cell>
          <table:table-cell office:value-type="float" office:value="10.476025342941" calcext:value-type="float">
            <text:p>10,476025342941</text:p>
          </table:table-cell>
          <table:table-cell office:value-type="float" office:value="122.19465006689" calcext:value-type="float">
            <text:p>122,1946500668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742</text:p>
          </table:table-cell>
          <table:table-cell office:value-type="float" office:value="0.68331316113472" calcext:value-type="float">
            <text:p>0,68331316113472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87.129882186841" calcext:value-type="float">
            <text:p>-87,12988218684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753</text:p>
          </table:table-cell>
          <table:table-cell office:value-type="float" office:value="0.10774854570627" calcext:value-type="float">
            <text:p>0,10774854570627</text:p>
          </table:table-cell>
          <table:table-cell office:value-type="float" office:value="11.085011959076" calcext:value-type="float">
            <text:p>11,085011959076</text:p>
          </table:table-cell>
          <table:table-cell office:value-type="float" office:value="-114.33749290029" calcext:value-type="float">
            <text:p>-114,3374929002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5</text:p>
          </table:table-cell>
          <table:table-cell office:value-type="float" office:value="-0.7034869492054" calcext:value-type="float">
            <text:p>-0,7034869492054</text:p>
          </table:table-cell>
          <table:table-cell office:value-type="float" office:value="0.094819674268365" calcext:value-type="float">
            <text:p>0,094819674268365</text:p>
          </table:table-cell>
          <table:table-cell office:value-type="float" office:value="-22.873758890067" calcext:value-type="float">
            <text:p>-22,87375889006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214</text:p>
          </table:table-cell>
          <table:table-cell office:value-type="float" office:value="0.21752778440714" calcext:value-type="float">
            <text:p>0,21752778440714</text:p>
          </table:table-cell>
          <table:table-cell office:value-type="float" office:value="0.30997719615698" calcext:value-type="float">
            <text:p>0,30997719615698</text:p>
          </table:table-cell>
          <table:table-cell office:value-type="float" office:value="-153.49759417734" calcext:value-type="float">
            <text:p>-153,4975941773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225</text:p>
          </table:table-cell>
          <table:table-cell office:value-type="float" office:value="2.8852051496506" calcext:value-type="float">
            <text:p>2,8852051496506</text:p>
          </table:table-cell>
          <table:table-cell office:value-type="float" office:value="-0.57731281965971" calcext:value-type="float">
            <text:p>-0,57731281965971</text:p>
          </table:table-cell>
          <table:table-cell office:value-type="float" office:value="-139.85179943644" calcext:value-type="float">
            <text:p>-139,8517994364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236</text:p>
          </table:table-cell>
          <table:table-cell office:value-type="float" office:value="2.9899874329567" calcext:value-type="float">
            <text:p>2,9899874329567</text:p>
          </table:table-cell>
          <table:table-cell office:value-type="float" office:value="-0.2760655619204" calcext:value-type="float">
            <text:p>-0,2760655619204</text:p>
          </table:table-cell>
          <table:table-cell office:value-type="float" office:value="101.10007046135" calcext:value-type="float">
            <text:p>101,1000704613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247</text:p>
          </table:table-cell>
          <table:table-cell office:value-type="float" office:value="3.8161358237267" calcext:value-type="float">
            <text:p>3,8161358237267</text:p>
          </table:table-cell>
          <table:table-cell office:value-type="float" office:value="-0.5849989131093" calcext:value-type="float">
            <text:p>-0,5849989131093</text:p>
          </table:table-cell>
          <table:table-cell office:value-type="float" office:value="179.80710564146" calcext:value-type="float">
            <text:p>179,8071056414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258</text:p>
          </table:table-cell>
          <table:table-cell office:value-type="float" office:value="6.5479618310928" calcext:value-type="float">
            <text:p>6,5479618310928</text:p>
          </table:table-cell>
          <table:table-cell office:value-type="float" office:value="-0.34375332295895" calcext:value-type="float">
            <text:p>-0,34375332295895</text:p>
          </table:table-cell>
          <table:table-cell office:value-type="float" office:value="-1.9522635562784" calcext:value-type="float">
            <text:p>-1,95226355627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269</text:p>
          </table:table-cell>
          <table:table-cell office:value-type="float" office:value="7.5058835744858" calcext:value-type="float">
            <text:p>7,5058835744858</text:p>
          </table:table-cell>
          <table:table-cell office:value-type="float" office:value="-0.28228759765625" calcext:value-type="float">
            <text:p>-0,28228759765625</text:p>
          </table:table-cell>
          <table:table-cell office:value-type="float" office:value="-12.75375010861" calcext:value-type="float">
            <text:p>-12,7537501086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280</text:p>
          </table:table-cell>
          <table:table-cell office:value-type="float" office:value="-0.36060106009245" calcext:value-type="float">
            <text:p>-0,36060106009245</text:p>
          </table:table-cell>
          <table:table-cell office:value-type="float" office:value="2.9294270277023" calcext:value-type="float">
            <text:p>2,9294270277023</text:p>
          </table:table-cell>
          <table:table-cell office:value-type="float" office:value="-162.50490990414" calcext:value-type="float">
            <text:p>-162,504909904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291</text:p>
          </table:table-cell>
          <table:table-cell office:value-type="float" office:value="2.2282548248768" calcext:value-type="float">
            <text:p>2,2282548248768</text:p>
          </table:table-cell>
          <table:table-cell office:value-type="float" office:value="0.48619963228703" calcext:value-type="float">
            <text:p>0,48619963228703</text:p>
          </table:table-cell>
          <table:table-cell office:value-type="float" office:value="-34.943678956123" calcext:value-type="float">
            <text:p>-34,94367895612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302</text:p>
          </table:table-cell>
          <table:table-cell office:value-type="float" office:value="2.6407557725906" calcext:value-type="float">
            <text:p>2,6407557725906</text:p>
          </table:table-cell>
          <table:table-cell office:value-type="float" office:value="-0.35552889108658" calcext:value-type="float">
            <text:p>-0,35552889108658</text:p>
          </table:table-cell>
          <table:table-cell office:value-type="float" office:value="127.82704298663" calcext:value-type="float">
            <text:p>127,8270429866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313</text:p>
          </table:table-cell>
          <table:table-cell office:value-type="float" office:value="4.7790628671646" calcext:value-type="float">
            <text:p>4,7790628671646</text:p>
          </table:table-cell>
          <table:table-cell office:value-type="float" office:value="0.73988631367683" calcext:value-type="float">
            <text:p>0,73988631367683</text:p>
          </table:table-cell>
          <table:table-cell office:value-type="float" office:value="-62.64738899887" calcext:value-type="float">
            <text:p>-62,647388998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324</text:p>
          </table:table-cell>
          <table:table-cell office:value-type="float" office:value="5.8021318912506" calcext:value-type="float">
            <text:p>5,8021318912506</text:p>
          </table:table-cell>
          <table:table-cell office:value-type="float" office:value="2.5913637876511" calcext:value-type="float">
            <text:p>2,5913637876511</text:p>
          </table:table-cell>
          <table:table-cell office:value-type="float" office:value="-131.73445774491" calcext:value-type="float">
            <text:p>-131,7344577449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335</text:p>
          </table:table-cell>
          <table:table-cell office:value-type="float" office:value="8.2475900650024" calcext:value-type="float">
            <text:p>8,2475900650024</text:p>
          </table:table-cell>
          <table:table-cell office:value-type="float" office:value="1.2171821296215" calcext:value-type="float">
            <text:p>1,2171821296215</text:p>
          </table:table-cell>
          <table:table-cell office:value-type="float" office:value="124.49843868329" calcext:value-type="float">
            <text:p>124,4984386832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346</text:p>
          </table:table-cell>
          <table:table-cell office:value-type="float" office:value="9.8132562637329" calcext:value-type="float">
            <text:p>9,8132562637329</text:p>
          </table:table-cell>
          <table:table-cell office:value-type="float" office:value="0.47597996890545" calcext:value-type="float">
            <text:p>0,47597996890545</text:p>
          </table:table-cell>
          <table:table-cell office:value-type="float" office:value="111.82149200682" calcext:value-type="float">
            <text:p>111,8214920068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357</text:p>
          </table:table-cell>
          <table:table-cell office:value-type="float" office:value="-0.72193346917629" calcext:value-type="float">
            <text:p>-0,72193346917629</text:p>
          </table:table-cell>
          <table:table-cell office:value-type="float" office:value="5.1923984289169" calcext:value-type="float">
            <text:p>5,1923984289169</text:p>
          </table:table-cell>
          <table:table-cell office:value-type="float" office:value="-114.88186174138" calcext:value-type="float">
            <text:p>-114,8818617413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368</text:p>
          </table:table-cell>
          <table:table-cell office:value-type="float" office:value="-0.41892237961292" calcext:value-type="float">
            <text:p>-0,41892237961292</text:p>
          </table:table-cell>
          <table:table-cell office:value-type="float" office:value="4.023674428463" calcext:value-type="float">
            <text:p>4,023674428463</text:p>
          </table:table-cell>
          <table:table-cell office:value-type="float" office:value="150.53830784597" calcext:value-type="float">
            <text:p>150,538307845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379</text:p>
          </table:table-cell>
          <table:table-cell office:value-type="float" office:value="1.6172423958778" calcext:value-type="float">
            <text:p>1,6172423958778</text:p>
          </table:table-cell>
          <table:table-cell office:value-type="float" office:value="3.3599933981895" calcext:value-type="float">
            <text:p>3,3599933981895</text:p>
          </table:table-cell>
          <table:table-cell office:value-type="float" office:value="93.738920369725" calcext:value-type="float">
            <text:p>93,73892036972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390</text:p>
          </table:table-cell>
          <table:table-cell office:value-type="float" office:value="2.7382105588913" calcext:value-type="float">
            <text:p>2,7382105588913</text:p>
          </table:table-cell>
          <table:table-cell office:value-type="float" office:value="1.7618325352669" calcext:value-type="float">
            <text:p>1,7618325352669</text:p>
          </table:table-cell>
          <table:table-cell office:value-type="float" office:value="23.604384083657" calcext:value-type="float">
            <text:p>23,6043840836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401</text:p>
          </table:table-cell>
          <table:table-cell office:value-type="float" office:value="3.4003332257271" calcext:value-type="float">
            <text:p>3,4003332257271</text:p>
          </table:table-cell>
          <table:table-cell office:value-type="float" office:value="2.2722616791725" calcext:value-type="float">
            <text:p>2,2722616791725</text:p>
          </table:table-cell>
          <table:table-cell office:value-type="float" office:value="26.741793011404" calcext:value-type="float">
            <text:p>26,74179301140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412</text:p>
          </table:table-cell>
          <table:table-cell office:value-type="float" office:value="7.7409672737122" calcext:value-type="float">
            <text:p>7,7409672737122</text:p>
          </table:table-cell>
          <table:table-cell office:value-type="float" office:value="0.85396721959114" calcext:value-type="float">
            <text:p>0,85396721959114</text:p>
          </table:table-cell>
          <table:table-cell office:value-type="float" office:value="141.60312816596" calcext:value-type="float">
            <text:p>141,603128165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423</text:p>
          </table:table-cell>
          <table:table-cell office:value-type="float" office:value="9.1423654556274" calcext:value-type="float">
            <text:p>9,1423654556274</text:p>
          </table:table-cell>
          <table:table-cell office:value-type="float" office:value="2.3189528286457" calcext:value-type="float">
            <text:p>2,3189528286457</text:p>
          </table:table-cell>
          <table:table-cell office:value-type="float" office:value="166.71795298339" calcext:value-type="float">
            <text:p>166,7179529833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434</text:p>
          </table:table-cell>
          <table:table-cell office:value-type="float" office:value="-1.5825459361076" calcext:value-type="float">
            <text:p>-1,5825459361076</text:p>
          </table:table-cell>
          <table:table-cell office:value-type="float" office:value="7.7006196975708" calcext:value-type="float">
            <text:p>7,7006196975708</text:p>
          </table:table-cell>
          <table:table-cell office:value-type="float" office:value="-42.005682447154" calcext:value-type="float">
            <text:p>-42,00568244715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445</text:p>
          </table:table-cell>
          <table:table-cell office:value-type="float" office:value="1.6519238054752" calcext:value-type="float">
            <text:p>1,6519238054752</text:p>
          </table:table-cell>
          <table:table-cell office:value-type="float" office:value="5.126965045929" calcext:value-type="float">
            <text:p>5,126965045929</text:p>
          </table:table-cell>
          <table:table-cell office:value-type="float" office:value="-60.177856949484" calcext:value-type="float">
            <text:p>-60,17785694948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456</text:p>
          </table:table-cell>
          <table:table-cell office:value-type="float" office:value="1.8765069544315" calcext:value-type="float">
            <text:p>1,8765069544315</text:p>
          </table:table-cell>
          <table:table-cell office:value-type="float" office:value="3.6052548885345" calcext:value-type="float">
            <text:p>3,6052548885345</text:p>
          </table:table-cell>
          <table:table-cell office:value-type="float" office:value="81.640797815505" calcext:value-type="float">
            <text:p>81,6407978155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467</text:p>
          </table:table-cell>
          <table:table-cell office:value-type="float" office:value="2.1883198618889" calcext:value-type="float">
            <text:p>2,1883198618889</text:p>
          </table:table-cell>
          <table:table-cell office:value-type="float" office:value="4.6617239713669" calcext:value-type="float">
            <text:p>4,6617239713669</text:p>
          </table:table-cell>
          <table:table-cell office:value-type="float" office:value="-155.84668991672" calcext:value-type="float">
            <text:p>-155,8466899167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478</text:p>
          </table:table-cell>
          <table:table-cell office:value-type="float" office:value="3.8177251815796" calcext:value-type="float">
            <text:p>3,8177251815796</text:p>
          </table:table-cell>
          <table:table-cell office:value-type="float" office:value="6.3711452484131" calcext:value-type="float">
            <text:p>6,3711452484131</text:p>
          </table:table-cell>
          <table:table-cell office:value-type="float" office:value="-22.409796524959" calcext:value-type="float">
            <text:p>-22,4097965249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489</text:p>
          </table:table-cell>
          <table:table-cell office:value-type="float" office:value="6.9606554508209" calcext:value-type="float">
            <text:p>6,9606554508209</text:p>
          </table:table-cell>
          <table:table-cell office:value-type="float" office:value="4.4791331887245" calcext:value-type="float">
            <text:p>4,4791331887245</text:p>
          </table:table-cell>
          <table:table-cell office:value-type="float" office:value="-82.248904143169" calcext:value-type="float">
            <text:p>-82,24890414316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500</text:p>
          </table:table-cell>
          <table:table-cell office:value-type="float" office:value="8.8756388425827" calcext:value-type="float">
            <text:p>8,8756388425827</text:p>
          </table:table-cell>
          <table:table-cell office:value-type="float" office:value="7.5345361232758" calcext:value-type="float">
            <text:p>7,5345361232758</text:p>
          </table:table-cell>
          <table:table-cell office:value-type="float" office:value="-135.02553162301" calcext:value-type="float">
            <text:p>-135,025531623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511</text:p>
          </table:table-cell>
          <table:table-cell office:value-type="float" office:value="-1.1295045912266" calcext:value-type="float">
            <text:p>-1,1295045912266</text:p>
          </table:table-cell>
          <table:table-cell office:value-type="float" office:value="6.705801486969" calcext:value-type="float">
            <text:p>6,705801486969</text:p>
          </table:table-cell>
          <table:table-cell office:value-type="float" office:value="42.745579200186" calcext:value-type="float">
            <text:p>42,74557920018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522</text:p>
          </table:table-cell>
          <table:table-cell office:value-type="float" office:value="1.0338715463877" calcext:value-type="float">
            <text:p>1,0338715463877</text:p>
          </table:table-cell>
          <table:table-cell office:value-type="float" office:value="5.5399942398071" calcext:value-type="float">
            <text:p>5,5399942398071</text:p>
          </table:table-cell>
          <table:table-cell office:value-type="float" office:value="108.67686332411" calcext:value-type="float">
            <text:p>108,676863324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533</text:p>
          </table:table-cell>
          <table:table-cell office:value-type="float" office:value="2.7388843894005" calcext:value-type="float">
            <text:p>2,7388843894005</text:p>
          </table:table-cell>
          <table:table-cell office:value-type="float" office:value="6.0614806413651" calcext:value-type="float">
            <text:p>6,0614806413651</text:p>
          </table:table-cell>
          <table:table-cell office:value-type="float" office:value="-78.14347743988" calcext:value-type="float">
            <text:p>-78,1434774398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544</text:p>
          </table:table-cell>
          <table:table-cell office:value-type="float" office:value="5.5221861600876" calcext:value-type="float">
            <text:p>5,5221861600876</text:p>
          </table:table-cell>
          <table:table-cell office:value-type="float" office:value="6.289079785347" calcext:value-type="float">
            <text:p>6,289079785347</text:p>
          </table:table-cell>
          <table:table-cell office:value-type="float" office:value="176.0220952854" calcext:value-type="float">
            <text:p>176,022095285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555</text:p>
          </table:table-cell>
          <table:table-cell office:value-type="float" office:value="6.5168917179108" calcext:value-type="float">
            <text:p>6,5168917179108</text:p>
          </table:table-cell>
          <table:table-cell office:value-type="float" office:value="6.3296866416931" calcext:value-type="float">
            <text:p>6,3296866416931</text:p>
          </table:table-cell>
          <table:table-cell office:value-type="float" office:value="-174.73370558137" calcext:value-type="float">
            <text:p>-174,7337055813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566</text:p>
          </table:table-cell>
          <table:table-cell office:value-type="float" office:value="6.4028841257095" calcext:value-type="float">
            <text:p>6,4028841257095</text:p>
          </table:table-cell>
          <table:table-cell office:value-type="float" office:value="7.0154809951782" calcext:value-type="float">
            <text:p>7,0154809951782</text:p>
          </table:table-cell>
          <table:table-cell office:value-type="float" office:value="35.358266465983" calcext:value-type="float">
            <text:p>35,35826646598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577</text:p>
          </table:table-cell>
          <table:table-cell office:value-type="float" office:value="8.4342354536057" calcext:value-type="float">
            <text:p>8,4342354536057</text:p>
          </table:table-cell>
          <table:table-cell office:value-type="float" office:value="4.9356979131699" calcext:value-type="float">
            <text:p>4,9356979131699</text:p>
          </table:table-cell>
          <table:table-cell office:value-type="float" office:value="54.46367544733" calcext:value-type="float">
            <text:p>54,4636754473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588</text:p>
          </table:table-cell>
          <table:table-cell office:value-type="float" office:value="0.022032521665096" calcext:value-type="float">
            <text:p>0,022032521665096</text:p>
          </table:table-cell>
          <table:table-cell office:value-type="float" office:value="7.3872965574265" calcext:value-type="float">
            <text:p>7,3872965574265</text:p>
          </table:table-cell>
          <table:table-cell office:value-type="float" office:value="-99.562867431884" calcext:value-type="float">
            <text:p>-99,56286743188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599</text:p>
          </table:table-cell>
          <table:table-cell office:value-type="float" office:value="0.7536243647337" calcext:value-type="float">
            <text:p>0,7536243647337</text:p>
          </table:table-cell>
          <table:table-cell office:value-type="float" office:value="7.8178513050079" calcext:value-type="float">
            <text:p>7,8178513050079</text:p>
          </table:table-cell>
          <table:table-cell office:value-type="float" office:value="-34.479082769649" calcext:value-type="float">
            <text:p>-34,4790827696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610</text:p>
          </table:table-cell>
          <table:table-cell office:value-type="float" office:value="1.4911100268364" calcext:value-type="float">
            <text:p>1,4911100268364</text:p>
          </table:table-cell>
          <table:table-cell office:value-type="float" office:value="8.7708187103271" calcext:value-type="float">
            <text:p>8,7708187103271</text:p>
          </table:table-cell>
          <table:table-cell office:value-type="float" office:value="88.730754366346" calcext:value-type="float">
            <text:p>88,73075436634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621</text:p>
          </table:table-cell>
          <table:table-cell office:value-type="float" office:value="4.4368690252304" calcext:value-type="float">
            <text:p>4,4368690252304</text:p>
          </table:table-cell>
          <table:table-cell office:value-type="float" office:value="8.4848898649216" calcext:value-type="float">
            <text:p>8,4848898649216</text:p>
          </table:table-cell>
          <table:table-cell office:value-type="float" office:value="-171.87145713029" calcext:value-type="float">
            <text:p>-171,8714571302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632</text:p>
          </table:table-cell>
          <table:table-cell office:value-type="float" office:value="3.1677097082138" calcext:value-type="float">
            <text:p>3,1677097082138</text:p>
          </table:table-cell>
          <table:table-cell office:value-type="float" office:value="6.1784780025482" calcext:value-type="float">
            <text:p>6,1784780025482</text:p>
          </table:table-cell>
          <table:table-cell office:value-type="float" office:value="-124.8940662214" calcext:value-type="float">
            <text:p>-124,89406622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643</text:p>
          </table:table-cell>
          <table:table-cell office:value-type="float" office:value="7.2422480583191" calcext:value-type="float">
            <text:p>7,2422480583191</text:p>
          </table:table-cell>
          <table:table-cell office:value-type="float" office:value="6.8308913707733" calcext:value-type="float">
            <text:p>6,8308913707733</text:p>
          </table:table-cell>
          <table:table-cell office:value-type="float" office:value="120.98711615155" calcext:value-type="float">
            <text:p>120,9871161515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654</text:p>
          </table:table-cell>
          <table:table-cell office:value-type="float" office:value="7.8999090194702" calcext:value-type="float">
            <text:p>7,8999090194702</text:p>
          </table:table-cell>
          <table:table-cell office:value-type="float" office:value="7.6932346820831" calcext:value-type="float">
            <text:p>7,6932346820831</text:p>
          </table:table-cell>
          <table:table-cell office:value-type="float" office:value="86.454150023734" calcext:value-type="float">
            <text:p>86,4541500237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665</text:p>
          </table:table-cell>
          <table:table-cell office:value-type="float" office:value="2.3912703990936" calcext:value-type="float">
            <text:p>2,3912703990936</text:p>
          </table:table-cell>
          <table:table-cell office:value-type="float" office:value="10.58269739151" calcext:value-type="float">
            <text:p>10,58269739151</text:p>
          </table:table-cell>
          <table:table-cell office:value-type="float" office:value="-162.83880221616" calcext:value-type="float">
            <text:p>-162,838802216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676</text:p>
          </table:table-cell>
          <table:table-cell office:value-type="float" office:value="0.57724505662918" calcext:value-type="float">
            <text:p>0,57724505662918</text:p>
          </table:table-cell>
          <table:table-cell office:value-type="float" office:value="8.5608041286469" calcext:value-type="float">
            <text:p>8,5608041286469</text:p>
          </table:table-cell>
          <table:table-cell office:value-type="float" office:value="50.188384617969" calcext:value-type="float">
            <text:p>50,18838461796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687</text:p>
          </table:table-cell>
          <table:table-cell office:value-type="float" office:value="1.6985590755939" calcext:value-type="float">
            <text:p>1,6985590755939</text:p>
          </table:table-cell>
          <table:table-cell office:value-type="float" office:value="7.870831489563" calcext:value-type="float">
            <text:p>7,870831489563</text:p>
          </table:table-cell>
          <table:table-cell office:value-type="float" office:value="173.55667709545" calcext:value-type="float">
            <text:p>173,5566770954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698</text:p>
          </table:table-cell>
          <table:table-cell office:value-type="float" office:value="5.2774119377136" calcext:value-type="float">
            <text:p>5,2774119377136</text:p>
          </table:table-cell>
          <table:table-cell office:value-type="float" office:value="10.218220949173" calcext:value-type="float">
            <text:p>10,218220949173</text:p>
          </table:table-cell>
          <table:table-cell office:value-type="float" office:value="-48.551147151145" calcext:value-type="float">
            <text:p>-48,5511471511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709</text:p>
          </table:table-cell>
          <table:table-cell office:value-type="float" office:value="8.2454586029053" calcext:value-type="float">
            <text:p>8,2454586029053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35.26777097374" calcext:value-type="float">
            <text:p>-135,2677709737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720</text:p>
          </table:table-cell>
          <table:table-cell office:value-type="float" office:value="9.3298971652985" calcext:value-type="float">
            <text:p>9,3298971652985</text:p>
          </table:table-cell>
          <table:table-cell office:value-type="float" office:value="9.7552001476288" calcext:value-type="float">
            <text:p>9,7552001476288</text:p>
          </table:table-cell>
          <table:table-cell office:value-type="float" office:value="82.541876537785" calcext:value-type="float">
            <text:p>82,5418765377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731</text:p>
          </table:table-cell>
          <table:table-cell office:value-type="float" office:value="8.3000963926315" calcext:value-type="float">
            <text:p>8,3000963926315</text:p>
          </table:table-cell>
          <table:table-cell office:value-type="float" office:value="10.123616456985" calcext:value-type="float">
            <text:p>10,123616456985</text:p>
          </table:table-cell>
          <table:table-cell office:value-type="float" office:value="97.301078450148" calcext:value-type="float">
            <text:p>97,3010784501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742</text:p>
          </table:table-cell>
          <table:table-cell office:value-type="float" office:value="0.70464909076691" calcext:value-type="float">
            <text:p>0,70464909076691</text:p>
          </table:table-cell>
          <table:table-cell office:value-type="float" office:value="11.085157394409" calcext:value-type="float">
            <text:p>11,085157394409</text:p>
          </table:table-cell>
          <table:table-cell office:value-type="float" office:value="-123.23429478202" calcext:value-type="float">
            <text:p>-123,2342947820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753</text:p>
          </table:table-cell>
          <table:table-cell office:value-type="float" office:value="0.21550225093961" calcext:value-type="float">
            <text:p>0,21550225093961</text:p>
          </table:table-cell>
          <table:table-cell office:value-type="float" office:value="11.085004806519" calcext:value-type="float">
            <text:p>11,085004806519</text:p>
          </table:table-cell>
          <table:table-cell office:value-type="float" office:value="-82.310345522158" calcext:value-type="float">
            <text:p>-82,31034552215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5</text:p>
          </table:table-cell>
          <table:table-cell office:value-type="float" office:value="-0.85846491158009" calcext:value-type="float">
            <text:p>-0,85846491158009</text:p>
          </table:table-cell>
          <table:table-cell office:value-type="float" office:value="-0.071003162302077" calcext:value-type="float">
            <text:p>-0,071003162302077</text:p>
          </table:table-cell>
          <table:table-cell office:value-type="float" office:value="48.763953956069" calcext:value-type="float">
            <text:p>48,76395395606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214</text:p>
          </table:table-cell>
          <table:table-cell office:value-type="float" office:value="0.17817229032516" calcext:value-type="float">
            <text:p>0,17817229032516</text:p>
          </table:table-cell>
          <table:table-cell office:value-type="float" office:value="0.57743985205889" calcext:value-type="float">
            <text:p>0,57743985205889</text:p>
          </table:table-cell>
          <table:table-cell office:value-type="float" office:value="-82.288047310653" calcext:value-type="float">
            <text:p>-82,28804731065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225</text:p>
          </table:table-cell>
          <table:table-cell office:value-type="float" office:value="3.044476211071" calcext:value-type="float">
            <text:p>3,044476211071</text:p>
          </table:table-cell>
          <table:table-cell office:value-type="float" office:value="-0.45602850615978" calcext:value-type="float">
            <text:p>-0,45602850615978</text:p>
          </table:table-cell>
          <table:table-cell office:value-type="float" office:value="-103.27656861323" calcext:value-type="float">
            <text:p>-103,2765686132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236</text:p>
          </table:table-cell>
          <table:table-cell office:value-type="float" office:value="3.2204315066338" calcext:value-type="float">
            <text:p>3,2204315066338</text:p>
          </table:table-cell>
          <table:table-cell office:value-type="float" office:value="-0.17369452863932" calcext:value-type="float">
            <text:p>-0,17369452863932</text:p>
          </table:table-cell>
          <table:table-cell office:value-type="float" office:value="-167.48519460107" calcext:value-type="float">
            <text:p>-167,4851946010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247</text:p>
          </table:table-cell>
          <table:table-cell office:value-type="float" office:value="4.2139881849289" calcext:value-type="float">
            <text:p>4,2139881849289</text:p>
          </table:table-cell>
          <table:table-cell office:value-type="float" office:value="-0.58492552489042" calcext:value-type="float">
            <text:p>-0,58492552489042</text:p>
          </table:table-cell>
          <table:table-cell office:value-type="float" office:value="180.02227005685" calcext:value-type="float">
            <text:p>180,0222700568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258</text:p>
          </table:table-cell>
          <table:table-cell office:value-type="float" office:value="6.4125907421112" calcext:value-type="float">
            <text:p>6,4125907421112</text:p>
          </table:table-cell>
          <table:table-cell office:value-type="float" office:value="-0.27448022738099" calcext:value-type="float">
            <text:p>-0,27448022738099</text:p>
          </table:table-cell>
          <table:table-cell office:value-type="float" office:value="-24.707472438266" calcext:value-type="float">
            <text:p>-24,70747243826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269</text:p>
          </table:table-cell>
          <table:table-cell office:value-type="float" office:value="7.1833103895187" calcext:value-type="float">
            <text:p>7,1833103895187</text:p>
          </table:table-cell>
          <table:table-cell office:value-type="float" office:value="-0.34661628305912" calcext:value-type="float">
            <text:p>-0,34661628305912</text:p>
          </table:table-cell>
          <table:table-cell office:value-type="float" office:value="18.002723812298" calcext:value-type="float">
            <text:p>18,00272381229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280</text:p>
          </table:table-cell>
          <table:table-cell office:value-type="float" office:value="0.017988564213738" calcext:value-type="float">
            <text:p>0,017988564213738</text:p>
          </table:table-cell>
          <table:table-cell office:value-type="float" office:value="3.0493435263634" calcext:value-type="float">
            <text:p>3,0493435263634</text:p>
          </table:table-cell>
          <table:table-cell office:value-type="float" office:value="-162.48192149363" calcext:value-type="float">
            <text:p>-162,481921493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291</text:p>
          </table:table-cell>
          <table:table-cell office:value-type="float" office:value="2.0178823173046" calcext:value-type="float">
            <text:p>2,0178823173046</text:p>
          </table:table-cell>
          <table:table-cell office:value-type="float" office:value="0.78639209270477" calcext:value-type="float">
            <text:p>0,78639209270477</text:p>
          </table:table-cell>
          <table:table-cell office:value-type="float" office:value="-51.757504226296" calcext:value-type="float">
            <text:p>-51,7575042262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302</text:p>
          </table:table-cell>
          <table:table-cell office:value-type="float" office:value="2.806990146637" calcext:value-type="float">
            <text:p>2,806990146637</text:p>
          </table:table-cell>
          <table:table-cell office:value-type="float" office:value="-0.2302784845233" calcext:value-type="float">
            <text:p>-0,2302784845233</text:p>
          </table:table-cell>
          <table:table-cell office:value-type="float" office:value="-145.69872807545" calcext:value-type="float">
            <text:p>-145,6987280754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313</text:p>
          </table:table-cell>
          <table:table-cell office:value-type="float" office:value="4.6459230780602" calcext:value-type="float">
            <text:p>4,6459230780602</text:p>
          </table:table-cell>
          <table:table-cell office:value-type="float" office:value="1.0699067264795" calcext:value-type="float">
            <text:p>1,0699067264795</text:p>
          </table:table-cell>
          <table:table-cell office:value-type="float" office:value="-69.441359513884" calcext:value-type="float">
            <text:p>-69,4413595138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324</text:p>
          </table:table-cell>
          <table:table-cell office:value-type="float" office:value="5.8981597423553" calcext:value-type="float">
            <text:p>5,8981597423553</text:p>
          </table:table-cell>
          <table:table-cell office:value-type="float" office:value="2.8145605325699" calcext:value-type="float">
            <text:p>2,8145605325699</text:p>
          </table:table-cell>
          <table:table-cell office:value-type="float" office:value="-110.82636171086" calcext:value-type="float">
            <text:p>-110,826361710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335</text:p>
          </table:table-cell>
          <table:table-cell office:value-type="float" office:value="8.4465217590332" calcext:value-type="float">
            <text:p>8,4465217590332</text:p>
          </table:table-cell>
          <table:table-cell office:value-type="float" office:value="1.3148824870586" calcext:value-type="float">
            <text:p>1,3148824870586</text:p>
          </table:table-cell>
          <table:table-cell office:value-type="float" office:value="-145.00651997366" calcext:value-type="float">
            <text:p>-145,0065199736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346</text:p>
          </table:table-cell>
          <table:table-cell office:value-type="float" office:value="9.7686052322388" calcext:value-type="float">
            <text:p>9,7686052322388</text:p>
          </table:table-cell>
          <table:table-cell office:value-type="float" office:value="0.44464729726315" calcext:value-type="float">
            <text:p>0,44464729726315</text:p>
          </table:table-cell>
          <table:table-cell office:value-type="float" office:value="119.32847909867" calcext:value-type="float">
            <text:p>119,3284790986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357</text:p>
          </table:table-cell>
          <table:table-cell office:value-type="float" office:value="-0.49143355339766" calcext:value-type="float">
            <text:p>-0,49143355339766</text:p>
          </table:table-cell>
          <table:table-cell office:value-type="float" office:value="5.4916942119598" calcext:value-type="float">
            <text:p>5,4916942119598</text:p>
          </table:table-cell>
          <table:table-cell office:value-type="float" office:value="-125.45386545218" calcext:value-type="float">
            <text:p>-125,453865452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368</text:p>
          </table:table-cell>
          <table:table-cell office:value-type="float" office:value="-0.05491899792105" calcext:value-type="float">
            <text:p>-0,05491899792105</text:p>
          </table:table-cell>
          <table:table-cell office:value-type="float" office:value="3.9183169603348" calcext:value-type="float">
            <text:p>3,9183169603348</text:p>
          </table:table-cell>
          <table:table-cell office:value-type="float" office:value="161.49376152427" calcext:value-type="float">
            <text:p>161,4937615242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379</text:p>
          </table:table-cell>
          <table:table-cell office:value-type="float" office:value="1.4825408160686" calcext:value-type="float">
            <text:p>1,4825408160686</text:p>
          </table:table-cell>
          <table:table-cell office:value-type="float" office:value="3.1958612799644" calcext:value-type="float">
            <text:p>3,1958612799644</text:p>
          </table:table-cell>
          <table:table-cell office:value-type="float" office:value="70.051522771264" calcext:value-type="float">
            <text:p>70,0515227712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390</text:p>
          </table:table-cell>
          <table:table-cell office:value-type="float" office:value="2.4964702129364" calcext:value-type="float">
            <text:p>2,4964702129364</text:p>
          </table:table-cell>
          <table:table-cell office:value-type="float" office:value="1.5629875659943" calcext:value-type="float">
            <text:p>1,5629875659943</text:p>
          </table:table-cell>
          <table:table-cell office:value-type="float" office:value="43.559012898974" calcext:value-type="float">
            <text:p>43,55901289897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401</text:p>
          </table:table-cell>
          <table:table-cell office:value-type="float" office:value="3.280656337738" calcext:value-type="float">
            <text:p>3,280656337738</text:p>
          </table:table-cell>
          <table:table-cell office:value-type="float" office:value="2.031661272049" calcext:value-type="float">
            <text:p>2,031661272049</text:p>
          </table:table-cell>
          <table:table-cell office:value-type="float" office:value="79.742784712725" calcext:value-type="float">
            <text:p>79,7427847127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412</text:p>
          </table:table-cell>
          <table:table-cell office:value-type="float" office:value="7.6291739940643" calcext:value-type="float">
            <text:p>7,6291739940643</text:p>
          </table:table-cell>
          <table:table-cell office:value-type="float" office:value="0.66270217299461" calcext:value-type="float">
            <text:p>0,66270217299461</text:p>
          </table:table-cell>
          <table:table-cell office:value-type="float" office:value="50.854426660355" calcext:value-type="float">
            <text:p>50,8544266603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423</text:p>
          </table:table-cell>
          <table:table-cell office:value-type="float" office:value="9.4855815172195" calcext:value-type="float">
            <text:p>9,4855815172195</text:p>
          </table:table-cell>
          <table:table-cell office:value-type="float" office:value="2.2558745741844" calcext:value-type="float">
            <text:p>2,2558745741844</text:p>
          </table:table-cell>
          <table:table-cell office:value-type="float" office:value="173.36946232304" calcext:value-type="float">
            <text:p>173,3694623230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434</text:p>
          </table:table-cell>
          <table:table-cell office:value-type="float" office:value="-1.5850095450878" calcext:value-type="float">
            <text:p>-1,5850095450878</text:p>
          </table:table-cell>
          <table:table-cell office:value-type="float" office:value="7.9604834318161" calcext:value-type="float">
            <text:p>7,9604834318161</text:p>
          </table:table-cell>
          <table:table-cell office:value-type="float" office:value="-66.504651573813" calcext:value-type="float">
            <text:p>-66,5046515738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445</text:p>
          </table:table-cell>
          <table:table-cell office:value-type="float" office:value="1.6649028658867" calcext:value-type="float">
            <text:p>1,6649028658867</text:p>
          </table:table-cell>
          <table:table-cell office:value-type="float" office:value="5.3742897510529" calcext:value-type="float">
            <text:p>5,3742897510529</text:p>
          </table:table-cell>
          <table:table-cell office:value-type="float" office:value="-70.800928553199" calcext:value-type="float">
            <text:p>-70,80092855319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456</text:p>
          </table:table-cell>
          <table:table-cell office:value-type="float" office:value="1.7155316472054" calcext:value-type="float">
            <text:p>1,7155316472054</text:p>
          </table:table-cell>
          <table:table-cell office:value-type="float" office:value="3.504998087883" calcext:value-type="float">
            <text:p>3,504998087883</text:p>
          </table:table-cell>
          <table:table-cell office:value-type="float" office:value="18.172512768181" calcext:value-type="float">
            <text:p>18,17251276818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467</text:p>
          </table:table-cell>
          <table:table-cell office:value-type="float" office:value="2.5590771436691" calcext:value-type="float">
            <text:p>2,5590771436691</text:p>
          </table:table-cell>
          <table:table-cell office:value-type="float" office:value="4.7208762168884" calcext:value-type="float">
            <text:p>4,7208762168884</text:p>
          </table:table-cell>
          <table:table-cell office:value-type="float" office:value="-168.31890033309" calcext:value-type="float">
            <text:p>-168,3189003330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478</text:p>
          </table:table-cell>
          <table:table-cell office:value-type="float" office:value="3.7800586223602" calcext:value-type="float">
            <text:p>3,7800586223602</text:p>
          </table:table-cell>
          <table:table-cell office:value-type="float" office:value="6.5781986713409" calcext:value-type="float">
            <text:p>6,5781986713409</text:p>
          </table:table-cell>
          <table:table-cell office:value-type="float" office:value="-95.689750780725" calcext:value-type="float">
            <text:p>-95,68975078072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489</text:p>
          </table:table-cell>
          <table:table-cell office:value-type="float" office:value="6.9405603408813" calcext:value-type="float">
            <text:p>6,9405603408813</text:p>
          </table:table-cell>
          <table:table-cell office:value-type="float" office:value="4.8627585172653" calcext:value-type="float">
            <text:p>4,8627585172653</text:p>
          </table:table-cell>
          <table:table-cell office:value-type="float" office:value="-88.623821355735" calcext:value-type="float">
            <text:p>-88,62382135573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500</text:p>
          </table:table-cell>
          <table:table-cell office:value-type="float" office:value="9.1561269760132" calcext:value-type="float">
            <text:p>9,1561269760132</text:p>
          </table:table-cell>
          <table:table-cell office:value-type="float" office:value="7.8159880638123" calcext:value-type="float">
            <text:p>7,8159880638123</text:p>
          </table:table-cell>
          <table:table-cell office:value-type="float" office:value="-135.01588250421" calcext:value-type="float">
            <text:p>-135,0158825042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511</text:p>
          </table:table-cell>
          <table:table-cell office:value-type="float" office:value="-1.4213427901268" calcext:value-type="float">
            <text:p>-1,4213427901268</text:p>
          </table:table-cell>
          <table:table-cell office:value-type="float" office:value="6.4366948604584" calcext:value-type="float">
            <text:p>6,4366948604584</text:p>
          </table:table-cell>
          <table:table-cell office:value-type="float" office:value="42.773450256153" calcext:value-type="float">
            <text:p>42,77345025615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522</text:p>
          </table:table-cell>
          <table:table-cell office:value-type="float" office:value="1.0795561224222" calcext:value-type="float">
            <text:p>1,0795561224222</text:p>
          </table:table-cell>
          <table:table-cell office:value-type="float" office:value="5.2392327785492" calcext:value-type="float">
            <text:p>5,2392327785492</text:p>
          </table:table-cell>
          <table:table-cell office:value-type="float" office:value="82.292509686415" calcext:value-type="float">
            <text:p>82,2925096864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533</text:p>
          </table:table-cell>
          <table:table-cell office:value-type="float" office:value="2.7734869718552" calcext:value-type="float">
            <text:p>2,7734869718552</text:p>
          </table:table-cell>
          <table:table-cell office:value-type="float" office:value="6.239777803421" calcext:value-type="float">
            <text:p>6,239777803421</text:p>
          </table:table-cell>
          <table:table-cell office:value-type="float" office:value="-120.54955731532" calcext:value-type="float">
            <text:p>-120,549557315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544</text:p>
          </table:table-cell>
          <table:table-cell office:value-type="float" office:value="5.9203881025314" calcext:value-type="float">
            <text:p>5,9203881025314</text:p>
          </table:table-cell>
          <table:table-cell office:value-type="float" office:value="6.2610399723053" calcext:value-type="float">
            <text:p>6,2610399723053</text:p>
          </table:table-cell>
          <table:table-cell office:value-type="float" office:value="176.04101083841" calcext:value-type="float">
            <text:p>176,041010838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555</text:p>
          </table:table-cell>
          <table:table-cell office:value-type="float" office:value="6.7931270599365" calcext:value-type="float">
            <text:p>6,7931270599365</text:p>
          </table:table-cell>
          <table:table-cell office:value-type="float" office:value="6.2578535079956" calcext:value-type="float">
            <text:p>6,2578535079956</text:p>
          </table:table-cell>
          <table:table-cell office:value-type="float" office:value="142.25389699268" calcext:value-type="float">
            <text:p>142,2538969926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566</text:p>
          </table:table-cell>
          <table:table-cell office:value-type="float" office:value="6.0661178827286" calcext:value-type="float">
            <text:p>6,0661178827286</text:p>
          </table:table-cell>
          <table:table-cell office:value-type="float" office:value="7.0433533191681" calcext:value-type="float">
            <text:p>7,0433533191681</text:p>
          </table:table-cell>
          <table:table-cell office:value-type="float" office:value="0.45036643767243" calcext:value-type="float">
            <text:p>0,4503664376724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577</text:p>
          </table:table-cell>
          <table:table-cell office:value-type="float" office:value="8.3386433124542" calcext:value-type="float">
            <text:p>8,3386433124542</text:p>
          </table:table-cell>
          <table:table-cell office:value-type="float" office:value="4.7629898786545" calcext:value-type="float">
            <text:p>4,7629898786545</text:p>
          </table:table-cell>
          <table:table-cell office:value-type="float" office:value="61.317642023609" calcext:value-type="float">
            <text:p>61,31764202360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588</text:p>
          </table:table-cell>
          <table:table-cell office:value-type="float" office:value="0.1452698558569" calcext:value-type="float">
            <text:p>0,1452698558569</text:p>
          </table:table-cell>
          <table:table-cell office:value-type="float" office:value="7.5729525089264" calcext:value-type="float">
            <text:p>7,5729525089264</text:p>
          </table:table-cell>
          <table:table-cell office:value-type="float" office:value="-128.77040152337" calcext:value-type="float">
            <text:p>-128,7704015233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599</text:p>
          </table:table-cell>
          <table:table-cell office:value-type="float" office:value="0.67435011267662" calcext:value-type="float">
            <text:p>0,67435011267662</text:p>
          </table:table-cell>
          <table:table-cell office:value-type="float" office:value="8.0461728572845" calcext:value-type="float">
            <text:p>8,0461728572845</text:p>
          </table:table-cell>
          <table:table-cell office:value-type="float" office:value="-94.721886762388" calcext:value-type="float">
            <text:p>-94,72188676238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610</text:p>
          </table:table-cell>
          <table:table-cell office:value-type="float" office:value="1.4821922779083" calcext:value-type="float">
            <text:p>1,4821922779083</text:p>
          </table:table-cell>
          <table:table-cell office:value-type="float" office:value="8.3729207515717" calcext:value-type="float">
            <text:p>8,3729207515717</text:p>
          </table:table-cell>
          <table:table-cell office:value-type="float" office:value="88.774236903828" calcext:value-type="float">
            <text:p>88,7742369038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621</text:p>
          </table:table-cell>
          <table:table-cell office:value-type="float" office:value="4.7206991910934" calcext:value-type="float">
            <text:p>4,7206991910934</text:p>
          </table:table-cell>
          <table:table-cell office:value-type="float" office:value="8.581525683403" calcext:value-type="float">
            <text:p>8,581525683403</text:p>
          </table:table-cell>
          <table:table-cell office:value-type="float" office:value="-149.60023855707" calcext:value-type="float">
            <text:p>-149,600238557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632</text:p>
          </table:table-cell>
          <table:table-cell office:value-type="float" office:value="3.3698523044586" calcext:value-type="float">
            <text:p>3,3698523044586</text:p>
          </table:table-cell>
          <table:table-cell office:value-type="float" office:value="6.0855275392532" calcext:value-type="float">
            <text:p>6,0855275392532</text:p>
          </table:table-cell>
          <table:table-cell office:value-type="float" office:value="145.63430038987" calcext:value-type="float">
            <text:p>145,634300389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643</text:p>
          </table:table-cell>
          <table:table-cell office:value-type="float" office:value="7.2933995723724" calcext:value-type="float">
            <text:p>7,2933995723724</text:p>
          </table:table-cell>
          <table:table-cell office:value-type="float" office:value="6.6207867860794" calcext:value-type="float">
            <text:p>6,6207867860794</text:p>
          </table:table-cell>
          <table:table-cell office:value-type="float" office:value="129.3802777673" calcext:value-type="float">
            <text:p>129,380277767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654</text:p>
          </table:table-cell>
          <table:table-cell office:value-type="float" office:value="7.8598010540009" calcext:value-type="float">
            <text:p>7,8598010540009</text:p>
          </table:table-cell>
          <table:table-cell office:value-type="float" office:value="7.3183155059814" calcext:value-type="float">
            <text:p>7,3183155059814</text:p>
          </table:table-cell>
          <table:table-cell office:value-type="float" office:value="78.263859080661" calcext:value-type="float">
            <text:p>78,26385908066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665</text:p>
          </table:table-cell>
          <table:table-cell office:value-type="float" office:value="2.7652126550674" calcext:value-type="float">
            <text:p>2,7652126550674</text:p>
          </table:table-cell>
          <table:table-cell office:value-type="float" office:value="10.655671358109" calcext:value-type="float">
            <text:p>10,655671358109</text:p>
          </table:table-cell>
          <table:table-cell office:value-type="float" office:value="-171.01455797815" calcext:value-type="float">
            <text:p>-171,014557978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676</text:p>
          </table:table-cell>
          <table:table-cell office:value-type="float" office:value="0.34261964261532" calcext:value-type="float">
            <text:p>0,34261964261532</text:p>
          </table:table-cell>
          <table:table-cell office:value-type="float" office:value="8.5012924671173" calcext:value-type="float">
            <text:p>8,5012924671173</text:p>
          </table:table-cell>
          <table:table-cell office:value-type="float" office:value="-9.6568194734063" calcext:value-type="float">
            <text:p>-9,656819473406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687</text:p>
          </table:table-cell>
          <table:table-cell office:value-type="float" office:value="2.094439715147" calcext:value-type="float">
            <text:p>2,094439715147</text:p>
          </table:table-cell>
          <table:table-cell office:value-type="float" office:value="7.8258353471756" calcext:value-type="float">
            <text:p>7,8258353471756</text:p>
          </table:table-cell>
          <table:table-cell office:value-type="float" office:value="173.5741439139" calcext:value-type="float">
            <text:p>173,574143913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698</text:p>
          </table:table-cell>
          <table:table-cell office:value-type="float" office:value="5.0597739219666" calcext:value-type="float">
            <text:p>5,0597739219666</text:p>
          </table:table-cell>
          <table:table-cell office:value-type="float" office:value="10.464938879013" calcext:value-type="float">
            <text:p>10,464938879013</text:p>
          </table:table-cell>
          <table:table-cell office:value-type="float" office:value="-48.572225555493" calcext:value-type="float">
            <text:p>-48,57222555549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709</text:p>
          </table:table-cell>
          <table:table-cell office:value-type="float" office:value="8.2298600673676" calcext:value-type="float">
            <text:p>8,2298600673676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99.841222641574" calcext:value-type="float">
            <text:p>-99,84122264157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720</text:p>
          </table:table-cell>
          <table:table-cell office:value-type="float" office:value="9.2284232378006" calcext:value-type="float">
            <text:p>9,2284232378006</text:p>
          </table:table-cell>
          <table:table-cell office:value-type="float" office:value="9.5977628231049" calcext:value-type="float">
            <text:p>9,5977628231049</text:p>
          </table:table-cell>
          <table:table-cell office:value-type="float" office:value="61.422333595859" calcext:value-type="float">
            <text:p>61,42233359585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731</text:p>
          </table:table-cell>
          <table:table-cell office:value-type="float" office:value="8.3496314287186" calcext:value-type="float">
            <text:p>8,3496314287186</text:p>
          </table:table-cell>
          <table:table-cell office:value-type="float" office:value="9.7290694713593" calcext:value-type="float">
            <text:p>9,7290694713593</text:p>
          </table:table-cell>
          <table:table-cell office:value-type="float" office:value="97.299411038684" calcext:value-type="float">
            <text:p>97,29941103868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742</text:p>
          </table:table-cell>
          <table:table-cell office:value-type="float" office:value="0.90369328856468" calcext:value-type="float">
            <text:p>0,90369328856468</text:p>
          </table:table-cell>
          <table:table-cell office:value-type="float" office:value="10.982073545456" calcext:value-type="float">
            <text:p>10,982073545456</text:p>
          </table:table-cell>
          <table:table-cell office:value-type="float" office:value="146.30893233475" calcext:value-type="float">
            <text:p>146,3089323347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753</text:p>
          </table:table-cell>
          <table:table-cell office:value-type="float" office:value="-0.0016808191139717" calcext:value-type="float">
            <text:p>-0,0016808191139717</text:p>
          </table:table-cell>
          <table:table-cell office:value-type="float" office:value="11.038601398468" calcext:value-type="float">
            <text:p>11,038601398468</text:p>
          </table:table-cell>
          <table:table-cell office:value-type="float" office:value="8.8041375397117" calcext:value-type="float">
            <text:p>8,80413753971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5</text:p>
          </table:table-cell>
          <table:table-cell office:value-type="float" office:value="-0.77502489089966" calcext:value-type="float">
            <text:p>-0,77502489089966</text:p>
          </table:table-cell>
          <table:table-cell office:value-type="float" office:value="-0.17044510692358" calcext:value-type="float">
            <text:p>-0,17044510692358</text:p>
          </table:table-cell>
          <table:table-cell office:value-type="float" office:value="54.105082894586" calcext:value-type="float">
            <text:p>54,1050828945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214</text:p>
          </table:table-cell>
          <table:table-cell office:value-type="float" office:value="0.12489098124206" calcext:value-type="float">
            <text:p>0,12489098124206</text:p>
          </table:table-cell>
          <table:table-cell office:value-type="float" office:value="0.97179852426052" calcext:value-type="float">
            <text:p>0,97179852426052</text:p>
          </table:table-cell>
          <table:table-cell office:value-type="float" office:value="-82.267976870203" calcext:value-type="float">
            <text:p>-82,26797687020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225</text:p>
          </table:table-cell>
          <table:table-cell office:value-type="float" office:value="2.8821450471878" calcext:value-type="float">
            <text:p>2,8821450471878</text:p>
          </table:table-cell>
          <table:table-cell office:value-type="float" office:value="-0.34190773963928" calcext:value-type="float">
            <text:p>-0,34190773963928</text:p>
          </table:table-cell>
          <table:table-cell office:value-type="float" office:value="-21.384306014723" calcext:value-type="float">
            <text:p>-21,38430601472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236</text:p>
          </table:table-cell>
          <table:table-cell office:value-type="float" office:value="3.2047802209854" calcext:value-type="float">
            <text:p>3,2047802209854</text:p>
          </table:table-cell>
          <table:table-cell office:value-type="float" office:value="0.051213609986007" calcext:value-type="float">
            <text:p>0,051213609986007</text:p>
          </table:table-cell>
          <table:table-cell office:value-type="float" office:value="-77.704613375816" calcext:value-type="float">
            <text:p>-77,70461337581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247</text:p>
          </table:table-cell>
          <table:table-cell office:value-type="float" office:value="4.6121129393578" calcext:value-type="float">
            <text:p>4,6121129393578</text:p>
          </table:table-cell>
          <table:table-cell office:value-type="float" office:value="-0.58497041463852" calcext:value-type="float">
            <text:p>-0,58497041463852</text:p>
          </table:table-cell>
          <table:table-cell office:value-type="float" office:value="180.06187791278" calcext:value-type="float">
            <text:p>180,0618779127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258</text:p>
          </table:table-cell>
          <table:table-cell office:value-type="float" office:value="6.3146877288818" calcext:value-type="float">
            <text:p>6,3146877288818</text:p>
          </table:table-cell>
          <table:table-cell office:value-type="float" office:value="-0.15774730592966" calcext:value-type="float">
            <text:p>-0,15774730592966</text:p>
          </table:table-cell>
          <table:table-cell office:value-type="float" office:value="-47.447870871064" calcext:value-type="float">
            <text:p>-47,4478708710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269</text:p>
          </table:table-cell>
          <table:table-cell office:value-type="float" office:value="6.9393050670624" calcext:value-type="float">
            <text:p>6,9393050670624</text:p>
          </table:table-cell>
          <table:table-cell office:value-type="float" office:value="-0.56665904819965" calcext:value-type="float">
            <text:p>-0,56665904819965</text:p>
          </table:table-cell>
          <table:table-cell office:value-type="float" office:value="48.83534855144" calcext:value-type="float">
            <text:p>48,8353485514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280</text:p>
          </table:table-cell>
          <table:table-cell office:value-type="float" office:value="0.39796341210604" calcext:value-type="float">
            <text:p>0,39796341210604</text:p>
          </table:table-cell>
          <table:table-cell office:value-type="float" office:value="3.1688478589058" calcext:value-type="float">
            <text:p>3,1688478589058</text:p>
          </table:table-cell>
          <table:table-cell office:value-type="float" office:value="-162.51604875941" calcext:value-type="float">
            <text:p>-162,516048759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291</text:p>
          </table:table-cell>
          <table:table-cell office:value-type="float" office:value="1.7713728547096" calcext:value-type="float">
            <text:p>1,7713728547096</text:p>
          </table:table-cell>
          <table:table-cell office:value-type="float" office:value="1.0991148650646" calcext:value-type="float">
            <text:p>1,0991148650646</text:p>
          </table:table-cell>
          <table:table-cell office:value-type="float" office:value="-51.739541967963" calcext:value-type="float">
            <text:p>-51,73954196796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302</text:p>
          </table:table-cell>
          <table:table-cell office:value-type="float" office:value="2.6998805999756" calcext:value-type="float">
            <text:p>2,6998805999756</text:p>
          </table:table-cell>
          <table:table-cell office:value-type="float" office:value="-0.018367308657616" calcext:value-type="float">
            <text:p>-0,018367308657616</text:p>
          </table:table-cell>
          <table:table-cell office:value-type="float" office:value="-56.873225102759" calcext:value-type="float">
            <text:p>-56,87322510275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313</text:p>
          </table:table-cell>
          <table:table-cell office:value-type="float" office:value="4.5522308349609" calcext:value-type="float">
            <text:p>4,5522308349609</text:p>
          </table:table-cell>
          <table:table-cell office:value-type="float" office:value="1.4135894179344" calcext:value-type="float">
            <text:p>1,4135894179344</text:p>
          </table:table-cell>
          <table:table-cell office:value-type="float" office:value="-76.177182470917" calcext:value-type="float">
            <text:p>-76,1771824709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324</text:p>
          </table:table-cell>
          <table:table-cell office:value-type="float" office:value="5.9080237150192" calcext:value-type="float">
            <text:p>5,9080237150192</text:p>
          </table:table-cell>
          <table:table-cell office:value-type="float" office:value="3.0571812391281" calcext:value-type="float">
            <text:p>3,0571812391281</text:p>
          </table:table-cell>
          <table:table-cell office:value-type="float" office:value="-89.883051860105" calcext:value-type="float">
            <text:p>-89,88305186010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335</text:p>
          </table:table-cell>
          <table:table-cell office:value-type="float" office:value="8.4218537807465" calcext:value-type="float">
            <text:p>8,4218537807465</text:p>
          </table:table-cell>
          <table:table-cell office:value-type="float" office:value="1.6146114468575" calcext:value-type="float">
            <text:p>1,6146114468575</text:p>
          </table:table-cell>
          <table:table-cell office:value-type="float" office:value="-89.551954512384" calcext:value-type="float">
            <text:p>-89,55195451238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346</text:p>
          </table:table-cell>
          <table:table-cell office:value-type="float" office:value="9.8672533035278" calcext:value-type="float">
            <text:p>9,8672533035278</text:p>
          </table:table-cell>
          <table:table-cell office:value-type="float" office:value="0.51369808614254" calcext:value-type="float">
            <text:p>0,51369808614254</text:p>
          </table:table-cell>
          <table:table-cell office:value-type="float" office:value="128.34418655201" calcext:value-type="float">
            <text:p>128,3441865520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357</text:p>
          </table:table-cell>
          <table:table-cell office:value-type="float" office:value="-0.26126081123948" calcext:value-type="float">
            <text:p>-0,26126081123948</text:p>
          </table:table-cell>
          <table:table-cell office:value-type="float" office:value="5.8157378435135" calcext:value-type="float">
            <text:p>5,8157378435135</text:p>
          </table:table-cell>
          <table:table-cell office:value-type="float" office:value="-125.46083577879" calcext:value-type="float">
            <text:p>-125,460835778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368</text:p>
          </table:table-cell>
          <table:table-cell office:value-type="float" office:value="0.32269943505526" calcext:value-type="float">
            <text:p>0,32269943505526</text:p>
          </table:table-cell>
          <table:table-cell office:value-type="float" office:value="3.7918418645859" calcext:value-type="float">
            <text:p>3,7918418645859</text:p>
          </table:table-cell>
          <table:table-cell office:value-type="float" office:value="161.47048610031" calcext:value-type="float">
            <text:p>161,4704861003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379</text:p>
          </table:table-cell>
          <table:table-cell office:value-type="float" office:value="1.6783586144447" calcext:value-type="float">
            <text:p>1,6783586144447</text:p>
          </table:table-cell>
          <table:table-cell office:value-type="float" office:value="3.0905908346176" calcext:value-type="float">
            <text:p>3,0905908346176</text:p>
          </table:table-cell>
          <table:table-cell office:value-type="float" office:value="160.82517052912" calcext:value-type="float">
            <text:p>160,825170529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390</text:p>
          </table:table-cell>
          <table:table-cell office:value-type="float" office:value="2.3503613471985" calcext:value-type="float">
            <text:p>2,3503613471985</text:p>
          </table:table-cell>
          <table:table-cell office:value-type="float" office:value="1.2989178299904" calcext:value-type="float">
            <text:p>1,2989178299904</text:p>
          </table:table-cell>
          <table:table-cell office:value-type="float" office:value="68.013570111269" calcext:value-type="float">
            <text:p>68,01357011126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401</text:p>
          </table:table-cell>
          <table:table-cell office:value-type="float" office:value="3.4668546915054" calcext:value-type="float">
            <text:p>3,4668546915054</text:p>
          </table:table-cell>
          <table:table-cell office:value-type="float" office:value="1.8516999483109" calcext:value-type="float">
            <text:p>1,8516999483109</text:p>
          </table:table-cell>
          <table:table-cell office:value-type="float" office:value="146.00666617132" calcext:value-type="float">
            <text:p>146,0066661713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412</text:p>
          </table:table-cell>
          <table:table-cell office:value-type="float" office:value="7.3284691572189" calcext:value-type="float">
            <text:p>7,3284691572189</text:p>
          </table:table-cell>
          <table:table-cell office:value-type="float" office:value="0.70530235767365" calcext:value-type="float">
            <text:p>0,70530235767365</text:p>
          </table:table-cell>
          <table:table-cell office:value-type="float" office:value="-3.7270900170515" calcext:value-type="float">
            <text:p>-3,72709001705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423</text:p>
          </table:table-cell>
          <table:table-cell office:value-type="float" office:value="9.7652637958527" calcext:value-type="float">
            <text:p>9,7652637958527</text:p>
          </table:table-cell>
          <table:table-cell office:value-type="float" office:value="2.2889991104603" calcext:value-type="float">
            <text:p>2,2889991104603</text:p>
          </table:table-cell>
          <table:table-cell office:value-type="float" office:value="-170.44146045758" calcext:value-type="float">
            <text:p>-170,4414604575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434</text:p>
          </table:table-cell>
          <table:table-cell office:value-type="float" office:value="-1.5081831812859" calcext:value-type="float">
            <text:p>-1,5081831812859</text:p>
          </table:table-cell>
          <table:table-cell office:value-type="float" office:value="8.2485610246658" calcext:value-type="float">
            <text:p>8,2485610246658</text:p>
          </table:table-cell>
          <table:table-cell office:value-type="float" office:value="-104.84241831834" calcext:value-type="float">
            <text:p>-104,8424183183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445</text:p>
          </table:table-cell>
          <table:table-cell office:value-type="float" office:value="1.4474488794804" calcext:value-type="float">
            <text:p>1,4474488794804</text:p>
          </table:table-cell>
          <table:table-cell office:value-type="float" office:value="5.3310626745224" calcext:value-type="float">
            <text:p>5,3310626745224</text:p>
          </table:table-cell>
          <table:table-cell office:value-type="float" office:value="19.910485121855" calcext:value-type="float">
            <text:p>19,91048512185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456</text:p>
          </table:table-cell>
          <table:table-cell office:value-type="float" office:value="1.617331802845" calcext:value-type="float">
            <text:p>1,617331802845</text:p>
          </table:table-cell>
          <table:table-cell office:value-type="float" office:value="3.7038460373878" calcext:value-type="float">
            <text:p>3,7038460373878</text:p>
          </table:table-cell>
          <table:table-cell office:value-type="float" office:value="-72.622261229594" calcext:value-type="float">
            <text:p>-72,62226122959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467</text:p>
          </table:table-cell>
          <table:table-cell office:value-type="float" office:value="2.948927283287" calcext:value-type="float">
            <text:p>2,948927283287</text:p>
          </table:table-cell>
          <table:table-cell office:value-type="float" office:value="4.8017472028732" calcext:value-type="float">
            <text:p>4,8017472028732</text:p>
          </table:table-cell>
          <table:table-cell office:value-type="float" office:value="-168.26756592769" calcext:value-type="float">
            <text:p>-168,2675659276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478</text:p>
          </table:table-cell>
          <table:table-cell office:value-type="float" office:value="4.0021935105324" calcext:value-type="float">
            <text:p>4,0021935105324</text:p>
          </table:table-cell>
          <table:table-cell office:value-type="float" office:value="6.5880858898163" calcext:value-type="float">
            <text:p>6,5880858898163</text:p>
          </table:table-cell>
          <table:table-cell office:value-type="float" office:value="173.70525439074" calcext:value-type="float">
            <text:p>173,7052543907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489</text:p>
          </table:table-cell>
          <table:table-cell office:value-type="float" office:value="6.9574105739594" calcext:value-type="float">
            <text:p>6,9574105739594</text:p>
          </table:table-cell>
          <table:table-cell office:value-type="float" office:value="5.2503526210785" calcext:value-type="float">
            <text:p>5,2503526210785</text:p>
          </table:table-cell>
          <table:table-cell office:value-type="float" office:value="-92.939868094815" calcext:value-type="float">
            <text:p>-92,9398680948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500</text:p>
          </table:table-cell>
          <table:table-cell office:value-type="float" office:value="9.4366234540939" calcext:value-type="float">
            <text:p>9,4366234540939</text:p>
          </table:table-cell>
          <table:table-cell office:value-type="float" office:value="8.0974590778351" calcext:value-type="float">
            <text:p>8,0974590778351</text:p>
          </table:table-cell>
          <table:table-cell office:value-type="float" office:value="-135.03106688238" calcext:value-type="float">
            <text:p>-135,0310668823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511</text:p>
          </table:table-cell>
          <table:table-cell office:value-type="float" office:value="-1.5850093960762" calcext:value-type="float">
            <text:p>-1,5850093960762</text:p>
          </table:table-cell>
          <table:table-cell office:value-type="float" office:value="6.1860686540604" calcext:value-type="float">
            <text:p>6,1860686540604</text:p>
          </table:table-cell>
          <table:table-cell office:value-type="float" office:value="27.533398312368" calcext:value-type="float">
            <text:p>27,53339831236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522</text:p>
          </table:table-cell>
          <table:table-cell office:value-type="float" office:value="0.85737876594067" calcext:value-type="float">
            <text:p>0,85737876594067</text:p>
          </table:table-cell>
          <table:table-cell office:value-type="float" office:value="5.2377641201019" calcext:value-type="float">
            <text:p>5,2377641201019</text:p>
          </table:table-cell>
          <table:table-cell office:value-type="float" office:value="-8.4887892007828" calcext:value-type="float">
            <text:p>-8,488789200782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533</text:p>
          </table:table-cell>
          <table:table-cell office:value-type="float" office:value="2.9791048169136" calcext:value-type="float">
            <text:p>2,9791048169136</text:p>
          </table:table-cell>
          <table:table-cell office:value-type="float" office:value="6.1554634571075" calcext:value-type="float">
            <text:p>6,1554634571075</text:p>
          </table:table-cell>
          <table:table-cell office:value-type="float" office:value="148.79720226215" calcext:value-type="float">
            <text:p>148,7972022621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544</text:p>
          </table:table-cell>
          <table:table-cell office:value-type="float" office:value="6.2397694587708" calcext:value-type="float">
            <text:p>6,2397694587708</text:p>
          </table:table-cell>
          <table:table-cell office:value-type="float" office:value="6.3023859262466" calcext:value-type="float">
            <text:p>6,3023859262466</text:p>
          </table:table-cell>
          <table:table-cell office:value-type="float" office:value="-154.10738841743" calcext:value-type="float">
            <text:p>-154,1073884174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555</text:p>
          </table:table-cell>
          <table:table-cell office:value-type="float" office:value="6.6827815771103" calcext:value-type="float">
            <text:p>6,6827815771103</text:p>
          </table:table-cell>
          <table:table-cell office:value-type="float" office:value="6.0650038719177" calcext:value-type="float">
            <text:p>6,0650038719177</text:p>
          </table:table-cell>
          <table:table-cell office:value-type="float" office:value="51.493496272215" calcext:value-type="float">
            <text:p>51,4934962722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566</text:p>
          </table:table-cell>
          <table:table-cell office:value-type="float" office:value="5.6675428152084" calcext:value-type="float">
            <text:p>5,6675428152084</text:p>
          </table:table-cell>
          <table:table-cell office:value-type="float" office:value="7.0402228832245" calcext:value-type="float">
            <text:p>7,0402228832245</text:p>
          </table:table-cell>
          <table:table-cell office:value-type="float" office:value="0.45099214407479" calcext:value-type="float">
            <text:p>0,4509921440747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577</text:p>
          </table:table-cell>
          <table:table-cell office:value-type="float" office:value="8.3667099475861" calcext:value-type="float">
            <text:p>8,3667099475861</text:p>
          </table:table-cell>
          <table:table-cell office:value-type="float" office:value="4.4870766997337" calcext:value-type="float">
            <text:p>4,4870766997337</text:p>
          </table:table-cell>
          <table:table-cell office:value-type="float" office:value="104.7780726366" calcext:value-type="float">
            <text:p>104,77807263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588</text:p>
          </table:table-cell>
          <table:table-cell office:value-type="float" office:value="0.33987533301115" calcext:value-type="float">
            <text:p>0,33987533301115</text:p>
          </table:table-cell>
          <table:table-cell office:value-type="float" office:value="7.6486665010452" calcext:value-type="float">
            <text:p>7,6486665010452</text:p>
          </table:table-cell>
          <table:table-cell office:value-type="float" office:value="-160.9505817389" calcext:value-type="float">
            <text:p>-160,950581738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599</text:p>
          </table:table-cell>
          <table:table-cell office:value-type="float" office:value="0.89580573141575" calcext:value-type="float">
            <text:p>0,89580573141575</text:p>
          </table:table-cell>
          <table:table-cell office:value-type="float" office:value="8.0595606565475" calcext:value-type="float">
            <text:p>8,0595606565475</text:p>
          </table:table-cell>
          <table:table-cell office:value-type="float" office:value="174.71316361883" calcext:value-type="float">
            <text:p>174,713163618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610</text:p>
          </table:table-cell>
          <table:table-cell office:value-type="float" office:value="1.6051921248436" calcext:value-type="float">
            <text:p>1,6051921248436</text:p>
          </table:table-cell>
          <table:table-cell office:value-type="float" office:value="8.1229370832443" calcext:value-type="float">
            <text:p>8,1229370832443</text:p>
          </table:table-cell>
          <table:table-cell office:value-type="float" office:value="133.9423155329" calcext:value-type="float">
            <text:p>133,942315532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621</text:p>
          </table:table-cell>
          <table:table-cell office:value-type="float" office:value="4.8230344057083" calcext:value-type="float">
            <text:p>4,8230344057083</text:p>
          </table:table-cell>
          <table:table-cell office:value-type="float" office:value="8.8243454694748" calcext:value-type="float">
            <text:p>8,8243454694748</text:p>
          </table:table-cell>
          <table:table-cell office:value-type="float" office:value="-106.49897794055" calcext:value-type="float">
            <text:p>-106,4989779405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632</text:p>
          </table:table-cell>
          <table:table-cell office:value-type="float" office:value="3.2712045311928" calcext:value-type="float">
            <text:p>3,2712045311928</text:p>
          </table:table-cell>
          <table:table-cell office:value-type="float" office:value="5.8864402770996" calcext:value-type="float">
            <text:p>5,8864402770996</text:p>
          </table:table-cell>
          <table:table-cell office:value-type="float" office:value="54.87059218109" calcext:value-type="float">
            <text:p>54,870592181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643</text:p>
          </table:table-cell>
          <table:table-cell office:value-type="float" office:value="7.4830186367035" calcext:value-type="float">
            <text:p>7,4830186367035</text:p>
          </table:table-cell>
          <table:table-cell office:value-type="float" office:value="6.7354667186737" calcext:value-type="float">
            <text:p>6,7354667186737</text:p>
          </table:table-cell>
          <table:table-cell office:value-type="float" office:value="-140.03819417042" calcext:value-type="float">
            <text:p>-140,0381941704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654</text:p>
          </table:table-cell>
          <table:table-cell office:value-type="float" office:value="7.729110121727" calcext:value-type="float">
            <text:p>7,729110121727</text:p>
          </table:table-cell>
          <table:table-cell office:value-type="float" office:value="7.1012926101685" calcext:value-type="float">
            <text:p>7,1012926101685</text:p>
          </table:table-cell>
          <table:table-cell office:value-type="float" office:value="73.667297697371" calcext:value-type="float">
            <text:p>73,66729769737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665</text:p>
          </table:table-cell>
          <table:table-cell office:value-type="float" office:value="3.1334152817726" calcext:value-type="float">
            <text:p>3,1334152817726</text:p>
          </table:table-cell>
          <table:table-cell office:value-type="float" office:value="10.684696435928" calcext:value-type="float">
            <text:p>10,684696435928</text:p>
          </table:table-cell>
          <table:table-cell office:value-type="float" office:value="-174.86097554492" calcext:value-type="float">
            <text:p>-174,8609755449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676</text:p>
          </table:table-cell>
          <table:table-cell office:value-type="float" office:value="0.34915927797556" calcext:value-type="float">
            <text:p>0,34915927797556</text:p>
          </table:table-cell>
          <table:table-cell office:value-type="float" office:value="8.7234973907471" calcext:value-type="float">
            <text:p>8,7234973907471</text:p>
          </table:table-cell>
          <table:table-cell office:value-type="float" office:value="-100.50516675232" calcext:value-type="float">
            <text:p>-100,5051667523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687</text:p>
          </table:table-cell>
          <table:table-cell office:value-type="float" office:value="2.4898806214333" calcext:value-type="float">
            <text:p>2,4898806214333</text:p>
          </table:table-cell>
          <table:table-cell office:value-type="float" office:value="7.7808326482773" calcext:value-type="float">
            <text:p>7,7808326482773</text:p>
          </table:table-cell>
          <table:table-cell office:value-type="float" office:value="173.58304133081" calcext:value-type="float">
            <text:p>173,5830413308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698</text:p>
          </table:table-cell>
          <table:table-cell office:value-type="float" office:value="4.8530906438828" calcext:value-type="float">
            <text:p>4,8530906438828</text:p>
          </table:table-cell>
          <table:table-cell office:value-type="float" office:value="10.711644887924" calcext:value-type="float">
            <text:p>10,711644887924</text:p>
          </table:table-cell>
          <table:table-cell office:value-type="float" office:value="-51.997567058369" calcext:value-type="float">
            <text:p>-51,99756705836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709</text:p>
          </table:table-cell>
          <table:table-cell office:value-type="float" office:value="8.1490838527679" calcext:value-type="float">
            <text:p>8,1490838527679</text:p>
          </table:table-cell>
          <table:table-cell office:value-type="float" office:value="11.085016727448" calcext:value-type="float">
            <text:p>11,085016727448</text:p>
          </table:table-cell>
          <table:table-cell office:value-type="float" office:value="-58.122047952786" calcext:value-type="float">
            <text:p>-58,12204795278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720</text:p>
          </table:table-cell>
          <table:table-cell office:value-type="float" office:value="9.1129767894745" calcext:value-type="float">
            <text:p>9,1129767894745</text:p>
          </table:table-cell>
          <table:table-cell office:value-type="float" office:value="9.2809665203094" calcext:value-type="float">
            <text:p>9,2809665203094</text:p>
          </table:table-cell>
          <table:table-cell office:value-type="float" office:value="68.714306612683" calcext:value-type="float">
            <text:p>68,71430661268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731</text:p>
          </table:table-cell>
          <table:table-cell office:value-type="float" office:value="8.3547991514206" calcext:value-type="float">
            <text:p>8,3547991514206</text:p>
          </table:table-cell>
          <table:table-cell office:value-type="float" office:value="9.3926155567169" calcext:value-type="float">
            <text:p>9,3926155567169</text:p>
          </table:table-cell>
          <table:table-cell office:value-type="float" office:value="86.99994709841" calcext:value-type="float">
            <text:p>86,9999470984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742</text:p>
          </table:table-cell>
          <table:table-cell office:value-type="float" office:value="0.90657465159893" calcext:value-type="float">
            <text:p>0,90657465159893</text:p>
          </table:table-cell>
          <table:table-cell office:value-type="float" office:value="10.673706531525" calcext:value-type="float">
            <text:p>10,673706531525</text:p>
          </table:table-cell>
          <table:table-cell office:value-type="float" office:value="95.336601233027" calcext:value-type="float">
            <text:p>95,33660123302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753</text:p>
          </table:table-cell>
          <table:table-cell office:value-type="float" office:value="-0.1351052056998" calcext:value-type="float">
            <text:p>-0,1351052056998</text:p>
          </table:table-cell>
          <table:table-cell office:value-type="float" office:value="10.76033949852" calcext:value-type="float">
            <text:p>10,76033949852</text:p>
          </table:table-cell>
          <table:table-cell office:value-type="float" office:value="59.6506679134" calcext:value-type="float">
            <text:p>59,65066791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5</text:p>
          </table:table-cell>
          <table:table-cell office:value-type="float" office:value="-0.61692871153355" calcext:value-type="float">
            <text:p>-0,61692871153355</text:p>
          </table:table-cell>
          <table:table-cell office:value-type="float" office:value="-0.35885713994503" calcext:value-type="float">
            <text:p>-0,35885713994503</text:p>
          </table:table-cell>
          <table:table-cell office:value-type="float" office:value="64.500361491161" calcext:value-type="float">
            <text:p>64,50036149116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214</text:p>
          </table:table-cell>
          <table:table-cell office:value-type="float" office:value="0.08386617526412" calcext:value-type="float">
            <text:p>0,08386617526412</text:p>
          </table:table-cell>
          <table:table-cell office:value-type="float" office:value="1.3362976908684" calcext:value-type="float">
            <text:p>1,3362976908684</text:p>
          </table:table-cell>
          <table:table-cell office:value-type="float" office:value="-86.004030932287" calcext:value-type="float">
            <text:p>-86,00403093228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225</text:p>
          </table:table-cell>
          <table:table-cell office:value-type="float" office:value="2.7731412649155" calcext:value-type="float">
            <text:p>2,7731412649155</text:p>
          </table:table-cell>
          <table:table-cell office:value-type="float" office:value="-0.53527910262346" calcext:value-type="float">
            <text:p>-0,53527910262346</text:p>
          </table:table-cell>
          <table:table-cell office:value-type="float" office:value="69.387346316295" calcext:value-type="float">
            <text:p>69,38734631629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236</text:p>
          </table:table-cell>
          <table:table-cell office:value-type="float" office:value="2.984191775322" calcext:value-type="float">
            <text:p>2,984191775322</text:p>
          </table:table-cell>
          <table:table-cell office:value-type="float" office:value="0.034890931565315" calcext:value-type="float">
            <text:p>0,034890931565315</text:p>
          </table:table-cell>
          <table:table-cell office:value-type="float" office:value="13.00985494237" calcext:value-type="float">
            <text:p>13,0098549423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247</text:p>
          </table:table-cell>
          <table:table-cell office:value-type="float" office:value="4.9617186188698" calcext:value-type="float">
            <text:p>4,9617186188698</text:p>
          </table:table-cell>
          <table:table-cell office:value-type="float" office:value="-0.54206825792789" calcext:value-type="float">
            <text:p>-0,54206825792789</text:p>
          </table:table-cell>
          <table:table-cell office:value-type="float" office:value="-161.625623703" calcext:value-type="float">
            <text:p>-161,62562370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258</text:p>
          </table:table-cell>
          <table:table-cell office:value-type="float" office:value="6.2688148021698" calcext:value-type="float">
            <text:p>6,2688148021698</text:p>
          </table:table-cell>
          <table:table-cell office:value-type="float" office:value="-0.012996386503801" calcext:value-type="float">
            <text:p>-0,012996386503801</text:p>
          </table:table-cell>
          <table:table-cell office:value-type="float" office:value="-70.1480822958" calcext:value-type="float">
            <text:p>-70,14808229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269</text:p>
          </table:table-cell>
          <table:table-cell office:value-type="float" office:value="6.6571044921875" calcext:value-type="float">
            <text:p>6,6571044921875</text:p>
          </table:table-cell>
          <table:table-cell office:value-type="float" office:value="-0.58500628918409" calcext:value-type="float">
            <text:p>-0,58500628918409</text:p>
          </table:table-cell>
          <table:table-cell office:value-type="float" office:value="69.421685425339" calcext:value-type="float">
            <text:p>69,42168542533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280</text:p>
          </table:table-cell>
          <table:table-cell office:value-type="float" office:value="0.55445499718189" calcext:value-type="float">
            <text:p>0,55445499718189</text:p>
          </table:table-cell>
          <table:table-cell office:value-type="float" office:value="3.0197936296463" calcext:value-type="float">
            <text:p>3,0197936296463</text:p>
          </table:table-cell>
          <table:table-cell office:value-type="float" office:value="120.00853696447" calcext:value-type="float">
            <text:p>120,008536964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291</text:p>
          </table:table-cell>
          <table:table-cell office:value-type="float" office:value="1.6209279000759" calcext:value-type="float">
            <text:p>1,6209279000759</text:p>
          </table:table-cell>
          <table:table-cell office:value-type="float" office:value="1.215462833643" calcext:value-type="float">
            <text:p>1,215462833643</text:p>
          </table:table-cell>
          <table:table-cell office:value-type="float" office:value="-34.136060696499" calcext:value-type="float">
            <text:p>-34,13606069649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302</text:p>
          </table:table-cell>
          <table:table-cell office:value-type="float" office:value="2.4985253810883" calcext:value-type="float">
            <text:p>2,4985253810883</text:p>
          </table:table-cell>
          <table:table-cell office:value-type="float" office:value="-0.11219227686524" calcext:value-type="float">
            <text:p>-0,11219227686524</text:p>
          </table:table-cell>
          <table:table-cell office:value-type="float" office:value="33.889058289255" calcext:value-type="float">
            <text:p>33,88905828925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313</text:p>
          </table:table-cell>
          <table:table-cell office:value-type="float" office:value="4.4994002580643" calcext:value-type="float">
            <text:p>4,4994002580643</text:p>
          </table:table-cell>
          <table:table-cell office:value-type="float" office:value="1.765792965889" calcext:value-type="float">
            <text:p>1,765792965889</text:p>
          </table:table-cell>
          <table:table-cell office:value-type="float" office:value="-82.900260664096" calcext:value-type="float">
            <text:p>-82,9002606640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324</text:p>
          </table:table-cell>
          <table:table-cell office:value-type="float" office:value="5.8375257253647" calcext:value-type="float">
            <text:p>5,8375257253647</text:p>
          </table:table-cell>
          <table:table-cell office:value-type="float" office:value="3.2993352413177" calcext:value-type="float">
            <text:p>3,2993352413177</text:p>
          </table:table-cell>
          <table:table-cell office:value-type="float" office:value="-73.251401542858" calcext:value-type="float">
            <text:p>-73,2514015428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335</text:p>
          </table:table-cell>
          <table:table-cell office:value-type="float" office:value="8.4185189008713" calcext:value-type="float">
            <text:p>8,4185189008713</text:p>
          </table:table-cell>
          <table:table-cell office:value-type="float" office:value="2.0125694572926" calcext:value-type="float">
            <text:p>2,0125694572926</text:p>
          </table:table-cell>
          <table:table-cell office:value-type="float" office:value="-89.561897478286" calcext:value-type="float">
            <text:p>-89,56189747828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346</text:p>
          </table:table-cell>
          <table:table-cell office:value-type="float" office:value="10.001046657562" calcext:value-type="float">
            <text:p>10,001046657562</text:p>
          </table:table-cell>
          <table:table-cell office:value-type="float" office:value="0.60744285583496" calcext:value-type="float">
            <text:p>0,60744285583496</text:p>
          </table:table-cell>
          <table:table-cell office:value-type="float" office:value="142.08254996379" calcext:value-type="float">
            <text:p>142,0825499637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357</text:p>
          </table:table-cell>
          <table:table-cell office:value-type="float" office:value="-0.0031562481308356" calcext:value-type="float">
            <text:p>-0,0031562481308356</text:p>
          </table:table-cell>
          <table:table-cell office:value-type="float" office:value="6.0774195194244" calcext:value-type="float">
            <text:p>6,0774195194244</text:p>
          </table:table-cell>
          <table:table-cell office:value-type="float" office:value="-138.47532393826" calcext:value-type="float">
            <text:p>-138,475323938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368</text:p>
          </table:table-cell>
          <table:table-cell office:value-type="float" office:value="0.34733965992928" calcext:value-type="float">
            <text:p>0,34733965992928</text:p>
          </table:table-cell>
          <table:table-cell office:value-type="float" office:value="3.5772174596786" calcext:value-type="float">
            <text:p>3,5772174596786</text:p>
          </table:table-cell>
          <table:table-cell office:value-type="float" office:value="81.105756911503" calcext:value-type="float">
            <text:p>81,10575691150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379</text:p>
          </table:table-cell>
          <table:table-cell office:value-type="float" office:value="1.9072207808495" calcext:value-type="float">
            <text:p>1,9072207808495</text:p>
          </table:table-cell>
          <table:table-cell office:value-type="float" office:value="3.28593313694" calcext:value-type="float">
            <text:p>3,28593313694</text:p>
          </table:table-cell>
          <table:table-cell office:value-type="float" office:value="-143.84169639296" calcext:value-type="float">
            <text:p>-143,841696392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390</text:p>
          </table:table-cell>
          <table:table-cell office:value-type="float" office:value="2.4500592052937" calcext:value-type="float">
            <text:p>2,4500592052937</text:p>
          </table:table-cell>
          <table:table-cell office:value-type="float" office:value="1.0640752315521" calcext:value-type="float">
            <text:p>1,0640752315521</text:p>
          </table:table-cell>
          <table:table-cell office:value-type="float" office:value="117.91220440227" calcext:value-type="float">
            <text:p>117,9122044022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401</text:p>
          </table:table-cell>
          <table:table-cell office:value-type="float" office:value="3.7076634168625" calcext:value-type="float">
            <text:p>3,7076634168625</text:p>
          </table:table-cell>
          <table:table-cell office:value-type="float" office:value="1.9491222500801" calcext:value-type="float">
            <text:p>1,9491222500801</text:p>
          </table:table-cell>
          <table:table-cell office:value-type="float" office:value="-148.00064427078" calcext:value-type="float">
            <text:p>-148,0006442707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412</text:p>
          </table:table-cell>
          <table:table-cell office:value-type="float" office:value="6.9306659698486" calcext:value-type="float">
            <text:p>6,9306659698486</text:p>
          </table:table-cell>
          <table:table-cell office:value-type="float" office:value="0.73109552264214" calcext:value-type="float">
            <text:p>0,73109552264214</text:p>
          </table:table-cell>
          <table:table-cell office:value-type="float" office:value="-3.7435702267726" calcext:value-type="float">
            <text:p>-3,743570226772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423</text:p>
          </table:table-cell>
          <table:table-cell office:value-type="float" office:value="10.024392604828" calcext:value-type="float">
            <text:p>10,024392604828</text:p>
          </table:table-cell>
          <table:table-cell office:value-type="float" office:value="2.4002408981323" calcext:value-type="float">
            <text:p>2,4002408981323</text:p>
          </table:table-cell>
          <table:table-cell office:value-type="float" office:value="-154.04732060281" calcext:value-type="float">
            <text:p>-154,0473206028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434</text:p>
          </table:table-cell>
          <table:table-cell office:value-type="float" office:value="-1.3405568897724" calcext:value-type="float">
            <text:p>-1,3405568897724</text:p>
          </table:table-cell>
          <table:table-cell office:value-type="float" office:value="8.4789597988129" calcext:value-type="float">
            <text:p>8,4789597988129</text:p>
          </table:table-cell>
          <table:table-cell office:value-type="float" office:value="-130.71033909063" calcext:value-type="float">
            <text:p>-130,7103390906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445</text:p>
          </table:table-cell>
          <table:table-cell office:value-type="float" office:value="1.4119759202003" calcext:value-type="float">
            <text:p>1,4119759202003</text:p>
          </table:table-cell>
          <table:table-cell office:value-type="float" office:value="5.0392627716064" calcext:value-type="float">
            <text:p>5,0392627716064</text:p>
          </table:table-cell>
          <table:table-cell office:value-type="float" office:value="79.100961138488" calcext:value-type="float">
            <text:p>79,10096113848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456</text:p>
          </table:table-cell>
          <table:table-cell office:value-type="float" office:value="1.5963289141655" calcext:value-type="float">
            <text:p>1,5963289141655</text:p>
          </table:table-cell>
          <table:table-cell office:value-type="float" office:value="4.0816107392311" calcext:value-type="float">
            <text:p>4,0816107392311</text:p>
          </table:table-cell>
          <table:table-cell office:value-type="float" office:value="-84.182247234758" calcext:value-type="float">
            <text:p>-84,18224723475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467</text:p>
          </table:table-cell>
          <table:table-cell office:value-type="float" office:value="3.1606873869896" calcext:value-type="float">
            <text:p>3,1606873869896</text:p>
          </table:table-cell>
          <table:table-cell office:value-type="float" office:value="4.6927809715271" calcext:value-type="float">
            <text:p>4,6927809715271</text:p>
          </table:table-cell>
          <table:table-cell office:value-type="float" office:value="141.71145524189" calcext:value-type="float">
            <text:p>141,7114552418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478</text:p>
          </table:table-cell>
          <table:table-cell office:value-type="float" office:value="4.3427580595016" calcext:value-type="float">
            <text:p>4,3427580595016</text:p>
          </table:table-cell>
          <table:table-cell office:value-type="float" office:value="6.440931558609" calcext:value-type="float">
            <text:p>6,440931558609</text:p>
          </table:table-cell>
          <table:table-cell office:value-type="float" office:value="159.50356926888" calcext:value-type="float">
            <text:p>159,503569268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489</text:p>
          </table:table-cell>
          <table:table-cell office:value-type="float" office:value="6.9569689035416" calcext:value-type="float">
            <text:p>6,9569689035416</text:p>
          </table:table-cell>
          <table:table-cell office:value-type="float" office:value="5.6302487850189" calcext:value-type="float">
            <text:p>5,6302487850189</text:p>
          </table:table-cell>
          <table:table-cell office:value-type="float" office:value="-85.178949271038" calcext:value-type="float">
            <text:p>-85,17894927103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500</text:p>
          </table:table-cell>
          <table:table-cell office:value-type="float" office:value="9.7173768281937" calcext:value-type="float">
            <text:p>9,7173768281937</text:p>
          </table:table-cell>
          <table:table-cell office:value-type="float" office:value="8.3786761760712" calcext:value-type="float">
            <text:p>8,3786761760712</text:p>
          </table:table-cell>
          <table:table-cell office:value-type="float" office:value="-135.03392334956" calcext:value-type="float">
            <text:p>-135,033923349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511</text:p>
          </table:table-cell>
          <table:table-cell office:value-type="float" office:value="-1.5849974751472" calcext:value-type="float">
            <text:p>-1,5849974751472</text:p>
          </table:table-cell>
          <table:table-cell office:value-type="float" office:value="5.9149211645126" calcext:value-type="float">
            <text:p>5,9149211645126</text:p>
          </table:table-cell>
          <table:table-cell office:value-type="float" office:value="13.65191256924" calcext:value-type="float">
            <text:p>13,6519125692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522</text:p>
          </table:table-cell>
          <table:table-cell office:value-type="float" office:value="0.7639991492033" calcext:value-type="float">
            <text:p>0,7639991492033</text:p>
          </table:table-cell>
          <table:table-cell office:value-type="float" office:value="5.5167931318283" calcext:value-type="float">
            <text:p>5,5167931318283</text:p>
          </table:table-cell>
          <table:table-cell office:value-type="float" office:value="-67.502262486014" calcext:value-type="float">
            <text:p>-67,50226248601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533</text:p>
          </table:table-cell>
          <table:table-cell office:value-type="float" office:value="2.885799407959" calcext:value-type="float">
            <text:p>2,885799407959</text:p>
          </table:table-cell>
          <table:table-cell office:value-type="float" office:value="5.9795582294464" calcext:value-type="float">
            <text:p>5,9795582294464</text:p>
          </table:table-cell>
          <table:table-cell office:value-type="float" office:value="61.35166678459" calcext:value-type="float">
            <text:p>61,3516667845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544</text:p>
          </table:table-cell>
          <table:table-cell office:value-type="float" office:value="6.1713695526123" calcext:value-type="float">
            <text:p>6,1713695526123</text:p>
          </table:table-cell>
          <table:table-cell office:value-type="float" office:value="6.513866186142" calcext:value-type="float">
            <text:p>6,513866186142</text:p>
          </table:table-cell>
          <table:table-cell office:value-type="float" office:value="-63.298472173654" calcext:value-type="float">
            <text:p>-63,29847217365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555</text:p>
          </table:table-cell>
          <table:table-cell office:value-type="float" office:value="6.5043824911118" calcext:value-type="float">
            <text:p>6,5043824911118</text:p>
          </table:table-cell>
          <table:table-cell office:value-type="float" office:value="5.9786540269852" calcext:value-type="float">
            <text:p>5,9786540269852</text:p>
          </table:table-cell>
          <table:table-cell office:value-type="float" office:value="49.456842006392" calcext:value-type="float">
            <text:p>49,45684200639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566</text:p>
          </table:table-cell>
          <table:table-cell office:value-type="float" office:value="5.2933859825134" calcext:value-type="float">
            <text:p>5,2933859825134</text:p>
          </table:table-cell>
          <table:table-cell office:value-type="float" office:value="7.0038115978241" calcext:value-type="float">
            <text:p>7,0038115978241</text:p>
          </table:table-cell>
          <table:table-cell office:value-type="float" office:value="9.7660622589148" calcext:value-type="float">
            <text:p>9,766062258914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577</text:p>
          </table:table-cell>
          <table:table-cell office:value-type="float" office:value="8.6037015914917" calcext:value-type="float">
            <text:p>8,6037015914917</text:p>
          </table:table-cell>
          <table:table-cell office:value-type="float" office:value="4.3180021643639" calcext:value-type="float">
            <text:p>4,3180021643639</text:p>
          </table:table-cell>
          <table:table-cell office:value-type="float" office:value="153.73607501862" calcext:value-type="float">
            <text:p>153,7360750186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588</text:p>
          </table:table-cell>
          <table:table-cell office:value-type="float" office:value="0.5451363325119" calcext:value-type="float">
            <text:p>0,5451363325119</text:p>
          </table:table-cell>
          <table:table-cell office:value-type="float" office:value="7.6090455055237" calcext:value-type="float">
            <text:p>7,6090455055237</text:p>
          </table:table-cell>
          <table:table-cell office:value-type="float" office:value="167.0313580021" calcext:value-type="float">
            <text:p>167,031358002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599</text:p>
          </table:table-cell>
          <table:table-cell office:value-type="float" office:value="1.1665765196085" calcext:value-type="float">
            <text:p>1,1665765196085</text:p>
          </table:table-cell>
          <table:table-cell office:value-type="float" office:value="7.8434264659882" calcext:value-type="float">
            <text:p>7,8434264659882</text:p>
          </table:table-cell>
          <table:table-cell office:value-type="float" office:value="146.04190048898" calcext:value-type="float">
            <text:p>146,0419004889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610</text:p>
          </table:table-cell>
          <table:table-cell office:value-type="float" office:value="1.8530906736851" calcext:value-type="float">
            <text:p>1,8530906736851</text:p>
          </table:table-cell>
          <table:table-cell office:value-type="float" office:value="8.1681805849075" calcext:value-type="float">
            <text:p>8,1681805849075</text:p>
          </table:table-cell>
          <table:table-cell office:value-type="float" office:value="-160.5559245796" calcext:value-type="float">
            <text:p>-160,55592457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621</text:p>
          </table:table-cell>
          <table:table-cell office:value-type="float" office:value="4.7326102852821" calcext:value-type="float">
            <text:p>4,7326102852821</text:p>
          </table:table-cell>
          <table:table-cell office:value-type="float" office:value="9.071529507637" calcext:value-type="float">
            <text:p>9,071529507637</text:p>
          </table:table-cell>
          <table:table-cell office:value-type="float" office:value="-63.395674061623" calcext:value-type="float">
            <text:p>-63,3956740616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632</text:p>
          </table:table-cell>
          <table:table-cell office:value-type="float" office:value="3.087309896946" calcext:value-type="float">
            <text:p>3,087309896946</text:p>
          </table:table-cell>
          <table:table-cell office:value-type="float" office:value="5.726615190506" calcext:value-type="float">
            <text:p>5,726615190506</text:p>
          </table:table-cell>
          <table:table-cell office:value-type="float" office:value="15.57226146862" calcext:value-type="float">
            <text:p>15,5722614686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643</text:p>
          </table:table-cell>
          <table:table-cell office:value-type="float" office:value="7.5938558578491" calcext:value-type="float">
            <text:p>7,5938558578491</text:p>
          </table:table-cell>
          <table:table-cell office:value-type="float" office:value="6.8897062540054" calcext:value-type="float">
            <text:p>6,8897062540054</text:p>
          </table:table-cell>
          <table:table-cell office:value-type="float" office:value="-147.52466663433" calcext:value-type="float">
            <text:p>-147,5246666343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654</text:p>
          </table:table-cell>
          <table:table-cell office:value-type="float" office:value="7.9269343614578" calcext:value-type="float">
            <text:p>7,9269343614578</text:p>
          </table:table-cell>
          <table:table-cell office:value-type="float" office:value="7.0092666149139" calcext:value-type="float">
            <text:p>7,0092666149139</text:p>
          </table:table-cell>
          <table:table-cell office:value-type="float" office:value="158.23454613898" calcext:value-type="float">
            <text:p>158,2345461389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665</text:p>
          </table:table-cell>
          <table:table-cell office:value-type="float" office:value="3.4537130594254" calcext:value-type="float">
            <text:p>3,4537130594254</text:p>
          </table:table-cell>
          <table:table-cell office:value-type="float" office:value="10.773849487305" calcext:value-type="float">
            <text:p>10,773849487305</text:p>
          </table:table-cell>
          <table:table-cell office:value-type="float" office:value="-161.70332234377" calcext:value-type="float">
            <text:p>-161,7033223437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676</text:p>
          </table:table-cell>
          <table:table-cell office:value-type="float" office:value="0.58857541531324" calcext:value-type="float">
            <text:p>0,58857541531324</text:p>
          </table:table-cell>
          <table:table-cell office:value-type="float" office:value="8.9746630191803" calcext:value-type="float">
            <text:p>8,9746630191803</text:p>
          </table:table-cell>
          <table:table-cell office:value-type="float" office:value="-128.82794088619" calcext:value-type="float">
            <text:p>-128,8279408861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687</text:p>
          </table:table-cell>
          <table:table-cell office:value-type="float" office:value="2.88528829813" calcext:value-type="float">
            <text:p>2,88528829813</text:p>
          </table:table-cell>
          <table:table-cell office:value-type="float" office:value="7.735720872879" calcext:value-type="float">
            <text:p>7,735720872879</text:p>
          </table:table-cell>
          <table:table-cell office:value-type="float" office:value="173.5312969062" calcext:value-type="float">
            <text:p>173,531296906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698</text:p>
          </table:table-cell>
          <table:table-cell office:value-type="float" office:value="4.7013401985168" calcext:value-type="float">
            <text:p>4,7013401985168</text:p>
          </table:table-cell>
          <table:table-cell office:value-type="float" office:value="10.977466106415" calcext:value-type="float">
            <text:p>10,977466106415</text:p>
          </table:table-cell>
          <table:table-cell office:value-type="float" office:value="-62.446083232855" calcext:value-type="float">
            <text:p>-62,44608323285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709</text:p>
          </table:table-cell>
          <table:table-cell office:value-type="float" office:value="7.9268914461136" calcext:value-type="float">
            <text:p>7,9268914461136</text:p>
          </table:table-cell>
          <table:table-cell office:value-type="float" office:value="11.060310602188" calcext:value-type="float">
            <text:p>11,060310602188</text:p>
          </table:table-cell>
          <table:table-cell office:value-type="float" office:value="-3.1801670979542" calcext:value-type="float">
            <text:p>-3,180167097954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720</text:p>
          </table:table-cell>
          <table:table-cell office:value-type="float" office:value="8.9854621887207" calcext:value-type="float">
            <text:p>8,9854621887207</text:p>
          </table:table-cell>
          <table:table-cell office:value-type="float" office:value="8.9529168605804" calcext:value-type="float">
            <text:p>8,9529168605804</text:p>
          </table:table-cell>
          <table:table-cell office:value-type="float" office:value="68.698459370121" calcext:value-type="float">
            <text:p>68,69845937012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731</text:p>
          </table:table-cell>
          <table:table-cell office:value-type="float" office:value="8.2777369022369" calcext:value-type="float">
            <text:p>8,2777369022369</text:p>
          </table:table-cell>
          <table:table-cell office:value-type="float" office:value="9.0864670276642" calcext:value-type="float">
            <text:p>9,0864670276642</text:p>
          </table:table-cell>
          <table:table-cell office:value-type="float" office:value="72.905769014055" calcext:value-type="float">
            <text:p>72,9057690140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742</text:p>
          </table:table-cell>
          <table:table-cell office:value-type="float" office:value="0.94292417168617" calcext:value-type="float">
            <text:p>0,94292417168617</text:p>
          </table:table-cell>
          <table:table-cell office:value-type="float" office:value="10.278500318527" calcext:value-type="float">
            <text:p>10,278500318527</text:p>
          </table:table-cell>
          <table:table-cell office:value-type="float" office:value="95.334243622555" calcext:value-type="float">
            <text:p>95,33424362255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753</text:p>
          </table:table-cell>
          <table:table-cell office:value-type="float" office:value="-0.33534612506628" calcext:value-type="float">
            <text:p>-0,33534612506628</text:p>
          </table:table-cell>
          <table:table-cell office:value-type="float" office:value="10.418074131012" calcext:value-type="float">
            <text:p>10,418074131012</text:p>
          </table:table-cell>
          <table:table-cell office:value-type="float" office:value="59.675856760353" calcext:value-type="float">
            <text:p>59,67585676035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5</text:p>
          </table:table-cell>
          <table:table-cell office:value-type="float" office:value="-0.53115636110306" calcext:value-type="float">
            <text:p>-0,53115636110306</text:p>
          </table:table-cell>
          <table:table-cell office:value-type="float" office:value="-0.46107042580843" calcext:value-type="float">
            <text:p>-0,46107042580843</text:p>
          </table:table-cell>
          <table:table-cell office:value-type="float" office:value="74.103154953878" calcext:value-type="float">
            <text:p>74,10315495387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214</text:p>
          </table:table-cell>
          <table:table-cell office:value-type="float" office:value="0.12719650752842" calcext:value-type="float">
            <text:p>0,12719650752842</text:p>
          </table:table-cell>
          <table:table-cell office:value-type="float" office:value="1.5973164141178" calcext:value-type="float">
            <text:p>1,5973164141178</text:p>
          </table:table-cell>
          <table:table-cell office:value-type="float" office:value="-101.89025948761" calcext:value-type="float">
            <text:p>-101,890259487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225</text:p>
          </table:table-cell>
          <table:table-cell office:value-type="float" office:value="2.5524947047234" calcext:value-type="float">
            <text:p>2,5524947047234</text:p>
          </table:table-cell>
          <table:table-cell office:value-type="float" office:value="-0.58501500636339" calcext:value-type="float">
            <text:p>-0,58501500636339</text:p>
          </table:table-cell>
          <table:table-cell office:value-type="float" office:value="37.007859178409" calcext:value-type="float">
            <text:p>37,00785917840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236</text:p>
          </table:table-cell>
          <table:table-cell office:value-type="float" office:value="2.9584038257599" calcext:value-type="float">
            <text:p>2,9584038257599</text:p>
          </table:table-cell>
          <table:table-cell office:value-type="float" office:value="-0.19202126190066" calcext:value-type="float">
            <text:p>-0,19202126190066</text:p>
          </table:table-cell>
          <table:table-cell office:value-type="float" office:value="77.855500446004" calcext:value-type="float">
            <text:p>77,85550044600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247</text:p>
          </table:table-cell>
          <table:table-cell office:value-type="float" office:value="5.0682312250137" calcext:value-type="float">
            <text:p>5,0682312250137</text:p>
          </table:table-cell>
          <table:table-cell office:value-type="float" office:value="-0.29800688847899" calcext:value-type="float">
            <text:p>-0,29800688847899</text:p>
          </table:table-cell>
          <table:table-cell office:value-type="float" office:value="-105.29210005596" calcext:value-type="float">
            <text:p>-105,2921000559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258</text:p>
          </table:table-cell>
          <table:table-cell office:value-type="float" office:value="6.2825095653534" calcext:value-type="float">
            <text:p>6,2825095653534</text:p>
          </table:table-cell>
          <table:table-cell office:value-type="float" office:value="0.13840572908521" calcext:value-type="float">
            <text:p>0,13840572908521</text:p>
          </table:table-cell>
          <table:table-cell office:value-type="float" office:value="-92.860051021454" calcext:value-type="float">
            <text:p>-92,86005102145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269</text:p>
          </table:table-cell>
          <table:table-cell office:value-type="float" office:value="6.3280093669891" calcext:value-type="float">
            <text:p>6,3280093669891</text:p>
          </table:table-cell>
          <table:table-cell office:value-type="float" office:value="-0.58500904589891" calcext:value-type="float">
            <text:p>-0,58500904589891</text:p>
          </table:table-cell>
          <table:table-cell office:value-type="float" office:value="61.369987809734" calcext:value-type="float">
            <text:p>61,36998780973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280</text:p>
          </table:table-cell>
          <table:table-cell office:value-type="float" office:value="0.37974115461111" calcext:value-type="float">
            <text:p>0,37974115461111</text:p>
          </table:table-cell>
          <table:table-cell office:value-type="float" office:value="2.8829324245453" calcext:value-type="float">
            <text:p>2,8829324245453</text:p>
          </table:table-cell>
          <table:table-cell office:value-type="float" office:value="29.243485942768" calcext:value-type="float">
            <text:p>29,24348594276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291</text:p>
          </table:table-cell>
          <table:table-cell office:value-type="float" office:value="1.4723896980286" calcext:value-type="float">
            <text:p>1,4723896980286</text:p>
          </table:table-cell>
          <table:table-cell office:value-type="float" office:value="1.2428893893957" calcext:value-type="float">
            <text:p>1,2428893893957</text:p>
          </table:table-cell>
          <table:table-cell office:value-type="float" office:value="-12.841025260603" calcext:value-type="float">
            <text:p>-12,84102526060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302</text:p>
          </table:table-cell>
          <table:table-cell office:value-type="float" office:value="2.5633189082146" calcext:value-type="float">
            <text:p>2,5633189082146</text:p>
          </table:table-cell>
          <table:table-cell office:value-type="float" office:value="-0.25577878579497" calcext:value-type="float">
            <text:p>-0,25577878579497</text:p>
          </table:table-cell>
          <table:table-cell office:value-type="float" office:value="117.5934691338" calcext:value-type="float">
            <text:p>117,593469133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313</text:p>
          </table:table-cell>
          <table:table-cell office:value-type="float" office:value="4.4959139823914" calcext:value-type="float">
            <text:p>4,4959139823914</text:p>
          </table:table-cell>
          <table:table-cell office:value-type="float" office:value="2.127813398838" calcext:value-type="float">
            <text:p>2,127813398838</text:p>
          </table:table-cell>
          <table:table-cell office:value-type="float" office:value="-92.430029705072" calcext:value-type="float">
            <text:p>-92,43002970507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324</text:p>
          </table:table-cell>
          <table:table-cell office:value-type="float" office:value="5.6984269618988" calcext:value-type="float">
            <text:p>5,6984269618988</text:p>
          </table:table-cell>
          <table:table-cell office:value-type="float" office:value="3.5549801588058" calcext:value-type="float">
            <text:p>3,5549801588058</text:p>
          </table:table-cell>
          <table:table-cell office:value-type="float" office:value="-55.702907264612" calcext:value-type="float">
            <text:p>-55,7029072646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335</text:p>
          </table:table-cell>
          <table:table-cell office:value-type="float" office:value="8.3910763263702" calcext:value-type="float">
            <text:p>8,3910763263702</text:p>
          </table:table-cell>
          <table:table-cell office:value-type="float" office:value="2.3534801602364" calcext:value-type="float">
            <text:p>2,3534801602364</text:p>
          </table:table-cell>
          <table:table-cell office:value-type="float" office:value="-79.905781016988" calcext:value-type="float">
            <text:p>-79,90578101698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346</text:p>
          </table:table-cell>
          <table:table-cell office:value-type="float" office:value="10.085010528564" calcext:value-type="float">
            <text:p>10,085010528564</text:p>
          </table:table-cell>
          <table:table-cell office:value-type="float" office:value="0.67401990294456" calcext:value-type="float">
            <text:p>0,67401990294456</text:p>
          </table:table-cell>
          <table:table-cell office:value-type="float" office:value="159.48861723493" calcext:value-type="float">
            <text:p>159,4886172349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357</text:p>
          </table:table-cell>
          <table:table-cell office:value-type="float" office:value="0.2889122068882" calcext:value-type="float">
            <text:p>0,2889122068882</text:p>
          </table:table-cell>
          <table:table-cell office:value-type="float" office:value="6.215460896492" calcext:value-type="float">
            <text:p>6,215460896492</text:p>
          </table:table-cell>
          <table:table-cell office:value-type="float" office:value="-169.31208987145" calcext:value-type="float">
            <text:p>-169,312089871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368</text:p>
          </table:table-cell>
          <table:table-cell office:value-type="float" office:value="0.12568761594594" calcext:value-type="float">
            <text:p>0,12568761594594</text:p>
          </table:table-cell>
          <table:table-cell office:value-type="float" office:value="3.5804459452629" calcext:value-type="float">
            <text:p>3,5804459452629</text:p>
          </table:table-cell>
          <table:table-cell office:value-type="float" office:value="-9.5878636381429" calcext:value-type="float">
            <text:p>-9,587863638142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379</text:p>
          </table:table-cell>
          <table:table-cell office:value-type="float" office:value="2.228856831789" calcext:value-type="float">
            <text:p>2,228856831789</text:p>
          </table:table-cell>
          <table:table-cell office:value-type="float" office:value="3.5207909345627" calcext:value-type="float">
            <text:p>3,5207909345627</text:p>
          </table:table-cell>
          <table:table-cell office:value-type="float" office:value="-143.7834873321" calcext:value-type="float">
            <text:p>-143,78348733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390</text:p>
          </table:table-cell>
          <table:table-cell office:value-type="float" office:value="2.6876419782639" calcext:value-type="float">
            <text:p>2,6876419782639</text:p>
          </table:table-cell>
          <table:table-cell office:value-type="float" office:value="0.926778241992" calcext:value-type="float">
            <text:p>0,926778241992</text:p>
          </table:table-cell>
          <table:table-cell office:value-type="float" office:value="156.45711285293" calcext:value-type="float">
            <text:p>156,4571128529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401</text:p>
          </table:table-cell>
          <table:table-cell office:value-type="float" office:value="3.7154853343964" calcext:value-type="float">
            <text:p>3,7154853343964</text:p>
          </table:table-cell>
          <table:table-cell office:value-type="float" office:value="2.2082729637623" calcext:value-type="float">
            <text:p>2,2082729637623</text:p>
          </table:table-cell>
          <table:table-cell office:value-type="float" office:value="-81.770097374157" calcext:value-type="float">
            <text:p>-81,77009737415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412</text:p>
          </table:table-cell>
          <table:table-cell office:value-type="float" office:value="6.5994608402252" calcext:value-type="float">
            <text:p>6,5994608402252</text:p>
          </table:table-cell>
          <table:table-cell office:value-type="float" office:value="0.73383316397667" calcext:value-type="float">
            <text:p>0,73383316397667</text:p>
          </table:table-cell>
          <table:table-cell office:value-type="float" office:value="4.0228304684542" calcext:value-type="float">
            <text:p>4,022830468454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423</text:p>
          </table:table-cell>
          <table:table-cell office:value-type="float" office:value="10.085046291351" calcext:value-type="float">
            <text:p>10,085046291351</text:p>
          </table:table-cell>
          <table:table-cell office:value-type="float" office:value="2.5945243239403" calcext:value-type="float">
            <text:p>2,5945243239403</text:p>
          </table:table-cell>
          <table:table-cell office:value-type="float" office:value="-145.34195669138" calcext:value-type="float">
            <text:p>-145,3419566913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434</text:p>
          </table:table-cell>
          <table:table-cell office:value-type="float" office:value="-1.0897766053677" calcext:value-type="float">
            <text:p>-1,0897766053677</text:p>
          </table:table-cell>
          <table:table-cell office:value-type="float" office:value="8.6141347885132" calcext:value-type="float">
            <text:p>8,6141347885132</text:p>
          </table:table-cell>
          <table:table-cell office:value-type="float" office:value="-156.51778202907" calcext:value-type="float">
            <text:p>-156,5177820290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445</text:p>
          </table:table-cell>
          <table:table-cell office:value-type="float" office:value="1.4563645422459" calcext:value-type="float">
            <text:p>1,4563645422459</text:p>
          </table:table-cell>
          <table:table-cell office:value-type="float" office:value="4.7574916481972" calcext:value-type="float">
            <text:p>4,7574916481972</text:p>
          </table:table-cell>
          <table:table-cell office:value-type="float" office:value="122.16752046233" calcext:value-type="float">
            <text:p>122,1675204623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456</text:p>
          </table:table-cell>
          <table:table-cell office:value-type="float" office:value="1.6665689647198" calcext:value-type="float">
            <text:p>1,6665689647198</text:p>
          </table:table-cell>
          <table:table-cell office:value-type="float" office:value="4.3593940138817" calcext:value-type="float">
            <text:p>4,3593940138817</text:p>
          </table:table-cell>
          <table:table-cell office:value-type="float" office:value="-127.09488534624" calcext:value-type="float">
            <text:p>-127,0948853462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467</text:p>
          </table:table-cell>
          <table:table-cell office:value-type="float" office:value="3.1624567508698" calcext:value-type="float">
            <text:p>3,1624567508698</text:p>
          </table:table-cell>
          <table:table-cell office:value-type="float" office:value="4.4641080498695" calcext:value-type="float">
            <text:p>4,4641080498695</text:p>
          </table:table-cell>
          <table:table-cell office:value-type="float" office:value="84.490875529635" calcext:value-type="float">
            <text:p>84,49087552963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478</text:p>
          </table:table-cell>
          <table:table-cell office:value-type="float" office:value="4.71485465765" calcext:value-type="float">
            <text:p>4,71485465765</text:p>
          </table:table-cell>
          <table:table-cell office:value-type="float" office:value="6.3018298149109" calcext:value-type="float">
            <text:p>6,3018298149109</text:p>
          </table:table-cell>
          <table:table-cell office:value-type="float" office:value="159.53898126153" calcext:value-type="float">
            <text:p>159,5389812615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489</text:p>
          </table:table-cell>
          <table:table-cell office:value-type="float" office:value="6.7940390110016" calcext:value-type="float">
            <text:p>6,7940390110016</text:p>
          </table:table-cell>
          <table:table-cell office:value-type="float" office:value="5.6761342287064" calcext:value-type="float">
            <text:p>5,6761342287064</text:p>
          </table:table-cell>
          <table:table-cell office:value-type="float" office:value="-10.215743996535" calcext:value-type="float">
            <text:p>-10,21574399653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500</text:p>
          </table:table-cell>
          <table:table-cell office:value-type="float" office:value="9.8863458633423" calcext:value-type="float">
            <text:p>9,8863458633423</text:p>
          </table:table-cell>
          <table:table-cell office:value-type="float" office:value="8.6718624830246" calcext:value-type="float">
            <text:p>8,6718624830246</text:p>
          </table:table-cell>
          <table:table-cell office:value-type="float" office:value="-110.75747164951" calcext:value-type="float">
            <text:p>-110,757471649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511</text:p>
          </table:table-cell>
          <table:table-cell office:value-type="float" office:value="-1.5850065648556" calcext:value-type="float">
            <text:p>-1,5850065648556</text:p>
          </table:table-cell>
          <table:table-cell office:value-type="float" office:value="5.8229631185532" calcext:value-type="float">
            <text:p>5,8229631185532</text:p>
          </table:table-cell>
          <table:table-cell office:value-type="float" office:value="-11.384277396901" calcext:value-type="float">
            <text:p>-11,38427739690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522</text:p>
          </table:table-cell>
          <table:table-cell office:value-type="float" office:value="0.59529155492783" calcext:value-type="float">
            <text:p>0,59529155492783</text:p>
          </table:table-cell>
          <table:table-cell office:value-type="float" office:value="5.8227235078812" calcext:value-type="float">
            <text:p>5,8227235078812</text:p>
          </table:table-cell>
          <table:table-cell office:value-type="float" office:value="-47.732246529524" calcext:value-type="float">
            <text:p>-47,7322465295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533</text:p>
          </table:table-cell>
          <table:table-cell office:value-type="float" office:value="2.6760649681091" calcext:value-type="float">
            <text:p>2,6760649681091</text:p>
          </table:table-cell>
          <table:table-cell office:value-type="float" office:value="6.0703879594803" calcext:value-type="float">
            <text:p>6,0703879594803</text:p>
          </table:table-cell>
          <table:table-cell office:value-type="float" office:value="-28.721753579036" calcext:value-type="float">
            <text:p>-28,72175357903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544</text:p>
          </table:table-cell>
          <table:table-cell office:value-type="float" office:value="5.8760178089142" calcext:value-type="float">
            <text:p>5,8760178089142</text:p>
          </table:table-cell>
          <table:table-cell office:value-type="float" office:value="6.522079706192" calcext:value-type="float">
            <text:p>6,522079706192</text:p>
          </table:table-cell>
          <table:table-cell office:value-type="float" office:value="-5.2712629460225" calcext:value-type="float">
            <text:p>-5,271262946022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555</text:p>
          </table:table-cell>
          <table:table-cell office:value-type="float" office:value="6.5484219789505" calcext:value-type="float">
            <text:p>6,5484219789505</text:p>
          </table:table-cell>
          <table:table-cell office:value-type="float" office:value="5.801694393158" calcext:value-type="float">
            <text:p>5,801694393158</text:p>
          </table:table-cell>
          <table:table-cell office:value-type="float" office:value="132.20690921613" calcext:value-type="float">
            <text:p>132,206909216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566</text:p>
          </table:table-cell>
          <table:table-cell office:value-type="float" office:value="4.9548545479774" calcext:value-type="float">
            <text:p>4,9548545479774</text:p>
          </table:table-cell>
          <table:table-cell office:value-type="float" office:value="6.8740028142929" calcext:value-type="float">
            <text:p>6,8740028142929</text:p>
          </table:table-cell>
          <table:table-cell office:value-type="float" office:value="24.568433214904" calcext:value-type="float">
            <text:p>24,56843321490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577</text:p>
          </table:table-cell>
          <table:table-cell office:value-type="float" office:value="8.8915383815765" calcext:value-type="float">
            <text:p>8,8915383815765</text:p>
          </table:table-cell>
          <table:table-cell office:value-type="float" office:value="4.3711909651756" calcext:value-type="float">
            <text:p>4,3711909651756</text:p>
          </table:table-cell>
          <table:table-cell office:value-type="float" office:value="-165.92258404774" calcext:value-type="float">
            <text:p>-165,922584047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588</text:p>
          </table:table-cell>
          <table:table-cell office:value-type="float" office:value="0.68548813462257" calcext:value-type="float">
            <text:p>0,68548813462257</text:p>
          </table:table-cell>
          <table:table-cell office:value-type="float" office:value="7.4041759967804" calcext:value-type="float">
            <text:p>7,4041759967804</text:p>
          </table:table-cell>
          <table:table-cell office:value-type="float" office:value="116.26145338557" calcext:value-type="float">
            <text:p>116,2614533855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599</text:p>
          </table:table-cell>
          <table:table-cell office:value-type="float" office:value="1.4970415830612" calcext:value-type="float">
            <text:p>1,4970415830612</text:p>
          </table:table-cell>
          <table:table-cell office:value-type="float" office:value="7.6211696863174" calcext:value-type="float">
            <text:p>7,6211696863174</text:p>
          </table:table-cell>
          <table:table-cell office:value-type="float" office:value="145.95866658885" calcext:value-type="float">
            <text:p>145,9586665888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610</text:p>
          </table:table-cell>
          <table:table-cell office:value-type="float" office:value="1.9131416082382" calcext:value-type="float">
            <text:p>1,9131416082382</text:p>
          </table:table-cell>
          <table:table-cell office:value-type="float" office:value="8.4121811389923" calcext:value-type="float">
            <text:p>8,4121811389923</text:p>
          </table:table-cell>
          <table:table-cell office:value-type="float" office:value="-94.749412718852" calcext:value-type="float">
            <text:p>-94,7494127188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621</text:p>
          </table:table-cell>
          <table:table-cell office:value-type="float" office:value="4.4975608587265" calcext:value-type="float">
            <text:p>4,4975608587265</text:p>
          </table:table-cell>
          <table:table-cell office:value-type="float" office:value="9.189840555191" calcext:value-type="float">
            <text:p>9,189840555191</text:p>
          </table:table-cell>
          <table:table-cell office:value-type="float" office:value="-20.332736574161" calcext:value-type="float">
            <text:p>-20,33273657416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632</text:p>
          </table:table-cell>
          <table:table-cell office:value-type="float" office:value="2.9600328207016" calcext:value-type="float">
            <text:p>2,9600328207016</text:p>
          </table:table-cell>
          <table:table-cell office:value-type="float" office:value="5.8620131015778" calcext:value-type="float">
            <text:p>5,8620131015778</text:p>
          </table:table-cell>
          <table:table-cell office:value-type="float" office:value="-61.815562521576" calcext:value-type="float">
            <text:p>-61,8155625215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643</text:p>
          </table:table-cell>
          <table:table-cell office:value-type="float" office:value="7.7391821146011" calcext:value-type="float">
            <text:p>7,7391821146011</text:p>
          </table:table-cell>
          <table:table-cell office:value-type="float" office:value="6.7217528820038" calcext:value-type="float">
            <text:p>6,7217528820038</text:p>
          </table:table-cell>
          <table:table-cell office:value-type="float" office:value="121.82549610259" calcext:value-type="float">
            <text:p>121,8254961025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654</text:p>
          </table:table-cell>
          <table:table-cell office:value-type="float" office:value="8.042505979538" calcext:value-type="float">
            <text:p>8,042505979538</text:p>
          </table:table-cell>
          <table:table-cell office:value-type="float" office:value="7.2035396099091" calcext:value-type="float">
            <text:p>7,2035396099091</text:p>
          </table:table-cell>
          <table:table-cell office:value-type="float" office:value="-111.84683802781" calcext:value-type="float">
            <text:p>-111,8468380278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665</text:p>
          </table:table-cell>
          <table:table-cell office:value-type="float" office:value="3.7450411915779" calcext:value-type="float">
            <text:p>3,7450411915779</text:p>
          </table:table-cell>
          <table:table-cell office:value-type="float" office:value="10.933510065079" calcext:value-type="float">
            <text:p>10,933510065079</text:p>
          </table:table-cell>
          <table:table-cell office:value-type="float" office:value="-148.51244391909" calcext:value-type="float">
            <text:p>-148,5124439190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676</text:p>
          </table:table-cell>
          <table:table-cell office:value-type="float" office:value="0.8365685492754" calcext:value-type="float">
            <text:p>0,8365685492754</text:p>
          </table:table-cell>
          <table:table-cell office:value-type="float" office:value="9.2853832244873" calcext:value-type="float">
            <text:p>9,2853832244873</text:p>
          </table:table-cell>
          <table:table-cell office:value-type="float" office:value="-128.85338941197" calcext:value-type="float">
            <text:p>-128,8533894119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687</text:p>
          </table:table-cell>
          <table:table-cell office:value-type="float" office:value="3.2811319828033" calcext:value-type="float">
            <text:p>3,2811319828033</text:p>
          </table:table-cell>
          <table:table-cell office:value-type="float" office:value="7.6902639865875" calcext:value-type="float">
            <text:p>7,6902639865875</text:p>
          </table:table-cell>
          <table:table-cell office:value-type="float" office:value="173.50315592092" calcext:value-type="float">
            <text:p>173,5031559209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698</text:p>
          </table:table-cell>
          <table:table-cell office:value-type="float" office:value="4.4984808564186" calcext:value-type="float">
            <text:p>4,4984808564186</text:p>
          </table:table-cell>
          <table:table-cell office:value-type="float" office:value="11.084997653961" calcext:value-type="float">
            <text:p>11,084997653961</text:p>
          </table:table-cell>
          <table:table-cell office:value-type="float" office:value="-66.771095725381" calcext:value-type="float">
            <text:p>-66,7710957253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709</text:p>
          </table:table-cell>
          <table:table-cell office:value-type="float" office:value="7.7908092737198" calcext:value-type="float">
            <text:p>7,7908092737198</text:p>
          </table:table-cell>
          <table:table-cell office:value-type="float" office:value="10.887018442154" calcext:value-type="float">
            <text:p>10,887018442154</text:p>
          </table:table-cell>
          <table:table-cell office:value-type="float" office:value="57.245836895742" calcext:value-type="float">
            <text:p>57,24583689574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720</text:p>
          </table:table-cell>
          <table:table-cell office:value-type="float" office:value="8.8582742214203" calcext:value-type="float">
            <text:p>8,8582742214203</text:p>
          </table:table-cell>
          <table:table-cell office:value-type="float" office:value="8.6247903108597" calcext:value-type="float">
            <text:p>8,6247903108597</text:p>
          </table:table-cell>
          <table:table-cell office:value-type="float" office:value="68.708231494685" calcext:value-type="float">
            <text:p>68,7082314946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731</text:p>
          </table:table-cell>
          <table:table-cell office:value-type="float" office:value="8.1283205747604" calcext:value-type="float">
            <text:p>8,1283205747604</text:p>
          </table:table-cell>
          <table:table-cell office:value-type="float" office:value="8.8082253932953" calcext:value-type="float">
            <text:p>8,8082253932953</text:p>
          </table:table-cell>
          <table:table-cell office:value-type="float" office:value="58.846319556996" calcext:value-type="float">
            <text:p>58,8463195569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742</text:p>
          </table:table-cell>
          <table:table-cell office:value-type="float" office:value="1.0165484249592" calcext:value-type="float">
            <text:p>1,0165484249592</text:p>
          </table:table-cell>
          <table:table-cell office:value-type="float" office:value="9.9229562282562" calcext:value-type="float">
            <text:p>9,9229562282562</text:p>
          </table:table-cell>
          <table:table-cell office:value-type="float" office:value="109.4003285572" calcext:value-type="float">
            <text:p>109,400328557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753</text:p>
          </table:table-cell>
          <table:table-cell office:value-type="float" office:value="-0.54570935666561" calcext:value-type="float">
            <text:p>-0,54570935666561</text:p>
          </table:table-cell>
          <table:table-cell office:value-type="float" office:value="10.106621980667" calcext:value-type="float">
            <text:p>10,106621980667</text:p>
          </table:table-cell>
          <table:table-cell office:value-type="float" office:value="51.662082505074" calcext:value-type="float">
            <text:p>51,66208250507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5</text:p>
          </table:table-cell>
          <table:table-cell office:value-type="float" office:value="-0.40646750479937" calcext:value-type="float">
            <text:p>-0,40646750479937</text:p>
          </table:table-cell>
          <table:table-cell office:value-type="float" office:value="-0.58501224964857" calcext:value-type="float">
            <text:p>-0,58501224964857</text:p>
          </table:table-cell>
          <table:table-cell office:value-type="float" office:value="83.248640321622" calcext:value-type="float">
            <text:p>83,2486403216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214</text:p>
          </table:table-cell>
          <table:table-cell office:value-type="float" office:value="0.24042351171374" calcext:value-type="float">
            <text:p>0,24042351171374</text:p>
          </table:table-cell>
          <table:table-cell office:value-type="float" office:value="1.8364979326725" calcext:value-type="float">
            <text:p>1,8364979326725</text:p>
          </table:table-cell>
          <table:table-cell office:value-type="float" office:value="-117.77778643711" calcext:value-type="float">
            <text:p>-117,7777864371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225</text:p>
          </table:table-cell>
          <table:table-cell office:value-type="float" office:value="2.2373004257679" calcext:value-type="float">
            <text:p>2,2373004257679</text:p>
          </table:table-cell>
          <table:table-cell office:value-type="float" office:value="-0.56422512978315" calcext:value-type="float">
            <text:p>-0,56422512978315</text:p>
          </table:table-cell>
          <table:table-cell office:value-type="float" office:value="-23.668246284412" calcext:value-type="float">
            <text:p>-23,6682462844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236</text:p>
          </table:table-cell>
          <table:table-cell office:value-type="float" office:value="2.774150967598" calcext:value-type="float">
            <text:p>2,774150967598</text:p>
          </table:table-cell>
          <table:table-cell office:value-type="float" office:value="-0.22017307579517" calcext:value-type="float">
            <text:p>-0,22017307579517</text:p>
          </table:table-cell>
          <table:table-cell office:value-type="float" office:value="-5.6911982168817" calcext:value-type="float">
            <text:p>-5,691198216881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247</text:p>
          </table:table-cell>
          <table:table-cell office:value-type="float" office:value="4.9646520614624" calcext:value-type="float">
            <text:p>4,9646520614624</text:p>
          </table:table-cell>
          <table:table-cell office:value-type="float" office:value="-0.077173048630357" calcext:value-type="float">
            <text:p>-0,077173048630357</text:p>
          </table:table-cell>
          <table:table-cell office:value-type="float" office:value="-58.993058599484" calcext:value-type="float">
            <text:p>-58,99305859948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258</text:p>
          </table:table-cell>
          <table:table-cell office:value-type="float" office:value="6.463805437088" calcext:value-type="float">
            <text:p>6,463805437088</text:p>
          </table:table-cell>
          <table:table-cell office:value-type="float" office:value="0.21092941984534" calcext:value-type="float">
            <text:p>0,21092941984534</text:p>
          </table:table-cell>
          <table:table-cell office:value-type="float" office:value="-165.52299299058" calcext:value-type="float">
            <text:p>-165,522992990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269</text:p>
          </table:table-cell>
          <table:table-cell office:value-type="float" office:value="6.0349404811859" calcext:value-type="float">
            <text:p>6,0349404811859</text:p>
          </table:table-cell>
          <table:table-cell office:value-type="float" office:value="-0.58500535786152" calcext:value-type="float">
            <text:p>-0,58500535786152</text:p>
          </table:table-cell>
          <table:table-cell office:value-type="float" office:value="55.40345656644" calcext:value-type="float">
            <text:p>55,4034565664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280</text:p>
          </table:table-cell>
          <table:table-cell office:value-type="float" office:value="0.015785864088684" calcext:value-type="float">
            <text:p>0,015785864088684</text:p>
          </table:table-cell>
          <table:table-cell office:value-type="float" office:value="2.7762031555176" calcext:value-type="float">
            <text:p>2,7762031555176</text:p>
          </table:table-cell>
          <table:table-cell office:value-type="float" office:value="18.786943642197" calcext:value-type="float">
            <text:p>18,7869436421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291</text:p>
          </table:table-cell>
          <table:table-cell office:value-type="float" office:value="1.3240438699722" calcext:value-type="float">
            <text:p>1,3240438699722</text:p>
          </table:table-cell>
          <table:table-cell office:value-type="float" office:value="1.2143509089947" calcext:value-type="float">
            <text:p>1,2143509089947</text:p>
          </table:table-cell>
          <table:table-cell office:value-type="float" office:value="8.4698070196589" calcext:value-type="float">
            <text:p>8,469807019658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302</text:p>
          </table:table-cell>
          <table:table-cell office:value-type="float" office:value="2.4579545855522" calcext:value-type="float">
            <text:p>2,4579545855522</text:p>
          </table:table-cell>
          <table:table-cell office:value-type="float" office:value="-0.31902752816677" calcext:value-type="float">
            <text:p>-0,31902752816677</text:p>
          </table:table-cell>
          <table:table-cell office:value-type="float" office:value="41.458385385525" calcext:value-type="float">
            <text:p>41,45838538552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313</text:p>
          </table:table-cell>
          <table:table-cell office:value-type="float" office:value="4.5209488272667" calcext:value-type="float">
            <text:p>4,5209488272667</text:p>
          </table:table-cell>
          <table:table-cell office:value-type="float" office:value="2.5228577852249" calcext:value-type="float">
            <text:p>2,5228577852249</text:p>
          </table:table-cell>
          <table:table-cell office:value-type="float" office:value="-93.446768013535" calcext:value-type="float">
            <text:p>-93,44676801353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324</text:p>
          </table:table-cell>
          <table:table-cell office:value-type="float" office:value="5.4169672727585" calcext:value-type="float">
            <text:p>5,4169672727585</text:p>
          </table:table-cell>
          <table:table-cell office:value-type="float" office:value="3.7173727154732" calcext:value-type="float">
            <text:p>3,7173727154732</text:p>
          </table:table-cell>
          <table:table-cell office:value-type="float" office:value="-23.062526610247" calcext:value-type="float">
            <text:p>-23,0625266102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335</text:p>
          </table:table-cell>
          <table:table-cell office:value-type="float" office:value="8.2576465606689" calcext:value-type="float">
            <text:p>8,2576465606689</text:p>
          </table:table-cell>
          <table:table-cell office:value-type="float" office:value="2.5807243585587" calcext:value-type="float">
            <text:p>2,5807243585587</text:p>
          </table:table-cell>
          <table:table-cell office:value-type="float" office:value="-55.880172237469" calcext:value-type="float">
            <text:p>-55,88017223746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346</text:p>
          </table:table-cell>
          <table:table-cell office:value-type="float" office:value="10.084998607635" calcext:value-type="float">
            <text:p>10,084998607635</text:p>
          </table:table-cell>
          <table:table-cell office:value-type="float" office:value="0.82497477531433" calcext:value-type="float">
            <text:p>0,82497477531433</text:p>
          </table:table-cell>
          <table:table-cell office:value-type="float" office:value="-171.03967848857" calcext:value-type="float">
            <text:p>-171,0396784885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357</text:p>
          </table:table-cell>
          <table:table-cell office:value-type="float" office:value="0.33715110272169" calcext:value-type="float">
            <text:p>0,33715110272169</text:p>
          </table:table-cell>
          <table:table-cell office:value-type="float" office:value="6.0111725330353" calcext:value-type="float">
            <text:p>6,0111725330353</text:p>
          </table:table-cell>
          <table:table-cell office:value-type="float" office:value="95.688903407686" calcext:value-type="float">
            <text:p>95,6889034076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368</text:p>
          </table:table-cell>
          <table:table-cell office:value-type="float" office:value="-0.22431660443544" calcext:value-type="float">
            <text:p>-0,22431660443544</text:p>
          </table:table-cell>
          <table:table-cell office:value-type="float" office:value="3.7251338362694" calcext:value-type="float">
            <text:p>3,7251338362694</text:p>
          </table:table-cell>
          <table:table-cell office:value-type="float" office:value="-20.29191916156" calcext:value-type="float">
            <text:p>-20,2919191615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379</text:p>
          </table:table-cell>
          <table:table-cell office:value-type="float" office:value="2.461089193821" calcext:value-type="float">
            <text:p>2,461089193821</text:p>
          </table:table-cell>
          <table:table-cell office:value-type="float" office:value="3.7648805975914" calcext:value-type="float">
            <text:p>3,7648805975914</text:p>
          </table:table-cell>
          <table:table-cell office:value-type="float" office:value="-119.49866440645" calcext:value-type="float">
            <text:p>-119,498664406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390</text:p>
          </table:table-cell>
          <table:table-cell office:value-type="float" office:value="2.9591315984726" calcext:value-type="float">
            <text:p>2,9591315984726</text:p>
          </table:table-cell>
          <table:table-cell office:value-type="float" office:value="0.9674634039402" calcext:value-type="float">
            <text:p>0,9674634039402</text:p>
          </table:table-cell>
          <table:table-cell office:value-type="float" office:value="-165.19628968208" calcext:value-type="float">
            <text:p>-165,1962896820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401</text:p>
          </table:table-cell>
          <table:table-cell office:value-type="float" office:value="3.5626348853111" calcext:value-type="float">
            <text:p>3,5626348853111</text:p>
          </table:table-cell>
          <table:table-cell office:value-type="float" office:value="2.337234467268" calcext:value-type="float">
            <text:p>2,337234467268</text:p>
          </table:table-cell>
          <table:table-cell office:value-type="float" office:value="-42.477348048216" calcext:value-type="float">
            <text:p>-42,4773480482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412</text:p>
          </table:table-cell>
          <table:table-cell office:value-type="float" office:value="6.5037798881531" calcext:value-type="float">
            <text:p>6,5037798881531</text:p>
          </table:table-cell>
          <table:table-cell office:value-type="float" office:value="0.5515118688345" calcext:value-type="float">
            <text:p>0,5515118688345</text:p>
          </table:table-cell>
          <table:table-cell office:value-type="float" office:value="75.322736600402" calcext:value-type="float">
            <text:p>75,32273660040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423</text:p>
          </table:table-cell>
          <table:table-cell office:value-type="float" office:value="10.079920291901" calcext:value-type="float">
            <text:p>10,079920291901</text:p>
          </table:table-cell>
          <table:table-cell office:value-type="float" office:value="2.7984723448753" calcext:value-type="float">
            <text:p>2,7984723448753</text:p>
          </table:table-cell>
          <table:table-cell office:value-type="float" office:value="-142.61773437451" calcext:value-type="float">
            <text:p>-142,6177343745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434</text:p>
          </table:table-cell>
          <table:table-cell office:value-type="float" office:value="-0.80479063093662" calcext:value-type="float">
            <text:p>-0,80479063093662</text:p>
          </table:table-cell>
          <table:table-cell office:value-type="float" office:value="8.6258375644684" calcext:value-type="float">
            <text:p>8,6258375644684</text:p>
          </table:table-cell>
          <table:table-cell office:value-type="float" office:value="177.85143700375" calcext:value-type="float">
            <text:p>177,8514370037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445</text:p>
          </table:table-cell>
          <table:table-cell office:value-type="float" office:value="1.6586351394653" calcext:value-type="float">
            <text:p>1,6586351394653</text:p>
          </table:table-cell>
          <table:table-cell office:value-type="float" office:value="4.847617149353" calcext:value-type="float">
            <text:p>4,847617149353</text:p>
          </table:table-cell>
          <table:table-cell office:value-type="float" office:value="-147.31507848023" calcext:value-type="float">
            <text:p>-147,3150784802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456</text:p>
          </table:table-cell>
          <table:table-cell office:value-type="float" office:value="1.860096603632" calcext:value-type="float">
            <text:p>1,860096603632</text:p>
          </table:table-cell>
          <table:table-cell office:value-type="float" office:value="4.2526569962502" calcext:value-type="float">
            <text:p>4,2526569962502</text:p>
          </table:table-cell>
          <table:table-cell office:value-type="float" office:value="142.37181851818" calcext:value-type="float">
            <text:p>142,371818518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467</text:p>
          </table:table-cell>
          <table:table-cell office:value-type="float" office:value="2.9711505770683" calcext:value-type="float">
            <text:p>2,9711505770683</text:p>
          </table:table-cell>
          <table:table-cell office:value-type="float" office:value="4.3390807509422" calcext:value-type="float">
            <text:p>4,3390807509422</text:p>
          </table:table-cell>
          <table:table-cell office:value-type="float" office:value="27.266928534599" calcext:value-type="float">
            <text:p>27,26692853459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478</text:p>
          </table:table-cell>
          <table:table-cell office:value-type="float" office:value="4.7242069244385" calcext:value-type="float">
            <text:p>4,7242069244385</text:p>
          </table:table-cell>
          <table:table-cell office:value-type="float" office:value="6.0880297422409" calcext:value-type="float">
            <text:p>6,0880297422409</text:p>
          </table:table-cell>
          <table:table-cell office:value-type="float" office:value="78.053642230429" calcext:value-type="float">
            <text:p>78,05364223042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489</text:p>
          </table:table-cell>
          <table:table-cell office:value-type="float" office:value="6.6649329662323" calcext:value-type="float">
            <text:p>6,6649329662323</text:p>
          </table:table-cell>
          <table:table-cell office:value-type="float" office:value="5.5752021074295" calcext:value-type="float">
            <text:p>5,5752021074295</text:p>
          </table:table-cell>
          <table:table-cell office:value-type="float" office:value="25.664332565988" calcext:value-type="float">
            <text:p>25,66433256598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500</text:p>
          </table:table-cell>
          <table:table-cell office:value-type="float" office:value="9.8541194200516" calcext:value-type="float">
            <text:p>9,8541194200516</text:p>
          </table:table-cell>
          <table:table-cell office:value-type="float" office:value="8.9942437410355" calcext:value-type="float">
            <text:p>8,9942437410355</text:p>
          </table:table-cell>
          <table:table-cell office:value-type="float" office:value="-77.218091411955" calcext:value-type="float">
            <text:p>-77,21809141195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511</text:p>
          </table:table-cell>
          <table:table-cell office:value-type="float" office:value="-1.5842463076115" calcext:value-type="float">
            <text:p>-1,5842463076115</text:p>
          </table:table-cell>
          <table:table-cell office:value-type="float" office:value="6.0320746898651" calcext:value-type="float">
            <text:p>6,0320746898651</text:p>
          </table:table-cell>
          <table:table-cell office:value-type="float" office:value="-35.667885640624" calcext:value-type="float">
            <text:p>-35,66788564062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522</text:p>
          </table:table-cell>
          <table:table-cell office:value-type="float" office:value="0.42179547250271" calcext:value-type="float">
            <text:p>0,42179547250271</text:p>
          </table:table-cell>
          <table:table-cell office:value-type="float" office:value="5.6897032260895" calcext:value-type="float">
            <text:p>5,6897032260895</text:p>
          </table:table-cell>
          <table:table-cell office:value-type="float" office:value="41.293991599113" calcext:value-type="float">
            <text:p>41,29399159911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533</text:p>
          </table:table-cell>
          <table:table-cell office:value-type="float" office:value="2.4939294159412" calcext:value-type="float">
            <text:p>2,4939294159412</text:p>
          </table:table-cell>
          <table:table-cell office:value-type="float" office:value="6.0748732089996" calcext:value-type="float">
            <text:p>6,0748732089996</text:p>
          </table:table-cell>
          <table:table-cell office:value-type="float" office:value="17.009852038827" calcext:value-type="float">
            <text:p>17,00985203882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544</text:p>
          </table:table-cell>
          <table:table-cell office:value-type="float" office:value="5.4795390367508" calcext:value-type="float">
            <text:p>5,4795390367508</text:p>
          </table:table-cell>
          <table:table-cell office:value-type="float" office:value="6.5587329864502" calcext:value-type="float">
            <text:p>6,5587329864502</text:p>
          </table:table-cell>
          <table:table-cell office:value-type="float" office:value="-5.3148834378856" calcext:value-type="float">
            <text:p>-5,314883437885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555</text:p>
          </table:table-cell>
          <table:table-cell office:value-type="float" office:value="6.5863192081451" calcext:value-type="float">
            <text:p>6,5863192081451</text:p>
          </table:table-cell>
          <table:table-cell office:value-type="float" office:value="6.0302579402924" calcext:value-type="float">
            <text:p>6,0302579402924</text:p>
          </table:table-cell>
          <table:table-cell office:value-type="float" office:value="-119.1506127643" calcext:value-type="float">
            <text:p>-119,150612764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566</text:p>
          </table:table-cell>
          <table:table-cell office:value-type="float" office:value="4.7976446151733" calcext:value-type="float">
            <text:p>4,7976446151733</text:p>
          </table:table-cell>
          <table:table-cell office:value-type="float" office:value="7.0144802331924" calcext:value-type="float">
            <text:p>7,0144802331924</text:p>
          </table:table-cell>
          <table:table-cell office:value-type="float" office:value="-55.697648768212" calcext:value-type="float">
            <text:p>-55,6976487682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577</text:p>
          </table:table-cell>
          <table:table-cell office:value-type="float" office:value="9.2016661167145" calcext:value-type="float">
            <text:p>9,2016661167145</text:p>
          </table:table-cell>
          <table:table-cell office:value-type="float" office:value="4.2957726120949" calcext:value-type="float">
            <text:p>4,2957726120949</text:p>
          </table:table-cell>
          <table:table-cell office:value-type="float" office:value="158.92650822925" calcext:value-type="float">
            <text:p>158,926508229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588</text:p>
          </table:table-cell>
          <table:table-cell office:value-type="float" office:value="0.57748477905989" calcext:value-type="float">
            <text:p>0,57748477905989</text:p>
          </table:table-cell>
          <table:table-cell office:value-type="float" office:value="7.1572822332382" calcext:value-type="float">
            <text:p>7,1572822332382</text:p>
          </table:table-cell>
          <table:table-cell office:value-type="float" office:value="56.81165730118" calcext:value-type="float">
            <text:p>56,8116573011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599</text:p>
          </table:table-cell>
          <table:table-cell office:value-type="float" office:value="1.6687352955341" calcext:value-type="float">
            <text:p>1,6687352955341</text:p>
          </table:table-cell>
          <table:table-cell office:value-type="float" office:value="7.4306547641754" calcext:value-type="float">
            <text:p>7,4306547641754</text:p>
          </table:table-cell>
          <table:table-cell office:value-type="float" office:value="123.74825386485" calcext:value-type="float">
            <text:p>123,7482538648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610</text:p>
          </table:table-cell>
          <table:table-cell office:value-type="float" office:value="1.7158600687981" calcext:value-type="float">
            <text:p>1,7158600687981</text:p>
          </table:table-cell>
          <table:table-cell office:value-type="float" office:value="8.5673236846924" calcext:value-type="float">
            <text:p>8,5673236846924</text:p>
          </table:table-cell>
          <table:table-cell office:value-type="float" office:value="-28.961549898621" calcext:value-type="float">
            <text:p>-28,9615498986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621</text:p>
          </table:table-cell>
          <table:table-cell office:value-type="float" office:value="4.2452749609947" calcext:value-type="float">
            <text:p>4,2452749609947</text:p>
          </table:table-cell>
          <table:table-cell office:value-type="float" office:value="9.1162002086639" calcext:value-type="float">
            <text:p>9,1162002086639</text:p>
          </table:table-cell>
          <table:table-cell office:value-type="float" office:value="22.865515795483" calcext:value-type="float">
            <text:p>22,8655157954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632</text:p>
          </table:table-cell>
          <table:table-cell office:value-type="float" office:value="2.8076535463333" calcext:value-type="float">
            <text:p>2,8076535463333</text:p>
          </table:table-cell>
          <table:table-cell office:value-type="float" office:value="5.9617358446121" calcext:value-type="float">
            <text:p>5,9617358446121</text:p>
          </table:table-cell>
          <table:table-cell office:value-type="float" office:value="-14.875473110539" calcext:value-type="float">
            <text:p>-14,87547311053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643</text:p>
          </table:table-cell>
          <table:table-cell office:value-type="float" office:value="7.6392859220505" calcext:value-type="float">
            <text:p>7,6392859220505</text:p>
          </table:table-cell>
          <table:table-cell office:value-type="float" office:value="6.417201757431" calcext:value-type="float">
            <text:p>6,417201757431</text:p>
          </table:table-cell>
          <table:table-cell office:value-type="float" office:value="77.174943723496" calcext:value-type="float">
            <text:p>77,17494372349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654</text:p>
          </table:table-cell>
          <table:table-cell office:value-type="float" office:value="7.8498601913452" calcext:value-type="float">
            <text:p>7,8498601913452</text:p>
          </table:table-cell>
          <table:table-cell office:value-type="float" office:value="7.3138928413391" calcext:value-type="float">
            <text:p>7,3138928413391</text:p>
          </table:table-cell>
          <table:table-cell office:value-type="float" office:value="-21.108255454689" calcext:value-type="float">
            <text:p>-21,10825545468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665</text:p>
          </table:table-cell>
          <table:table-cell office:value-type="float" office:value="3.9707753062248" calcext:value-type="float">
            <text:p>3,9707753062248</text:p>
          </table:table-cell>
          <table:table-cell office:value-type="float" office:value="11.084997653961" calcext:value-type="float">
            <text:p>11,084997653961</text:p>
          </table:table-cell>
          <table:table-cell office:value-type="float" office:value="-138.13123581516" calcext:value-type="float">
            <text:p>-138,131235815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676</text:p>
          </table:table-cell>
          <table:table-cell office:value-type="float" office:value="1.0480199754238" calcext:value-type="float">
            <text:p>1,0480199754238</text:p>
          </table:table-cell>
          <table:table-cell office:value-type="float" office:value="9.2418003082275" calcext:value-type="float">
            <text:p>9,2418003082275</text:p>
          </table:table-cell>
          <table:table-cell office:value-type="float" office:value="152.44907937991" calcext:value-type="float">
            <text:p>152,4490793799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687</text:p>
          </table:table-cell>
          <table:table-cell office:value-type="float" office:value="3.6766189336777" calcext:value-type="float">
            <text:p>3,6766189336777</text:p>
          </table:table-cell>
          <table:table-cell office:value-type="float" office:value="7.6442581415176" calcext:value-type="float">
            <text:p>7,6442581415176</text:p>
          </table:table-cell>
          <table:table-cell office:value-type="float" office:value="173.45760278641" calcext:value-type="float">
            <text:p>173,457602786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698</text:p>
          </table:table-cell>
          <table:table-cell office:value-type="float" office:value="4.3366178870201" calcext:value-type="float">
            <text:p>4,3366178870201</text:p>
          </table:table-cell>
          <table:table-cell office:value-type="float" office:value="11.083964109421" calcext:value-type="float">
            <text:p>11,083964109421</text:p>
          </table:table-cell>
          <table:table-cell office:value-type="float" office:value="-55.082063006747" calcext:value-type="float">
            <text:p>-55,0820630067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709</text:p>
          </table:table-cell>
          <table:table-cell office:value-type="float" office:value="7.8737390041351" calcext:value-type="float">
            <text:p>7,8737390041351</text:p>
          </table:table-cell>
          <table:table-cell office:value-type="float" office:value="10.683035850525" calcext:value-type="float">
            <text:p>10,683035850525</text:p>
          </table:table-cell>
          <table:table-cell office:value-type="float" office:value="117.6480836929" calcext:value-type="float">
            <text:p>117,648083692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720</text:p>
          </table:table-cell>
          <table:table-cell office:value-type="float" office:value="8.8457983732224" calcext:value-type="float">
            <text:p>8,8457983732224</text:p>
          </table:table-cell>
          <table:table-cell office:value-type="float" office:value="8.3458787202835" calcext:value-type="float">
            <text:p>8,3458787202835</text:p>
          </table:table-cell>
          <table:table-cell office:value-type="float" office:value="98.904520083385" calcext:value-type="float">
            <text:p>98,9045200833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731</text:p>
          </table:table-cell>
          <table:table-cell office:value-type="float" office:value="7.9157066345215" calcext:value-type="float">
            <text:p>7,9157066345215</text:p>
          </table:table-cell>
          <table:table-cell office:value-type="float" office:value="8.5743570327759" calcext:value-type="float">
            <text:p>8,5743570327759</text:p>
          </table:table-cell>
          <table:table-cell office:value-type="float" office:value="44.78227446793" calcext:value-type="float">
            <text:p>44,7822744679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742</text:p>
          </table:table-cell>
          <table:table-cell office:value-type="float" office:value="1.2326248735189" calcext:value-type="float">
            <text:p>1,2326248735189</text:p>
          </table:table-cell>
          <table:table-cell office:value-type="float" office:value="9.9189960956573" calcext:value-type="float">
            <text:p>9,9189960956573</text:p>
          </table:table-cell>
          <table:table-cell office:value-type="float" office:value="-167.80108706966" calcext:value-type="float">
            <text:p>-167,801087069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753</text:p>
          </table:table-cell>
          <table:table-cell office:value-type="float" office:value="-0.80020368099213" calcext:value-type="float">
            <text:p>-0,80020368099213</text:p>
          </table:table-cell>
          <table:table-cell office:value-type="float" office:value="10.092055797577" calcext:value-type="float">
            <text:p>10,092055797577</text:p>
          </table:table-cell>
          <table:table-cell office:value-type="float" office:value="-9.3277414703065" calcext:value-type="float">
            <text:p>-9,32774147030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5</text:p>
          </table:table-cell>
          <table:table-cell office:value-type="float" office:value="-0.23648630827665" calcext:value-type="float">
            <text:p>-0,23648630827665</text:p>
          </table:table-cell>
          <table:table-cell office:value-type="float" office:value="-0.58500241488218" calcext:value-type="float">
            <text:p>-0,58500241488218</text:p>
          </table:table-cell>
          <table:table-cell office:value-type="float" office:value="87.798213503163" calcext:value-type="float">
            <text:p>87,7982135031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214</text:p>
          </table:table-cell>
          <table:table-cell office:value-type="float" office:value="0.4149716347456" calcext:value-type="float">
            <text:p>0,4149716347456</text:p>
          </table:table-cell>
          <table:table-cell office:value-type="float" office:value="2.0359802246094" calcext:value-type="float">
            <text:p>2,0359802246094</text:p>
          </table:table-cell>
          <table:table-cell office:value-type="float" office:value="-133.65914259747" calcext:value-type="float">
            <text:p>-133,6591425974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225</text:p>
          </table:table-cell>
          <table:table-cell office:value-type="float" office:value="2.0058174431324" calcext:value-type="float">
            <text:p>2,0058174431324</text:p>
          </table:table-cell>
          <table:table-cell office:value-type="float" office:value="-0.4673021286726" calcext:value-type="float">
            <text:p>-0,4673021286726</text:p>
          </table:table-cell>
          <table:table-cell office:value-type="float" office:value="-24.601508098043" calcext:value-type="float">
            <text:p>-24,60150809804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236</text:p>
          </table:table-cell>
          <table:table-cell office:value-type="float" office:value="2.76351749897" calcext:value-type="float">
            <text:p>2,76351749897</text:p>
          </table:table-cell>
          <table:table-cell office:value-type="float" office:value="0.0067374506033957" calcext:value-type="float">
            <text:p>0,0067374506033957</text:p>
          </table:table-cell>
          <table:table-cell office:value-type="float" office:value="-95.766089524433" calcext:value-type="float">
            <text:p>-95,76608952443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247</text:p>
          </table:table-cell>
          <table:table-cell office:value-type="float" office:value="4.7327750921249" calcext:value-type="float">
            <text:p>4,7327750921249</text:p>
          </table:table-cell>
          <table:table-cell office:value-type="float" office:value="0.0015941984020174" calcext:value-type="float">
            <text:p>0,0015941984020174</text:p>
          </table:table-cell>
          <table:table-cell office:value-type="float" office:value="-12.781223958465" calcext:value-type="float">
            <text:p>-12,78122395846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258</text:p>
          </table:table-cell>
          <table:table-cell office:value-type="float" office:value="6.5465128421783" calcext:value-type="float">
            <text:p>6,5465128421783</text:p>
          </table:table-cell>
          <table:table-cell office:value-type="float" office:value="0.003363192663528" calcext:value-type="float">
            <text:p>0,003363192663528</text:p>
          </table:table-cell>
          <table:table-cell office:value-type="float" office:value="103.51731139383" calcext:value-type="float">
            <text:p>103,517311393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269</text:p>
          </table:table-cell>
          <table:table-cell office:value-type="float" office:value="5.7866823673248" calcext:value-type="float">
            <text:p>5,7866823673248</text:p>
          </table:table-cell>
          <table:table-cell office:value-type="float" office:value="-0.585011318326" calcext:value-type="float">
            <text:p>-0,585011318326</text:p>
          </table:table-cell>
          <table:table-cell office:value-type="float" office:value="55.714609896301" calcext:value-type="float">
            <text:p>55,71460989630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280</text:p>
          </table:table-cell>
          <table:table-cell office:value-type="float" office:value="-0.36087244749069" calcext:value-type="float">
            <text:p>-0,36087244749069</text:p>
          </table:table-cell>
          <table:table-cell office:value-type="float" office:value="2.6489904522896" calcext:value-type="float">
            <text:p>2,6489904522896</text:p>
          </table:table-cell>
          <table:table-cell office:value-type="float" office:value="18.802251026129" calcext:value-type="float">
            <text:p>18,80225102612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291</text:p>
          </table:table-cell>
          <table:table-cell office:value-type="float" office:value="1.1874531209469" calcext:value-type="float">
            <text:p>1,1874531209469</text:p>
          </table:table-cell>
          <table:table-cell office:value-type="float" office:value="1.0878263413906" calcext:value-type="float">
            <text:p>1,0878263413906</text:p>
          </table:table-cell>
          <table:table-cell office:value-type="float" office:value="45.382481092101" calcext:value-type="float">
            <text:p>45,3824810921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302</text:p>
          </table:table-cell>
          <table:table-cell office:value-type="float" office:value="2.2877463698387" calcext:value-type="float">
            <text:p>2,2877463698387</text:p>
          </table:table-cell>
          <table:table-cell office:value-type="float" office:value="-0.2034412138164" calcext:value-type="float">
            <text:p>-0,2034412138164</text:p>
          </table:table-cell>
          <table:table-cell office:value-type="float" office:value="-34.056216288524" calcext:value-type="float">
            <text:p>-34,05621628852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313</text:p>
          </table:table-cell>
          <table:table-cell office:value-type="float" office:value="4.5448023080826" calcext:value-type="float">
            <text:p>4,5448023080826</text:p>
          </table:table-cell>
          <table:table-cell office:value-type="float" office:value="2.919941842556" calcext:value-type="float">
            <text:p>2,919941842556</text:p>
          </table:table-cell>
          <table:table-cell office:value-type="float" office:value="-93.479104862092" calcext:value-type="float">
            <text:p>-93,4791048620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324</text:p>
          </table:table-cell>
          <table:table-cell office:value-type="float" office:value="5.0918900966644" calcext:value-type="float">
            <text:p>5,0918900966644</text:p>
          </table:table-cell>
          <table:table-cell office:value-type="float" office:value="3.7026035785675" calcext:value-type="float">
            <text:p>3,7026035785675</text:p>
          </table:table-cell>
          <table:table-cell office:value-type="float" office:value="9.5791396251909" calcext:value-type="float">
            <text:p>9,57913962519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335</text:p>
          </table:table-cell>
          <table:table-cell office:value-type="float" office:value="8.0430221557617" calcext:value-type="float">
            <text:p>8,0430221557617</text:p>
          </table:table-cell>
          <table:table-cell office:value-type="float" office:value="2.7339753508568" calcext:value-type="float">
            <text:p>2,7339753508568</text:p>
          </table:table-cell>
          <table:table-cell office:value-type="float" office:value="-31.835381392461" calcext:value-type="float">
            <text:p>-31,83538139246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346</text:p>
          </table:table-cell>
          <table:table-cell office:value-type="float" office:value="10.082197189331" calcext:value-type="float">
            <text:p>10,082197189331</text:p>
          </table:table-cell>
          <table:table-cell office:value-type="float" office:value="0.95850341022015" calcext:value-type="float">
            <text:p>0,95850341022015</text:p>
          </table:table-cell>
          <table:table-cell office:value-type="float" office:value="-142.19332348769" calcext:value-type="float">
            <text:p>-142,1933234876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357</text:p>
          </table:table-cell>
          <table:table-cell office:value-type="float" office:value="0.15277476981282" calcext:value-type="float">
            <text:p>0,15277476981282</text:p>
          </table:table-cell>
          <table:table-cell office:value-type="float" office:value="5.8816468715668" calcext:value-type="float">
            <text:p>5,8816468715668</text:p>
          </table:table-cell>
          <table:table-cell office:value-type="float" office:value="47.097379614593" calcext:value-type="float">
            <text:p>47,09737961459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368</text:p>
          </table:table-cell>
          <table:table-cell office:value-type="float" office:value="-0.59725373983383" calcext:value-type="float">
            <text:p>-0,59725373983383</text:p>
          </table:table-cell>
          <table:table-cell office:value-type="float" office:value="3.8624575734138" calcext:value-type="float">
            <text:p>3,8624575734138</text:p>
          </table:table-cell>
          <table:table-cell office:value-type="float" office:value="-20.340436393288" calcext:value-type="float">
            <text:p>-20,34043639328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379</text:p>
          </table:table-cell>
          <table:table-cell office:value-type="float" office:value="2.5005397200584" calcext:value-type="float">
            <text:p>2,5005397200584</text:p>
          </table:table-cell>
          <table:table-cell office:value-type="float" office:value="3.995001912117" calcext:value-type="float">
            <text:p>3,995001912117</text:p>
          </table:table-cell>
          <table:table-cell office:value-type="float" office:value="-117.19782792839" calcext:value-type="float">
            <text:p>-117,1978279283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390</text:p>
          </table:table-cell>
          <table:table-cell office:value-type="float" office:value="3.1459146738052" calcext:value-type="float">
            <text:p>3,1459146738052</text:p>
          </table:table-cell>
          <table:table-cell office:value-type="float" office:value="1.1689107120037" calcext:value-type="float">
            <text:p>1,1689107120037</text:p>
          </table:table-cell>
          <table:table-cell office:value-type="float" office:value="-126.69305285071" calcext:value-type="float">
            <text:p>-126,693052850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401</text:p>
          </table:table-cell>
          <table:table-cell office:value-type="float" office:value="3.4731835126877" calcext:value-type="float">
            <text:p>3,4731835126877</text:p>
          </table:table-cell>
          <table:table-cell office:value-type="float" office:value="2.4088171124458" calcext:value-type="float">
            <text:p>2,4088171124458</text:p>
          </table:table-cell>
          <table:table-cell office:value-type="float" office:value="-39.341322935311" calcext:value-type="float">
            <text:p>-39,34132293531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412</text:p>
          </table:table-cell>
          <table:table-cell office:value-type="float" office:value="6.7099249362946" calcext:value-type="float">
            <text:p>6,7099249362946</text:p>
          </table:table-cell>
          <table:table-cell office:value-type="float" office:value="0.46852018684149" calcext:value-type="float">
            <text:p>0,46852018684149</text:p>
          </table:table-cell>
          <table:table-cell office:value-type="float" office:value="166.10550728573" calcext:value-type="float">
            <text:p>166,1055072857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423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2.9622727632523" calcext:value-type="float">
            <text:p>2,9622727632523</text:p>
          </table:table-cell>
          <table:table-cell office:value-type="float" office:value="-146.43467155991" calcext:value-type="float">
            <text:p>-146,4346715599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434</text:p>
          </table:table-cell>
          <table:table-cell office:value-type="float" office:value="-0.54327011108398" calcext:value-type="float">
            <text:p>-0,54327011108398</text:p>
          </table:table-cell>
          <table:table-cell office:value-type="float" office:value="8.5114413499832" calcext:value-type="float">
            <text:p>8,5114413499832</text:p>
          </table:table-cell>
          <table:table-cell office:value-type="float" office:value="151.81000976805" calcext:value-type="float">
            <text:p>151,8100097680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445</text:p>
          </table:table-cell>
          <table:table-cell office:value-type="float" office:value="1.6947260499001" calcext:value-type="float">
            <text:p>1,6947260499001</text:p>
          </table:table-cell>
          <table:table-cell office:value-type="float" office:value="5.1640647649765" calcext:value-type="float">
            <text:p>5,1640647649765</text:p>
          </table:table-cell>
          <table:table-cell office:value-type="float" office:value="-101.79184120931" calcext:value-type="float">
            <text:p>-101,7918412093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456</text:p>
          </table:table-cell>
          <table:table-cell office:value-type="float" office:value="1.8063427507877" calcext:value-type="float">
            <text:p>1,8063427507877</text:p>
          </table:table-cell>
          <table:table-cell office:value-type="float" office:value="3.9964336156845" calcext:value-type="float">
            <text:p>3,9964336156845</text:p>
          </table:table-cell>
          <table:table-cell office:value-type="float" office:value="70.773423097696" calcext:value-type="float">
            <text:p>70,77342309769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467</text:p>
          </table:table-cell>
          <table:table-cell office:value-type="float" office:value="2.7653616666794" calcext:value-type="float">
            <text:p>2,7653616666794</text:p>
          </table:table-cell>
          <table:table-cell office:value-type="float" office:value="4.3067389726639" calcext:value-type="float">
            <text:p>4,3067389726639</text:p>
          </table:table-cell>
          <table:table-cell office:value-type="float" office:value="26.733370533415" calcext:value-type="float">
            <text:p>26,7333705334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478</text:p>
          </table:table-cell>
          <table:table-cell office:value-type="float" office:value="4.5026707649231" calcext:value-type="float">
            <text:p>4,5026707649231</text:p>
          </table:table-cell>
          <table:table-cell office:value-type="float" office:value="6.1022144556046" calcext:value-type="float">
            <text:p>6,1022144556046</text:p>
          </table:table-cell>
          <table:table-cell office:value-type="float" office:value="-12.69994875428" calcext:value-type="float">
            <text:p>-12,6999487542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489</text:p>
          </table:table-cell>
          <table:table-cell office:value-type="float" office:value="6.5417927503586" calcext:value-type="float">
            <text:p>6,5417927503586</text:p>
          </table:table-cell>
          <table:table-cell office:value-type="float" office:value="5.7597768306732" calcext:value-type="float">
            <text:p>5,7597768306732</text:p>
          </table:table-cell>
          <table:table-cell office:value-type="float" office:value="-65.099809579788" calcext:value-type="float">
            <text:p>-65,09980957978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500</text:p>
          </table:table-cell>
          <table:table-cell office:value-type="float" office:value="9.6511393785477" calcext:value-type="float">
            <text:p>9,6511393785477</text:p>
          </table:table-cell>
          <table:table-cell office:value-type="float" office:value="9.2449635267258" calcext:value-type="float">
            <text:p>9,2449635267258</text:p>
          </table:table-cell>
          <table:table-cell office:value-type="float" office:value="-43.714437515113" calcext:value-type="float">
            <text:p>-43,7144375151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511</text:p>
          </table:table-cell>
          <table:table-cell office:value-type="float" office:value="-1.5842846035957" calcext:value-type="float">
            <text:p>-1,5842846035957</text:p>
          </table:table-cell>
          <table:table-cell office:value-type="float" office:value="6.2605834007263" calcext:value-type="float">
            <text:p>6,2605834007263</text:p>
          </table:table-cell>
          <table:table-cell office:value-type="float" office:value="-35.326141460686" calcext:value-type="float">
            <text:p>-35,32614146068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522</text:p>
          </table:table-cell>
          <table:table-cell office:value-type="float" office:value="0.47039676457644" calcext:value-type="float">
            <text:p>0,47039676457644</text:p>
          </table:table-cell>
          <table:table-cell office:value-type="float" office:value="5.4704296588898" calcext:value-type="float">
            <text:p>5,4704296588898</text:p>
          </table:table-cell>
          <table:table-cell office:value-type="float" office:value="90.859334939604" calcext:value-type="float">
            <text:p>90,85933493960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533</text:p>
          </table:table-cell>
          <table:table-cell office:value-type="float" office:value="2.4113528430462" calcext:value-type="float">
            <text:p>2,4113528430462</text:p>
          </table:table-cell>
          <table:table-cell office:value-type="float" office:value="5.8523160219193" calcext:value-type="float">
            <text:p>5,8523160219193</text:p>
          </table:table-cell>
          <table:table-cell office:value-type="float" office:value="86.851321967544" calcext:value-type="float">
            <text:p>86,85132196754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544</text:p>
          </table:table-cell>
          <table:table-cell office:value-type="float" office:value="5.1429784297943" calcext:value-type="float">
            <text:p>5,1429784297943</text:p>
          </table:table-cell>
          <table:table-cell office:value-type="float" office:value="6.5327888727188" calcext:value-type="float">
            <text:p>6,5327888727188</text:p>
          </table:table-cell>
          <table:table-cell office:value-type="float" office:value="18.826385782023" calcext:value-type="float">
            <text:p>18,8263857820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555</text:p>
          </table:table-cell>
          <table:table-cell office:value-type="float" office:value="6.4099508523941" calcext:value-type="float">
            <text:p>6,4099508523941</text:p>
          </table:table-cell>
          <table:table-cell office:value-type="float" office:value="6.1639779806137" calcext:value-type="float">
            <text:p>6,1639779806137</text:p>
          </table:table-cell>
          <table:table-cell office:value-type="float" office:value="-28.411780762824" calcext:value-type="float">
            <text:p>-28,41178076282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566</text:p>
          </table:table-cell>
          <table:table-cell office:value-type="float" office:value="4.961744248867" calcext:value-type="float">
            <text:p>4,961744248867</text:p>
          </table:table-cell>
          <table:table-cell office:value-type="float" office:value="7.1651899814606" calcext:value-type="float">
            <text:p>7,1651899814606</text:p>
          </table:table-cell>
          <table:table-cell office:value-type="float" office:value="-146.41291320704" calcext:value-type="float">
            <text:p>-146,4129132070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577</text:p>
          </table:table-cell>
          <table:table-cell office:value-type="float" office:value="9.4098776578903" calcext:value-type="float">
            <text:p>9,4098776578903</text:p>
          </table:table-cell>
          <table:table-cell office:value-type="float" office:value="4.0548649430275" calcext:value-type="float">
            <text:p>4,0548649430275</text:p>
          </table:table-cell>
          <table:table-cell office:value-type="float" office:value="123.60592252889" calcext:value-type="float">
            <text:p>123,6059225288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588</text:p>
          </table:table-cell>
          <table:table-cell office:value-type="float" office:value="0.30926873907447" calcext:value-type="float">
            <text:p>0,30926873907447</text:p>
          </table:table-cell>
          <table:table-cell office:value-type="float" office:value="7.0272934436798" calcext:value-type="float">
            <text:p>7,0272934436798</text:p>
          </table:table-cell>
          <table:table-cell office:value-type="float" office:value="22.366570249485" calcext:value-type="float">
            <text:p>22,36657024948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599</text:p>
          </table:table-cell>
          <table:table-cell office:value-type="float" office:value="1.687977463007" calcext:value-type="float">
            <text:p>1,687977463007</text:p>
          </table:table-cell>
          <table:table-cell office:value-type="float" office:value="7.2374814748764" calcext:value-type="float">
            <text:p>7,2374814748764</text:p>
          </table:table-cell>
          <table:table-cell office:value-type="float" office:value="96.158457409804" calcext:value-type="float">
            <text:p>96,1584574098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610</text:p>
          </table:table-cell>
          <table:table-cell office:value-type="float" office:value="1.3897040486336" calcext:value-type="float">
            <text:p>1,3897040486336</text:p>
          </table:table-cell>
          <table:table-cell office:value-type="float" office:value="8.5630398988724" calcext:value-type="float">
            <text:p>8,5630398988724</text:p>
          </table:table-cell>
          <table:table-cell office:value-type="float" office:value="1.832498012075" calcext:value-type="float">
            <text:p>1,83249801207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621</text:p>
          </table:table-cell>
          <table:table-cell office:value-type="float" office:value="4.1341456770897" calcext:value-type="float">
            <text:p>4,1341456770897</text:p>
          </table:table-cell>
          <table:table-cell office:value-type="float" office:value="8.887597322464" calcext:value-type="float">
            <text:p>8,887597322464</text:p>
          </table:table-cell>
          <table:table-cell office:value-type="float" office:value="70.473644384153" calcext:value-type="float">
            <text:p>70,47364438415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632</text:p>
          </table:table-cell>
          <table:table-cell office:value-type="float" office:value="2.7422195672989" calcext:value-type="float">
            <text:p>2,7422195672989</text:p>
          </table:table-cell>
          <table:table-cell office:value-type="float" office:value="5.7598572969437" calcext:value-type="float">
            <text:p>5,7598572969437</text:p>
          </table:table-cell>
          <table:table-cell office:value-type="float" office:value="74.115797212929" calcext:value-type="float">
            <text:p>74,11579721292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643</text:p>
          </table:table-cell>
          <table:table-cell office:value-type="float" office:value="7.5511515140533" calcext:value-type="float">
            <text:p>7,5511515140533</text:p>
          </table:table-cell>
          <table:table-cell office:value-type="float" office:value="6.0294246673584" calcext:value-type="float">
            <text:p>6,0294246673584</text:p>
          </table:table-cell>
          <table:table-cell office:value-type="float" office:value="77.150089725567" calcext:value-type="float">
            <text:p>77,15008972556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654</text:p>
          </table:table-cell>
          <table:table-cell office:value-type="float" office:value="7.62098133564" calcext:value-type="float">
            <text:p>7,62098133564</text:p>
          </table:table-cell>
          <table:table-cell office:value-type="float" office:value="7.1241104602814" calcext:value-type="float">
            <text:p>7,1241104602814</text:p>
          </table:table-cell>
          <table:table-cell office:value-type="float" office:value="35.880279009509" calcext:value-type="float">
            <text:p>35,88027900950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665</text:p>
          </table:table-cell>
          <table:table-cell office:value-type="float" office:value="4.0516775846481" calcext:value-type="float">
            <text:p>4,0516775846481</text:p>
          </table:table-cell>
          <table:table-cell office:value-type="float" office:value="11.08346581459" calcext:value-type="float">
            <text:p>11,08346581459</text:p>
          </table:table-cell>
          <table:table-cell office:value-type="float" office:value="-148.83012680491" calcext:value-type="float">
            <text:p>-148,8301268049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676</text:p>
          </table:table-cell>
          <table:table-cell office:value-type="float" office:value="0.97344413399696" calcext:value-type="float">
            <text:p>0,97344413399696</text:p>
          </table:table-cell>
          <table:table-cell office:value-type="float" office:value="9.0324866771698" calcext:value-type="float">
            <text:p>9,0324866771698</text:p>
          </table:table-cell>
          <table:table-cell office:value-type="float" office:value="61.735109918436" calcext:value-type="float">
            <text:p>61,73510991843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687</text:p>
          </table:table-cell>
          <table:table-cell office:value-type="float" office:value="4.071701169014" calcext:value-type="float">
            <text:p>4,071701169014</text:p>
          </table:table-cell>
          <table:table-cell office:value-type="float" office:value="7.5982731580734" calcext:value-type="float">
            <text:p>7,5982731580734</text:p>
          </table:table-cell>
          <table:table-cell office:value-type="float" office:value="173.41392207298" calcext:value-type="float">
            <text:p>173,4139220729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698</text:p>
          </table:table-cell>
          <table:table-cell office:value-type="float" office:value="4.3721786141396" calcext:value-type="float">
            <text:p>4,3721786141396</text:p>
          </table:table-cell>
          <table:table-cell office:value-type="float" office:value="11.083605289459" calcext:value-type="float">
            <text:p>11,083605289459</text:p>
          </table:table-cell>
          <table:table-cell office:value-type="float" office:value="-54.439702990708" calcext:value-type="float">
            <text:p>-54,43970299070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709</text:p>
          </table:table-cell>
          <table:table-cell office:value-type="float" office:value="8.1030929088593" calcext:value-type="float">
            <text:p>8,1030929088593</text:p>
          </table:table-cell>
          <table:table-cell office:value-type="float" office:value="10.625350475311" calcext:value-type="float">
            <text:p>10,625350475311</text:p>
          </table:table-cell>
          <table:table-cell office:value-type="float" office:value="169.91410741381" calcext:value-type="float">
            <text:p>169,9141074138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720</text:p>
          </table:table-cell>
          <table:table-cell office:value-type="float" office:value="9.0356862545013" calcext:value-type="float">
            <text:p>9,0356862545013</text:p>
          </table:table-cell>
          <table:table-cell office:value-type="float" office:value="8.1764304637909" calcext:value-type="float">
            <text:p>8,1764304637909</text:p>
          </table:table-cell>
          <table:table-cell office:value-type="float" office:value="144.70320142758" calcext:value-type="float">
            <text:p>144,7032014275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731</text:p>
          </table:table-cell>
          <table:table-cell office:value-type="float" office:value="7.7127683162689" calcext:value-type="float">
            <text:p>7,7127683162689</text:p>
          </table:table-cell>
          <table:table-cell office:value-type="float" office:value="8.3824461698532" calcext:value-type="float">
            <text:p>8,3824461698532</text:p>
          </table:table-cell>
          <table:table-cell office:value-type="float" office:value="47.13892139447" calcext:value-type="float">
            <text:p>47,1389213944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742</text:p>
          </table:table-cell>
          <table:table-cell office:value-type="float" office:value="1.216252297163" calcext:value-type="float">
            <text:p>1,216252297163</text:p>
          </table:table-cell>
          <table:table-cell office:value-type="float" office:value="10.140235424042" calcext:value-type="float">
            <text:p>10,140235424042</text:p>
          </table:table-cell>
          <table:table-cell office:value-type="float" office:value="-77.076518611543" calcext:value-type="float">
            <text:p>-77,07651861154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753</text:p>
          </table:table-cell>
          <table:table-cell office:value-type="float" office:value="-0.87577924132347" calcext:value-type="float">
            <text:p>-0,87577924132347</text:p>
          </table:table-cell>
          <table:table-cell office:value-type="float" office:value="10.286612510681" calcext:value-type="float">
            <text:p>10,286612510681</text:p>
          </table:table-cell>
          <table:table-cell office:value-type="float" office:value="-76.489412101211" calcext:value-type="float">
            <text:p>-76,4894121012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5</text:p>
          </table:table-cell>
          <table:table-cell office:value-type="float" office:value="-0.059778410941362" calcext:value-type="float">
            <text:p>-0,059778410941362</text:p>
          </table:table-cell>
          <table:table-cell office:value-type="float" office:value="-0.58500707149506" calcext:value-type="float">
            <text:p>-0,58500707149506</text:p>
          </table:table-cell>
          <table:table-cell office:value-type="float" office:value="78.966242492579" calcext:value-type="float">
            <text:p>78,96624249257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214</text:p>
          </table:table-cell>
          <table:table-cell office:value-type="float" office:value="0.63633613288403" calcext:value-type="float">
            <text:p>0,63633613288403</text:p>
          </table:table-cell>
          <table:table-cell office:value-type="float" office:value="2.1811489760876" calcext:value-type="float">
            <text:p>2,1811489760876</text:p>
          </table:table-cell>
          <table:table-cell office:value-type="float" office:value="-149.49132378694" calcext:value-type="float">
            <text:p>-149,4913237869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225</text:p>
          </table:table-cell>
          <table:table-cell office:value-type="float" office:value="1.8938049674034" calcext:value-type="float">
            <text:p>1,8938049674034</text:p>
          </table:table-cell>
          <table:table-cell office:value-type="float" office:value="-0.58501433581114" calcext:value-type="float">
            <text:p>-0,58501433581114</text:p>
          </table:table-cell>
          <table:table-cell office:value-type="float" office:value="62.31720052707" calcext:value-type="float">
            <text:p>62,3172005270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236</text:p>
          </table:table-cell>
          <table:table-cell office:value-type="float" office:value="2.9841727018356" calcext:value-type="float">
            <text:p>2,9841727018356</text:p>
          </table:table-cell>
          <table:table-cell office:value-type="float" office:value="0.016068347031251" calcext:value-type="float">
            <text:p>0,016068347031251</text:p>
          </table:table-cell>
          <table:table-cell office:value-type="float" office:value="173.63074023253" calcext:value-type="float">
            <text:p>173,6307402325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247</text:p>
          </table:table-cell>
          <table:table-cell office:value-type="float" office:value="4.5158511400223" calcext:value-type="float">
            <text:p>4,5158511400223</text:p>
          </table:table-cell>
          <table:table-cell office:value-type="float" office:value="-0.11226731352508" calcext:value-type="float">
            <text:p>-0,11226731352508</text:p>
          </table:table-cell>
          <table:table-cell office:value-type="float" office:value="33.589423082437" calcext:value-type="float">
            <text:p>33,58942308243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258</text:p>
          </table:table-cell>
          <table:table-cell office:value-type="float" office:value="6.3410937786102" calcext:value-type="float">
            <text:p>6,3410937786102</text:p>
          </table:table-cell>
          <table:table-cell office:value-type="float" office:value="-0.086257560178638" calcext:value-type="float">
            <text:p>-0,086257560178638</text:p>
          </table:table-cell>
          <table:table-cell office:value-type="float" office:value="13.865458262954" calcext:value-type="float">
            <text:p>13,86545826295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269</text:p>
          </table:table-cell>
          <table:table-cell office:value-type="float" office:value="5.4920470714569" calcext:value-type="float">
            <text:p>5,4920470714569</text:p>
          </table:table-cell>
          <table:table-cell office:value-type="float" office:value="-0.58500714600086" calcext:value-type="float">
            <text:p>-0,58500714600086</text:p>
          </table:table-cell>
          <table:table-cell office:value-type="float" office:value="55.661577327996" calcext:value-type="float">
            <text:p>55,6615773279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280</text:p>
          </table:table-cell>
          <table:table-cell office:value-type="float" office:value="-0.73687918484211" calcext:value-type="float">
            <text:p>-0,73687918484211</text:p>
          </table:table-cell>
          <table:table-cell office:value-type="float" office:value="2.5213843584061" calcext:value-type="float">
            <text:p>2,5213843584061</text:p>
          </table:table-cell>
          <table:table-cell office:value-type="float" office:value="18.852136696979" calcext:value-type="float">
            <text:p>18,8521366969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291</text:p>
          </table:table-cell>
          <table:table-cell office:value-type="float" office:value="1.2039692699909" calcext:value-type="float">
            <text:p>1,2039692699909</text:p>
          </table:table-cell>
          <table:table-cell office:value-type="float" office:value="0.86038149893284" calcext:value-type="float">
            <text:p>0,86038149893284</text:p>
          </table:table-cell>
          <table:table-cell office:value-type="float" office:value="99.861990114686" calcext:value-type="float">
            <text:p>99,86199011468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302</text:p>
          </table:table-cell>
          <table:table-cell office:value-type="float" office:value="2.1382816135883" calcext:value-type="float">
            <text:p>2,1382816135883</text:p>
          </table:table-cell>
          <table:table-cell office:value-type="float" office:value="-0.36331418901682" calcext:value-type="float">
            <text:p>-0,36331418901682</text:p>
          </table:table-cell>
          <table:table-cell office:value-type="float" office:value="56.489747800645" calcext:value-type="float">
            <text:p>56,48974780064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313</text:p>
          </table:table-cell>
          <table:table-cell office:value-type="float" office:value="4.6434205770493" calcext:value-type="float">
            <text:p>4,6434205770493</text:p>
          </table:table-cell>
          <table:table-cell office:value-type="float" office:value="3.2048252224922" calcext:value-type="float">
            <text:p>3,2048252224922</text:p>
          </table:table-cell>
          <table:table-cell office:value-type="float" office:value="-130.98864646474" calcext:value-type="float">
            <text:p>-130,9886464647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324</text:p>
          </table:table-cell>
          <table:table-cell office:value-type="float" office:value="4.9129438400269" calcext:value-type="float">
            <text:p>4,9129438400269</text:p>
          </table:table-cell>
          <table:table-cell office:value-type="float" office:value="3.5122591257095" calcext:value-type="float">
            <text:p>3,5122591257095</text:p>
          </table:table-cell>
          <table:table-cell office:value-type="float" office:value="66.056165725562" calcext:value-type="float">
            <text:p>66,05616572556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335</text:p>
          </table:table-cell>
          <table:table-cell office:value-type="float" office:value="7.7844709157944" calcext:value-type="float">
            <text:p>7,7844709157944</text:p>
          </table:table-cell>
          <table:table-cell office:value-type="float" office:value="2.7865645289421" calcext:value-type="float">
            <text:p>2,7865645289421</text:p>
          </table:table-cell>
          <table:table-cell office:value-type="float" office:value="-7.8431609899375" calcext:value-type="float">
            <text:p>-7,843160989937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346</text:p>
          </table:table-cell>
          <table:table-cell office:value-type="float" office:value="10.085026025772" calcext:value-type="float">
            <text:p>10,085026025772</text:p>
          </table:table-cell>
          <table:table-cell office:value-type="float" office:value="1.17242179811" calcext:value-type="float">
            <text:p>1,17242179811</text:p>
          </table:table-cell>
          <table:table-cell office:value-type="float" office:value="-146.880813465" calcext:value-type="float">
            <text:p>-146,8808134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357</text:p>
          </table:table-cell>
          <table:table-cell office:value-type="float" office:value="0.27244528755546" calcext:value-type="float">
            <text:p>0,27244528755546</text:p>
          </table:table-cell>
          <table:table-cell office:value-type="float" office:value="5.7253897190094" calcext:value-type="float">
            <text:p>5,7253897190094</text:p>
          </table:table-cell>
          <table:table-cell office:value-type="float" office:value="133.60176724233" calcext:value-type="float">
            <text:p>133,6017672423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368</text:p>
          </table:table-cell>
          <table:table-cell office:value-type="float" office:value="-0.94767816364765" calcext:value-type="float">
            <text:p>-0,94767816364765</text:p>
          </table:table-cell>
          <table:table-cell office:value-type="float" office:value="3.9050179719925" calcext:value-type="float">
            <text:p>3,9050179719925</text:p>
          </table:table-cell>
          <table:table-cell office:value-type="float" office:value="-1.3679552135194" calcext:value-type="float">
            <text:p>-1,367955213519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379</text:p>
          </table:table-cell>
          <table:table-cell office:value-type="float" office:value="2.6736658811569" calcext:value-type="float">
            <text:p>2,6736658811569</text:p>
          </table:table-cell>
          <table:table-cell office:value-type="float" office:value="3.8660109043121" calcext:value-type="float">
            <text:p>3,8660109043121</text:p>
          </table:table-cell>
          <table:table-cell office:value-type="float" office:value="149.92429040799" calcext:value-type="float">
            <text:p>149,924290407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390</text:p>
          </table:table-cell>
          <table:table-cell office:value-type="float" office:value="3.238417506218" calcext:value-type="float">
            <text:p>3,238417506218</text:p>
          </table:table-cell>
          <table:table-cell office:value-type="float" office:value="1.3362643122673" calcext:value-type="float">
            <text:p>1,3362643122673</text:p>
          </table:table-cell>
          <table:table-cell office:value-type="float" office:value="-124.98757793645" calcext:value-type="float">
            <text:p>-124,987577936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401</text:p>
          </table:table-cell>
          <table:table-cell office:value-type="float" office:value="3.3796736598015" calcext:value-type="float">
            <text:p>3,3796736598015</text:p>
          </table:table-cell>
          <table:table-cell office:value-type="float" office:value="2.4752894043922" calcext:value-type="float">
            <text:p>2,4752894043922</text:p>
          </table:table-cell>
          <table:table-cell office:value-type="float" office:value="-36.180908512917" calcext:value-type="float">
            <text:p>-36,1809085129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412</text:p>
          </table:table-cell>
          <table:table-cell office:value-type="float" office:value="6.7991268634796" calcext:value-type="float">
            <text:p>6,7991268634796</text:p>
          </table:table-cell>
          <table:table-cell office:value-type="float" office:value="0.67312724888325" calcext:value-type="float">
            <text:p>0,67312724888325</text:p>
          </table:table-cell>
          <table:table-cell office:value-type="float" office:value="-103.94792040442" calcext:value-type="float">
            <text:p>-103,9479204044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423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3.2156705856323" calcext:value-type="float">
            <text:p>3,2156705856323</text:p>
          </table:table-cell>
          <table:table-cell office:value-type="float" office:value="-154.93833335342" calcext:value-type="float">
            <text:p>-154,9383333534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434</text:p>
          </table:table-cell>
          <table:table-cell office:value-type="float" office:value="-0.35863999277353" calcext:value-type="float">
            <text:p>-0,35863999277353</text:p>
          </table:table-cell>
          <table:table-cell office:value-type="float" office:value="8.2942235469818" calcext:value-type="float">
            <text:p>8,2942235469818</text:p>
          </table:table-cell>
          <table:table-cell office:value-type="float" office:value="125.88120114272" calcext:value-type="float">
            <text:p>125,8812011427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445</text:p>
          </table:table-cell>
          <table:table-cell office:value-type="float" office:value="1.7809493839741" calcext:value-type="float">
            <text:p>1,7809493839741</text:p>
          </table:table-cell>
          <table:table-cell office:value-type="float" office:value="5.5399662256241" calcext:value-type="float">
            <text:p>5,5399662256241</text:p>
          </table:table-cell>
          <table:table-cell office:value-type="float" office:value="-107.17349371333" calcext:value-type="float">
            <text:p>-107,1734937133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456</text:p>
          </table:table-cell>
          <table:table-cell office:value-type="float" office:value="1.5879595279694" calcext:value-type="float">
            <text:p>1,5879595279694</text:p>
          </table:table-cell>
          <table:table-cell office:value-type="float" office:value="4.0392318367958" calcext:value-type="float">
            <text:p>4,0392318367958</text:p>
          </table:table-cell>
          <table:table-cell office:value-type="float" office:value="-19.933207019879" calcext:value-type="float">
            <text:p>-19,9332070198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467</text:p>
          </table:table-cell>
          <table:table-cell office:value-type="float" office:value="2.8875890374184" calcext:value-type="float">
            <text:p>2,8875890374184</text:p>
          </table:table-cell>
          <table:table-cell office:value-type="float" office:value="4.1436749696732" calcext:value-type="float">
            <text:p>4,1436749696732</text:p>
          </table:table-cell>
          <table:table-cell office:value-type="float" office:value="118.92299743215" calcext:value-type="float">
            <text:p>118,922997432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478</text:p>
          </table:table-cell>
          <table:table-cell office:value-type="float" office:value="4.1441208124161" calcext:value-type="float">
            <text:p>4,1441208124161</text:p>
          </table:table-cell>
          <table:table-cell office:value-type="float" office:value="6.2405610084534" calcext:value-type="float">
            <text:p>6,2405610084534</text:p>
          </table:table-cell>
          <table:table-cell office:value-type="float" office:value="-19.730633611132" calcext:value-type="float">
            <text:p>-19,73063361113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489</text:p>
          </table:table-cell>
          <table:table-cell office:value-type="float" office:value="6.720165014267" calcext:value-type="float">
            <text:p>6,720165014267</text:p>
          </table:table-cell>
          <table:table-cell office:value-type="float" office:value="5.9027349948883" calcext:value-type="float">
            <text:p>5,9027349948883</text:p>
          </table:table-cell>
          <table:table-cell office:value-type="float" office:value="-144.23297772742" calcext:value-type="float">
            <text:p>-144,2329777274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500</text:p>
          </table:table-cell>
          <table:table-cell office:value-type="float" office:value="9.3415021896362" calcext:value-type="float">
            <text:p>9,3415021896362</text:p>
          </table:table-cell>
          <table:table-cell office:value-type="float" office:value="9.3400919437408" calcext:value-type="float">
            <text:p>9,3400919437408</text:p>
          </table:table-cell>
          <table:table-cell office:value-type="float" office:value="-10.125263006824" calcext:value-type="float">
            <text:p>-10,12526300682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511</text:p>
          </table:table-cell>
          <table:table-cell office:value-type="float" office:value="-1.5791302919388" calcext:value-type="float">
            <text:p>-1,5791302919388</text:p>
          </table:table-cell>
          <table:table-cell office:value-type="float" office:value="6.4705765247345" calcext:value-type="float">
            <text:p>6,4705765247345</text:p>
          </table:table-cell>
          <table:table-cell office:value-type="float" office:value="-46.6878421747" calcext:value-type="float">
            <text:p>-46,687842174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522</text:p>
          </table:table-cell>
          <table:table-cell office:value-type="float" office:value="0.26650682091713" calcext:value-type="float">
            <text:p>0,26650682091713</text:p>
          </table:table-cell>
          <table:table-cell office:value-type="float" office:value="5.3816378116608" calcext:value-type="float">
            <text:p>5,3816378116608</text:p>
          </table:table-cell>
          <table:table-cell office:value-type="float" office:value="10.680313702602" calcext:value-type="float">
            <text:p>10,68031370260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533</text:p>
          </table:table-cell>
          <table:table-cell office:value-type="float" office:value="2.3171444237232" calcext:value-type="float">
            <text:p>2,3171444237232</text:p>
          </table:table-cell>
          <table:table-cell office:value-type="float" office:value="5.7061952352524" calcext:value-type="float">
            <text:p>5,7061952352524</text:p>
          </table:table-cell>
          <table:table-cell office:value-type="float" office:value="40.650374190823" calcext:value-type="float">
            <text:p>40,65037419082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544</text:p>
          </table:table-cell>
          <table:table-cell office:value-type="float" office:value="5.0763863325119" calcext:value-type="float">
            <text:p>5,0763863325119</text:p>
          </table:table-cell>
          <table:table-cell office:value-type="float" office:value="6.2832909822464" calcext:value-type="float">
            <text:p>6,2832909822464</text:p>
          </table:table-cell>
          <table:table-cell office:value-type="float" office:value="85.064184893468" calcext:value-type="float">
            <text:p>85,06418489346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555</text:p>
          </table:table-cell>
          <table:table-cell office:value-type="float" office:value="6.2709754705429" calcext:value-type="float">
            <text:p>6,2709754705429</text:p>
          </table:table-cell>
          <table:table-cell office:value-type="float" office:value="5.9866088628769" calcext:value-type="float">
            <text:p>5,9866088628769</text:p>
          </table:table-cell>
          <table:table-cell office:value-type="float" office:value="61.701112492069" calcext:value-type="float">
            <text:p>61,70111249206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566</text:p>
          </table:table-cell>
          <table:table-cell office:value-type="float" office:value="5.3123325109482" calcext:value-type="float">
            <text:p>5,3123325109482</text:p>
          </table:table-cell>
          <table:table-cell office:value-type="float" office:value="7.3276078701019" calcext:value-type="float">
            <text:p>7,3276078701019</text:p>
          </table:table-cell>
          <table:table-cell office:value-type="float" office:value="-153.29108116733" calcext:value-type="float">
            <text:p>-153,2910811673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577</text:p>
          </table:table-cell>
          <table:table-cell office:value-type="float" office:value="9.439811706543" calcext:value-type="float">
            <text:p>9,439811706543</text:p>
          </table:table-cell>
          <table:table-cell office:value-type="float" office:value="3.7365326285362" calcext:value-type="float">
            <text:p>3,7365326285362</text:p>
          </table:table-cell>
          <table:table-cell office:value-type="float" office:value="88.198098407429" calcext:value-type="float">
            <text:p>88,19809840742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588</text:p>
          </table:table-cell>
          <table:table-cell office:value-type="float" office:value="0.0014041566464584" calcext:value-type="float">
            <text:p>0,0014041566464584</text:p>
          </table:table-cell>
          <table:table-cell office:value-type="float" office:value="7.027702331543" calcext:value-type="float">
            <text:p>7,027702331543</text:p>
          </table:table-cell>
          <table:table-cell office:value-type="float" office:value="-5.668155137141" calcext:value-type="float">
            <text:p>-5,6681551371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599</text:p>
          </table:table-cell>
          <table:table-cell office:value-type="float" office:value="1.6863994300365" calcext:value-type="float">
            <text:p>1,6863994300365</text:p>
          </table:table-cell>
          <table:table-cell office:value-type="float" office:value="7.0935994386673" calcext:value-type="float">
            <text:p>7,0935994386673</text:p>
          </table:table-cell>
          <table:table-cell office:value-type="float" office:value="90.246718400603" calcext:value-type="float">
            <text:p>90,24671840060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610</text:p>
          </table:table-cell>
          <table:table-cell office:value-type="float" office:value="1.2540064752102" calcext:value-type="float">
            <text:p>1,2540064752102</text:p>
          </table:table-cell>
          <table:table-cell office:value-type="float" office:value="8.7244349718094" calcext:value-type="float">
            <text:p>8,7244349718094</text:p>
          </table:table-cell>
          <table:table-cell office:value-type="float" office:value="-67.792890937465" calcext:value-type="float">
            <text:p>-67,79289093746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621</text:p>
          </table:table-cell>
          <table:table-cell office:value-type="float" office:value="4.2269524931908" calcext:value-type="float">
            <text:p>4,2269524931908</text:p>
          </table:table-cell>
          <table:table-cell office:value-type="float" office:value="8.6508989334106" calcext:value-type="float">
            <text:p>8,6508989334106</text:p>
          </table:table-cell>
          <table:table-cell office:value-type="float" office:value="118.06302313592" calcext:value-type="float">
            <text:p>118,063023135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632</text:p>
          </table:table-cell>
          <table:table-cell office:value-type="float" office:value="2.6393055915833" calcext:value-type="float">
            <text:p>2,6393055915833</text:p>
          </table:table-cell>
          <table:table-cell office:value-type="float" office:value="5.6052881479263" calcext:value-type="float">
            <text:p>5,6052881479263</text:p>
          </table:table-cell>
          <table:table-cell office:value-type="float" office:value="34.515974248291" calcext:value-type="float">
            <text:p>34,51597424829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643</text:p>
          </table:table-cell>
          <table:table-cell office:value-type="float" office:value="7.4622148275375" calcext:value-type="float">
            <text:p>7,4622148275375</text:p>
          </table:table-cell>
          <table:table-cell office:value-type="float" office:value="5.7263445854187" calcext:value-type="float">
            <text:p>5,7263445854187</text:p>
          </table:table-cell>
          <table:table-cell office:value-type="float" office:value="70.057720895026" calcext:value-type="float">
            <text:p>70,05772089502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654</text:p>
          </table:table-cell>
          <table:table-cell office:value-type="float" office:value="7.2977691888809" calcext:value-type="float">
            <text:p>7,2977691888809</text:p>
          </table:table-cell>
          <table:table-cell office:value-type="float" office:value="6.891850233078" calcext:value-type="float">
            <text:p>6,891850233078</text:p>
          </table:table-cell>
          <table:table-cell office:value-type="float" office:value="35.922053133606" calcext:value-type="float">
            <text:p>35,92205313360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665</text:p>
          </table:table-cell>
          <table:table-cell office:value-type="float" office:value="4.0934586524963" calcext:value-type="float">
            <text:p>4,0934586524963</text:p>
          </table:table-cell>
          <table:table-cell office:value-type="float" office:value="11.078091859818" calcext:value-type="float">
            <text:p>11,078091859818</text:p>
          </table:table-cell>
          <table:table-cell office:value-type="float" office:value="-146.56405995606" calcext:value-type="float">
            <text:p>-146,5640599560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676</text:p>
          </table:table-cell>
          <table:table-cell office:value-type="float" office:value="0.7560171931982" calcext:value-type="float">
            <text:p>0,7560171931982</text:p>
          </table:table-cell>
          <table:table-cell office:value-type="float" office:value="9.0627479553223" calcext:value-type="float">
            <text:p>9,0627479553223</text:p>
          </table:table-cell>
          <table:table-cell office:value-type="float" office:value="-21.58701609654" calcext:value-type="float">
            <text:p>-21,5870160965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687</text:p>
          </table:table-cell>
          <table:table-cell office:value-type="float" office:value="4.4671756029129" calcext:value-type="float">
            <text:p>4,4671756029129</text:p>
          </table:table-cell>
          <table:table-cell office:value-type="float" office:value="7.5518715381622" calcext:value-type="float">
            <text:p>7,5518715381622</text:p>
          </table:table-cell>
          <table:table-cell office:value-type="float" office:value="173.39236872971" calcext:value-type="float">
            <text:p>173,3923687297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698</text:p>
          </table:table-cell>
          <table:table-cell office:value-type="float" office:value="4.422165453434" calcext:value-type="float">
            <text:p>4,422165453434</text:p>
          </table:table-cell>
          <table:table-cell office:value-type="float" office:value="11.083382368088" calcext:value-type="float">
            <text:p>11,083382368088</text:p>
          </table:table-cell>
          <table:table-cell office:value-type="float" office:value="-54.833697285622" calcext:value-type="float">
            <text:p>-54,8336972856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709</text:p>
          </table:table-cell>
          <table:table-cell office:value-type="float" office:value="8.2733428478241" calcext:value-type="float">
            <text:p>8,2733428478241</text:p>
          </table:table-cell>
          <table:table-cell office:value-type="float" office:value="10.658559799194" calcext:value-type="float">
            <text:p>10,658559799194</text:p>
          </table:table-cell>
          <table:table-cell office:value-type="float" office:value="-173.25334488207" calcext:value-type="float">
            <text:p>-173,2533448820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720</text:p>
          </table:table-cell>
          <table:table-cell office:value-type="float" office:value="9.2902553081512" calcext:value-type="float">
            <text:p>9,2902553081512</text:p>
          </table:table-cell>
          <table:table-cell office:value-type="float" office:value="8.194078207016" calcext:value-type="float">
            <text:p>8,194078207016</text:p>
          </table:table-cell>
          <table:table-cell office:value-type="float" office:value="-169.69558084087" calcext:value-type="float">
            <text:p>-169,6955808408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731</text:p>
          </table:table-cell>
          <table:table-cell office:value-type="float" office:value="7.5758898258209" calcext:value-type="float">
            <text:p>7,5758898258209</text:p>
          </table:table-cell>
          <table:table-cell office:value-type="float" office:value="8.1641310453415" calcext:value-type="float">
            <text:p>8,1641310453415</text:p>
          </table:table-cell>
          <table:table-cell office:value-type="float" office:value="59.840780154915" calcext:value-type="float">
            <text:p>59,8407801549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742</text:p>
          </table:table-cell>
          <table:table-cell office:value-type="float" office:value="1.0521737486124" calcext:value-type="float">
            <text:p>1,0521737486124</text:p>
          </table:table-cell>
          <table:table-cell office:value-type="float" office:value="10.483335256577" calcext:value-type="float">
            <text:p>10,483335256577</text:p>
          </table:table-cell>
          <table:table-cell office:value-type="float" office:value="-66.667941725178" calcext:value-type="float">
            <text:p>-66,66794172517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753</text:p>
          </table:table-cell>
          <table:table-cell office:value-type="float" office:value="-0.67360185086727" calcext:value-type="float">
            <text:p>-0,67360185086727</text:p>
          </table:table-cell>
          <table:table-cell office:value-type="float" office:value="10.489518642426" calcext:value-type="float">
            <text:p>10,489518642426</text:p>
          </table:table-cell>
          <table:table-cell office:value-type="float" office:value="-95.981985140758" calcext:value-type="float">
            <text:p>-95,98198514075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5</text:p>
          </table:table-cell>
          <table:table-cell office:value-type="float" office:value="-0.26684382930398" calcext:value-type="float">
            <text:p>-0,26684382930398</text:p>
          </table:table-cell>
          <table:table-cell office:value-type="float" office:value="-0.58502655476332" calcext:value-type="float">
            <text:p>-0,58502655476332</text:p>
          </table:table-cell>
          <table:table-cell office:value-type="float" office:value="47.166071499989" calcext:value-type="float">
            <text:p>47,16607149998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214</text:p>
          </table:table-cell>
          <table:table-cell office:value-type="float" office:value="0.89323624968529" calcext:value-type="float">
            <text:p>0,89323624968529</text:p>
          </table:table-cell>
          <table:table-cell office:value-type="float" office:value="2.3577873408794" calcext:value-type="float">
            <text:p>2,3577873408794</text:p>
          </table:table-cell>
          <table:table-cell office:value-type="float" office:value="-143.82023872084" calcext:value-type="float">
            <text:p>-143,8202387208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225</text:p>
          </table:table-cell>
          <table:table-cell office:value-type="float" office:value="1.9652089476585" calcext:value-type="float">
            <text:p>1,9652089476585</text:p>
          </table:table-cell>
          <table:table-cell office:value-type="float" office:value="-0.5850101262331" calcext:value-type="float">
            <text:p>-0,5850101262331</text:p>
          </table:table-cell>
          <table:table-cell office:value-type="float" office:value="94.474351330168" calcext:value-type="float">
            <text:p>94,47435133016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236</text:p>
          </table:table-cell>
          <table:table-cell office:value-type="float" office:value="3.0263662338257" calcext:value-type="float">
            <text:p>3,0263662338257</text:p>
          </table:table-cell>
          <table:table-cell office:value-type="float" office:value="-0.24117099121213" calcext:value-type="float">
            <text:p>-0,24117099121213</text:p>
          </table:table-cell>
          <table:table-cell office:value-type="float" office:value="98.490701359548" calcext:value-type="float">
            <text:p>98,49070135954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247</text:p>
          </table:table-cell>
          <table:table-cell office:value-type="float" office:value="4.4480299949646" calcext:value-type="float">
            <text:p>4,4480299949646</text:p>
          </table:table-cell>
          <table:table-cell office:value-type="float" office:value="-0.34721232950687" calcext:value-type="float">
            <text:p>-0,34721232950687</text:p>
          </table:table-cell>
          <table:table-cell office:value-type="float" office:value="79.92045287114" calcext:value-type="float">
            <text:p>79,9204528711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258</text:p>
          </table:table-cell>
          <table:table-cell office:value-type="float" office:value="6.2574219703674" calcext:value-type="float">
            <text:p>6,2574219703674</text:p>
          </table:table-cell>
          <table:table-cell office:value-type="float" office:value="0.11987591162324" calcext:value-type="float">
            <text:p>0,11987591162324</text:p>
          </table:table-cell>
          <table:table-cell office:value-type="float" office:value="-76.959888646557" calcext:value-type="float">
            <text:p>-76,9598886465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269</text:p>
          </table:table-cell>
          <table:table-cell office:value-type="float" office:value="5.1871973276138" calcext:value-type="float">
            <text:p>5,1871973276138</text:p>
          </table:table-cell>
          <table:table-cell office:value-type="float" office:value="-0.58502621948719" calcext:value-type="float">
            <text:p>-0,58502621948719</text:p>
          </table:table-cell>
          <table:table-cell office:value-type="float" office:value="55.842440219442" calcext:value-type="float">
            <text:p>55,8424402194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280</text:p>
          </table:table-cell>
          <table:table-cell office:value-type="float" office:value="-1.1137373745441" calcext:value-type="float">
            <text:p>-1,1137373745441</text:p>
          </table:table-cell>
          <table:table-cell office:value-type="float" office:value="2.3933836817741" calcext:value-type="float">
            <text:p>2,3933836817741</text:p>
          </table:table-cell>
          <table:table-cell office:value-type="float" office:value="18.944283389741" calcext:value-type="float">
            <text:p>18,9442833897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291</text:p>
          </table:table-cell>
          <table:table-cell office:value-type="float" office:value="1.4086891710758" calcext:value-type="float">
            <text:p>1,4086891710758</text:p>
          </table:table-cell>
          <table:table-cell office:value-type="float" office:value="0.69914981722832" calcext:value-type="float">
            <text:p>0,69914981722832</text:p>
          </table:table-cell>
          <table:table-cell office:value-type="float" office:value="140.63333705732" calcext:value-type="float">
            <text:p>140,6333370573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302</text:p>
          </table:table-cell>
          <table:table-cell office:value-type="float" office:value="2.3084425926208" calcext:value-type="float">
            <text:p>2,3084425926208</text:p>
          </table:table-cell>
          <table:table-cell office:value-type="float" office:value="-0.49794916063547" calcext:value-type="float">
            <text:p>-0,49794916063547</text:p>
          </table:table-cell>
          <table:table-cell office:value-type="float" office:value="142.29284881786" calcext:value-type="float">
            <text:p>142,2928488178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313</text:p>
          </table:table-cell>
          <table:table-cell office:value-type="float" office:value="4.8274880647659" calcext:value-type="float">
            <text:p>4,8274880647659</text:p>
          </table:table-cell>
          <table:table-cell office:value-type="float" office:value="3.0783605575562" calcext:value-type="float">
            <text:p>3,0783605575562</text:p>
          </table:table-cell>
          <table:table-cell office:value-type="float" office:value="137.48844869577" calcext:value-type="float">
            <text:p>137,4884486957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324</text:p>
          </table:table-cell>
          <table:table-cell office:value-type="float" office:value="5.1069962978363" calcext:value-type="float">
            <text:p>5,1069962978363</text:p>
          </table:table-cell>
          <table:table-cell office:value-type="float" office:value="3.3986479043961" calcext:value-type="float">
            <text:p>3,3986479043961</text:p>
          </table:table-cell>
          <table:table-cell office:value-type="float" office:value="157.38338725582" calcext:value-type="float">
            <text:p>157,3833872558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335</text:p>
          </table:table-cell>
          <table:table-cell office:value-type="float" office:value="7.5268357992172" calcext:value-type="float">
            <text:p>7,5268357992172</text:p>
          </table:table-cell>
          <table:table-cell office:value-type="float" office:value="2.7292293310165" calcext:value-type="float">
            <text:p>2,7292293310165</text:p>
          </table:table-cell>
          <table:table-cell office:value-type="float" office:value="16.2352522847" calcext:value-type="float">
            <text:p>16,235252284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346</text:p>
          </table:table-cell>
          <table:table-cell office:value-type="float" office:value="10.085029602051" calcext:value-type="float">
            <text:p>10,085029602051</text:p>
          </table:table-cell>
          <table:table-cell office:value-type="float" office:value="1.4352187514305" calcext:value-type="float">
            <text:p>1,4352187514305</text:p>
          </table:table-cell>
          <table:table-cell office:value-type="float" office:value="-146.59380001627" calcext:value-type="float">
            <text:p>-146,5938000162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357</text:p>
          </table:table-cell>
          <table:table-cell office:value-type="float" office:value="0.45891769230366" calcext:value-type="float">
            <text:p>0,45891769230366</text:p>
          </table:table-cell>
          <table:table-cell office:value-type="float" office:value="5.8534532785416" calcext:value-type="float">
            <text:p>5,8534532785416</text:p>
          </table:table-cell>
          <table:table-cell office:value-type="float" office:value="-136.65314388883" calcext:value-type="float">
            <text:p>-136,653143888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368</text:p>
          </table:table-cell>
          <table:table-cell office:value-type="float" office:value="-1.2740150094032" calcext:value-type="float">
            <text:p>-1,2740150094032</text:p>
          </table:table-cell>
          <table:table-cell office:value-type="float" office:value="3.8457828760147" calcext:value-type="float">
            <text:p>3,8457828760147</text:p>
          </table:table-cell>
          <table:table-cell office:value-type="float" office:value="11.631876040416" calcext:value-type="float">
            <text:p>11,63187604041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379</text:p>
          </table:table-cell>
          <table:table-cell office:value-type="float" office:value="2.7524250745773" calcext:value-type="float">
            <text:p>2,7524250745773</text:p>
          </table:table-cell>
          <table:table-cell office:value-type="float" office:value="3.6724033951759" calcext:value-type="float">
            <text:p>3,6724033951759</text:p>
          </table:table-cell>
          <table:table-cell office:value-type="float" office:value="132.94256568714" calcext:value-type="float">
            <text:p>132,942565687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390</text:p>
          </table:table-cell>
          <table:table-cell office:value-type="float" office:value="3.3614641427994" calcext:value-type="float">
            <text:p>3,3614641427994</text:p>
          </table:table-cell>
          <table:table-cell office:value-type="float" office:value="1.4281490445137" calcext:value-type="float">
            <text:p>1,4281490445137</text:p>
          </table:table-cell>
          <table:table-cell office:value-type="float" office:value="-141.75543663608" calcext:value-type="float">
            <text:p>-141,7554366360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401</text:p>
          </table:table-cell>
          <table:table-cell office:value-type="float" office:value="3.1636971235275" calcext:value-type="float">
            <text:p>3,1636971235275</text:p>
          </table:table-cell>
          <table:table-cell office:value-type="float" office:value="2.497486770153" calcext:value-type="float">
            <text:p>2,497486770153</text:p>
          </table:table-cell>
          <table:table-cell office:value-type="float" office:value="-7.005367024689" calcext:value-type="float">
            <text:p>-7,00536702468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412</text:p>
          </table:table-cell>
          <table:table-cell office:value-type="float" office:value="6.5933549404144" calcext:value-type="float">
            <text:p>6,5933549404144</text:p>
          </table:table-cell>
          <table:table-cell office:value-type="float" office:value="0.75664527714252" calcext:value-type="float">
            <text:p>0,75664527714252</text:p>
          </table:table-cell>
          <table:table-cell office:value-type="float" office:value="-13.220069229982" calcext:value-type="float">
            <text:p>-13,22006922998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423</text:p>
          </table:table-cell>
          <table:table-cell office:value-type="float" office:value="10.085034370422" calcext:value-type="float">
            <text:p>10,085034370422</text:p>
          </table:table-cell>
          <table:table-cell office:value-type="float" office:value="3.5970786213875" calcext:value-type="float">
            <text:p>3,5970786213875</text:p>
          </table:table-cell>
          <table:table-cell office:value-type="float" office:value="-148.25437782676" calcext:value-type="float">
            <text:p>-148,254377826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434</text:p>
          </table:table-cell>
          <table:table-cell office:value-type="float" office:value="-0.27738276869059" calcext:value-type="float">
            <text:p>-0,27738276869059</text:p>
          </table:table-cell>
          <table:table-cell office:value-type="float" office:value="8.0280447006226" calcext:value-type="float">
            <text:p>8,0280447006226</text:p>
          </table:table-cell>
          <table:table-cell office:value-type="float" office:value="103.28133850341" calcext:value-type="float">
            <text:p>103,2813385034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445</text:p>
          </table:table-cell>
          <table:table-cell office:value-type="float" office:value="1.9697377085686" calcext:value-type="float">
            <text:p>1,9697377085686</text:p>
          </table:table-cell>
          <table:table-cell office:value-type="float" office:value="5.5725598335266" calcext:value-type="float">
            <text:p>5,5725598335266</text:p>
          </table:table-cell>
          <table:table-cell office:value-type="float" office:value="-168.6572208526" calcext:value-type="float">
            <text:p>-168,657220852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456</text:p>
          </table:table-cell>
          <table:table-cell office:value-type="float" office:value="1.5657052397728" calcext:value-type="float">
            <text:p>1,5657052397728</text:p>
          </table:table-cell>
          <table:table-cell office:value-type="float" office:value="4.3255084753036" calcext:value-type="float">
            <text:p>4,3255084753036</text:p>
          </table:table-cell>
          <table:table-cell office:value-type="float" office:value="-82.393032730005" calcext:value-type="float">
            <text:p>-82,3930327300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467</text:p>
          </table:table-cell>
          <table:table-cell office:value-type="float" office:value="3.0820402503014" calcext:value-type="float">
            <text:p>3,0820402503014</text:p>
          </table:table-cell>
          <table:table-cell office:value-type="float" office:value="4.0658354759216" calcext:value-type="float">
            <text:p>4,0658354759216</text:p>
          </table:table-cell>
          <table:table-cell office:value-type="float" office:value="137.79119321495" calcext:value-type="float">
            <text:p>137,7911932149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478</text:p>
          </table:table-cell>
          <table:table-cell office:value-type="float" office:value="3.76998513937" calcext:value-type="float">
            <text:p>3,76998513937</text:p>
          </table:table-cell>
          <table:table-cell office:value-type="float" office:value="6.374363899231" calcext:value-type="float">
            <text:p>6,374363899231</text:p>
          </table:table-cell>
          <table:table-cell office:value-type="float" office:value="-19.768772231545" calcext:value-type="float">
            <text:p>-19,76877223154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489</text:p>
          </table:table-cell>
          <table:table-cell office:value-type="float" office:value="6.6263610124588" calcext:value-type="float">
            <text:p>6,6263610124588</text:p>
          </table:table-cell>
          <table:table-cell office:value-type="float" office:value="6.1113172769547" calcext:value-type="float">
            <text:p>6,1113172769547</text:p>
          </table:table-cell>
          <table:table-cell office:value-type="float" office:value="-54.153017557351" calcext:value-type="float">
            <text:p>-54,15301755735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500</text:p>
          </table:table-cell>
          <table:table-cell office:value-type="float" office:value="9.0313625335693" calcext:value-type="float">
            <text:p>9,0313625335693</text:p>
          </table:table-cell>
          <table:table-cell office:value-type="float" office:value="9.2504692077637" calcext:value-type="float">
            <text:p>9,2504692077637</text:p>
          </table:table-cell>
          <table:table-cell office:value-type="float" office:value="23.405065202409" calcext:value-type="float">
            <text:p>23,40506520240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511</text:p>
          </table:table-cell>
          <table:table-cell office:value-type="float" office:value="-1.5850037336349" calcext:value-type="float">
            <text:p>-1,5850037336349</text:p>
          </table:table-cell>
          <table:table-cell office:value-type="float" office:value="6.7693626880646" calcext:value-type="float">
            <text:p>6,7693626880646</text:p>
          </table:table-cell>
          <table:table-cell office:value-type="float" office:value="-66.765970485226" calcext:value-type="float">
            <text:p>-66,76597048522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522</text:p>
          </table:table-cell>
          <table:table-cell office:value-type="float" office:value="0.10475893504918" calcext:value-type="float">
            <text:p>0,10475893504918</text:p>
          </table:table-cell>
          <table:table-cell office:value-type="float" office:value="5.5191034078598" calcext:value-type="float">
            <text:p>5,5191034078598</text:p>
          </table:table-cell>
          <table:table-cell office:value-type="float" office:value="-29.673831857693" calcext:value-type="float">
            <text:p>-29,67383185769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533</text:p>
          </table:table-cell>
          <table:table-cell office:value-type="float" office:value="2.2029280662537" calcext:value-type="float">
            <text:p>2,2029280662537</text:p>
          </table:table-cell>
          <table:table-cell office:value-type="float" office:value="5.7977366447449" calcext:value-type="float">
            <text:p>5,7977366447449</text:p>
          </table:table-cell>
          <table:table-cell office:value-type="float" office:value="-20.883898066867" calcext:value-type="float">
            <text:p>-20,88389806686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544</text:p>
          </table:table-cell>
          <table:table-cell office:value-type="float" office:value="5.2773475646973" calcext:value-type="float">
            <text:p>5,2773475646973</text:p>
          </table:table-cell>
          <table:table-cell office:value-type="float" office:value="6.1203545331955" calcext:value-type="float">
            <text:p>6,1203545331955</text:p>
          </table:table-cell>
          <table:table-cell office:value-type="float" office:value="151.26974111909" calcext:value-type="float">
            <text:p>151,2697411190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555</text:p>
          </table:table-cell>
          <table:table-cell office:value-type="float" office:value="6.4385360479355" calcext:value-type="float">
            <text:p>6,4385360479355</text:p>
          </table:table-cell>
          <table:table-cell office:value-type="float" office:value="5.8401501178741" calcext:value-type="float">
            <text:p>5,8401501178741</text:p>
          </table:table-cell>
          <table:table-cell office:value-type="float" office:value="148.58827013878" calcext:value-type="float">
            <text:p>148,5882701387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566</text:p>
          </table:table-cell>
          <table:table-cell office:value-type="float" office:value="5.6676787137985" calcext:value-type="float">
            <text:p>5,6676787137985</text:p>
          </table:table-cell>
          <table:table-cell office:value-type="float" office:value="7.506155371666" calcext:value-type="float">
            <text:p>7,506155371666</text:p>
          </table:table-cell>
          <table:table-cell office:value-type="float" office:value="-153.250297923" calcext:value-type="float">
            <text:p>-153,25029792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577</text:p>
          </table:table-cell>
          <table:table-cell office:value-type="float" office:value="9.2820662260056" calcext:value-type="float">
            <text:p>9,2820662260056</text:p>
          </table:table-cell>
          <table:table-cell office:value-type="float" office:value="3.4590065479279" calcext:value-type="float">
            <text:p>3,4590065479279</text:p>
          </table:table-cell>
          <table:table-cell office:value-type="float" office:value="52.85200609523" calcext:value-type="float">
            <text:p>52,8520060952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588</text:p>
          </table:table-cell>
          <table:table-cell office:value-type="float" office:value="-0.26974309235811" calcext:value-type="float">
            <text:p>-0,26974309235811</text:p>
          </table:table-cell>
          <table:table-cell office:value-type="float" office:value="7.1725028753281" calcext:value-type="float">
            <text:p>7,1725028753281</text:p>
          </table:table-cell>
          <table:table-cell office:value-type="float" office:value="-33.768164124458" calcext:value-type="float">
            <text:p>-33,76816412445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599</text:p>
          </table:table-cell>
          <table:table-cell office:value-type="float" office:value="1.7462705075741" calcext:value-type="float">
            <text:p>1,7462705075741</text:p>
          </table:table-cell>
          <table:table-cell office:value-type="float" office:value="6.9029223918915" calcext:value-type="float">
            <text:p>6,9029223918915</text:p>
          </table:table-cell>
          <table:table-cell office:value-type="float" office:value="109.73434387499" calcext:value-type="float">
            <text:p>109,734343874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610</text:p>
          </table:table-cell>
          <table:table-cell office:value-type="float" office:value="1.4451280236244" calcext:value-type="float">
            <text:p>1,4451280236244</text:p>
          </table:table-cell>
          <table:table-cell office:value-type="float" office:value="8.8369905948639" calcext:value-type="float">
            <text:p>8,8369905948639</text:p>
          </table:table-cell>
          <table:table-cell office:value-type="float" office:value="-158.55073928833" calcext:value-type="float">
            <text:p>-158,5507392883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621</text:p>
          </table:table-cell>
          <table:table-cell office:value-type="float" office:value="4.4435930252075" calcext:value-type="float">
            <text:p>4,4435930252075</text:p>
          </table:table-cell>
          <table:table-cell office:value-type="float" office:value="8.5518628358841" calcext:value-type="float">
            <text:p>8,5518628358841</text:p>
          </table:table-cell>
          <table:table-cell office:value-type="float" office:value="158.33733795555" calcext:value-type="float">
            <text:p>158,3373379555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632</text:p>
          </table:table-cell>
          <table:table-cell office:value-type="float" office:value="2.5258210301399" calcext:value-type="float">
            <text:p>2,5258210301399</text:p>
          </table:table-cell>
          <table:table-cell office:value-type="float" office:value="5.7561111450195" calcext:value-type="float">
            <text:p>5,7561111450195</text:p>
          </table:table-cell>
          <table:table-cell office:value-type="float" office:value="-56.522918354933" calcext:value-type="float">
            <text:p>-56,52291835493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643</text:p>
          </table:table-cell>
          <table:table-cell office:value-type="float" office:value="7.3374825716019" calcext:value-type="float">
            <text:p>7,3374825716019</text:p>
          </table:table-cell>
          <table:table-cell office:value-type="float" office:value="5.5042970180511" calcext:value-type="float">
            <text:p>5,5042970180511</text:p>
          </table:table-cell>
          <table:table-cell office:value-type="float" office:value="62.033371560892" calcext:value-type="float">
            <text:p>62,03337156089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654</text:p>
          </table:table-cell>
          <table:table-cell office:value-type="float" office:value="6.9846135377884" calcext:value-type="float">
            <text:p>6,9846135377884</text:p>
          </table:table-cell>
          <table:table-cell office:value-type="float" office:value="6.6566962003708" calcext:value-type="float">
            <text:p>6,6566962003708</text:p>
          </table:table-cell>
          <table:table-cell office:value-type="float" office:value="38.753266547136" calcext:value-type="float">
            <text:p>38,75326654713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665</text:p>
          </table:table-cell>
          <table:table-cell office:value-type="float" office:value="4.0708795189857" calcext:value-type="float">
            <text:p>4,0708795189857</text:p>
          </table:table-cell>
          <table:table-cell office:value-type="float" office:value="10.969704389572" calcext:value-type="float">
            <text:p>10,969704389572</text:p>
          </table:table-cell>
          <table:table-cell office:value-type="float" office:value="145.3890952335" calcext:value-type="float">
            <text:p>145,389095233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676</text:p>
          </table:table-cell>
          <table:table-cell office:value-type="float" office:value="0.80822952091694" calcext:value-type="float">
            <text:p>0,80822952091694</text:p>
          </table:table-cell>
          <table:table-cell office:value-type="float" office:value="9.2781573534012" calcext:value-type="float">
            <text:p>9,2781573534012</text:p>
          </table:table-cell>
          <table:table-cell office:value-type="float" office:value="-112.37630267052" calcext:value-type="float">
            <text:p>-112,3763026705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687</text:p>
          </table:table-cell>
          <table:table-cell office:value-type="float" office:value="4.8621854186058" calcext:value-type="float">
            <text:p>4,8621854186058</text:p>
          </table:table-cell>
          <table:table-cell office:value-type="float" office:value="7.5057756900787" calcext:value-type="float">
            <text:p>7,5057756900787</text:p>
          </table:table-cell>
          <table:table-cell office:value-type="float" office:value="173.40942552895" calcext:value-type="float">
            <text:p>173,4094255289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698</text:p>
          </table:table-cell>
          <table:table-cell office:value-type="float" office:value="4.3947601318359" calcext:value-type="float">
            <text:p>4,3947601318359</text:p>
          </table:table-cell>
          <table:table-cell office:value-type="float" office:value="11.031445264816" calcext:value-type="float">
            <text:p>11,031445264816</text:p>
          </table:table-cell>
          <table:table-cell office:value-type="float" office:value="6.238101489225" calcext:value-type="float">
            <text:p>6,23810148922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709</text:p>
          </table:table-cell>
          <table:table-cell office:value-type="float" office:value="8.4133195877075" calcext:value-type="float">
            <text:p>8,4133195877075</text:p>
          </table:table-cell>
          <table:table-cell office:value-type="float" office:value="10.685956478119" calcext:value-type="float">
            <text:p>10,685956478119</text:p>
          </table:table-cell>
          <table:table-cell office:value-type="float" office:value="-169.5810078056" calcext:value-type="float">
            <text:p>-169,581007805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720</text:p>
          </table:table-cell>
          <table:table-cell office:value-type="float" office:value="9.4538247585297" calcext:value-type="float">
            <text:p>9,4538247585297</text:p>
          </table:table-cell>
          <table:table-cell office:value-type="float" office:value="8.3941829204559" calcext:value-type="float">
            <text:p>8,3941829204559</text:p>
          </table:table-cell>
          <table:table-cell office:value-type="float" office:value="-121.94657477604" calcext:value-type="float">
            <text:p>-121,9465747760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731</text:p>
          </table:table-cell>
          <table:table-cell office:value-type="float" office:value="7.4904698133469" calcext:value-type="float">
            <text:p>7,4904698133469</text:p>
          </table:table-cell>
          <table:table-cell office:value-type="float" office:value="7.9206383228302" calcext:value-type="float">
            <text:p>7,9206383228302</text:p>
          </table:table-cell>
          <table:table-cell office:value-type="float" office:value="72.56688813495" calcext:value-type="float">
            <text:p>72,5668881349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742</text:p>
          </table:table-cell>
          <table:table-cell office:value-type="float" office:value="0.8952759206295" calcext:value-type="float">
            <text:p>0,8952759206295</text:p>
          </table:table-cell>
          <table:table-cell office:value-type="float" office:value="10.84792137146" calcext:value-type="float">
            <text:p>10,84792137146</text:p>
          </table:table-cell>
          <table:table-cell office:value-type="float" office:value="-66.704740949497" calcext:value-type="float">
            <text:p>-66,70474094949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753</text:p>
          </table:table-cell>
          <table:table-cell office:value-type="float" office:value="-0.49886591732502" calcext:value-type="float">
            <text:p>-0,49886591732502</text:p>
          </table:table-cell>
          <table:table-cell office:value-type="float" office:value="10.66424369812" calcext:value-type="float">
            <text:p>10,66424369812</text:p>
          </table:table-cell>
          <table:table-cell office:value-type="float" office:value="-92.601568076261" calcext:value-type="float">
            <text:p>-92,60156807626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5</text:p>
          </table:table-cell>
          <table:table-cell office:value-type="float" office:value="-0.50177156925201" calcext:value-type="float">
            <text:p>-0,50177156925201</text:p>
          </table:table-cell>
          <table:table-cell office:value-type="float" office:value="-0.49610637128353" calcext:value-type="float">
            <text:p>-0,49610637128353</text:p>
          </table:table-cell>
          <table:table-cell office:value-type="float" office:value="13.607885902095" calcext:value-type="float">
            <text:p>13,6078859020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214</text:p>
          </table:table-cell>
          <table:table-cell office:value-type="float" office:value="1.1269088089466" calcext:value-type="float">
            <text:p>1,1269088089466</text:p>
          </table:table-cell>
          <table:table-cell office:value-type="float" office:value="2.5690016150475" calcext:value-type="float">
            <text:p>2,5690016150475</text:p>
          </table:table-cell>
          <table:table-cell office:value-type="float" office:value="-136.53373262685" calcext:value-type="float">
            <text:p>-136,533732626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225</text:p>
          </table:table-cell>
          <table:table-cell office:value-type="float" office:value="1.7936500906944" calcext:value-type="float">
            <text:p>1,7936500906944</text:p>
          </table:table-cell>
          <table:table-cell office:value-type="float" office:value="-0.56205295026302" calcext:value-type="float">
            <text:p>-0,56205295026302</text:p>
          </table:table-cell>
          <table:table-cell office:value-type="float" office:value="5.0000548837291" calcext:value-type="float">
            <text:p>5,000054883729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236</text:p>
          </table:table-cell>
          <table:table-cell office:value-type="float" office:value="3.1217995285988" calcext:value-type="float">
            <text:p>3,1217995285988</text:p>
          </table:table-cell>
          <table:table-cell office:value-type="float" office:value="-0.58500379323959" calcext:value-type="float">
            <text:p>-0,58500379323959</text:p>
          </table:table-cell>
          <table:table-cell office:value-type="float" office:value="99.872589111328" calcext:value-type="float">
            <text:p>99,87258911132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247</text:p>
          </table:table-cell>
          <table:table-cell office:value-type="float" office:value="4.5882311463356" calcext:value-type="float">
            <text:p>4,5882311463356</text:p>
          </table:table-cell>
          <table:table-cell office:value-type="float" office:value="-0.54970640689135" calcext:value-type="float">
            <text:p>-0,54970640689135</text:p>
          </table:table-cell>
          <table:table-cell office:value-type="float" office:value="136.98837559694" calcext:value-type="float">
            <text:p>136,9883755969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258</text:p>
          </table:table-cell>
          <table:table-cell office:value-type="float" office:value="6.4566832780838" calcext:value-type="float">
            <text:p>6,4566832780838</text:p>
          </table:table-cell>
          <table:table-cell office:value-type="float" office:value="0.22363360971212" calcext:value-type="float">
            <text:p>0,22363360971212</text:p>
          </table:table-cell>
          <table:table-cell office:value-type="float" office:value="-163.55528345533" calcext:value-type="float">
            <text:p>-163,5552834553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269</text:p>
          </table:table-cell>
          <table:table-cell office:value-type="float" office:value="4.9101227521896" calcext:value-type="float">
            <text:p>4,9101227521896</text:p>
          </table:table-cell>
          <table:table-cell office:value-type="float" office:value="-0.58500241488218" calcext:value-type="float">
            <text:p>-0,58500241488218</text:p>
          </table:table-cell>
          <table:table-cell office:value-type="float" office:value="55.534139939934" calcext:value-type="float">
            <text:p>55,53413993993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280</text:p>
          </table:table-cell>
          <table:table-cell office:value-type="float" office:value="-1.4913104474545" calcext:value-type="float">
            <text:p>-1,4913104474545</text:p>
          </table:table-cell>
          <table:table-cell office:value-type="float" office:value="2.2649006545544" calcext:value-type="float">
            <text:p>2,2649006545544</text:p>
          </table:table-cell>
          <table:table-cell office:value-type="float" office:value="18.932252742682" calcext:value-type="float">
            <text:p>18,93225274268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291</text:p>
          </table:table-cell>
          <table:table-cell office:value-type="float" office:value="1.6466775536537" calcext:value-type="float">
            <text:p>1,6466775536537</text:p>
          </table:table-cell>
          <table:table-cell office:value-type="float" office:value="0.42011320590973" calcext:value-type="float">
            <text:p>0,42011320590973</text:p>
          </table:table-cell>
          <table:table-cell office:value-type="float" office:value="127.51839419079" calcext:value-type="float">
            <text:p>127,5183941907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302</text:p>
          </table:table-cell>
          <table:table-cell office:value-type="float" office:value="2.4673572182655" calcext:value-type="float">
            <text:p>2,4673572182655</text:p>
          </table:table-cell>
          <table:table-cell office:value-type="float" office:value="-0.34396626055241" calcext:value-type="float">
            <text:p>-0,34396626055241</text:p>
          </table:table-cell>
          <table:table-cell office:value-type="float" office:value="-127.07730918933" calcext:value-type="float">
            <text:p>-127,0773091893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313</text:p>
          </table:table-cell>
          <table:table-cell office:value-type="float" office:value="4.7816914319992" calcext:value-type="float">
            <text:p>4,7816914319992</text:p>
          </table:table-cell>
          <table:table-cell office:value-type="float" office:value="2.7722260355949" calcext:value-type="float">
            <text:p>2,7722260355949</text:p>
          </table:table-cell>
          <table:table-cell office:value-type="float" office:value="86.58075712289" calcext:value-type="float">
            <text:p>86,5807571228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324</text:p>
          </table:table-cell>
          <table:table-cell office:value-type="float" office:value="5.3674161434174" calcext:value-type="float">
            <text:p>5,3674161434174</text:p>
          </table:table-cell>
          <table:table-cell office:value-type="float" office:value="3.5668486356735" calcext:value-type="float">
            <text:p>3,5668486356735</text:p>
          </table:table-cell>
          <table:table-cell office:value-type="float" office:value="-151.84486140111" calcext:value-type="float">
            <text:p>-151,844861401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335</text:p>
          </table:table-cell>
          <table:table-cell office:value-type="float" office:value="7.3150432109833" calcext:value-type="float">
            <text:p>7,3150432109833</text:p>
          </table:table-cell>
          <table:table-cell office:value-type="float" office:value="2.5716429948807" calcext:value-type="float">
            <text:p>2,5716429948807</text:p>
          </table:table-cell>
          <table:table-cell office:value-type="float" office:value="40.328109340303" calcext:value-type="float">
            <text:p>40,32810934030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346</text:p>
          </table:table-cell>
          <table:table-cell office:value-type="float" office:value="10.085039138794" calcext:value-type="float">
            <text:p>10,085039138794</text:p>
          </table:table-cell>
          <table:table-cell office:value-type="float" office:value="1.7417246103287" calcext:value-type="float">
            <text:p>1,7417246103287</text:p>
          </table:table-cell>
          <table:table-cell office:value-type="float" office:value="-147.43153760388" calcext:value-type="float">
            <text:p>-147,4315376038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357</text:p>
          </table:table-cell>
          <table:table-cell office:value-type="float" office:value="0.33079069107771" calcext:value-type="float">
            <text:p>0,33079069107771</text:p>
          </table:table-cell>
          <table:table-cell office:value-type="float" office:value="6.0341370105743" calcext:value-type="float">
            <text:p>6,0341370105743</text:p>
          </table:table-cell>
          <table:table-cell office:value-type="float" office:value="-45.930700696957" calcext:value-type="float">
            <text:p>-45,9307006969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368</text:p>
          </table:table-cell>
          <table:table-cell office:value-type="float" office:value="-1.5789511799812" calcext:value-type="float">
            <text:p>-1,5789511799812</text:p>
          </table:table-cell>
          <table:table-cell office:value-type="float" office:value="3.7508085370064" calcext:value-type="float">
            <text:p>3,7508085370064</text:p>
          </table:table-cell>
          <table:table-cell office:value-type="float" office:value="18.942267461947" calcext:value-type="float">
            <text:p>18,94226746194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379</text:p>
          </table:table-cell>
          <table:table-cell office:value-type="float" office:value="2.8475925326347" calcext:value-type="float">
            <text:p>2,8475925326347</text:p>
          </table:table-cell>
          <table:table-cell office:value-type="float" office:value="3.7107145786285" calcext:value-type="float">
            <text:p>3,7107145786285</text:p>
          </table:table-cell>
          <table:table-cell office:value-type="float" office:value="-139.57002056632" calcext:value-type="float">
            <text:p>-139,570020566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390</text:p>
          </table:table-cell>
          <table:table-cell office:value-type="float" office:value="3.505796790123" calcext:value-type="float">
            <text:p>3,505796790123</text:p>
          </table:table-cell>
          <table:table-cell office:value-type="float" office:value="1.481286585331" calcext:value-type="float">
            <text:p>1,481286585331</text:p>
          </table:table-cell>
          <table:table-cell office:value-type="float" office:value="-158.53764600815" calcext:value-type="float">
            <text:p>-158,537646008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401</text:p>
          </table:table-cell>
          <table:table-cell office:value-type="float" office:value="2.8435188531876" calcext:value-type="float">
            <text:p>2,8435188531876</text:p>
          </table:table-cell>
          <table:table-cell office:value-type="float" office:value="2.5814172625542" calcext:value-type="float">
            <text:p>2,5814172625542</text:p>
          </table:table-cell>
          <table:table-cell office:value-type="float" office:value="-16.899664500716" calcext:value-type="float">
            <text:p>-16,8996645007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412</text:p>
          </table:table-cell>
          <table:table-cell office:value-type="float" office:value="6.444393992424" calcext:value-type="float">
            <text:p>6,444393992424</text:p>
          </table:table-cell>
          <table:table-cell office:value-type="float" office:value="0.86677387356758" calcext:value-type="float">
            <text:p>0,86677387356758</text:p>
          </table:table-cell>
          <table:table-cell office:value-type="float" office:value="-56.691330329628" calcext:value-type="float">
            <text:p>-56,6913303296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423</text:p>
          </table:table-cell>
          <table:table-cell office:value-type="float" office:value="10.08501291275" calcext:value-type="float">
            <text:p>10,08501291275</text:p>
          </table:table-cell>
          <table:table-cell office:value-type="float" office:value="3.9695852994919" calcext:value-type="float">
            <text:p>3,9695852994919</text:p>
          </table:table-cell>
          <table:table-cell office:value-type="float" office:value="-145.38760549703" calcext:value-type="float">
            <text:p>-145,3876054970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434</text:p>
          </table:table-cell>
          <table:table-cell office:value-type="float" office:value="-0.18162425607443" calcext:value-type="float">
            <text:p>-0,18162425607443</text:p>
          </table:table-cell>
          <table:table-cell office:value-type="float" office:value="7.8217649459839" calcext:value-type="float">
            <text:p>7,8217649459839</text:p>
          </table:table-cell>
          <table:table-cell office:value-type="float" office:value="133.40087149553" calcext:value-type="float">
            <text:p>133,4008714955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445</text:p>
          </table:table-cell>
          <table:table-cell office:value-type="float" office:value="2.0684047043324" calcext:value-type="float">
            <text:p>2,0684047043324</text:p>
          </table:table-cell>
          <table:table-cell office:value-type="float" office:value="5.7216203212738" calcext:value-type="float">
            <text:p>5,7216203212738</text:p>
          </table:table-cell>
          <table:table-cell office:value-type="float" office:value="-156.18144326909" calcext:value-type="float">
            <text:p>-156,1814432690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456</text:p>
          </table:table-cell>
          <table:table-cell office:value-type="float" office:value="1.5133860707283" calcext:value-type="float">
            <text:p>1,5133860707283</text:p>
          </table:table-cell>
          <table:table-cell office:value-type="float" office:value="4.7202724218369" calcext:value-type="float">
            <text:p>4,7202724218369</text:p>
          </table:table-cell>
          <table:table-cell office:value-type="float" office:value="-82.36621747351" calcext:value-type="float">
            <text:p>-82,3662174735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467</text:p>
          </table:table-cell>
          <table:table-cell office:value-type="float" office:value="3.0278652906418" calcext:value-type="float">
            <text:p>3,0278652906418</text:p>
          </table:table-cell>
          <table:table-cell office:value-type="float" office:value="3.9766973257065" calcext:value-type="float">
            <text:p>3,9766973257065</text:p>
          </table:table-cell>
          <table:table-cell office:value-type="float" office:value="50.507745165734" calcext:value-type="float">
            <text:p>50,50774516573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478</text:p>
          </table:table-cell>
          <table:table-cell office:value-type="float" office:value="3.4984964132309" calcext:value-type="float">
            <text:p>3,4984964132309</text:p>
          </table:table-cell>
          <table:table-cell office:value-type="float" office:value="6.3550102710724" calcext:value-type="float">
            <text:p>6,3550102710724</text:p>
          </table:table-cell>
          <table:table-cell office:value-type="float" office:value="10.409003989712" calcext:value-type="float">
            <text:p>10,40900398971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489</text:p>
          </table:table-cell>
          <table:table-cell office:value-type="float" office:value="6.4296281337738" calcext:value-type="float">
            <text:p>6,4296281337738</text:p>
          </table:table-cell>
          <table:table-cell office:value-type="float" office:value="6.1032593250275" calcext:value-type="float">
            <text:p>6,1032593250275</text:p>
          </table:table-cell>
          <table:table-cell office:value-type="float" office:value="11.871069290076" calcext:value-type="float">
            <text:p>11,87106929007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500</text:p>
          </table:table-cell>
          <table:table-cell office:value-type="float" office:value="8.7823152542114" calcext:value-type="float">
            <text:p>8,7823152542114</text:p>
          </table:table-cell>
          <table:table-cell office:value-type="float" office:value="9.0047013759613" calcext:value-type="float">
            <text:p>9,0047013759613</text:p>
          </table:table-cell>
          <table:table-cell office:value-type="float" office:value="45.399469554804" calcext:value-type="float">
            <text:p>45,39946955480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511</text:p>
          </table:table-cell>
          <table:table-cell office:value-type="float" office:value="-1.5705198049545" calcext:value-type="float">
            <text:p>-1,5705198049545</text:p>
          </table:table-cell>
          <table:table-cell office:value-type="float" office:value="7.087659239769" calcext:value-type="float">
            <text:p>7,087659239769</text:p>
          </table:table-cell>
          <table:table-cell office:value-type="float" office:value="-87.121483626639" calcext:value-type="float">
            <text:p>-87,12148362663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522</text:p>
          </table:table-cell>
          <table:table-cell office:value-type="float" office:value="-0.031652718316764" calcext:value-type="float">
            <text:p>-0,031652718316764</text:p>
          </table:table-cell>
          <table:table-cell office:value-type="float" office:value="5.3440016508102" calcext:value-type="float">
            <text:p>5,3440016508102</text:p>
          </table:table-cell>
          <table:table-cell office:value-type="float" office:value="61.085516480124" calcext:value-type="float">
            <text:p>61,0855164801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533</text:p>
          </table:table-cell>
          <table:table-cell office:value-type="float" office:value="2.3063333332539" calcext:value-type="float">
            <text:p>2,3063333332539</text:p>
          </table:table-cell>
          <table:table-cell office:value-type="float" office:value="5.9172236919403" calcext:value-type="float">
            <text:p>5,9172236919403</text:p>
          </table:table-cell>
          <table:table-cell office:value-type="float" office:value="-45.075219527931" calcext:value-type="float">
            <text:p>-45,07521952793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544</text:p>
          </table:table-cell>
          <table:table-cell office:value-type="float" office:value="5.5234479904175" calcext:value-type="float">
            <text:p>5,5234479904175</text:p>
          </table:table-cell>
          <table:table-cell office:value-type="float" office:value="6.2375819683075" calcext:value-type="float">
            <text:p>6,2375819683075</text:p>
          </table:table-cell>
          <table:table-cell office:value-type="float" office:value="-147.84802145259" calcext:value-type="float">
            <text:p>-147,848021452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555</text:p>
          </table:table-cell>
          <table:table-cell office:value-type="float" office:value="6.601494550705" calcext:value-type="float">
            <text:p>6,601494550705</text:p>
          </table:table-cell>
          <table:table-cell office:value-type="float" office:value="5.7248562574387" calcext:value-type="float">
            <text:p>5,7248562574387</text:p>
          </table:table-cell>
          <table:table-cell office:value-type="float" office:value="136.95251258316" calcext:value-type="float">
            <text:p>136,9525125831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566</text:p>
          </table:table-cell>
          <table:table-cell office:value-type="float" office:value="5.8609330654144" calcext:value-type="float">
            <text:p>5,8609330654144</text:p>
          </table:table-cell>
          <table:table-cell office:value-type="float" office:value="7.6192772388458" calcext:value-type="float">
            <text:p>7,6192772388458</text:p>
          </table:table-cell>
          <table:table-cell office:value-type="float" office:value="-149.35551175646" calcext:value-type="float">
            <text:p>-149,355511756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577</text:p>
          </table:table-cell>
          <table:table-cell office:value-type="float" office:value="8.9923763275146" calcext:value-type="float">
            <text:p>8,9923763275146</text:p>
          </table:table-cell>
          <table:table-cell office:value-type="float" office:value="3.3249390125275" calcext:value-type="float">
            <text:p>3,3249390125275</text:p>
          </table:table-cell>
          <table:table-cell office:value-type="float" office:value="17.521561141227" calcext:value-type="float">
            <text:p>17,52156114122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588</text:p>
          </table:table-cell>
          <table:table-cell office:value-type="float" office:value="-0.34477189183235" calcext:value-type="float">
            <text:p>-0,34477189183235</text:p>
          </table:table-cell>
          <table:table-cell office:value-type="float" office:value="7.4062275886536" calcext:value-type="float">
            <text:p>7,4062275886536</text:p>
          </table:table-cell>
          <table:table-cell office:value-type="float" office:value="-90.77993471911" calcext:value-type="float">
            <text:p>-90,779934719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599</text:p>
          </table:table-cell>
          <table:table-cell office:value-type="float" office:value="1.8858034908772" calcext:value-type="float">
            <text:p>1,8858034908772</text:p>
          </table:table-cell>
          <table:table-cell office:value-type="float" office:value="6.7461985349655" calcext:value-type="float">
            <text:p>6,7461985349655</text:p>
          </table:table-cell>
          <table:table-cell office:value-type="float" office:value="133.34785601136" calcext:value-type="float">
            <text:p>133,3478560113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610</text:p>
          </table:table-cell>
          <table:table-cell office:value-type="float" office:value="1.8152186274529" calcext:value-type="float">
            <text:p>1,8152186274529</text:p>
          </table:table-cell>
          <table:table-cell office:value-type="float" office:value="8.8611716032028" calcext:value-type="float">
            <text:p>8,8611716032028</text:p>
          </table:table-cell>
          <table:table-cell office:value-type="float" office:value="-173.44463251199" calcext:value-type="float">
            <text:p>-173,444632511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621</text:p>
          </table:table-cell>
          <table:table-cell office:value-type="float" office:value="4.6162867546082" calcext:value-type="float">
            <text:p>4,6162867546082</text:p>
          </table:table-cell>
          <table:table-cell office:value-type="float" office:value="8.5246831178665" calcext:value-type="float">
            <text:p>8,5246831178665</text:p>
          </table:table-cell>
          <table:table-cell office:value-type="float" office:value="170.98932812928" calcext:value-type="float">
            <text:p>170,989328129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632</text:p>
          </table:table-cell>
          <table:table-cell office:value-type="float" office:value="2.6944997906685" calcext:value-type="float">
            <text:p>2,6944997906685</text:p>
          </table:table-cell>
          <table:table-cell office:value-type="float" office:value="5.9043318033218" calcext:value-type="float">
            <text:p>5,9043318033218</text:p>
          </table:table-cell>
          <table:table-cell office:value-type="float" office:value="-146.1332254349" calcext:value-type="float">
            <text:p>-146,13322543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643</text:p>
          </table:table-cell>
          <table:table-cell office:value-type="float" office:value="7.3045188188553" calcext:value-type="float">
            <text:p>7,3045188188553</text:p>
          </table:table-cell>
          <table:table-cell office:value-type="float" office:value="5.1719629764557" calcext:value-type="float">
            <text:p>5,1719629764557</text:p>
          </table:table-cell>
          <table:table-cell office:value-type="float" office:value="90.604316656757" calcext:value-type="float">
            <text:p>90,60431665675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654</text:p>
          </table:table-cell>
          <table:table-cell office:value-type="float" office:value="7.0155638456345" calcext:value-type="float">
            <text:p>7,0155638456345</text:p>
          </table:table-cell>
          <table:table-cell office:value-type="float" office:value="6.4415872097015" calcext:value-type="float">
            <text:p>6,4415872097015</text:p>
          </table:table-cell>
          <table:table-cell office:value-type="float" office:value="115.5859057311" calcext:value-type="float">
            <text:p>115,585905731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665</text:p>
          </table:table-cell>
          <table:table-cell office:value-type="float" office:value="3.9442366361618" calcext:value-type="float">
            <text:p>3,9442366361618</text:p>
          </table:table-cell>
          <table:table-cell office:value-type="float" office:value="10.770084857941" calcext:value-type="float">
            <text:p>10,770084857941</text:p>
          </table:table-cell>
          <table:table-cell office:value-type="float" office:value="51.878852829052" calcext:value-type="float">
            <text:p>51,87885282905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676</text:p>
          </table:table-cell>
          <table:table-cell office:value-type="float" office:value="1.0450527817011" calcext:value-type="float">
            <text:p>1,0450527817011</text:p>
          </table:table-cell>
          <table:table-cell office:value-type="float" office:value="9.5625430345535" calcext:value-type="float">
            <text:p>9,5625430345535</text:p>
          </table:table-cell>
          <table:table-cell office:value-type="float" office:value="-127.17375937541" calcext:value-type="float">
            <text:p>-127,1737593754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687</text:p>
          </table:table-cell>
          <table:table-cell office:value-type="float" office:value="5.2579033374786" calcext:value-type="float">
            <text:p>5,2579033374786</text:p>
          </table:table-cell>
          <table:table-cell office:value-type="float" office:value="7.4596017599106" calcext:value-type="float">
            <text:p>7,4596017599106</text:p>
          </table:table-cell>
          <table:table-cell office:value-type="float" office:value="173.36928464804" calcext:value-type="float">
            <text:p>173,3692846480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698</text:p>
          </table:table-cell>
          <table:table-cell office:value-type="float" office:value="4.4154042005539" calcext:value-type="float">
            <text:p>4,4154042005539</text:p>
          </table:table-cell>
          <table:table-cell office:value-type="float" office:value="10.808899402618" calcext:value-type="float">
            <text:p>10,808899402618</text:p>
          </table:table-cell>
          <table:table-cell office:value-type="float" office:value="98.559359076676" calcext:value-type="float">
            <text:p>98,5593590766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709</text:p>
          </table:table-cell>
          <table:table-cell office:value-type="float" office:value="8.5511219501495" calcext:value-type="float">
            <text:p>8,5511219501495</text:p>
          </table:table-cell>
          <table:table-cell office:value-type="float" office:value="10.722441673279" calcext:value-type="float">
            <text:p>10,722441673279</text:p>
          </table:table-cell>
          <table:table-cell office:value-type="float" office:value="-165.88247050146" calcext:value-type="float">
            <text:p>-165,8824705014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720</text:p>
          </table:table-cell>
          <table:table-cell office:value-type="float" office:value="9.391263127327" calcext:value-type="float">
            <text:p>9,391263127327</text:p>
          </table:table-cell>
          <table:table-cell office:value-type="float" office:value="8.6696749925613" calcext:value-type="float">
            <text:p>8,6696749925613</text:p>
          </table:table-cell>
          <table:table-cell office:value-type="float" office:value="-68.033039190207" calcext:value-type="float">
            <text:p>-68,03303919020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731</text:p>
          </table:table-cell>
          <table:table-cell office:value-type="float" office:value="7.4606829881668" calcext:value-type="float">
            <text:p>7,4606829881668</text:p>
          </table:table-cell>
          <table:table-cell office:value-type="float" office:value="7.6646238565445" calcext:value-type="float">
            <text:p>7,6646238565445</text:p>
          </table:table-cell>
          <table:table-cell office:value-type="float" office:value="85.29016698242" calcext:value-type="float">
            <text:p>85,2901669824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742</text:p>
          </table:table-cell>
          <table:table-cell office:value-type="float" office:value="0.92777401208878" calcext:value-type="float">
            <text:p>0,92777401208878</text:p>
          </table:table-cell>
          <table:table-cell office:value-type="float" office:value="11.061477661133" calcext:value-type="float">
            <text:p>11,061477661133</text:p>
          </table:table-cell>
          <table:table-cell office:value-type="float" office:value="-105.00139643432" calcext:value-type="float">
            <text:p>-105,0013964343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753</text:p>
          </table:table-cell>
          <table:table-cell office:value-type="float" office:value="-0.29749209061265" calcext:value-type="float">
            <text:p>-0,29749209061265</text:p>
          </table:table-cell>
          <table:table-cell office:value-type="float" office:value="10.865647792816" calcext:value-type="float">
            <text:p>10,865647792816</text:p>
          </table:table-cell>
          <table:table-cell office:value-type="float" office:value="-90.039809038685" calcext:value-type="float">
            <text:p>-90,03980903868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5</text:p>
          </table:table-cell>
          <table:table-cell office:value-type="float" office:value="-0.68720862269402" calcext:value-type="float">
            <text:p>-0,68720862269402</text:p>
          </table:table-cell>
          <table:table-cell office:value-type="float" office:value="-0.27510588988662" calcext:value-type="float">
            <text:p>-0,27510588988662</text:p>
          </table:table-cell>
          <table:table-cell office:value-type="float" office:value="-22.563938122646" calcext:value-type="float">
            <text:p>-22,56393812264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214</text:p>
          </table:table-cell>
          <table:table-cell office:value-type="float" office:value="1.3323087990284" calcext:value-type="float">
            <text:p>1,3323087990284</text:p>
          </table:table-cell>
          <table:table-cell office:value-type="float" office:value="2.8080096840858" calcext:value-type="float">
            <text:p>2,8080096840858</text:p>
          </table:table-cell>
          <table:table-cell office:value-type="float" office:value="-129.25024700772" calcext:value-type="float">
            <text:p>-129,2502470077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225</text:p>
          </table:table-cell>
          <table:table-cell office:value-type="float" office:value="1.6661903262138" calcext:value-type="float">
            <text:p>1,6661903262138</text:p>
          </table:table-cell>
          <table:table-cell office:value-type="float" office:value="-0.3532137721777" calcext:value-type="float">
            <text:p>-0,3532137721777</text:p>
          </table:table-cell>
          <table:table-cell office:value-type="float" office:value="-48.796861414697" calcext:value-type="float">
            <text:p>-48,79686141469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236</text:p>
          </table:table-cell>
          <table:table-cell office:value-type="float" office:value="3.48568379879" calcext:value-type="float">
            <text:p>3,48568379879</text:p>
          </table:table-cell>
          <table:table-cell office:value-type="float" office:value="-0.58500479906797" calcext:value-type="float">
            <text:p>-0,58500479906797</text:p>
          </table:table-cell>
          <table:table-cell office:value-type="float" office:value="106.40642293699" calcext:value-type="float">
            <text:p>106,4064229369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247</text:p>
          </table:table-cell>
          <table:table-cell office:value-type="float" office:value="4.5504951477051" calcext:value-type="float">
            <text:p>4,5504951477051</text:p>
          </table:table-cell>
          <table:table-cell office:value-type="float" office:value="-0.41695050895214" calcext:value-type="float">
            <text:p>-0,41695050895214</text:p>
          </table:table-cell>
          <table:table-cell office:value-type="float" office:value="-132.40363643428" calcext:value-type="float">
            <text:p>-132,4036364342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258</text:p>
          </table:table-cell>
          <table:table-cell office:value-type="float" office:value="6.5496075153351" calcext:value-type="float">
            <text:p>6,5496075153351</text:p>
          </table:table-cell>
          <table:table-cell office:value-type="float" office:value="0.022043823264539" calcext:value-type="float">
            <text:p>0,022043823264539</text:p>
          </table:table-cell>
          <table:table-cell office:value-type="float" office:value="105.86245728146" calcext:value-type="float">
            <text:p>105,8624572814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269</text:p>
          </table:table-cell>
          <table:table-cell office:value-type="float" office:value="4.8721113801003" calcext:value-type="float">
            <text:p>4,8721113801003</text:p>
          </table:table-cell>
          <table:table-cell office:value-type="float" office:value="-0.48833824694157" calcext:value-type="float">
            <text:p>-0,48833824694157</text:p>
          </table:table-cell>
          <table:table-cell office:value-type="float" office:value="-35.702945700117" calcext:value-type="float">
            <text:p>-35,7029457001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280</text:p>
          </table:table-cell>
          <table:table-cell office:value-type="float" office:value="-1.585069745779" calcext:value-type="float">
            <text:p>-1,585069745779</text:p>
          </table:table-cell>
          <table:table-cell office:value-type="float" office:value="2.0081341266632" calcext:value-type="float">
            <text:p>2,0081341266632</text:p>
          </table:table-cell>
          <table:table-cell office:value-type="float" office:value="26.743468964935" calcext:value-type="float">
            <text:p>26,74346896493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291</text:p>
          </table:table-cell>
          <table:table-cell office:value-type="float" office:value="1.7602460086346" calcext:value-type="float">
            <text:p>1,7602460086346</text:p>
          </table:table-cell>
          <table:table-cell office:value-type="float" office:value="0.12280239723623" calcext:value-type="float">
            <text:p>0,12280239723623</text:p>
          </table:table-cell>
          <table:table-cell office:value-type="float" office:value="95.304469394076" calcext:value-type="float">
            <text:p>95,30446939407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302</text:p>
          </table:table-cell>
          <table:table-cell office:value-type="float" office:value="2.304939031601" calcext:value-type="float">
            <text:p>2,304939031601</text:p>
          </table:table-cell>
          <table:table-cell office:value-type="float" office:value="-0.16709260642529" calcext:value-type="float">
            <text:p>-0,16709260642529</text:p>
          </table:table-cell>
          <table:table-cell office:value-type="float" office:value="-43.014097365604" calcext:value-type="float">
            <text:p>-43,01409736560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313</text:p>
          </table:table-cell>
          <table:table-cell office:value-type="float" office:value="4.7577682137489" calcext:value-type="float">
            <text:p>4,7577682137489</text:p>
          </table:table-cell>
          <table:table-cell office:value-type="float" office:value="2.3759385943413" calcext:value-type="float">
            <text:p>2,3759385943413</text:p>
          </table:table-cell>
          <table:table-cell office:value-type="float" office:value="86.561465718944" calcext:value-type="float">
            <text:p>86,56146571894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324</text:p>
          </table:table-cell>
          <table:table-cell office:value-type="float" office:value="5.7175099849701" calcext:value-type="float">
            <text:p>5,7175099849701</text:p>
          </table:table-cell>
          <table:table-cell office:value-type="float" office:value="3.7550586462021" calcext:value-type="float">
            <text:p>3,7550586462021</text:p>
          </table:table-cell>
          <table:table-cell office:value-type="float" office:value="-151.76426529125" calcext:value-type="float">
            <text:p>-151,764265291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335</text:p>
          </table:table-cell>
          <table:table-cell office:value-type="float" office:value="7.2525900602341" calcext:value-type="float">
            <text:p>7,2525900602341</text:p>
          </table:table-cell>
          <table:table-cell office:value-type="float" office:value="2.345893830061" calcext:value-type="float">
            <text:p>2,345893830061</text:p>
          </table:table-cell>
          <table:table-cell office:value-type="float" office:value="79.063143699792" calcext:value-type="float">
            <text:p>79,06314369979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346</text:p>
          </table:table-cell>
          <table:table-cell office:value-type="float" office:value="10.084998607635" calcext:value-type="float">
            <text:p>10,084998607635</text:p>
          </table:table-cell>
          <table:table-cell office:value-type="float" office:value="2.0657333731651" calcext:value-type="float">
            <text:p>2,0657333731651</text:p>
          </table:table-cell>
          <table:table-cell office:value-type="float" office:value="-146.96768286881" calcext:value-type="float">
            <text:p>-146,9676828688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357</text:p>
          </table:table-cell>
          <table:table-cell office:value-type="float" office:value="0.073084146715701" calcext:value-type="float">
            <text:p>0,073084146715701</text:p>
          </table:table-cell>
          <table:table-cell office:value-type="float" office:value="5.9272891283035" calcext:value-type="float">
            <text:p>5,9272891283035</text:p>
          </table:table-cell>
          <table:table-cell office:value-type="float" office:value="21.030177546155" calcext:value-type="float">
            <text:p>21,03017754615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368</text:p>
          </table:table-cell>
          <table:table-cell office:value-type="float" office:value="-1.5850126743317" calcext:value-type="float">
            <text:p>-1,5850126743317</text:p>
          </table:table-cell>
          <table:table-cell office:value-type="float" office:value="3.5572201013565" calcext:value-type="float">
            <text:p>3,5572201013565</text:p>
          </table:table-cell>
          <table:table-cell office:value-type="float" office:value="31.261938772384" calcext:value-type="float">
            <text:p>31,26193877238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379</text:p>
          </table:table-cell>
          <table:table-cell office:value-type="float" office:value="2.6889958977699" calcext:value-type="float">
            <text:p>2,6889958977699</text:p>
          </table:table-cell>
          <table:table-cell office:value-type="float" office:value="3.8339561223984" calcext:value-type="float">
            <text:p>3,8339561223984</text:p>
          </table:table-cell>
          <table:table-cell office:value-type="float" office:value="-52.190997038677" calcext:value-type="float">
            <text:p>-52,19099703867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390</text:p>
          </table:table-cell>
          <table:table-cell office:value-type="float" office:value="3.6974665522575" calcext:value-type="float">
            <text:p>3,6974665522575</text:p>
          </table:table-cell>
          <table:table-cell office:value-type="float" office:value="1.4410918951035" calcext:value-type="float">
            <text:p>1,4410918951035</text:p>
          </table:table-cell>
          <table:table-cell office:value-type="float" office:value="167.04553099954" calcext:value-type="float">
            <text:p>167,0455309995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401</text:p>
          </table:table-cell>
          <table:table-cell office:value-type="float" office:value="2.5433188676834" calcext:value-type="float">
            <text:p>2,5433188676834</text:p>
          </table:table-cell>
          <table:table-cell office:value-type="float" office:value="2.7192965149879" calcext:value-type="float">
            <text:p>2,7192965149879</text:p>
          </table:table-cell>
          <table:table-cell office:value-type="float" office:value="-26.811865294815" calcext:value-type="float">
            <text:p>-26,8118652948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412</text:p>
          </table:table-cell>
          <table:table-cell office:value-type="float" office:value="6.6110002994537" calcext:value-type="float">
            <text:p>6,6110002994537</text:p>
          </table:table-cell>
          <table:table-cell office:value-type="float" office:value="1.0144621133804" calcext:value-type="float">
            <text:p>1,0144621133804</text:p>
          </table:table-cell>
          <table:table-cell office:value-type="float" office:value="-147.49787871245" calcext:value-type="float">
            <text:p>-147,4978787124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423</text:p>
          </table:table-cell>
          <table:table-cell office:value-type="float" office:value="10.082681179047" calcext:value-type="float">
            <text:p>10,082681179047</text:p>
          </table:table-cell>
          <table:table-cell office:value-type="float" office:value="4.3107542395592" calcext:value-type="float">
            <text:p>4,3107542395592</text:p>
          </table:table-cell>
          <table:table-cell office:value-type="float" office:value="-145.49205105775" calcext:value-type="float">
            <text:p>-145,4920510577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434</text:p>
          </table:table-cell>
          <table:table-cell office:value-type="float" office:value="0.0005259153113002" calcext:value-type="float">
            <text:p>0,0005259153113002</text:p>
          </table:table-cell>
          <table:table-cell office:value-type="float" office:value="7.9498296976089" calcext:value-type="float">
            <text:p>7,9498296976089</text:p>
          </table:table-cell>
          <table:table-cell office:value-type="float" office:value="-136.12592751813" calcext:value-type="float">
            <text:p>-136,125927518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445</text:p>
          </table:table-cell>
          <table:table-cell office:value-type="float" office:value="1.9954614341259" calcext:value-type="float">
            <text:p>1,9954614341259</text:p>
          </table:table-cell>
          <table:table-cell office:value-type="float" office:value="5.9316158294678" calcext:value-type="float">
            <text:p>5,9316158294678</text:p>
          </table:table-cell>
          <table:table-cell office:value-type="float" office:value="-65.030762344409" calcext:value-type="float">
            <text:p>-65,03076234440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456</text:p>
          </table:table-cell>
          <table:table-cell office:value-type="float" office:value="1.4604343473911" calcext:value-type="float">
            <text:p>1,4604343473911</text:p>
          </table:table-cell>
          <table:table-cell office:value-type="float" office:value="5.1149070262909" calcext:value-type="float">
            <text:p>5,1149070262909</text:p>
          </table:table-cell>
          <table:table-cell office:value-type="float" office:value="-82.317486690108" calcext:value-type="float">
            <text:p>-82,3174866901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467</text:p>
          </table:table-cell>
          <table:table-cell office:value-type="float" office:value="2.8346559405327" calcext:value-type="float">
            <text:p>2,8346559405327</text:p>
          </table:table-cell>
          <table:table-cell office:value-type="float" office:value="4.1284218430519" calcext:value-type="float">
            <text:p>4,1284218430519</text:p>
          </table:table-cell>
          <table:table-cell office:value-type="float" office:value="1.4495716732778" calcext:value-type="float">
            <text:p>1,449571673277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478</text:p>
          </table:table-cell>
          <table:table-cell office:value-type="float" office:value="3.2871899008751" calcext:value-type="float">
            <text:p>3,2871899008751</text:p>
          </table:table-cell>
          <table:table-cell office:value-type="float" office:value="6.1926829814911" calcext:value-type="float">
            <text:p>6,1926829814911</text:p>
          </table:table-cell>
          <table:table-cell office:value-type="float" office:value="42.667316783006" calcext:value-type="float">
            <text:p>42,66731678300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489</text:p>
          </table:table-cell>
          <table:table-cell office:value-type="float" office:value="6.3537991046906" calcext:value-type="float">
            <text:p>6,3537991046906</text:p>
          </table:table-cell>
          <table:table-cell office:value-type="float" office:value="6.3119220733643" calcext:value-type="float">
            <text:p>6,3119220733643</text:p>
          </table:table-cell>
          <table:table-cell office:value-type="float" office:value="-78.911388755604" calcext:value-type="float">
            <text:p>-78,91138875560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500</text:p>
          </table:table-cell>
          <table:table-cell office:value-type="float" office:value="8.5040408372879" calcext:value-type="float">
            <text:p>8,5040408372879</text:p>
          </table:table-cell>
          <table:table-cell office:value-type="float" office:value="8.7221020460129" calcext:value-type="float">
            <text:p>8,7221020460129</text:p>
          </table:table-cell>
          <table:table-cell office:value-type="float" office:value="45.386728207776" calcext:value-type="float">
            <text:p>45,3867282077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511</text:p>
          </table:table-cell>
          <table:table-cell office:value-type="float" office:value="-1.5719179809093" calcext:value-type="float">
            <text:p>-1,5719179809093</text:p>
          </table:table-cell>
          <table:table-cell office:value-type="float" office:value="7.4626541137695" calcext:value-type="float">
            <text:p>7,4626541137695</text:p>
          </table:table-cell>
          <table:table-cell office:value-type="float" office:value="-83.338940219515" calcext:value-type="float">
            <text:p>-83,3389402195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522</text:p>
          </table:table-cell>
          <table:table-cell office:value-type="float" office:value="0.14624180272222" calcext:value-type="float">
            <text:p>0,14624180272222</text:p>
          </table:table-cell>
          <table:table-cell office:value-type="float" office:value="5.1300466060638" calcext:value-type="float">
            <text:p>5,1300466060638</text:p>
          </table:table-cell>
          <table:table-cell office:value-type="float" office:value="128.19667530667" calcext:value-type="float">
            <text:p>128,1966753066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533</text:p>
          </table:table-cell>
          <table:table-cell office:value-type="float" office:value="2.4660459160805" calcext:value-type="float">
            <text:p>2,4660459160805</text:p>
          </table:table-cell>
          <table:table-cell office:value-type="float" office:value="6.0980868339539" calcext:value-type="float">
            <text:p>6,0980868339539</text:p>
          </table:table-cell>
          <table:table-cell office:value-type="float" office:value="-140.20091712854" calcext:value-type="float">
            <text:p>-140,2009171285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544</text:p>
          </table:table-cell>
          <table:table-cell office:value-type="float" office:value="5.7423722743988" calcext:value-type="float">
            <text:p>5,7423722743988</text:p>
          </table:table-cell>
          <table:table-cell office:value-type="float" office:value="6.5036600828171" calcext:value-type="float">
            <text:p>6,5036600828171</text:p>
          </table:table-cell>
          <table:table-cell office:value-type="float" office:value="-124.30802576102" calcext:value-type="float">
            <text:p>-124,3080257610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555</text:p>
          </table:table-cell>
          <table:table-cell office:value-type="float" office:value="6.4734613895416" calcext:value-type="float">
            <text:p>6,4734613895416</text:p>
          </table:table-cell>
          <table:table-cell office:value-type="float" office:value="5.5426752567291" calcext:value-type="float">
            <text:p>5,5426752567291</text:p>
          </table:table-cell>
          <table:table-cell office:value-type="float" office:value="46.184656346679" calcext:value-type="float">
            <text:p>46,18465634667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566</text:p>
          </table:table-cell>
          <table:table-cell office:value-type="float" office:value="6.0314548015594" calcext:value-type="float">
            <text:p>6,0314548015594</text:p>
          </table:table-cell>
          <table:table-cell office:value-type="float" office:value="7.511391043663" calcext:value-type="float">
            <text:p>7,511391043663</text:p>
          </table:table-cell>
          <table:table-cell office:value-type="float" office:value="136.51596512764" calcext:value-type="float">
            <text:p>136,5159651276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577</text:p>
          </table:table-cell>
          <table:table-cell office:value-type="float" office:value="8.6792057752609" calcext:value-type="float">
            <text:p>8,6792057752609</text:p>
          </table:table-cell>
          <table:table-cell office:value-type="float" office:value="3.3820009231567" calcext:value-type="float">
            <text:p>3,3820009231567</text:p>
          </table:table-cell>
          <table:table-cell office:value-type="float" office:value="-17.806739753978" calcext:value-type="float">
            <text:p>-17,80673975397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588</text:p>
          </table:table-cell>
          <table:table-cell office:value-type="float" office:value="-0.12501612305641" calcext:value-type="float">
            <text:p>-0,12501612305641</text:p>
          </table:table-cell>
          <table:table-cell office:value-type="float" office:value="7.434389591217" calcext:value-type="float">
            <text:p>7,434389591217</text:p>
          </table:table-cell>
          <table:table-cell office:value-type="float" office:value="178.60695207195" calcext:value-type="float">
            <text:p>178,6069520719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599</text:p>
          </table:table-cell>
          <table:table-cell office:value-type="float" office:value="2.0780977606773" calcext:value-type="float">
            <text:p>2,0780977606773</text:p>
          </table:table-cell>
          <table:table-cell office:value-type="float" office:value="6.5600216388702" calcext:value-type="float">
            <text:p>6,5600216388702</text:p>
          </table:table-cell>
          <table:table-cell office:value-type="float" office:value="128.83825970303" calcext:value-type="float">
            <text:p>128,8382597030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610</text:p>
          </table:table-cell>
          <table:table-cell office:value-type="float" office:value="2.2109761834145" calcext:value-type="float">
            <text:p>2,2109761834145</text:p>
          </table:table-cell>
          <table:table-cell office:value-type="float" office:value="8.9062947034836" calcext:value-type="float">
            <text:p>8,9062947034836</text:p>
          </table:table-cell>
          <table:table-cell office:value-type="float" office:value="-173.48288730451" calcext:value-type="float">
            <text:p>-173,4828873045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621</text:p>
          </table:table-cell>
          <table:table-cell office:value-type="float" office:value="4.7904306650162" calcext:value-type="float">
            <text:p>4,7904306650162</text:p>
          </table:table-cell>
          <table:table-cell office:value-type="float" office:value="8.5361111164093" calcext:value-type="float">
            <text:p>8,5361111164093</text:p>
          </table:table-cell>
          <table:table-cell office:value-type="float" office:value="-176.54260100832" calcext:value-type="float">
            <text:p>-176,542601008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632</text:p>
          </table:table-cell>
          <table:table-cell office:value-type="float" office:value="2.8435555100441" calcext:value-type="float">
            <text:p>2,8435555100441</text:p>
          </table:table-cell>
          <table:table-cell office:value-type="float" office:value="5.7400518655777" calcext:value-type="float">
            <text:p>5,7400518655777</text:p>
          </table:table-cell>
          <table:table-cell office:value-type="float" office:value="123.28705058736" calcext:value-type="float">
            <text:p>123,2870505873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643</text:p>
          </table:table-cell>
          <table:table-cell office:value-type="float" office:value="7.4333429336548" calcext:value-type="float">
            <text:p>7,4333429336548</text:p>
          </table:table-cell>
          <table:table-cell office:value-type="float" office:value="4.8642688989639" calcext:value-type="float">
            <text:p>4,8642688989639</text:p>
          </table:table-cell>
          <table:table-cell office:value-type="float" office:value="119.12587493848" calcext:value-type="float">
            <text:p>119,1258749384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654</text:p>
          </table:table-cell>
          <table:table-cell office:value-type="float" office:value="7.2269684076309" calcext:value-type="float">
            <text:p>7,2269684076309</text:p>
          </table:table-cell>
          <table:table-cell office:value-type="float" office:value="6.5074926614761" calcext:value-type="float">
            <text:p>6,5074926614761</text:p>
          </table:table-cell>
          <table:table-cell office:value-type="float" office:value="-153.85734503436" calcext:value-type="float">
            <text:p>-153,8573450343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665</text:p>
          </table:table-cell>
          <table:table-cell office:value-type="float" office:value="3.9528748393059" calcext:value-type="float">
            <text:p>3,9528748393059</text:p>
          </table:table-cell>
          <table:table-cell office:value-type="float" office:value="10.584322214127" calcext:value-type="float">
            <text:p>10,584322214127</text:p>
          </table:table-cell>
          <table:table-cell office:value-type="float" office:value="108.64049461996" calcext:value-type="float">
            <text:p>108,640494619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676</text:p>
          </table:table-cell>
          <table:table-cell office:value-type="float" office:value="1.284543722868" calcext:value-type="float">
            <text:p>1,284543722868</text:p>
          </table:table-cell>
          <table:table-cell office:value-type="float" office:value="9.8799073696136" calcext:value-type="float">
            <text:p>9,8799073696136</text:p>
          </table:table-cell>
          <table:table-cell office:value-type="float" office:value="-127.10031126715" calcext:value-type="float">
            <text:p>-127,100311267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687</text:p>
          </table:table-cell>
          <table:table-cell office:value-type="float" office:value="5.3541880846024" calcext:value-type="float">
            <text:p>5,3541880846024</text:p>
          </table:table-cell>
          <table:table-cell office:value-type="float" office:value="7.2647017240524" calcext:value-type="float">
            <text:p>7,2647017240524</text:p>
          </table:table-cell>
          <table:table-cell office:value-type="float" office:value="98.192104868069" calcext:value-type="float">
            <text:p>98,1921048680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698</text:p>
          </table:table-cell>
          <table:table-cell office:value-type="float" office:value="4.6389156579971" calcext:value-type="float">
            <text:p>4,6389156579971</text:p>
          </table:table-cell>
          <table:table-cell office:value-type="float" office:value="10.805637836456" calcext:value-type="float">
            <text:p>10,805637836456</text:p>
          </table:table-cell>
          <table:table-cell office:value-type="float" office:value="-171.2622505844" calcext:value-type="float">
            <text:p>-171,262250584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709</text:p>
          </table:table-cell>
          <table:table-cell office:value-type="float" office:value="8.6866283416748" calcext:value-type="float">
            <text:p>8,6866283416748</text:p>
          </table:table-cell>
          <table:table-cell office:value-type="float" office:value="10.767986774445" calcext:value-type="float">
            <text:p>10,767986774445</text:p>
          </table:table-cell>
          <table:table-cell office:value-type="float" office:value="-162.11453061195" calcext:value-type="float">
            <text:p>-162,1145306119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720</text:p>
          </table:table-cell>
          <table:table-cell office:value-type="float" office:value="9.1337192058563" calcext:value-type="float">
            <text:p>9,1337192058563</text:p>
          </table:table-cell>
          <table:table-cell office:value-type="float" office:value="8.784367442131" calcext:value-type="float">
            <text:p>8,784367442131</text:p>
          </table:table-cell>
          <table:table-cell office:value-type="float" office:value="-14.529731243279" calcext:value-type="float">
            <text:p>-14,52973124327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731</text:p>
          </table:table-cell>
          <table:table-cell office:value-type="float" office:value="7.5425589084625" calcext:value-type="float">
            <text:p>7,5425589084625</text:p>
          </table:table-cell>
          <table:table-cell office:value-type="float" office:value="7.3877692222595" calcext:value-type="float">
            <text:p>7,3877692222595</text:p>
          </table:table-cell>
          <table:table-cell office:value-type="float" office:value="111.8499131719" calcext:value-type="float">
            <text:p>111,849913171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742</text:p>
          </table:table-cell>
          <table:table-cell office:value-type="float" office:value="1.0726822912693" calcext:value-type="float">
            <text:p>1,0726822912693</text:p>
          </table:table-cell>
          <table:table-cell office:value-type="float" office:value="11.085011959076" calcext:value-type="float">
            <text:p>11,085011959076</text:p>
          </table:table-cell>
          <table:table-cell office:value-type="float" office:value="-150.74084366962" calcext:value-type="float">
            <text:p>-150,7408436696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753</text:p>
          </table:table-cell>
          <table:table-cell office:value-type="float" office:value="-0.094422297552228" calcext:value-type="float">
            <text:p>-0,094422297552228</text:p>
          </table:table-cell>
          <table:table-cell office:value-type="float" office:value="11.069078445435" calcext:value-type="float">
            <text:p>11,069078445435</text:p>
          </table:table-cell>
          <table:table-cell office:value-type="float" office:value="-85.70860525605" calcext:value-type="float">
            <text:p>-85,7086052560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5</text:p>
          </table:table-cell>
          <table:table-cell office:value-type="float" office:value="-0.92639200389385" calcext:value-type="float">
            <text:p>-0,92639200389385</text:p>
          </table:table-cell>
          <table:table-cell office:value-type="float" office:value="0.0099411397241056" calcext:value-type="float">
            <text:p>0,0099411397241056</text:p>
          </table:table-cell>
          <table:table-cell office:value-type="float" office:value="-27.206107309669" calcext:value-type="float">
            <text:p>-27,20610730966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214</text:p>
          </table:table-cell>
          <table:table-cell office:value-type="float" office:value="1.5210738778114" calcext:value-type="float">
            <text:p>1,5210738778114</text:p>
          </table:table-cell>
          <table:table-cell office:value-type="float" office:value="3.0697041749954" calcext:value-type="float">
            <text:p>3,0697041749954</text:p>
          </table:table-cell>
          <table:table-cell office:value-type="float" office:value="-127.49484542069" calcext:value-type="float">
            <text:p>-127,4948454206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225</text:p>
          </table:table-cell>
          <table:table-cell office:value-type="float" office:value="1.4807042479515" calcext:value-type="float">
            <text:p>1,4807042479515</text:p>
          </table:table-cell>
          <table:table-cell office:value-type="float" office:value="-0.47411125153303" calcext:value-type="float">
            <text:p>-0,47411125153303</text:p>
          </table:table-cell>
          <table:table-cell office:value-type="float" office:value="41.916680943434" calcext:value-type="float">
            <text:p>41,91668094343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236</text:p>
          </table:table-cell>
          <table:table-cell office:value-type="float" office:value="3.416902422905" calcext:value-type="float">
            <text:p>3,416902422905</text:p>
          </table:table-cell>
          <table:table-cell office:value-type="float" office:value="-0.58502368628979" calcext:value-type="float">
            <text:p>-0,58502368628979</text:p>
          </table:table-cell>
          <table:table-cell office:value-type="float" office:value="88.817001907689" calcext:value-type="float">
            <text:p>88,81700190768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247</text:p>
          </table:table-cell>
          <table:table-cell office:value-type="float" office:value="4.4270673394203" calcext:value-type="float">
            <text:p>4,4270673394203</text:p>
          </table:table-cell>
          <table:table-cell office:value-type="float" office:value="-0.22157611325383" calcext:value-type="float">
            <text:p>-0,22157611325383</text:p>
          </table:table-cell>
          <table:table-cell office:value-type="float" office:value="-59.491272944554" calcext:value-type="float">
            <text:p>-59,49127294455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258</text:p>
          </table:table-cell>
          <table:table-cell office:value-type="float" office:value="6.4773505926132" calcext:value-type="float">
            <text:p>6,4773505926132</text:p>
          </table:table-cell>
          <table:table-cell office:value-type="float" office:value="-0.32721947878599" calcext:value-type="float">
            <text:p>-0,32721947878599</text:p>
          </table:table-cell>
          <table:table-cell office:value-type="float" office:value="82.777678586875" calcext:value-type="float">
            <text:p>82,77767858687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269</text:p>
          </table:table-cell>
          <table:table-cell office:value-type="float" office:value="4.9787083268166" calcext:value-type="float">
            <text:p>4,9787083268166</text:p>
          </table:table-cell>
          <table:table-cell office:value-type="float" office:value="-0.28758844360709" calcext:value-type="float">
            <text:p>-0,28758844360709</text:p>
          </table:table-cell>
          <table:table-cell office:value-type="float" office:value="-125.98828449371" calcext:value-type="float">
            <text:p>-125,9882844937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280</text:p>
          </table:table-cell>
          <table:table-cell office:value-type="float" office:value="-1.5850201249123" calcext:value-type="float">
            <text:p>-1,5850201249123</text:p>
          </table:table-cell>
          <table:table-cell office:value-type="float" office:value="1.6371931135654" calcext:value-type="float">
            <text:p>1,6371931135654</text:p>
          </table:table-cell>
          <table:table-cell office:value-type="float" office:value="31.539217681642" calcext:value-type="float">
            <text:p>31,5392176816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291</text:p>
          </table:table-cell>
          <table:table-cell office:value-type="float" office:value="1.5446157753468" calcext:value-type="float">
            <text:p>1,5446157753468</text:p>
          </table:table-cell>
          <table:table-cell office:value-type="float" office:value="0.071716271340847" calcext:value-type="float">
            <text:p>0,071716271340847</text:p>
          </table:table-cell>
          <table:table-cell office:value-type="float" office:value="4.569127681149" calcext:value-type="float">
            <text:p>4,56912768114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302</text:p>
          </table:table-cell>
          <table:table-cell office:value-type="float" office:value="2.1127824485302" calcext:value-type="float">
            <text:p>2,1127824485302</text:p>
          </table:table-cell>
          <table:table-cell office:value-type="float" office:value="-0.26461493223906" calcext:value-type="float">
            <text:p>-0,26461493223906</text:p>
          </table:table-cell>
          <table:table-cell office:value-type="float" office:value="40.248510943856" calcext:value-type="float">
            <text:p>40,24851094385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313</text:p>
          </table:table-cell>
          <table:table-cell office:value-type="float" office:value="4.6872568130493" calcext:value-type="float">
            <text:p>4,6872568130493</text:p>
          </table:table-cell>
          <table:table-cell office:value-type="float" office:value="2.0559298992157" calcext:value-type="float">
            <text:p>2,0559298992157</text:p>
          </table:table-cell>
          <table:table-cell office:value-type="float" office:value="66.526526098798" calcext:value-type="float">
            <text:p>66,52652609879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324</text:p>
          </table:table-cell>
          <table:table-cell office:value-type="float" office:value="6.0035365819931" calcext:value-type="float">
            <text:p>6,0035365819931</text:p>
          </table:table-cell>
          <table:table-cell office:value-type="float" office:value="3.9533269405365" calcext:value-type="float">
            <text:p>3,9533269405365</text:p>
          </table:table-cell>
          <table:table-cell office:value-type="float" office:value="-137.21514355605" calcext:value-type="float">
            <text:p>-137,215143556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335</text:p>
          </table:table-cell>
          <table:table-cell office:value-type="float" office:value="7.3465549945831" calcext:value-type="float">
            <text:p>7,3465549945831</text:p>
          </table:table-cell>
          <table:table-cell office:value-type="float" office:value="2.131748944521" calcext:value-type="float">
            <text:p>2,131748944521</text:p>
          </table:table-cell>
          <table:table-cell office:value-type="float" office:value="118.12022081606" calcext:value-type="float">
            <text:p>118,1202208160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346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2.3269200325012" calcext:value-type="float">
            <text:p>2,3269200325012</text:p>
          </table:table-cell>
          <table:table-cell office:value-type="float" office:value="-145.441769035" calcext:value-type="float">
            <text:p>-145,44176903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357</text:p>
          </table:table-cell>
          <table:table-cell office:value-type="float" office:value="-0.29836526140571" calcext:value-type="float">
            <text:p>-0,29836526140571</text:p>
          </table:table-cell>
          <table:table-cell office:value-type="float" office:value="5.7845032215118" calcext:value-type="float">
            <text:p>5,7845032215118</text:p>
          </table:table-cell>
          <table:table-cell office:value-type="float" office:value="21.092614930147" calcext:value-type="float">
            <text:p>21,0926149301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368</text:p>
          </table:table-cell>
          <table:table-cell office:value-type="float" office:value="-1.5850111842155" calcext:value-type="float">
            <text:p>-1,5850111842155</text:p>
          </table:table-cell>
          <table:table-cell office:value-type="float" office:value="3.3599251508713" calcext:value-type="float">
            <text:p>3,3599251508713</text:p>
          </table:table-cell>
          <table:table-cell office:value-type="float" office:value="45.50886268069" calcext:value-type="float">
            <text:p>45,5088626806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379</text:p>
          </table:table-cell>
          <table:table-cell office:value-type="float" office:value="2.4981638789177" calcext:value-type="float">
            <text:p>2,4981638789177</text:p>
          </table:table-cell>
          <table:table-cell office:value-type="float" office:value="3.7173935770988" calcext:value-type="float">
            <text:p>3,7173935770988</text:p>
          </table:table-cell>
          <table:table-cell office:value-type="float" office:value="35.566053952381" calcext:value-type="float">
            <text:p>35,5660539523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390</text:p>
          </table:table-cell>
          <table:table-cell office:value-type="float" office:value="3.8320550322533" calcext:value-type="float">
            <text:p>3,8320550322533</text:p>
          </table:table-cell>
          <table:table-cell office:value-type="float" office:value="1.2975080311298" calcext:value-type="float">
            <text:p>1,2975080311298</text:p>
          </table:table-cell>
          <table:table-cell office:value-type="float" office:value="132.02190854747" calcext:value-type="float">
            <text:p>132,021908547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401</text:p>
          </table:table-cell>
          <table:table-cell office:value-type="float" office:value="2.2709734737873" calcext:value-type="float">
            <text:p>2,2709734737873</text:p>
          </table:table-cell>
          <table:table-cell office:value-type="float" office:value="2.907512485981" calcext:value-type="float">
            <text:p>2,907512485981</text:p>
          </table:table-cell>
          <table:table-cell office:value-type="float" office:value="-36.760918274047" calcext:value-type="float">
            <text:p>-36,76091827404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412</text:p>
          </table:table-cell>
          <table:table-cell office:value-type="float" office:value="6.9660866260529" calcext:value-type="float">
            <text:p>6,9660866260529</text:p>
          </table:table-cell>
          <table:table-cell office:value-type="float" office:value="1.0456845909357" calcext:value-type="float">
            <text:p>1,0456845909357</text:p>
          </table:table-cell>
          <table:table-cell office:value-type="float" office:value="-170.66654733791" calcext:value-type="float">
            <text:p>-170,6665473379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423</text:p>
          </table:table-cell>
          <table:table-cell office:value-type="float" office:value="10.083240270615" calcext:value-type="float">
            <text:p>10,083240270615</text:p>
          </table:table-cell>
          <table:table-cell office:value-type="float" office:value="4.6100169420242" calcext:value-type="float">
            <text:p>4,6100169420242</text:p>
          </table:table-cell>
          <table:table-cell office:value-type="float" office:value="-145.41409273816" calcext:value-type="float">
            <text:p>-145,414092738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434</text:p>
          </table:table-cell>
          <table:table-cell office:value-type="float" office:value="-0.031695696525276" calcext:value-type="float">
            <text:p>-0,031695696525276</text:p>
          </table:table-cell>
          <table:table-cell office:value-type="float" office:value="8.2661139965057" calcext:value-type="float">
            <text:p>8,2661139965057</text:p>
          </table:table-cell>
          <table:table-cell office:value-type="float" office:value="-89.692625270528" calcext:value-type="float">
            <text:p>-89,6926252705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445</text:p>
          </table:table-cell>
          <table:table-cell office:value-type="float" office:value="1.7708030343056" calcext:value-type="float">
            <text:p>1,7708030343056</text:p>
          </table:table-cell>
          <table:table-cell office:value-type="float" office:value="5.890702009201" calcext:value-type="float">
            <text:p>5,890702009201</text:p>
          </table:table-cell>
          <table:table-cell office:value-type="float" office:value="11.278807642354" calcext:value-type="float">
            <text:p>11,27880764235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456</text:p>
          </table:table-cell>
          <table:table-cell office:value-type="float" office:value="1.4349162578583" calcext:value-type="float">
            <text:p>1,4349162578583</text:p>
          </table:table-cell>
          <table:table-cell office:value-type="float" office:value="5.4818165302277" calcext:value-type="float">
            <text:p>5,4818165302277</text:p>
          </table:table-cell>
          <table:table-cell office:value-type="float" office:value="-95.029722353455" calcext:value-type="float">
            <text:p>-95,02972235345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467</text:p>
          </table:table-cell>
          <table:table-cell office:value-type="float" office:value="2.7102491259575" calcext:value-type="float">
            <text:p>2,7102491259575</text:p>
          </table:table-cell>
          <table:table-cell office:value-type="float" office:value="3.989240527153" calcext:value-type="float">
            <text:p>3,989240527153</text:p>
          </table:table-cell>
          <table:table-cell office:value-type="float" office:value="70.194400799502" calcext:value-type="float">
            <text:p>70,19440079950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478</text:p>
          </table:table-cell>
          <table:table-cell office:value-type="float" office:value="3.1354910135269" calcext:value-type="float">
            <text:p>3,1354910135269</text:p>
          </table:table-cell>
          <table:table-cell office:value-type="float" office:value="6.0054606199265" calcext:value-type="float">
            <text:p>6,0054606199265</text:p>
          </table:table-cell>
          <table:table-cell office:value-type="float" office:value="37.927381931596" calcext:value-type="float">
            <text:p>37,92738193159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489</text:p>
          </table:table-cell>
          <table:table-cell office:value-type="float" office:value="6.579532623291" calcext:value-type="float">
            <text:p>6,579532623291</text:p>
          </table:table-cell>
          <table:table-cell office:value-type="float" office:value="6.4101564884186" calcext:value-type="float">
            <text:p>6,4101564884186</text:p>
          </table:table-cell>
          <table:table-cell office:value-type="float" office:value="-160.33317480877" calcext:value-type="float">
            <text:p>-160,3331748087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500</text:p>
          </table:table-cell>
          <table:table-cell office:value-type="float" office:value="8.225194811821" calcext:value-type="float">
            <text:p>8,225194811821</text:p>
          </table:table-cell>
          <table:table-cell office:value-type="float" office:value="8.4394645690918" calcext:value-type="float">
            <text:p>8,4394645690918</text:p>
          </table:table-cell>
          <table:table-cell office:value-type="float" office:value="45.422102615332" calcext:value-type="float">
            <text:p>45,42210261533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511</text:p>
          </table:table-cell>
          <table:table-cell office:value-type="float" office:value="-1.5685230493546" calcext:value-type="float">
            <text:p>-1,5685230493546</text:p>
          </table:table-cell>
          <table:table-cell office:value-type="float" office:value="7.8497290611267" calcext:value-type="float">
            <text:p>7,8497290611267</text:p>
          </table:table-cell>
          <table:table-cell office:value-type="float" office:value="-87.019135997554" calcext:value-type="float">
            <text:p>-87,01913599755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522</text:p>
          </table:table-cell>
          <table:table-cell office:value-type="float" office:value="0.3911042958498" calcext:value-type="float">
            <text:p>0,3911042958498</text:p>
          </table:table-cell>
          <table:table-cell office:value-type="float" office:value="4.8166799545288" calcext:value-type="float">
            <text:p>4,8166799545288</text:p>
          </table:table-cell>
          <table:table-cell office:value-type="float" office:value="128.17605134029" calcext:value-type="float">
            <text:p>128,1760513402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533</text:p>
          </table:table-cell>
          <table:table-cell office:value-type="float" office:value="2.6362037658691" calcext:value-type="float">
            <text:p>2,6362037658691</text:p>
          </table:table-cell>
          <table:table-cell office:value-type="float" office:value="5.9534990787506" calcext:value-type="float">
            <text:p>5,9534990787506</text:p>
          </table:table-cell>
          <table:table-cell office:value-type="float" office:value="129.7677732577" calcext:value-type="float">
            <text:p>129,767773257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544</text:p>
          </table:table-cell>
          <table:table-cell office:value-type="float" office:value="5.8082187175751" calcext:value-type="float">
            <text:p>5,8082187175751</text:p>
          </table:table-cell>
          <table:table-cell office:value-type="float" office:value="6.8095022439957" calcext:value-type="float">
            <text:p>6,8095022439957</text:p>
          </table:table-cell>
          <table:table-cell office:value-type="float" office:value="-88.35532027445" calcext:value-type="float">
            <text:p>-88,3553202744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555</text:p>
          </table:table-cell>
          <table:table-cell office:value-type="float" office:value="6.1481684446335" calcext:value-type="float">
            <text:p>6,1481684446335</text:p>
          </table:table-cell>
          <table:table-cell office:value-type="float" office:value="5.5494779348373" calcext:value-type="float">
            <text:p>5,5494779348373</text:p>
          </table:table-cell>
          <table:table-cell office:value-type="float" office:value="4.110896188742" calcext:value-type="float">
            <text:p>4,11089618874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566</text:p>
          </table:table-cell>
          <table:table-cell office:value-type="float" office:value="5.902863740921" calcext:value-type="float">
            <text:p>5,902863740921</text:p>
          </table:table-cell>
          <table:table-cell office:value-type="float" office:value="7.3305386304855" calcext:value-type="float">
            <text:p>7,3305386304855</text:p>
          </table:table-cell>
          <table:table-cell office:value-type="float" office:value="45.743591846174" calcext:value-type="float">
            <text:p>45,74359184617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577</text:p>
          </table:table-cell>
          <table:table-cell office:value-type="float" office:value="8.4565478563309" calcext:value-type="float">
            <text:p>8,4565478563309</text:p>
          </table:table-cell>
          <table:table-cell office:value-type="float" office:value="3.6103540658951" calcext:value-type="float">
            <text:p>3,6103540658951</text:p>
          </table:table-cell>
          <table:table-cell office:value-type="float" office:value="-53.135489961904" calcext:value-type="float">
            <text:p>-53,13548996190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588</text:p>
          </table:table-cell>
          <table:table-cell office:value-type="float" office:value="0.065326206386089" calcext:value-type="float">
            <text:p>0,065326206386089</text:p>
          </table:table-cell>
          <table:table-cell office:value-type="float" office:value="7.1805876493454" calcext:value-type="float">
            <text:p>7,1805876493454</text:p>
          </table:table-cell>
          <table:table-cell office:value-type="float" office:value="132.00906127881" calcext:value-type="float">
            <text:p>132,0090612788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599</text:p>
          </table:table-cell>
          <table:table-cell office:value-type="float" office:value="1.9414272904396" calcext:value-type="float">
            <text:p>1,9414272904396</text:p>
          </table:table-cell>
          <table:table-cell office:value-type="float" office:value="6.3892358541489" calcext:value-type="float">
            <text:p>6,3892358541489</text:p>
          </table:table-cell>
          <table:table-cell office:value-type="float" office:value="41.06324987047" calcext:value-type="float">
            <text:p>41,0632498704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610</text:p>
          </table:table-cell>
          <table:table-cell office:value-type="float" office:value="2.4792563915253" calcext:value-type="float">
            <text:p>2,4792563915253</text:p>
          </table:table-cell>
          <table:table-cell office:value-type="float" office:value="9.0690279006958" calcext:value-type="float">
            <text:p>9,0690279006958</text:p>
          </table:table-cell>
          <table:table-cell office:value-type="float" office:value="-138.03604302133" calcext:value-type="float">
            <text:p>-138,0360430213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621</text:p>
          </table:table-cell>
          <table:table-cell office:value-type="float" office:value="4.9373579025269" calcext:value-type="float">
            <text:p>4,9373579025269</text:p>
          </table:table-cell>
          <table:table-cell office:value-type="float" office:value="8.5984671115875" calcext:value-type="float">
            <text:p>8,5984671115875</text:p>
          </table:table-cell>
          <table:table-cell office:value-type="float" office:value="-156.63880603329" calcext:value-type="float">
            <text:p>-156,6388060332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632</text:p>
          </table:table-cell>
          <table:table-cell office:value-type="float" office:value="2.6804301142693" calcext:value-type="float">
            <text:p>2,6804301142693</text:p>
          </table:table-cell>
          <table:table-cell office:value-type="float" office:value="5.5879342556" calcext:value-type="float">
            <text:p>5,5879342556</text:p>
          </table:table-cell>
          <table:table-cell office:value-type="float" office:value="33.339191773894" calcext:value-type="float">
            <text:p>33,33919177389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643</text:p>
          </table:table-cell>
          <table:table-cell office:value-type="float" office:value="7.6928818225861" calcext:value-type="float">
            <text:p>7,6928818225861</text:p>
          </table:table-cell>
          <table:table-cell office:value-type="float" office:value="4.6552938222885" calcext:value-type="float">
            <text:p>4,6552938222885</text:p>
          </table:table-cell>
          <table:table-cell office:value-type="float" office:value="147.59907145409" calcext:value-type="float">
            <text:p>147,5990714540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654</text:p>
          </table:table-cell>
          <table:table-cell office:value-type="float" office:value="7.4878376722336" calcext:value-type="float">
            <text:p>7,4878376722336</text:p>
          </table:table-cell>
          <table:table-cell office:value-type="float" office:value="6.684821844101" calcext:value-type="float">
            <text:p>6,684821844101</text:p>
          </table:table-cell>
          <table:table-cell office:value-type="float" office:value="-163.07177513268" calcext:value-type="float">
            <text:p>-163,0717751326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665</text:p>
          </table:table-cell>
          <table:table-cell office:value-type="float" office:value="4.1706991195679" calcext:value-type="float">
            <text:p>4,1706991195679</text:p>
          </table:table-cell>
          <table:table-cell office:value-type="float" office:value="10.624281167984" calcext:value-type="float">
            <text:p>10,624281167984</text:p>
          </table:table-cell>
          <table:table-cell office:value-type="float" office:value="-160.69418305804" calcext:value-type="float">
            <text:p>-160,6941830580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676</text:p>
          </table:table-cell>
          <table:table-cell office:value-type="float" office:value="1.4585694670677" calcext:value-type="float">
            <text:p>1,4585694670677</text:p>
          </table:table-cell>
          <table:table-cell office:value-type="float" office:value="10.138057470322" calcext:value-type="float">
            <text:p>10,138057470322</text:p>
          </table:table-cell>
          <table:table-cell office:value-type="float" office:value="-122.85489033742" calcext:value-type="float">
            <text:p>-122,8548903374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687</text:p>
          </table:table-cell>
          <table:table-cell office:value-type="float" office:value="5.1412403583527" calcext:value-type="float">
            <text:p>5,1412403583527</text:p>
          </table:table-cell>
          <table:table-cell office:value-type="float" office:value="7.2022587060928" calcext:value-type="float">
            <text:p>7,2022587060928</text:p>
          </table:table-cell>
          <table:table-cell office:value-type="float" office:value="7.4822227856156" calcext:value-type="float">
            <text:p>7,482222785615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698</text:p>
          </table:table-cell>
          <table:table-cell office:value-type="float" office:value="4.6358984708786" calcext:value-type="float">
            <text:p>4,6358984708786</text:p>
          </table:table-cell>
          <table:table-cell office:value-type="float" office:value="11.027615070343" calcext:value-type="float">
            <text:p>11,027615070343</text:p>
          </table:table-cell>
          <table:table-cell office:value-type="float" office:value="-80.552053299679" calcext:value-type="float">
            <text:p>-80,55205329967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709</text:p>
          </table:table-cell>
          <table:table-cell office:value-type="float" office:value="8.8186728954315" calcext:value-type="float">
            <text:p>8,8186728954315</text:p>
          </table:table-cell>
          <table:table-cell office:value-type="float" office:value="10.822343826294" calcext:value-type="float">
            <text:p>10,822343826294</text:p>
          </table:table-cell>
          <table:table-cell office:value-type="float" office:value="-158.28720627317" calcext:value-type="float">
            <text:p>-158,287206273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720</text:p>
          </table:table-cell>
          <table:table-cell office:value-type="float" office:value="8.8882035017014" calcext:value-type="float">
            <text:p>8,8882035017014</text:p>
          </table:table-cell>
          <table:table-cell office:value-type="float" office:value="8.6459016799927" calcext:value-type="float">
            <text:p>8,6459016799927</text:p>
          </table:table-cell>
          <table:table-cell office:value-type="float" office:value="38.916679704265" calcext:value-type="float">
            <text:p>38,91667970426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731</text:p>
          </table:table-cell>
          <table:table-cell office:value-type="float" office:value="7.7485823631287" calcext:value-type="float">
            <text:p>7,7485823631287</text:p>
          </table:table-cell>
          <table:table-cell office:value-type="float" office:value="7.2236144542694" calcext:value-type="float">
            <text:p>7,2236144542694</text:p>
          </table:table-cell>
          <table:table-cell office:value-type="float" office:value="155.7219894069" calcext:value-type="float">
            <text:p>155,721989406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742</text:p>
          </table:table-cell>
          <table:table-cell office:value-type="float" office:value="1.2716516852379" calcext:value-type="float">
            <text:p>1,2716516852379</text:p>
          </table:table-cell>
          <table:table-cell office:value-type="float" office:value="11.041785478592" calcext:value-type="float">
            <text:p>11,041785478592</text:p>
          </table:table-cell>
          <table:table-cell office:value-type="float" office:value="166.88925901036" calcext:value-type="float">
            <text:p>166,889259010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753</text:p>
          </table:table-cell>
          <table:table-cell office:value-type="float" office:value="-0.086429780349135" calcext:value-type="float">
            <text:p>-0,086429780349135</text:p>
          </table:table-cell>
          <table:table-cell office:value-type="float" office:value="11.078941822052" calcext:value-type="float">
            <text:p>11,078941822052</text:p>
          </table:table-cell>
          <table:table-cell office:value-type="float" office:value="-53.78521665646" calcext:value-type="float">
            <text:p>-53,7852166564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15</text:p>
          </table:table-cell>
          <table:table-cell office:value-type="float" office:value="-1.1557932198048" calcext:value-type="float">
            <text:p>-1,1557932198048</text:p>
          </table:table-cell>
          <table:table-cell office:value-type="float" office:value="0.28333092108369" calcext:value-type="float">
            <text:p>0,28333092108369</text:p>
          </table:table-cell>
          <table:table-cell office:value-type="float" office:value="-39.6610695845" calcext:value-type="float">
            <text:p>-39,66106958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214</text:p>
          </table:table-cell>
          <table:table-cell office:value-type="float" office:value="1.5660490095615" calcext:value-type="float">
            <text:p>1,5660490095615</text:p>
          </table:table-cell>
          <table:table-cell office:value-type="float" office:value="3.3022370934486" calcext:value-type="float">
            <text:p>3,3022370934486</text:p>
          </table:table-cell>
          <table:table-cell office:value-type="float" office:value="-77.904053554413" calcext:value-type="float">
            <text:p>-77,9040535544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225</text:p>
          </table:table-cell>
          <table:table-cell office:value-type="float" office:value="1.61635607481" calcext:value-type="float">
            <text:p>1,61635607481</text:p>
          </table:table-cell>
          <table:table-cell office:value-type="float" office:value="-0.58514803647995" calcext:value-type="float">
            <text:p>-0,58514803647995</text:p>
          </table:table-cell>
          <table:table-cell office:value-type="float" office:value="118.20201964895" calcext:value-type="float">
            <text:p>118,2020196489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236</text:p>
          </table:table-cell>
          <table:table-cell office:value-type="float" office:value="3.1372132897377" calcext:value-type="float">
            <text:p>3,1372132897377</text:p>
          </table:table-cell>
          <table:table-cell office:value-type="float" office:value="-0.58615259826183" calcext:value-type="float">
            <text:p>-0,58615259826183</text:p>
          </table:table-cell>
          <table:table-cell office:value-type="float" office:value="62.304325923798" calcext:value-type="float">
            <text:p>62,30432592379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247</text:p>
          </table:table-cell>
          <table:table-cell office:value-type="float" office:value="4.5999282598495" calcext:value-type="float">
            <text:p>4,5999282598495</text:p>
          </table:table-cell>
          <table:table-cell office:value-type="float" office:value="-0.083399713039398" calcext:value-type="float">
            <text:p>-0,083399713039398</text:p>
          </table:table-cell>
          <table:table-cell office:value-type="float" office:value="-150.21622408727" calcext:value-type="float">
            <text:p>-150,2162240872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258</text:p>
          </table:table-cell>
          <table:table-cell office:value-type="float" office:value="6.3895785808563" calcext:value-type="float">
            <text:p>6,3895785808563</text:p>
          </table:table-cell>
          <table:table-cell office:value-type="float" office:value="-0.58500207960606" calcext:value-type="float">
            <text:p>-0,58500207960606</text:p>
          </table:table-cell>
          <table:table-cell office:value-type="float" office:value="79.483611568524" calcext:value-type="float">
            <text:p>79,4836115685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269</text:p>
          </table:table-cell>
          <table:table-cell office:value-type="float" office:value="5.1754796504974" calcext:value-type="float">
            <text:p>5,1754796504974</text:p>
          </table:table-cell>
          <table:table-cell office:value-type="float" office:value="-0.3907934576273" calcext:value-type="float">
            <text:p>-0,3907934576273</text:p>
          </table:table-cell>
          <table:table-cell office:value-type="float" office:value="143.42168637901" calcext:value-type="float">
            <text:p>143,4216863790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280</text:p>
          </table:table-cell>
          <table:table-cell office:value-type="float" office:value="-1.5850272774696" calcext:value-type="float">
            <text:p>-1,5850272774696</text:p>
          </table:table-cell>
          <table:table-cell office:value-type="float" office:value="1.3414096832275" calcext:value-type="float">
            <text:p>1,3414096832275</text:p>
          </table:table-cell>
          <table:table-cell office:value-type="float" office:value="36.164435991056" calcext:value-type="float">
            <text:p>36,16443599105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291</text:p>
          </table:table-cell>
          <table:table-cell office:value-type="float" office:value="1.4204363524914" calcext:value-type="float">
            <text:p>1,4204363524914</text:p>
          </table:table-cell>
          <table:table-cell office:value-type="float" office:value="0.32161857932806" calcext:value-type="float">
            <text:p>0,32161857932806</text:p>
          </table:table-cell>
          <table:table-cell office:value-type="float" office:value="-61.694538517363" calcext:value-type="float">
            <text:p>-61,69453851736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302</text:p>
          </table:table-cell>
          <table:table-cell office:value-type="float" office:value="2.2311916947365" calcext:value-type="float">
            <text:p>2,2311916947365</text:p>
          </table:table-cell>
          <table:table-cell office:value-type="float" office:value="-0.45186392962933" calcext:value-type="float">
            <text:p>-0,45186392962933</text:p>
          </table:table-cell>
          <table:table-cell office:value-type="float" office:value="131.02938870715" calcext:value-type="float">
            <text:p>131,0293887071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313</text:p>
          </table:table-cell>
          <table:table-cell office:value-type="float" office:value="4.4638061523438" calcext:value-type="float">
            <text:p>4,4638061523438</text:p>
          </table:table-cell>
          <table:table-cell office:value-type="float" office:value="1.9341911375523" calcext:value-type="float">
            <text:p>1,9341911375523</text:p>
          </table:table-cell>
          <table:table-cell office:value-type="float" office:value="22.036521867582" calcext:value-type="float">
            <text:p>22,03652186758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324</text:p>
          </table:table-cell>
          <table:table-cell office:value-type="float" office:value="6.1041986942291" calcext:value-type="float">
            <text:p>6,1041986942291</text:p>
          </table:table-cell>
          <table:table-cell office:value-type="float" office:value="4.2284435033798" calcext:value-type="float">
            <text:p>4,2284435033798</text:p>
          </table:table-cell>
          <table:table-cell office:value-type="float" office:value="-104.11481872486" calcext:value-type="float">
            <text:p>-104,1148187248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335</text:p>
          </table:table-cell>
          <table:table-cell office:value-type="float" office:value="7.4981224536896" calcext:value-type="float">
            <text:p>7,4981224536896</text:p>
          </table:table-cell>
          <table:table-cell office:value-type="float" office:value="2.0097930729389" calcext:value-type="float">
            <text:p>2,0097930729389</text:p>
          </table:table-cell>
          <table:table-cell office:value-type="float" office:value="139.4572789502" calcext:value-type="float">
            <text:p>139,457278950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346</text:p>
          </table:table-cell>
          <table:table-cell office:value-type="float" office:value="10.085015296936" calcext:value-type="float">
            <text:p>10,085015296936</text:p>
          </table:table-cell>
          <table:table-cell office:value-type="float" office:value="2.6729512214661" calcext:value-type="float">
            <text:p>2,6729512214661</text:p>
          </table:table-cell>
          <table:table-cell office:value-type="float" office:value="-145.39147334494" calcext:value-type="float">
            <text:p>-145,3914733449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357</text:p>
          </table:table-cell>
          <table:table-cell office:value-type="float" office:value="-0.65327741205692" calcext:value-type="float">
            <text:p>-0,65327741205692</text:p>
          </table:table-cell>
          <table:table-cell office:value-type="float" office:value="5.6400692462921" calcext:value-type="float">
            <text:p>5,6400692462921</text:p>
          </table:table-cell>
          <table:table-cell office:value-type="float" office:value="24.004974562651" calcext:value-type="float">
            <text:p>24,00497456265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368</text:p>
          </table:table-cell>
          <table:table-cell office:value-type="float" office:value="-1.5824323892593" calcext:value-type="float">
            <text:p>-1,5824323892593</text:p>
          </table:table-cell>
          <table:table-cell office:value-type="float" office:value="3.1307154893875" calcext:value-type="float">
            <text:p>3,1307154893875</text:p>
          </table:table-cell>
          <table:table-cell office:value-type="float" office:value="60.184150744396" calcext:value-type="float">
            <text:p>60,18415074439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379</text:p>
          </table:table-cell>
          <table:table-cell office:value-type="float" office:value="2.599390745163" calcext:value-type="float">
            <text:p>2,599390745163</text:p>
          </table:table-cell>
          <table:table-cell office:value-type="float" office:value="3.5151967406273" calcext:value-type="float">
            <text:p>3,5151967406273</text:p>
          </table:table-cell>
          <table:table-cell office:value-type="float" office:value="125.42124159017" calcext:value-type="float">
            <text:p>125,4212415901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390</text:p>
          </table:table-cell>
          <table:table-cell office:value-type="float" office:value="3.860077559948" calcext:value-type="float">
            <text:p>3,860077559948</text:p>
          </table:table-cell>
          <table:table-cell office:value-type="float" office:value="1.1032076925039" calcext:value-type="float">
            <text:p>1,1032076925039</text:p>
          </table:table-cell>
          <table:table-cell office:value-type="float" office:value="97.048533949882" calcext:value-type="float">
            <text:p>97,0485339498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401</text:p>
          </table:table-cell>
          <table:table-cell office:value-type="float" office:value="2.2164769470692" calcext:value-type="float">
            <text:p>2,2164769470692</text:p>
          </table:table-cell>
          <table:table-cell office:value-type="float" office:value="3.1310790777206" calcext:value-type="float">
            <text:p>3,1310790777206</text:p>
          </table:table-cell>
          <table:table-cell office:value-type="float" office:value="-96.997117540639" calcext:value-type="float">
            <text:p>-96,99711754063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412</text:p>
          </table:table-cell>
          <table:table-cell office:value-type="float" office:value="7.3585075139999" calcext:value-type="float">
            <text:p>7,3585075139999</text:p>
          </table:table-cell>
          <table:table-cell office:value-type="float" office:value="1.1102078855038" calcext:value-type="float">
            <text:p>1,1102078855038</text:p>
          </table:table-cell>
          <table:table-cell office:value-type="float" office:value="-170.7018363248" calcext:value-type="float">
            <text:p>-170,70183632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423</text:p>
          </table:table-cell>
          <table:table-cell office:value-type="float" office:value="10.085000991821" calcext:value-type="float">
            <text:p>10,085000991821</text:p>
          </table:table-cell>
          <table:table-cell office:value-type="float" office:value="4.9460163712502" calcext:value-type="float">
            <text:p>4,9460163712502</text:p>
          </table:table-cell>
          <table:table-cell office:value-type="float" office:value="-145.42396053387" calcext:value-type="float">
            <text:p>-145,4239605338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434</text:p>
          </table:table-cell>
          <table:table-cell office:value-type="float" office:value="-0.034416716080159" calcext:value-type="float">
            <text:p>-0,034416716080159</text:p>
          </table:table-cell>
          <table:table-cell office:value-type="float" office:value="8.6643010377884" calcext:value-type="float">
            <text:p>8,6643010377884</text:p>
          </table:table-cell>
          <table:table-cell office:value-type="float" office:value="-89.690117319678" calcext:value-type="float">
            <text:p>-89,69011731967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445</text:p>
          </table:table-cell>
          <table:table-cell office:value-type="float" office:value="1.6977727413177" calcext:value-type="float">
            <text:p>1,6977727413177</text:p>
          </table:table-cell>
          <table:table-cell office:value-type="float" office:value="6.0995972156525" calcext:value-type="float">
            <text:p>6,0995972156525</text:p>
          </table:table-cell>
          <table:table-cell office:value-type="float" office:value="-79.476866752479" calcext:value-type="float">
            <text:p>-79,47686675247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456</text:p>
          </table:table-cell>
          <table:table-cell office:value-type="float" office:value="1.6559830307961" calcext:value-type="float">
            <text:p>1,6559830307961</text:p>
          </table:table-cell>
          <table:table-cell office:value-type="float" office:value="5.4933071136475" calcext:value-type="float">
            <text:p>5,4933071136475</text:p>
          </table:table-cell>
          <table:table-cell office:value-type="float" office:value="174.38630996996" calcext:value-type="float">
            <text:p>174,3863099699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467</text:p>
          </table:table-cell>
          <table:table-cell office:value-type="float" office:value="2.9066327214241" calcext:value-type="float">
            <text:p>2,9066327214241</text:p>
          </table:table-cell>
          <table:table-cell office:value-type="float" office:value="3.8792815804482" calcext:value-type="float">
            <text:p>3,8792815804482</text:p>
          </table:table-cell>
          <table:table-cell office:value-type="float" office:value="160.40797598043" calcext:value-type="float">
            <text:p>160,4079759804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478</text:p>
          </table:table-cell>
          <table:table-cell office:value-type="float" office:value="2.9748028516769" calcext:value-type="float">
            <text:p>2,9748028516769</text:p>
          </table:table-cell>
          <table:table-cell office:value-type="float" office:value="6.1591511964798" calcext:value-type="float">
            <text:p>6,1591511964798</text:p>
          </table:table-cell>
          <table:table-cell office:value-type="float" office:value="-52.807115825119" calcext:value-type="float">
            <text:p>-52,80711582511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489</text:p>
          </table:table-cell>
          <table:table-cell office:value-type="float" office:value="6.9542491436005" calcext:value-type="float">
            <text:p>6,9542491436005</text:p>
          </table:table-cell>
          <table:table-cell office:value-type="float" office:value="6.5439987182617" calcext:value-type="float">
            <text:p>6,5439987182617</text:p>
          </table:table-cell>
          <table:table-cell office:value-type="float" office:value="-160.32453707069" calcext:value-type="float">
            <text:p>-160,3245370706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500</text:p>
          </table:table-cell>
          <table:table-cell office:value-type="float" office:value="7.9532581567764" calcext:value-type="float">
            <text:p>7,9532581567764</text:p>
          </table:table-cell>
          <table:table-cell office:value-type="float" office:value="8.2065284252167" calcext:value-type="float">
            <text:p>8,2065284252167</text:p>
          </table:table-cell>
          <table:table-cell office:value-type="float" office:value="33.959544008705" calcext:value-type="float">
            <text:p>33,95954400870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511</text:p>
          </table:table-cell>
          <table:table-cell office:value-type="float" office:value="-1.4510780572891" calcext:value-type="float">
            <text:p>-1,4510780572891</text:p>
          </table:table-cell>
          <table:table-cell office:value-type="float" office:value="8.1585723161697" calcext:value-type="float">
            <text:p>8,1585723161697</text:p>
          </table:table-cell>
          <table:table-cell office:value-type="float" office:value="-117.58242594968" calcext:value-type="float">
            <text:p>-117,5824259496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522</text:p>
          </table:table-cell>
          <table:table-cell office:value-type="float" office:value="0.61996646225452" calcext:value-type="float">
            <text:p>0,61996646225452</text:p>
          </table:table-cell>
          <table:table-cell office:value-type="float" office:value="4.5048594474792" calcext:value-type="float">
            <text:p>4,5048594474792</text:p>
          </table:table-cell>
          <table:table-cell office:value-type="float" office:value="123.70544785907" calcext:value-type="float">
            <text:p>123,7054478590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533</text:p>
          </table:table-cell>
          <table:table-cell office:value-type="float" office:value="2.5565546751022" calcext:value-type="float">
            <text:p>2,5565546751022</text:p>
          </table:table-cell>
          <table:table-cell office:value-type="float" office:value="5.8261185884476" calcext:value-type="float">
            <text:p>5,8261185884476</text:p>
          </table:table-cell>
          <table:table-cell office:value-type="float" office:value="49.024353741081" calcext:value-type="float">
            <text:p>49,02435374108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544</text:p>
          </table:table-cell>
          <table:table-cell office:value-type="float" office:value="5.587717294693" calcext:value-type="float">
            <text:p>5,587717294693</text:p>
          </table:table-cell>
          <table:table-cell office:value-type="float" office:value="6.835036277771" calcext:value-type="float">
            <text:p>6,835036277771</text:p>
          </table:table-cell>
          <table:table-cell office:value-type="float" office:value="2.4069496638076" calcext:value-type="float">
            <text:p>2,406949663807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555</text:p>
          </table:table-cell>
          <table:table-cell office:value-type="float" office:value="5.7511508464813" calcext:value-type="float">
            <text:p>5,7511508464813</text:p>
          </table:table-cell>
          <table:table-cell office:value-type="float" office:value="5.5209082365036" calcext:value-type="float">
            <text:p>5,5209082365036</text:p>
          </table:table-cell>
          <table:table-cell office:value-type="float" office:value="4.1277996578794" calcext:value-type="float">
            <text:p>4,127799657879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566</text:p>
          </table:table-cell>
          <table:table-cell office:value-type="float" office:value="5.7177150249481" calcext:value-type="float">
            <text:p>5,7177150249481</text:p>
          </table:table-cell>
          <table:table-cell office:value-type="float" office:value="7.4550372362137" calcext:value-type="float">
            <text:p>7,4550372362137</text:p>
          </table:table-cell>
          <table:table-cell office:value-type="float" office:value="-43.512499636146" calcext:value-type="float">
            <text:p>-43,5124996361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577</text:p>
          </table:table-cell>
          <table:table-cell office:value-type="float" office:value="8.3768224716187" calcext:value-type="float">
            <text:p>8,3768224716187</text:p>
          </table:table-cell>
          <table:table-cell office:value-type="float" office:value="3.9370691776276" calcext:value-type="float">
            <text:p>3,9370691776276</text:p>
          </table:table-cell>
          <table:table-cell office:value-type="float" office:value="-81.301288240275" calcext:value-type="float">
            <text:p>-81,30128824027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588</text:p>
          </table:table-cell>
          <table:table-cell office:value-type="float" office:value="0.33071182668209" calcext:value-type="float">
            <text:p>0,33071182668209</text:p>
          </table:table-cell>
          <table:table-cell office:value-type="float" office:value="6.8845856189728" calcext:value-type="float">
            <text:p>6,8845856189728</text:p>
          </table:table-cell>
          <table:table-cell office:value-type="float" office:value="131.96685663454" calcext:value-type="float">
            <text:p>131,9668566345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599</text:p>
          </table:table-cell>
          <table:table-cell office:value-type="float" office:value="1.7742073535919" calcext:value-type="float">
            <text:p>1,7742073535919</text:p>
          </table:table-cell>
          <table:table-cell office:value-type="float" office:value="6.5341103076935" calcext:value-type="float">
            <text:p>6,5341103076935</text:p>
          </table:table-cell>
          <table:table-cell office:value-type="float" office:value="-49.672993884724" calcext:value-type="float">
            <text:p>-49,67299388472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610</text:p>
          </table:table-cell>
          <table:table-cell office:value-type="float" office:value="2.5535050034523" calcext:value-type="float">
            <text:p>2,5535050034523</text:p>
          </table:table-cell>
          <table:table-cell office:value-type="float" office:value="9.3653374910355" calcext:value-type="float">
            <text:p>9,3653374910355</text:p>
          </table:table-cell>
          <table:table-cell office:value-type="float" office:value="-95.865218502701" calcext:value-type="float">
            <text:p>-95,86521850270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621</text:p>
          </table:table-cell>
          <table:table-cell office:value-type="float" office:value="5.0308954715729" calcext:value-type="float">
            <text:p>5,0308954715729</text:p>
          </table:table-cell>
          <table:table-cell office:value-type="float" office:value="8.7176436185837" calcext:value-type="float">
            <text:p>8,7176436185837</text:p>
          </table:table-cell>
          <table:table-cell office:value-type="float" office:value="-131.1763395929" calcext:value-type="float">
            <text:p>-131,176339592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632</text:p>
          </table:table-cell>
          <table:table-cell office:value-type="float" office:value="2.4197295308113" calcext:value-type="float">
            <text:p>2,4197295308113</text:p>
          </table:table-cell>
          <table:table-cell office:value-type="float" office:value="5.5261582136154" calcext:value-type="float">
            <text:p>5,5261582136154</text:p>
          </table:table-cell>
          <table:table-cell office:value-type="float" office:value="-11.044579041991" calcext:value-type="float">
            <text:p>-11,04457904199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643</text:p>
          </table:table-cell>
          <table:table-cell office:value-type="float" office:value="8.0419361591339" calcext:value-type="float">
            <text:p>8,0419361591339</text:p>
          </table:table-cell>
          <table:table-cell office:value-type="float" office:value="4.518281519413" calcext:value-type="float">
            <text:p>4,518281519413</text:p>
          </table:table-cell>
          <table:table-cell office:value-type="float" office:value="158.49177852558" calcext:value-type="float">
            <text:p>158,4917785255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654</text:p>
          </table:table-cell>
          <table:table-cell office:value-type="float" office:value="7.5820851325989" calcext:value-type="float">
            <text:p>7,5820851325989</text:p>
          </table:table-cell>
          <table:table-cell office:value-type="float" office:value="6.4842259883881" calcext:value-type="float">
            <text:p>6,4842259883881</text:p>
          </table:table-cell>
          <table:table-cell office:value-type="float" office:value="106.3216241302" calcext:value-type="float">
            <text:p>106,321624130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665</text:p>
          </table:table-cell>
          <table:table-cell office:value-type="float" office:value="4.3425208330154" calcext:value-type="float">
            <text:p>4,3425208330154</text:p>
          </table:table-cell>
          <table:table-cell office:value-type="float" office:value="10.552531480789" calcext:value-type="float">
            <text:p>10,552531480789</text:p>
          </table:table-cell>
          <table:table-cell office:value-type="float" office:value="141.51219957194" calcext:value-type="float">
            <text:p>141,5121995719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676</text:p>
          </table:table-cell>
          <table:table-cell office:value-type="float" office:value="1.5664294362068" calcext:value-type="float">
            <text:p>1,5664294362068</text:p>
          </table:table-cell>
          <table:table-cell office:value-type="float" office:value="10.393773317337" calcext:value-type="float">
            <text:p>10,393773317337</text:p>
          </table:table-cell>
          <table:table-cell office:value-type="float" office:value="-103.49016128832" calcext:value-type="float">
            <text:p>-103,4901612883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687</text:p>
          </table:table-cell>
          <table:table-cell office:value-type="float" office:value="4.7714129090309" calcext:value-type="float">
            <text:p>4,7714129090309</text:p>
          </table:table-cell>
          <table:table-cell office:value-type="float" office:value="7.2583758831024" calcext:value-type="float">
            <text:p>7,2583758831024</text:p>
          </table:table-cell>
          <table:table-cell office:value-type="float" office:value="-5.9073360008039" calcext:value-type="float">
            <text:p>-5,907336000803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698</text:p>
          </table:table-cell>
          <table:table-cell office:value-type="float" office:value="4.3898829817772" calcext:value-type="float">
            <text:p>4,3898829817772</text:p>
          </table:table-cell>
          <table:table-cell office:value-type="float" office:value="11.085005998611" calcext:value-type="float">
            <text:p>11,085005998611</text:p>
          </table:table-cell>
          <table:table-cell office:value-type="float" office:value="-55.542466746774" calcext:value-type="float">
            <text:p>-55,54246674677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709</text:p>
          </table:table-cell>
          <table:table-cell office:value-type="float" office:value="8.8833034038544" calcext:value-type="float">
            <text:p>8,8833034038544</text:p>
          </table:table-cell>
          <table:table-cell office:value-type="float" office:value="10.779790878296" calcext:value-type="float">
            <text:p>10,779790878296</text:p>
          </table:table-cell>
          <table:table-cell office:value-type="float" office:value="-158.26593994335" calcext:value-type="float">
            <text:p>-158,2659399433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720</text:p>
          </table:table-cell>
          <table:table-cell office:value-type="float" office:value="8.8492965698242" calcext:value-type="float">
            <text:p>8,8492965698242</text:p>
          </table:table-cell>
          <table:table-cell office:value-type="float" office:value="8.371302485466" calcext:value-type="float">
            <text:p>8,371302485466</text:p>
          </table:table-cell>
          <table:table-cell office:value-type="float" office:value="90.165097242708" calcext:value-type="float">
            <text:p>90,16509724270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731</text:p>
          </table:table-cell>
          <table:table-cell office:value-type="float" office:value="7.8672415018082" calcext:value-type="float">
            <text:p>7,8672415018082</text:p>
          </table:table-cell>
          <table:table-cell office:value-type="float" office:value="7.4105596542358" calcext:value-type="float">
            <text:p>7,4105596542358</text:p>
          </table:table-cell>
          <table:table-cell office:value-type="float" office:value="-113.78334510099" calcext:value-type="float">
            <text:p>-113,7833451009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742</text:p>
          </table:table-cell>
          <table:table-cell office:value-type="float" office:value="1.3952998816967" calcext:value-type="float">
            <text:p>1,3952998816967</text:p>
          </table:table-cell>
          <table:table-cell office:value-type="float" office:value="10.878930091858" calcext:value-type="float">
            <text:p>10,878930091858</text:p>
          </table:table-cell>
          <table:table-cell office:value-type="float" office:value="125.87084132395" calcext:value-type="float">
            <text:p>125,8708413239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753</text:p>
          </table:table-cell>
          <table:table-cell office:value-type="float" office:value="-0.082319686189294" calcext:value-type="float">
            <text:p>-0,082319686189294</text:p>
          </table:table-cell>
          <table:table-cell office:value-type="float" office:value="11.085005998611" calcext:value-type="float">
            <text:p>11,085005998611</text:p>
          </table:table-cell>
          <table:table-cell office:value-type="float" office:value="-50.483608701427" calcext:value-type="float">
            <text:p>-50,48360870142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15</text:p>
          </table:table-cell>
          <table:table-cell office:value-type="float" office:value="-1.3622997701168" calcext:value-type="float">
            <text:p>-1,3622997701168</text:p>
          </table:table-cell>
          <table:table-cell office:value-type="float" office:value="0.59660993516445" calcext:value-type="float">
            <text:p>0,59660993516445</text:p>
          </table:table-cell>
          <table:table-cell office:value-type="float" office:value="-53.801504669675" calcext:value-type="float">
            <text:p>-53,80150466967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214</text:p>
          </table:table-cell>
          <table:table-cell office:value-type="float" office:value="1.3448542356491" calcext:value-type="float">
            <text:p>1,3448542356491</text:p>
          </table:table-cell>
          <table:table-cell office:value-type="float" office:value="3.2866507768631" calcext:value-type="float">
            <text:p>3,2866507768631</text:p>
          </table:table-cell>
          <table:table-cell office:value-type="float" office:value="12.835551504117" calcext:value-type="float">
            <text:p>12,8355515041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225</text:p>
          </table:table-cell>
          <table:table-cell office:value-type="float" office:value="1.9347582757473" calcext:value-type="float">
            <text:p>1,9347582757473</text:p>
          </table:table-cell>
          <table:table-cell office:value-type="float" office:value="-0.58465339243412" calcext:value-type="float">
            <text:p>-0,58465339243412</text:p>
          </table:table-cell>
          <table:table-cell office:value-type="float" office:value="124.81482317493" calcext:value-type="float">
            <text:p>124,8148231749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236</text:p>
          </table:table-cell>
          <table:table-cell office:value-type="float" office:value="2.8453522920609" calcext:value-type="float">
            <text:p>2,8453522920609</text:p>
          </table:table-cell>
          <table:table-cell office:value-type="float" office:value="-0.58501482009888" calcext:value-type="float">
            <text:p>-0,58501482009888</text:p>
          </table:table-cell>
          <table:table-cell office:value-type="float" office:value="40.063260846837" calcext:value-type="float">
            <text:p>40,06326084683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247</text:p>
          </table:table-cell>
          <table:table-cell office:value-type="float" office:value="4.7661834955215" calcext:value-type="float">
            <text:p>4,7661834955215</text:p>
          </table:table-cell>
          <table:table-cell office:value-type="float" office:value="-0.24004247039557" calcext:value-type="float">
            <text:p>-0,24004247039557</text:p>
          </table:table-cell>
          <table:table-cell office:value-type="float" office:value="138.25672902879" calcext:value-type="float">
            <text:p>138,2567290287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258</text:p>
          </table:table-cell>
          <table:table-cell office:value-type="float" office:value="6.3479858636856" calcext:value-type="float">
            <text:p>6,3479858636856</text:p>
          </table:table-cell>
          <table:table-cell office:value-type="float" office:value="-0.58500755578279" calcext:value-type="float">
            <text:p>-0,58500755578279</text:p>
          </table:table-cell>
          <table:table-cell office:value-type="float" office:value="113.50418352018" calcext:value-type="float">
            <text:p>113,5041835201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269</text:p>
          </table:table-cell>
          <table:table-cell office:value-type="float" office:value="5.0694757699966" calcext:value-type="float">
            <text:p>5,0694757699966</text:p>
          </table:table-cell>
          <table:table-cell office:value-type="float" office:value="-0.58474611490965" calcext:value-type="float">
            <text:p>-0,58474611490965</text:p>
          </table:table-cell>
          <table:table-cell office:value-type="float" office:value="54.606628645757" calcext:value-type="float">
            <text:p>54,60662864575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280</text:p>
          </table:table-cell>
          <table:table-cell office:value-type="float" office:value="-1.5850099921227" calcext:value-type="float">
            <text:p>-1,5850099921227</text:p>
          </table:table-cell>
          <table:table-cell office:value-type="float" office:value="1.0518465191126" calcext:value-type="float">
            <text:p>1,0518465191126</text:p>
          </table:table-cell>
          <table:table-cell office:value-type="float" office:value="40.789876394211" calcext:value-type="float">
            <text:p>40,7898763942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291</text:p>
          </table:table-cell>
          <table:table-cell office:value-type="float" office:value="1.23255610466" calcext:value-type="float">
            <text:p>1,23255610466</text:p>
          </table:table-cell>
          <table:table-cell office:value-type="float" office:value="0.67170813679695" calcext:value-type="float">
            <text:p>0,67170813679695</text:p>
          </table:table-cell>
          <table:table-cell office:value-type="float" office:value="-61.663944250459" calcext:value-type="float">
            <text:p>-61,66394425045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302</text:p>
          </table:table-cell>
          <table:table-cell office:value-type="float" office:value="2.5009709596634" calcext:value-type="float">
            <text:p>2,5009709596634</text:p>
          </table:table-cell>
          <table:table-cell office:value-type="float" office:value="-0.5850088596344" calcext:value-type="float">
            <text:p>-0,5850088596344</text:p>
          </table:table-cell>
          <table:table-cell office:value-type="float" office:value="124.10233278943" calcext:value-type="float">
            <text:p>124,1023327894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313</text:p>
          </table:table-cell>
          <table:table-cell office:value-type="float" office:value="4.2193260788918" calcext:value-type="float">
            <text:p>4,2193260788918</text:p>
          </table:table-cell>
          <table:table-cell office:value-type="float" office:value="2.0046989619732" calcext:value-type="float">
            <text:p>2,0046989619732</text:p>
          </table:table-cell>
          <table:table-cell office:value-type="float" office:value="-22.464050608835" calcext:value-type="float">
            <text:p>-22,46405060883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324</text:p>
          </table:table-cell>
          <table:table-cell office:value-type="float" office:value="6.0384130477905" calcext:value-type="float">
            <text:p>6,0384130477905</text:p>
          </table:table-cell>
          <table:table-cell office:value-type="float" office:value="4.5142698287964" calcext:value-type="float">
            <text:p>4,5142698287964</text:p>
          </table:table-cell>
          <table:table-cell office:value-type="float" office:value="-71.022783115411" calcext:value-type="float">
            <text:p>-71,0227831154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335</text:p>
          </table:table-cell>
          <table:table-cell office:value-type="float" office:value="7.6471519470215" calcext:value-type="float">
            <text:p>7,6471519470215</text:p>
          </table:table-cell>
          <table:table-cell office:value-type="float" office:value="1.9271191954613" calcext:value-type="float">
            <text:p>1,9271191954613</text:p>
          </table:table-cell>
          <table:table-cell office:value-type="float" office:value="150.74764998855" calcext:value-type="float">
            <text:p>150,7476499885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346</text:p>
          </table:table-cell>
          <table:table-cell office:value-type="float" office:value="10.081460475922" calcext:value-type="float">
            <text:p>10,081460475922</text:p>
          </table:table-cell>
          <table:table-cell office:value-type="float" office:value="2.9826337099075" calcext:value-type="float">
            <text:p>2,9826337099075</text:p>
          </table:table-cell>
          <table:table-cell office:value-type="float" office:value="-145.35757842337" calcext:value-type="float">
            <text:p>-145,3575784233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357</text:p>
          </table:table-cell>
          <table:table-cell office:value-type="float" office:value="-0.94791650772095" calcext:value-type="float">
            <text:p>-0,94791650772095</text:p>
          </table:table-cell>
          <table:table-cell office:value-type="float" office:value="5.4559600353241" calcext:value-type="float">
            <text:p>5,4559600353241</text:p>
          </table:table-cell>
          <table:table-cell office:value-type="float" office:value="34.393173494157" calcext:value-type="float">
            <text:p>34,3931734941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368</text:p>
          </table:table-cell>
          <table:table-cell office:value-type="float" office:value="-1.5850107371807" calcext:value-type="float">
            <text:p>-1,5850107371807</text:p>
          </table:table-cell>
          <table:table-cell office:value-type="float" office:value="2.93302744627" calcext:value-type="float">
            <text:p>2,93302744627</text:p>
          </table:table-cell>
          <table:table-cell office:value-type="float" office:value="69.514459105814" calcext:value-type="float">
            <text:p>69,51445910581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379</text:p>
          </table:table-cell>
          <table:table-cell office:value-type="float" office:value="2.7961549162865" calcext:value-type="float">
            <text:p>2,7961549162865</text:p>
          </table:table-cell>
          <table:table-cell office:value-type="float" office:value="3.616024851799" calcext:value-type="float">
            <text:p>3,616024851799</text:p>
          </table:table-cell>
          <table:table-cell office:value-type="float" office:value="-144.0071528125" calcext:value-type="float">
            <text:p>-144,007152812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390</text:p>
          </table:table-cell>
          <table:table-cell office:value-type="float" office:value="3.7718659639359" calcext:value-type="float">
            <text:p>3,7718659639359</text:p>
          </table:table-cell>
          <table:table-cell office:value-type="float" office:value="0.92802949249744" calcext:value-type="float">
            <text:p>0,92802949249744</text:p>
          </table:table-cell>
          <table:table-cell office:value-type="float" office:value="62.090945091976" calcext:value-type="float">
            <text:p>62,0909450919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401</text:p>
          </table:table-cell>
          <table:table-cell office:value-type="float" office:value="2.4380764365196" calcext:value-type="float">
            <text:p>2,4380764365196</text:p>
          </table:table-cell>
          <table:table-cell office:value-type="float" office:value="3.1357750296593" calcext:value-type="float">
            <text:p>3,1357750296593</text:p>
          </table:table-cell>
          <table:table-cell office:value-type="float" office:value="172.4510056198" calcext:value-type="float">
            <text:p>172,451005619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412</text:p>
          </table:table-cell>
          <table:table-cell office:value-type="float" office:value="7.6968252658844" calcext:value-type="float">
            <text:p>7,6968252658844</text:p>
          </table:table-cell>
          <table:table-cell office:value-type="float" office:value="1.118199005723" calcext:value-type="float">
            <text:p>1,118199005723</text:p>
          </table:table-cell>
          <table:table-cell office:value-type="float" office:value="176.8217967574" calcext:value-type="float">
            <text:p>176,82179675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423</text:p>
          </table:table-cell>
          <table:table-cell office:value-type="float" office:value="10.084655284882" calcext:value-type="float">
            <text:p>10,084655284882</text:p>
          </table:table-cell>
          <table:table-cell office:value-type="float" office:value="5.2665221691132" calcext:value-type="float">
            <text:p>5,2665221691132</text:p>
          </table:table-cell>
          <table:table-cell office:value-type="float" office:value="-145.36982433052" calcext:value-type="float">
            <text:p>-145,3698243305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434</text:p>
          </table:table-cell>
          <table:table-cell office:value-type="float" office:value="-0.027899774722755" calcext:value-type="float">
            <text:p>-0,027899774722755</text:p>
          </table:table-cell>
          <table:table-cell office:value-type="float" office:value="9.0079843997955" calcext:value-type="float">
            <text:p>9,0079843997955</text:p>
          </table:table-cell>
          <table:table-cell office:value-type="float" office:value="-92.664724702288" calcext:value-type="float">
            <text:p>-92,66472470228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445</text:p>
          </table:table-cell>
          <table:table-cell office:value-type="float" office:value="1.9035121798515" calcext:value-type="float">
            <text:p>1,9035121798515</text:p>
          </table:table-cell>
          <table:table-cell office:value-type="float" office:value="6.1992454528809" calcext:value-type="float">
            <text:p>6,1992454528809</text:p>
          </table:table-cell>
          <table:table-cell office:value-type="float" office:value="-153.84154562738" calcext:value-type="float">
            <text:p>-153,8415456273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456</text:p>
          </table:table-cell>
          <table:table-cell office:value-type="float" office:value="1.6980636119843" calcext:value-type="float">
            <text:p>1,6980636119843</text:p>
          </table:table-cell>
          <table:table-cell office:value-type="float" office:value="5.2387934923172" calcext:value-type="float">
            <text:p>5,2387934923172</text:p>
          </table:table-cell>
          <table:table-cell office:value-type="float" office:value="98.279534631474" calcext:value-type="float">
            <text:p>98,27953463147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467</text:p>
          </table:table-cell>
          <table:table-cell office:value-type="float" office:value="3.0101561546326" calcext:value-type="float">
            <text:p>3,0101561546326</text:p>
          </table:table-cell>
          <table:table-cell office:value-type="float" office:value="4.0753525495529" calcext:value-type="float">
            <text:p>4,0753525495529</text:p>
          </table:table-cell>
          <table:table-cell office:value-type="float" office:value="-108.97265118398" calcext:value-type="float">
            <text:p>-108,9726511839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478</text:p>
          </table:table-cell>
          <table:table-cell office:value-type="float" office:value="3.1054019927979" calcext:value-type="float">
            <text:p>3,1054019927979</text:p>
          </table:table-cell>
          <table:table-cell office:value-type="float" office:value="6.4187395572662" calcext:value-type="float">
            <text:p>6,4187395572662</text:p>
          </table:table-cell>
          <table:table-cell office:value-type="float" office:value="-113.69918182397" calcext:value-type="float">
            <text:p>-113,6991818239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489</text:p>
          </table:table-cell>
          <table:table-cell office:value-type="float" office:value="7.1004068851471" calcext:value-type="float">
            <text:p>7,1004068851471</text:p>
          </table:table-cell>
          <table:table-cell office:value-type="float" office:value="6.38487637043" calcext:value-type="float">
            <text:p>6,38487637043</text:p>
          </table:table-cell>
          <table:table-cell office:value-type="float" office:value="118.21345918497" calcext:value-type="float">
            <text:p>118,2134591849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500</text:p>
          </table:table-cell>
          <table:table-cell office:value-type="float" office:value="7.7641010284424" calcext:value-type="float">
            <text:p>7,7641010284424</text:p>
          </table:table-cell>
          <table:table-cell office:value-type="float" office:value="8.0688267946243" calcext:value-type="float">
            <text:p>8,0688267946243</text:p>
          </table:table-cell>
          <table:table-cell office:value-type="float" office:value="46.752983977081" calcext:value-type="float">
            <text:p>46,75298397708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511</text:p>
          </table:table-cell>
          <table:table-cell office:value-type="float" office:value="-1.195415109396" calcext:value-type="float">
            <text:p>-1,195415109396</text:p>
          </table:table-cell>
          <table:table-cell office:value-type="float" office:value="8.3784306049347" calcext:value-type="float">
            <text:p>8,3784306049347</text:p>
          </table:table-cell>
          <table:table-cell office:value-type="float" office:value="-144.80793400175" calcext:value-type="float">
            <text:p>-144,8079340017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522</text:p>
          </table:table-cell>
          <table:table-cell office:value-type="float" office:value="0.75019635260105" calcext:value-type="float">
            <text:p>0,75019635260105</text:p>
          </table:table-cell>
          <table:table-cell office:value-type="float" office:value="4.1687124967575" calcext:value-type="float">
            <text:p>4,1687124967575</text:p>
          </table:table-cell>
          <table:table-cell office:value-type="float" office:value="107.45871674483" calcext:value-type="float">
            <text:p>107,4587167448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533</text:p>
          </table:table-cell>
          <table:table-cell office:value-type="float" office:value="2.3933240771294" calcext:value-type="float">
            <text:p>2,3933240771294</text:p>
          </table:table-cell>
          <table:table-cell office:value-type="float" office:value="5.9703266620636" calcext:value-type="float">
            <text:p>5,9703266620636</text:p>
          </table:table-cell>
          <table:table-cell office:value-type="float" office:value="-39.60887755558" calcext:value-type="float">
            <text:p>-39,6088775555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544</text:p>
          </table:table-cell>
          <table:table-cell office:value-type="float" office:value="5.5187249183655" calcext:value-type="float">
            <text:p>5,5187249183655</text:p>
          </table:table-cell>
          <table:table-cell office:value-type="float" office:value="6.5759241580963" calcext:value-type="float">
            <text:p>6,5759241580963</text:p>
          </table:table-cell>
          <table:table-cell office:value-type="float" office:value="74.359574135701" calcext:value-type="float">
            <text:p>74,35957413570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555</text:p>
          </table:table-cell>
          <table:table-cell office:value-type="float" office:value="5.4387128353119" calcext:value-type="float">
            <text:p>5,4387128353119</text:p>
          </table:table-cell>
          <table:table-cell office:value-type="float" office:value="5.4196918010712" calcext:value-type="float">
            <text:p>5,4196918010712</text:p>
          </table:table-cell>
          <table:table-cell office:value-type="float" office:value="31.648870486363" calcext:value-type="float">
            <text:p>31,64887048636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566</text:p>
          </table:table-cell>
          <table:table-cell office:value-type="float" office:value="5.8467662334442" calcext:value-type="float">
            <text:p>5,8467662334442</text:p>
          </table:table-cell>
          <table:table-cell office:value-type="float" office:value="7.6358664035797" calcext:value-type="float">
            <text:p>7,6358664035797</text:p>
          </table:table-cell>
          <table:table-cell office:value-type="float" office:value="-134.27715088911" calcext:value-type="float">
            <text:p>-134,277150889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577</text:p>
          </table:table-cell>
          <table:table-cell office:value-type="float" office:value="8.5587203502655" calcext:value-type="float">
            <text:p>8,5587203502655</text:p>
          </table:table-cell>
          <table:table-cell office:value-type="float" office:value="4.0540385246277" calcext:value-type="float">
            <text:p>4,0540385246277</text:p>
          </table:table-cell>
          <table:table-cell office:value-type="float" office:value="-161.81651498102" calcext:value-type="float">
            <text:p>-161,8165149810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588</text:p>
          </table:table-cell>
          <table:table-cell office:value-type="float" office:value="0.60049217194319" calcext:value-type="float">
            <text:p>0,60049217194319</text:p>
          </table:table-cell>
          <table:table-cell office:value-type="float" office:value="6.6089618206024" calcext:value-type="float">
            <text:p>6,6089618206024</text:p>
          </table:table-cell>
          <table:table-cell office:value-type="float" office:value="137.16573624095" calcext:value-type="float">
            <text:p>137,1657362409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599</text:p>
          </table:table-cell>
          <table:table-cell office:value-type="float" office:value="1.9156068563461" calcext:value-type="float">
            <text:p>1,9156068563461</text:p>
          </table:table-cell>
          <table:table-cell office:value-type="float" office:value="6.7058289051056" calcext:value-type="float">
            <text:p>6,7058289051056</text:p>
          </table:table-cell>
          <table:table-cell office:value-type="float" office:value="-139.63905413439" calcext:value-type="float">
            <text:p>-139,6390541343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610</text:p>
          </table:table-cell>
          <table:table-cell office:value-type="float" office:value="2.4107420444489" calcext:value-type="float">
            <text:p>2,4107420444489</text:p>
          </table:table-cell>
          <table:table-cell office:value-type="float" office:value="9.6343630552292" calcext:value-type="float">
            <text:p>9,6343630552292</text:p>
          </table:table-cell>
          <table:table-cell office:value-type="float" office:value="-53.688236862231" calcext:value-type="float">
            <text:p>-53,68823686223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621</text:p>
          </table:table-cell>
          <table:table-cell office:value-type="float" office:value="5.0803411006927" calcext:value-type="float">
            <text:p>5,0803411006927</text:p>
          </table:table-cell>
          <table:table-cell office:value-type="float" office:value="8.9110612869263" calcext:value-type="float">
            <text:p>8,9110612869263</text:p>
          </table:table-cell>
          <table:table-cell office:value-type="float" office:value="-108.80407178478" calcext:value-type="float">
            <text:p>-108,8040717847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632</text:p>
          </table:table-cell>
          <table:table-cell office:value-type="float" office:value="2.256852388382" calcext:value-type="float">
            <text:p>2,256852388382</text:p>
          </table:table-cell>
          <table:table-cell office:value-type="float" office:value="5.6714558601379" calcext:value-type="float">
            <text:p>5,6714558601379</text:p>
          </table:table-cell>
          <table:table-cell office:value-type="float" office:value="-69.691197887348" calcext:value-type="float">
            <text:p>-69,69119788734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643</text:p>
          </table:table-cell>
          <table:table-cell office:value-type="float" office:value="8.0688190460205" calcext:value-type="float">
            <text:p>8,0688190460205</text:p>
          </table:table-cell>
          <table:table-cell office:value-type="float" office:value="4.3047302961349" calcext:value-type="float">
            <text:p>4,3047302961349</text:p>
          </table:table-cell>
          <table:table-cell office:value-type="float" office:value="80.852932231441" calcext:value-type="float">
            <text:p>80,85293223144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654</text:p>
          </table:table-cell>
          <table:table-cell office:value-type="float" office:value="7.4371713399887" calcext:value-type="float">
            <text:p>7,4371713399887</text:p>
          </table:table-cell>
          <table:table-cell office:value-type="float" office:value="6.3147801160812" calcext:value-type="float">
            <text:p>6,3147801160812</text:p>
          </table:table-cell>
          <table:table-cell office:value-type="float" office:value="62.679343162828" calcext:value-type="float">
            <text:p>62,67934316282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665</text:p>
          </table:table-cell>
          <table:table-cell office:value-type="float" office:value="4.2298936843872" calcext:value-type="float">
            <text:p>4,2298936843872</text:p>
          </table:table-cell>
          <table:table-cell office:value-type="float" office:value="10.361372232437" calcext:value-type="float">
            <text:p>10,361372232437</text:p>
          </table:table-cell>
          <table:table-cell office:value-type="float" office:value="50.743154279745" calcext:value-type="float">
            <text:p>50,74315427974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676</text:p>
          </table:table-cell>
          <table:table-cell office:value-type="float" office:value="1.3603693246841" calcext:value-type="float">
            <text:p>1,3603693246841</text:p>
          </table:table-cell>
          <table:table-cell office:value-type="float" office:value="10.47545671463" calcext:value-type="float">
            <text:p>10,47545671463</text:p>
          </table:table-cell>
          <table:table-cell office:value-type="float" office:value="-12.763090858794" calcext:value-type="float">
            <text:p>-12,76309085879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687</text:p>
          </table:table-cell>
          <table:table-cell office:value-type="float" office:value="4.3750786781311" calcext:value-type="float">
            <text:p>4,3750786781311</text:p>
          </table:table-cell>
          <table:table-cell office:value-type="float" office:value="7.2990393638611" calcext:value-type="float">
            <text:p>7,2990393638611</text:p>
          </table:table-cell>
          <table:table-cell office:value-type="float" office:value="-5.9127807142628" calcext:value-type="float">
            <text:p>-5,91278071426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698</text:p>
          </table:table-cell>
          <table:table-cell office:value-type="float" office:value="4.0432453155518" calcext:value-type="float">
            <text:p>4,0432453155518</text:p>
          </table:table-cell>
          <table:table-cell office:value-type="float" office:value="11.085278987885" calcext:value-type="float">
            <text:p>11,085278987885</text:p>
          </table:table-cell>
          <table:table-cell office:value-type="float" office:value="-55.134207200093" calcext:value-type="float">
            <text:p>-55,13420720009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709</text:p>
          </table:table-cell>
          <table:table-cell office:value-type="float" office:value="9.0184271335602" calcext:value-type="float">
            <text:p>9,0184271335602</text:p>
          </table:table-cell>
          <table:table-cell office:value-type="float" office:value="10.644700527191" calcext:value-type="float">
            <text:p>10,644700527191</text:p>
          </table:table-cell>
          <table:table-cell office:value-type="float" office:value="167.40392879316" calcext:value-type="float">
            <text:p>167,4039287931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720</text:p>
          </table:table-cell>
          <table:table-cell office:value-type="float" office:value="8.9742028713226" calcext:value-type="float">
            <text:p>8,9742028713226</text:p>
          </table:table-cell>
          <table:table-cell office:value-type="float" office:value="8.1635463237762" calcext:value-type="float">
            <text:p>8,1635463237762</text:p>
          </table:table-cell>
          <table:table-cell office:value-type="float" office:value="125.56932686241" calcext:value-type="float">
            <text:p>125,5693268624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731</text:p>
          </table:table-cell>
          <table:table-cell office:value-type="float" office:value="7.6777136325836" calcext:value-type="float">
            <text:p>7,6777136325836</text:p>
          </table:table-cell>
          <table:table-cell office:value-type="float" office:value="7.5378656387329" calcext:value-type="float">
            <text:p>7,5378656387329</text:p>
          </table:table-cell>
          <table:table-cell office:value-type="float" office:value="-25.294192847173" calcext:value-type="float">
            <text:p>-25,29419284717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742</text:p>
          </table:table-cell>
          <table:table-cell office:value-type="float" office:value="1.5909473598003" calcext:value-type="float">
            <text:p>1,5909473598003</text:p>
          </table:table-cell>
          <table:table-cell office:value-type="float" office:value="10.978790521622" calcext:value-type="float">
            <text:p>10,978790521622</text:p>
          </table:table-cell>
          <table:table-cell office:value-type="float" office:value="-144.14809008313" calcext:value-type="float">
            <text:p>-144,148090083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753</text:p>
          </table:table-cell>
          <table:table-cell office:value-type="float" office:value="-0.082352627068758" calcext:value-type="float">
            <text:p>-0,082352627068758</text:p>
          </table:table-cell>
          <table:table-cell office:value-type="float" office:value="11.085020303726" calcext:value-type="float">
            <text:p>11,085020303726</text:p>
          </table:table-cell>
          <table:table-cell office:value-type="float" office:value="-50.457237632411" calcext:value-type="float">
            <text:p>-50,4572376324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15</text:p>
          </table:table-cell>
          <table:table-cell office:value-type="float" office:value="-1.4290724694729" calcext:value-type="float">
            <text:p>-1,4290724694729</text:p>
          </table:table-cell>
          <table:table-cell office:value-type="float" office:value="0.59559397399426" calcext:value-type="float">
            <text:p>0,59559397399426</text:p>
          </table:table-cell>
          <table:table-cell office:value-type="float" office:value="1.4248674818475" calcext:value-type="float">
            <text:p>1,424867481847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214</text:p>
          </table:table-cell>
          <table:table-cell office:value-type="float" office:value="1.1265172064304" calcext:value-type="float">
            <text:p>1,1265172064304</text:p>
          </table:table-cell>
          <table:table-cell office:value-type="float" office:value="3.025261759758" calcext:value-type="float">
            <text:p>3,025261759758</text:p>
          </table:table-cell>
          <table:table-cell office:value-type="float" office:value="44.938973560455" calcext:value-type="float">
            <text:p>44,93897356045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225</text:p>
          </table:table-cell>
          <table:table-cell office:value-type="float" office:value="2.0277889072895" calcext:value-type="float">
            <text:p>2,0277889072895</text:p>
          </table:table-cell>
          <table:table-cell office:value-type="float" office:value="-0.57795930653811" calcext:value-type="float">
            <text:p>-0,57795930653811</text:p>
          </table:table-cell>
          <table:table-cell office:value-type="float" office:value="118.24749077961" calcext:value-type="float">
            <text:p>118,2474907796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236</text:p>
          </table:table-cell>
          <table:table-cell office:value-type="float" office:value="2.7741453051567" calcext:value-type="float">
            <text:p>2,7741453051567</text:p>
          </table:table-cell>
          <table:table-cell office:value-type="float" office:value="-0.58501858264208" calcext:value-type="float">
            <text:p>-0,58501858264208</text:p>
          </table:table-cell>
          <table:table-cell office:value-type="float" office:value="91.458646355161" calcext:value-type="float">
            <text:p>91,45864635516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247</text:p>
          </table:table-cell>
          <table:table-cell office:value-type="float" office:value="4.9356514215469" calcext:value-type="float">
            <text:p>4,9356514215469</text:p>
          </table:table-cell>
          <table:table-cell office:value-type="float" office:value="-0.097693353891373" calcext:value-type="float">
            <text:p>-0,097693353891373</text:p>
          </table:table-cell>
          <table:table-cell office:value-type="float" office:value="-131.14569749042" calcext:value-type="float">
            <text:p>-131,1456974904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258</text:p>
          </table:table-cell>
          <table:table-cell office:value-type="float" office:value="6.5570747852325" calcext:value-type="float">
            <text:p>6,5570747852325</text:p>
          </table:table-cell>
          <table:table-cell office:value-type="float" office:value="-0.58490388095379" calcext:value-type="float">
            <text:p>-0,58490388095379</text:p>
          </table:table-cell>
          <table:table-cell office:value-type="float" office:value="161.31836897249" calcext:value-type="float">
            <text:p>161,318368972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269</text:p>
          </table:table-cell>
          <table:table-cell office:value-type="float" office:value="4.7114658355713" calcext:value-type="float">
            <text:p>4,7114658355713</text:p>
          </table:table-cell>
          <table:table-cell office:value-type="float" office:value="-0.58501474559307" calcext:value-type="float">
            <text:p>-0,58501474559307</text:p>
          </table:table-cell>
          <table:table-cell office:value-type="float" office:value="52.010386992412" calcext:value-type="float">
            <text:p>52,01038699241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280</text:p>
          </table:table-cell>
          <table:table-cell office:value-type="float" office:value="-1.573580801487" calcext:value-type="float">
            <text:p>-1,573580801487</text:p>
          </table:table-cell>
          <table:table-cell office:value-type="float" office:value="0.87346442043781" calcext:value-type="float">
            <text:p>0,87346442043781</text:p>
          </table:table-cell>
          <table:table-cell office:value-type="float" office:value="82.190572076542" calcext:value-type="float">
            <text:p>82,1905720765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291</text:p>
          </table:table-cell>
          <table:table-cell office:value-type="float" office:value="1.0898816585541" calcext:value-type="float">
            <text:p>1,0898816585541</text:p>
          </table:table-cell>
          <table:table-cell office:value-type="float" office:value="1.0050014406443" calcext:value-type="float">
            <text:p>1,0050014406443</text:p>
          </table:table-cell>
          <table:table-cell office:value-type="float" office:value="-75.597155625653" calcext:value-type="float">
            <text:p>-75,59715562565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302</text:p>
          </table:table-cell>
          <table:table-cell office:value-type="float" office:value="2.3715622723103" calcext:value-type="float">
            <text:p>2,3715622723103</text:p>
          </table:table-cell>
          <table:table-cell office:value-type="float" office:value="-0.58500964194536" calcext:value-type="float">
            <text:p>-0,58500964194536</text:p>
          </table:table-cell>
          <table:table-cell office:value-type="float" office:value="50.649516142098" calcext:value-type="float">
            <text:p>50,64951614209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313</text:p>
          </table:table-cell>
          <table:table-cell office:value-type="float" office:value="4.0933680534363" calcext:value-type="float">
            <text:p>4,0933680534363</text:p>
          </table:table-cell>
          <table:table-cell office:value-type="float" office:value="2.2274474799633" calcext:value-type="float">
            <text:p>2,2274474799633</text:p>
          </table:table-cell>
          <table:table-cell office:value-type="float" office:value="-66.963886759084" calcext:value-type="float">
            <text:p>-66,96388675908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324</text:p>
          </table:table-cell>
          <table:table-cell office:value-type="float" office:value="5.8276522159576" calcext:value-type="float">
            <text:p>5,8276522159576</text:p>
          </table:table-cell>
          <table:table-cell office:value-type="float" office:value="4.7182735800743" calcext:value-type="float">
            <text:p>4,7182735800743</text:p>
          </table:table-cell>
          <table:table-cell office:value-type="float" office:value="-37.940871563687" calcext:value-type="float">
            <text:p>-37,94087156368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335</text:p>
          </table:table-cell>
          <table:table-cell office:value-type="float" office:value="7.8087341785431" calcext:value-type="float">
            <text:p>7,8087341785431</text:p>
          </table:table-cell>
          <table:table-cell office:value-type="float" office:value="1.8749302625656" calcext:value-type="float">
            <text:p>1,8749302625656</text:p>
          </table:table-cell>
          <table:table-cell office:value-type="float" office:value="161.96721070891" calcext:value-type="float">
            <text:p>161,9672107089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346</text:p>
          </table:table-cell>
          <table:table-cell office:value-type="float" office:value="10.085014104843" calcext:value-type="float">
            <text:p>10,085014104843</text:p>
          </table:table-cell>
          <table:table-cell office:value-type="float" office:value="3.2146483659744" calcext:value-type="float">
            <text:p>3,2146483659744</text:p>
          </table:table-cell>
          <table:table-cell office:value-type="float" office:value="-145.37358283997" calcext:value-type="float">
            <text:p>-145,3735828399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357</text:p>
          </table:table-cell>
          <table:table-cell office:value-type="float" office:value="-1.203857883811" calcext:value-type="float">
            <text:p>-1,203857883811</text:p>
          </table:table-cell>
          <table:table-cell office:value-type="float" office:value="5.2211380004883" calcext:value-type="float">
            <text:p>5,2211380004883</text:p>
          </table:table-cell>
          <table:table-cell office:value-type="float" office:value="44.860960571629" calcext:value-type="float">
            <text:p>44,86096057162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368</text:p>
          </table:table-cell>
          <table:table-cell office:value-type="float" office:value="-1.5747395157814" calcext:value-type="float">
            <text:p>-1,5747395157814</text:p>
          </table:table-cell>
          <table:table-cell office:value-type="float" office:value="2.7231788635254" calcext:value-type="float">
            <text:p>2,7231788635254</text:p>
          </table:table-cell>
          <table:table-cell office:value-type="float" office:value="73.574428345747" calcext:value-type="float">
            <text:p>73,57442834574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379</text:p>
          </table:table-cell>
          <table:table-cell office:value-type="float" office:value="2.6956170797348" calcext:value-type="float">
            <text:p>2,6956170797348</text:p>
          </table:table-cell>
          <table:table-cell office:value-type="float" office:value="3.8177874684334" calcext:value-type="float">
            <text:p>3,8177874684334</text:p>
          </table:table-cell>
          <table:table-cell office:value-type="float" office:value="-53.970357415023" calcext:value-type="float">
            <text:p>-53,9703574150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390</text:p>
          </table:table-cell>
          <table:table-cell office:value-type="float" office:value="3.5958591103554" calcext:value-type="float">
            <text:p>3,5958591103554</text:p>
          </table:table-cell>
          <table:table-cell office:value-type="float" office:value="0.82897126674652" calcext:value-type="float">
            <text:p>0,82897126674652</text:p>
          </table:table-cell>
          <table:table-cell office:value-type="float" office:value="29.449667520584" calcext:value-type="float">
            <text:p>29,4496675205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401</text:p>
          </table:table-cell>
          <table:table-cell office:value-type="float" office:value="2.6801872253418" calcext:value-type="float">
            <text:p>2,6801872253418</text:p>
          </table:table-cell>
          <table:table-cell office:value-type="float" office:value="2.8945833444595" calcext:value-type="float">
            <text:p>2,8945833444595</text:p>
          </table:table-cell>
          <table:table-cell office:value-type="float" office:value="140.29742198385" calcext:value-type="float">
            <text:p>140,2974219838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412</text:p>
          </table:table-cell>
          <table:table-cell office:value-type="float" office:value="8.0035096406937" calcext:value-type="float">
            <text:p>8,0035096406937</text:p>
          </table:table-cell>
          <table:table-cell office:value-type="float" office:value="1.0273645818233" calcext:value-type="float">
            <text:p>1,0273645818233</text:p>
          </table:table-cell>
          <table:table-cell office:value-type="float" office:value="160.0790722355" calcext:value-type="float">
            <text:p>160,07907223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423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5.5900341272354" calcext:value-type="float">
            <text:p>5,5900341272354</text:p>
          </table:table-cell>
          <table:table-cell office:value-type="float" office:value="-145.52574096971" calcext:value-type="float">
            <text:p>-145,5257409697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434</text:p>
          </table:table-cell>
          <table:table-cell office:value-type="float" office:value="0.0098312145564705" calcext:value-type="float">
            <text:p>0,0098312145564705</text:p>
          </table:table-cell>
          <table:table-cell office:value-type="float" office:value="9.2954522371292" calcext:value-type="float">
            <text:p>9,2954522371292</text:p>
          </table:table-cell>
          <table:table-cell office:value-type="float" office:value="-98.57594435382" calcext:value-type="float">
            <text:p>-98,5759443538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445</text:p>
          </table:table-cell>
          <table:table-cell office:value-type="float" office:value="1.8905022740364" calcext:value-type="float">
            <text:p>1,8905022740364</text:p>
          </table:table-cell>
          <table:table-cell office:value-type="float" office:value="6.3584244251251" calcext:value-type="float">
            <text:p>6,3584244251251</text:p>
          </table:table-cell>
          <table:table-cell office:value-type="float" office:value="-86.890588140791" calcext:value-type="float">
            <text:p>-86,89058814079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456</text:p>
          </table:table-cell>
          <table:table-cell office:value-type="float" office:value="1.7545889317989" calcext:value-type="float">
            <text:p>1,7545889317989</text:p>
          </table:table-cell>
          <table:table-cell office:value-type="float" office:value="4.844987988472" calcext:value-type="float">
            <text:p>4,844987988472</text:p>
          </table:table-cell>
          <table:table-cell office:value-type="float" office:value="98.324677746767" calcext:value-type="float">
            <text:p>98,32467774676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467</text:p>
          </table:table-cell>
          <table:table-cell office:value-type="float" office:value="2.9538023471832" calcext:value-type="float">
            <text:p>2,9538023471832</text:p>
          </table:table-cell>
          <table:table-cell office:value-type="float" office:value="4.2742395401001" calcext:value-type="float">
            <text:p>4,2742395401001</text:p>
          </table:table-cell>
          <table:table-cell office:value-type="float" office:value="-95.624407385565" calcext:value-type="float">
            <text:p>-95,62440738556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478</text:p>
          </table:table-cell>
          <table:table-cell office:value-type="float" office:value="3.2637721300125" calcext:value-type="float">
            <text:p>3,2637721300125</text:p>
          </table:table-cell>
          <table:table-cell office:value-type="float" office:value="6.7833536863327" calcext:value-type="float">
            <text:p>6,7833536863327</text:p>
          </table:table-cell>
          <table:table-cell office:value-type="float" office:value="-113.63539650182" calcext:value-type="float">
            <text:p>-113,6353965018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489</text:p>
          </table:table-cell>
          <table:table-cell office:value-type="float" office:value="6.9213205575943" calcext:value-type="float">
            <text:p>6,9213205575943</text:p>
          </table:table-cell>
          <table:table-cell office:value-type="float" office:value="6.2532824277878" calcext:value-type="float">
            <text:p>6,2532824277878</text:p>
          </table:table-cell>
          <table:table-cell office:value-type="float" office:value="27.415430659701" calcext:value-type="float">
            <text:p>27,41543065970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500</text:p>
          </table:table-cell>
          <table:table-cell office:value-type="float" office:value="7.902837395668" calcext:value-type="float">
            <text:p>7,902837395668</text:p>
          </table:table-cell>
          <table:table-cell office:value-type="float" office:value="7.8957438468933" calcext:value-type="float">
            <text:p>7,8957438468933</text:p>
          </table:table-cell>
          <table:table-cell office:value-type="float" office:value="137.51484026575" calcext:value-type="float">
            <text:p>137,5148402657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511</text:p>
          </table:table-cell>
          <table:table-cell office:value-type="float" office:value="-0.86829610168934" calcext:value-type="float">
            <text:p>-0,86829610168934</text:p>
          </table:table-cell>
          <table:table-cell office:value-type="float" office:value="8.4679305553436" calcext:value-type="float">
            <text:p>8,4679305553436</text:p>
          </table:table-cell>
          <table:table-cell office:value-type="float" office:value="-170.54492197219" calcext:value-type="float">
            <text:p>-170,544921972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522</text:p>
          </table:table-cell>
          <table:table-cell office:value-type="float" office:value="0.78125663101673" calcext:value-type="float">
            <text:p>0,78125663101673</text:p>
          </table:table-cell>
          <table:table-cell office:value-type="float" office:value="3.8094189763069" calcext:value-type="float">
            <text:p>3,8094189763069</text:p>
          </table:table-cell>
          <table:table-cell office:value-type="float" office:value="91.160500884815" calcext:value-type="float">
            <text:p>91,1605008848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533</text:p>
          </table:table-cell>
          <table:table-cell office:value-type="float" office:value="2.5118538737297" calcext:value-type="float">
            <text:p>2,5118538737297</text:p>
          </table:table-cell>
          <table:table-cell office:value-type="float" office:value="6.1615693569183" calcext:value-type="float">
            <text:p>6,1615693569183</text:p>
          </table:table-cell>
          <table:table-cell office:value-type="float" office:value="-130.73342317229" calcext:value-type="float">
            <text:p>-130,7334231722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544</text:p>
          </table:table-cell>
          <table:table-cell office:value-type="float" office:value="5.411856174469" calcext:value-type="float">
            <text:p>5,411856174469</text:p>
          </table:table-cell>
          <table:table-cell office:value-type="float" office:value="6.1934393644333" calcext:value-type="float">
            <text:p>6,1934393644333</text:p>
          </table:table-cell>
          <table:table-cell office:value-type="float" office:value="74.37290659376" calcext:value-type="float">
            <text:p>74,3729065937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555</text:p>
          </table:table-cell>
          <table:table-cell office:value-type="float" office:value="5.3585124015808" calcext:value-type="float">
            <text:p>5,3585124015808</text:p>
          </table:table-cell>
          <table:table-cell office:value-type="float" office:value="5.1449930667877" calcext:value-type="float">
            <text:p>5,1449930667877</text:p>
          </table:table-cell>
          <table:table-cell office:value-type="float" office:value="82.882588836038" calcext:value-type="float">
            <text:p>82,88258883603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566</text:p>
          </table:table-cell>
          <table:table-cell office:value-type="float" office:value="6.1677378416061" calcext:value-type="float">
            <text:p>6,1677378416061</text:p>
          </table:table-cell>
          <table:table-cell office:value-type="float" office:value="7.8297156095505" calcext:value-type="float">
            <text:p>7,8297156095505</text:p>
          </table:table-cell>
          <table:table-cell office:value-type="float" office:value="-146.29205321051" calcext:value-type="float">
            <text:p>-146,2920532105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577</text:p>
          </table:table-cell>
          <table:table-cell office:value-type="float" office:value="8.6569434404373" calcext:value-type="float">
            <text:p>8,6569434404373</text:p>
          </table:table-cell>
          <table:table-cell office:value-type="float" office:value="3.8553795218468" calcext:value-type="float">
            <text:p>3,8553795218468</text:p>
          </table:table-cell>
          <table:table-cell office:value-type="float" office:value="107.63244188515" calcext:value-type="float">
            <text:p>107,632441885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588</text:p>
          </table:table-cell>
          <table:table-cell office:value-type="float" office:value="0.90726591646671" calcext:value-type="float">
            <text:p>0,90726591646671</text:p>
          </table:table-cell>
          <table:table-cell office:value-type="float" office:value="6.3935267925262" calcext:value-type="float">
            <text:p>6,3935267925262</text:p>
          </table:table-cell>
          <table:table-cell office:value-type="float" office:value="147.57813313964" calcext:value-type="float">
            <text:p>147,5781331396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599</text:p>
          </table:table-cell>
          <table:table-cell office:value-type="float" office:value="2.0707745850086" calcext:value-type="float">
            <text:p>2,0707745850086</text:p>
          </table:table-cell>
          <table:table-cell office:value-type="float" office:value="6.6333782672882" calcext:value-type="float">
            <text:p>6,6333782672882</text:p>
          </table:table-cell>
          <table:table-cell office:value-type="float" office:value="127.08693097351" calcext:value-type="float">
            <text:p>127,0869309735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610</text:p>
          </table:table-cell>
          <table:table-cell office:value-type="float" office:value="2.1237799525261" calcext:value-type="float">
            <text:p>2,1237799525261</text:p>
          </table:table-cell>
          <table:table-cell office:value-type="float" office:value="9.7380048036575" calcext:value-type="float">
            <text:p>9,7380048036575</text:p>
          </table:table-cell>
          <table:table-cell office:value-type="float" office:value="-11.535370330902" calcext:value-type="float">
            <text:p>-11,53537033090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621</text:p>
          </table:table-cell>
          <table:table-cell office:value-type="float" office:value="5.2317506074905" calcext:value-type="float">
            <text:p>5,2317506074905</text:p>
          </table:table-cell>
          <table:table-cell office:value-type="float" office:value="9.1605627536774" calcext:value-type="float">
            <text:p>9,1605627536774</text:p>
          </table:table-cell>
          <table:table-cell office:value-type="float" office:value="-124.21891491884" calcext:value-type="float">
            <text:p>-124,218914918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632</text:p>
          </table:table-cell>
          <table:table-cell office:value-type="float" office:value="2.4463737010956" calcext:value-type="float">
            <text:p>2,4463737010956</text:p>
          </table:table-cell>
          <table:table-cell office:value-type="float" office:value="5.7773911952972" calcext:value-type="float">
            <text:p>5,7773911952972</text:p>
          </table:table-cell>
          <table:table-cell office:value-type="float" office:value="-160.07683079713" calcext:value-type="float">
            <text:p>-160,076830797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643</text:p>
          </table:table-cell>
          <table:table-cell office:value-type="float" office:value="7.8471022844315" calcext:value-type="float">
            <text:p>7,8471022844315</text:p>
          </table:table-cell>
          <table:table-cell office:value-type="float" office:value="4.3085700273514" calcext:value-type="float">
            <text:p>4,3085700273514</text:p>
          </table:table-cell>
          <table:table-cell office:value-type="float" office:value="-9.8566756506634" calcext:value-type="float">
            <text:p>-9,856675650663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654</text:p>
          </table:table-cell>
          <table:table-cell office:value-type="float" office:value="7.6177650690079" calcext:value-type="float">
            <text:p>7,6177650690079</text:p>
          </table:table-cell>
          <table:table-cell office:value-type="float" office:value="6.1857903003693" calcext:value-type="float">
            <text:p>6,1857903003693</text:p>
          </table:table-cell>
          <table:table-cell office:value-type="float" office:value="153.43475189938" calcext:value-type="float">
            <text:p>153,4347518993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665</text:p>
          </table:table-cell>
          <table:table-cell office:value-type="float" office:value="3.9196482300758" calcext:value-type="float">
            <text:p>3,9196482300758</text:p>
          </table:table-cell>
          <table:table-cell office:value-type="float" office:value="10.156953334808" calcext:value-type="float">
            <text:p>10,156953334808</text:p>
          </table:table-cell>
          <table:table-cell office:value-type="float" office:value="36.310747930199" calcext:value-type="float">
            <text:p>36,31074793019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676</text:p>
          </table:table-cell>
          <table:table-cell office:value-type="float" office:value="1.22986510396" calcext:value-type="float">
            <text:p>1,22986510396</text:p>
          </table:table-cell>
          <table:table-cell office:value-type="float" office:value="10.245733261108" calcext:value-type="float">
            <text:p>10,245733261108</text:p>
          </table:table-cell>
          <table:table-cell office:value-type="float" office:value="60.75014809894" calcext:value-type="float">
            <text:p>60,7501480989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687</text:p>
          </table:table-cell>
          <table:table-cell office:value-type="float" office:value="4.1249227523804" calcext:value-type="float">
            <text:p>4,1249227523804</text:p>
          </table:table-cell>
          <table:table-cell office:value-type="float" office:value="7.4669075012207" calcext:value-type="float">
            <text:p>7,4669075012207</text:p>
          </table:table-cell>
          <table:table-cell office:value-type="float" office:value="-45.110447011935" calcext:value-type="float">
            <text:p>-45,11044701193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698</text:p>
          </table:table-cell>
          <table:table-cell office:value-type="float" office:value="3.8114693760872" calcext:value-type="float">
            <text:p>3,8114693760872</text:p>
          </table:table-cell>
          <table:table-cell office:value-type="float" office:value="11.084997653961" calcext:value-type="float">
            <text:p>11,084997653961</text:p>
          </table:table-cell>
          <table:table-cell office:value-type="float" office:value="-83.400634443684" calcext:value-type="float">
            <text:p>-83,4006344436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709</text:p>
          </table:table-cell>
          <table:table-cell office:value-type="float" office:value="9.149523973465" calcext:value-type="float">
            <text:p>9,149523973465</text:p>
          </table:table-cell>
          <table:table-cell office:value-type="float" office:value="10.401363372803" calcext:value-type="float">
            <text:p>10,401363372803</text:p>
          </table:table-cell>
          <table:table-cell office:value-type="float" office:value="110.23970622166" calcext:value-type="float">
            <text:p>110,2397062216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720</text:p>
          </table:table-cell>
          <table:table-cell office:value-type="float" office:value="9.1964721679688" calcext:value-type="float">
            <text:p>9,1964721679688</text:p>
          </table:table-cell>
          <table:table-cell office:value-type="float" office:value="8.0664795637131" calcext:value-type="float">
            <text:p>8,0664795637131</text:p>
          </table:table-cell>
          <table:table-cell office:value-type="float" office:value="160.97038566687" calcext:value-type="float">
            <text:p>160,9703856668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731</text:p>
          </table:table-cell>
          <table:table-cell office:value-type="float" office:value="7.5555640459061" calcext:value-type="float">
            <text:p>7,5555640459061</text:p>
          </table:table-cell>
          <table:table-cell office:value-type="float" office:value="7.3532009124756" calcext:value-type="float">
            <text:p>7,3532009124756</text:p>
          </table:table-cell>
          <table:table-cell office:value-type="float" office:value="65.414841008034" calcext:value-type="float">
            <text:p>65,41484100803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742</text:p>
          </table:table-cell>
          <table:table-cell office:value-type="float" office:value="1.5122899413109" calcext:value-type="float">
            <text:p>1,5122899413109</text:p>
          </table:table-cell>
          <table:table-cell office:value-type="float" office:value="11.085656881332" calcext:value-type="float">
            <text:p>11,085656881332</text:p>
          </table:table-cell>
          <table:table-cell office:value-type="float" office:value="-56.420475054698" calcext:value-type="float">
            <text:p>-56,4204750546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753</text:p>
          </table:table-cell>
          <table:table-cell office:value-type="float" office:value="-0.082400655373931" calcext:value-type="float">
            <text:p>-0,082400655373931</text:p>
          </table:table-cell>
          <table:table-cell office:value-type="float" office:value="11.084926128387" calcext:value-type="float">
            <text:p>11,084926128387</text:p>
          </table:table-cell>
          <table:table-cell office:value-type="float" office:value="-50.484520994174" calcext:value-type="float">
            <text:p>-50,48452099417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15</text:p>
          </table:table-cell>
          <table:table-cell office:value-type="float" office:value="-1.2983521819115" calcext:value-type="float">
            <text:p>-1,2983521819115</text:p>
          </table:table-cell>
          <table:table-cell office:value-type="float" office:value="0.46193450689316" calcext:value-type="float">
            <text:p>0,46193450689316</text:p>
          </table:table-cell>
          <table:table-cell office:value-type="float" office:value="80.262251720307" calcext:value-type="float">
            <text:p>80,2622517203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214</text:p>
          </table:table-cell>
          <table:table-cell office:value-type="float" office:value="0.84507144987583" calcext:value-type="float">
            <text:p>0,84507144987583</text:p>
          </table:table-cell>
          <table:table-cell office:value-type="float" office:value="2.7451425790787" calcext:value-type="float">
            <text:p>2,7451425790787</text:p>
          </table:table-cell>
          <table:table-cell office:value-type="float" office:value="44.869113120304" calcext:value-type="float">
            <text:p>44,86911312030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225</text:p>
          </table:table-cell>
          <table:table-cell office:value-type="float" office:value="1.8139478564262" calcext:value-type="float">
            <text:p>1,8139478564262</text:p>
          </table:table-cell>
          <table:table-cell office:value-type="float" office:value="-0.58346915990114" calcext:value-type="float">
            <text:p>-0,58346915990114</text:p>
          </table:table-cell>
          <table:table-cell office:value-type="float" office:value="28.782764437852" calcext:value-type="float">
            <text:p>28,78276443785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236</text:p>
          </table:table-cell>
          <table:table-cell office:value-type="float" office:value="3.0019041895866" calcext:value-type="float">
            <text:p>3,0019041895866</text:p>
          </table:table-cell>
          <table:table-cell office:value-type="float" office:value="-0.54424624890089" calcext:value-type="float">
            <text:p>-0,54424624890089</text:p>
          </table:table-cell>
          <table:table-cell office:value-type="float" office:value="-177.9468621418" calcext:value-type="float">
            <text:p>-177,946862141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247</text:p>
          </table:table-cell>
          <table:table-cell office:value-type="float" office:value="4.7907757759094" calcext:value-type="float">
            <text:p>4,7907757759094</text:p>
          </table:table-cell>
          <table:table-cell office:value-type="float" office:value="0.10961623862386" calcext:value-type="float">
            <text:p>0,10961623862386</text:p>
          </table:table-cell>
          <table:table-cell office:value-type="float" office:value="-52.588063060858" calcext:value-type="float">
            <text:p>-52,58806306085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258</text:p>
          </table:table-cell>
          <table:table-cell office:value-type="float" office:value="6.7558777332306" calcext:value-type="float">
            <text:p>6,7558777332306</text:p>
          </table:table-cell>
          <table:table-cell office:value-type="float" office:value="-0.48663266003132" calcext:value-type="float">
            <text:p>-0,48663266003132</text:p>
          </table:table-cell>
          <table:table-cell office:value-type="float" office:value="-149.35145256626" calcext:value-type="float">
            <text:p>-149,3514525662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269</text:p>
          </table:table-cell>
          <table:table-cell office:value-type="float" office:value="4.4105869531631" calcext:value-type="float">
            <text:p>4,4105869531631</text:p>
          </table:table-cell>
          <table:table-cell office:value-type="float" office:value="-0.58501094579697" calcext:value-type="float">
            <text:p>-0,58501094579697</text:p>
          </table:table-cell>
          <table:table-cell office:value-type="float" office:value="43.01813263802" calcext:value-type="float">
            <text:p>43,018132638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280</text:p>
          </table:table-cell>
          <table:table-cell office:value-type="float" office:value="-1.4846006035805" calcext:value-type="float">
            <text:p>-1,4846006035805</text:p>
          </table:table-cell>
          <table:table-cell office:value-type="float" office:value="0.75992353260517" calcext:value-type="float">
            <text:p>0,75992353260517</text:p>
          </table:table-cell>
          <table:table-cell office:value-type="float" office:value="145.04205497207" calcext:value-type="float">
            <text:p>145,0420549720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291</text:p>
          </table:table-cell>
          <table:table-cell office:value-type="float" office:value="1.2218693643808" calcext:value-type="float">
            <text:p>1,2218693643808</text:p>
          </table:table-cell>
          <table:table-cell office:value-type="float" office:value="1.2592700123787" calcext:value-type="float">
            <text:p>1,2592700123787</text:p>
          </table:table-cell>
          <table:table-cell office:value-type="float" office:value="-126.83144800223" calcext:value-type="float">
            <text:p>-126,8314480022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302</text:p>
          </table:table-cell>
          <table:table-cell office:value-type="float" office:value="2.204771488905" calcext:value-type="float">
            <text:p>2,204771488905</text:p>
          </table:table-cell>
          <table:table-cell office:value-type="float" office:value="-0.43948195874691" calcext:value-type="float">
            <text:p>-0,43948195874691</text:p>
          </table:table-cell>
          <table:table-cell office:value-type="float" office:value="-46.858348664205" calcext:value-type="float">
            <text:p>-46,85834866420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313</text:p>
          </table:table-cell>
          <table:table-cell office:value-type="float" office:value="4.1036558151245" calcext:value-type="float">
            <text:p>4,1036558151245</text:p>
          </table:table-cell>
          <table:table-cell office:value-type="float" office:value="2.4395234882832" calcext:value-type="float">
            <text:p>2,4395234882832</text:p>
          </table:table-cell>
          <table:table-cell office:value-type="float" office:value="-92.406911455142" calcext:value-type="float">
            <text:p>-92,4069114551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324</text:p>
          </table:table-cell>
          <table:table-cell office:value-type="float" office:value="5.6544148921967" calcext:value-type="float">
            <text:p>5,6544148921967</text:p>
          </table:table-cell>
          <table:table-cell office:value-type="float" office:value="4.5907920598984" calcext:value-type="float">
            <text:p>4,5907920598984</text:p>
          </table:table-cell>
          <table:table-cell office:value-type="float" office:value="47.480556235951" calcext:value-type="float">
            <text:p>47,48055623595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335</text:p>
          </table:table-cell>
          <table:table-cell office:value-type="float" office:value="7.9775589704514" calcext:value-type="float">
            <text:p>7,9775589704514</text:p>
          </table:table-cell>
          <table:table-cell office:value-type="float" office:value="1.8556413054466" calcext:value-type="float">
            <text:p>1,8556413054466</text:p>
          </table:table-cell>
          <table:table-cell office:value-type="float" office:value="173.17229775107" calcext:value-type="float">
            <text:p>173,1722977510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346</text:p>
          </table:table-cell>
          <table:table-cell office:value-type="float" office:value="10.084532499313" calcext:value-type="float">
            <text:p>10,084532499313</text:p>
          </table:table-cell>
          <table:table-cell office:value-type="float" office:value="3.4691959619522" calcext:value-type="float">
            <text:p>3,4691959619522</text:p>
          </table:table-cell>
          <table:table-cell office:value-type="float" office:value="-145.38984693539" calcext:value-type="float">
            <text:p>-145,3898469353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357</text:p>
          </table:table-cell>
          <table:table-cell office:value-type="float" office:value="-1.4133130013943" calcext:value-type="float">
            <text:p>-1,4133130013943</text:p>
          </table:table-cell>
          <table:table-cell office:value-type="float" office:value="4.943445622921" calcext:value-type="float">
            <text:p>4,943445622921</text:p>
          </table:table-cell>
          <table:table-cell office:value-type="float" office:value="55.280970160369" calcext:value-type="float">
            <text:p>55,28097016036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368</text:p>
          </table:table-cell>
          <table:table-cell office:value-type="float" office:value="-1.5850108861923" calcext:value-type="float">
            <text:p>-1,5850108861923</text:p>
          </table:table-cell>
          <table:table-cell office:value-type="float" office:value="2.5075587630272" calcext:value-type="float">
            <text:p>2,5075587630272</text:p>
          </table:table-cell>
          <table:table-cell office:value-type="float" office:value="68.445395512186" calcext:value-type="float">
            <text:p>68,44539551218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379</text:p>
          </table:table-cell>
          <table:table-cell office:value-type="float" office:value="2.500102519989" calcext:value-type="float">
            <text:p>2,500102519989</text:p>
          </table:table-cell>
          <table:table-cell office:value-type="float" office:value="3.7140712141991" calcext:value-type="float">
            <text:p>3,7140712141991</text:p>
          </table:table-cell>
          <table:table-cell office:value-type="float" office:value="36.798305192571" calcext:value-type="float">
            <text:p>36,79830519257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390</text:p>
          </table:table-cell>
          <table:table-cell office:value-type="float" office:value="3.3818998932838" calcext:value-type="float">
            <text:p>3,3818998932838</text:p>
          </table:table-cell>
          <table:table-cell office:value-type="float" office:value="0.59531945735216" calcext:value-type="float">
            <text:p>0,59531945735216</text:p>
          </table:table-cell>
          <table:table-cell office:value-type="float" office:value="52.088222306245" calcext:value-type="float">
            <text:p>52,0882223062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401</text:p>
          </table:table-cell>
          <table:table-cell office:value-type="float" office:value="2.9860985279083" calcext:value-type="float">
            <text:p>2,9860985279083</text:p>
          </table:table-cell>
          <table:table-cell office:value-type="float" office:value="2.6400905847549" calcext:value-type="float">
            <text:p>2,6400905847549</text:p>
          </table:table-cell>
          <table:table-cell office:value-type="float" office:value="140.2840006883" calcext:value-type="float">
            <text:p>140,284000688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412</text:p>
          </table:table-cell>
          <table:table-cell office:value-type="float" office:value="8.2718640565872" calcext:value-type="float">
            <text:p>8,2718640565872</text:p>
          </table:table-cell>
          <table:table-cell office:value-type="float" office:value="0.84474660456181" calcext:value-type="float">
            <text:p>0,84474660456181</text:p>
          </table:table-cell>
          <table:table-cell office:value-type="float" office:value="141.10470881128" calcext:value-type="float">
            <text:p>141,104708811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423</text:p>
          </table:table-cell>
          <table:table-cell office:value-type="float" office:value="10.085002183914" calcext:value-type="float">
            <text:p>10,085002183914</text:p>
          </table:table-cell>
          <table:table-cell office:value-type="float" office:value="5.8597284555435" calcext:value-type="float">
            <text:p>5,8597284555435</text:p>
          </table:table-cell>
          <table:table-cell office:value-type="float" office:value="-145.42750036641" calcext:value-type="float">
            <text:p>-145,4275003664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434</text:p>
          </table:table-cell>
          <table:table-cell office:value-type="float" office:value="0.097859799861908" calcext:value-type="float">
            <text:p>0,097859799861908</text:p>
          </table:table-cell>
          <table:table-cell office:value-type="float" office:value="9.5429849624634" calcext:value-type="float">
            <text:p>9,5429849624634</text:p>
          </table:table-cell>
          <table:table-cell office:value-type="float" office:value="-116.26225975668" calcext:value-type="float">
            <text:p>-116,2622597566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445</text:p>
          </table:table-cell>
          <table:table-cell office:value-type="float" office:value="1.8432986736298" calcext:value-type="float">
            <text:p>1,8432986736298</text:p>
          </table:table-cell>
          <table:table-cell office:value-type="float" office:value="6.4686691761017" calcext:value-type="float">
            <text:p>6,4686691761017</text:p>
          </table:table-cell>
          <table:table-cell office:value-type="float" office:value="-46.087522795246" calcext:value-type="float">
            <text:p>-46,08752279524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456</text:p>
          </table:table-cell>
          <table:table-cell office:value-type="float" office:value="1.8217730522156" calcext:value-type="float">
            <text:p>1,8217730522156</text:p>
          </table:table-cell>
          <table:table-cell office:value-type="float" office:value="4.466786980629" calcext:value-type="float">
            <text:p>4,466786980629</text:p>
          </table:table-cell>
          <table:table-cell office:value-type="float" office:value="104.07762998229" calcext:value-type="float">
            <text:p>104,0776299822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467</text:p>
          </table:table-cell>
          <table:table-cell office:value-type="float" office:value="3.175236582756" calcext:value-type="float">
            <text:p>3,175236582756</text:p>
          </table:table-cell>
          <table:table-cell office:value-type="float" office:value="4.2841649055481" calcext:value-type="float">
            <text:p>4,2841649055481</text:p>
          </table:table-cell>
          <table:table-cell office:value-type="float" office:value="173.80930359956" calcext:value-type="float">
            <text:p>173,8093035995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478</text:p>
          </table:table-cell>
          <table:table-cell office:value-type="float" office:value="3.4325802326202" calcext:value-type="float">
            <text:p>3,4325802326202</text:p>
          </table:table-cell>
          <table:table-cell office:value-type="float" office:value="7.0642352104187" calcext:value-type="float">
            <text:p>7,0642352104187</text:p>
          </table:table-cell>
          <table:table-cell office:value-type="float" office:value="-133.42390090797" calcext:value-type="float">
            <text:p>-133,4239009079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489</text:p>
          </table:table-cell>
          <table:table-cell office:value-type="float" office:value="6.5555703639984" calcext:value-type="float">
            <text:p>6,5555703639984</text:p>
          </table:table-cell>
          <table:table-cell office:value-type="float" office:value="6.1308336257935" calcext:value-type="float">
            <text:p>6,1308336257935</text:p>
          </table:table-cell>
          <table:table-cell office:value-type="float" office:value="20.386937697222" calcext:value-type="float">
            <text:p>20,38693769722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500</text:p>
          </table:table-cell>
          <table:table-cell office:value-type="float" office:value="8.1554353237152" calcext:value-type="float">
            <text:p>8,1554353237152</text:p>
          </table:table-cell>
          <table:table-cell office:value-type="float" office:value="8.017863035202" calcext:value-type="float">
            <text:p>8,017863035202</text:p>
          </table:table-cell>
          <table:table-cell office:value-type="float" office:value="-156.48041561151" calcext:value-type="float">
            <text:p>-156,4804156115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511</text:p>
          </table:table-cell>
          <table:table-cell office:value-type="float" office:value="-0.53463943302631" calcext:value-type="float">
            <text:p>-0,53463943302631</text:p>
          </table:table-cell>
          <table:table-cell office:value-type="float" office:value="8.4064781665802" calcext:value-type="float">
            <text:p>8,4064781665802</text:p>
          </table:table-cell>
          <table:table-cell office:value-type="float" office:value="163.84091650604" calcext:value-type="float">
            <text:p>163,8409165060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522</text:p>
          </table:table-cell>
          <table:table-cell office:value-type="float" office:value="0.71095339953899" calcext:value-type="float">
            <text:p>0,71095339953899</text:p>
          </table:table-cell>
          <table:table-cell office:value-type="float" office:value="3.455696105957" calcext:value-type="float">
            <text:p>3,455696105957</text:p>
          </table:table-cell>
          <table:table-cell office:value-type="float" office:value="74.898947576049" calcext:value-type="float">
            <text:p>74,89894757604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533</text:p>
          </table:table-cell>
          <table:table-cell office:value-type="float" office:value="2.7033144235611" calcext:value-type="float">
            <text:p>2,7033144235611</text:p>
          </table:table-cell>
          <table:table-cell office:value-type="float" office:value="6.0511893033981" calcext:value-type="float">
            <text:p>6,0511893033981</text:p>
          </table:table-cell>
          <table:table-cell office:value-type="float" office:value="139.82264707043" calcext:value-type="float">
            <text:p>139,8226470704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544</text:p>
          </table:table-cell>
          <table:table-cell office:value-type="float" office:value="5.3253448009491" calcext:value-type="float">
            <text:p>5,3253448009491</text:p>
          </table:table-cell>
          <table:table-cell office:value-type="float" office:value="5.822479724884" calcext:value-type="float">
            <text:p>5,822479724884</text:p>
          </table:table-cell>
          <table:table-cell office:value-type="float" office:value="81.37787299551" calcext:value-type="float">
            <text:p>81,3778729955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555</text:p>
          </table:table-cell>
          <table:table-cell office:value-type="float" office:value="5.5630999803543" calcext:value-type="float">
            <text:p>5,5630999803543</text:p>
          </table:table-cell>
          <table:table-cell office:value-type="float" office:value="5.0667500495911" calcext:value-type="float">
            <text:p>5,0667500495911</text:p>
          </table:table-cell>
          <table:table-cell office:value-type="float" office:value="170.0727301798" calcext:value-type="float">
            <text:p>170,072730179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566</text:p>
          </table:table-cell>
          <table:table-cell office:value-type="float" office:value="6.4987462759018" calcext:value-type="float">
            <text:p>6,4987462759018</text:p>
          </table:table-cell>
          <table:table-cell office:value-type="float" office:value="8.0503904819489" calcext:value-type="float">
            <text:p>8,0503904819489</text:p>
          </table:table-cell>
          <table:table-cell office:value-type="float" office:value="-146.28495987813" calcext:value-type="float">
            <text:p>-146,284959878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577</text:p>
          </table:table-cell>
          <table:table-cell office:value-type="float" office:value="8.6807268857956" calcext:value-type="float">
            <text:p>8,6807268857956</text:p>
          </table:table-cell>
          <table:table-cell office:value-type="float" office:value="3.4793496131897" calcext:value-type="float">
            <text:p>3,4793496131897</text:p>
          </table:table-cell>
          <table:table-cell office:value-type="float" office:value="96.264064691629" calcext:value-type="float">
            <text:p>96,26406469162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588</text:p>
          </table:table-cell>
          <table:table-cell office:value-type="float" office:value="1.2483205646276" calcext:value-type="float">
            <text:p>1,2483205646276</text:p>
          </table:table-cell>
          <table:table-cell office:value-type="float" office:value="6.2375473976135" calcext:value-type="float">
            <text:p>6,2375473976135</text:p>
          </table:table-cell>
          <table:table-cell office:value-type="float" office:value="157.97851647541" calcext:value-type="float">
            <text:p>157,9785164754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599</text:p>
          </table:table-cell>
          <table:table-cell office:value-type="float" office:value="2.2601215541363" calcext:value-type="float">
            <text:p>2,2601215541363</text:p>
          </table:table-cell>
          <table:table-cell office:value-type="float" office:value="6.7525279521942" calcext:value-type="float">
            <text:p>6,7525279521942</text:p>
          </table:table-cell>
          <table:table-cell office:value-type="float" office:value="-167.43116773617" calcext:value-type="float">
            <text:p>-167,4311677361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610</text:p>
          </table:table-cell>
          <table:table-cell office:value-type="float" office:value="1.9765083491802" calcext:value-type="float">
            <text:p>1,9765083491802</text:p>
          </table:table-cell>
          <table:table-cell office:value-type="float" office:value="9.9067354202271" calcext:value-type="float">
            <text:p>9,9067354202271</text:p>
          </table:table-cell>
          <table:table-cell office:value-type="float" office:value="-56.009181365845" calcext:value-type="float">
            <text:p>-56,0091813658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621</text:p>
          </table:table-cell>
          <table:table-cell office:value-type="float" office:value="5.4435837268829" calcext:value-type="float">
            <text:p>5,4435837268829</text:p>
          </table:table-cell>
          <table:table-cell office:value-type="float" office:value="9.3607121706009" calcext:value-type="float">
            <text:p>9,3607121706009</text:p>
          </table:table-cell>
          <table:table-cell office:value-type="float" office:value="-139.60678562237" calcext:value-type="float">
            <text:p>-139,6067856223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632</text:p>
          </table:table-cell>
          <table:table-cell office:value-type="float" office:value="2.5567689538002" calcext:value-type="float">
            <text:p>2,5567689538002</text:p>
          </table:table-cell>
          <table:table-cell office:value-type="float" office:value="5.5826461315155" calcext:value-type="float">
            <text:p>5,5826461315155</text:p>
          </table:table-cell>
          <table:table-cell office:value-type="float" office:value="109.79501305112" calcext:value-type="float">
            <text:p>109,795013051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643</text:p>
          </table:table-cell>
          <table:table-cell office:value-type="float" office:value="7.4986517429352" calcext:value-type="float">
            <text:p>7,4986517429352</text:p>
          </table:table-cell>
          <table:table-cell office:value-type="float" office:value="4.4556275010109" calcext:value-type="float">
            <text:p>4,4556275010109</text:p>
          </table:table-cell>
          <table:table-cell office:value-type="float" office:value="-20.640498703452" calcext:value-type="float">
            <text:p>-20,64049870345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654</text:p>
          </table:table-cell>
          <table:table-cell office:value-type="float" office:value="7.8311634063721" calcext:value-type="float">
            <text:p>7,8311634063721</text:p>
          </table:table-cell>
          <table:table-cell office:value-type="float" office:value="6.370142698288" calcext:value-type="float">
            <text:p>6,370142698288</text:p>
          </table:table-cell>
          <table:table-cell office:value-type="float" office:value="-141.51696946211" calcext:value-type="float">
            <text:p>-141,5169694621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665</text:p>
          </table:table-cell>
          <table:table-cell office:value-type="float" office:value="3.598600924015" calcext:value-type="float">
            <text:p>3,598600924015</text:p>
          </table:table-cell>
          <table:table-cell office:value-type="float" office:value="9.9222993850708" calcext:value-type="float">
            <text:p>9,9222993850708</text:p>
          </table:table-cell>
          <table:table-cell office:value-type="float" office:value="36.311639721986" calcext:value-type="float">
            <text:p>36,31163972198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676</text:p>
          </table:table-cell>
          <table:table-cell office:value-type="float" office:value="1.036412268877" calcext:value-type="float">
            <text:p>1,036412268877</text:p>
          </table:table-cell>
          <table:table-cell office:value-type="float" office:value="9.8987370729446" calcext:value-type="float">
            <text:p>9,8987370729446</text:p>
          </table:table-cell>
          <table:table-cell office:value-type="float" office:value="60.746300751996" calcext:value-type="float">
            <text:p>60,74630075199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687</text:p>
          </table:table-cell>
          <table:table-cell office:value-type="float" office:value="4.0837091207504" calcext:value-type="float">
            <text:p>4,0837091207504</text:p>
          </table:table-cell>
          <table:table-cell office:value-type="float" office:value="7.758811712265" calcext:value-type="float">
            <text:p>7,758811712265</text:p>
          </table:table-cell>
          <table:table-cell office:value-type="float" office:value="-90.436864810385" calcext:value-type="float">
            <text:p>-90,43686481038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698</text:p>
          </table:table-cell>
          <table:table-cell office:value-type="float" office:value="3.9539021253586" calcext:value-type="float">
            <text:p>3,9539021253586</text:p>
          </table:table-cell>
          <table:table-cell office:value-type="float" office:value="11.085010766983" calcext:value-type="float">
            <text:p>11,085010766983</text:p>
          </table:table-cell>
          <table:table-cell office:value-type="float" office:value="-129.62680865245" calcext:value-type="float">
            <text:p>-129,626808652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709</text:p>
          </table:table-cell>
          <table:table-cell office:value-type="float" office:value="9.022022485733" calcext:value-type="float">
            <text:p>9,022022485733</text:p>
          </table:table-cell>
          <table:table-cell office:value-type="float" office:value="10.158208608627" calcext:value-type="float">
            <text:p>10,158208608627</text:p>
          </table:table-cell>
          <table:table-cell office:value-type="float" office:value="52.583723690859" calcext:value-type="float">
            <text:p>52,58372369085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720</text:p>
          </table:table-cell>
          <table:table-cell office:value-type="float" office:value="9.4336831569672" calcext:value-type="float">
            <text:p>9,4336831569672</text:p>
          </table:table-cell>
          <table:table-cell office:value-type="float" office:value="8.1162416934967" calcext:value-type="float">
            <text:p>8,1162416934967</text:p>
          </table:table-cell>
          <table:table-cell office:value-type="float" office:value="-163.82606014325" calcext:value-type="float">
            <text:p>-163,8260601432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731</text:p>
          </table:table-cell>
          <table:table-cell office:value-type="float" office:value="7.7468341588974" calcext:value-type="float">
            <text:p>7,7468341588974</text:p>
          </table:table-cell>
          <table:table-cell office:value-type="float" office:value="7.149583697319" calcext:value-type="float">
            <text:p>7,149583697319</text:p>
          </table:table-cell>
          <table:table-cell office:value-type="float" office:value="131.4227611396" calcext:value-type="float">
            <text:p>131,422761139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742</text:p>
          </table:table-cell>
          <table:table-cell office:value-type="float" office:value="1.2097857892513" calcext:value-type="float">
            <text:p>1,2097857892513</text:p>
          </table:table-cell>
          <table:table-cell office:value-type="float" office:value="11.085016727448" calcext:value-type="float">
            <text:p>11,085016727448</text:p>
          </table:table-cell>
          <table:table-cell office:value-type="float" office:value="-47.630606183581" calcext:value-type="float">
            <text:p>-47,63060618358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753</text:p>
          </table:table-cell>
          <table:table-cell office:value-type="float" office:value="-0.082364473491907" calcext:value-type="float">
            <text:p>-0,082364473491907</text:p>
          </table:table-cell>
          <table:table-cell office:value-type="float" office:value="11.08499288559" calcext:value-type="float">
            <text:p>11,08499288559</text:p>
          </table:table-cell>
          <table:table-cell office:value-type="float" office:value="-50.457883412671" calcext:value-type="float">
            <text:p>-50,45788341267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15</text:p>
          </table:table-cell>
          <table:table-cell office:value-type="float" office:value="-1.1106635630131" calcext:value-type="float">
            <text:p>-1,1106635630131</text:p>
          </table:table-cell>
          <table:table-cell office:value-type="float" office:value="0.22953983396292" calcext:value-type="float">
            <text:p>0,22953983396292</text:p>
          </table:table-cell>
          <table:table-cell office:value-type="float" office:value="102.80362511896" calcext:value-type="float">
            <text:p>102,803625118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214</text:p>
          </table:table-cell>
          <table:table-cell office:value-type="float" office:value="0.60210067778826" calcext:value-type="float">
            <text:p>0,60210067778826</text:p>
          </table:table-cell>
          <table:table-cell office:value-type="float" office:value="2.4569997191429" calcext:value-type="float">
            <text:p>2,4569997191429</text:p>
          </table:table-cell>
          <table:table-cell office:value-type="float" office:value="53.527034392023" calcext:value-type="float">
            <text:p>53,5270343920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225</text:p>
          </table:table-cell>
          <table:table-cell office:value-type="float" office:value="1.6117614507675" calcext:value-type="float">
            <text:p>1,6117614507675</text:p>
          </table:table-cell>
          <table:table-cell office:value-type="float" office:value="-0.49551144242287" calcext:value-type="float">
            <text:p>-0,49551144242287</text:p>
          </table:table-cell>
          <table:table-cell office:value-type="float" office:value="-8.2680280231366" calcext:value-type="float">
            <text:p>-8,268028023136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236</text:p>
          </table:table-cell>
          <table:table-cell office:value-type="float" office:value="3.3812418580055" calcext:value-type="float">
            <text:p>3,3812418580055</text:p>
          </table:table-cell>
          <table:table-cell office:value-type="float" office:value="-0.47192208468914" calcext:value-type="float">
            <text:p>-0,47192208468914</text:p>
          </table:table-cell>
          <table:table-cell office:value-type="float" office:value="-170.92904163774" calcext:value-type="float">
            <text:p>-170,9290416377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247</text:p>
          </table:table-cell>
          <table:table-cell office:value-type="float" office:value="4.5486560463905" calcext:value-type="float">
            <text:p>4,5486560463905</text:p>
          </table:table-cell>
          <table:table-cell office:value-type="float" office:value="0.42526684701443" calcext:value-type="float">
            <text:p>0,42526684701443</text:p>
          </table:table-cell>
          <table:table-cell office:value-type="float" office:value="-52.626536530294" calcext:value-type="float">
            <text:p>-52,62653653029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258</text:p>
          </table:table-cell>
          <table:table-cell office:value-type="float" office:value="6.8103921413422" calcext:value-type="float">
            <text:p>6,8103921413422</text:p>
          </table:table-cell>
          <table:table-cell office:value-type="float" office:value="-0.27085160836577" calcext:value-type="float">
            <text:p>-0,27085160836577</text:p>
          </table:table-cell>
          <table:table-cell office:value-type="float" office:value="-99.839459558961" calcext:value-type="float">
            <text:p>-99,83945955896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269</text:p>
          </table:table-cell>
          <table:table-cell office:value-type="float" office:value="4.1694790124893" calcext:value-type="float">
            <text:p>4,1694790124893</text:p>
          </table:table-cell>
          <table:table-cell office:value-type="float" office:value="-0.57729095220566" calcext:value-type="float">
            <text:p>-0,57729095220566</text:p>
          </table:table-cell>
          <table:table-cell office:value-type="float" office:value="12.893951907279" calcext:value-type="float">
            <text:p>12,8939519072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280</text:p>
          </table:table-cell>
          <table:table-cell office:value-type="float" office:value="-1.3382093608379" calcext:value-type="float">
            <text:p>-1,3382093608379</text:p>
          </table:table-cell>
          <table:table-cell office:value-type="float" office:value="0.64799472689629" calcext:value-type="float">
            <text:p>0,64799472689629</text:p>
          </table:table-cell>
          <table:table-cell office:value-type="float" office:value="120.30373713013" calcext:value-type="float">
            <text:p>120,3037371301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291</text:p>
          </table:table-cell>
          <table:table-cell office:value-type="float" office:value="1.5027016401291" calcext:value-type="float">
            <text:p>1,5027016401291</text:p>
          </table:table-cell>
          <table:table-cell office:value-type="float" office:value="1.3155674934387" calcext:value-type="float">
            <text:p>1,3155674934387</text:p>
          </table:table-cell>
          <table:table-cell office:value-type="float" office:value="-178.03574063975" calcext:value-type="float">
            <text:p>-178,0357406397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302</text:p>
          </table:table-cell>
          <table:table-cell office:value-type="float" office:value="2.0120866596699" calcext:value-type="float">
            <text:p>2,0120866596699</text:p>
          </table:table-cell>
          <table:table-cell office:value-type="float" office:value="-0.47678202390671" calcext:value-type="float">
            <text:p>-0,47678202390671</text:p>
          </table:table-cell>
          <table:table-cell office:value-type="float" office:value="23.695322928155" calcext:value-type="float">
            <text:p>23,69532292815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313</text:p>
          </table:table-cell>
          <table:table-cell office:value-type="float" office:value="4.1638779640198" calcext:value-type="float">
            <text:p>4,1638779640198</text:p>
          </table:table-cell>
          <table:table-cell office:value-type="float" office:value="2.6218223571777" calcext:value-type="float">
            <text:p>2,6218223571777</text:p>
          </table:table-cell>
          <table:table-cell office:value-type="float" office:value="-108.74555520951" calcext:value-type="float">
            <text:p>-108,7455552095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324</text:p>
          </table:table-cell>
          <table:table-cell office:value-type="float" office:value="5.7953178882599" calcext:value-type="float">
            <text:p>5,7953178882599</text:p>
          </table:table-cell>
          <table:table-cell office:value-type="float" office:value="4.418919980526" calcext:value-type="float">
            <text:p>4,418919980526</text:p>
          </table:table-cell>
          <table:table-cell office:value-type="float" office:value="138.26285198236" calcext:value-type="float">
            <text:p>138,2628519823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335</text:p>
          </table:table-cell>
          <table:table-cell office:value-type="float" office:value="8.1471598148346" calcext:value-type="float">
            <text:p>8,1471598148346</text:p>
          </table:table-cell>
          <table:table-cell office:value-type="float" office:value="1.8700888752937" calcext:value-type="float">
            <text:p>1,8700888752937</text:p>
          </table:table-cell>
          <table:table-cell office:value-type="float" office:value="-175.70423472459" calcext:value-type="float">
            <text:p>-175,7042347245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346</text:p>
          </table:table-cell>
          <table:table-cell office:value-type="float" office:value="10.085015296936" calcext:value-type="float">
            <text:p>10,085015296936</text:p>
          </table:table-cell>
          <table:table-cell office:value-type="float" office:value="3.7265747785568" calcext:value-type="float">
            <text:p>3,7265747785568</text:p>
          </table:table-cell>
          <table:table-cell office:value-type="float" office:value="-145.98073928979" calcext:value-type="float">
            <text:p>-145,9807392897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357</text:p>
          </table:table-cell>
          <table:table-cell office:value-type="float" office:value="-1.460940092802" calcext:value-type="float">
            <text:p>-1,460940092802</text:p>
          </table:table-cell>
          <table:table-cell office:value-type="float" office:value="4.6636861562729" calcext:value-type="float">
            <text:p>4,6636861562729</text:p>
          </table:table-cell>
          <table:table-cell office:value-type="float" office:value="93.786530433946" calcext:value-type="float">
            <text:p>93,78653043394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368</text:p>
          </table:table-cell>
          <table:table-cell office:value-type="float" office:value="-1.5850052237511" calcext:value-type="float">
            <text:p>-1,5850052237511</text:p>
          </table:table-cell>
          <table:table-cell office:value-type="float" office:value="2.2546431422234" calcext:value-type="float">
            <text:p>2,2546431422234</text:p>
          </table:table-cell>
          <table:table-cell office:value-type="float" office:value="40.207707198562" calcext:value-type="float">
            <text:p>40,20770719856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379</text:p>
          </table:table-cell>
          <table:table-cell office:value-type="float" office:value="2.5060135126114" calcext:value-type="float">
            <text:p>2,5060135126114</text:p>
          </table:table-cell>
          <table:table-cell office:value-type="float" office:value="3.4027022123337" calcext:value-type="float">
            <text:p>3,4027022123337</text:p>
          </table:table-cell>
          <table:table-cell office:value-type="float" office:value="86.012921515544" calcext:value-type="float">
            <text:p>86,01292151554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390</text:p>
          </table:table-cell>
          <table:table-cell office:value-type="float" office:value="3.2740458846092" calcext:value-type="float">
            <text:p>3,2740458846092</text:p>
          </table:table-cell>
          <table:table-cell office:value-type="float" office:value="0.29690155759454" calcext:value-type="float">
            <text:p>0,29690155759454</text:p>
          </table:table-cell>
          <table:table-cell office:value-type="float" office:value="74.762486348486" calcext:value-type="float">
            <text:p>74,7624863484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401</text:p>
          </table:table-cell>
          <table:table-cell office:value-type="float" office:value="3.2862102985382" calcext:value-type="float">
            <text:p>3,2862102985382</text:p>
          </table:table-cell>
          <table:table-cell office:value-type="float" office:value="2.4222859740257" calcext:value-type="float">
            <text:p>2,4222859740257</text:p>
          </table:table-cell>
          <table:table-cell office:value-type="float" office:value="146.84978867792" calcext:value-type="float">
            <text:p>146,8497886779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412</text:p>
          </table:table-cell>
          <table:table-cell office:value-type="float" office:value="8.5403043031693" calcext:value-type="float">
            <text:p>8,5403043031693</text:p>
          </table:table-cell>
          <table:table-cell office:value-type="float" office:value="0.56904084980488" calcext:value-type="float">
            <text:p>0,56904084980488</text:p>
          </table:table-cell>
          <table:table-cell office:value-type="float" office:value="135.09288411232" calcext:value-type="float">
            <text:p>135,0928841123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423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6.1959534883499" calcext:value-type="float">
            <text:p>6,1959534883499</text:p>
          </table:table-cell>
          <table:table-cell office:value-type="float" office:value="-145.350485091" calcext:value-type="float">
            <text:p>-145,35048509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434</text:p>
          </table:table-cell>
          <table:table-cell office:value-type="float" office:value="0.27903188019991" calcext:value-type="float">
            <text:p>0,27903188019991</text:p>
          </table:table-cell>
          <table:table-cell office:value-type="float" office:value="9.6866810321808" calcext:value-type="float">
            <text:p>9,6866810321808</text:p>
          </table:table-cell>
          <table:table-cell office:value-type="float" office:value="-140.39415918338" calcext:value-type="float">
            <text:p>-140,3941591833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445</text:p>
          </table:table-cell>
          <table:table-cell office:value-type="float" office:value="1.6637752950191" calcext:value-type="float">
            <text:p>1,6637752950191</text:p>
          </table:table-cell>
          <table:table-cell office:value-type="float" office:value="6.3385248184204" calcext:value-type="float">
            <text:p>6,3385248184204</text:p>
          </table:table-cell>
          <table:table-cell office:value-type="float" office:value="44.726815952617" calcext:value-type="float">
            <text:p>44,72681595261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456</text:p>
          </table:table-cell>
          <table:table-cell office:value-type="float" office:value="2.0279443264008" calcext:value-type="float">
            <text:p>2,0279443264008</text:p>
          </table:table-cell>
          <table:table-cell office:value-type="float" office:value="4.2092633247375" calcext:value-type="float">
            <text:p>4,2092633247375</text:p>
          </table:table-cell>
          <table:table-cell office:value-type="float" office:value="133.36977837192" calcext:value-type="float">
            <text:p>133,3697783719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467</text:p>
          </table:table-cell>
          <table:table-cell office:value-type="float" office:value="3.3251529932022" calcext:value-type="float">
            <text:p>3,3251529932022</text:p>
          </table:table-cell>
          <table:table-cell office:value-type="float" office:value="4.0114435553551" calcext:value-type="float">
            <text:p>4,0114435553551</text:p>
          </table:table-cell>
          <table:table-cell office:value-type="float" office:value="123.76137447965" calcext:value-type="float">
            <text:p>123,7613744796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478</text:p>
          </table:table-cell>
          <table:table-cell office:value-type="float" office:value="3.646394610405" calcext:value-type="float">
            <text:p>3,646394610405</text:p>
          </table:table-cell>
          <table:table-cell office:value-type="float" office:value="7.0387661457062" calcext:value-type="float">
            <text:p>7,0387661457062</text:p>
          </table:table-cell>
          <table:table-cell office:value-type="float" office:value="168.67002711934" calcext:value-type="float">
            <text:p>168,6700271193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489</text:p>
          </table:table-cell>
          <table:table-cell office:value-type="float" office:value="6.182245016098" calcext:value-type="float">
            <text:p>6,182245016098</text:p>
          </table:table-cell>
          <table:table-cell office:value-type="float" office:value="5.9928381443024" calcext:value-type="float">
            <text:p>5,9928381443024</text:p>
          </table:table-cell>
          <table:table-cell office:value-type="float" office:value="20.362845651663" calcext:value-type="float">
            <text:p>20,36284565166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500</text:p>
          </table:table-cell>
          <table:table-cell office:value-type="float" office:value="8.5191422700882" calcext:value-type="float">
            <text:p>8,5191422700882</text:p>
          </table:table-cell>
          <table:table-cell office:value-type="float" office:value="8.1764423847198" calcext:value-type="float">
            <text:p>8,1764423847198</text:p>
          </table:table-cell>
          <table:table-cell office:value-type="float" office:value="-156.52993226507" calcext:value-type="float">
            <text:p>-156,5299322650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511</text:p>
          </table:table-cell>
          <table:table-cell office:value-type="float" office:value="-0.26180094107985" calcext:value-type="float">
            <text:p>-0,26180094107985</text:p>
          </table:table-cell>
          <table:table-cell office:value-type="float" office:value="8.2057267427444" calcext:value-type="float">
            <text:p>8,2057267427444</text:p>
          </table:table-cell>
          <table:table-cell office:value-type="float" office:value="138.03479929639" calcext:value-type="float">
            <text:p>138,0347992963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522</text:p>
          </table:table-cell>
          <table:table-cell office:value-type="float" office:value="0.55342681705952" calcext:value-type="float">
            <text:p>0,55342681705952</text:p>
          </table:table-cell>
          <table:table-cell office:value-type="float" office:value="3.1161993741989" calcext:value-type="float">
            <text:p>3,1161993741989</text:p>
          </table:table-cell>
          <table:table-cell office:value-type="float" office:value="64.42930516164" calcext:value-type="float">
            <text:p>64,4293051616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533</text:p>
          </table:table-cell>
          <table:table-cell office:value-type="float" office:value="2.585107088089" calcext:value-type="float">
            <text:p>2,585107088089</text:p>
          </table:table-cell>
          <table:table-cell office:value-type="float" office:value="5.8633071184158" calcext:value-type="float">
            <text:p>5,8633071184158</text:p>
          </table:table-cell>
          <table:table-cell office:value-type="float" office:value="49.104122978866" calcext:value-type="float">
            <text:p>49,10412297886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544</text:p>
          </table:table-cell>
          <table:table-cell office:value-type="float" office:value="5.2531677484512" calcext:value-type="float">
            <text:p>5,2531677484512</text:p>
          </table:table-cell>
          <table:table-cell office:value-type="float" office:value="5.5903363227844" calcext:value-type="float">
            <text:p>5,5903363227844</text:p>
          </table:table-cell>
          <table:table-cell office:value-type="float" office:value="51.185233577801" calcext:value-type="float">
            <text:p>51,18523357780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555</text:p>
          </table:table-cell>
          <table:table-cell office:value-type="float" office:value="5.6320512294769" calcext:value-type="float">
            <text:p>5,6320512294769</text:p>
          </table:table-cell>
          <table:table-cell office:value-type="float" office:value="5.2775919437408" calcext:value-type="float">
            <text:p>5,2775919437408</text:p>
          </table:table-cell>
          <table:table-cell office:value-type="float" office:value="-99.299997281117" calcext:value-type="float">
            <text:p>-99,2999972811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566</text:p>
          </table:table-cell>
          <table:table-cell office:value-type="float" office:value="6.8307614326477" calcext:value-type="float">
            <text:p>6,8307614326477</text:p>
          </table:table-cell>
          <table:table-cell office:value-type="float" office:value="8.1840151548386" calcext:value-type="float">
            <text:p>8,1840151548386</text:p>
          </table:table-cell>
          <table:table-cell office:value-type="float" office:value="-163.29831074757" calcext:value-type="float">
            <text:p>-163,2983107475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577</text:p>
          </table:table-cell>
          <table:table-cell office:value-type="float" office:value="8.7232553958893" calcext:value-type="float">
            <text:p>8,7232553958893</text:p>
          </table:table-cell>
          <table:table-cell office:value-type="float" office:value="3.0836015939713" calcext:value-type="float">
            <text:p>3,0836015939713</text:p>
          </table:table-cell>
          <table:table-cell office:value-type="float" office:value="96.245026132863" calcext:value-type="float">
            <text:p>96,24502613286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588</text:p>
          </table:table-cell>
          <table:table-cell office:value-type="float" office:value="1.2551939487457" calcext:value-type="float">
            <text:p>1,2551939487457</text:p>
          </table:table-cell>
          <table:table-cell office:value-type="float" office:value="6.0251176357269" calcext:value-type="float">
            <text:p>6,0251176357269</text:p>
          </table:table-cell>
          <table:table-cell office:value-type="float" office:value="78.227244364988" calcext:value-type="float">
            <text:p>78,22724436498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599</text:p>
          </table:table-cell>
          <table:table-cell office:value-type="float" office:value="2.2424963116646" calcext:value-type="float">
            <text:p>2,2424963116646</text:p>
          </table:table-cell>
          <table:table-cell office:value-type="float" office:value="6.9737607240677" calcext:value-type="float">
            <text:p>6,9737607240677</text:p>
          </table:table-cell>
          <table:table-cell office:value-type="float" office:value="-76.660690793566" calcext:value-type="float">
            <text:p>-76,66069079356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610</text:p>
          </table:table-cell>
          <table:table-cell office:value-type="float" office:value="2.0383214950562" calcext:value-type="float">
            <text:p>2,0383214950562</text:p>
          </table:table-cell>
          <table:table-cell office:value-type="float" office:value="10.146679878235" calcext:value-type="float">
            <text:p>10,146679878235</text:p>
          </table:table-cell>
          <table:table-cell office:value-type="float" office:value="-111.82288607215" calcext:value-type="float">
            <text:p>-111,822886072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621</text:p>
          </table:table-cell>
          <table:table-cell office:value-type="float" office:value="5.7010614871979" calcext:value-type="float">
            <text:p>5,7010614871979</text:p>
          </table:table-cell>
          <table:table-cell office:value-type="float" office:value="9.497537612915" calcext:value-type="float">
            <text:p>9,497537612915</text:p>
          </table:table-cell>
          <table:table-cell office:value-type="float" office:value="-155.08004966056" calcext:value-type="float">
            <text:p>-155,0800496605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632</text:p>
          </table:table-cell>
          <table:table-cell office:value-type="float" office:value="2.3602683842182" calcext:value-type="float">
            <text:p>2,3602683842182</text:p>
          </table:table-cell>
          <table:table-cell office:value-type="float" office:value="5.4791033267975" calcext:value-type="float">
            <text:p>5,4791033267975</text:p>
          </table:table-cell>
          <table:table-cell office:value-type="float" office:value="19.041070133258" calcext:value-type="float">
            <text:p>19,04107013325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643</text:p>
          </table:table-cell>
          <table:table-cell office:value-type="float" office:value="7.1258413791656" calcext:value-type="float">
            <text:p>7,1258413791656</text:p>
          </table:table-cell>
          <table:table-cell office:value-type="float" office:value="4.5949164032936" calcext:value-type="float">
            <text:p>4,5949164032936</text:p>
          </table:table-cell>
          <table:table-cell office:value-type="float" office:value="-20.674159572383" calcext:value-type="float">
            <text:p>-20,67415957238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654</text:p>
          </table:table-cell>
          <table:table-cell office:value-type="float" office:value="8.0787575244904" calcext:value-type="float">
            <text:p>8,0787575244904</text:p>
          </table:table-cell>
          <table:table-cell office:value-type="float" office:value="6.3934308290482" calcext:value-type="float">
            <text:p>6,3934308290482</text:p>
          </table:table-cell>
          <table:table-cell office:value-type="float" office:value="161.39362116528" calcext:value-type="float">
            <text:p>161,3936211652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665</text:p>
          </table:table-cell>
          <table:table-cell office:value-type="float" office:value="3.3014079928398" calcext:value-type="float">
            <text:p>3,3014079928398</text:p>
          </table:table-cell>
          <table:table-cell office:value-type="float" office:value="9.8873794078827" calcext:value-type="float">
            <text:p>9,8873794078827</text:p>
          </table:table-cell>
          <table:table-cell office:value-type="float" office:value="-5.1809066704884" calcext:value-type="float">
            <text:p>-5,180906670488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676</text:p>
          </table:table-cell>
          <table:table-cell office:value-type="float" office:value="0.85779875516891" calcext:value-type="float">
            <text:p>0,85779875516891</text:p>
          </table:table-cell>
          <table:table-cell office:value-type="float" office:value="9.5803612470627" calcext:value-type="float">
            <text:p>9,5803612470627</text:p>
          </table:table-cell>
          <table:table-cell office:value-type="float" office:value="60.624859894917" calcext:value-type="float">
            <text:p>60,62485989491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687</text:p>
          </table:table-cell>
          <table:table-cell office:value-type="float" office:value="4.2615613341331" calcext:value-type="float">
            <text:p>4,2615613341331</text:p>
          </table:table-cell>
          <table:table-cell office:value-type="float" office:value="7.993535399437" calcext:value-type="float">
            <text:p>7,993535399437</text:p>
          </table:table-cell>
          <table:table-cell office:value-type="float" office:value="-135.79275957338" calcext:value-type="float">
            <text:p>-135,7927595733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698</text:p>
          </table:table-cell>
          <table:table-cell office:value-type="float" office:value="4.2429095506668" calcext:value-type="float">
            <text:p>4,2429095506668</text:p>
          </table:table-cell>
          <table:table-cell office:value-type="float" office:value="11.069002151489" calcext:value-type="float">
            <text:p>11,069002151489</text:p>
          </table:table-cell>
          <table:table-cell office:value-type="float" office:value="-178.02896165544" calcext:value-type="float">
            <text:p>-178,0289616554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709</text:p>
          </table:table-cell>
          <table:table-cell office:value-type="float" office:value="8.7265205383301" calcext:value-type="float">
            <text:p>8,7265205383301</text:p>
          </table:table-cell>
          <table:table-cell office:value-type="float" office:value="10.115395784378" calcext:value-type="float">
            <text:p>10,115395784378</text:p>
          </table:table-cell>
          <table:table-cell office:value-type="float" office:value="4.306210121911" calcext:value-type="float">
            <text:p>4,3062101219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720</text:p>
          </table:table-cell>
          <table:table-cell office:value-type="float" office:value="9.5981281995773" calcext:value-type="float">
            <text:p>9,5981281995773</text:p>
          </table:table-cell>
          <table:table-cell office:value-type="float" office:value="8.2950305938721" calcext:value-type="float">
            <text:p>8,2950305938721</text:p>
          </table:table-cell>
          <table:table-cell office:value-type="float" office:value="-128.32415027983" calcext:value-type="float">
            <text:p>-128,3241502798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731</text:p>
          </table:table-cell>
          <table:table-cell office:value-type="float" office:value="7.7859723567963" calcext:value-type="float">
            <text:p>7,7859723567963</text:p>
          </table:table-cell>
          <table:table-cell office:value-type="float" office:value="6.9024634361267" calcext:value-type="float">
            <text:p>6,9024634361267</text:p>
          </table:table-cell>
          <table:table-cell office:value-type="float" office:value="74.861314645998" calcext:value-type="float">
            <text:p>74,86131464599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742</text:p>
          </table:table-cell>
          <table:table-cell office:value-type="float" office:value="0.97848325967789" calcext:value-type="float">
            <text:p>0,97848325967789</text:p>
          </table:table-cell>
          <table:table-cell office:value-type="float" office:value="11.083832979202" calcext:value-type="float">
            <text:p>11,083832979202</text:p>
          </table:table-cell>
          <table:table-cell office:value-type="float" office:value="-44.212166670781" calcext:value-type="float">
            <text:p>-44,21216667078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753</text:p>
          </table:table-cell>
          <table:table-cell office:value-type="float" office:value="-0.082401651889086" calcext:value-type="float">
            <text:p>-0,082401651889086</text:p>
          </table:table-cell>
          <table:table-cell office:value-type="float" office:value="11.08491897583" calcext:value-type="float">
            <text:p>11,08491897583</text:p>
          </table:table-cell>
          <table:table-cell office:value-type="float" office:value="-50.488590434858" calcext:value-type="float">
            <text:p>-50,48859043485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15</text:p>
          </table:table-cell>
          <table:table-cell office:value-type="float" office:value="-0.94137921929359" calcext:value-type="float">
            <text:p>-0,94137921929359</text:p>
          </table:table-cell>
          <table:table-cell office:value-type="float" office:value="0.027798027731478" calcext:value-type="float">
            <text:p>0,027798027731478</text:p>
          </table:table-cell>
          <table:table-cell office:value-type="float" office:value="110.87711525571" calcext:value-type="float">
            <text:p>110,877115255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214</text:p>
          </table:table-cell>
          <table:table-cell office:value-type="float" office:value="0.4380751401186" calcext:value-type="float">
            <text:p>0,4380751401186</text:p>
          </table:table-cell>
          <table:table-cell office:value-type="float" office:value="2.1276573836803" calcext:value-type="float">
            <text:p>2,1276573836803</text:p>
          </table:table-cell>
          <table:table-cell office:value-type="float" office:value="66.62296261757" calcext:value-type="float">
            <text:p>66,6229626175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225</text:p>
          </table:table-cell>
          <table:table-cell office:value-type="float" office:value="1.50261759758" calcext:value-type="float">
            <text:p>1,50261759758</text:p>
          </table:table-cell>
          <table:table-cell office:value-type="float" office:value="-0.58501977473497" calcext:value-type="float">
            <text:p>-0,58501977473497</text:p>
          </table:table-cell>
          <table:table-cell office:value-type="float" office:value="78.266257693054" calcext:value-type="float">
            <text:p>78,26625769305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236</text:p>
          </table:table-cell>
          <table:table-cell office:value-type="float" office:value="3.6232164502144" calcext:value-type="float">
            <text:p>3,6232164502144</text:p>
          </table:table-cell>
          <table:table-cell office:value-type="float" office:value="-0.32834190875292" calcext:value-type="float">
            <text:p>-0,32834190875292</text:p>
          </table:table-cell>
          <table:table-cell office:value-type="float" office:value="-126.38224462035" calcext:value-type="float">
            <text:p>-126,3822446203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247</text:p>
          </table:table-cell>
          <table:table-cell office:value-type="float" office:value="4.3123358488083" calcext:value-type="float">
            <text:p>4,3123358488083</text:p>
          </table:table-cell>
          <table:table-cell office:value-type="float" office:value="0.73590375483036" calcext:value-type="float">
            <text:p>0,73590375483036</text:p>
          </table:table-cell>
          <table:table-cell office:value-type="float" office:value="-52.857965041118" calcext:value-type="float">
            <text:p>-52,85796504111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258</text:p>
          </table:table-cell>
          <table:table-cell office:value-type="float" office:value="6.6819095611572" calcext:value-type="float">
            <text:p>6,6819095611572</text:p>
          </table:table-cell>
          <table:table-cell office:value-type="float" office:value="-0.089106624945998" calcext:value-type="float">
            <text:p>-0,089106624945998</text:p>
          </table:table-cell>
          <table:table-cell office:value-type="float" office:value="-50.344407178794" calcext:value-type="float">
            <text:p>-50,34440717879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269</text:p>
          </table:table-cell>
          <table:table-cell office:value-type="float" office:value="3.9042913913727" calcext:value-type="float">
            <text:p>3,9042913913727</text:p>
          </table:table-cell>
          <table:table-cell office:value-type="float" office:value="-0.56909669190645" calcext:value-type="float">
            <text:p>-0,56909669190645</text:p>
          </table:table-cell>
          <table:table-cell office:value-type="float" office:value="-1.2971850432408" calcext:value-type="float">
            <text:p>-1,297185043240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280</text:p>
          </table:table-cell>
          <table:table-cell office:value-type="float" office:value="-1.4038762450218" calcext:value-type="float">
            <text:p>-1,4038762450218</text:p>
          </table:table-cell>
          <table:table-cell office:value-type="float" office:value="0.57894736528397" calcext:value-type="float">
            <text:p>0,57894736528397</text:p>
          </table:table-cell>
          <table:table-cell office:value-type="float" office:value="32.766271928313" calcext:value-type="float">
            <text:p>32,76627192831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291</text:p>
          </table:table-cell>
          <table:table-cell office:value-type="float" office:value="1.7230351269245" calcext:value-type="float">
            <text:p>1,7230351269245</text:p>
          </table:table-cell>
          <table:table-cell office:value-type="float" office:value="1.1322255432606" calcext:value-type="float">
            <text:p>1,1322255432606</text:p>
          </table:table-cell>
          <table:table-cell office:value-type="float" office:value="130.90008231485" calcext:value-type="float">
            <text:p>130,9000823148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302</text:p>
          </table:table-cell>
          <table:table-cell office:value-type="float" office:value="2.0574021339417" calcext:value-type="float">
            <text:p>2,0574021339417</text:p>
          </table:table-cell>
          <table:table-cell office:value-type="float" office:value="-0.58502584695816" calcext:value-type="float">
            <text:p>-0,58502584695816</text:p>
          </table:table-cell>
          <table:table-cell office:value-type="float" office:value="113.13077218973" calcext:value-type="float">
            <text:p>113,1307721897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313</text:p>
          </table:table-cell>
          <table:table-cell office:value-type="float" office:value="4.3119424581528" calcext:value-type="float">
            <text:p>4,3119424581528</text:p>
          </table:table-cell>
          <table:table-cell office:value-type="float" office:value="2.7832913398743" calcext:value-type="float">
            <text:p>2,7832913398743</text:p>
          </table:table-cell>
          <table:table-cell office:value-type="float" office:value="-138.05344150325" calcext:value-type="float">
            <text:p>-138,053441503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324</text:p>
          </table:table-cell>
          <table:table-cell office:value-type="float" office:value="6.1147654056549" calcext:value-type="float">
            <text:p>6,1147654056549</text:p>
          </table:table-cell>
          <table:table-cell office:value-type="float" office:value="4.2004385590553" calcext:value-type="float">
            <text:p>4,2004385590553</text:p>
          </table:table-cell>
          <table:table-cell office:value-type="float" office:value="144.43385980691" calcext:value-type="float">
            <text:p>144,4338598069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335</text:p>
          </table:table-cell>
          <table:table-cell office:value-type="float" office:value="8.3153760433197" calcext:value-type="float">
            <text:p>8,3153760433197</text:p>
          </table:table-cell>
          <table:table-cell office:value-type="float" office:value="1.9261898100376" calcext:value-type="float">
            <text:p>1,9261898100376</text:p>
          </table:table-cell>
          <table:table-cell office:value-type="float" office:value="-160.80475157234" calcext:value-type="float">
            <text:p>-160,8047515723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346</text:p>
          </table:table-cell>
          <table:table-cell office:value-type="float" office:value="10.084998607635" calcext:value-type="float">
            <text:p>10,084998607635</text:p>
          </table:table-cell>
          <table:table-cell office:value-type="float" office:value="3.9460533857346" calcext:value-type="float">
            <text:p>3,9460533857346</text:p>
          </table:table-cell>
          <table:table-cell office:value-type="float" office:value="-149.23224631388" calcext:value-type="float">
            <text:p>-149,2322463138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357</text:p>
          </table:table-cell>
          <table:table-cell office:value-type="float" office:value="-1.2435165792704" calcext:value-type="float">
            <text:p>-1,2435165792704</text:p>
          </table:table-cell>
          <table:table-cell office:value-type="float" office:value="4.503615796566" calcext:value-type="float">
            <text:p>4,503615796566</text:p>
          </table:table-cell>
          <table:table-cell office:value-type="float" office:value="153.63950182678" calcext:value-type="float">
            <text:p>153,6395018267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368</text:p>
          </table:table-cell>
          <table:table-cell office:value-type="float" office:value="-1.5850141644478" calcext:value-type="float">
            <text:p>-1,5850141644478</text:p>
          </table:table-cell>
          <table:table-cell office:value-type="float" office:value="2.1320502460003" calcext:value-type="float">
            <text:p>2,1320502460003</text:p>
          </table:table-cell>
          <table:table-cell office:value-type="float" office:value="-7.5721408531165" calcext:value-type="float">
            <text:p>-7,572140853116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379</text:p>
          </table:table-cell>
          <table:table-cell office:value-type="float" office:value="2.4784222245216" calcext:value-type="float">
            <text:p>2,4784222245216</text:p>
          </table:table-cell>
          <table:table-cell office:value-type="float" office:value="3.0062210559845" calcext:value-type="float">
            <text:p>3,0062210559845</text:p>
          </table:table-cell>
          <table:table-cell office:value-type="float" office:value="86.020254025793" calcext:value-type="float">
            <text:p>86,02025402579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390</text:p>
          </table:table-cell>
          <table:table-cell office:value-type="float" office:value="3.3282795548439" calcext:value-type="float">
            <text:p>3,3282795548439</text:p>
          </table:table-cell>
          <table:table-cell office:value-type="float" office:value="0.027949868235737" calcext:value-type="float">
            <text:p>0,027949868235737</text:p>
          </table:table-cell>
          <table:table-cell office:value-type="float" office:value="117.91898338658" calcext:value-type="float">
            <text:p>117,9189833865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401</text:p>
          </table:table-cell>
          <table:table-cell office:value-type="float" office:value="3.608438372612" calcext:value-type="float">
            <text:p>3,608438372612</text:p>
          </table:table-cell>
          <table:table-cell office:value-type="float" office:value="2.2679026424885" calcext:value-type="float">
            <text:p>2,2679026424885</text:p>
          </table:table-cell>
          <table:table-cell office:value-type="float" office:value="156.69835449024" calcext:value-type="float">
            <text:p>156,698354490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412</text:p>
          </table:table-cell>
          <table:table-cell office:value-type="float" office:value="8.8219392299652" calcext:value-type="float">
            <text:p>8,8219392299652</text:p>
          </table:table-cell>
          <table:table-cell office:value-type="float" office:value="0.28823453933001" calcext:value-type="float">
            <text:p>0,28823453933001</text:p>
          </table:table-cell>
          <table:table-cell office:value-type="float" office:value="135.09647861408" calcext:value-type="float">
            <text:p>135,0964786140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423</text:p>
          </table:table-cell>
          <table:table-cell office:value-type="float" office:value="10.083148479462" calcext:value-type="float">
            <text:p>10,083148479462</text:p>
          </table:table-cell>
          <table:table-cell office:value-type="float" office:value="6.3979017734528" calcext:value-type="float">
            <text:p>6,3979017734528</text:p>
          </table:table-cell>
          <table:table-cell office:value-type="float" office:value="-142.43691590182" calcext:value-type="float">
            <text:p>-142,4369159018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434</text:p>
          </table:table-cell>
          <table:table-cell office:value-type="float" office:value="0.16324110329151" calcext:value-type="float">
            <text:p>0,16324110329151</text:p>
          </table:table-cell>
          <table:table-cell office:value-type="float" office:value="9.8756659030914" calcext:value-type="float">
            <text:p>9,8756659030914</text:p>
          </table:table-cell>
          <table:table-cell office:value-type="float" office:value="-49.647265179142" calcext:value-type="float">
            <text:p>-49,64726517914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445</text:p>
          </table:table-cell>
          <table:table-cell office:value-type="float" office:value="1.7956051230431" calcext:value-type="float">
            <text:p>1,7956051230431</text:p>
          </table:table-cell>
          <table:table-cell office:value-type="float" office:value="6.1257553100586" calcext:value-type="float">
            <text:p>6,1257553100586</text:p>
          </table:table-cell>
          <table:table-cell office:value-type="float" office:value="124.31401204152" calcext:value-type="float">
            <text:p>124,3140120415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456</text:p>
          </table:table-cell>
          <table:table-cell office:value-type="float" office:value="2.3180834949017" calcext:value-type="float">
            <text:p>2,3180834949017</text:p>
          </table:table-cell>
          <table:table-cell office:value-type="float" office:value="3.9818701148033" calcext:value-type="float">
            <text:p>3,9818701148033</text:p>
          </table:table-cell>
          <table:table-cell office:value-type="float" office:value="144.70430847945" calcext:value-type="float">
            <text:p>144,7043084794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467</text:p>
          </table:table-cell>
          <table:table-cell office:value-type="float" office:value="3.5457250475883" calcext:value-type="float">
            <text:p>3,5457250475883</text:p>
          </table:table-cell>
          <table:table-cell office:value-type="float" office:value="3.680459856987" calcext:value-type="float">
            <text:p>3,680459856987</text:p>
          </table:table-cell>
          <table:table-cell office:value-type="float" office:value="123.7576159702" calcext:value-type="float">
            <text:p>123,757615970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478</text:p>
          </table:table-cell>
          <table:table-cell office:value-type="float" office:value="3.7372305989265" calcext:value-type="float">
            <text:p>3,7372305989265</text:p>
          </table:table-cell>
          <table:table-cell office:value-type="float" office:value="6.8437165021896" calcext:value-type="float">
            <text:p>6,8437165021896</text:p>
          </table:table-cell>
          <table:table-cell office:value-type="float" office:value="110.46774524033" calcext:value-type="float">
            <text:p>110,4677452403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489</text:p>
          </table:table-cell>
          <table:table-cell office:value-type="float" office:value="5.9079205989838" calcext:value-type="float">
            <text:p>5,9079205989838</text:p>
          </table:table-cell>
          <table:table-cell office:value-type="float" office:value="6.0526710748672" calcext:value-type="float">
            <text:p>6,0526710748672</text:p>
          </table:table-cell>
          <table:table-cell office:value-type="float" office:value="-21.677278409338" calcext:value-type="float">
            <text:p>-21,67727840933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500</text:p>
          </table:table-cell>
          <table:table-cell office:value-type="float" office:value="8.8473683595657" calcext:value-type="float">
            <text:p>8,8473683595657</text:p>
          </table:table-cell>
          <table:table-cell office:value-type="float" office:value="8.3167827129364" calcext:value-type="float">
            <text:p>8,3167827129364</text:p>
          </table:table-cell>
          <table:table-cell office:value-type="float" office:value="-157.38351026158" calcext:value-type="float">
            <text:p>-157,3835102615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511</text:p>
          </table:table-cell>
          <table:table-cell office:value-type="float" office:value="-0.096208127215505" calcext:value-type="float">
            <text:p>-0,096208127215505</text:p>
          </table:table-cell>
          <table:table-cell office:value-type="float" office:value="7.9292738437653" calcext:value-type="float">
            <text:p>7,9292738437653</text:p>
          </table:table-cell>
          <table:table-cell office:value-type="float" office:value="120.406720289" calcext:value-type="float">
            <text:p>120,40672028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522</text:p>
          </table:table-cell>
          <table:table-cell office:value-type="float" office:value="0.39365228265524" calcext:value-type="float">
            <text:p>0,39365228265524</text:p>
          </table:table-cell>
          <table:table-cell office:value-type="float" office:value="2.7575573325157" calcext:value-type="float">
            <text:p>2,7575573325157</text:p>
          </table:table-cell>
          <table:table-cell office:value-type="float" office:value="66.772271113791" calcext:value-type="float">
            <text:p>66,77227111379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533</text:p>
          </table:table-cell>
          <table:table-cell office:value-type="float" office:value="2.3943440616131" calcext:value-type="float">
            <text:p>2,3943440616131</text:p>
          </table:table-cell>
          <table:table-cell office:value-type="float" office:value="5.9784704446793" calcext:value-type="float">
            <text:p>5,9784704446793</text:p>
          </table:table-cell>
          <table:table-cell office:value-type="float" office:value="-41.02290739679" calcext:value-type="float">
            <text:p>-41,0229073967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544</text:p>
          </table:table-cell>
          <table:table-cell office:value-type="float" office:value="5.0623160600662" calcext:value-type="float">
            <text:p>5,0623160600662</text:p>
          </table:table-cell>
          <table:table-cell office:value-type="float" office:value="5.7039189338684" calcext:value-type="float">
            <text:p>5,7039189338684</text:p>
          </table:table-cell>
          <table:table-cell office:value-type="float" office:value="-39.577101066614" calcext:value-type="float">
            <text:p>-39,5771010666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555</text:p>
          </table:table-cell>
          <table:table-cell office:value-type="float" office:value="5.4225814342499" calcext:value-type="float">
            <text:p>5,4225814342499</text:p>
          </table:table-cell>
          <table:table-cell office:value-type="float" office:value="5.3500878810883" calcext:value-type="float">
            <text:p>5,3500878810883</text:p>
          </table:table-cell>
          <table:table-cell office:value-type="float" office:value="-9.1575937476128" calcext:value-type="float">
            <text:p>-9,157593747612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566</text:p>
          </table:table-cell>
          <table:table-cell office:value-type="float" office:value="7.1839320659637" calcext:value-type="float">
            <text:p>7,1839320659637</text:p>
          </table:table-cell>
          <table:table-cell office:value-type="float" office:value="8.1957179307938" calcext:value-type="float">
            <text:p>8,1957179307938</text:p>
          </table:table-cell>
          <table:table-cell office:value-type="float" office:value="177.43342241664" calcext:value-type="float">
            <text:p>177,4334224166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577</text:p>
          </table:table-cell>
          <table:table-cell office:value-type="float" office:value="8.7301588058472" calcext:value-type="float">
            <text:p>8,7301588058472</text:p>
          </table:table-cell>
          <table:table-cell office:value-type="float" office:value="2.7625787258148" calcext:value-type="float">
            <text:p>2,7625787258148</text:p>
          </table:table-cell>
          <table:table-cell office:value-type="float" office:value="89.387816987979" calcext:value-type="float">
            <text:p>89,38781698797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588</text:p>
          </table:table-cell>
          <table:table-cell office:value-type="float" office:value="1.034244671464" calcext:value-type="float">
            <text:p>1,034244671464</text:p>
          </table:table-cell>
          <table:table-cell office:value-type="float" office:value="6.0392320156097" calcext:value-type="float">
            <text:p>6,0392320156097</text:p>
          </table:table-cell>
          <table:table-cell office:value-type="float" office:value="-12.469984353728" calcext:value-type="float">
            <text:p>-12,46998435372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599</text:p>
          </table:table-cell>
          <table:table-cell office:value-type="float" office:value="2.1460001170635" calcext:value-type="float">
            <text:p>2,1460001170635</text:p>
          </table:table-cell>
          <table:table-cell office:value-type="float" office:value="7.3616808652878" calcext:value-type="float">
            <text:p>7,3616808652878</text:p>
          </table:table-cell>
          <table:table-cell office:value-type="float" office:value="-76.015218048339" calcext:value-type="float">
            <text:p>-76,01521804833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610</text:p>
          </table:table-cell>
          <table:table-cell office:value-type="float" office:value="2.2708189487457" calcext:value-type="float">
            <text:p>2,2708189487457</text:p>
          </table:table-cell>
          <table:table-cell office:value-type="float" office:value="10.230841636658" calcext:value-type="float">
            <text:p>10,230841636658</text:p>
          </table:table-cell>
          <table:table-cell office:value-type="float" office:value="-167.62643255246" calcext:value-type="float">
            <text:p>-167,6264325524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621</text:p>
          </table:table-cell>
          <table:table-cell office:value-type="float" office:value="6.0024458169937" calcext:value-type="float">
            <text:p>6,0024458169937</text:p>
          </table:table-cell>
          <table:table-cell office:value-type="float" office:value="9.5446842908859" calcext:value-type="float">
            <text:p>9,5446842908859</text:p>
          </table:table-cell>
          <table:table-cell office:value-type="float" office:value="-177.18859994487" calcext:value-type="float">
            <text:p>-177,188599944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632</text:p>
          </table:table-cell>
          <table:table-cell office:value-type="float" office:value="2.2666776180267" calcext:value-type="float">
            <text:p>2,2666776180267</text:p>
          </table:table-cell>
          <table:table-cell office:value-type="float" office:value="5.3182423114777" calcext:value-type="float">
            <text:p>5,3182423114777</text:p>
          </table:table-cell>
          <table:table-cell office:value-type="float" office:value="75.667159572528" calcext:value-type="float">
            <text:p>75,66715957252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643</text:p>
          </table:table-cell>
          <table:table-cell office:value-type="float" office:value="6.7535382509232" calcext:value-type="float">
            <text:p>6,7535382509232</text:p>
          </table:table-cell>
          <table:table-cell office:value-type="float" office:value="4.7341448068619" calcext:value-type="float">
            <text:p>4,7341448068619</text:p>
          </table:table-cell>
          <table:table-cell office:value-type="float" office:value="-20.673197735647" calcext:value-type="float">
            <text:p>-20,67319773564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654</text:p>
          </table:table-cell>
          <table:table-cell office:value-type="float" office:value="8.038078546524" calcext:value-type="float">
            <text:p>8,038078546524</text:p>
          </table:table-cell>
          <table:table-cell office:value-type="float" office:value="6.175229549408" calcext:value-type="float">
            <text:p>6,175229549408</text:p>
          </table:table-cell>
          <table:table-cell office:value-type="float" office:value="70.615094178801" calcext:value-type="float">
            <text:p>70,61509417880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665</text:p>
          </table:table-cell>
          <table:table-cell office:value-type="float" office:value="3.0923765897751" calcext:value-type="float">
            <text:p>3,0923765897751</text:p>
          </table:table-cell>
          <table:table-cell office:value-type="float" office:value="10.094262361526" calcext:value-type="float">
            <text:p>10,094262361526</text:p>
          </table:table-cell>
          <table:table-cell office:value-type="float" office:value="-53.102469747993" calcext:value-type="float">
            <text:p>-53,10246974799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676</text:p>
          </table:table-cell>
          <table:table-cell office:value-type="float" office:value="1.0337416827679" calcext:value-type="float">
            <text:p>1,0337416827679</text:p>
          </table:table-cell>
          <table:table-cell office:value-type="float" office:value="9.4450569152832" calcext:value-type="float">
            <text:p>9,4450569152832</text:p>
          </table:table-cell>
          <table:table-cell office:value-type="float" office:value="151.36695667437" calcext:value-type="float">
            <text:p>151,3669566743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687</text:p>
          </table:table-cell>
          <table:table-cell office:value-type="float" office:value="4.5524016022682" calcext:value-type="float">
            <text:p>4,5524016022682</text:p>
          </table:table-cell>
          <table:table-cell office:value-type="float" office:value="8.1672412157059" calcext:value-type="float">
            <text:p>8,1672412157059</text:p>
          </table:table-cell>
          <table:table-cell office:value-type="float" office:value="-149.85285139388" calcext:value-type="float">
            <text:p>-149,8528513938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698</text:p>
          </table:table-cell>
          <table:table-cell office:value-type="float" office:value="4.4893446564674" calcext:value-type="float">
            <text:p>4,4893446564674</text:p>
          </table:table-cell>
          <table:table-cell office:value-type="float" office:value="10.901353359222" calcext:value-type="float">
            <text:p>10,901353359222</text:p>
          </table:table-cell>
          <table:table-cell office:value-type="float" office:value="137.53391982643" calcext:value-type="float">
            <text:p>137,5339198264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709</text:p>
          </table:table-cell>
          <table:table-cell office:value-type="float" office:value="8.3296000957489" calcext:value-type="float">
            <text:p>8,3296000957489</text:p>
          </table:table-cell>
          <table:table-cell office:value-type="float" office:value="10.085873603821" calcext:value-type="float">
            <text:p>10,085873603821</text:p>
          </table:table-cell>
          <table:table-cell office:value-type="float" office:value="4.3172750883042" calcext:value-type="float">
            <text:p>4,317275088304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720</text:p>
          </table:table-cell>
          <table:table-cell office:value-type="float" office:value="9.8513650894165" calcext:value-type="float">
            <text:p>9,8513650894165</text:p>
          </table:table-cell>
          <table:table-cell office:value-type="float" office:value="8.5299015045166" calcext:value-type="float">
            <text:p>8,5299015045166</text:p>
          </table:table-cell>
          <table:table-cell office:value-type="float" office:value="-141.4631066049" calcext:value-type="float">
            <text:p>-141,463106604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731</text:p>
          </table:table-cell>
          <table:table-cell office:value-type="float" office:value="7.5663512945175" calcext:value-type="float">
            <text:p>7,5663512945175</text:p>
          </table:table-cell>
          <table:table-cell office:value-type="float" office:value="6.929931640625" calcext:value-type="float">
            <text:p>6,929931640625</text:p>
          </table:table-cell>
          <table:table-cell office:value-type="float" office:value="-15.915816566747" calcext:value-type="float">
            <text:p>-15,91581656674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742</text:p>
          </table:table-cell>
          <table:table-cell office:value-type="float" office:value="0.77654406428337" calcext:value-type="float">
            <text:p>0,77654406428337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20.037871257515" calcext:value-type="float">
            <text:p>-20,0378712575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753</text:p>
          </table:table-cell>
          <table:table-cell office:value-type="float" office:value="-0.08236238732934" calcext:value-type="float">
            <text:p>-0,08236238732934</text:p>
          </table:table-cell>
          <table:table-cell office:value-type="float" office:value="11.084988117218" calcext:value-type="float">
            <text:p>11,084988117218</text:p>
          </table:table-cell>
          <table:table-cell office:value-type="float" office:value="-50.455949488719" calcext:value-type="float">
            <text:p>-50,4559494887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15</text:p>
          </table:table-cell>
          <table:table-cell office:value-type="float" office:value="-0.70684254169464" calcext:value-type="float">
            <text:p>-0,70684254169464</text:p>
          </table:table-cell>
          <table:table-cell office:value-type="float" office:value="-0.25170320644975" calcext:value-type="float">
            <text:p>-0,25170320644975</text:p>
          </table:table-cell>
          <table:table-cell office:value-type="float" office:value="122.19374802462" calcext:value-type="float">
            <text:p>122,1937480246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214</text:p>
          </table:table-cell>
          <table:table-cell office:value-type="float" office:value="0.35320706665516" calcext:value-type="float">
            <text:p>0,35320706665516</text:p>
          </table:table-cell>
          <table:table-cell office:value-type="float" office:value="1.7698858678341" calcext:value-type="float">
            <text:p>1,7698858678341</text:p>
          </table:table-cell>
          <table:table-cell office:value-type="float" office:value="79.71052986801" calcext:value-type="float">
            <text:p>79,7105298680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225</text:p>
          </table:table-cell>
          <table:table-cell office:value-type="float" office:value="1.6423213481903" calcext:value-type="float">
            <text:p>1,6423213481903</text:p>
          </table:table-cell>
          <table:table-cell office:value-type="float" office:value="-0.58497600257397" calcext:value-type="float">
            <text:p>-0,58497600257397</text:p>
          </table:table-cell>
          <table:table-cell office:value-type="float" office:value="124.32750167361" calcext:value-type="float">
            <text:p>124,3275016736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236</text:p>
          </table:table-cell>
          <table:table-cell office:value-type="float" office:value="3.6672332882881" calcext:value-type="float">
            <text:p>3,6672332882881</text:p>
          </table:table-cell>
          <table:table-cell office:value-type="float" office:value="-0.11040273122489" calcext:value-type="float">
            <text:p>-0,11040273122489</text:p>
          </table:table-cell>
          <table:table-cell office:value-type="float" office:value="-79.102416706693" calcext:value-type="float">
            <text:p>-79,10241670669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247</text:p>
          </table:table-cell>
          <table:table-cell office:value-type="float" office:value="4.108821451664" calcext:value-type="float">
            <text:p>4,108821451664</text:p>
          </table:table-cell>
          <table:table-cell office:value-type="float" office:value="1.0155858844519" calcext:value-type="float">
            <text:p>1,0155858844519</text:p>
          </table:table-cell>
          <table:table-cell office:value-type="float" office:value="-54.224405319068" calcext:value-type="float">
            <text:p>-54,22440531906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258</text:p>
          </table:table-cell>
          <table:table-cell office:value-type="float" office:value="6.5775936841965" calcext:value-type="float">
            <text:p>6,5775936841965</text:p>
          </table:table-cell>
          <table:table-cell office:value-type="float" office:value="0.026174769736826" calcext:value-type="float">
            <text:p>0,026174769736826</text:p>
          </table:table-cell>
          <table:table-cell office:value-type="float" office:value="-53.102346742229" calcext:value-type="float">
            <text:p>-53,10234674222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269</text:p>
          </table:table-cell>
          <table:table-cell office:value-type="float" office:value="3.5964098572731" calcext:value-type="float">
            <text:p>3,5964098572731</text:p>
          </table:table-cell>
          <table:table-cell office:value-type="float" office:value="-0.56393422186375" calcext:value-type="float">
            <text:p>-0,56393422186375</text:p>
          </table:table-cell>
          <table:table-cell office:value-type="float" office:value="-0.81006363983367" calcext:value-type="float">
            <text:p>-0,8100636398336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280</text:p>
          </table:table-cell>
          <table:table-cell office:value-type="float" office:value="-1.5546041727066" calcext:value-type="float">
            <text:p>-1,5546041727066</text:p>
          </table:table-cell>
          <table:table-cell office:value-type="float" office:value="0.75861528515816" calcext:value-type="float">
            <text:p>0,75861528515816</text:p>
          </table:table-cell>
          <table:table-cell office:value-type="float" office:value="-3.8303093640668" calcext:value-type="float">
            <text:p>-3,830309364066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291</text:p>
          </table:table-cell>
          <table:table-cell office:value-type="float" office:value="1.7171813547611" calcext:value-type="float">
            <text:p>1,7171813547611</text:p>
          </table:table-cell>
          <table:table-cell office:value-type="float" office:value="0.84601409733295" calcext:value-type="float">
            <text:p>0,84601409733295</text:p>
          </table:table-cell>
          <table:table-cell office:value-type="float" office:value="79.674687355187" calcext:value-type="float">
            <text:p>79,67468735518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302</text:p>
          </table:table-cell>
          <table:table-cell office:value-type="float" office:value="2.3552402853966" calcext:value-type="float">
            <text:p>2,3552402853966</text:p>
          </table:table-cell>
          <table:table-cell office:value-type="float" office:value="-0.58501720428467" calcext:value-type="float">
            <text:p>-0,58501720428467</text:p>
          </table:table-cell>
          <table:table-cell office:value-type="float" office:value="124.43279460737" calcext:value-type="float">
            <text:p>124,4327946073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313</text:p>
          </table:table-cell>
          <table:table-cell office:value-type="float" office:value="4.5876854658127" calcext:value-type="float">
            <text:p>4,5876854658127</text:p>
          </table:table-cell>
          <table:table-cell office:value-type="float" office:value="2.7700132131577" calcext:value-type="float">
            <text:p>2,7700132131577</text:p>
          </table:table-cell>
          <table:table-cell office:value-type="float" office:value="168.17990382006" calcext:value-type="float">
            <text:p>168,1799038200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324</text:p>
          </table:table-cell>
          <table:table-cell office:value-type="float" office:value="6.4382386207581" calcext:value-type="float">
            <text:p>6,4382386207581</text:p>
          </table:table-cell>
          <table:table-cell office:value-type="float" office:value="3.9696532487869" calcext:value-type="float">
            <text:p>3,9696532487869</text:p>
          </table:table-cell>
          <table:table-cell office:value-type="float" office:value="144.45902131925" calcext:value-type="float">
            <text:p>144,459021319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335</text:p>
          </table:table-cell>
          <table:table-cell office:value-type="float" office:value="8.5461348295212" calcext:value-type="float">
            <text:p>8,5461348295212</text:p>
          </table:table-cell>
          <table:table-cell office:value-type="float" office:value="1.9769458472729" calcext:value-type="float">
            <text:p>1,9769458472729</text:p>
          </table:table-cell>
          <table:table-cell office:value-type="float" office:value="177.42117650949" calcext:value-type="float">
            <text:p>177,4211765094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346</text:p>
          </table:table-cell>
          <table:table-cell office:value-type="float" office:value="10.085000991821" calcext:value-type="float">
            <text:p>10,085000991821</text:p>
          </table:table-cell>
          <table:table-cell office:value-type="float" office:value="4.1700786352158" calcext:value-type="float">
            <text:p>4,1700786352158</text:p>
          </table:table-cell>
          <table:table-cell office:value-type="float" office:value="-155.05032326765" calcext:value-type="float">
            <text:p>-155,050323267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357</text:p>
          </table:table-cell>
          <table:table-cell office:value-type="float" office:value="-0.9954246878624" calcext:value-type="float">
            <text:p>-0,9954246878624</text:p>
          </table:table-cell>
          <table:table-cell office:value-type="float" office:value="4.6116700768471" calcext:value-type="float">
            <text:p>4,6116700768471</text:p>
          </table:table-cell>
          <table:table-cell office:value-type="float" office:value="-146.71897888184" calcext:value-type="float">
            <text:p>-146,718978881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368</text:p>
          </table:table-cell>
          <table:table-cell office:value-type="float" office:value="-1.5795902907848" calcext:value-type="float">
            <text:p>-1,5795902907848</text:p>
          </table:table-cell>
          <table:table-cell office:value-type="float" office:value="2.3161356151104" calcext:value-type="float">
            <text:p>2,3161356151104</text:p>
          </table:table-cell>
          <table:table-cell office:value-type="float" office:value="-57.673814949716" calcext:value-type="float">
            <text:p>-57,67381494971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379</text:p>
          </table:table-cell>
          <table:table-cell office:value-type="float" office:value="2.4937316775322" calcext:value-type="float">
            <text:p>2,4937316775322</text:p>
          </table:table-cell>
          <table:table-cell office:value-type="float" office:value="2.6422095298767" calcext:value-type="float">
            <text:p>2,6422095298767</text:p>
          </table:table-cell>
          <table:table-cell office:value-type="float" office:value="99.889133386551" calcext:value-type="float">
            <text:p>99,88913338655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390</text:p>
          </table:table-cell>
          <table:table-cell office:value-type="float" office:value="3.4741166234016" calcext:value-type="float">
            <text:p>3,4741166234016</text:p>
          </table:table-cell>
          <table:table-cell office:value-type="float" office:value="0.1473995577544" calcext:value-type="float">
            <text:p>0,1473995577544</text:p>
          </table:table-cell>
          <table:table-cell office:value-type="float" office:value="-157.33947419817" calcext:value-type="float">
            <text:p>-157,3394741981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401</text:p>
          </table:table-cell>
          <table:table-cell office:value-type="float" office:value="3.9517915248871" calcext:value-type="float">
            <text:p>3,9517915248871</text:p>
          </table:table-cell>
          <table:table-cell office:value-type="float" office:value="2.1712072193623" calcext:value-type="float">
            <text:p>2,1712072193623</text:p>
          </table:table-cell>
          <table:table-cell office:value-type="float" office:value="166.58067855106" calcext:value-type="float">
            <text:p>166,5806785510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412</text:p>
          </table:table-cell>
          <table:table-cell office:value-type="float" office:value="9.1035491228104" calcext:value-type="float">
            <text:p>9,1035491228104</text:p>
          </table:table-cell>
          <table:table-cell office:value-type="float" office:value="0.0073193182470277" calcext:value-type="float">
            <text:p>0,0073193182470277</text:p>
          </table:table-cell>
          <table:table-cell office:value-type="float" office:value="135.05922153497" calcext:value-type="float">
            <text:p>135,0592215349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423</text:p>
          </table:table-cell>
          <table:table-cell office:value-type="float" office:value="10.083156824112" calcext:value-type="float">
            <text:p>10,083156824112</text:p>
          </table:table-cell>
          <table:table-cell office:value-type="float" office:value="6.6420310735703" calcext:value-type="float">
            <text:p>6,6420310735703</text:p>
          </table:table-cell>
          <table:table-cell office:value-type="float" office:value="-119.77236589808" calcext:value-type="float">
            <text:p>-119,7723658980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434</text:p>
          </table:table-cell>
          <table:table-cell office:value-type="float" office:value="-0.053164339624345" calcext:value-type="float">
            <text:p>-0,053164339624345</text:p>
          </table:table-cell>
          <table:table-cell office:value-type="float" office:value="9.7588837146759" calcext:value-type="float">
            <text:p>9,7588837146759</text:p>
          </table:table-cell>
          <table:table-cell office:value-type="float" office:value="31.859360682737" calcext:value-type="float">
            <text:p>31,85936068273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445</text:p>
          </table:table-cell>
          <table:table-cell office:value-type="float" office:value="2.0033165812492" calcext:value-type="float">
            <text:p>2,0033165812492</text:p>
          </table:table-cell>
          <table:table-cell office:value-type="float" office:value="6.1849385499954" calcext:value-type="float">
            <text:p>6,1849385499954</text:p>
          </table:table-cell>
          <table:table-cell office:value-type="float" office:value="-151.4723862812" calcext:value-type="float">
            <text:p>-151,472386281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456</text:p>
          </table:table-cell>
          <table:table-cell office:value-type="float" office:value="2.6473838090897" calcext:value-type="float">
            <text:p>2,6473838090897</text:p>
          </table:table-cell>
          <table:table-cell office:value-type="float" office:value="3.8162046670914" calcext:value-type="float">
            <text:p>3,8162046670914</text:p>
          </table:table-cell>
          <table:table-cell office:value-type="float" office:value="156.03158124693" calcext:value-type="float">
            <text:p>156,0315812469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467</text:p>
          </table:table-cell>
          <table:table-cell office:value-type="float" office:value="3.733746111393" calcext:value-type="float">
            <text:p>3,733746111393</text:p>
          </table:table-cell>
          <table:table-cell office:value-type="float" office:value="3.4072232246399" calcext:value-type="float">
            <text:p>3,4072232246399</text:p>
          </table:table-cell>
          <table:table-cell office:value-type="float" office:value="125.81190789581" calcext:value-type="float">
            <text:p>125,8119078958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478</text:p>
          </table:table-cell>
          <table:table-cell office:value-type="float" office:value="3.620238006115" calcext:value-type="float">
            <text:p>3,620238006115</text:p>
          </table:table-cell>
          <table:table-cell office:value-type="float" office:value="6.6638499498367" calcext:value-type="float">
            <text:p>6,6638499498367</text:p>
          </table:table-cell>
          <table:table-cell office:value-type="float" office:value="52.349001359028" calcext:value-type="float">
            <text:p>52,34900135902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489</text:p>
          </table:table-cell>
          <table:table-cell office:value-type="float" office:value="5.7669818401337" calcext:value-type="float">
            <text:p>5,7669818401337</text:p>
          </table:table-cell>
          <table:table-cell office:value-type="float" office:value="6.2915199995041" calcext:value-type="float">
            <text:p>6,2915199995041</text:p>
          </table:table-cell>
          <table:table-cell office:value-type="float" office:value="-67.071332293711" calcext:value-type="float">
            <text:p>-67,0713322937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500</text:p>
          </table:table-cell>
          <table:table-cell office:value-type="float" office:value="9.0882986783981" calcext:value-type="float">
            <text:p>9,0882986783981</text:p>
          </table:table-cell>
          <table:table-cell office:value-type="float" office:value="8.4051334857941" calcext:value-type="float">
            <text:p>8,4051334857941</text:p>
          </table:table-cell>
          <table:table-cell office:value-type="float" office:value="-160.44461803072" calcext:value-type="float">
            <text:p>-160,4446180307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511</text:p>
          </table:table-cell>
          <table:table-cell office:value-type="float" office:value="0.072290510870516" calcext:value-type="float">
            <text:p>0,072290510870516</text:p>
          </table:table-cell>
          <table:table-cell office:value-type="float" office:value="7.7362006902695" calcext:value-type="float">
            <text:p>7,7362006902695</text:p>
          </table:table-cell>
          <table:table-cell office:value-type="float" office:value="133.09904268593" calcext:value-type="float">
            <text:p>133,0990426859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522</text:p>
          </table:table-cell>
          <table:table-cell office:value-type="float" office:value="0.265710093081" calcext:value-type="float">
            <text:p>0,265710093081</text:p>
          </table:table-cell>
          <table:table-cell office:value-type="float" office:value="2.3976469039917" calcext:value-type="float">
            <text:p>2,3976469039917</text:p>
          </table:table-cell>
          <table:table-cell office:value-type="float" office:value="73.718078576835" calcext:value-type="float">
            <text:p>73,71807857683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533</text:p>
          </table:table-cell>
          <table:table-cell office:value-type="float" office:value="2.5148165225983" calcext:value-type="float">
            <text:p>2,5148165225983</text:p>
          </table:table-cell>
          <table:table-cell office:value-type="float" office:value="6.1644995212555" calcext:value-type="float">
            <text:p>6,1644995212555</text:p>
          </table:table-cell>
          <table:table-cell office:value-type="float" office:value="-131.80355964952" calcext:value-type="float">
            <text:p>-131,8035596495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544</text:p>
          </table:table-cell>
          <table:table-cell office:value-type="float" office:value="5.0450080633163" calcext:value-type="float">
            <text:p>5,0450080633163</text:p>
          </table:table-cell>
          <table:table-cell office:value-type="float" office:value="6.0288614034653" calcext:value-type="float">
            <text:p>6,0288614034653</text:p>
          </table:table-cell>
          <table:table-cell office:value-type="float" office:value="-81.388567663302" calcext:value-type="float">
            <text:p>-81,38856766330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555</text:p>
          </table:table-cell>
          <table:table-cell office:value-type="float" office:value="5.3567492961884" calcext:value-type="float">
            <text:p>5,3567492961884</text:p>
          </table:table-cell>
          <table:table-cell office:value-type="float" office:value="5.1380610466003" calcext:value-type="float">
            <text:p>5,1380610466003</text:p>
          </table:table-cell>
          <table:table-cell office:value-type="float" office:value="81.608611307326" calcext:value-type="float">
            <text:p>81,60861130732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566</text:p>
          </table:table-cell>
          <table:table-cell office:value-type="float" office:value="7.5194317102432" calcext:value-type="float">
            <text:p>7,5194317102432</text:p>
          </table:table-cell>
          <table:table-cell office:value-type="float" office:value="8.0916011333466" calcext:value-type="float">
            <text:p>8,0916011333466</text:p>
          </table:table-cell>
          <table:table-cell office:value-type="float" office:value="158.85251342871" calcext:value-type="float">
            <text:p>158,8525134287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577</text:p>
          </table:table-cell>
          <table:table-cell office:value-type="float" office:value="8.7599259614944" calcext:value-type="float">
            <text:p>8,7599259614944</text:p>
          </table:table-cell>
          <table:table-cell office:value-type="float" office:value="2.4951767921448" calcext:value-type="float">
            <text:p>2,4951767921448</text:p>
          </table:table-cell>
          <table:table-cell office:value-type="float" office:value="111.42337018517" calcext:value-type="float">
            <text:p>111,423370185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588</text:p>
          </table:table-cell>
          <table:table-cell office:value-type="float" office:value="0.67395158112049" calcext:value-type="float">
            <text:p>0,67395158112049</text:p>
          </table:table-cell>
          <table:table-cell office:value-type="float" office:value="6.1764794588089" calcext:value-type="float">
            <text:p>6,1764794588089</text:p>
          </table:table-cell>
          <table:table-cell office:value-type="float" office:value="-19.344024787283" calcext:value-type="float">
            <text:p>-19,34402478728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599</text:p>
          </table:table-cell>
          <table:table-cell office:value-type="float" office:value="2.0506373047829" calcext:value-type="float">
            <text:p>2,0506373047829</text:p>
          </table:table-cell>
          <table:table-cell office:value-type="float" office:value="7.7473497390747" calcext:value-type="float">
            <text:p>7,7473497390747</text:p>
          </table:table-cell>
          <table:table-cell office:value-type="float" office:value="-75.927644778209" calcext:value-type="float">
            <text:p>-75,92764477820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610</text:p>
          </table:table-cell>
          <table:table-cell office:value-type="float" office:value="2.4281084537506" calcext:value-type="float">
            <text:p>2,4281084537506</text:p>
          </table:table-cell>
          <table:table-cell office:value-type="float" office:value="10.070885419846" calcext:value-type="float">
            <text:p>10,070885419846</text:p>
          </table:table-cell>
          <table:table-cell office:value-type="float" office:value="121.35128154876" calcext:value-type="float">
            <text:p>121,351281548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621</text:p>
          </table:table-cell>
          <table:table-cell office:value-type="float" office:value="6.3602435588837" calcext:value-type="float">
            <text:p>6,3602435588837</text:p>
          </table:table-cell>
          <table:table-cell office:value-type="float" office:value="9.4872903823853" calcext:value-type="float">
            <text:p>9,4872903823853</text:p>
          </table:table-cell>
          <table:table-cell office:value-type="float" office:value="167.28002098715" calcext:value-type="float">
            <text:p>167,280020987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632</text:p>
          </table:table-cell>
          <table:table-cell office:value-type="float" office:value="2.4715192615986" calcext:value-type="float">
            <text:p>2,4715192615986</text:p>
          </table:table-cell>
          <table:table-cell office:value-type="float" office:value="5.2335518598557" calcext:value-type="float">
            <text:p>5,2335518598557</text:p>
          </table:table-cell>
          <table:table-cell office:value-type="float" office:value="166.48785020136" calcext:value-type="float">
            <text:p>166,4878502013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643</text:p>
          </table:table-cell>
          <table:table-cell office:value-type="float" office:value="6.381596326828" calcext:value-type="float">
            <text:p>6,381596326828</text:p>
          </table:table-cell>
          <table:table-cell office:value-type="float" office:value="4.8739147186279" calcext:value-type="float">
            <text:p>4,8739147186279</text:p>
          </table:table-cell>
          <table:table-cell office:value-type="float" office:value="-20.686352518713" calcext:value-type="float">
            <text:p>-20,6863525187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654</text:p>
          </table:table-cell>
          <table:table-cell office:value-type="float" office:value="7.7555191516876" calcext:value-type="float">
            <text:p>7,7555191516876</text:p>
          </table:table-cell>
          <table:table-cell office:value-type="float" office:value="5.9824615716934" calcext:value-type="float">
            <text:p>5,9824615716934</text:p>
          </table:table-cell>
          <table:table-cell office:value-type="float" office:value="39.114045869013" calcext:value-type="float">
            <text:p>39,11404586901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665</text:p>
          </table:table-cell>
          <table:table-cell office:value-type="float" office:value="2.8810161352158" calcext:value-type="float">
            <text:p>2,8810161352158</text:p>
          </table:table-cell>
          <table:table-cell office:value-type="float" office:value="10.281808376312" calcext:value-type="float">
            <text:p>10,281808376312</text:p>
          </table:table-cell>
          <table:table-cell office:value-type="float" office:value="-20.025374213601" calcext:value-type="float">
            <text:p>-20,0253742136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676</text:p>
          </table:table-cell>
          <table:table-cell office:value-type="float" office:value="1.1935704946518" calcext:value-type="float">
            <text:p>1,1935704946518</text:p>
          </table:table-cell>
          <table:table-cell office:value-type="float" office:value="9.6321487426758" calcext:value-type="float">
            <text:p>9,6321487426758</text:p>
          </table:table-cell>
          <table:table-cell office:value-type="float" office:value="-127.21413260053" calcext:value-type="float">
            <text:p>-127,2141326005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687</text:p>
          </table:table-cell>
          <table:table-cell office:value-type="float" office:value="4.790985584259" calcext:value-type="float">
            <text:p>4,790985584259</text:p>
          </table:table-cell>
          <table:table-cell office:value-type="float" office:value="8.3419358730316" calcext:value-type="float">
            <text:p>8,3419358730316</text:p>
          </table:table-cell>
          <table:table-cell office:value-type="float" office:value="-142.53404945325" calcext:value-type="float">
            <text:p>-142,534049453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698</text:p>
          </table:table-cell>
          <table:table-cell office:value-type="float" office:value="4.5595198869705" calcext:value-type="float">
            <text:p>4,5595198869705</text:p>
          </table:table-cell>
          <table:table-cell office:value-type="float" office:value="10.605719089508" calcext:value-type="float">
            <text:p>10,605719089508</text:p>
          </table:table-cell>
          <table:table-cell office:value-type="float" office:value="95.110612310422" calcext:value-type="float">
            <text:p>95,1106123104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709</text:p>
          </table:table-cell>
          <table:table-cell office:value-type="float" office:value="7.9329568147659" calcext:value-type="float">
            <text:p>7,9329568147659</text:p>
          </table:table-cell>
          <table:table-cell office:value-type="float" office:value="10.055867433548" calcext:value-type="float">
            <text:p>10,055867433548</text:p>
          </table:table-cell>
          <table:table-cell office:value-type="float" office:value="4.3320485930534" calcext:value-type="float">
            <text:p>4,33204859305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720</text:p>
          </table:table-cell>
          <table:table-cell office:value-type="float" office:value="10.084989070892" calcext:value-type="float">
            <text:p>10,084989070892</text:p>
          </table:table-cell>
          <table:table-cell office:value-type="float" office:value="8.6797666549683" calcext:value-type="float">
            <text:p>8,6797666549683</text:p>
          </table:table-cell>
          <table:table-cell office:value-type="float" office:value="-155.54312535912" calcext:value-type="float">
            <text:p>-155,543125359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731</text:p>
          </table:table-cell>
          <table:table-cell office:value-type="float" office:value="7.3637038469315" calcext:value-type="float">
            <text:p>7,3637038469315</text:p>
          </table:table-cell>
          <table:table-cell office:value-type="float" office:value="7.2033989429474" calcext:value-type="float">
            <text:p>7,2033989429474</text:p>
          </table:table-cell>
          <table:table-cell office:value-type="float" office:value="-48.313896367504" calcext:value-type="float">
            <text:p>-48,31389636750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742</text:p>
          </table:table-cell>
          <table:table-cell office:value-type="float" office:value="0.48823732882738" calcext:value-type="float">
            <text:p>0,48823732882738</text:p>
          </table:table-cell>
          <table:table-cell office:value-type="float" office:value="11.085005998611" calcext:value-type="float">
            <text:p>11,085005998611</text:p>
          </table:table-cell>
          <table:table-cell office:value-type="float" office:value="-25.397768825482" calcext:value-type="float">
            <text:p>-25,39776882548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753</text:p>
          </table:table-cell>
          <table:table-cell office:value-type="float" office:value="-0.08235489949584" calcext:value-type="float">
            <text:p>-0,08235489949584</text:p>
          </table:table-cell>
          <table:table-cell office:value-type="float" office:value="11.08499288559" calcext:value-type="float">
            <text:p>11,08499288559</text:p>
          </table:table-cell>
          <table:table-cell office:value-type="float" office:value="-50.44963177602" calcext:value-type="float">
            <text:p>-50,4496317760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15</text:p>
          </table:table-cell>
          <table:table-cell office:value-type="float" office:value="-0.45224476605654" calcext:value-type="float">
            <text:p>-0,45224476605654</text:p>
          </table:table-cell>
          <table:table-cell office:value-type="float" office:value="-0.55512227118015" calcext:value-type="float">
            <text:p>-0,55512227118015</text:p>
          </table:table-cell>
          <table:table-cell office:value-type="float" office:value="126.46133732644" calcext:value-type="float">
            <text:p>126,4613373264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214</text:p>
          </table:table-cell>
          <table:table-cell office:value-type="float" office:value="0.35081714391708" calcext:value-type="float">
            <text:p>0,35081714391708</text:p>
          </table:table-cell>
          <table:table-cell office:value-type="float" office:value="1.4018979668617" calcext:value-type="float">
            <text:p>1,4018979668617</text:p>
          </table:table-cell>
          <table:table-cell office:value-type="float" office:value="92.790094910154" calcext:value-type="float">
            <text:p>92,79009491015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225</text:p>
          </table:table-cell>
          <table:table-cell office:value-type="float" office:value="1.9276648759842" calcext:value-type="float">
            <text:p>1,9276648759842</text:p>
          </table:table-cell>
          <table:table-cell office:value-type="float" office:value="-0.58501780033112" calcext:value-type="float">
            <text:p>-0,58501780033112</text:p>
          </table:table-cell>
          <table:table-cell office:value-type="float" office:value="124.69951210508" calcext:value-type="float">
            <text:p>124,6995121050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236</text:p>
          </table:table-cell>
          <table:table-cell office:value-type="float" office:value="3.4555372595787" calcext:value-type="float">
            <text:p>3,4555372595787</text:p>
          </table:table-cell>
          <table:table-cell office:value-type="float" office:value="-0.12024575844407" calcext:value-type="float">
            <text:p>-0,12024575844407</text:p>
          </table:table-cell>
          <table:table-cell office:value-type="float" office:value="9.4698541293478" calcext:value-type="float">
            <text:p>9,4698541293478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247</text:p>
          </table:table-cell>
          <table:table-cell office:value-type="float" office:value="3.9115262031555" calcext:value-type="float">
            <text:p>3,9115262031555</text:p>
          </table:table-cell>
          <table:table-cell office:value-type="float" office:value="1.2996025383472" calcext:value-type="float">
            <text:p>1,2996025383472</text:p>
          </table:table-cell>
          <table:table-cell office:value-type="float" office:value="-55.564990468845" calcext:value-type="float">
            <text:p>-55,56499046884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258</text:p>
          </table:table-cell>
          <table:table-cell office:value-type="float" office:value="6.5820670127869" calcext:value-type="float">
            <text:p>6,5820670127869</text:p>
          </table:table-cell>
          <table:table-cell office:value-type="float" office:value="0.26082405820489" calcext:value-type="float">
            <text:p>0,26082405820489</text:p>
          </table:table-cell>
          <table:table-cell office:value-type="float" office:value="-95.800162120989" calcext:value-type="float">
            <text:p>-95,80016212098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269</text:p>
          </table:table-cell>
          <table:table-cell office:value-type="float" office:value="3.288357257843" calcext:value-type="float">
            <text:p>3,288357257843</text:p>
          </table:table-cell>
          <table:table-cell office:value-type="float" office:value="-0.56176345795393" calcext:value-type="float">
            <text:p>-0,56176345795393</text:p>
          </table:table-cell>
          <table:table-cell office:value-type="float" office:value="-0.33406259278488" calcext:value-type="float">
            <text:p>-0,3340625927848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280</text:p>
          </table:table-cell>
          <table:table-cell office:value-type="float" office:value="-1.5850086510181" calcext:value-type="float">
            <text:p>-1,5850086510181</text:p>
          </table:table-cell>
          <table:table-cell office:value-type="float" office:value="0.90954661369324" calcext:value-type="float">
            <text:p>0,90954661369324</text:p>
          </table:table-cell>
          <table:table-cell office:value-type="float" office:value="-6.982995778512" calcext:value-type="float">
            <text:p>-6,98299577851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291</text:p>
          </table:table-cell>
          <table:table-cell office:value-type="float" office:value="1.5517903864384" calcext:value-type="float">
            <text:p>1,5517903864384</text:p>
          </table:table-cell>
          <table:table-cell office:value-type="float" office:value="0.65604962408543" calcext:value-type="float">
            <text:p>0,65604962408543</text:p>
          </table:table-cell>
          <table:table-cell office:value-type="float" office:value="44.18636279501" calcext:value-type="float">
            <text:p>44,1863627950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302</text:p>
          </table:table-cell>
          <table:table-cell office:value-type="float" office:value="2.6875680685043" calcext:value-type="float">
            <text:p>2,6875680685043</text:p>
          </table:table-cell>
          <table:table-cell office:value-type="float" office:value="-0.58502338826656" calcext:value-type="float">
            <text:p>-0,58502338826656</text:p>
          </table:table-cell>
          <table:table-cell office:value-type="float" office:value="124.61815062602" calcext:value-type="float">
            <text:p>124,6181506260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313</text:p>
          </table:table-cell>
          <table:table-cell office:value-type="float" office:value="4.7394952178001" calcext:value-type="float">
            <text:p>4,7394952178001</text:p>
          </table:table-cell>
          <table:table-cell office:value-type="float" office:value="2.539234161377" calcext:value-type="float">
            <text:p>2,539234161377</text:p>
          </table:table-cell>
          <table:table-cell office:value-type="float" office:value="114.15713911603" calcext:value-type="float">
            <text:p>114,1571391160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324</text:p>
          </table:table-cell>
          <table:table-cell office:value-type="float" office:value="6.73264503479" calcext:value-type="float">
            <text:p>6,73264503479</text:p>
          </table:table-cell>
          <table:table-cell office:value-type="float" office:value="3.7855604290962" calcext:value-type="float">
            <text:p>3,7855604290962</text:p>
          </table:table-cell>
          <table:table-cell office:value-type="float" office:value="149.12750007241" calcext:value-type="float">
            <text:p>149,127500072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335</text:p>
          </table:table-cell>
          <table:table-cell office:value-type="float" office:value="8.5676801204681" calcext:value-type="float">
            <text:p>8,5676801204681</text:p>
          </table:table-cell>
          <table:table-cell office:value-type="float" office:value="1.7562012374401" calcext:value-type="float">
            <text:p>1,7562012374401</text:p>
          </table:table-cell>
          <table:table-cell office:value-type="float" office:value="86.66755819017" calcext:value-type="float">
            <text:p>86,6675581901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346</text:p>
          </table:table-cell>
          <table:table-cell office:value-type="float" office:value="10.08499622345" calcext:value-type="float">
            <text:p>10,08499622345</text:p>
          </table:table-cell>
          <table:table-cell office:value-type="float" office:value="4.3498438596725" calcext:value-type="float">
            <text:p>4,3498438596725</text:p>
          </table:table-cell>
          <table:table-cell office:value-type="float" office:value="-155.55579495278" calcext:value-type="float">
            <text:p>-155,5557949527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357</text:p>
          </table:table-cell>
          <table:table-cell office:value-type="float" office:value="-0.96422515809536" calcext:value-type="float">
            <text:p>-0,96422515809536</text:p>
          </table:table-cell>
          <table:table-cell office:value-type="float" office:value="4.8800164461136" calcext:value-type="float">
            <text:p>4,8800164461136</text:p>
          </table:table-cell>
          <table:table-cell office:value-type="float" office:value="-86.843292424633" calcext:value-type="float">
            <text:p>-86,84329242463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368</text:p>
          </table:table-cell>
          <table:table-cell office:value-type="float" office:value="-1.5172459185123" calcext:value-type="float">
            <text:p>-1,5172459185123</text:p>
          </table:table-cell>
          <table:table-cell office:value-type="float" office:value="2.6112672686577" calcext:value-type="float">
            <text:p>2,6112672686577</text:p>
          </table:table-cell>
          <table:table-cell office:value-type="float" office:value="-105.07484454258" calcext:value-type="float">
            <text:p>-105,0748445425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379</text:p>
          </table:table-cell>
          <table:table-cell office:value-type="float" office:value="2.674363553524" calcext:value-type="float">
            <text:p>2,674363553524</text:p>
          </table:table-cell>
          <table:table-cell office:value-type="float" office:value="2.364739626646" calcext:value-type="float">
            <text:p>2,364739626646</text:p>
          </table:table-cell>
          <table:table-cell office:value-type="float" office:value="129.83155857985" calcext:value-type="float">
            <text:p>129,8315585798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390</text:p>
          </table:table-cell>
          <table:table-cell office:value-type="float" office:value="3.521711230278" calcext:value-type="float">
            <text:p>3,521711230278</text:p>
          </table:table-cell>
          <table:table-cell office:value-type="float" office:value="0.3608887642622" calcext:value-type="float">
            <text:p>0,3608887642622</text:p>
          </table:table-cell>
          <table:table-cell office:value-type="float" office:value="-123.56986817281" calcext:value-type="float">
            <text:p>-123,5698681728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401</text:p>
          </table:table-cell>
          <table:table-cell office:value-type="float" office:value="4.3065533041954" calcext:value-type="float">
            <text:p>4,3065533041954</text:p>
          </table:table-cell>
          <table:table-cell office:value-type="float" office:value="2.1346879005432" calcext:value-type="float">
            <text:p>2,1346879005432</text:p>
          </table:table-cell>
          <table:table-cell office:value-type="float" office:value="176.51135754433" calcext:value-type="float">
            <text:p>176,511357544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412</text:p>
          </table:table-cell>
          <table:table-cell office:value-type="float" office:value="9.2591941356659" calcext:value-type="float">
            <text:p>9,2591941356659</text:p>
          </table:table-cell>
          <table:table-cell office:value-type="float" office:value="0.087955323979259" calcext:value-type="float">
            <text:p>0,087955323979259</text:p>
          </table:table-cell>
          <table:table-cell office:value-type="float" office:value="142.33948166963" calcext:value-type="float">
            <text:p>142,3394816696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423</text:p>
          </table:table-cell>
          <table:table-cell office:value-type="float" office:value="10.067036151886" calcext:value-type="float">
            <text:p>10,067036151886</text:p>
          </table:table-cell>
          <table:table-cell office:value-type="float" office:value="6.9580566883087" calcext:value-type="float">
            <text:p>6,9580566883087</text:p>
          </table:table-cell>
          <table:table-cell office:value-type="float" office:value="-85.075665431417" calcext:value-type="float">
            <text:p>-85,0756654314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434</text:p>
          </table:table-cell>
          <table:table-cell office:value-type="float" office:value="-0.39084665477276" calcext:value-type="float">
            <text:p>-0,39084665477276</text:p>
          </table:table-cell>
          <table:table-cell office:value-type="float" office:value="9.5490944385529" calcext:value-type="float">
            <text:p>9,5490944385529</text:p>
          </table:table-cell>
          <table:table-cell office:value-type="float" office:value="31.88863263768" calcext:value-type="float">
            <text:p>31,8886326376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445</text:p>
          </table:table-cell>
          <table:table-cell office:value-type="float" office:value="1.9249258935452" calcext:value-type="float">
            <text:p>1,9249258935452</text:p>
          </table:table-cell>
          <table:table-cell office:value-type="float" office:value="6.3925409317017" calcext:value-type="float">
            <text:p>6,3925409317017</text:p>
          </table:table-cell>
          <table:table-cell office:value-type="float" office:value="-60.760863267692" calcext:value-type="float">
            <text:p>-60,76086326769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456</text:p>
          </table:table-cell>
          <table:table-cell office:value-type="float" office:value="3.0026945471764" calcext:value-type="float">
            <text:p>3,0026945471764</text:p>
          </table:table-cell>
          <table:table-cell office:value-type="float" office:value="3.7181669473648" calcext:value-type="float">
            <text:p>3,7181669473648</text:p>
          </table:table-cell>
          <table:table-cell office:value-type="float" office:value="167.34137352864" calcext:value-type="float">
            <text:p>167,3413735286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467</text:p>
          </table:table-cell>
          <table:table-cell office:value-type="float" office:value="3.8970598578453" calcext:value-type="float">
            <text:p>3,8970598578453</text:p>
          </table:table-cell>
          <table:table-cell office:value-type="float" office:value="3.2098239660263" calcext:value-type="float">
            <text:p>3,2098239660263</text:p>
          </table:table-cell>
          <table:table-cell office:value-type="float" office:value="130.30432439913" calcext:value-type="float">
            <text:p>130,304324399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478</text:p>
          </table:table-cell>
          <table:table-cell office:value-type="float" office:value="3.3962479233742" calcext:value-type="float">
            <text:p>3,3962479233742</text:p>
          </table:table-cell>
          <table:table-cell office:value-type="float" office:value="6.6613340377808" calcext:value-type="float">
            <text:p>6,6613340377808</text:p>
          </table:table-cell>
          <table:table-cell office:value-type="float" office:value="-1.8444925689014" calcext:value-type="float">
            <text:p>-1,84449256890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489</text:p>
          </table:table-cell>
          <table:table-cell office:value-type="float" office:value="5.6431758403778" calcext:value-type="float">
            <text:p>5,6431758403778</text:p>
          </table:table-cell>
          <table:table-cell office:value-type="float" office:value="6.6447448730469" calcext:value-type="float">
            <text:p>6,6447448730469</text:p>
          </table:table-cell>
          <table:table-cell office:value-type="float" office:value="-68.219591098227" calcext:value-type="float">
            <text:p>-68,21959109822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500</text:p>
          </table:table-cell>
          <table:table-cell office:value-type="float" office:value="9.3336123228073" calcext:value-type="float">
            <text:p>9,3336123228073</text:p>
          </table:table-cell>
          <table:table-cell office:value-type="float" office:value="8.4799039363861" calcext:value-type="float">
            <text:p>8,4799039363861</text:p>
          </table:table-cell>
          <table:table-cell office:value-type="float" office:value="-163.46930242648" calcext:value-type="float">
            <text:p>-163,4693024264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511</text:p>
          </table:table-cell>
          <table:table-cell office:value-type="float" office:value="0.27867931872606" calcext:value-type="float">
            <text:p>0,27867931872606</text:p>
          </table:table-cell>
          <table:table-cell office:value-type="float" office:value="7.5846195220947" calcext:value-type="float">
            <text:p>7,5846195220947</text:p>
          </table:table-cell>
          <table:table-cell office:value-type="float" office:value="145.7783264719" calcext:value-type="float">
            <text:p>145,77832647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522</text:p>
          </table:table-cell>
          <table:table-cell office:value-type="float" office:value="0.27051905170083" calcext:value-type="float">
            <text:p>0,27051905170083</text:p>
          </table:table-cell>
          <table:table-cell office:value-type="float" office:value="2.0498302578926" calcext:value-type="float">
            <text:p>2,0498302578926</text:p>
          </table:table-cell>
          <table:table-cell office:value-type="float" office:value="95.945964952943" calcext:value-type="float">
            <text:p>95,94596495294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533</text:p>
          </table:table-cell>
          <table:table-cell office:value-type="float" office:value="2.5098204612732" calcext:value-type="float">
            <text:p>2,5098204612732</text:p>
          </table:table-cell>
          <table:table-cell office:value-type="float" office:value="6.3504904508591" calcext:value-type="float">
            <text:p>6,3504904508591</text:p>
          </table:table-cell>
          <table:table-cell office:value-type="float" office:value="-73.671322719307" calcext:value-type="float">
            <text:p>-73,67132271930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544</text:p>
          </table:table-cell>
          <table:table-cell office:value-type="float" office:value="4.9853405356407" calcext:value-type="float">
            <text:p>4,9853405356407</text:p>
          </table:table-cell>
          <table:table-cell office:value-type="float" office:value="6.4225608110428" calcext:value-type="float">
            <text:p>6,4225608110428</text:p>
          </table:table-cell>
          <table:table-cell office:value-type="float" office:value="-81.374873021606" calcext:value-type="float">
            <text:p>-81,37487302160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555</text:p>
          </table:table-cell>
          <table:table-cell office:value-type="float" office:value="5.3399693965912" calcext:value-type="float">
            <text:p>5,3399693965912</text:p>
          </table:table-cell>
          <table:table-cell office:value-type="float" office:value="4.7499689459801" calcext:value-type="float">
            <text:p>4,7499689459801</text:p>
          </table:table-cell>
          <table:table-cell office:value-type="float" office:value="86.450254841215" calcext:value-type="float">
            <text:p>86,45025484121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566</text:p>
          </table:table-cell>
          <table:table-cell office:value-type="float" office:value="7.8101485967636" calcext:value-type="float">
            <text:p>7,8101485967636</text:p>
          </table:table-cell>
          <table:table-cell office:value-type="float" office:value="7.9647076129913" calcext:value-type="float">
            <text:p>7,9647076129913</text:p>
          </table:table-cell>
          <table:table-cell office:value-type="float" office:value="155.92371885944" calcext:value-type="float">
            <text:p>155,9237188594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577</text:p>
          </table:table-cell>
          <table:table-cell office:value-type="float" office:value="8.9756613969803" calcext:value-type="float">
            <text:p>8,9756613969803</text:p>
          </table:table-cell>
          <table:table-cell office:value-type="float" office:value="2.5454857945442" calcext:value-type="float">
            <text:p>2,5454857945442</text:p>
          </table:table-cell>
          <table:table-cell office:value-type="float" office:value="-157.98835693651" calcext:value-type="float">
            <text:p>-157,9883569365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588</text:p>
          </table:table-cell>
          <table:table-cell office:value-type="float" office:value="0.29888326302171" calcext:value-type="float">
            <text:p>0,29888326302171</text:p>
          </table:table-cell>
          <table:table-cell office:value-type="float" office:value="6.3078844547272" calcext:value-type="float">
            <text:p>6,3078844547272</text:p>
          </table:table-cell>
          <table:table-cell office:value-type="float" office:value="-19.400381928037" calcext:value-type="float">
            <text:p>-19,40038192803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599</text:p>
          </table:table-cell>
          <table:table-cell office:value-type="float" office:value="1.9280135631561" calcext:value-type="float">
            <text:p>1,9280135631561</text:p>
          </table:table-cell>
          <table:table-cell office:value-type="float" office:value="8.0123394727707" calcext:value-type="float">
            <text:p>8,0123394727707</text:p>
          </table:table-cell>
          <table:table-cell office:value-type="float" office:value="-62.761176163983" calcext:value-type="float">
            <text:p>-62,76117616398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610</text:p>
          </table:table-cell>
          <table:table-cell office:value-type="float" office:value="2.2569000720978" calcext:value-type="float">
            <text:p>2,2569000720978</text:p>
          </table:table-cell>
          <table:table-cell office:value-type="float" office:value="9.9295890331268" calcext:value-type="float">
            <text:p>9,9295890331268</text:p>
          </table:table-cell>
          <table:table-cell office:value-type="float" office:value="30.601380736965" calcext:value-type="float">
            <text:p>30,60138073696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621</text:p>
          </table:table-cell>
          <table:table-cell office:value-type="float" office:value="6.6901034116745" calcext:value-type="float">
            <text:p>6,6901034116745</text:p>
          </table:table-cell>
          <table:table-cell office:value-type="float" office:value="9.3368971347809" calcext:value-type="float">
            <text:p>9,3368971347809</text:p>
          </table:table-cell>
          <table:table-cell office:value-type="float" office:value="151.81816915038" calcext:value-type="float">
            <text:p>151,8181691503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632</text:p>
          </table:table-cell>
          <table:table-cell office:value-type="float" office:value="2.8398877382278" calcext:value-type="float">
            <text:p>2,8398877382278</text:p>
          </table:table-cell>
          <table:table-cell office:value-type="float" office:value="5.2610957622528" calcext:value-type="float">
            <text:p>5,2610957622528</text:p>
          </table:table-cell>
          <table:table-cell office:value-type="float" office:value="-178.77605766248" calcext:value-type="float">
            <text:p>-178,7760576624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643</text:p>
          </table:table-cell>
          <table:table-cell office:value-type="float" office:value="6.0251569747925" calcext:value-type="float">
            <text:p>6,0251569747925</text:p>
          </table:table-cell>
          <table:table-cell office:value-type="float" office:value="5.0190317630768" calcext:value-type="float">
            <text:p>5,0190317630768</text:p>
          </table:table-cell>
          <table:table-cell office:value-type="float" office:value="-25.877180372833" calcext:value-type="float">
            <text:p>-25,87718037283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654</text:p>
          </table:table-cell>
          <table:table-cell office:value-type="float" office:value="7.4461561441422" calcext:value-type="float">
            <text:p>7,4461561441422</text:p>
          </table:table-cell>
          <table:table-cell office:value-type="float" office:value="5.7319033145905" calcext:value-type="float">
            <text:p>5,7319033145905</text:p>
          </table:table-cell>
          <table:table-cell office:value-type="float" office:value="39.115088001178" calcext:value-type="float">
            <text:p>39,11508800117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665</text:p>
          </table:table-cell>
          <table:table-cell office:value-type="float" office:value="2.7756506204605" calcext:value-type="float">
            <text:p>2,7756506204605</text:p>
          </table:table-cell>
          <table:table-cell office:value-type="float" office:value="10.086448192596" calcext:value-type="float">
            <text:p>10,086448192596</text:p>
          </table:table-cell>
          <table:table-cell office:value-type="float" office:value="70.710409978393" calcext:value-type="float">
            <text:p>70,71040997839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676</text:p>
          </table:table-cell>
          <table:table-cell office:value-type="float" office:value="1.433090865612" calcext:value-type="float">
            <text:p>1,433090865612</text:p>
          </table:table-cell>
          <table:table-cell office:value-type="float" office:value="9.9489319324493" calcext:value-type="float">
            <text:p>9,9489319324493</text:p>
          </table:table-cell>
          <table:table-cell office:value-type="float" office:value="-127.25253773343" calcext:value-type="float">
            <text:p>-127,2525377334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687</text:p>
          </table:table-cell>
          <table:table-cell office:value-type="float" office:value="5.0057744979858" calcext:value-type="float">
            <text:p>5,0057744979858</text:p>
          </table:table-cell>
          <table:table-cell office:value-type="float" office:value="8.5451281070709" calcext:value-type="float">
            <text:p>8,5451281070709</text:p>
          </table:table-cell>
          <table:table-cell office:value-type="float" office:value="-135.26241338936" calcext:value-type="float">
            <text:p>-135,2624133893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698</text:p>
          </table:table-cell>
          <table:table-cell office:value-type="float" office:value="4.4120755791664" calcext:value-type="float">
            <text:p>4,4120755791664</text:p>
          </table:table-cell>
          <table:table-cell office:value-type="float" office:value="10.340512990952" calcext:value-type="float">
            <text:p>10,340512990952</text:p>
          </table:table-cell>
          <table:table-cell office:value-type="float" office:value="52.516429287613" calcext:value-type="float">
            <text:p>52,5164292876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709</text:p>
          </table:table-cell>
          <table:table-cell office:value-type="float" office:value="7.5361824035645" calcext:value-type="float">
            <text:p>7,5361824035645</text:p>
          </table:table-cell>
          <table:table-cell office:value-type="float" office:value="10.025727748871" calcext:value-type="float">
            <text:p>10,025727748871</text:p>
          </table:table-cell>
          <table:table-cell office:value-type="float" office:value="4.3644477986986" calcext:value-type="float">
            <text:p>4,364447798698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720</text:p>
          </table:table-cell>
          <table:table-cell office:value-type="float" office:value="10.084992647171" calcext:value-type="float">
            <text:p>10,084992647171</text:p>
          </table:table-cell>
          <table:table-cell office:value-type="float" office:value="8.8643276691437" calcext:value-type="float">
            <text:p>8,8643276691437</text:p>
          </table:table-cell>
          <table:table-cell office:value-type="float" office:value="-159.78000422192" calcext:value-type="float">
            <text:p>-159,7800042219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731</text:p>
          </table:table-cell>
          <table:table-cell office:value-type="float" office:value="7.0992356538773" calcext:value-type="float">
            <text:p>7,0992356538773</text:p>
          </table:table-cell>
          <table:table-cell office:value-type="float" office:value="7.4995839595795" calcext:value-type="float">
            <text:p>7,4995839595795</text:p>
          </table:table-cell>
          <table:table-cell office:value-type="float" office:value="-48.346875579494" calcext:value-type="float">
            <text:p>-48,34687557949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742</text:p>
          </table:table-cell>
          <table:table-cell office:value-type="float" office:value="0.23126725107431" calcext:value-type="float">
            <text:p>0,23126725107431</text:p>
          </table:table-cell>
          <table:table-cell office:value-type="float" office:value="11.08500957489" calcext:value-type="float">
            <text:p>11,08500957489</text:p>
          </table:table-cell>
          <table:table-cell office:value-type="float" office:value="-38.341822517905" calcext:value-type="float">
            <text:p>-38,34182251790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753</text:p>
          </table:table-cell>
          <table:table-cell office:value-type="float" office:value="-0.08246460929513" calcext:value-type="float">
            <text:p>-0,08246460929513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53.484826330926" calcext:value-type="float">
            <text:p>-53,48482633092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15</text:p>
          </table:table-cell>
          <table:table-cell office:value-type="float" office:value="-0.13121510855854" calcext:value-type="float">
            <text:p>-0,13121510855854</text:p>
          </table:table-cell>
          <table:table-cell office:value-type="float" office:value="-0.58501113206148" calcext:value-type="float">
            <text:p>-0,58501113206148</text:p>
          </table:table-cell>
          <table:table-cell office:value-type="float" office:value="128.17807410173" calcext:value-type="float">
            <text:p>128,1780741017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214</text:p>
          </table:table-cell>
          <table:table-cell office:value-type="float" office:value="0.43110236525536" calcext:value-type="float">
            <text:p>0,43110236525536</text:p>
          </table:table-cell>
          <table:table-cell office:value-type="float" office:value="1.0432851314545" calcext:value-type="float">
            <text:p>1,0432851314545</text:p>
          </table:table-cell>
          <table:table-cell office:value-type="float" office:value="105.88387395166" calcext:value-type="float">
            <text:p>105,8838739516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225</text:p>
          </table:table-cell>
          <table:table-cell office:value-type="float" office:value="2.2579729557037" calcext:value-type="float">
            <text:p>2,2579729557037</text:p>
          </table:table-cell>
          <table:table-cell office:value-type="float" office:value="-0.58123428374529" calcext:value-type="float">
            <text:p>-0,58123428374529</text:p>
          </table:table-cell>
          <table:table-cell office:value-type="float" office:value="123.96180553801" calcext:value-type="float">
            <text:p>123,9618055380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236</text:p>
          </table:table-cell>
          <table:table-cell office:value-type="float" office:value="3.4610229730606" calcext:value-type="float">
            <text:p>3,4610229730606</text:p>
          </table:table-cell>
          <table:table-cell office:value-type="float" office:value="-0.34204818308353" calcext:value-type="float">
            <text:p>-0,34204818308353</text:p>
          </table:table-cell>
          <table:table-cell office:value-type="float" office:value="100.21851548723" calcext:value-type="float">
            <text:p>100,2185154872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247</text:p>
          </table:table-cell>
          <table:table-cell office:value-type="float" office:value="3.7210261821747" calcext:value-type="float">
            <text:p>3,7210261821747</text:p>
          </table:table-cell>
          <table:table-cell office:value-type="float" office:value="1.5886147320271" calcext:value-type="float">
            <text:p>1,5886147320271</text:p>
          </table:table-cell>
          <table:table-cell office:value-type="float" office:value="-56.951367931002" calcext:value-type="float">
            <text:p>-56,95136793100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258</text:p>
          </table:table-cell>
          <table:table-cell office:value-type="float" office:value="6.7435318231583" calcext:value-type="float">
            <text:p>6,7435318231583</text:p>
          </table:table-cell>
          <table:table-cell office:value-type="float" office:value="0.4306910559535" calcext:value-type="float">
            <text:p>0,4306910559535</text:p>
          </table:table-cell>
          <table:table-cell office:value-type="float" office:value="-138.44465450117" calcext:value-type="float">
            <text:p>-138,444654501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269</text:p>
          </table:table-cell>
          <table:table-cell office:value-type="float" office:value="3.1513494253159" calcext:value-type="float">
            <text:p>3,1513494253159</text:p>
          </table:table-cell>
          <table:table-cell office:value-type="float" office:value="-0.44309791177511" calcext:value-type="float">
            <text:p>-0,44309791177511</text:p>
          </table:table-cell>
          <table:table-cell office:value-type="float" office:value="-49.148753570144" calcext:value-type="float">
            <text:p>-49,14875357014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280</text:p>
          </table:table-cell>
          <table:table-cell office:value-type="float" office:value="-1.5850189328194" calcext:value-type="float">
            <text:p>-1,5850189328194</text:p>
          </table:table-cell>
          <table:table-cell office:value-type="float" office:value="1.0707125812769" calcext:value-type="float">
            <text:p>1,0707125812769</text:p>
          </table:table-cell>
          <table:table-cell office:value-type="float" office:value="-20.741305343664" calcext:value-type="float">
            <text:p>-20,74130534366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291</text:p>
          </table:table-cell>
          <table:table-cell office:value-type="float" office:value="1.3083338737488" calcext:value-type="float">
            <text:p>1,3083338737488</text:p>
          </table:table-cell>
          <table:table-cell office:value-type="float" office:value="0.5949604511261" calcext:value-type="float">
            <text:p>0,5949604511261</text:p>
          </table:table-cell>
          <table:table-cell office:value-type="float" office:value="9.2926199079319" calcext:value-type="float">
            <text:p>9,292619907931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302</text:p>
          </table:table-cell>
          <table:table-cell office:value-type="float" office:value="2.8417366743088" calcext:value-type="float">
            <text:p>2,8417366743088</text:p>
          </table:table-cell>
          <table:table-cell office:value-type="float" office:value="-0.54096333682537" calcext:value-type="float">
            <text:p>-0,54096333682537</text:p>
          </table:table-cell>
          <table:table-cell office:value-type="float" office:value="169.77930676406" calcext:value-type="float">
            <text:p>169,7793067640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313</text:p>
          </table:table-cell>
          <table:table-cell office:value-type="float" office:value="4.5522624254227" calcext:value-type="float">
            <text:p>4,5522624254227</text:p>
          </table:table-cell>
          <table:table-cell office:value-type="float" office:value="2.4191243946552" calcext:value-type="float">
            <text:p>2,4191243946552</text:p>
          </table:table-cell>
          <table:table-cell office:value-type="float" office:value="23.746578746541" calcext:value-type="float">
            <text:p>23,7465787465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324</text:p>
          </table:table-cell>
          <table:table-cell office:value-type="float" office:value="7.0398461818695" calcext:value-type="float">
            <text:p>7,0398461818695</text:p>
          </table:table-cell>
          <table:table-cell office:value-type="float" office:value="3.6292660236359" calcext:value-type="float">
            <text:p>3,6292660236359</text:p>
          </table:table-cell>
          <table:table-cell office:value-type="float" office:value="154.0648694251" calcext:value-type="float">
            <text:p>154,064869425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335</text:p>
          </table:table-cell>
          <table:table-cell office:value-type="float" office:value="8.2999342679977" calcext:value-type="float">
            <text:p>8,2999342679977</text:p>
          </table:table-cell>
          <table:table-cell office:value-type="float" office:value="1.6431567072868" calcext:value-type="float">
            <text:p>1,6431567072868</text:p>
          </table:table-cell>
          <table:table-cell office:value-type="float" office:value="25.954306695112" calcext:value-type="float">
            <text:p>25,9543066951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346</text:p>
          </table:table-cell>
          <table:table-cell office:value-type="float" office:value="10.084998607635" calcext:value-type="float">
            <text:p>10,084998607635</text:p>
          </table:table-cell>
          <table:table-cell office:value-type="float" office:value="4.6461790800095" calcext:value-type="float">
            <text:p>4,6461790800095</text:p>
          </table:table-cell>
          <table:table-cell office:value-type="float" office:value="-160.18072966557" calcext:value-type="float">
            <text:p>-160,1807296655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357</text:p>
          </table:table-cell>
          <table:table-cell office:value-type="float" office:value="-1.1806525290012" calcext:value-type="float">
            <text:p>-1,1806525290012</text:p>
          </table:table-cell>
          <table:table-cell office:value-type="float" office:value="5.0421845912933" calcext:value-type="float">
            <text:p>5,0421845912933</text:p>
          </table:table-cell>
          <table:table-cell office:value-type="float" office:value="-26.951229116719" calcext:value-type="float">
            <text:p>-26,95122911671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368</text:p>
          </table:table-cell>
          <table:table-cell office:value-type="float" office:value="-1.3436572253704" calcext:value-type="float">
            <text:p>-1,3436572253704</text:p>
          </table:table-cell>
          <table:table-cell office:value-type="float" office:value="2.9195311665535" calcext:value-type="float">
            <text:p>2,9195311665535</text:p>
          </table:table-cell>
          <table:table-cell office:value-type="float" office:value="-123.7338758578" calcext:value-type="float">
            <text:p>-123,733875857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379</text:p>
          </table:table-cell>
          <table:table-cell office:value-type="float" office:value="2.9700073599815" calcext:value-type="float">
            <text:p>2,9700073599815</text:p>
          </table:table-cell>
          <table:table-cell office:value-type="float" office:value="2.2156739234924" calcext:value-type="float">
            <text:p>2,2156739234924</text:p>
          </table:table-cell>
          <table:table-cell office:value-type="float" office:value="159.74781771374" calcext:value-type="float">
            <text:p>159,7478177137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390</text:p>
          </table:table-cell>
          <table:table-cell office:value-type="float" office:value="3.7222090363503" calcext:value-type="float">
            <text:p>3,7222090363503</text:p>
          </table:table-cell>
          <table:table-cell office:value-type="float" office:value="0.26595007628202" calcext:value-type="float">
            <text:p>0,26595007628202</text:p>
          </table:table-cell>
          <table:table-cell office:value-type="float" office:value="145.83443076747" calcext:value-type="float">
            <text:p>145,8344307674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401</text:p>
          </table:table-cell>
          <table:table-cell office:value-type="float" office:value="4.3306311964989" calcext:value-type="float">
            <text:p>4,3306311964989</text:p>
          </table:table-cell>
          <table:table-cell office:value-type="float" office:value="1.916284263134" calcext:value-type="float">
            <text:p>1,916284263134</text:p>
          </table:table-cell>
          <table:table-cell office:value-type="float" office:value="87.285737323154" calcext:value-type="float">
            <text:p>87,28573732315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412</text:p>
          </table:table-cell>
          <table:table-cell office:value-type="float" office:value="9.571624994278" calcext:value-type="float">
            <text:p>9,571624994278</text:p>
          </table:table-cell>
          <table:table-cell office:value-type="float" office:value="0.30671486631036" calcext:value-type="float">
            <text:p>0,30671486631036</text:p>
          </table:table-cell>
          <table:table-cell office:value-type="float" office:value="151.15557810304" calcext:value-type="float">
            <text:p>151,1555781030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423</text:p>
          </table:table-cell>
          <table:table-cell office:value-type="float" office:value="9.9007827043533" calcext:value-type="float">
            <text:p>9,9007827043533</text:p>
          </table:table-cell>
          <table:table-cell office:value-type="float" office:value="7.2365665435791" calcext:value-type="float">
            <text:p>7,2365665435791</text:p>
          </table:table-cell>
          <table:table-cell office:value-type="float" office:value="-51.964252997356" calcext:value-type="float">
            <text:p>-51,9642529973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434</text:p>
          </table:table-cell>
          <table:table-cell office:value-type="float" office:value="-0.71915999054909" calcext:value-type="float">
            <text:p>-0,71915999054909</text:p>
          </table:table-cell>
          <table:table-cell office:value-type="float" office:value="9.3476927280426" calcext:value-type="float">
            <text:p>9,3476927280426</text:p>
          </table:table-cell>
          <table:table-cell office:value-type="float" office:value="30.955664671151" calcext:value-type="float">
            <text:p>30,95566467115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445</text:p>
          </table:table-cell>
          <table:table-cell office:value-type="float" office:value="2.059420645237" calcext:value-type="float">
            <text:p>2,059420645237</text:p>
          </table:table-cell>
          <table:table-cell office:value-type="float" office:value="6.5511626005173" calcext:value-type="float">
            <text:p>6,5511626005173</text:p>
          </table:table-cell>
          <table:table-cell office:value-type="float" office:value="-141.53349323637" calcext:value-type="float">
            <text:p>-141,5334932363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456</text:p>
          </table:table-cell>
          <table:table-cell office:value-type="float" office:value="3.3693191409111" calcext:value-type="float">
            <text:p>3,3693191409111</text:p>
          </table:table-cell>
          <table:table-cell office:value-type="float" office:value="3.6909824609756" calcext:value-type="float">
            <text:p>3,6909824609756</text:p>
          </table:table-cell>
          <table:table-cell office:value-type="float" office:value="178.58199556922" calcext:value-type="float">
            <text:p>178,5819955692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467</text:p>
          </table:table-cell>
          <table:table-cell office:value-type="float" office:value="4.0749996900558" calcext:value-type="float">
            <text:p>4,0749996900558</text:p>
          </table:table-cell>
          <table:table-cell office:value-type="float" office:value="3.0258709192276" calcext:value-type="float">
            <text:p>3,0258709192276</text:p>
          </table:table-cell>
          <table:table-cell office:value-type="float" office:value="134.79840831392" calcext:value-type="float">
            <text:p>134,7984083139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478</text:p>
          </table:table-cell>
          <table:table-cell office:value-type="float" office:value="3.1709471344948" calcext:value-type="float">
            <text:p>3,1709471344948</text:p>
          </table:table-cell>
          <table:table-cell office:value-type="float" office:value="6.7922306060791" calcext:value-type="float">
            <text:p>6,7922306060791</text:p>
          </table:table-cell>
          <table:table-cell office:value-type="float" office:value="-35.036971994266" calcext:value-type="float">
            <text:p>-35,03697199426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489</text:p>
          </table:table-cell>
          <table:table-cell office:value-type="float" office:value="5.4625517129898" calcext:value-type="float">
            <text:p>5,4625517129898</text:p>
          </table:table-cell>
          <table:table-cell office:value-type="float" office:value="6.9155836105347" calcext:value-type="float">
            <text:p>6,9155836105347</text:p>
          </table:table-cell>
          <table:table-cell office:value-type="float" office:value="-39.853501851392" calcext:value-type="float">
            <text:p>-39,85350185139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500</text:p>
          </table:table-cell>
          <table:table-cell office:value-type="float" office:value="9.5823180675507" calcext:value-type="float">
            <text:p>9,5823180675507</text:p>
          </table:table-cell>
          <table:table-cell office:value-type="float" office:value="8.5416793823242" calcext:value-type="float">
            <text:p>8,5416793823242</text:p>
          </table:table-cell>
          <table:table-cell office:value-type="float" office:value="-166.56392243258" calcext:value-type="float">
            <text:p>-166,5639224325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511</text:p>
          </table:table-cell>
          <table:table-cell office:value-type="float" office:value="0.51333971321583" calcext:value-type="float">
            <text:p>0,51333971321583</text:p>
          </table:table-cell>
          <table:table-cell office:value-type="float" office:value="7.4813050031662" calcext:value-type="float">
            <text:p>7,4813050031662</text:p>
          </table:table-cell>
          <table:table-cell office:value-type="float" office:value="158.28209470032" calcext:value-type="float">
            <text:p>158,2820947003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522</text:p>
          </table:table-cell>
          <table:table-cell office:value-type="float" office:value="0.4054906219244" calcext:value-type="float">
            <text:p>0,4054906219244</text:p>
          </table:table-cell>
          <table:table-cell office:value-type="float" office:value="1.7295071482658" calcext:value-type="float">
            <text:p>1,7295071482658</text:p>
          </table:table-cell>
          <table:table-cell office:value-type="float" office:value="118.14956452437" calcext:value-type="float">
            <text:p>118,1495645243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533</text:p>
          </table:table-cell>
          <table:table-cell office:value-type="float" office:value="2.2907443344593" calcext:value-type="float">
            <text:p>2,2907443344593</text:p>
          </table:table-cell>
          <table:table-cell office:value-type="float" office:value="6.3189047574997" calcext:value-type="float">
            <text:p>6,3189047574997</text:p>
          </table:table-cell>
          <table:table-cell office:value-type="float" office:value="17.059175641673" calcext:value-type="float">
            <text:p>17,05917564167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544</text:p>
          </table:table-cell>
          <table:table-cell office:value-type="float" office:value="5.0264143943787" calcext:value-type="float">
            <text:p>5,0264143943787</text:p>
          </table:table-cell>
          <table:table-cell office:value-type="float" office:value="6.7243105173111" calcext:value-type="float">
            <text:p>6,7243105173111</text:p>
          </table:table-cell>
          <table:table-cell office:value-type="float" office:value="-117.68704918539" calcext:value-type="float">
            <text:p>-117,6870491853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555</text:p>
          </table:table-cell>
          <table:table-cell office:value-type="float" office:value="5.3151100873947" calcext:value-type="float">
            <text:p>5,3151100873947</text:p>
          </table:table-cell>
          <table:table-cell office:value-type="float" office:value="4.3528920412064" calcext:value-type="float">
            <text:p>4,3528920412064</text:p>
          </table:table-cell>
          <table:table-cell office:value-type="float" office:value="86.442826659816" calcext:value-type="float">
            <text:p>86,44282665981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566</text:p>
          </table:table-cell>
          <table:table-cell office:value-type="float" office:value="8.0940943956375" calcext:value-type="float">
            <text:p>8,0940943956375</text:p>
          </table:table-cell>
          <table:table-cell office:value-type="float" office:value="7.8233158588409" calcext:value-type="float">
            <text:p>7,8233158588409</text:p>
          </table:table-cell>
          <table:table-cell office:value-type="float" office:value="153.13609390502" calcext:value-type="float">
            <text:p>153,1360939050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577</text:p>
          </table:table-cell>
          <table:table-cell office:value-type="float" office:value="8.9925706386566" calcext:value-type="float">
            <text:p>8,9925706386566</text:p>
          </table:table-cell>
          <table:table-cell office:value-type="float" office:value="2.8356283903122" calcext:value-type="float">
            <text:p>2,8356283903122</text:p>
          </table:table-cell>
          <table:table-cell office:value-type="float" office:value="-97.173931492362" calcext:value-type="float">
            <text:p>-97,17393149236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588</text:p>
          </table:table-cell>
          <table:table-cell office:value-type="float" office:value="-0.076468484476209" calcext:value-type="float">
            <text:p>-0,076468484476209</text:p>
          </table:table-cell>
          <table:table-cell office:value-type="float" office:value="6.4392232894897" calcext:value-type="float">
            <text:p>6,4392232894897</text:p>
          </table:table-cell>
          <table:table-cell office:value-type="float" office:value="-19.384109290542" calcext:value-type="float">
            <text:p>-19,38410929054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599</text:p>
          </table:table-cell>
          <table:table-cell office:value-type="float" office:value="1.7486299574375" calcext:value-type="float">
            <text:p>1,7486299574375</text:p>
          </table:table-cell>
          <table:table-cell office:value-type="float" office:value="8.2433098554611" calcext:value-type="float">
            <text:p>8,2433098554611</text:p>
          </table:table-cell>
          <table:table-cell office:value-type="float" office:value="-49.631807454832" calcext:value-type="float">
            <text:p>-49,63180745483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610</text:p>
          </table:table-cell>
          <table:table-cell office:value-type="float" office:value="2.1119129657745" calcext:value-type="float">
            <text:p>2,1119129657745</text:p>
          </table:table-cell>
          <table:table-cell office:value-type="float" office:value="10.101774930954" calcext:value-type="float">
            <text:p>10,101774930954</text:p>
          </table:table-cell>
          <table:table-cell office:value-type="float" office:value="-59.685464877232" calcext:value-type="float">
            <text:p>-59,6854648772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621</text:p>
          </table:table-cell>
          <table:table-cell office:value-type="float" office:value="6.9707071781158" calcext:value-type="float">
            <text:p>6,9707071781158</text:p>
          </table:table-cell>
          <table:table-cell office:value-type="float" office:value="9.1819334030151" calcext:value-type="float">
            <text:p>9,1819334030151</text:p>
          </table:table-cell>
          <table:table-cell office:value-type="float" office:value="155.05255103871" calcext:value-type="float">
            <text:p>155,052551038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632</text:p>
          </table:table-cell>
          <table:table-cell office:value-type="float" office:value="3.2386416196823" calcext:value-type="float">
            <text:p>3,2386416196823</text:p>
          </table:table-cell>
          <table:table-cell office:value-type="float" office:value="5.2702701091766" calcext:value-type="float">
            <text:p>5,2702701091766</text:p>
          </table:table-cell>
          <table:table-cell office:value-type="float" office:value="-178.75604872491" calcext:value-type="float">
            <text:p>-178,7560487249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643</text:p>
          </table:table-cell>
          <table:table-cell office:value-type="float" office:value="5.7965457439423" calcext:value-type="float">
            <text:p>5,7965457439423</text:p>
          </table:table-cell>
          <table:table-cell office:value-type="float" office:value="5.1613438129425" calcext:value-type="float">
            <text:p>5,1613438129425</text:p>
          </table:table-cell>
          <table:table-cell office:value-type="float" office:value="-32.1475529367" calcext:value-type="float">
            <text:p>-32,147552936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654</text:p>
          </table:table-cell>
          <table:table-cell office:value-type="float" office:value="7.1643263101578" calcext:value-type="float">
            <text:p>7,1643263101578</text:p>
          </table:table-cell>
          <table:table-cell office:value-type="float" office:value="5.5428802967072" calcext:value-type="float">
            <text:p>5,5428802967072</text:p>
          </table:table-cell>
          <table:table-cell office:value-type="float" office:value="29.846456779796" calcext:value-type="float">
            <text:p>29,84645677979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665</text:p>
          </table:table-cell>
          <table:table-cell office:value-type="float" office:value="2.9525217413902" calcext:value-type="float">
            <text:p>2,9525217413902</text:p>
          </table:table-cell>
          <table:table-cell office:value-type="float" office:value="9.8290002346039" calcext:value-type="float">
            <text:p>9,8290002346039</text:p>
          </table:table-cell>
          <table:table-cell office:value-type="float" office:value="119.720867485" calcext:value-type="float">
            <text:p>119,7208674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676</text:p>
          </table:table-cell>
          <table:table-cell office:value-type="float" office:value="1.6730836033821" calcext:value-type="float">
            <text:p>1,6730836033821</text:p>
          </table:table-cell>
          <table:table-cell office:value-type="float" office:value="10.116765499115" calcext:value-type="float">
            <text:p>10,116765499115</text:p>
          </table:table-cell>
          <table:table-cell office:value-type="float" office:value="-167.55901172662" calcext:value-type="float">
            <text:p>-167,559011726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687</text:p>
          </table:table-cell>
          <table:table-cell office:value-type="float" office:value="5.1921427249908" calcext:value-type="float">
            <text:p>5,1921427249908</text:p>
          </table:table-cell>
          <table:table-cell office:value-type="float" office:value="8.7744414806366" calcext:value-type="float">
            <text:p>8,7744414806366</text:p>
          </table:table-cell>
          <table:table-cell office:value-type="float" office:value="-127.93906023548" calcext:value-type="float">
            <text:p>-127,9390602354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698</text:p>
          </table:table-cell>
          <table:table-cell office:value-type="float" office:value="4.1218143701553" calcext:value-type="float">
            <text:p>4,1218143701553</text:p>
          </table:table-cell>
          <table:table-cell office:value-type="float" office:value="10.243098735809" calcext:value-type="float">
            <text:p>10,243098735809</text:p>
          </table:table-cell>
          <table:table-cell office:value-type="float" office:value="10.6096810596" calcext:value-type="float">
            <text:p>10,60968105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709</text:p>
          </table:table-cell>
          <table:table-cell office:value-type="float" office:value="7.1601045131683" calcext:value-type="float">
            <text:p>7,1601045131683</text:p>
          </table:table-cell>
          <table:table-cell office:value-type="float" office:value="10.014493465424" calcext:value-type="float">
            <text:p>10,014493465424</text:p>
          </table:table-cell>
          <table:table-cell office:value-type="float" office:value="-4.764769629688" calcext:value-type="float">
            <text:p>-4,76476962968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720</text:p>
          </table:table-cell>
          <table:table-cell office:value-type="float" office:value="10.084992647171" calcext:value-type="float">
            <text:p>10,084992647171</text:p>
          </table:table-cell>
          <table:table-cell office:value-type="float" office:value="9.1391479969025" calcext:value-type="float">
            <text:p>9,1391479969025</text:p>
          </table:table-cell>
          <table:table-cell office:value-type="float" office:value="-164.00827268127" calcext:value-type="float">
            <text:p>-164,0082726812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731</text:p>
          </table:table-cell>
          <table:table-cell office:value-type="float" office:value="6.9142925739288" calcext:value-type="float">
            <text:p>6,9142925739288</text:p>
          </table:table-cell>
          <table:table-cell office:value-type="float" office:value="7.7906179428101" calcext:value-type="float">
            <text:p>7,7906179428101</text:p>
          </table:table-cell>
          <table:table-cell office:value-type="float" office:value="-64.281370229782" calcext:value-type="float">
            <text:p>-64,2813702297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742</text:p>
          </table:table-cell>
          <table:table-cell office:value-type="float" office:value="0.2519721724093" calcext:value-type="float">
            <text:p>0,2519721724093</text:p>
          </table:table-cell>
          <table:table-cell office:value-type="float" office:value="10.938010215759" calcext:value-type="float">
            <text:p>10,938010215759</text:p>
          </table:table-cell>
          <table:table-cell office:value-type="float" office:value="49.107925907062" calcext:value-type="float">
            <text:p>49,10792590706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753</text:p>
          </table:table-cell>
          <table:table-cell office:value-type="float" office:value="-0.037996496539563" calcext:value-type="float">
            <text:p>-0,037996496539563</text:p>
          </table:table-cell>
          <table:table-cell office:value-type="float" office:value="11.080777645111" calcext:value-type="float">
            <text:p>11,080777645111</text:p>
          </table:table-cell>
          <table:table-cell office:value-type="float" office:value="-151.29501196989" calcext:value-type="float">
            <text:p>-151,2950119698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15</text:p>
          </table:table-cell>
          <table:table-cell office:value-type="float" office:value="0.16912633553147" calcext:value-type="float">
            <text:p>0,16912633553147</text:p>
          </table:table-cell>
          <table:table-cell office:value-type="float" office:value="-0.58500904589891" calcext:value-type="float">
            <text:p>-0,58500904589891</text:p>
          </table:table-cell>
          <table:table-cell office:value-type="float" office:value="121.93618762265" calcext:value-type="float">
            <text:p>121,9361876226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214</text:p>
          </table:table-cell>
          <table:table-cell office:value-type="float" office:value="0.60110133141279" calcext:value-type="float">
            <text:p>0,60110133141279</text:p>
          </table:table-cell>
          <table:table-cell office:value-type="float" office:value="0.7691951841116" calcext:value-type="float">
            <text:p>0,7691951841116</text:p>
          </table:table-cell>
          <table:table-cell office:value-type="float" office:value="136.54724959355" calcext:value-type="float">
            <text:p>136,5472495935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225</text:p>
          </table:table-cell>
          <table:table-cell office:value-type="float" office:value="2.4887692928314" calcext:value-type="float">
            <text:p>2,4887692928314</text:p>
          </table:table-cell>
          <table:table-cell office:value-type="float" office:value="-0.58477908372879" calcext:value-type="float">
            <text:p>-0,58477908372879</text:p>
          </table:table-cell>
          <table:table-cell office:value-type="float" office:value="125.206309519" calcext:value-type="float">
            <text:p>125,20630951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236</text:p>
          </table:table-cell>
          <table:table-cell office:value-type="float" office:value="3.5791176557541" calcext:value-type="float">
            <text:p>3,5791176557541</text:p>
          </table:table-cell>
          <table:table-cell office:value-type="float" office:value="-0.50094623118639" calcext:value-type="float">
            <text:p>-0,50094623118639</text:p>
          </table:table-cell>
          <table:table-cell office:value-type="float" office:value="102.49536584137" calcext:value-type="float">
            <text:p>102,4953658413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247</text:p>
          </table:table-cell>
          <table:table-cell office:value-type="float" office:value="3.5141575336456" calcext:value-type="float">
            <text:p>3,5141575336456</text:p>
          </table:table-cell>
          <table:table-cell office:value-type="float" office:value="1.7702926695347" calcext:value-type="float">
            <text:p>1,7702926695347</text:p>
          </table:table-cell>
          <table:table-cell office:value-type="float" office:value="-21.677245949484" calcext:value-type="float">
            <text:p>-21,67724594948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258</text:p>
          </table:table-cell>
          <table:table-cell office:value-type="float" office:value="6.9768083095551" calcext:value-type="float">
            <text:p>6,9768083095551</text:p>
          </table:table-cell>
          <table:table-cell office:value-type="float" office:value="0.44653411954641" calcext:value-type="float">
            <text:p>0,44653411954641</text:p>
          </table:table-cell>
          <table:table-cell office:value-type="float" office:value="179.10062887107" calcext:value-type="float">
            <text:p>179,100628871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269</text:p>
          </table:table-cell>
          <table:table-cell office:value-type="float" office:value="3.3178481459618" calcext:value-type="float">
            <text:p>3,3178481459618</text:p>
          </table:table-cell>
          <table:table-cell office:value-type="float" office:value="-0.27526546269655" calcext:value-type="float">
            <text:p>-0,27526546269655</text:p>
          </table:table-cell>
          <table:table-cell office:value-type="float" office:value="-141.80030640523" calcext:value-type="float">
            <text:p>-141,8003064052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280</text:p>
          </table:table-cell>
          <table:table-cell office:value-type="float" office:value="-1.5850172936916" calcext:value-type="float">
            <text:p>-1,5850172936916</text:p>
          </table:table-cell>
          <table:table-cell office:value-type="float" office:value="1.3198062777519" calcext:value-type="float">
            <text:p>1,3198062777519</text:p>
          </table:table-cell>
          <table:table-cell office:value-type="float" office:value="-34.430235814137" calcext:value-type="float">
            <text:p>-34,43023581413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291</text:p>
          </table:table-cell>
          <table:table-cell office:value-type="float" office:value="1.0982568562031" calcext:value-type="float">
            <text:p>1,0982568562031</text:p>
          </table:table-cell>
          <table:table-cell office:value-type="float" office:value="0.70270031690598" calcext:value-type="float">
            <text:p>0,70270031690598</text:p>
          </table:table-cell>
          <table:table-cell office:value-type="float" office:value="-38.395360776573" calcext:value-type="float">
            <text:p>-38,39536077657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302</text:p>
          </table:table-cell>
          <table:table-cell office:value-type="float" office:value="2.8884303569794" calcext:value-type="float">
            <text:p>2,8884303569794</text:p>
          </table:table-cell>
          <table:table-cell office:value-type="float" office:value="-0.33093802630901" calcext:value-type="float">
            <text:p>-0,33093802630901</text:p>
          </table:table-cell>
          <table:table-cell office:value-type="float" office:value="-98.922041571064" calcext:value-type="float">
            <text:p>-98,92204157106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313</text:p>
          </table:table-cell>
          <table:table-cell office:value-type="float" office:value="4.4303402304649" calcext:value-type="float">
            <text:p>4,4303402304649</text:p>
          </table:table-cell>
          <table:table-cell office:value-type="float" office:value="2.6105231046677" calcext:value-type="float">
            <text:p>2,6105231046677</text:p>
          </table:table-cell>
          <table:table-cell office:value-type="float" office:value="-65.973827034045" calcext:value-type="float">
            <text:p>-65,97382703404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324</text:p>
          </table:table-cell>
          <table:table-cell office:value-type="float" office:value="7.3470103740692" calcext:value-type="float">
            <text:p>7,3470103740692</text:p>
          </table:table-cell>
          <table:table-cell office:value-type="float" office:value="3.5661301016808" calcext:value-type="float">
            <text:p>3,5661301016808</text:p>
          </table:table-cell>
          <table:table-cell office:value-type="float" office:value="172.81251955944" calcext:value-type="float">
            <text:p>172,8125195594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335</text:p>
          </table:table-cell>
          <table:table-cell office:value-type="float" office:value="7.9419493675232" calcext:value-type="float">
            <text:p>7,9419493675232</text:p>
          </table:table-cell>
          <table:table-cell office:value-type="float" office:value="1.4694258570671" calcext:value-type="float">
            <text:p>1,4694258570671</text:p>
          </table:table-cell>
          <table:table-cell office:value-type="float" office:value="25.993079136891" calcext:value-type="float">
            <text:p>25,99307913689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346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4.8301872611046" calcext:value-type="float">
            <text:p>4,8301872611046</text:p>
          </table:table-cell>
          <table:table-cell office:value-type="float" office:value="-148.21053310564" calcext:value-type="float">
            <text:p>-148,2105331056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357</text:p>
          </table:table-cell>
          <table:table-cell office:value-type="float" office:value="-1.4143086969852" calcext:value-type="float">
            <text:p>-1,4143086969852</text:p>
          </table:table-cell>
          <table:table-cell office:value-type="float" office:value="4.9689412117004" calcext:value-type="float">
            <text:p>4,9689412117004</text:p>
          </table:table-cell>
          <table:table-cell office:value-type="float" office:value="21.053649437655" calcext:value-type="float">
            <text:p>21,05364943765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368</text:p>
          </table:table-cell>
          <table:table-cell office:value-type="float" office:value="-1.1022384464741" calcext:value-type="float">
            <text:p>-1,1022384464741</text:p>
          </table:table-cell>
          <table:table-cell office:value-type="float" office:value="3.1647071242332" calcext:value-type="float">
            <text:p>3,1647071242332</text:p>
          </table:table-cell>
          <table:table-cell office:value-type="float" office:value="-137.75429148583" calcext:value-type="float">
            <text:p>-137,7542914858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379</text:p>
          </table:table-cell>
          <table:table-cell office:value-type="float" office:value="3.2465049624443" calcext:value-type="float">
            <text:p>3,2465049624443</text:p>
          </table:table-cell>
          <table:table-cell office:value-type="float" office:value="2.1505725383759" calcext:value-type="float">
            <text:p>2,1505725383759</text:p>
          </table:table-cell>
          <table:table-cell office:value-type="float" office:value="152.18156917839" calcext:value-type="float">
            <text:p>152,1815691783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390</text:p>
          </table:table-cell>
          <table:table-cell office:value-type="float" office:value="3.6234128475189" calcext:value-type="float">
            <text:p>3,6234128475189</text:p>
          </table:table-cell>
          <table:table-cell office:value-type="float" office:value="0.060925534926355" calcext:value-type="float">
            <text:p>0,060925534926355</text:p>
          </table:table-cell>
          <table:table-cell office:value-type="float" office:value="55.554729738053" calcext:value-type="float">
            <text:p>55,55472973805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401</text:p>
          </table:table-cell>
          <table:table-cell office:value-type="float" office:value="4.1051024198532" calcext:value-type="float">
            <text:p>4,1051024198532</text:p>
          </table:table-cell>
          <table:table-cell office:value-type="float" office:value="1.8942679464817" calcext:value-type="float">
            <text:p>1,8942679464817</text:p>
          </table:table-cell>
          <table:table-cell office:value-type="float" office:value="-2.3943466982644" calcext:value-type="float">
            <text:p>-2,394346698264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412</text:p>
          </table:table-cell>
          <table:table-cell office:value-type="float" office:value="9.8496973514557" calcext:value-type="float">
            <text:p>9,8496973514557</text:p>
          </table:table-cell>
          <table:table-cell office:value-type="float" office:value="0.50136506557465" calcext:value-type="float">
            <text:p>0,50136506557465</text:p>
          </table:table-cell>
          <table:table-cell office:value-type="float" office:value="160.19927620128" calcext:value-type="float">
            <text:p>160,199276201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423</text:p>
          </table:table-cell>
          <table:table-cell office:value-type="float" office:value="9.6093958616257" calcext:value-type="float">
            <text:p>9,6093958616257</text:p>
          </table:table-cell>
          <table:table-cell office:value-type="float" office:value="7.3781192302704" calcext:value-type="float">
            <text:p>7,3781192302704</text:p>
          </table:table-cell>
          <table:table-cell office:value-type="float" office:value="-18.859271031276" calcext:value-type="float">
            <text:p>-18,8592710312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434</text:p>
          </table:table-cell>
          <table:table-cell office:value-type="float" office:value="-0.98636582493782" calcext:value-type="float">
            <text:p>-0,98636582493782</text:p>
          </table:table-cell>
          <table:table-cell office:value-type="float" office:value="9.2263412475586" calcext:value-type="float">
            <text:p>9,2263412475586</text:p>
          </table:table-cell>
          <table:table-cell office:value-type="float" office:value="22.824814554992" calcext:value-type="float">
            <text:p>22,82481455499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445</text:p>
          </table:table-cell>
          <table:table-cell office:value-type="float" office:value="2.2484385967255" calcext:value-type="float">
            <text:p>2,2484385967255</text:p>
          </table:table-cell>
          <table:table-cell office:value-type="float" office:value="6.5562474727631" calcext:value-type="float">
            <text:p>6,5562474727631</text:p>
          </table:table-cell>
          <table:table-cell office:value-type="float" office:value="149.6797959516" calcext:value-type="float">
            <text:p>149,679795951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456</text:p>
          </table:table-cell>
          <table:table-cell office:value-type="float" office:value="3.7339603900909" calcext:value-type="float">
            <text:p>3,7339603900909</text:p>
          </table:table-cell>
          <table:table-cell office:value-type="float" office:value="3.7354186177254" calcext:value-type="float">
            <text:p>3,7354186177254</text:p>
          </table:table-cell>
          <table:table-cell office:value-type="float" office:value="-170.33814928334" calcext:value-type="float">
            <text:p>-170,3381492833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467</text:p>
          </table:table-cell>
          <table:table-cell office:value-type="float" office:value="4.2825397849083" calcext:value-type="float">
            <text:p>4,2825397849083</text:p>
          </table:table-cell>
          <table:table-cell office:value-type="float" office:value="3.0078041553497" calcext:value-type="float">
            <text:p>3,0078041553497</text:p>
          </table:table-cell>
          <table:table-cell office:value-type="float" office:value="-168.53631985415" calcext:value-type="float">
            <text:p>-168,5363198541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478</text:p>
          </table:table-cell>
          <table:table-cell office:value-type="float" office:value="3.0309280753136" calcext:value-type="float">
            <text:p>3,0309280753136</text:p>
          </table:table-cell>
          <table:table-cell office:value-type="float" office:value="6.9033092260361" calcext:value-type="float">
            <text:p>6,9033092260361</text:p>
          </table:table-cell>
          <table:table-cell office:value-type="float" office:value="-32.626373373019" calcext:value-type="float">
            <text:p>-32,62637337301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489</text:p>
          </table:table-cell>
          <table:table-cell office:value-type="float" office:value="5.3859078884125" calcext:value-type="float">
            <text:p>5,3859078884125</text:p>
          </table:table-cell>
          <table:table-cell office:value-type="float" office:value="6.8220019340515" calcext:value-type="float">
            <text:p>6,8220019340515</text:p>
          </table:table-cell>
          <table:table-cell office:value-type="float" office:value="52.283753635018" calcext:value-type="float">
            <text:p>52,2837536350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500</text:p>
          </table:table-cell>
          <table:table-cell office:value-type="float" office:value="9.834092259407" calcext:value-type="float">
            <text:p>9,834092259407</text:p>
          </table:table-cell>
          <table:table-cell office:value-type="float" office:value="8.5896456241608" calcext:value-type="float">
            <text:p>8,5896456241608</text:p>
          </table:table-cell>
          <table:table-cell office:value-type="float" office:value="-169.68645107974" calcext:value-type="float">
            <text:p>-169,6864510797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511</text:p>
          </table:table-cell>
          <table:table-cell office:value-type="float" office:value="0.73646865785122" calcext:value-type="float">
            <text:p>0,73646865785122</text:p>
          </table:table-cell>
          <table:table-cell office:value-type="float" office:value="7.4093812704086" calcext:value-type="float">
            <text:p>7,4093812704086</text:p>
          </table:table-cell>
          <table:table-cell office:value-type="float" office:value="161.19641559139" calcext:value-type="float">
            <text:p>161,1964155913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522</text:p>
          </table:table-cell>
          <table:table-cell office:value-type="float" office:value="0.50236988812685" calcext:value-type="float">
            <text:p>0,50236988812685</text:p>
          </table:table-cell>
          <table:table-cell office:value-type="float" office:value="1.495178937912" calcext:value-type="float">
            <text:p>1,495178937912</text:p>
          </table:table-cell>
          <table:table-cell office:value-type="float" office:value="101.58320293305" calcext:value-type="float">
            <text:p>101,5832029330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533</text:p>
          </table:table-cell>
          <table:table-cell office:value-type="float" office:value="2.1277733147144" calcext:value-type="float">
            <text:p>2,1277733147144</text:p>
          </table:table-cell>
          <table:table-cell office:value-type="float" office:value="6.2507182359695" calcext:value-type="float">
            <text:p>6,2507182359695</text:p>
          </table:table-cell>
          <table:table-cell office:value-type="float" office:value="-22.330052913374" calcext:value-type="float">
            <text:p>-22,33005291337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544</text:p>
          </table:table-cell>
          <table:table-cell office:value-type="float" office:value="5.1403445005417" calcext:value-type="float">
            <text:p>5,1403445005417</text:p>
          </table:table-cell>
          <table:table-cell office:value-type="float" office:value="6.6207468509674" calcext:value-type="float">
            <text:p>6,6207468509674</text:p>
          </table:table-cell>
          <table:table-cell office:value-type="float" office:value="152.61974304345" calcext:value-type="float">
            <text:p>152,6197430434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555</text:p>
          </table:table-cell>
          <table:table-cell office:value-type="float" office:value="5.2419000864029" calcext:value-type="float">
            <text:p>5,2419000864029</text:p>
          </table:table-cell>
          <table:table-cell office:value-type="float" office:value="4.1034889221191" calcext:value-type="float">
            <text:p>4,1034889221191</text:p>
          </table:table-cell>
          <table:table-cell office:value-type="float" office:value="70.818757555287" calcext:value-type="float">
            <text:p>70,81875755528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566</text:p>
          </table:table-cell>
          <table:table-cell office:value-type="float" office:value="8.3708679676056" calcext:value-type="float">
            <text:p>8,3708679676056</text:p>
          </table:table-cell>
          <table:table-cell office:value-type="float" office:value="7.6679229736328" calcext:value-type="float">
            <text:p>7,6679229736328</text:p>
          </table:table-cell>
          <table:table-cell office:value-type="float" office:value="150.35168076776" calcext:value-type="float">
            <text:p>150,3516807677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577</text:p>
          </table:table-cell>
          <table:table-cell office:value-type="float" office:value="9.0415298938751" calcext:value-type="float">
            <text:p>9,0415298938751</text:p>
          </table:table-cell>
          <table:table-cell office:value-type="float" office:value="3.2299166917801" calcext:value-type="float">
            <text:p>3,2299166917801</text:p>
          </table:table-cell>
          <table:table-cell office:value-type="float" office:value="-97.175127381732" calcext:value-type="float">
            <text:p>-97,17512738173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588</text:p>
          </table:table-cell>
          <table:table-cell office:value-type="float" office:value="-0.45142631977797" calcext:value-type="float">
            <text:p>-0,45142631977797</text:p>
          </table:table-cell>
          <table:table-cell office:value-type="float" office:value="6.5707761049271" calcext:value-type="float">
            <text:p>6,5707761049271</text:p>
          </table:table-cell>
          <table:table-cell office:value-type="float" office:value="-19.452956641556" calcext:value-type="float">
            <text:p>-19,45295664155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599</text:p>
          </table:table-cell>
          <table:table-cell office:value-type="float" office:value="1.5297320485115" calcext:value-type="float">
            <text:p>1,5297320485115</text:p>
          </table:table-cell>
          <table:table-cell office:value-type="float" office:value="8.4288883209229" calcext:value-type="float">
            <text:p>8,4288883209229</text:p>
          </table:table-cell>
          <table:table-cell office:value-type="float" office:value="-39.07240500116" calcext:value-type="float">
            <text:p>-39,0724050011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610</text:p>
          </table:table-cell>
          <table:table-cell office:value-type="float" office:value="2.2857554256916" calcext:value-type="float">
            <text:p>2,2857554256916</text:p>
          </table:table-cell>
          <table:table-cell office:value-type="float" office:value="10.240688323975" calcext:value-type="float">
            <text:p>10,240688323975</text:p>
          </table:table-cell>
          <table:table-cell office:value-type="float" office:value="-150.42152070695" calcext:value-type="float">
            <text:p>-150,421520706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621</text:p>
          </table:table-cell>
          <table:table-cell office:value-type="float" office:value="7.262237071991" calcext:value-type="float">
            <text:p>7,262237071991</text:p>
          </table:table-cell>
          <table:table-cell office:value-type="float" office:value="9.0995252132416" calcext:value-type="float">
            <text:p>9,0995252132416</text:p>
          </table:table-cell>
          <table:table-cell office:value-type="float" office:value="166.75764284316" calcext:value-type="float">
            <text:p>166,757642843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632</text:p>
          </table:table-cell>
          <table:table-cell office:value-type="float" office:value="3.5940819978714" calcext:value-type="float">
            <text:p>3,5940819978714</text:p>
          </table:table-cell>
          <table:table-cell office:value-type="float" office:value="5.2110987901688" calcext:value-type="float">
            <text:p>5,2110987901688</text:p>
          </table:table-cell>
          <table:table-cell office:value-type="float" office:value="165.48076101169" calcext:value-type="float">
            <text:p>165,4807610116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643</text:p>
          </table:table-cell>
          <table:table-cell office:value-type="float" office:value="5.5821597576141" calcext:value-type="float">
            <text:p>5,5821597576141</text:p>
          </table:table-cell>
          <table:table-cell office:value-type="float" office:value="5.3200268745422" calcext:value-type="float">
            <text:p>5,3200268745422</text:p>
          </table:table-cell>
          <table:table-cell office:value-type="float" office:value="-37.167213145335" calcext:value-type="float">
            <text:p>-37,16721314533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654</text:p>
          </table:table-cell>
          <table:table-cell office:value-type="float" office:value="6.8688857555389" calcext:value-type="float">
            <text:p>6,8688857555389</text:p>
          </table:table-cell>
          <table:table-cell office:value-type="float" office:value="5.4425472021103" calcext:value-type="float">
            <text:p>5,4425472021103</text:p>
          </table:table-cell>
          <table:table-cell office:value-type="float" office:value="15.838712453842" calcext:value-type="float">
            <text:p>15,83871245384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665</text:p>
          </table:table-cell>
          <table:table-cell office:value-type="float" office:value="3.1486284732819" calcext:value-type="float">
            <text:p>3,1486284732819</text:p>
          </table:table-cell>
          <table:table-cell office:value-type="float" office:value="9.4831627607346" calcext:value-type="float">
            <text:p>9,4831627607346</text:p>
          </table:table-cell>
          <table:table-cell office:value-type="float" office:value="119.69446224771" calcext:value-type="float">
            <text:p>119,6944622477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676</text:p>
          </table:table-cell>
          <table:table-cell office:value-type="float" office:value="1.7505547404289" calcext:value-type="float">
            <text:p>1,7505547404289</text:p>
          </table:table-cell>
          <table:table-cell office:value-type="float" office:value="9.9092501401901" calcext:value-type="float">
            <text:p>9,9092501401901</text:p>
          </table:table-cell>
          <table:table-cell office:value-type="float" office:value="101.81341505354" calcext:value-type="float">
            <text:p>101,8134150535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687</text:p>
          </table:table-cell>
          <table:table-cell office:value-type="float" office:value="5.3941118717194" calcext:value-type="float">
            <text:p>5,3941118717194</text:p>
          </table:table-cell>
          <table:table-cell office:value-type="float" office:value="9.0201342105865" calcext:value-type="float">
            <text:p>9,0201342105865</text:p>
          </table:table-cell>
          <table:table-cell office:value-type="float" office:value="-131.04237264888" calcext:value-type="float">
            <text:p>-131,0423726488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698</text:p>
          </table:table-cell>
          <table:table-cell office:value-type="float" office:value="3.8123208284378" calcext:value-type="float">
            <text:p>3,8123208284378</text:p>
          </table:table-cell>
          <table:table-cell office:value-type="float" office:value="10.33243060112" calcext:value-type="float">
            <text:p>10,33243060112</text:p>
          </table:table-cell>
          <table:table-cell office:value-type="float" office:value="-23.423879959021" calcext:value-type="float">
            <text:p>-23,4238799590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709</text:p>
          </table:table-cell>
          <table:table-cell office:value-type="float" office:value="7.040718793869" calcext:value-type="float">
            <text:p>7,040718793869</text:p>
          </table:table-cell>
          <table:table-cell office:value-type="float" office:value="10.242000818253" calcext:value-type="float">
            <text:p>10,242000818253</text:p>
          </table:table-cell>
          <table:table-cell office:value-type="float" office:value="-72.43446559663" calcext:value-type="float">
            <text:p>-72,4344655966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720</text:p>
          </table:table-cell>
          <table:table-cell office:value-type="float" office:value="10.085002183914" calcext:value-type="float">
            <text:p>10,085002183914</text:p>
          </table:table-cell>
          <table:table-cell office:value-type="float" office:value="9.3637144565582" calcext:value-type="float">
            <text:p>9,3637144565582</text:p>
          </table:table-cell>
          <table:table-cell office:value-type="float" office:value="-179.24256385512" calcext:value-type="float">
            <text:p>-179,242563855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731</text:p>
          </table:table-cell>
          <table:table-cell office:value-type="float" office:value="6.8788540363312" calcext:value-type="float">
            <text:p>6,8788540363312</text:p>
          </table:table-cell>
          <table:table-cell office:value-type="float" office:value="8.1096011400223" calcext:value-type="float">
            <text:p>8,1096011400223</text:p>
          </table:table-cell>
          <table:table-cell office:value-type="float" office:value="-88.782785804408" calcext:value-type="float">
            <text:p>-88,78278580440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742</text:p>
          </table:table-cell>
          <table:table-cell office:value-type="float" office:value="0.42614884674549" calcext:value-type="float">
            <text:p>0,42614884674549</text:p>
          </table:table-cell>
          <table:table-cell office:value-type="float" office:value="10.765669345856" calcext:value-type="float">
            <text:p>10,765669345856</text:p>
          </table:table-cell>
          <table:table-cell office:value-type="float" office:value="139.21531294561" calcext:value-type="float">
            <text:p>139,215312945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753</text:p>
          </table:table-cell>
          <table:table-cell office:value-type="float" office:value="0.068055926822126" calcext:value-type="float">
            <text:p>0,068055926822126</text:p>
          </table:table-cell>
          <table:table-cell office:value-type="float" office:value="10.888320207596" calcext:value-type="float">
            <text:p>10,888320207596</text:p>
          </table:table-cell>
          <table:table-cell office:value-type="float" office:value="114.69438729013" calcext:value-type="float">
            <text:p>114,694387290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15</text:p>
          </table:table-cell>
          <table:table-cell office:value-type="float" office:value="0.43154358863831" calcext:value-type="float">
            <text:p>0,43154358863831</text:p>
          </table:table-cell>
          <table:table-cell office:value-type="float" office:value="-0.58500684797764" calcext:value-type="float">
            <text:p>-0,58500684797764</text:p>
          </table:table-cell>
          <table:table-cell office:value-type="float" office:value="117.27223274814" calcext:value-type="float">
            <text:p>117,272232748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214</text:p>
          </table:table-cell>
          <table:table-cell office:value-type="float" office:value="0.77466562390327" calcext:value-type="float">
            <text:p>0,77466562390327</text:p>
          </table:table-cell>
          <table:table-cell office:value-type="float" office:value="0.90688593685627" calcext:value-type="float">
            <text:p>0,90688593685627</text:p>
          </table:table-cell>
          <table:table-cell office:value-type="float" office:value="-132.90582796571" calcext:value-type="float">
            <text:p>-132,9058279657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225</text:p>
          </table:table-cell>
          <table:table-cell office:value-type="float" office:value="2.6759815216064" calcext:value-type="float">
            <text:p>2,6759815216064</text:p>
          </table:table-cell>
          <table:table-cell office:value-type="float" office:value="-0.58109797537327" calcext:value-type="float">
            <text:p>-0,58109797537327</text:p>
          </table:table-cell>
          <table:table-cell office:value-type="float" office:value="125.85717401687" calcext:value-type="float">
            <text:p>125,8571740168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236</text:p>
          </table:table-cell>
          <table:table-cell office:value-type="float" office:value="3.3965772390366" calcext:value-type="float">
            <text:p>3,3965772390366</text:p>
          </table:table-cell>
          <table:table-cell office:value-type="float" office:value="-0.57310085743666" calcext:value-type="float">
            <text:p>-0,57310085743666</text:p>
          </table:table-cell>
          <table:table-cell office:value-type="float" office:value="14.135669466037" calcext:value-type="float">
            <text:p>14,13566946603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247</text:p>
          </table:table-cell>
          <table:table-cell office:value-type="float" office:value="3.4035578370094" calcext:value-type="float">
            <text:p>3,4035578370094</text:p>
          </table:table-cell>
          <table:table-cell office:value-type="float" office:value="1.5776953101158" calcext:value-type="float">
            <text:p>1,5776953101158</text:p>
          </table:table-cell>
          <table:table-cell office:value-type="float" office:value="69.033896087841" calcext:value-type="float">
            <text:p>69,03389608784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258</text:p>
          </table:table-cell>
          <table:table-cell office:value-type="float" office:value="7.1612066030502" calcext:value-type="float">
            <text:p>7,1612066030502</text:p>
          </table:table-cell>
          <table:table-cell office:value-type="float" office:value="0.29995921999216" calcext:value-type="float">
            <text:p>0,29995921999216</text:p>
          </table:table-cell>
          <table:table-cell office:value-type="float" office:value="136.81741125265" calcext:value-type="float">
            <text:p>136,8174112526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269</text:p>
          </table:table-cell>
          <table:table-cell office:value-type="float" office:value="3.454946577549" calcext:value-type="float">
            <text:p>3,454946577549</text:p>
          </table:table-cell>
          <table:table-cell office:value-type="float" office:value="-0.15359334647655" calcext:value-type="float">
            <text:p>-0,15359334647655</text:p>
          </table:table-cell>
          <table:table-cell office:value-type="float" office:value="-121.93539491884" calcext:value-type="float">
            <text:p>-121,9353949188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280</text:p>
          </table:table-cell>
          <table:table-cell office:value-type="float" office:value="-1.5780535340309" calcext:value-type="float">
            <text:p>-1,5780535340309</text:p>
          </table:table-cell>
          <table:table-cell office:value-type="float" office:value="1.5642884373665" calcext:value-type="float">
            <text:p>1,5642884373665</text:p>
          </table:table-cell>
          <table:table-cell office:value-type="float" office:value="-34.935741667535" calcext:value-type="float">
            <text:p>-34,93574166753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291</text:p>
          </table:table-cell>
          <table:table-cell office:value-type="float" office:value="1.2101732194424" calcext:value-type="float">
            <text:p>1,2101732194424</text:p>
          </table:table-cell>
          <table:table-cell office:value-type="float" office:value="0.89416064321995" calcext:value-type="float">
            <text:p>0,89416064321995</text:p>
          </table:table-cell>
          <table:table-cell office:value-type="float" office:value="-129.157774008" calcext:value-type="float">
            <text:p>-129,15777400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302</text:p>
          </table:table-cell>
          <table:table-cell office:value-type="float" office:value="2.8375938534737" calcext:value-type="float">
            <text:p>2,8375938534737</text:p>
          </table:table-cell>
          <table:table-cell office:value-type="float" office:value="-0.13862462714314" calcext:value-type="float">
            <text:p>-0,13862462714314</text:p>
          </table:table-cell>
          <table:table-cell office:value-type="float" office:value="-98.149736216114" calcext:value-type="float">
            <text:p>-98,14973621611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313</text:p>
          </table:table-cell>
          <table:table-cell office:value-type="float" office:value="4.6172872185707" calcext:value-type="float">
            <text:p>4,6172872185707</text:p>
          </table:table-cell>
          <table:table-cell office:value-type="float" office:value="2.7288329601288" calcext:value-type="float">
            <text:p>2,7288329601288</text:p>
          </table:table-cell>
          <table:table-cell office:value-type="float" office:value="-156.61600896507" calcext:value-type="float">
            <text:p>-156,6160089650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324</text:p>
          </table:table-cell>
          <table:table-cell office:value-type="float" office:value="7.6551294326782" calcext:value-type="float">
            <text:p>7,6551294326782</text:p>
          </table:table-cell>
          <table:table-cell office:value-type="float" office:value="3.613049685955" calcext:value-type="float">
            <text:p>3,613049685955</text:p>
          </table:table-cell>
          <table:table-cell office:value-type="float" office:value="-167.46912184794" calcext:value-type="float">
            <text:p>-167,4691218479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335</text:p>
          </table:table-cell>
          <table:table-cell office:value-type="float" office:value="7.592841386795" calcext:value-type="float">
            <text:p>7,592841386795</text:p>
          </table:table-cell>
          <table:table-cell office:value-type="float" office:value="1.3207630813122" calcext:value-type="float">
            <text:p>1,3207630813122</text:p>
          </table:table-cell>
          <table:table-cell office:value-type="float" office:value="18.965313958514" calcext:value-type="float">
            <text:p>18,96531395851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346</text:p>
          </table:table-cell>
          <table:table-cell office:value-type="float" office:value="10.083001852036" calcext:value-type="float">
            <text:p>10,083001852036</text:p>
          </table:table-cell>
          <table:table-cell office:value-type="float" office:value="4.9532955884933" calcext:value-type="float">
            <text:p>4,9532955884933</text:p>
          </table:table-cell>
          <table:table-cell office:value-type="float" office:value="-143.92289386433" calcext:value-type="float">
            <text:p>-143,922893864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357</text:p>
          </table:table-cell>
          <table:table-cell office:value-type="float" office:value="-1.5469229221344" calcext:value-type="float">
            <text:p>-1,5469229221344</text:p>
          </table:table-cell>
          <table:table-cell office:value-type="float" office:value="4.8920392990112" calcext:value-type="float">
            <text:p>4,8920392990112</text:p>
          </table:table-cell>
          <table:table-cell office:value-type="float" office:value="29.284142764511" calcext:value-type="float">
            <text:p>29,2841427645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368</text:p>
          </table:table-cell>
          <table:table-cell office:value-type="float" office:value="-0.80841362476349" calcext:value-type="float">
            <text:p>-0,80841362476349</text:p>
          </table:table-cell>
          <table:table-cell office:value-type="float" office:value="3.3438718318939" calcext:value-type="float">
            <text:p>3,3438718318939</text:p>
          </table:table-cell>
          <table:table-cell office:value-type="float" office:value="-151.77820594447" calcext:value-type="float">
            <text:p>-151,7782059444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379</text:p>
          </table:table-cell>
          <table:table-cell office:value-type="float" office:value="3.1701925396919" calcext:value-type="float">
            <text:p>3,1701925396919</text:p>
          </table:table-cell>
          <table:table-cell office:value-type="float" office:value="1.9422020018101" calcext:value-type="float">
            <text:p>1,9422020018101</text:p>
          </table:table-cell>
          <table:table-cell office:value-type="float" office:value="61.414837077924" calcext:value-type="float">
            <text:p>61,4148370779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390</text:p>
          </table:table-cell>
          <table:table-cell office:value-type="float" office:value="3.4370815753937" calcext:value-type="float">
            <text:p>3,4370815753937</text:p>
          </table:table-cell>
          <table:table-cell office:value-type="float" office:value="0.17461381852627" calcext:value-type="float">
            <text:p>0,17461381852627</text:p>
          </table:table-cell>
          <table:table-cell office:value-type="float" office:value="-35.817566570962" calcext:value-type="float">
            <text:p>-35,81756657096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401</text:p>
          </table:table-cell>
          <table:table-cell office:value-type="float" office:value="4.0503162145615" calcext:value-type="float">
            <text:p>4,0503162145615</text:p>
          </table:table-cell>
          <table:table-cell office:value-type="float" office:value="2.102916687727" calcext:value-type="float">
            <text:p>2,102916687727</text:p>
          </table:table-cell>
          <table:table-cell office:value-type="float" office:value="-87.395608804788" calcext:value-type="float">
            <text:p>-87,3956088047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412</text:p>
          </table:table-cell>
          <table:table-cell office:value-type="float" office:value="10.081683397293" calcext:value-type="float">
            <text:p>10,081683397293</text:p>
          </table:table-cell>
          <table:table-cell office:value-type="float" office:value="0.66389366984367" calcext:value-type="float">
            <text:p>0,66389366984367</text:p>
          </table:table-cell>
          <table:table-cell office:value-type="float" office:value="168.9107904009" calcext:value-type="float">
            <text:p>168,910790400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423</text:p>
          </table:table-cell>
          <table:table-cell office:value-type="float" office:value="9.2763042449951" calcext:value-type="float">
            <text:p>9,2763042449951</text:p>
          </table:table-cell>
          <table:table-cell office:value-type="float" office:value="7.348900437355" calcext:value-type="float">
            <text:p>7,348900437355</text:p>
          </table:table-cell>
          <table:table-cell office:value-type="float" office:value="9.8170071460639" calcext:value-type="float">
            <text:p>9,817007146063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434</text:p>
          </table:table-cell>
          <table:table-cell office:value-type="float" office:value="-1.267853230238" calcext:value-type="float">
            <text:p>-1,267853230238</text:p>
          </table:table-cell>
          <table:table-cell office:value-type="float" office:value="9.1446435451508" calcext:value-type="float">
            <text:p>9,1446435451508</text:p>
          </table:table-cell>
          <table:table-cell office:value-type="float" office:value="14.705231425109" calcext:value-type="float">
            <text:p>14,70523142510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445</text:p>
          </table:table-cell>
          <table:table-cell office:value-type="float" office:value="2.3116390407085" calcext:value-type="float">
            <text:p>2,3116390407085</text:p>
          </table:table-cell>
          <table:table-cell office:value-type="float" office:value="6.4077818393707" calcext:value-type="float">
            <text:p>6,4077818393707</text:p>
          </table:table-cell>
          <table:table-cell office:value-type="float" office:value="74.733340816133" calcext:value-type="float">
            <text:p>74,73334081613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456</text:p>
          </table:table-cell>
          <table:table-cell office:value-type="float" office:value="4.0956503152847" calcext:value-type="float">
            <text:p>4,0956503152847</text:p>
          </table:table-cell>
          <table:table-cell office:value-type="float" office:value="3.8451626896858" calcext:value-type="float">
            <text:p>3,8451626896858</text:p>
          </table:table-cell>
          <table:table-cell office:value-type="float" office:value="-162.16176482523" calcext:value-type="float">
            <text:p>-162,1617648252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467</text:p>
          </table:table-cell>
          <table:table-cell office:value-type="float" office:value="4.2691078782082" calcext:value-type="float">
            <text:p>4,2691078782082</text:p>
          </table:table-cell>
          <table:table-cell office:value-type="float" office:value="3.2289585471153" calcext:value-type="float">
            <text:p>3,2289585471153</text:p>
          </table:table-cell>
          <table:table-cell office:value-type="float" office:value="-77.764756360631" calcext:value-type="float">
            <text:p>-77,76475636063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478</text:p>
          </table:table-cell>
          <table:table-cell office:value-type="float" office:value="2.8761672973633" calcext:value-type="float">
            <text:p>2,8761672973633</text:p>
          </table:table-cell>
          <table:table-cell office:value-type="float" office:value="6.9288730621338" calcext:value-type="float">
            <text:p>6,9288730621338</text:p>
          </table:table-cell>
          <table:table-cell office:value-type="float" office:value="-10.490306528511" calcext:value-type="float">
            <text:p>-10,4903065285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489</text:p>
          </table:table-cell>
          <table:table-cell office:value-type="float" office:value="5.5490958690643" calcext:value-type="float">
            <text:p>5,5490958690643</text:p>
          </table:table-cell>
          <table:table-cell office:value-type="float" office:value="6.660344004631" calcext:value-type="float">
            <text:p>6,660344004631</text:p>
          </table:table-cell>
          <table:table-cell office:value-type="float" office:value="142.49310220123" calcext:value-type="float">
            <text:p>142,4931022012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500</text:p>
          </table:table-cell>
          <table:table-cell office:value-type="float" office:value="10.084993839264" calcext:value-type="float">
            <text:p>10,084993839264</text:p>
          </table:table-cell>
          <table:table-cell office:value-type="float" office:value="8.6305159330368" calcext:value-type="float">
            <text:p>8,6305159330368</text:p>
          </table:table-cell>
          <table:table-cell office:value-type="float" office:value="-168.43407472987" calcext:value-type="float">
            <text:p>-168,4340747298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511</text:p>
          </table:table-cell>
          <table:table-cell office:value-type="float" office:value="0.94774380326271" calcext:value-type="float">
            <text:p>0,94774380326271</text:p>
          </table:table-cell>
          <table:table-cell office:value-type="float" office:value="7.331315279007" calcext:value-type="float">
            <text:p>7,331315279007</text:p>
          </table:table-cell>
          <table:table-cell office:value-type="float" office:value="159.71565854018" calcext:value-type="float">
            <text:p>159,7156585401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522</text:p>
          </table:table-cell>
          <table:table-cell office:value-type="float" office:value="0.4869369417429" calcext:value-type="float">
            <text:p>0,4869369417429</text:p>
          </table:table-cell>
          <table:table-cell office:value-type="float" office:value="1.2964375317097" calcext:value-type="float">
            <text:p>1,2964375317097</text:p>
          </table:table-cell>
          <table:table-cell office:value-type="float" office:value="98.032853405946" calcext:value-type="float">
            <text:p>98,0328534059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533</text:p>
          </table:table-cell>
          <table:table-cell office:value-type="float" office:value="1.982745975256" calcext:value-type="float">
            <text:p>1,982745975256</text:p>
          </table:table-cell>
          <table:table-cell office:value-type="float" office:value="6.3819777965546" calcext:value-type="float">
            <text:p>6,3819777965546</text:p>
          </table:table-cell>
          <table:table-cell office:value-type="float" office:value="-75.672291646338" calcext:value-type="float">
            <text:p>-75,67229164633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544</text:p>
          </table:table-cell>
          <table:table-cell office:value-type="float" office:value="5.0549829006195" calcext:value-type="float">
            <text:p>5,0549829006195</text:p>
          </table:table-cell>
          <table:table-cell office:value-type="float" office:value="6.4022326469421" calcext:value-type="float">
            <text:p>6,4022326469421</text:p>
          </table:table-cell>
          <table:table-cell office:value-type="float" office:value="60.94133322406" calcext:value-type="float">
            <text:p>60,9413332240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555</text:p>
          </table:table-cell>
          <table:table-cell office:value-type="float" office:value="5.1032221317291" calcext:value-type="float">
            <text:p>5,1032221317291</text:p>
          </table:table-cell>
          <table:table-cell office:value-type="float" office:value="3.8910835981369" calcext:value-type="float">
            <text:p>3,8910835981369</text:p>
          </table:table-cell>
          <table:table-cell office:value-type="float" office:value="54.514128311424" calcext:value-type="float">
            <text:p>54,51412831142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566</text:p>
          </table:table-cell>
          <table:table-cell office:value-type="float" office:value="8.6393421888351" calcext:value-type="float">
            <text:p>8,6393421888351</text:p>
          </table:table-cell>
          <table:table-cell office:value-type="float" office:value="7.4994748830795" calcext:value-type="float">
            <text:p>7,4994748830795</text:p>
          </table:table-cell>
          <table:table-cell office:value-type="float" office:value="147.49350517419" calcext:value-type="float">
            <text:p>147,4935051741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577</text:p>
          </table:table-cell>
          <table:table-cell office:value-type="float" office:value="9.1212904453278" calcext:value-type="float">
            <text:p>9,1212904453278</text:p>
          </table:table-cell>
          <table:table-cell office:value-type="float" office:value="3.5837930440903" calcext:value-type="float">
            <text:p>3,5837930440903</text:p>
          </table:table-cell>
          <table:table-cell office:value-type="float" office:value="-111.44674128028" calcext:value-type="float">
            <text:p>-111,446741280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588</text:p>
          </table:table-cell>
          <table:table-cell office:value-type="float" office:value="-0.82752212882042" calcext:value-type="float">
            <text:p>-0,82752212882042</text:p>
          </table:table-cell>
          <table:table-cell office:value-type="float" office:value="6.7031002044678" calcext:value-type="float">
            <text:p>6,7031002044678</text:p>
          </table:table-cell>
          <table:table-cell office:value-type="float" office:value="-19.532194562778" calcext:value-type="float">
            <text:p>-19,53219456277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599</text:p>
          </table:table-cell>
          <table:table-cell office:value-type="float" office:value="1.2971396744251" calcext:value-type="float">
            <text:p>1,2971396744251</text:p>
          </table:table-cell>
          <table:table-cell office:value-type="float" office:value="8.5832244157791" calcext:value-type="float">
            <text:p>8,5832244157791</text:p>
          </table:table-cell>
          <table:table-cell office:value-type="float" office:value="-32.30870073768" calcext:value-type="float">
            <text:p>-32,3087007376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610</text:p>
          </table:table-cell>
          <table:table-cell office:value-type="float" office:value="2.5742727518082" calcext:value-type="float">
            <text:p>2,5742727518082</text:p>
          </table:table-cell>
          <table:table-cell office:value-type="float" office:value="10.115058422089" calcext:value-type="float">
            <text:p>10,115058422089</text:p>
          </table:table-cell>
          <table:table-cell office:value-type="float" office:value="161.42542498886" calcext:value-type="float">
            <text:p>161,425424988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621</text:p>
          </table:table-cell>
          <table:table-cell office:value-type="float" office:value="7.5642514228821" calcext:value-type="float">
            <text:p>7,5642514228821</text:p>
          </table:table-cell>
          <table:table-cell office:value-type="float" office:value="9.078756570816" calcext:value-type="float">
            <text:p>9,078756570816</text:p>
          </table:table-cell>
          <table:table-cell office:value-type="float" office:value="178.48888020607" calcext:value-type="float">
            <text:p>178,488880206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632</text:p>
          </table:table-cell>
          <table:table-cell office:value-type="float" office:value="3.9036664366722" calcext:value-type="float">
            <text:p>3,9036664366722</text:p>
          </table:table-cell>
          <table:table-cell office:value-type="float" office:value="5.0386714935303" calcext:value-type="float">
            <text:p>5,0386714935303</text:p>
          </table:table-cell>
          <table:table-cell office:value-type="float" office:value="146.50802399702" calcext:value-type="float">
            <text:p>146,5080239970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643</text:p>
          </table:table-cell>
          <table:table-cell office:value-type="float" office:value="5.3822290897369" calcext:value-type="float">
            <text:p>5,3822290897369</text:p>
          </table:table-cell>
          <table:table-cell office:value-type="float" office:value="5.496529340744" calcext:value-type="float">
            <text:p>5,496529340744</text:p>
          </table:table-cell>
          <table:table-cell office:value-type="float" office:value="-42.170851853243" calcext:value-type="float">
            <text:p>-42,17085185324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654</text:p>
          </table:table-cell>
          <table:table-cell office:value-type="float" office:value="6.5517634153366" calcext:value-type="float">
            <text:p>6,5517634153366</text:p>
          </table:table-cell>
          <table:table-cell office:value-type="float" office:value="5.4225194454193" calcext:value-type="float">
            <text:p>5,4225194454193</text:p>
          </table:table-cell>
          <table:table-cell office:value-type="float" office:value="-0.61016181590641" calcext:value-type="float">
            <text:p>-0,610161815906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665</text:p>
          </table:table-cell>
          <table:table-cell office:value-type="float" office:value="3.3431965112686" calcext:value-type="float">
            <text:p>3,3431965112686</text:p>
          </table:table-cell>
          <table:table-cell office:value-type="float" office:value="9.1560399532318" calcext:value-type="float">
            <text:p>9,1560399532318</text:p>
          </table:table-cell>
          <table:table-cell office:value-type="float" office:value="122.01560834411" calcext:value-type="float">
            <text:p>122,0156083441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676</text:p>
          </table:table-cell>
          <table:table-cell office:value-type="float" office:value="1.5408897399902" calcext:value-type="float">
            <text:p>1,5408897399902</text:p>
          </table:table-cell>
          <table:table-cell office:value-type="float" office:value="9.6754896640778" calcext:value-type="float">
            <text:p>9,6754896640778</text:p>
          </table:table-cell>
          <table:table-cell office:value-type="float" office:value="53.228988009653" calcext:value-type="float">
            <text:p>53,22898800965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687</text:p>
          </table:table-cell>
          <table:table-cell office:value-type="float" office:value="5.6219518184662" calcext:value-type="float">
            <text:p>5,6219518184662</text:p>
          </table:table-cell>
          <table:table-cell office:value-type="float" office:value="9.2490303516388" calcext:value-type="float">
            <text:p>9,2490303516388</text:p>
          </table:table-cell>
          <table:table-cell office:value-type="float" office:value="-136.06078913257" calcext:value-type="float">
            <text:p>-136,0607891325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698</text:p>
          </table:table-cell>
          <table:table-cell office:value-type="float" office:value="3.606299161911" calcext:value-type="float">
            <text:p>3,606299161911</text:p>
          </table:table-cell>
          <table:table-cell office:value-type="float" office:value="10.565872192383" calcext:value-type="float">
            <text:p>10,565872192383</text:p>
          </table:table-cell>
          <table:table-cell office:value-type="float" office:value="-53.042179839626" calcext:value-type="float">
            <text:p>-53,04217983962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709</text:p>
          </table:table-cell>
          <table:table-cell office:value-type="float" office:value="7.055789232254" calcext:value-type="float">
            <text:p>7,055789232254</text:p>
          </table:table-cell>
          <table:table-cell office:value-type="float" office:value="10.387096405029" calcext:value-type="float">
            <text:p>10,387096405029</text:p>
          </table:table-cell>
          <table:table-cell office:value-type="float" office:value="-91.917772201975" calcext:value-type="float">
            <text:p>-91,91777220197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720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9.1593265533447" calcext:value-type="float">
            <text:p>9,1593265533447</text:p>
          </table:table-cell>
          <table:table-cell office:value-type="float" office:value="142.69966988047" calcext:value-type="float">
            <text:p>142,6996698804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731</text:p>
          </table:table-cell>
          <table:table-cell office:value-type="float" office:value="6.9781959056854" calcext:value-type="float">
            <text:p>6,9781959056854</text:p>
          </table:table-cell>
          <table:table-cell office:value-type="float" office:value="8.4150332212448" calcext:value-type="float">
            <text:p>8,4150332212448</text:p>
          </table:table-cell>
          <table:table-cell office:value-type="float" office:value="-113.24048649733" calcext:value-type="float">
            <text:p>-113,240486497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742</text:p>
          </table:table-cell>
          <table:table-cell office:value-type="float" office:value="0.59307318180799" calcext:value-type="float">
            <text:p>0,59307318180799</text:p>
          </table:table-cell>
          <table:table-cell office:value-type="float" office:value="10.910749435425" calcext:value-type="float">
            <text:p>10,910749435425</text:p>
          </table:table-cell>
          <table:table-cell office:value-type="float" office:value="-130.20638447658" calcext:value-type="float">
            <text:p>-130,2063844765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753</text:p>
          </table:table-cell>
          <table:table-cell office:value-type="float" office:value="-0.11830626055598" calcext:value-type="float">
            <text:p>-0,11830626055598</text:p>
          </table:table-cell>
          <table:table-cell office:value-type="float" office:value="10.768536329269" calcext:value-type="float">
            <text:p>10,768536329269</text:p>
          </table:table-cell>
          <table:table-cell office:value-type="float" office:value="23.996799804602" calcext:value-type="float">
            <text:p>23,99679980460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15</text:p>
          </table:table-cell>
          <table:table-cell office:value-type="float" office:value="0.767537727952" calcext:value-type="float">
            <text:p>0,767537727952</text:p>
          </table:table-cell>
          <table:table-cell office:value-type="float" office:value="-0.5850088596344" calcext:value-type="float">
            <text:p>-0,5850088596344</text:p>
          </table:table-cell>
          <table:table-cell office:value-type="float" office:value="115.78106120893" calcext:value-type="float">
            <text:p>115,7810612089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214</text:p>
          </table:table-cell>
          <table:table-cell office:value-type="float" office:value="0.88661909103394" calcext:value-type="float">
            <text:p>0,88661909103394</text:p>
          </table:table-cell>
          <table:table-cell office:value-type="float" office:value="1.0964509099722" calcext:value-type="float">
            <text:p>1,0964509099722</text:p>
          </table:table-cell>
          <table:table-cell office:value-type="float" office:value="-113.77876655311" calcext:value-type="float">
            <text:p>-113,7787665531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225</text:p>
          </table:table-cell>
          <table:table-cell office:value-type="float" office:value="2.8491801023483" calcext:value-type="float">
            <text:p>2,8491801023483</text:p>
          </table:table-cell>
          <table:table-cell office:value-type="float" office:value="-0.58336306363344" calcext:value-type="float">
            <text:p>-0,58336306363344</text:p>
          </table:table-cell>
          <table:table-cell office:value-type="float" office:value="125.07498036524" calcext:value-type="float">
            <text:p>125,0749803652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236</text:p>
          </table:table-cell>
          <table:table-cell office:value-type="float" office:value="3.182598054409" calcext:value-type="float">
            <text:p>3,182598054409</text:p>
          </table:table-cell>
          <table:table-cell office:value-type="float" office:value="-0.49905337393284" calcext:value-type="float">
            <text:p>-0,49905337393284</text:p>
          </table:table-cell>
          <table:table-cell office:value-type="float" office:value="3.5111822282812" calcext:value-type="float">
            <text:p>3,511182228281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247</text:p>
          </table:table-cell>
          <table:table-cell office:value-type="float" office:value="3.5846048593521" calcext:value-type="float">
            <text:p>3,5846048593521</text:p>
          </table:table-cell>
          <table:table-cell office:value-type="float" office:value="1.3305424153805" calcext:value-type="float">
            <text:p>1,3305424153805</text:p>
          </table:table-cell>
          <table:table-cell office:value-type="float" office:value="121.7876923312" calcext:value-type="float">
            <text:p>121,787692331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258</text:p>
          </table:table-cell>
          <table:table-cell office:value-type="float" office:value="7.3413330316544" calcext:value-type="float">
            <text:p>7,3413330316544</text:p>
          </table:table-cell>
          <table:table-cell office:value-type="float" office:value="0.10671904310584" calcext:value-type="float">
            <text:p>0,10671904310584</text:p>
          </table:table-cell>
          <table:table-cell office:value-type="float" office:value="142.35485739009" calcext:value-type="float">
            <text:p>142,354857390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269</text:p>
          </table:table-cell>
          <table:table-cell office:value-type="float" office:value="3.3128187060356" calcext:value-type="float">
            <text:p>3,3128187060356</text:p>
          </table:table-cell>
          <table:table-cell office:value-type="float" office:value="-0.0065071869175881" calcext:value-type="float">
            <text:p>-0,0065071869175881</text:p>
          </table:table-cell>
          <table:table-cell office:value-type="float" office:value="-30.860208781662" calcext:value-type="float">
            <text:p>-30,86020878166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280</text:p>
          </table:table-cell>
          <table:table-cell office:value-type="float" office:value="-1.5850289165974" calcext:value-type="float">
            <text:p>-1,5850289165974</text:p>
          </table:table-cell>
          <table:table-cell office:value-type="float" office:value="1.8551199138165" calcext:value-type="float">
            <text:p>1,8551199138165</text:p>
          </table:table-cell>
          <table:table-cell office:value-type="float" office:value="-34.156558240295" calcext:value-type="float">
            <text:p>-34,15655824029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291</text:p>
          </table:table-cell>
          <table:table-cell office:value-type="float" office:value="1.4059175550938" calcext:value-type="float">
            <text:p>1,4059175550938</text:p>
          </table:table-cell>
          <table:table-cell office:value-type="float" office:value="0.782410800457" calcext:value-type="float">
            <text:p>0,782410800457</text:p>
          </table:table-cell>
          <table:table-cell office:value-type="float" office:value="140.88612756911" calcext:value-type="float">
            <text:p>140,886127569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302</text:p>
          </table:table-cell>
          <table:table-cell office:value-type="float" office:value="3.0226731300354" calcext:value-type="float">
            <text:p>3,0226731300354</text:p>
          </table:table-cell>
          <table:table-cell office:value-type="float" office:value="-0.13968316838145" calcext:value-type="float">
            <text:p>-0,13968316838145</text:p>
          </table:table-cell>
          <table:table-cell office:value-type="float" office:value="171.96723761832" calcext:value-type="float">
            <text:p>171,9672376183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313</text:p>
          </table:table-cell>
          <table:table-cell office:value-type="float" office:value="4.7388204932213" calcext:value-type="float">
            <text:p>4,7388204932213</text:p>
          </table:table-cell>
          <table:table-cell office:value-type="float" office:value="2.5355118513107" calcext:value-type="float">
            <text:p>2,5355118513107</text:p>
          </table:table-cell>
          <table:table-cell office:value-type="float" office:value="115.00582421661" calcext:value-type="float">
            <text:p>115,005824216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324</text:p>
          </table:table-cell>
          <table:table-cell office:value-type="float" office:value="7.9257959127426" calcext:value-type="float">
            <text:p>7,9257959127426</text:p>
          </table:table-cell>
          <table:table-cell office:value-type="float" office:value="3.7541979551315" calcext:value-type="float">
            <text:p>3,7541979551315</text:p>
          </table:table-cell>
          <table:table-cell office:value-type="float" office:value="-150.06623905935" calcext:value-type="float">
            <text:p>-150,0662390593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335</text:p>
          </table:table-cell>
          <table:table-cell office:value-type="float" office:value="7.2485387325287" calcext:value-type="float">
            <text:p>7,2485387325287</text:p>
          </table:table-cell>
          <table:table-cell office:value-type="float" office:value="1.303453296423" calcext:value-type="float">
            <text:p>1,303453296423</text:p>
          </table:table-cell>
          <table:table-cell office:value-type="float" office:value="-1.8765767858287" calcext:value-type="float">
            <text:p>-1,876576785828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346</text:p>
          </table:table-cell>
          <table:table-cell office:value-type="float" office:value="10.083601474762" calcext:value-type="float">
            <text:p>10,083601474762</text:p>
          </table:table-cell>
          <table:table-cell office:value-type="float" office:value="5.09905397892" calcext:value-type="float">
            <text:p>5,09905397892</text:p>
          </table:table-cell>
          <table:table-cell office:value-type="float" office:value="-143.9106616245" calcext:value-type="float">
            <text:p>-143,910661624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357</text:p>
          </table:table-cell>
          <table:table-cell office:value-type="float" office:value="-1.5850034356117" calcext:value-type="float">
            <text:p>-1,5850034356117</text:p>
          </table:table-cell>
          <table:table-cell office:value-type="float" office:value="4.7522765398026" calcext:value-type="float">
            <text:p>4,7522765398026</text:p>
          </table:table-cell>
          <table:table-cell office:value-type="float" office:value="38.020794558677" calcext:value-type="float">
            <text:p>38,02079455867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368</text:p>
          </table:table-cell>
          <table:table-cell office:value-type="float" office:value="-0.4793693125248" calcext:value-type="float">
            <text:p>-0,4793693125248</text:p>
          </table:table-cell>
          <table:table-cell office:value-type="float" office:value="3.449490070343" calcext:value-type="float">
            <text:p>3,449490070343</text:p>
          </table:table-cell>
          <table:table-cell office:value-type="float" office:value="-165.32295828412" calcext:value-type="float">
            <text:p>-165,322958284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379</text:p>
          </table:table-cell>
          <table:table-cell office:value-type="float" office:value="2.8783166408539" calcext:value-type="float">
            <text:p>2,8783166408539</text:p>
          </table:table-cell>
          <table:table-cell office:value-type="float" office:value="1.9561091065407" calcext:value-type="float">
            <text:p>1,9561091065407</text:p>
          </table:table-cell>
          <table:table-cell office:value-type="float" office:value="0.92772046804048" calcext:value-type="float">
            <text:p>0,9277204680404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390</text:p>
          </table:table-cell>
          <table:table-cell office:value-type="float" office:value="3.5424715280533" calcext:value-type="float">
            <text:p>3,5424715280533</text:p>
          </table:table-cell>
          <table:table-cell office:value-type="float" office:value="0.37663977593184" calcext:value-type="float">
            <text:p>0,37663977593184</text:p>
          </table:table-cell>
          <table:table-cell office:value-type="float" office:value="-125.86711014912" calcext:value-type="float">
            <text:p>-125,8671101491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401</text:p>
          </table:table-cell>
          <table:table-cell office:value-type="float" office:value="4.2683067917824" calcext:value-type="float">
            <text:p>4,2683067917824</text:p>
          </table:table-cell>
          <table:table-cell office:value-type="float" office:value="2.1448674798012" calcext:value-type="float">
            <text:p>2,1448674798012</text:p>
          </table:table-cell>
          <table:table-cell office:value-type="float" office:value="-178.14789456167" calcext:value-type="float">
            <text:p>-178,1478945616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412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0.67179962992668" calcext:value-type="float">
            <text:p>0,67179962992668</text:p>
          </table:table-cell>
          <table:table-cell office:value-type="float" office:value="160.90243181605" calcext:value-type="float">
            <text:p>160,9024318160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423</text:p>
          </table:table-cell>
          <table:table-cell office:value-type="float" office:value="9.2338979244232" calcext:value-type="float">
            <text:p>9,2338979244232</text:p>
          </table:table-cell>
          <table:table-cell office:value-type="float" office:value="7.136641740799" calcext:value-type="float">
            <text:p>7,136641740799</text:p>
          </table:table-cell>
          <table:table-cell office:value-type="float" office:value="92.367522276131" calcext:value-type="float">
            <text:p>92,36752227613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434</text:p>
          </table:table-cell>
          <table:table-cell office:value-type="float" office:value="-1.5585479140282" calcext:value-type="float">
            <text:p>-1,5585479140282</text:p>
          </table:table-cell>
          <table:table-cell office:value-type="float" office:value="9.1031444072723" calcext:value-type="float">
            <text:p>9,1031444072723</text:p>
          </table:table-cell>
          <table:table-cell office:value-type="float" office:value="6.5823092012648" calcext:value-type="float">
            <text:p>6,582309201264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445</text:p>
          </table:table-cell>
          <table:table-cell office:value-type="float" office:value="2.1112084388733" calcext:value-type="float">
            <text:p>2,1112084388733</text:p>
          </table:table-cell>
          <table:table-cell office:value-type="float" office:value="6.4355218410492" calcext:value-type="float">
            <text:p>6,4355218410492</text:p>
          </table:table-cell>
          <table:table-cell office:value-type="float" office:value="-14.850648155638" calcext:value-type="float">
            <text:p>-14,85064815563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456</text:p>
          </table:table-cell>
          <table:table-cell office:value-type="float" office:value="4.416139125824" calcext:value-type="float">
            <text:p>4,416139125824</text:p>
          </table:table-cell>
          <table:table-cell office:value-type="float" office:value="3.9929753541946" calcext:value-type="float">
            <text:p>3,9929753541946</text:p>
          </table:table-cell>
          <table:table-cell office:value-type="float" office:value="-143.65355224366" calcext:value-type="float">
            <text:p>-143,6535522436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467</text:p>
          </table:table-cell>
          <table:table-cell office:value-type="float" office:value="4.0079268813133" calcext:value-type="float">
            <text:p>4,0079268813133</text:p>
          </table:table-cell>
          <table:table-cell office:value-type="float" office:value="3.4461012482643" calcext:value-type="float">
            <text:p>3,4461012482643</text:p>
          </table:table-cell>
          <table:table-cell office:value-type="float" office:value="-44.75169728516" calcext:value-type="float">
            <text:p>-44,7516972851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478</text:p>
          </table:table-cell>
          <table:table-cell office:value-type="float" office:value="2.7063459157944" calcext:value-type="float">
            <text:p>2,7063459157944</text:p>
          </table:table-cell>
          <table:table-cell office:value-type="float" office:value="6.8569278717041" calcext:value-type="float">
            <text:p>6,8569278717041</text:p>
          </table:table-cell>
          <table:table-cell office:value-type="float" office:value="23.518744737479" calcext:value-type="float">
            <text:p>23,51874473747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489</text:p>
          </table:table-cell>
          <table:table-cell office:value-type="float" office:value="5.707790851593" calcext:value-type="float">
            <text:p>5,707790851593</text:p>
          </table:table-cell>
          <table:table-cell office:value-type="float" office:value="6.8154138326645" calcext:value-type="float">
            <text:p>6,8154138326645</text:p>
          </table:table-cell>
          <table:table-cell office:value-type="float" office:value="-126.88960239386" calcext:value-type="float">
            <text:p>-126,8896023938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500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8.7571287155151" calcext:value-type="float">
            <text:p>8,7571287155151</text:p>
          </table:table-cell>
          <table:table-cell office:value-type="float" office:value="-138.24407310243" calcext:value-type="float">
            <text:p>-138,2440731024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511</text:p>
          </table:table-cell>
          <table:table-cell office:value-type="float" office:value="1.156252399087" calcext:value-type="float">
            <text:p>1,156252399087</text:p>
          </table:table-cell>
          <table:table-cell office:value-type="float" office:value="7.2480982542038" calcext:value-type="float">
            <text:p>7,2480982542038</text:p>
          </table:table-cell>
          <table:table-cell office:value-type="float" office:value="158.26935677012" calcext:value-type="float">
            <text:p>158,269356770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522</text:p>
          </table:table-cell>
          <table:table-cell office:value-type="float" office:value="0.66652618348598" calcext:value-type="float">
            <text:p>0,66652618348598</text:p>
          </table:table-cell>
          <table:table-cell office:value-type="float" office:value="1.3458243012428" calcext:value-type="float">
            <text:p>1,3458243012428</text:p>
          </table:table-cell>
          <table:table-cell office:value-type="float" office:value="-171.49370642984" calcext:value-type="float">
            <text:p>-171,4937064298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533</text:p>
          </table:table-cell>
          <table:table-cell office:value-type="float" office:value="1.7775928974152" calcext:value-type="float">
            <text:p>1,7775928974152</text:p>
          </table:table-cell>
          <table:table-cell office:value-type="float" office:value="6.4499628543854" calcext:value-type="float">
            <text:p>6,4499628543854</text:p>
          </table:table-cell>
          <table:table-cell office:value-type="float" office:value="-8.7154221952341" calcext:value-type="float">
            <text:p>-8,715422195234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544</text:p>
          </table:table-cell>
          <table:table-cell office:value-type="float" office:value="4.8475289344788" calcext:value-type="float">
            <text:p>4,8475289344788</text:p>
          </table:table-cell>
          <table:table-cell office:value-type="float" office:value="6.4815360307693" calcext:value-type="float">
            <text:p>6,4815360307693</text:p>
          </table:table-cell>
          <table:table-cell office:value-type="float" office:value="-29.764876623822" calcext:value-type="float">
            <text:p>-29,76487662382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555</text:p>
          </table:table-cell>
          <table:table-cell office:value-type="float" office:value="4.9446600675583" calcext:value-type="float">
            <text:p>4,9446600675583</text:p>
          </table:table-cell>
          <table:table-cell office:value-type="float" office:value="3.7082126736641" calcext:value-type="float">
            <text:p>3,7082126736641</text:p>
          </table:table-cell>
          <table:table-cell office:value-type="float" office:value="56.876682931451" calcext:value-type="float">
            <text:p>56,87668293145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566</text:p>
          </table:table-cell>
          <table:table-cell office:value-type="float" office:value="8.604719042778" calcext:value-type="float">
            <text:p>8,604719042778</text:p>
          </table:table-cell>
          <table:table-cell office:value-type="float" office:value="7.2899657487869" calcext:value-type="float">
            <text:p>7,2899657487869</text:p>
          </table:table-cell>
          <table:table-cell office:value-type="float" office:value="67.49609853052" calcext:value-type="float">
            <text:p>67,4960985305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577</text:p>
          </table:table-cell>
          <table:table-cell office:value-type="float" office:value="9.372683763504" calcext:value-type="float">
            <text:p>9,372683763504</text:p>
          </table:table-cell>
          <table:table-cell office:value-type="float" office:value="3.7537506222725" calcext:value-type="float">
            <text:p>3,7537506222725</text:p>
          </table:table-cell>
          <table:table-cell office:value-type="float" office:value="-154.51907504136" calcext:value-type="float">
            <text:p>-154,5190750413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588</text:p>
          </table:table-cell>
          <table:table-cell office:value-type="float" office:value="-1.20212495327" calcext:value-type="float">
            <text:p>-1,20212495327</text:p>
          </table:table-cell>
          <table:table-cell office:value-type="float" office:value="6.8359440565109" calcext:value-type="float">
            <text:p>6,8359440565109</text:p>
          </table:table-cell>
          <table:table-cell office:value-type="float" office:value="-19.58441734314" calcext:value-type="float">
            <text:p>-19,584417343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599</text:p>
          </table:table-cell>
          <table:table-cell office:value-type="float" office:value="1.0480383783579" calcext:value-type="float">
            <text:p>1,0480383783579</text:p>
          </table:table-cell>
          <table:table-cell office:value-type="float" office:value="8.7096279859543" calcext:value-type="float">
            <text:p>8,7096279859543</text:p>
          </table:table-cell>
          <table:table-cell office:value-type="float" office:value="-25.816085801762" calcext:value-type="float">
            <text:p>-25,81608580176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610</text:p>
          </table:table-cell>
          <table:table-cell office:value-type="float" office:value="2.9512420296669" calcext:value-type="float">
            <text:p>2,9512420296669</text:p>
          </table:table-cell>
          <table:table-cell office:value-type="float" office:value="9.9882972240448" calcext:value-type="float">
            <text:p>9,9882972240448</text:p>
          </table:table-cell>
          <table:table-cell office:value-type="float" office:value="161.3828513273" calcext:value-type="float">
            <text:p>161,382851327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621</text:p>
          </table:table-cell>
          <table:table-cell office:value-type="float" office:value="7.7777457237244" calcext:value-type="float">
            <text:p>7,7777457237244</text:p>
          </table:table-cell>
          <table:table-cell office:value-type="float" office:value="9.0072119235992" calcext:value-type="float">
            <text:p>9,0072119235992</text:p>
          </table:table-cell>
          <table:table-cell office:value-type="float" office:value="155.61096987147" calcext:value-type="float">
            <text:p>155,610969871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632</text:p>
          </table:table-cell>
          <table:table-cell office:value-type="float" office:value="4.1405162215233" calcext:value-type="float">
            <text:p>4,1405162215233</text:p>
          </table:table-cell>
          <table:table-cell office:value-type="float" office:value="4.7747927904129" calcext:value-type="float">
            <text:p>4,7747927904129</text:p>
          </table:table-cell>
          <table:table-cell office:value-type="float" office:value="127.49667683984" calcext:value-type="float">
            <text:p>127,4966768398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643</text:p>
          </table:table-cell>
          <table:table-cell office:value-type="float" office:value="5.2010530233383" calcext:value-type="float">
            <text:p>5,2010530233383</text:p>
          </table:table-cell>
          <table:table-cell office:value-type="float" office:value="5.7124751806259" calcext:value-type="float">
            <text:p>5,7124751806259</text:p>
          </table:table-cell>
          <table:table-cell office:value-type="float" office:value="-54.077406597745" calcext:value-type="float">
            <text:p>-54,07740659774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654</text:p>
          </table:table-cell>
          <table:table-cell office:value-type="float" office:value="6.2361037731171" calcext:value-type="float">
            <text:p>6,2361037731171</text:p>
          </table:table-cell>
          <table:table-cell office:value-type="float" office:value="5.5321007966995" calcext:value-type="float">
            <text:p>5,5321007966995</text:p>
          </table:table-cell>
          <table:table-cell office:value-type="float" office:value="-24.548907758324" calcext:value-type="float">
            <text:p>-24,5489077583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665</text:p>
          </table:table-cell>
          <table:table-cell office:value-type="float" office:value="3.5547024011612" calcext:value-type="float">
            <text:p>3,5547024011612</text:p>
          </table:table-cell>
          <table:table-cell office:value-type="float" office:value="8.8614165782928" calcext:value-type="float">
            <text:p>8,8614165782928</text:p>
          </table:table-cell>
          <table:table-cell office:value-type="float" office:value="126.94361559145" calcext:value-type="float">
            <text:p>126,9436155914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676</text:p>
          </table:table-cell>
          <table:table-cell office:value-type="float" office:value="1.3036935031414" calcext:value-type="float">
            <text:p>1,3036935031414</text:p>
          </table:table-cell>
          <table:table-cell office:value-type="float" office:value="9.3567943572998" calcext:value-type="float">
            <text:p>9,3567943572998</text:p>
          </table:table-cell>
          <table:table-cell office:value-type="float" office:value="53.236508445375" calcext:value-type="float">
            <text:p>53,23650844537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687</text:p>
          </table:table-cell>
          <table:table-cell office:value-type="float" office:value="5.8683979511261" calcext:value-type="float">
            <text:p>5,8683979511261</text:p>
          </table:table-cell>
          <table:table-cell office:value-type="float" office:value="9.4568455219269" calcext:value-type="float">
            <text:p>9,4568455219269</text:p>
          </table:table-cell>
          <table:table-cell office:value-type="float" office:value="-141.02788487817" calcext:value-type="float">
            <text:p>-141,027884878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698</text:p>
          </table:table-cell>
          <table:table-cell office:value-type="float" office:value="3.4105771780014" calcext:value-type="float">
            <text:p>3,4105771780014</text:p>
          </table:table-cell>
          <table:table-cell office:value-type="float" office:value="10.71848154068" calcext:value-type="float">
            <text:p>10,71848154068</text:p>
          </table:table-cell>
          <table:table-cell office:value-type="float" office:value="-32.358415567192" calcext:value-type="float">
            <text:p>-32,3584155671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709</text:p>
          </table:table-cell>
          <table:table-cell office:value-type="float" office:value="7.104429602623" calcext:value-type="float">
            <text:p>7,104429602623</text:p>
          </table:table-cell>
          <table:table-cell office:value-type="float" office:value="10.516029596329" calcext:value-type="float">
            <text:p>10,516029596329</text:p>
          </table:table-cell>
          <table:table-cell office:value-type="float" office:value="-107.82224661226" calcext:value-type="float">
            <text:p>-107,8222466122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720</text:p>
          </table:table-cell>
          <table:table-cell office:value-type="float" office:value="10.085558891296" calcext:value-type="float">
            <text:p>10,085558891296</text:p>
          </table:table-cell>
          <table:table-cell office:value-type="float" office:value="9.0894764661789" calcext:value-type="float">
            <text:p>9,0894764661789</text:p>
          </table:table-cell>
          <table:table-cell office:value-type="float" office:value="156.53015094198" calcext:value-type="float">
            <text:p>156,5301509419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731</text:p>
          </table:table-cell>
          <table:table-cell office:value-type="float" office:value="7.1951669454575" calcext:value-type="float">
            <text:p>7,1951669454575</text:p>
          </table:table-cell>
          <table:table-cell office:value-type="float" office:value="8.6521530151367" calcext:value-type="float">
            <text:p>8,6521530151367</text:p>
          </table:table-cell>
          <table:table-cell office:value-type="float" office:value="-137.70630557066" calcext:value-type="float">
            <text:p>-137,7063055706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742</text:p>
          </table:table-cell>
          <table:table-cell office:value-type="float" office:value="0.44544756412506" calcext:value-type="float">
            <text:p>0,44544756412506</text:p>
          </table:table-cell>
          <table:table-cell office:value-type="float" office:value="11.085005998611" calcext:value-type="float">
            <text:p>11,085005998611</text:p>
          </table:table-cell>
          <table:table-cell office:value-type="float" office:value="-45.403559496448" calcext:value-type="float">
            <text:p>-45,4035594964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753</text:p>
          </table:table-cell>
          <table:table-cell office:value-type="float" office:value="-0.23034811019897" calcext:value-type="float">
            <text:p>-0,23034811019897</text:p>
          </table:table-cell>
          <table:table-cell office:value-type="float" office:value="10.932782888412" calcext:value-type="float">
            <text:p>10,932782888412</text:p>
          </table:table-cell>
          <table:table-cell office:value-type="float" office:value="-61.084450430172" calcext:value-type="float">
            <text:p>-61,08445043017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15</text:p>
          </table:table-cell>
          <table:table-cell office:value-type="float" office:value="1.0546672344208" calcext:value-type="float">
            <text:p>1,0546672344208</text:p>
          </table:table-cell>
          <table:table-cell office:value-type="float" office:value="-0.58500997722149" calcext:value-type="float">
            <text:p>-0,58500997722149</text:p>
          </table:table-cell>
          <table:table-cell office:value-type="float" office:value="113.57083897682" calcext:value-type="float">
            <text:p>113,570838976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214</text:p>
          </table:table-cell>
          <table:table-cell office:value-type="float" office:value="1.1000790446997" calcext:value-type="float">
            <text:p>1,1000790446997</text:p>
          </table:table-cell>
          <table:table-cell office:value-type="float" office:value="1.0369126498699" calcext:value-type="float">
            <text:p>1,0369126498699</text:p>
          </table:table-cell>
          <table:table-cell office:value-type="float" office:value="155.61347098867" calcext:value-type="float">
            <text:p>155,6134709886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225</text:p>
          </table:table-cell>
          <table:table-cell office:value-type="float" office:value="2.8213268518448" calcext:value-type="float">
            <text:p>2,8213268518448</text:p>
          </table:table-cell>
          <table:table-cell office:value-type="float" office:value="-0.58502145111561" calcext:value-type="float">
            <text:p>-0,58502145111561</text:p>
          </table:table-cell>
          <table:table-cell office:value-type="float" office:value="124.53219693178" calcext:value-type="float">
            <text:p>124,5321969317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236</text:p>
          </table:table-cell>
          <table:table-cell office:value-type="float" office:value="3.161433339119" calcext:value-type="float">
            <text:p>3,161433339119</text:p>
          </table:table-cell>
          <table:table-cell office:value-type="float" office:value="-0.58501034975052" calcext:value-type="float">
            <text:p>-0,58501034975052</text:p>
          </table:table-cell>
          <table:table-cell office:value-type="float" office:value="49.561673668539" calcext:value-type="float">
            <text:p>49,56167366853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247</text:p>
          </table:table-cell>
          <table:table-cell office:value-type="float" office:value="3.7931871414185" calcext:value-type="float">
            <text:p>3,7931871414185</text:p>
          </table:table-cell>
          <table:table-cell office:value-type="float" office:value="0.99146261811256" calcext:value-type="float">
            <text:p>0,99146261811256</text:p>
          </table:table-cell>
          <table:table-cell office:value-type="float" office:value="121.77384734913" calcext:value-type="float">
            <text:p>121,7738473491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258</text:p>
          </table:table-cell>
          <table:table-cell office:value-type="float" office:value="7.6532316207886" calcext:value-type="float">
            <text:p>7,6532316207886</text:p>
          </table:table-cell>
          <table:table-cell office:value-type="float" office:value="0.061300620436668" calcext:value-type="float">
            <text:p>0,061300620436668</text:p>
          </table:table-cell>
          <table:table-cell office:value-type="float" office:value="179.49763680719" calcext:value-type="float">
            <text:p>179,4976368071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269</text:p>
          </table:table-cell>
          <table:table-cell office:value-type="float" office:value="3.2764956355095" calcext:value-type="float">
            <text:p>3,2764956355095</text:p>
          </table:table-cell>
          <table:table-cell office:value-type="float" office:value="-0.14128046110272" calcext:value-type="float">
            <text:p>-0,14128046110272</text:p>
          </table:table-cell>
          <table:table-cell office:value-type="float" office:value="59.430227917471" calcext:value-type="float">
            <text:p>59,43022791747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280</text:p>
          </table:table-cell>
          <table:table-cell office:value-type="float" office:value="-1.5790963172913" calcext:value-type="float">
            <text:p>-1,5790963172913</text:p>
          </table:table-cell>
          <table:table-cell office:value-type="float" office:value="2.0685121417046" calcext:value-type="float">
            <text:p>2,0685121417046</text:p>
          </table:table-cell>
          <table:table-cell office:value-type="float" office:value="-35.824506146133" calcext:value-type="float">
            <text:p>-35,82450614613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291</text:p>
          </table:table-cell>
          <table:table-cell office:value-type="float" office:value="1.2911143898964" calcext:value-type="float">
            <text:p>1,2911143898964</text:p>
          </table:table-cell>
          <table:table-cell office:value-type="float" office:value="0.59225868433714" calcext:value-type="float">
            <text:p>0,59225868433714</text:p>
          </table:table-cell>
          <table:table-cell office:value-type="float" office:value="50.165139945449" calcext:value-type="float">
            <text:p>50,16513994544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302</text:p>
          </table:table-cell>
          <table:table-cell office:value-type="float" office:value="2.9872134327888" calcext:value-type="float">
            <text:p>2,9872134327888</text:p>
          </table:table-cell>
          <table:table-cell office:value-type="float" office:value="-0.30525486916304" calcext:value-type="float">
            <text:p>-0,30525486916304</text:p>
          </table:table-cell>
          <table:table-cell office:value-type="float" office:value="100.55634398369" calcext:value-type="float">
            <text:p>100,5563439836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313</text:p>
          </table:table-cell>
          <table:table-cell office:value-type="float" office:value="4.5822072029114" calcext:value-type="float">
            <text:p>4,5822072029114</text:p>
          </table:table-cell>
          <table:table-cell office:value-type="float" office:value="2.3885473608971" calcext:value-type="float">
            <text:p>2,3885473608971</text:p>
          </table:table-cell>
          <table:table-cell office:value-type="float" office:value="30.491963693291" calcext:value-type="float">
            <text:p>30,49196369329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324</text:p>
          </table:table-cell>
          <table:table-cell office:value-type="float" office:value="8.1536704301834" calcext:value-type="float">
            <text:p>8,1536704301834</text:p>
          </table:table-cell>
          <table:table-cell office:value-type="float" office:value="3.838452398777" calcext:value-type="float">
            <text:p>3,838452398777</text:p>
          </table:table-cell>
          <table:table-cell office:value-type="float" office:value="-161.36158499748" calcext:value-type="float">
            <text:p>-161,3615849974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335</text:p>
          </table:table-cell>
          <table:table-cell office:value-type="float" office:value="6.9209235906601" calcext:value-type="float">
            <text:p>6,9209235906601</text:p>
          </table:table-cell>
          <table:table-cell office:value-type="float" office:value="1.4094345271587" calcext:value-type="float">
            <text:p>1,4094345271587</text:p>
          </table:table-cell>
          <table:table-cell office:value-type="float" office:value="-22.653775040511" calcext:value-type="float">
            <text:p>-22,65377504051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346</text:p>
          </table:table-cell>
          <table:table-cell office:value-type="float" office:value="10.084792375565" calcext:value-type="float">
            <text:p>10,084792375565</text:p>
          </table:table-cell>
          <table:table-cell office:value-type="float" office:value="5.2308684587479" calcext:value-type="float">
            <text:p>5,2308684587479</text:p>
          </table:table-cell>
          <table:table-cell office:value-type="float" office:value="-144.98295753625" calcext:value-type="float">
            <text:p>-144,9829575362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357</text:p>
          </table:table-cell>
          <table:table-cell office:value-type="float" office:value="-1.5850080549717" calcext:value-type="float">
            <text:p>-1,5850080549717</text:p>
          </table:table-cell>
          <table:table-cell office:value-type="float" office:value="4.5621985197067" calcext:value-type="float">
            <text:p>4,5621985197067</text:p>
          </table:table-cell>
          <table:table-cell office:value-type="float" office:value="-9.3079315628975" calcext:value-type="float">
            <text:p>-9,307931562897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368</text:p>
          </table:table-cell>
          <table:table-cell office:value-type="float" office:value="-0.13493282720447" calcext:value-type="float">
            <text:p>-0,13493282720447</text:p>
          </table:table-cell>
          <table:table-cell office:value-type="float" office:value="3.4748411178589" calcext:value-type="float">
            <text:p>3,4748411178589</text:p>
          </table:table-cell>
          <table:table-cell office:value-type="float" office:value="-178.85508203203" calcext:value-type="float">
            <text:p>-178,8550820320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379</text:p>
          </table:table-cell>
          <table:table-cell office:value-type="float" office:value="2.4804067611694" calcext:value-type="float">
            <text:p>2,4804067611694</text:p>
          </table:table-cell>
          <table:table-cell office:value-type="float" office:value="1.9496953487396" calcext:value-type="float">
            <text:p>1,9496953487396</text:p>
          </table:table-cell>
          <table:table-cell office:value-type="float" office:value="0.89765015016695" calcext:value-type="float">
            <text:p>0,8976501501669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390</text:p>
          </table:table-cell>
          <table:table-cell office:value-type="float" office:value="3.7382453680038" calcext:value-type="float">
            <text:p>3,7382453680038</text:p>
          </table:table-cell>
          <table:table-cell office:value-type="float" office:value="0.27373235672712" calcext:value-type="float">
            <text:p>0,27373235672712</text:p>
          </table:table-cell>
          <table:table-cell office:value-type="float" office:value="143.50399090226" calcext:value-type="float">
            <text:p>143,5039909022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401</text:p>
          </table:table-cell>
          <table:table-cell office:value-type="float" office:value="4.3235856294632" calcext:value-type="float">
            <text:p>4,3235856294632</text:p>
          </table:table-cell>
          <table:table-cell office:value-type="float" office:value="1.9342888891697" calcext:value-type="float">
            <text:p>1,9342888891697</text:p>
          </table:table-cell>
          <table:table-cell office:value-type="float" office:value="93.918044096345" calcext:value-type="float">
            <text:p>93,91804409634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412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0.66739402711391" calcext:value-type="float">
            <text:p>0,66739402711391</text:p>
          </table:table-cell>
          <table:table-cell office:value-type="float" office:value="156.02127609739" calcext:value-type="float">
            <text:p>156,0212760973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423</text:p>
          </table:table-cell>
          <table:table-cell office:value-type="float" office:value="9.4555950164795" calcext:value-type="float">
            <text:p>9,4555950164795</text:p>
          </table:table-cell>
          <table:table-cell office:value-type="float" office:value="7.1139287948608" calcext:value-type="float">
            <text:p>7,1139287948608</text:p>
          </table:table-cell>
          <table:table-cell office:value-type="float" office:value="-177.07913848245" calcext:value-type="float">
            <text:p>-177,079138482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434</text:p>
          </table:table-cell>
          <table:table-cell office:value-type="float" office:value="-1.5849979221821" calcext:value-type="float">
            <text:p>-1,5849979221821</text:p>
          </table:table-cell>
          <table:table-cell office:value-type="float" office:value="9.1967391967773" calcext:value-type="float">
            <text:p>9,1967391967773</text:p>
          </table:table-cell>
          <table:table-cell office:value-type="float" office:value="1.4104812530575" calcext:value-type="float">
            <text:p>1,410481253057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445</text:p>
          </table:table-cell>
          <table:table-cell office:value-type="float" office:value="1.9977709650993" calcext:value-type="float">
            <text:p>1,9977709650993</text:p>
          </table:table-cell>
          <table:table-cell office:value-type="float" office:value="6.2823450565338" calcext:value-type="float">
            <text:p>6,2823450565338</text:p>
          </table:table-cell>
          <table:table-cell office:value-type="float" office:value="64.694191240201" calcext:value-type="float">
            <text:p>64,69419124020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456</text:p>
          </table:table-cell>
          <table:table-cell office:value-type="float" office:value="4.3102258443832" calcext:value-type="float">
            <text:p>4,3102258443832</text:p>
          </table:table-cell>
          <table:table-cell office:value-type="float" office:value="4.1888350248337" calcext:value-type="float">
            <text:p>4,1888350248337</text:p>
          </table:table-cell>
          <table:table-cell office:value-type="float" office:value="-52.862307827943" calcext:value-type="float">
            <text:p>-52,86230782794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467</text:p>
          </table:table-cell>
          <table:table-cell office:value-type="float" office:value="3.726352751255" calcext:value-type="float">
            <text:p>3,726352751255</text:p>
          </table:table-cell>
          <table:table-cell office:value-type="float" office:value="3.7259808182716" calcext:value-type="float">
            <text:p>3,7259808182716</text:p>
          </table:table-cell>
          <table:table-cell office:value-type="float" office:value="-44.75134876883" calcext:value-type="float">
            <text:p>-44,7513487688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478</text:p>
          </table:table-cell>
          <table:table-cell office:value-type="float" office:value="2.6168128848076" calcext:value-type="float">
            <text:p>2,6168128848076</text:p>
          </table:table-cell>
          <table:table-cell office:value-type="float" office:value="6.6697633266449" calcext:value-type="float">
            <text:p>6,6697633266449</text:p>
          </table:table-cell>
          <table:table-cell office:value-type="float" office:value="67.124135934623" calcext:value-type="float">
            <text:p>67,12413593462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489</text:p>
          </table:table-cell>
          <table:table-cell office:value-type="float" office:value="5.5697119235992" calcext:value-type="float">
            <text:p>5,5697119235992</text:p>
          </table:table-cell>
          <table:table-cell office:value-type="float" office:value="7.0666462182999" calcext:value-type="float">
            <text:p>7,0666462182999</text:p>
          </table:table-cell>
          <table:table-cell office:value-type="float" office:value="-64.259905724009" calcext:value-type="float">
            <text:p>-64,25990572400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500</text:p>
          </table:table-cell>
          <table:table-cell office:value-type="float" office:value="9.993542432785" calcext:value-type="float">
            <text:p>9,993542432785</text:p>
          </table:table-cell>
          <table:table-cell office:value-type="float" office:value="8.9306640625" calcext:value-type="float">
            <text:p>8,9306640625</text:p>
          </table:table-cell>
          <table:table-cell office:value-type="float" office:value="-57.001680705198" calcext:value-type="float">
            <text:p>-57,00168070519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511</text:p>
          </table:table-cell>
          <table:table-cell office:value-type="float" office:value="1.3623528182507" calcext:value-type="float">
            <text:p>1,3623528182507</text:p>
          </table:table-cell>
          <table:table-cell office:value-type="float" office:value="7.1595132350922" calcext:value-type="float">
            <text:p>7,1595132350922</text:p>
          </table:table-cell>
          <table:table-cell office:value-type="float" office:value="156.84650809902" calcext:value-type="float">
            <text:p>156,8465080990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522</text:p>
          </table:table-cell>
          <table:table-cell office:value-type="float" office:value="0.66681124269962" calcext:value-type="float">
            <text:p>0,66681124269962</text:p>
          </table:table-cell>
          <table:table-cell office:value-type="float" office:value="1.5720626711845" calcext:value-type="float">
            <text:p>1,5720626711845</text:p>
          </table:table-cell>
          <table:table-cell office:value-type="float" office:value="-81.36592776912" calcext:value-type="float">
            <text:p>-81,3659277691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533</text:p>
          </table:table-cell>
          <table:table-cell office:value-type="float" office:value="1.6755633056164" calcext:value-type="float">
            <text:p>1,6755633056164</text:p>
          </table:table-cell>
          <table:table-cell office:value-type="float" office:value="6.211786866188" calcext:value-type="float">
            <text:p>6,211786866188</text:p>
          </table:table-cell>
          <table:table-cell office:value-type="float" office:value="76.734835934487" calcext:value-type="float">
            <text:p>76,73483593448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544</text:p>
          </table:table-cell>
          <table:table-cell office:value-type="float" office:value="4.8742860555649" calcext:value-type="float">
            <text:p>4,8742860555649</text:p>
          </table:table-cell>
          <table:table-cell office:value-type="float" office:value="6.7673408985138" calcext:value-type="float">
            <text:p>6,7673408985138</text:p>
          </table:table-cell>
          <table:table-cell office:value-type="float" office:value="-92.272794170744" calcext:value-type="float">
            <text:p>-92,27279417074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555</text:p>
          </table:table-cell>
          <table:table-cell office:value-type="float" office:value="5.1114499568939" calcext:value-type="float">
            <text:p>5,1114499568939</text:p>
          </table:table-cell>
          <table:table-cell office:value-type="float" office:value="3.5614359378815" calcext:value-type="float">
            <text:p>3,5614359378815</text:p>
          </table:table-cell>
          <table:table-cell office:value-type="float" office:value="147.62923520082" calcext:value-type="float">
            <text:p>147,6292352008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566</text:p>
          </table:table-cell>
          <table:table-cell office:value-type="float" office:value="8.3898514509201" calcext:value-type="float">
            <text:p>8,3898514509201</text:p>
          </table:table-cell>
          <table:table-cell office:value-type="float" office:value="7.344468832016" calcext:value-type="float">
            <text:p>7,344468832016</text:p>
          </table:table-cell>
          <table:table-cell office:value-type="float" office:value="-23.168014303135" calcext:value-type="float">
            <text:p>-23,16801430313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577</text:p>
          </table:table-cell>
          <table:table-cell office:value-type="float" office:value="9.67325091362" calcext:value-type="float">
            <text:p>9,67325091362</text:p>
          </table:table-cell>
          <table:table-cell office:value-type="float" office:value="3.7062546610832" calcext:value-type="float">
            <text:p>3,7062546610832</text:p>
          </table:table-cell>
          <table:table-cell office:value-type="float" office:value="162.52744729352" calcext:value-type="float">
            <text:p>162,5274472935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588</text:p>
          </table:table-cell>
          <table:table-cell office:value-type="float" office:value="-1.5762910246849" calcext:value-type="float">
            <text:p>-1,5762910246849</text:p>
          </table:table-cell>
          <table:table-cell office:value-type="float" office:value="6.968669295311" calcext:value-type="float">
            <text:p>6,968669295311</text:p>
          </table:table-cell>
          <table:table-cell office:value-type="float" office:value="-19.49891296162" calcext:value-type="float">
            <text:p>-19,4989129616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599</text:p>
          </table:table-cell>
          <table:table-cell office:value-type="float" office:value="0.85723422467709" calcext:value-type="float">
            <text:p>0,85723422467709</text:p>
          </table:table-cell>
          <table:table-cell office:value-type="float" office:value="8.6201351881027" calcext:value-type="float">
            <text:p>8,6201351881027</text:p>
          </table:table-cell>
          <table:table-cell office:value-type="float" office:value="41.4073414104" calcext:value-type="float">
            <text:p>41,407341410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610</text:p>
          </table:table-cell>
          <table:table-cell office:value-type="float" office:value="3.314488530159" calcext:value-type="float">
            <text:p>3,314488530159</text:p>
          </table:table-cell>
          <table:table-cell office:value-type="float" office:value="9.8963391780853" calcext:value-type="float">
            <text:p>9,8963391780853</text:p>
          </table:table-cell>
          <table:table-cell office:value-type="float" office:value="170.483760773" calcext:value-type="float">
            <text:p>170,48376077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621</text:p>
          </table:table-cell>
          <table:table-cell office:value-type="float" office:value="7.8046160936356" calcext:value-type="float">
            <text:p>7,8046160936356</text:p>
          </table:table-cell>
          <table:table-cell office:value-type="float" office:value="8.8049334287643" calcext:value-type="float">
            <text:p>8,8049334287643</text:p>
          </table:table-cell>
          <table:table-cell office:value-type="float" office:value="86.153612774648" calcext:value-type="float">
            <text:p>86,15361277464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632</text:p>
          </table:table-cell>
          <table:table-cell office:value-type="float" office:value="4.1333538293839" calcext:value-type="float">
            <text:p>4,1333538293839</text:p>
          </table:table-cell>
          <table:table-cell office:value-type="float" office:value="4.5292291045189" calcext:value-type="float">
            <text:p>4,5292291045189</text:p>
          </table:table-cell>
          <table:table-cell office:value-type="float" office:value="66.542537349045" calcext:value-type="float">
            <text:p>66,54253734904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643</text:p>
          </table:table-cell>
          <table:table-cell office:value-type="float" office:value="5.1470708847046" calcext:value-type="float">
            <text:p>5,1470708847046</text:p>
          </table:table-cell>
          <table:table-cell office:value-type="float" office:value="6.0074180364609" calcext:value-type="float">
            <text:p>6,0074180364609</text:p>
          </table:table-cell>
          <table:table-cell office:value-type="float" office:value="-88.635998926345" calcext:value-type="float">
            <text:p>-88,63599892634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654</text:p>
          </table:table-cell>
          <table:table-cell office:value-type="float" office:value="5.9936702251434" calcext:value-type="float">
            <text:p>5,9936702251434</text:p>
          </table:table-cell>
          <table:table-cell office:value-type="float" office:value="5.7609450817108" calcext:value-type="float">
            <text:p>5,7609450817108</text:p>
          </table:table-cell>
          <table:table-cell office:value-type="float" office:value="-48.626136248279" calcext:value-type="float">
            <text:p>-48,62613624827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665</text:p>
          </table:table-cell>
          <table:table-cell office:value-type="float" office:value="3.7903234362602" calcext:value-type="float">
            <text:p>3,7903234362602</text:p>
          </table:table-cell>
          <table:table-cell office:value-type="float" office:value="8.5859745740891" calcext:value-type="float">
            <text:p>8,5859745740891</text:p>
          </table:table-cell>
          <table:table-cell office:value-type="float" office:value="131.88042458455" calcext:value-type="float">
            <text:p>131,880424584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676</text:p>
          </table:table-cell>
          <table:table-cell office:value-type="float" office:value="1.3288134336472" calcext:value-type="float">
            <text:p>1,3288134336472</text:p>
          </table:table-cell>
          <table:table-cell office:value-type="float" office:value="9.1266453266144" calcext:value-type="float">
            <text:p>9,1266453266144</text:p>
          </table:table-cell>
          <table:table-cell office:value-type="float" office:value="118.49601709159" calcext:value-type="float">
            <text:p>118,496017091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687</text:p>
          </table:table-cell>
          <table:table-cell office:value-type="float" office:value="6.1314988136292" calcext:value-type="float">
            <text:p>6,1314988136292</text:p>
          </table:table-cell>
          <table:table-cell office:value-type="float" office:value="9.6430033445358" calcext:value-type="float">
            <text:p>9,6430033445358</text:p>
          </table:table-cell>
          <table:table-cell office:value-type="float" office:value="-146.00363202915" calcext:value-type="float">
            <text:p>-146,0036320291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698</text:p>
          </table:table-cell>
          <table:table-cell office:value-type="float" office:value="3.1108963489532" calcext:value-type="float">
            <text:p>3,1108963489532</text:p>
          </table:table-cell>
          <table:table-cell office:value-type="float" office:value="10.700522661209" calcext:value-type="float">
            <text:p>10,700522661209</text:p>
          </table:table-cell>
          <table:table-cell office:value-type="float" office:value="12.092794867078" calcext:value-type="float">
            <text:p>12,09279486707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709</text:p>
          </table:table-cell>
          <table:table-cell office:value-type="float" office:value="7.1857333183289" calcext:value-type="float">
            <text:p>7,1857333183289</text:p>
          </table:table-cell>
          <table:table-cell office:value-type="float" office:value="10.62695145607" calcext:value-type="float">
            <text:p>10,62695145607</text:p>
          </table:table-cell>
          <table:table-cell office:value-type="float" office:value="-123.7143999452" calcext:value-type="float">
            <text:p>-123,714399945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720</text:p>
          </table:table-cell>
          <table:table-cell office:value-type="float" office:value="10.08482336998" calcext:value-type="float">
            <text:p>10,08482336998</text:p>
          </table:table-cell>
          <table:table-cell office:value-type="float" office:value="9.2844390869141" calcext:value-type="float">
            <text:p>9,2844390869141</text:p>
          </table:table-cell>
          <table:table-cell office:value-type="float" office:value="-123.86628472881" calcext:value-type="float">
            <text:p>-123,8662847288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731</text:p>
          </table:table-cell>
          <table:table-cell office:value-type="float" office:value="7.2717082500458" calcext:value-type="float">
            <text:p>7,2717082500458</text:p>
          </table:table-cell>
          <table:table-cell office:value-type="float" office:value="8.8594043254852" calcext:value-type="float">
            <text:p>8,8594043254852</text:p>
          </table:table-cell>
          <table:table-cell office:value-type="float" office:value="-89.109202099454" calcext:value-type="float">
            <text:p>-89,10920209945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742</text:p>
          </table:table-cell>
          <table:table-cell office:value-type="float" office:value="0.24666296318173" calcext:value-type="float">
            <text:p>0,24666296318173</text:p>
          </table:table-cell>
          <table:table-cell office:value-type="float" office:value="11.08505487442" calcext:value-type="float">
            <text:p>11,08505487442</text:p>
          </table:table-cell>
          <table:table-cell office:value-type="float" office:value="-60.938661265525" calcext:value-type="float">
            <text:p>-60,9386612655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753</text:p>
          </table:table-cell>
          <table:table-cell office:value-type="float" office:value="-0.071794027462602" calcext:value-type="float">
            <text:p>-0,071794027462602</text:p>
          </table:table-cell>
          <table:table-cell office:value-type="float" office:value="11.085004806519" calcext:value-type="float">
            <text:p>11,085004806519</text:p>
          </table:table-cell>
          <table:table-cell office:value-type="float" office:value="-85.891350819047" calcext:value-type="float">
            <text:p>-85,89135081904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15</text:p>
          </table:table-cell>
          <table:table-cell office:value-type="float" office:value="1.3415458798409" calcext:value-type="float">
            <text:p>1,3415458798409</text:p>
          </table:table-cell>
          <table:table-cell office:value-type="float" office:value="-0.5850175768137" calcext:value-type="float">
            <text:p>-0,5850175768137</text:p>
          </table:table-cell>
          <table:table-cell office:value-type="float" office:value="113.61667229112" calcext:value-type="float">
            <text:p>113,616672291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214</text:p>
          </table:table-cell>
          <table:table-cell office:value-type="float" office:value="1.1440245807171" calcext:value-type="float">
            <text:p>1,1440245807171</text:p>
          </table:table-cell>
          <table:table-cell office:value-type="float" office:value="0.83970814943314" calcext:value-type="float">
            <text:p>0,83970814943314</text:p>
          </table:table-cell>
          <table:table-cell office:value-type="float" office:value="111.26099574338" calcext:value-type="float">
            <text:p>111,2609957433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225</text:p>
          </table:table-cell>
          <table:table-cell office:value-type="float" office:value="2.9178133606911" calcext:value-type="float">
            <text:p>2,9178133606911</text:p>
          </table:table-cell>
          <table:table-cell office:value-type="float" office:value="-0.57847071439028" calcext:value-type="float">
            <text:p>-0,57847071439028</text:p>
          </table:table-cell>
          <table:table-cell office:value-type="float" office:value="150.52939676175" calcext:value-type="float">
            <text:p>150,5293967617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236</text:p>
          </table:table-cell>
          <table:table-cell office:value-type="float" office:value="3.3198833465576" calcext:value-type="float">
            <text:p>3,3198833465576</text:p>
          </table:table-cell>
          <table:table-cell office:value-type="float" office:value="-0.5850075930357" calcext:value-type="float">
            <text:p>-0,5850075930357</text:p>
          </table:table-cell>
          <table:table-cell office:value-type="float" office:value="103.08249285267" calcext:value-type="float">
            <text:p>103,0824928526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247</text:p>
          </table:table-cell>
          <table:table-cell office:value-type="float" office:value="3.9631825685501" calcext:value-type="float">
            <text:p>3,9631825685501</text:p>
          </table:table-cell>
          <table:table-cell office:value-type="float" office:value="0.69014623761177" calcext:value-type="float">
            <text:p>0,69014623761177</text:p>
          </table:table-cell>
          <table:table-cell office:value-type="float" office:value="116.7389480931" calcext:value-type="float">
            <text:p>116,738948093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258</text:p>
          </table:table-cell>
          <table:table-cell office:value-type="float" office:value="7.9557889699936" calcext:value-type="float">
            <text:p>7,9557889699936</text:p>
          </table:table-cell>
          <table:table-cell office:value-type="float" office:value="0.20691525191069" calcext:value-type="float">
            <text:p>0,20691525191069</text:p>
          </table:table-cell>
          <table:table-cell office:value-type="float" office:value="-151.5333561381" calcext:value-type="float">
            <text:p>-151,53335613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269</text:p>
          </table:table-cell>
          <table:table-cell office:value-type="float" office:value="3.4563204646111" calcext:value-type="float">
            <text:p>3,4563204646111</text:p>
          </table:table-cell>
          <table:table-cell office:value-type="float" office:value="-0.27512753382325" calcext:value-type="float">
            <text:p>-0,27512753382325</text:p>
          </table:table-cell>
          <table:table-cell office:value-type="float" office:value="150.29524845682" calcext:value-type="float">
            <text:p>150,2952484568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280</text:p>
          </table:table-cell>
          <table:table-cell office:value-type="float" office:value="-1.5837328135967" calcext:value-type="float">
            <text:p>-1,5837328135967</text:p>
          </table:table-cell>
          <table:table-cell office:value-type="float" office:value="2.2571411728859" calcext:value-type="float">
            <text:p>2,2571411728859</text:p>
          </table:table-cell>
          <table:table-cell office:value-type="float" office:value="-35.478193668803" calcext:value-type="float">
            <text:p>-35,47819366880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291</text:p>
          </table:table-cell>
          <table:table-cell office:value-type="float" office:value="1.0744744539261" calcext:value-type="float">
            <text:p>1,0744744539261</text:p>
          </table:table-cell>
          <table:table-cell office:value-type="float" office:value="0.50194554030895" calcext:value-type="float">
            <text:p>0,50194554030895</text:p>
          </table:table-cell>
          <table:table-cell office:value-type="float" office:value="27.57729428589" calcext:value-type="float">
            <text:p>27,5772942858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302</text:p>
          </table:table-cell>
          <table:table-cell office:value-type="float" office:value="2.8500881791115" calcext:value-type="float">
            <text:p>2,8500881791115</text:p>
          </table:table-cell>
          <table:table-cell office:value-type="float" office:value="-0.23209286853671" calcext:value-type="float">
            <text:p>-0,23209286853671</text:p>
          </table:table-cell>
          <table:table-cell office:value-type="float" office:value="8.1132372283632" calcext:value-type="float">
            <text:p>8,113237228363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313</text:p>
          </table:table-cell>
          <table:table-cell office:value-type="float" office:value="4.4446334242821" calcext:value-type="float">
            <text:p>4,4446334242821</text:p>
          </table:table-cell>
          <table:table-cell office:value-type="float" office:value="2.5614857673645" calcext:value-type="float">
            <text:p>2,5614857673645</text:p>
          </table:table-cell>
          <table:table-cell office:value-type="float" office:value="-60.256184286373" calcext:value-type="float">
            <text:p>-60,25618428637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324</text:p>
          </table:table-cell>
          <table:table-cell office:value-type="float" office:value="8.4396666288376" calcext:value-type="float">
            <text:p>8,4396666288376</text:p>
          </table:table-cell>
          <table:table-cell office:value-type="float" office:value="3.809272646904" calcext:value-type="float">
            <text:p>3,809272646904</text:p>
          </table:table-cell>
          <table:table-cell office:value-type="float" office:value="166.19390742794" calcext:value-type="float">
            <text:p>166,1939074279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335</text:p>
          </table:table-cell>
          <table:table-cell office:value-type="float" office:value="6.6529297828674" calcext:value-type="float">
            <text:p>6,6529297828674</text:p>
          </table:table-cell>
          <table:table-cell office:value-type="float" office:value="1.6247841715813" calcext:value-type="float">
            <text:p>1,6247841715813</text:p>
          </table:table-cell>
          <table:table-cell office:value-type="float" office:value="-43.515844709554" calcext:value-type="float">
            <text:p>-43,51584470955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346</text:p>
          </table:table-cell>
          <table:table-cell office:value-type="float" office:value="10.084307193756" calcext:value-type="float">
            <text:p>10,084307193756</text:p>
          </table:table-cell>
          <table:table-cell office:value-type="float" office:value="5.3509813547134" calcext:value-type="float">
            <text:p>5,3509813547134</text:p>
          </table:table-cell>
          <table:table-cell office:value-type="float" office:value="-144.19317852919" calcext:value-type="float">
            <text:p>-144,193178529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357</text:p>
          </table:table-cell>
          <table:table-cell office:value-type="float" office:value="-1.5753018856049" calcext:value-type="float">
            <text:p>-1,5753018856049</text:p>
          </table:table-cell>
          <table:table-cell office:value-type="float" office:value="4.7716936469078" calcext:value-type="float">
            <text:p>4,7716936469078</text:p>
          </table:table-cell>
          <table:table-cell office:value-type="float" office:value="-51.783629283784" calcext:value-type="float">
            <text:p>-51,7836292837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368</text:p>
          </table:table-cell>
          <table:table-cell office:value-type="float" office:value="0.20536256954074" calcext:value-type="float">
            <text:p>0,20536256954074</text:p>
          </table:table-cell>
          <table:table-cell office:value-type="float" office:value="3.4198421239853" calcext:value-type="float">
            <text:p>3,4198421239853</text:p>
          </table:table-cell>
          <table:table-cell office:value-type="float" office:value="167.75963412728" calcext:value-type="float">
            <text:p>167,7596341272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379</text:p>
          </table:table-cell>
          <table:table-cell office:value-type="float" office:value="2.1165624260902" calcext:value-type="float">
            <text:p>2,1165624260902</text:p>
          </table:table-cell>
          <table:table-cell office:value-type="float" office:value="1.9257846474648" calcext:value-type="float">
            <text:p>1,9257846474648</text:p>
          </table:table-cell>
          <table:table-cell office:value-type="float" office:value="8.2069898297073" calcext:value-type="float">
            <text:p>8,206989829707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390</text:p>
          </table:table-cell>
          <table:table-cell office:value-type="float" office:value="3.758450448513" calcext:value-type="float">
            <text:p>3,758450448513</text:p>
          </table:table-cell>
          <table:table-cell office:value-type="float" office:value="0.057139354757965" calcext:value-type="float">
            <text:p>0,057139354757965</text:p>
          </table:table-cell>
          <table:table-cell office:value-type="float" office:value="113.02903275581" calcext:value-type="float">
            <text:p>113,0290327558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401</text:p>
          </table:table-cell>
          <table:table-cell office:value-type="float" office:value="4.1060090065002" calcext:value-type="float">
            <text:p>4,1060090065002</text:p>
          </table:table-cell>
          <table:table-cell office:value-type="float" office:value="1.8878667056561" calcext:value-type="float">
            <text:p>1,8878667056561</text:p>
          </table:table-cell>
          <table:table-cell office:value-type="float" office:value="3.1662492947594" calcext:value-type="float">
            <text:p>3,166249294759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412</text:p>
          </table:table-cell>
          <table:table-cell office:value-type="float" office:value="10.085011720657" calcext:value-type="float">
            <text:p>10,085011720657</text:p>
          </table:table-cell>
          <table:table-cell office:value-type="float" office:value="0.66655859351158" calcext:value-type="float">
            <text:p>0,66655859351158</text:p>
          </table:table-cell>
          <table:table-cell office:value-type="float" office:value="152.87344926482" calcext:value-type="float">
            <text:p>152,8734492648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423</text:p>
          </table:table-cell>
          <table:table-cell office:value-type="float" office:value="9.8267447948456" calcext:value-type="float">
            <text:p>9,8267447948456</text:p>
          </table:table-cell>
          <table:table-cell office:value-type="float" office:value="7.2057163715363" calcext:value-type="float">
            <text:p>7,2057163715363</text:p>
          </table:table-cell>
          <table:table-cell office:value-type="float" office:value="-168.2062270535" calcext:value-type="float">
            <text:p>-168,206227053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434</text:p>
          </table:table-cell>
          <table:table-cell office:value-type="float" office:value="-1.5850031375885" calcext:value-type="float">
            <text:p>-1,5850031375885</text:p>
          </table:table-cell>
          <table:table-cell office:value-type="float" office:value="9.3076527118683" calcext:value-type="float">
            <text:p>9,3076527118683</text:p>
          </table:table-cell>
          <table:table-cell office:value-type="float" office:value="-10.772761076119" calcext:value-type="float">
            <text:p>-10,77276107611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445</text:p>
          </table:table-cell>
          <table:table-cell office:value-type="float" office:value="2.1846655011177" calcext:value-type="float">
            <text:p>2,1846655011177</text:p>
          </table:table-cell>
          <table:table-cell office:value-type="float" office:value="6.1630266904831" calcext:value-type="float">
            <text:p>6,1630266904831</text:p>
          </table:table-cell>
          <table:table-cell office:value-type="float" office:value="155.24500038973" calcext:value-type="float">
            <text:p>155,2450003897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456</text:p>
          </table:table-cell>
          <table:table-cell office:value-type="float" office:value="4.1106587648392" calcext:value-type="float">
            <text:p>4,1106587648392</text:p>
          </table:table-cell>
          <table:table-cell office:value-type="float" office:value="4.0806117653847" calcext:value-type="float">
            <text:p>4,0806117653847</text:p>
          </table:table-cell>
          <table:table-cell office:value-type="float" office:value="37.246022254798" calcext:value-type="float">
            <text:p>37,24602225479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467</text:p>
          </table:table-cell>
          <table:table-cell office:value-type="float" office:value="3.5623544454575" calcext:value-type="float">
            <text:p>3,5623544454575</text:p>
          </table:table-cell>
          <table:table-cell office:value-type="float" office:value="3.9991492033005" calcext:value-type="float">
            <text:p>3,9991492033005</text:p>
          </table:table-cell>
          <table:table-cell office:value-type="float" office:value="-74.656298206111" calcext:value-type="float">
            <text:p>-74,6562982061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478</text:p>
          </table:table-cell>
          <table:table-cell office:value-type="float" office:value="2.6845222711563" calcext:value-type="float">
            <text:p>2,6845222711563</text:p>
          </table:table-cell>
          <table:table-cell office:value-type="float" office:value="6.4744436740875" calcext:value-type="float">
            <text:p>6,4744436740875</text:p>
          </table:table-cell>
          <table:table-cell office:value-type="float" office:value="112.89126630042" calcext:value-type="float">
            <text:p>112,8912663004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489</text:p>
          </table:table-cell>
          <table:table-cell office:value-type="float" office:value="5.3914684057236" calcext:value-type="float">
            <text:p>5,3914684057236</text:p>
          </table:table-cell>
          <table:table-cell office:value-type="float" office:value="7.3901510238647" calcext:value-type="float">
            <text:p>7,3901510238647</text:p>
          </table:table-cell>
          <table:table-cell office:value-type="float" office:value="-52.738468358471" calcext:value-type="float">
            <text:p>-52,73846835847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500</text:p>
          </table:table-cell>
          <table:table-cell office:value-type="float" office:value="9.7716999053955" calcext:value-type="float">
            <text:p>9,7716999053955</text:p>
          </table:table-cell>
          <table:table-cell office:value-type="float" office:value="8.8403207063675" calcext:value-type="float">
            <text:p>8,8403207063675</text:p>
          </table:table-cell>
          <table:table-cell office:value-type="float" office:value="27.129491802993" calcext:value-type="float">
            <text:p>27,12949180299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511</text:p>
          </table:table-cell>
          <table:table-cell office:value-type="float" office:value="1.6322538256645" calcext:value-type="float">
            <text:p>1,6322538256645</text:p>
          </table:table-cell>
          <table:table-cell office:value-type="float" office:value="7.1163588762283" calcext:value-type="float">
            <text:p>7,1163588762283</text:p>
          </table:table-cell>
          <table:table-cell office:value-type="float" office:value="178.54457448243" calcext:value-type="float">
            <text:p>178,5445744824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522</text:p>
          </table:table-cell>
          <table:table-cell office:value-type="float" office:value="0.44494740664959" calcext:value-type="float">
            <text:p>0,44494740664959</text:p>
          </table:table-cell>
          <table:table-cell office:value-type="float" office:value="1.5698942542076" calcext:value-type="float">
            <text:p>1,5698942542076</text:p>
          </table:table-cell>
          <table:table-cell office:value-type="float" office:value="9.3455414293678" calcext:value-type="float">
            <text:p>9,345541429367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533</text:p>
          </table:table-cell>
          <table:table-cell office:value-type="float" office:value="1.5012538433075" calcext:value-type="float">
            <text:p>1,5012538433075</text:p>
          </table:table-cell>
          <table:table-cell office:value-type="float" office:value="6.1286056041718" calcext:value-type="float">
            <text:p>6,1286056041718</text:p>
          </table:table-cell>
          <table:table-cell office:value-type="float" office:value="11.460083115632" calcext:value-type="float">
            <text:p>11,46008311563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544</text:p>
          </table:table-cell>
          <table:table-cell office:value-type="float" office:value="4.8672217130661" calcext:value-type="float">
            <text:p>4,8672217130661</text:p>
          </table:table-cell>
          <table:table-cell office:value-type="float" office:value="7.1370983123779" calcext:value-type="float">
            <text:p>7,1370983123779</text:p>
          </table:table-cell>
          <table:table-cell office:value-type="float" office:value="-80.5957066785" calcext:value-type="float">
            <text:p>-80,595706678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555</text:p>
          </table:table-cell>
          <table:table-cell office:value-type="float" office:value="5.3153187036514" calcext:value-type="float">
            <text:p>5,3153187036514</text:p>
          </table:table-cell>
          <table:table-cell office:value-type="float" office:value="3.7329435348511" calcext:value-type="float">
            <text:p>3,7329435348511</text:p>
          </table:table-cell>
          <table:table-cell office:value-type="float" office:value="-139.91099254341" calcext:value-type="float">
            <text:p>-139,9109925434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566</text:p>
          </table:table-cell>
          <table:table-cell office:value-type="float" office:value="8.0717885494232" calcext:value-type="float">
            <text:p>8,0717885494232</text:p>
          </table:table-cell>
          <table:table-cell office:value-type="float" office:value="7.5554543733597" calcext:value-type="float">
            <text:p>7,5554543733597</text:p>
          </table:table-cell>
          <table:table-cell office:value-type="float" office:value="-31.879636132793" calcext:value-type="float">
            <text:p>-31,87963613279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577</text:p>
          </table:table-cell>
          <table:table-cell office:value-type="float" office:value="9.8231983184814" calcext:value-type="float">
            <text:p>9,8231983184814</text:p>
          </table:table-cell>
          <table:table-cell office:value-type="float" office:value="3.4663528203964" calcext:value-type="float">
            <text:p>3,4663528203964</text:p>
          </table:table-cell>
          <table:table-cell office:value-type="float" office:value="111.05807040148" calcext:value-type="float">
            <text:p>111,0580704014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588</text:p>
          </table:table-cell>
          <table:table-cell office:value-type="float" office:value="-1.5824922919273" calcext:value-type="float">
            <text:p>-1,5824922919273</text:p>
          </table:table-cell>
          <table:table-cell office:value-type="float" office:value="7.2607469558716" calcext:value-type="float">
            <text:p>7,2607469558716</text:p>
          </table:table-cell>
          <table:table-cell office:value-type="float" office:value="-39.63749689661" calcext:value-type="float">
            <text:p>-39,6374968966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599</text:p>
          </table:table-cell>
          <table:table-cell office:value-type="float" office:value="0.9790863096714" calcext:value-type="float">
            <text:p>0,9790863096714</text:p>
          </table:table-cell>
          <table:table-cell office:value-type="float" office:value="8.4342610836029" calcext:value-type="float">
            <text:p>8,4342610836029</text:p>
          </table:table-cell>
          <table:table-cell office:value-type="float" office:value="132.14222185171" calcext:value-type="float">
            <text:p>132,1422218517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610</text:p>
          </table:table-cell>
          <table:table-cell office:value-type="float" office:value="3.6432462930679" calcext:value-type="float">
            <text:p>3,6432462930679</text:p>
          </table:table-cell>
          <table:table-cell office:value-type="float" office:value="9.902006983757" calcext:value-type="float">
            <text:p>9,902006983757</text:p>
          </table:table-cell>
          <table:table-cell office:value-type="float" office:value="179.82562484255" calcext:value-type="float">
            <text:p>179,8256248425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621</text:p>
          </table:table-cell>
          <table:table-cell office:value-type="float" office:value="7.582682967186" calcext:value-type="float">
            <text:p>7,582682967186</text:p>
          </table:table-cell>
          <table:table-cell office:value-type="float" office:value="8.7883615493774" calcext:value-type="float">
            <text:p>8,7883615493774</text:p>
          </table:table-cell>
          <table:table-cell office:value-type="float" office:value="-4.5776804256591" calcext:value-type="float">
            <text:p>-4,577680425659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632</text:p>
          </table:table-cell>
          <table:table-cell office:value-type="float" office:value="3.9190459251404" calcext:value-type="float">
            <text:p>3,9190459251404</text:p>
          </table:table-cell>
          <table:table-cell office:value-type="float" office:value="4.5876675844193" calcext:value-type="float">
            <text:p>4,5876675844193</text:p>
          </table:table-cell>
          <table:table-cell office:value-type="float" office:value="-24.138801416774" calcext:value-type="float">
            <text:p>-24,13880141677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643</text:p>
          </table:table-cell>
          <table:table-cell office:value-type="float" office:value="5.3183495998383" calcext:value-type="float">
            <text:p>5,3183495998383</text:p>
          </table:table-cell>
          <table:table-cell office:value-type="float" office:value="6.2341320514679" calcext:value-type="float">
            <text:p>6,2341320514679</text:p>
          </table:table-cell>
          <table:table-cell office:value-type="float" office:value="-137.62472541469" calcext:value-type="float">
            <text:p>-137,6247254146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654</text:p>
          </table:table-cell>
          <table:table-cell office:value-type="float" office:value="5.8599734306335" calcext:value-type="float">
            <text:p>5,8599734306335</text:p>
          </table:table-cell>
          <table:table-cell office:value-type="float" office:value="6.0595285892487" calcext:value-type="float">
            <text:p>6,0595285892487</text:p>
          </table:table-cell>
          <table:table-cell office:value-type="float" office:value="-67.706342715367" calcext:value-type="float">
            <text:p>-67,70634271536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665</text:p>
          </table:table-cell>
          <table:table-cell office:value-type="float" office:value="4.0493315458298" calcext:value-type="float">
            <text:p>4,0493315458298</text:p>
          </table:table-cell>
          <table:table-cell office:value-type="float" office:value="8.3323562145233" calcext:value-type="float">
            <text:p>8,3323562145233</text:p>
          </table:table-cell>
          <table:table-cell office:value-type="float" office:value="136.89338781272" calcext:value-type="float">
            <text:p>136,8933878127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676</text:p>
          </table:table-cell>
          <table:table-cell office:value-type="float" office:value="1.5374684333801" calcext:value-type="float">
            <text:p>1,5374684333801</text:p>
          </table:table-cell>
          <table:table-cell office:value-type="float" office:value="9.2040681838989" calcext:value-type="float">
            <text:p>9,2040681838989</text:p>
          </table:table-cell>
          <table:table-cell office:value-type="float" office:value="-150.93627249359" calcext:value-type="float">
            <text:p>-150,936272493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687</text:p>
          </table:table-cell>
          <table:table-cell office:value-type="float" office:value="6.3869512081146" calcext:value-type="float">
            <text:p>6,3869512081146</text:p>
          </table:table-cell>
          <table:table-cell office:value-type="float" office:value="9.5758837461472" calcext:value-type="float">
            <text:p>9,5758837461472</text:p>
          </table:table-cell>
          <table:table-cell office:value-type="float" office:value="155.49109392105" calcext:value-type="float">
            <text:p>155,491093921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698</text:p>
          </table:table-cell>
          <table:table-cell office:value-type="float" office:value="2.9099595546722" calcext:value-type="float">
            <text:p>2,9099595546722</text:p>
          </table:table-cell>
          <table:table-cell office:value-type="float" office:value="10.478268861771" calcext:value-type="float">
            <text:p>10,478268861771</text:p>
          </table:table-cell>
          <table:table-cell office:value-type="float" office:value="56.569964642737" calcext:value-type="float">
            <text:p>56,56996464273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709</text:p>
          </table:table-cell>
          <table:table-cell office:value-type="float" office:value="7.29412317276" calcext:value-type="float">
            <text:p>7,29412317276</text:p>
          </table:table-cell>
          <table:table-cell office:value-type="float" office:value="10.712474584579" calcext:value-type="float">
            <text:p>10,712474584579</text:p>
          </table:table-cell>
          <table:table-cell office:value-type="float" office:value="-139.56335092046" calcext:value-type="float">
            <text:p>-139,5633509204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720</text:p>
          </table:table-cell>
          <table:table-cell office:value-type="float" office:value="9.9852305650711" calcext:value-type="float">
            <text:p>9,9852305650711</text:p>
          </table:table-cell>
          <table:table-cell office:value-type="float" office:value="9.5837849378586" calcext:value-type="float">
            <text:p>9,5837849378586</text:p>
          </table:table-cell>
          <table:table-cell office:value-type="float" office:value="-76.504179626513" calcext:value-type="float">
            <text:p>-76,5041796265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731</text:p>
          </table:table-cell>
          <table:table-cell office:value-type="float" office:value="7.0520126819611" calcext:value-type="float">
            <text:p>7,0520126819611</text:p>
          </table:table-cell>
          <table:table-cell office:value-type="float" office:value="8.8871014118195" calcext:value-type="float">
            <text:p>8,8871014118195</text:p>
          </table:table-cell>
          <table:table-cell office:value-type="float" office:value="1.6682161267396" calcext:value-type="float">
            <text:p>1,668216126739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742</text:p>
          </table:table-cell>
          <table:table-cell office:value-type="float" office:value="0.27300391346216" calcext:value-type="float">
            <text:p>0,27300391346216</text:p>
          </table:table-cell>
          <table:table-cell office:value-type="float" office:value="10.899180173874" calcext:value-type="float">
            <text:p>10,899180173874</text:p>
          </table:table-cell>
          <table:table-cell office:value-type="float" office:value="-102.57819655595" calcext:value-type="float">
            <text:p>-102,5781965559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753</text:p>
          </table:table-cell>
          <table:table-cell office:value-type="float" office:value="0.0043700393871404" calcext:value-type="float">
            <text:p>0,0043700393871404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40.90575382208" calcext:value-type="float">
            <text:p>-140,9057538220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15</text:p>
          </table:table-cell>
          <table:table-cell office:value-type="float" office:value="1.7145538330078" calcext:value-type="float">
            <text:p>1,7145538330078</text:p>
          </table:table-cell>
          <table:table-cell office:value-type="float" office:value="-0.58500081300735" calcext:value-type="float">
            <text:p>-0,58500081300735</text:p>
          </table:table-cell>
          <table:table-cell office:value-type="float" office:value="113.12991798304" calcext:value-type="float">
            <text:p>113,129917983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214</text:p>
          </table:table-cell>
          <table:table-cell office:value-type="float" office:value="1.3599947094917" calcext:value-type="float">
            <text:p>1,3599947094917</text:p>
          </table:table-cell>
          <table:table-cell office:value-type="float" office:value="0.8896467089653" calcext:value-type="float">
            <text:p>0,8896467089653</text:p>
          </table:table-cell>
          <table:table-cell office:value-type="float" office:value="-158.16064700959" calcext:value-type="float">
            <text:p>-158,160647009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225</text:p>
          </table:table-cell>
          <table:table-cell office:value-type="float" office:value="3.2254487276077" calcext:value-type="float">
            <text:p>3,2254487276077</text:p>
          </table:table-cell>
          <table:table-cell office:value-type="float" office:value="-0.58501046150923" calcext:value-type="float">
            <text:p>-0,58501046150923</text:p>
          </table:table-cell>
          <table:table-cell office:value-type="float" office:value="160.6221153478" calcext:value-type="float">
            <text:p>160,622115347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236</text:p>
          </table:table-cell>
          <table:table-cell office:value-type="float" office:value="3.5213869810104" calcext:value-type="float">
            <text:p>3,5213869810104</text:p>
          </table:table-cell>
          <table:table-cell office:value-type="float" office:value="-0.58500379323959" calcext:value-type="float">
            <text:p>-0,58500379323959</text:p>
          </table:table-cell>
          <table:table-cell office:value-type="float" office:value="82.97286823297" calcext:value-type="float">
            <text:p>82,9728682329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247</text:p>
          </table:table-cell>
          <table:table-cell office:value-type="float" office:value="4.1530409455299" calcext:value-type="float">
            <text:p>4,1530409455299</text:p>
          </table:table-cell>
          <table:table-cell office:value-type="float" office:value="0.60364313423634" calcext:value-type="float">
            <text:p>0,60364313423634</text:p>
          </table:table-cell>
          <table:table-cell office:value-type="float" office:value="173.91519789483" calcext:value-type="float">
            <text:p>173,9151978948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258</text:p>
          </table:table-cell>
          <table:table-cell office:value-type="float" office:value="8.3053094148636" calcext:value-type="float">
            <text:p>8,3053094148636</text:p>
          </table:table-cell>
          <table:table-cell office:value-type="float" office:value="0.3968296572566" calcext:value-type="float">
            <text:p>0,3968296572566</text:p>
          </table:table-cell>
          <table:table-cell office:value-type="float" office:value="-151.49257289376" calcext:value-type="float">
            <text:p>-151,492572893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269</text:p>
          </table:table-cell>
          <table:table-cell office:value-type="float" office:value="3.6682921648026" calcext:value-type="float">
            <text:p>3,6682921648026</text:p>
          </table:table-cell>
          <table:table-cell office:value-type="float" office:value="-0.28973031789064" calcext:value-type="float">
            <text:p>-0,28973031789064</text:p>
          </table:table-cell>
          <table:table-cell office:value-type="float" office:value="147.86621263832" calcext:value-type="float">
            <text:p>147,8662126383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280</text:p>
          </table:table-cell>
          <table:table-cell office:value-type="float" office:value="-1.5830086171627" calcext:value-type="float">
            <text:p>-1,5830086171627</text:p>
          </table:table-cell>
          <table:table-cell office:value-type="float" office:value="2.459212988615" calcext:value-type="float">
            <text:p>2,459212988615</text:p>
          </table:table-cell>
          <table:table-cell office:value-type="float" office:value="-36.078782977572" calcext:value-type="float">
            <text:p>-36,0787829775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291</text:p>
          </table:table-cell>
          <table:table-cell office:value-type="float" office:value="1.1487080901861" calcext:value-type="float">
            <text:p>1,1487080901861</text:p>
          </table:table-cell>
          <table:table-cell office:value-type="float" office:value="0.29256457462907" calcext:value-type="float">
            <text:p>0,29256457462907</text:p>
          </table:table-cell>
          <table:table-cell office:value-type="float" office:value="118.35585885746" calcext:value-type="float">
            <text:p>118,3558588574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302</text:p>
          </table:table-cell>
          <table:table-cell office:value-type="float" office:value="2.6593118906021" calcext:value-type="float">
            <text:p>2,6593118906021</text:p>
          </table:table-cell>
          <table:table-cell office:value-type="float" office:value="-0.1876413449645" calcext:value-type="float">
            <text:p>-0,1876413449645</text:p>
          </table:table-cell>
          <table:table-cell office:value-type="float" office:value="10.526211398422" calcext:value-type="float">
            <text:p>10,52621139842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313</text:p>
          </table:table-cell>
          <table:table-cell office:value-type="float" office:value="4.28192704916" calcext:value-type="float">
            <text:p>4,28192704916</text:p>
          </table:table-cell>
          <table:table-cell office:value-type="float" office:value="2.9160088300705" calcext:value-type="float">
            <text:p>2,9160088300705</text:p>
          </table:table-cell>
          <table:table-cell office:value-type="float" office:value="-64.507242980277" calcext:value-type="float">
            <text:p>-64,50724298027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324</text:p>
          </table:table-cell>
          <table:table-cell office:value-type="float" office:value="8.6510753631592" calcext:value-type="float">
            <text:p>8,6510753631592</text:p>
          </table:table-cell>
          <table:table-cell office:value-type="float" office:value="3.586054444313" calcext:value-type="float">
            <text:p>3,586054444313</text:p>
          </table:table-cell>
          <table:table-cell office:value-type="float" office:value="125.33552024015" calcext:value-type="float">
            <text:p>125,3355202401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335</text:p>
          </table:table-cell>
          <table:table-cell office:value-type="float" office:value="6.4786219596863" calcext:value-type="float">
            <text:p>6,4786219596863</text:p>
          </table:table-cell>
          <table:table-cell office:value-type="float" office:value="1.9221562147141" calcext:value-type="float">
            <text:p>1,9221562147141</text:p>
          </table:table-cell>
          <table:table-cell office:value-type="float" office:value="-64.325399459547" calcext:value-type="float">
            <text:p>-64,32539945954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346</text:p>
          </table:table-cell>
          <table:table-cell office:value-type="float" office:value="10.079967975616" calcext:value-type="float">
            <text:p>10,079967975616</text:p>
          </table:table-cell>
          <table:table-cell office:value-type="float" office:value="5.5033355951309" calcext:value-type="float">
            <text:p>5,5033355951309</text:p>
          </table:table-cell>
          <table:table-cell office:value-type="float" office:value="-136.80716077234" calcext:value-type="float">
            <text:p>-136,807160772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357</text:p>
          </table:table-cell>
          <table:table-cell office:value-type="float" office:value="-1.5351171791553" calcext:value-type="float">
            <text:p>-1,5351171791553</text:p>
          </table:table-cell>
          <table:table-cell office:value-type="float" office:value="5.0604057312012" calcext:value-type="float">
            <text:p>5,0604057312012</text:p>
          </table:table-cell>
          <table:table-cell office:value-type="float" office:value="-105.05834810293" calcext:value-type="float">
            <text:p>-105,0583481029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368</text:p>
          </table:table-cell>
          <table:table-cell office:value-type="float" office:value="0.52262622863054" calcext:value-type="float">
            <text:p>0,52262622863054</text:p>
          </table:table-cell>
          <table:table-cell office:value-type="float" office:value="3.285721540451" calcext:value-type="float">
            <text:p>3,285721540451</text:p>
          </table:table-cell>
          <table:table-cell office:value-type="float" office:value="154.14500084652" calcext:value-type="float">
            <text:p>154,1450008465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379</text:p>
          </table:table-cell>
          <table:table-cell office:value-type="float" office:value="1.8393839895725" calcext:value-type="float">
            <text:p>1,8393839895725</text:p>
          </table:table-cell>
          <table:table-cell office:value-type="float" office:value="1.7950369417667" calcext:value-type="float">
            <text:p>1,7950369417667</text:p>
          </table:table-cell>
          <table:table-cell office:value-type="float" office:value="29.506335592574" calcext:value-type="float">
            <text:p>29,50633559257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390</text:p>
          </table:table-cell>
          <table:table-cell office:value-type="float" office:value="3.9733478426933" calcext:value-type="float">
            <text:p>3,9733478426933</text:p>
          </table:table-cell>
          <table:table-cell office:value-type="float" office:value="0.11388992890716" calcext:value-type="float">
            <text:p>0,11388992890716</text:p>
          </table:table-cell>
          <table:table-cell office:value-type="float" office:value="-156.43883966337" calcext:value-type="float">
            <text:p>-156,4388396633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401</text:p>
          </table:table-cell>
          <table:table-cell office:value-type="float" office:value="3.7141984701157" calcext:value-type="float">
            <text:p>3,7141984701157</text:p>
          </table:table-cell>
          <table:table-cell office:value-type="float" office:value="1.9017164409161" calcext:value-type="float">
            <text:p>1,9017164409161</text:p>
          </table:table-cell>
          <table:table-cell office:value-type="float" office:value="-1.1252178602917" calcext:value-type="float">
            <text:p>-1,125217860291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412</text:p>
          </table:table-cell>
          <table:table-cell office:value-type="float" office:value="10.084743499756" calcext:value-type="float">
            <text:p>10,084743499756</text:p>
          </table:table-cell>
          <table:table-cell office:value-type="float" office:value="0.66605404019356" calcext:value-type="float">
            <text:p>0,66605404019356</text:p>
          </table:table-cell>
          <table:table-cell office:value-type="float" office:value="124.66960803718" calcext:value-type="float">
            <text:p>124,669608037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423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7.2759538888931" calcext:value-type="float">
            <text:p>7,2759538888931</text:p>
          </table:table-cell>
          <table:table-cell office:value-type="float" office:value="-166.13860950348" calcext:value-type="float">
            <text:p>-166,1386095034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434</text:p>
          </table:table-cell>
          <table:table-cell office:value-type="float" office:value="-1.5808561444283" calcext:value-type="float">
            <text:p>-1,5808561444283</text:p>
          </table:table-cell>
          <table:table-cell office:value-type="float" office:value="9.5822763442993" calcext:value-type="float">
            <text:p>9,5822763442993</text:p>
          </table:table-cell>
          <table:table-cell office:value-type="float" office:value="-34.605102174601" calcext:value-type="float">
            <text:p>-34,60510217460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445</text:p>
          </table:table-cell>
          <table:table-cell office:value-type="float" office:value="2.1474234759808" calcext:value-type="float">
            <text:p>2,1474234759808</text:p>
          </table:table-cell>
          <table:table-cell office:value-type="float" office:value="5.9522539377213" calcext:value-type="float">
            <text:p>5,9522539377213</text:p>
          </table:table-cell>
          <table:table-cell office:value-type="float" office:value="69.654569504367" calcext:value-type="float">
            <text:p>69,65456950436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456</text:p>
          </table:table-cell>
          <table:table-cell office:value-type="float" office:value="4.2187708616257" calcext:value-type="float">
            <text:p>4,2187708616257</text:p>
          </table:table-cell>
          <table:table-cell office:value-type="float" office:value="3.8858407735825" calcext:value-type="float">
            <text:p>3,8858407735825</text:p>
          </table:table-cell>
          <table:table-cell office:value-type="float" office:value="127.98376599695" calcext:value-type="float">
            <text:p>127,9837659969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467</text:p>
          </table:table-cell>
          <table:table-cell office:value-type="float" office:value="3.7658125162125" calcext:value-type="float">
            <text:p>3,7658125162125</text:p>
          </table:table-cell>
          <table:table-cell office:value-type="float" office:value="4.0877756476402" calcext:value-type="float">
            <text:p>4,0877756476402</text:p>
          </table:table-cell>
          <table:table-cell office:value-type="float" office:value="-165.43004163511" calcext:value-type="float">
            <text:p>-165,430041635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478</text:p>
          </table:table-cell>
          <table:table-cell office:value-type="float" office:value="2.8992858529091" calcext:value-type="float">
            <text:p>2,8992858529091</text:p>
          </table:table-cell>
          <table:table-cell office:value-type="float" office:value="6.5303719043732" calcext:value-type="float">
            <text:p>6,5303719043732</text:p>
          </table:table-cell>
          <table:table-cell office:value-type="float" office:value="-156.51723533679" calcext:value-type="float">
            <text:p>-156,5172353367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489</text:p>
          </table:table-cell>
          <table:table-cell office:value-type="float" office:value="5.197821855545" calcext:value-type="float">
            <text:p>5,197821855545</text:p>
          </table:table-cell>
          <table:table-cell office:value-type="float" office:value="7.2821843624115" calcext:value-type="float">
            <text:p>7,2821843624115</text:p>
          </table:table-cell>
          <table:table-cell office:value-type="float" office:value="38.00577760502" calcext:value-type="float">
            <text:p>38,0057776050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500</text:p>
          </table:table-cell>
          <table:table-cell office:value-type="float" office:value="9.4174641370773" calcext:value-type="float">
            <text:p>9,4174641370773</text:p>
          </table:table-cell>
          <table:table-cell office:value-type="float" office:value="8.6597841978073" calcext:value-type="float">
            <text:p>8,6597841978073</text:p>
          </table:table-cell>
          <table:table-cell office:value-type="float" office:value="27.182068224925" calcext:value-type="float">
            <text:p>27,18206822492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511</text:p>
          </table:table-cell>
          <table:table-cell office:value-type="float" office:value="1.863648891449" calcext:value-type="float">
            <text:p>1,863648891449</text:p>
          </table:table-cell>
          <table:table-cell office:value-type="float" office:value="7.2831159830093" calcext:value-type="float">
            <text:p>7,2831159830093</text:p>
          </table:table-cell>
          <table:table-cell office:value-type="float" office:value="-132.23742831285" calcext:value-type="float">
            <text:p>-132,2374283128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522</text:p>
          </table:table-cell>
          <table:table-cell office:value-type="float" office:value="0.37024140357971" calcext:value-type="float">
            <text:p>0,37024140357971</text:p>
          </table:table-cell>
          <table:table-cell office:value-type="float" office:value="1.2935720384121" calcext:value-type="float">
            <text:p>1,2935720384121</text:p>
          </table:table-cell>
          <table:table-cell office:value-type="float" office:value="72.180096510869" calcext:value-type="float">
            <text:p>72,18009651086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533</text:p>
          </table:table-cell>
          <table:table-cell office:value-type="float" office:value="1.426912099123" calcext:value-type="float">
            <text:p>1,426912099123</text:p>
          </table:table-cell>
          <table:table-cell office:value-type="float" office:value="6.3377970457077" calcext:value-type="float">
            <text:p>6,3377970457077</text:p>
          </table:table-cell>
          <table:table-cell office:value-type="float" office:value="-79.249688774157" calcext:value-type="float">
            <text:p>-79,24968877415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544</text:p>
          </table:table-cell>
          <table:table-cell office:value-type="float" office:value="4.6454629302025" calcext:value-type="float">
            <text:p>4,6454629302025</text:p>
          </table:table-cell>
          <table:table-cell office:value-type="float" office:value="7.132847905159" calcext:value-type="float">
            <text:p>7,132847905159</text:p>
          </table:table-cell>
          <table:table-cell office:value-type="float" office:value="10.076734670408" calcext:value-type="float">
            <text:p>10,07673467040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555</text:p>
          </table:table-cell>
          <table:table-cell office:value-type="float" office:value="5.6188780069351" calcext:value-type="float">
            <text:p>5,6188780069351</text:p>
          </table:table-cell>
          <table:table-cell office:value-type="float" office:value="3.989360332489" calcext:value-type="float">
            <text:p>3,989360332489</text:p>
          </table:table-cell>
          <table:table-cell office:value-type="float" office:value="-139.8914756289" calcext:value-type="float">
            <text:p>-139,891475628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566</text:p>
          </table:table-cell>
          <table:table-cell office:value-type="float" office:value="7.7340179681778" calcext:value-type="float">
            <text:p>7,7340179681778</text:p>
          </table:table-cell>
          <table:table-cell office:value-type="float" office:value="7.7646404504776" calcext:value-type="float">
            <text:p>7,7646404504776</text:p>
          </table:table-cell>
          <table:table-cell office:value-type="float" office:value="-31.856726309296" calcext:value-type="float">
            <text:p>-31,85672630929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577</text:p>
          </table:table-cell>
          <table:table-cell office:value-type="float" office:value="9.7069662809372" calcext:value-type="float">
            <text:p>9,7069662809372</text:p>
          </table:table-cell>
          <table:table-cell office:value-type="float" office:value="3.2127058506012" calcext:value-type="float">
            <text:p>3,2127058506012</text:p>
          </table:table-cell>
          <table:table-cell office:value-type="float" office:value="55.709081470587" calcext:value-type="float">
            <text:p>55,70908147058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588</text:p>
          </table:table-cell>
          <table:table-cell office:value-type="float" office:value="-1.5794849395752" calcext:value-type="float">
            <text:p>-1,5794849395752</text:p>
          </table:table-cell>
          <table:table-cell office:value-type="float" office:value="7.5400602817535" calcext:value-type="float">
            <text:p>7,5400602817535</text:p>
          </table:table-cell>
          <table:table-cell office:value-type="float" office:value="-50.833976952134" calcext:value-type="float">
            <text:p>-50,83397695213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599</text:p>
          </table:table-cell>
          <table:table-cell office:value-type="float" office:value="1.3122437894344" calcext:value-type="float">
            <text:p>1,3122437894344</text:p>
          </table:table-cell>
          <table:table-cell office:value-type="float" office:value="8.3027201890945" calcext:value-type="float">
            <text:p>8,3027201890945</text:p>
          </table:table-cell>
          <table:table-cell office:value-type="float" office:value="154.27374687924" calcext:value-type="float">
            <text:p>154,2737468792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610</text:p>
          </table:table-cell>
          <table:table-cell office:value-type="float" office:value="3.9046740531921" calcext:value-type="float">
            <text:p>3,9046740531921</text:p>
          </table:table-cell>
          <table:table-cell office:value-type="float" office:value="9.8311215639114" calcext:value-type="float">
            <text:p>9,8311215639114</text:p>
          </table:table-cell>
          <table:table-cell office:value-type="float" office:value="162.10899535258" calcext:value-type="float">
            <text:p>162,108995352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621</text:p>
          </table:table-cell>
          <table:table-cell office:value-type="float" office:value="7.5630444288254" calcext:value-type="float">
            <text:p>7,5630444288254</text:p>
          </table:table-cell>
          <table:table-cell office:value-type="float" office:value="9.0118551254272" calcext:value-type="float">
            <text:p>9,0118551254272</text:p>
          </table:table-cell>
          <table:table-cell office:value-type="float" office:value="-94.645008160051" calcext:value-type="float">
            <text:p>-94,64500816005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632</text:p>
          </table:table-cell>
          <table:table-cell office:value-type="float" office:value="3.777280151844" calcext:value-type="float">
            <text:p>3,777280151844</text:p>
          </table:table-cell>
          <table:table-cell office:value-type="float" office:value="4.8922696709633" calcext:value-type="float">
            <text:p>4,8922696709633</text:p>
          </table:table-cell>
          <table:table-cell office:value-type="float" office:value="-59.873697864022" calcext:value-type="float">
            <text:p>-59,87369786402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643</text:p>
          </table:table-cell>
          <table:table-cell office:value-type="float" office:value="5.4417496919632" calcext:value-type="float">
            <text:p>5,4417496919632</text:p>
          </table:table-cell>
          <table:table-cell office:value-type="float" office:value="6.1274468898773" calcext:value-type="float">
            <text:p>6,1274468898773</text:p>
          </table:table-cell>
          <table:table-cell office:value-type="float" office:value="131.1541438862" calcext:value-type="float">
            <text:p>131,154143886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654</text:p>
          </table:table-cell>
          <table:table-cell office:value-type="float" office:value="5.7091200351715" calcext:value-type="float">
            <text:p>5,7091200351715</text:p>
          </table:table-cell>
          <table:table-cell office:value-type="float" office:value="6.0025775432587" calcext:value-type="float">
            <text:p>6,0025775432587</text:p>
          </table:table-cell>
          <table:table-cell office:value-type="float" office:value="22.465769272701" calcext:value-type="float">
            <text:p>22,46576927270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665</text:p>
          </table:table-cell>
          <table:table-cell office:value-type="float" office:value="4.3279853463173" calcext:value-type="float">
            <text:p>4,3279853463173</text:p>
          </table:table-cell>
          <table:table-cell office:value-type="float" office:value="8.1025445461273" calcext:value-type="float">
            <text:p>8,1025445461273</text:p>
          </table:table-cell>
          <table:table-cell office:value-type="float" office:value="141.39117556772" calcext:value-type="float">
            <text:p>141,3911755677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676</text:p>
          </table:table-cell>
          <table:table-cell office:value-type="float" office:value="1.7339776456356" calcext:value-type="float">
            <text:p>1,7339776456356</text:p>
          </table:table-cell>
          <table:table-cell office:value-type="float" office:value="9.5008432865143" calcext:value-type="float">
            <text:p>9,5008432865143</text:p>
          </table:table-cell>
          <table:table-cell office:value-type="float" office:value="-127.72563156808" calcext:value-type="float">
            <text:p>-127,7256315680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687</text:p>
          </table:table-cell>
          <table:table-cell office:value-type="float" office:value="6.4521938562393" calcext:value-type="float">
            <text:p>6,4521938562393</text:p>
          </table:table-cell>
          <table:table-cell office:value-type="float" office:value="9.316725730896" calcext:value-type="float">
            <text:p>9,316725730896</text:p>
          </table:table-cell>
          <table:table-cell office:value-type="float" office:value="94.67810354415" calcext:value-type="float">
            <text:p>94,6781035441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698</text:p>
          </table:table-cell>
          <table:table-cell office:value-type="float" office:value="2.9224869608879" calcext:value-type="float">
            <text:p>2,9224869608879</text:p>
          </table:table-cell>
          <table:table-cell office:value-type="float" office:value="10.178091526031" calcext:value-type="float">
            <text:p>10,178091526031</text:p>
          </table:table-cell>
          <table:table-cell office:value-type="float" office:value="101.04120536974" calcext:value-type="float">
            <text:p>101,0412053697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709</text:p>
          </table:table-cell>
          <table:table-cell office:value-type="float" office:value="7.4212568998337" calcext:value-type="float">
            <text:p>7,4212568998337</text:p>
          </table:table-cell>
          <table:table-cell office:value-type="float" office:value="10.765227079391" calcext:value-type="float">
            <text:p>10,765227079391</text:p>
          </table:table-cell>
          <table:table-cell office:value-type="float" office:value="-155.3781062934" calcext:value-type="float">
            <text:p>-155,37810629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720</text:p>
          </table:table-cell>
          <table:table-cell office:value-type="float" office:value="9.7705584764481" calcext:value-type="float">
            <text:p>9,7705584764481</text:p>
          </table:table-cell>
          <table:table-cell office:value-type="float" office:value="9.8925924301147" calcext:value-type="float">
            <text:p>9,8925924301147</text:p>
          </table:table-cell>
          <table:table-cell office:value-type="float" office:value="-69.09097759587" calcext:value-type="float">
            <text:p>-69,0909775958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731</text:p>
          </table:table-cell>
          <table:table-cell office:value-type="float" office:value="6.8695861101151" calcext:value-type="float">
            <text:p>6,8695861101151</text:p>
          </table:table-cell>
          <table:table-cell office:value-type="float" office:value="8.9001834392548" calcext:value-type="float">
            <text:p>8,9001834392548</text:p>
          </table:table-cell>
          <table:table-cell office:value-type="float" office:value="-26.185379855952" calcext:value-type="float">
            <text:p>-26,18537985595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742</text:p>
          </table:table-cell>
          <table:table-cell office:value-type="float" office:value="0.3188568353653" calcext:value-type="float">
            <text:p>0,3188568353653</text:p>
          </table:table-cell>
          <table:table-cell office:value-type="float" office:value="10.910565853119" calcext:value-type="float">
            <text:p>10,910565853119</text:p>
          </table:table-cell>
          <table:table-cell office:value-type="float" office:value="-89.707515801594" calcext:value-type="float">
            <text:p>-89,70751580159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753</text:p>
          </table:table-cell>
          <table:table-cell office:value-type="float" office:value="0.17740884795785" calcext:value-type="float">
            <text:p>0,17740884795785</text:p>
          </table:table-cell>
          <table:table-cell office:value-type="float" office:value="11.053862571716" calcext:value-type="float">
            <text:p>11,053862571716</text:p>
          </table:table-cell>
          <table:table-cell office:value-type="float" office:value="154.90052958203" calcext:value-type="float">
            <text:p>154,9005295820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15</text:p>
          </table:table-cell>
          <table:table-cell office:value-type="float" office:value="1.9389626383781" calcext:value-type="float">
            <text:p>1,9389626383781</text:p>
          </table:table-cell>
          <table:table-cell office:value-type="float" office:value="-0.58500032871962" calcext:value-type="float">
            <text:p>-0,58500032871962</text:p>
          </table:table-cell>
          <table:table-cell office:value-type="float" office:value="96.482878278016" calcext:value-type="float">
            <text:p>96,4828782780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214</text:p>
          </table:table-cell>
          <table:table-cell office:value-type="float" office:value="1.3605685532093" calcext:value-type="float">
            <text:p>1,3605685532093</text:p>
          </table:table-cell>
          <table:table-cell office:value-type="float" office:value="1.1697139590979" calcext:value-type="float">
            <text:p>1,1697139590979</text:p>
          </table:table-cell>
          <table:table-cell office:value-type="float" office:value="-92.150683615618" calcext:value-type="float">
            <text:p>-92,15068361561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225</text:p>
          </table:table-cell>
          <table:table-cell office:value-type="float" office:value="3.0387872457504" calcext:value-type="float">
            <text:p>3,0387872457504</text:p>
          </table:table-cell>
          <table:table-cell office:value-type="float" office:value="-0.37604562938213" calcext:value-type="float">
            <text:p>-0,37604562938213</text:p>
          </table:table-cell>
          <table:table-cell office:value-type="float" office:value="83.179319740101" calcext:value-type="float">
            <text:p>83,17931974010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236</text:p>
          </table:table-cell>
          <table:table-cell office:value-type="float" office:value="3.3982926607132" calcext:value-type="float">
            <text:p>3,3982926607132</text:p>
          </table:table-cell>
          <table:table-cell office:value-type="float" office:value="-0.57426869869232" calcext:value-type="float">
            <text:p>-0,57426869869232</text:p>
          </table:table-cell>
          <table:table-cell office:value-type="float" office:value="15.95090737768" calcext:value-type="float">
            <text:p>15,95090737768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247</text:p>
          </table:table-cell>
          <table:table-cell office:value-type="float" office:value="4.2074552178383" calcext:value-type="float">
            <text:p>4,2074552178383</text:p>
          </table:table-cell>
          <table:table-cell office:value-type="float" office:value="0.81864543259144" calcext:value-type="float">
            <text:p>0,81864543259144</text:p>
          </table:table-cell>
          <table:table-cell office:value-type="float" office:value="-95.528674733107" calcext:value-type="float">
            <text:p>-95,52867473310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258</text:p>
          </table:table-cell>
          <table:table-cell office:value-type="float" office:value="8.6544543504715" calcext:value-type="float">
            <text:p>8,6544543504715</text:p>
          </table:table-cell>
          <table:table-cell office:value-type="float" office:value="0.58709423989058" calcext:value-type="float">
            <text:p>0,58709423989058</text:p>
          </table:table-cell>
          <table:table-cell office:value-type="float" office:value="-151.43830001734" calcext:value-type="float">
            <text:p>-151,4383000173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269</text:p>
          </table:table-cell>
          <table:table-cell office:value-type="float" office:value="3.7080189585686" calcext:value-type="float">
            <text:p>3,7080189585686</text:p>
          </table:table-cell>
          <table:table-cell office:value-type="float" office:value="-0.46248994767666" calcext:value-type="float">
            <text:p>-0,46248994767666</text:p>
          </table:table-cell>
          <table:table-cell office:value-type="float" office:value="77.063931021721" calcext:value-type="float">
            <text:p>77,0639310217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280</text:p>
          </table:table-cell>
          <table:table-cell office:value-type="float" office:value="-1.579771488905" calcext:value-type="float">
            <text:p>-1,579771488905</text:p>
          </table:table-cell>
          <table:table-cell office:value-type="float" office:value="2.6822927594185" calcext:value-type="float">
            <text:p>2,6822927594185</text:p>
          </table:table-cell>
          <table:table-cell office:value-type="float" office:value="-36.60030691487" calcext:value-type="float">
            <text:p>-36,6003069148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291</text:p>
          </table:table-cell>
          <table:table-cell office:value-type="float" office:value="1.4265793561935" calcext:value-type="float">
            <text:p>1,4265793561935</text:p>
          </table:table-cell>
          <table:table-cell office:value-type="float" office:value="0.32231736928225" calcext:value-type="float">
            <text:p>0,32231736928225</text:p>
          </table:table-cell>
          <table:table-cell office:value-type="float" office:value="-175.69029407137" calcext:value-type="float">
            <text:p>-175,6902940713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302</text:p>
          </table:table-cell>
          <table:table-cell office:value-type="float" office:value="2.6694065332413" calcext:value-type="float">
            <text:p>2,6694065332413</text:p>
          </table:table-cell>
          <table:table-cell office:value-type="float" office:value="-0.4089617729187" calcext:value-type="float">
            <text:p>-0,4089617729187</text:p>
          </table:table-cell>
          <table:table-cell office:value-type="float" office:value="101.30600944446" calcext:value-type="float">
            <text:p>101,3060094444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313</text:p>
          </table:table-cell>
          <table:table-cell office:value-type="float" office:value="4.111487865448" calcext:value-type="float">
            <text:p>4,111487865448</text:p>
          </table:table-cell>
          <table:table-cell office:value-type="float" office:value="3.275054693222" calcext:value-type="float">
            <text:p>3,275054693222</text:p>
          </table:table-cell>
          <table:table-cell office:value-type="float" office:value="-64.527825944743" calcext:value-type="float">
            <text:p>-64,5278259447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324</text:p>
          </table:table-cell>
          <table:table-cell office:value-type="float" office:value="8.6647069454193" calcext:value-type="float">
            <text:p>8,6647069454193</text:p>
          </table:table-cell>
          <table:table-cell office:value-type="float" office:value="3.27795535326" calcext:value-type="float">
            <text:p>3,27795535326</text:p>
          </table:table-cell>
          <table:table-cell office:value-type="float" office:value="84.485791291401" calcext:value-type="float">
            <text:p>84,48579129140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335</text:p>
          </table:table-cell>
          <table:table-cell office:value-type="float" office:value="6.4211452007294" calcext:value-type="float">
            <text:p>6,4211452007294</text:p>
          </table:table-cell>
          <table:table-cell office:value-type="float" office:value="2.2618982195854" calcext:value-type="float">
            <text:p>2,2618982195854</text:p>
          </table:table-cell>
          <table:table-cell office:value-type="float" office:value="-85.130908686644" calcext:value-type="float">
            <text:p>-85,13090868664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346</text:p>
          </table:table-cell>
          <table:table-cell office:value-type="float" office:value="10.084998607635" calcext:value-type="float">
            <text:p>10,084998607635</text:p>
          </table:table-cell>
          <table:table-cell office:value-type="float" office:value="5.6723725795746" calcext:value-type="float">
            <text:p>5,6723725795746</text:p>
          </table:table-cell>
          <table:table-cell office:value-type="float" office:value="-148.63339958677" calcext:value-type="float">
            <text:p>-148,6333995867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357</text:p>
          </table:table-cell>
          <table:table-cell office:value-type="float" office:value="-1.2968562543392" calcext:value-type="float">
            <text:p>-1,2968562543392</text:p>
          </table:table-cell>
          <table:table-cell office:value-type="float" office:value="5.2088153362274" calcext:value-type="float">
            <text:p>5,2088153362274</text:p>
          </table:table-cell>
          <table:table-cell office:value-type="float" office:value="-158.89790255553" calcext:value-type="float">
            <text:p>-158,8979025555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368</text:p>
          </table:table-cell>
          <table:table-cell office:value-type="float" office:value="0.79922325909138" calcext:value-type="float">
            <text:p>0,79922325909138</text:p>
          </table:table-cell>
          <table:table-cell office:value-type="float" office:value="3.0776000022888" calcext:value-type="float">
            <text:p>3,0776000022888</text:p>
          </table:table-cell>
          <table:table-cell office:value-type="float" office:value="139.59889958619" calcext:value-type="float">
            <text:p>139,5988995861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379</text:p>
          </table:table-cell>
          <table:table-cell office:value-type="float" office:value="1.6536636650562" calcext:value-type="float">
            <text:p>1,6536636650562</text:p>
          </table:table-cell>
          <table:table-cell office:value-type="float" office:value="1.7798651754856" calcext:value-type="float">
            <text:p>1,7798651754856</text:p>
          </table:table-cell>
          <table:table-cell office:value-type="float" office:value="-2.3114773308396" calcext:value-type="float">
            <text:p>-2,311477330839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390</text:p>
          </table:table-cell>
          <table:table-cell office:value-type="float" office:value="3.9170506596565" calcext:value-type="float">
            <text:p>3,9170506596565</text:p>
          </table:table-cell>
          <table:table-cell office:value-type="float" office:value="0.33293344080448" calcext:value-type="float">
            <text:p>0,33293344080448</text:p>
          </table:table-cell>
          <table:table-cell office:value-type="float" office:value="-66.373910114264" calcext:value-type="float">
            <text:p>-66,37391011426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401</text:p>
          </table:table-cell>
          <table:table-cell office:value-type="float" office:value="3.3162409067154" calcext:value-type="float">
            <text:p>3,3162409067154</text:p>
          </table:table-cell>
          <table:table-cell office:value-type="float" office:value="1.9094137847424" calcext:value-type="float">
            <text:p>1,9094137847424</text:p>
          </table:table-cell>
          <table:table-cell office:value-type="float" office:value="-1.1484468367639" calcext:value-type="float">
            <text:p>-1,148446836763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412</text:p>
          </table:table-cell>
          <table:table-cell office:value-type="float" office:value="9.9673825502396" calcext:value-type="float">
            <text:p>9,9673825502396</text:p>
          </table:table-cell>
          <table:table-cell office:value-type="float" office:value="0.59903800487518" calcext:value-type="float">
            <text:p>0,59903800487518</text:p>
          </table:table-cell>
          <table:table-cell office:value-type="float" office:value="95.324799513361" calcext:value-type="float">
            <text:p>95,3247995133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423</text:p>
          </table:table-cell>
          <table:table-cell office:value-type="float" office:value="10.085000991821" calcext:value-type="float">
            <text:p>10,085000991821</text:p>
          </table:table-cell>
          <table:table-cell office:value-type="float" office:value="7.4217319488525" calcext:value-type="float">
            <text:p>7,4217319488525</text:p>
          </table:table-cell>
          <table:table-cell office:value-type="float" office:value="-153.73376524372" calcext:value-type="float">
            <text:p>-153,7337652437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434</text:p>
          </table:table-cell>
          <table:table-cell office:value-type="float" office:value="-1.52597412467" calcext:value-type="float">
            <text:p>-1,52597412467</text:p>
          </table:table-cell>
          <table:table-cell office:value-type="float" office:value="9.6371471881866" calcext:value-type="float">
            <text:p>9,6371471881866</text:p>
          </table:table-cell>
          <table:table-cell office:value-type="float" office:value="-32.260468810987" calcext:value-type="float">
            <text:p>-32,26046881098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445</text:p>
          </table:table-cell>
          <table:table-cell office:value-type="float" office:value="1.9306728243828" calcext:value-type="float">
            <text:p>1,9306728243828</text:p>
          </table:table-cell>
          <table:table-cell office:value-type="float" office:value="5.9995245933533" calcext:value-type="float">
            <text:p>5,9995245933533</text:p>
          </table:table-cell>
          <table:table-cell office:value-type="float" office:value="-21.102424639805" calcext:value-type="float">
            <text:p>-21,10242463980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456</text:p>
          </table:table-cell>
          <table:table-cell office:value-type="float" office:value="4.440923333168" calcext:value-type="float">
            <text:p>4,440923333168</text:p>
          </table:table-cell>
          <table:table-cell office:value-type="float" office:value="3.9329981803894" calcext:value-type="float">
            <text:p>3,9329981803894</text:p>
          </table:table-cell>
          <table:table-cell office:value-type="float" office:value="-176.52358978417" calcext:value-type="float">
            <text:p>-176,5235897841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467</text:p>
          </table:table-cell>
          <table:table-cell office:value-type="float" office:value="3.9072161912918" calcext:value-type="float">
            <text:p>3,9072161912918</text:p>
          </table:table-cell>
          <table:table-cell office:value-type="float" office:value="3.9100494980812" calcext:value-type="float">
            <text:p>3,9100494980812</text:p>
          </table:table-cell>
          <table:table-cell office:value-type="float" office:value="135.80838130538" calcext:value-type="float">
            <text:p>135,8083813053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478</text:p>
          </table:table-cell>
          <table:table-cell office:value-type="float" office:value="2.8427451848984" calcext:value-type="float">
            <text:p>2,8427451848984</text:p>
          </table:table-cell>
          <table:table-cell office:value-type="float" office:value="6.7612093687057" calcext:value-type="float">
            <text:p>6,7612093687057</text:p>
          </table:table-cell>
          <table:table-cell office:value-type="float" office:value="-71.305867213352" calcext:value-type="float">
            <text:p>-71,30586721335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489</text:p>
          </table:table-cell>
          <table:table-cell office:value-type="float" office:value="5.3002655506134" calcext:value-type="float">
            <text:p>5,3002655506134</text:p>
          </table:table-cell>
          <table:table-cell office:value-type="float" office:value="7.046320438385" calcext:value-type="float">
            <text:p>7,046320438385</text:p>
          </table:table-cell>
          <table:table-cell office:value-type="float" office:value="115.03052104051" calcext:value-type="float">
            <text:p>115,0305210405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500</text:p>
          </table:table-cell>
          <table:table-cell office:value-type="float" office:value="9.0738505125046" calcext:value-type="float">
            <text:p>9,0738505125046</text:p>
          </table:table-cell>
          <table:table-cell office:value-type="float" office:value="8.480396270752" calcext:value-type="float">
            <text:p>8,480396270752</text:p>
          </table:table-cell>
          <table:table-cell office:value-type="float" office:value="29.22754986271" calcext:value-type="float">
            <text:p>29,2275498627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511</text:p>
          </table:table-cell>
          <table:table-cell office:value-type="float" office:value="1.8381986021996" calcext:value-type="float">
            <text:p>1,8381986021996</text:p>
          </table:table-cell>
          <table:table-cell office:value-type="float" office:value="7.5574898719788" calcext:value-type="float">
            <text:p>7,5574898719788</text:p>
          </table:table-cell>
          <table:table-cell office:value-type="float" office:value="-75.054515698913" calcext:value-type="float">
            <text:p>-75,0545156989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522</text:p>
          </table:table-cell>
          <table:table-cell office:value-type="float" office:value="0.24870421737432" calcext:value-type="float">
            <text:p>0,24870421737432</text:p>
          </table:table-cell>
          <table:table-cell office:value-type="float" office:value="0.91483548283577" calcext:value-type="float">
            <text:p>0,91483548283577</text:p>
          </table:table-cell>
          <table:table-cell office:value-type="float" office:value="72.157921305128" calcext:value-type="float">
            <text:p>72,15792130512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533</text:p>
          </table:table-cell>
          <table:table-cell office:value-type="float" office:value="1.4452227950096" calcext:value-type="float">
            <text:p>1,4452227950096</text:p>
          </table:table-cell>
          <table:table-cell office:value-type="float" office:value="6.7144566774368" calcext:value-type="float">
            <text:p>6,7144566774368</text:p>
          </table:table-cell>
          <table:table-cell office:value-type="float" office:value="-90.555339861827" calcext:value-type="float">
            <text:p>-90,55533986182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544</text:p>
          </table:table-cell>
          <table:table-cell office:value-type="float" office:value="4.6258845925331" calcext:value-type="float">
            <text:p>4,6258845925331</text:p>
          </table:table-cell>
          <table:table-cell office:value-type="float" office:value="6.877247095108" calcext:value-type="float">
            <text:p>6,877247095108</text:p>
          </table:table-cell>
          <table:table-cell office:value-type="float" office:value="87.098693392079" calcext:value-type="float">
            <text:p>87,09869339207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555</text:p>
          </table:table-cell>
          <table:table-cell office:value-type="float" office:value="5.8998227119446" calcext:value-type="float">
            <text:p>5,8998227119446</text:p>
          </table:table-cell>
          <table:table-cell office:value-type="float" office:value="4.2460364103317" calcext:value-type="float">
            <text:p>4,2460364103317</text:p>
          </table:table-cell>
          <table:table-cell office:value-type="float" office:value="-132.81938224841" calcext:value-type="float">
            <text:p>-132,8193822484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566</text:p>
          </table:table-cell>
          <table:table-cell office:value-type="float" office:value="7.5984251499176" calcext:value-type="float">
            <text:p>7,5984251499176</text:p>
          </table:table-cell>
          <table:table-cell office:value-type="float" office:value="7.9079449176788" calcext:value-type="float">
            <text:p>7,9079449176788</text:p>
          </table:table-cell>
          <table:table-cell office:value-type="float" office:value="-48.409656354576" calcext:value-type="float">
            <text:p>-48,40965635457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577</text:p>
          </table:table-cell>
          <table:table-cell office:value-type="float" office:value="9.4329643249512" calcext:value-type="float">
            <text:p>9,4329643249512</text:p>
          </table:table-cell>
          <table:table-cell office:value-type="float" office:value="3.1643325090408" calcext:value-type="float">
            <text:p>3,1643325090408</text:p>
          </table:table-cell>
          <table:table-cell office:value-type="float" office:value="0.37423059474795" calcext:value-type="float">
            <text:p>0,3742305947479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588</text:p>
          </table:table-cell>
          <table:table-cell office:value-type="float" office:value="-1.5830552577972" calcext:value-type="float">
            <text:p>-1,5830552577972</text:p>
          </table:table-cell>
          <table:table-cell office:value-type="float" office:value="7.8912419080734" calcext:value-type="float">
            <text:p>7,8912419080734</text:p>
          </table:table-cell>
          <table:table-cell office:value-type="float" office:value="-80.150856333933" calcext:value-type="float">
            <text:p>-80,15085633393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599</text:p>
          </table:table-cell>
          <table:table-cell office:value-type="float" office:value="1.6697087883949" calcext:value-type="float">
            <text:p>1,6697087883949</text:p>
          </table:table-cell>
          <table:table-cell office:value-type="float" office:value="8.1302869319916" calcext:value-type="float">
            <text:p>8,1302869319916</text:p>
          </table:table-cell>
          <table:table-cell office:value-type="float" office:value="154.29226608033" calcext:value-type="float">
            <text:p>154,2922660803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610</text:p>
          </table:table-cell>
          <table:table-cell office:value-type="float" office:value="4.1550666093826" calcext:value-type="float">
            <text:p>4,1550666093826</text:p>
          </table:table-cell>
          <table:table-cell office:value-type="float" office:value="9.692085981369" calcext:value-type="float">
            <text:p>9,692085981369</text:p>
          </table:table-cell>
          <table:table-cell office:value-type="float" office:value="151.23033827278" calcext:value-type="float">
            <text:p>151,2303382727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621</text:p>
          </table:table-cell>
          <table:table-cell office:value-type="float" office:value="7.7842283248901" calcext:value-type="float">
            <text:p>7,7842283248901</text:p>
          </table:table-cell>
          <table:table-cell office:value-type="float" office:value="9.0257185697556" calcext:value-type="float">
            <text:p>9,0257185697556</text:p>
          </table:table-cell>
          <table:table-cell office:value-type="float" office:value="174.76362331658" calcext:value-type="float">
            <text:p>174,763623316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632</text:p>
          </table:table-cell>
          <table:table-cell office:value-type="float" office:value="3.5777738690376" calcext:value-type="float">
            <text:p>3,5777738690376</text:p>
          </table:table-cell>
          <table:table-cell office:value-type="float" office:value="5.2361690998077" calcext:value-type="float">
            <text:p>5,2361690998077</text:p>
          </table:table-cell>
          <table:table-cell office:value-type="float" office:value="-59.865552149001" calcext:value-type="float">
            <text:p>-59,86555214900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643</text:p>
          </table:table-cell>
          <table:table-cell office:value-type="float" office:value="5.2846145629883" calcext:value-type="float">
            <text:p>5,2846145629883</text:p>
          </table:table-cell>
          <table:table-cell office:value-type="float" office:value="5.951863527298" calcext:value-type="float">
            <text:p>5,951863527298</text:p>
          </table:table-cell>
          <table:table-cell office:value-type="float" office:value="54.23608403297" calcext:value-type="float">
            <text:p>54,2360840329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654</text:p>
          </table:table-cell>
          <table:table-cell office:value-type="float" office:value="5.7711660861969" calcext:value-type="float">
            <text:p>5,7711660861969</text:p>
          </table:table-cell>
          <table:table-cell office:value-type="float" office:value="5.761039853096" calcext:value-type="float">
            <text:p>5,761039853096</text:p>
          </table:table-cell>
          <table:table-cell office:value-type="float" office:value="102.22622239666" calcext:value-type="float">
            <text:p>102,2262223966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665</text:p>
          </table:table-cell>
          <table:table-cell office:value-type="float" office:value="4.615883231163" calcext:value-type="float">
            <text:p>4,615883231163</text:p>
          </table:table-cell>
          <table:table-cell office:value-type="float" office:value="7.889079451561" calcext:value-type="float">
            <text:p>7,889079451561</text:p>
          </table:table-cell>
          <table:table-cell office:value-type="float" office:value="144.06924338857" calcext:value-type="float">
            <text:p>144,0692433885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676</text:p>
          </table:table-cell>
          <table:table-cell office:value-type="float" office:value="1.9767425954342" calcext:value-type="float">
            <text:p>1,9767425954342</text:p>
          </table:table-cell>
          <table:table-cell office:value-type="float" office:value="9.815798997879" calcext:value-type="float">
            <text:p>9,815798997879</text:p>
          </table:table-cell>
          <table:table-cell office:value-type="float" office:value="-127.74885232282" calcext:value-type="float">
            <text:p>-127,748852322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687</text:p>
          </table:table-cell>
          <table:table-cell office:value-type="float" office:value="6.6689836978912" calcext:value-type="float">
            <text:p>6,6689836978912</text:p>
          </table:table-cell>
          <table:table-cell office:value-type="float" office:value="9.2996865510941" calcext:value-type="float">
            <text:p>9,2996865510941</text:p>
          </table:table-cell>
          <table:table-cell office:value-type="float" office:value="-175.88797800101" calcext:value-type="float">
            <text:p>-175,8879780010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698</text:p>
          </table:table-cell>
          <table:table-cell office:value-type="float" office:value="3.1389012932777" calcext:value-type="float">
            <text:p>3,1389012932777</text:p>
          </table:table-cell>
          <table:table-cell office:value-type="float" office:value="9.9462395906448" calcext:value-type="float">
            <text:p>9,9462395906448</text:p>
          </table:table-cell>
          <table:table-cell office:value-type="float" office:value="138.61064394568" calcext:value-type="float">
            <text:p>138,6106439456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709</text:p>
          </table:table-cell>
          <table:table-cell office:value-type="float" office:value="7.5924229621887" calcext:value-type="float">
            <text:p>7,5924229621887</text:p>
          </table:table-cell>
          <table:table-cell office:value-type="float" office:value="10.862462520599" calcext:value-type="float">
            <text:p>10,862462520599</text:p>
          </table:table-cell>
          <table:table-cell office:value-type="float" office:value="-142.69823481323" calcext:value-type="float">
            <text:p>-142,6982348132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720</text:p>
          </table:table-cell>
          <table:table-cell office:value-type="float" office:value="9.5185363292694" calcext:value-type="float">
            <text:p>9,5185363292694</text:p>
          </table:table-cell>
          <table:table-cell office:value-type="float" office:value="10.086088180542" calcext:value-type="float">
            <text:p>10,086088180542</text:p>
          </table:table-cell>
          <table:table-cell office:value-type="float" office:value="-33.33180117759" calcext:value-type="float">
            <text:p>-33,3318011775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731</text:p>
          </table:table-cell>
          <table:table-cell office:value-type="float" office:value="6.9419026374817" calcext:value-type="float">
            <text:p>6,9419026374817</text:p>
          </table:table-cell>
          <table:table-cell office:value-type="float" office:value="9.1096764802933" calcext:value-type="float">
            <text:p>9,1096764802933</text:p>
          </table:table-cell>
          <table:table-cell office:value-type="float" office:value="-118.30482513282" calcext:value-type="float">
            <text:p>-118,304825132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742</text:p>
          </table:table-cell>
          <table:table-cell office:value-type="float" office:value="0.40289975702763" calcext:value-type="float">
            <text:p>0,40289975702763</text:p>
          </table:table-cell>
          <table:table-cell office:value-type="float" office:value="10.795891284943" calcext:value-type="float">
            <text:p>10,795891284943</text:p>
          </table:table-cell>
          <table:table-cell office:value-type="float" office:value="-91.267345057931" calcext:value-type="float">
            <text:p>-91,26734505793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753</text:p>
          </table:table-cell>
          <table:table-cell office:value-type="float" office:value="0.28237629681826" calcext:value-type="float">
            <text:p>0,28237629681826</text:p>
          </table:table-cell>
          <table:table-cell office:value-type="float" office:value="10.956474542618" calcext:value-type="float">
            <text:p>10,956474542618</text:p>
          </table:table-cell>
          <table:table-cell office:value-type="float" office:value="122.27159700576" calcext:value-type="float">
            <text:p>122,2715970057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15</text:p>
          </table:table-cell>
          <table:table-cell office:value-type="float" office:value="1.8704657256603" calcext:value-type="float">
            <text:p>1,8704657256603</text:p>
          </table:table-cell>
          <table:table-cell office:value-type="float" office:value="-0.58500856161118" calcext:value-type="float">
            <text:p>-0,58500856161118</text:p>
          </table:table-cell>
          <table:table-cell office:value-type="float" office:value="62.794736236524" calcext:value-type="float">
            <text:p>62,7947362365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214</text:p>
          </table:table-cell>
          <table:table-cell office:value-type="float" office:value="1.2012709677219" calcext:value-type="float">
            <text:p>1,2012709677219</text:p>
          </table:table-cell>
          <table:table-cell office:value-type="float" office:value="1.3314619660378" calcext:value-type="float">
            <text:p>1,3314619660378</text:p>
          </table:table-cell>
          <table:table-cell office:value-type="float" office:value="-23.724294202343" calcext:value-type="float">
            <text:p>-23,72429420234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225</text:p>
          </table:table-cell>
          <table:table-cell office:value-type="float" office:value="3.0632409453392" calcext:value-type="float">
            <text:p>3,0632409453392</text:p>
          </table:table-cell>
          <table:table-cell office:value-type="float" office:value="-0.4401682689786" calcext:value-type="float">
            <text:p>-0,4401682689786</text:p>
          </table:table-cell>
          <table:table-cell office:value-type="float" office:value="92.529432029481" calcext:value-type="float">
            <text:p>92,52943202948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236</text:p>
          </table:table-cell>
          <table:table-cell office:value-type="float" office:value="3.220676779747" calcext:value-type="float">
            <text:p>3,220676779747</text:p>
          </table:table-cell>
          <table:table-cell office:value-type="float" office:value="-0.56459922343493" calcext:value-type="float">
            <text:p>-0,56459922343493</text:p>
          </table:table-cell>
          <table:table-cell office:value-type="float" office:value="-27.325369939683" calcext:value-type="float">
            <text:p>-27,32536993968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247</text:p>
          </table:table-cell>
          <table:table-cell office:value-type="float" office:value="4.0511864423752" calcext:value-type="float">
            <text:p>4,0511864423752</text:p>
          </table:table-cell>
          <table:table-cell office:value-type="float" office:value="1.1307331174612" calcext:value-type="float">
            <text:p>1,1307331174612</text:p>
          </table:table-cell>
          <table:table-cell office:value-type="float" office:value="-68.009879938356" calcext:value-type="float">
            <text:p>-68,00987993835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258</text:p>
          </table:table-cell>
          <table:table-cell office:value-type="float" office:value="9.0033662319183" calcext:value-type="float">
            <text:p>9,0033662319183</text:p>
          </table:table-cell>
          <table:table-cell office:value-type="float" office:value="0.7770961523056" calcext:value-type="float">
            <text:p>0,7770961523056</text:p>
          </table:table-cell>
          <table:table-cell office:value-type="float" office:value="-151.41298816462" calcext:value-type="float">
            <text:p>-151,4129881646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269</text:p>
          </table:table-cell>
          <table:table-cell office:value-type="float" office:value="3.6371394991875" calcext:value-type="float">
            <text:p>3,6371394991875</text:p>
          </table:table-cell>
          <table:table-cell office:value-type="float" office:value="-0.58501649647951" calcext:value-type="float">
            <text:p>-0,58501649647951</text:p>
          </table:table-cell>
          <table:table-cell office:value-type="float" office:value="98.557924009432" calcext:value-type="float">
            <text:p>98,55792400943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280</text:p>
          </table:table-cell>
          <table:table-cell office:value-type="float" office:value="-1.5838024020195" calcext:value-type="float">
            <text:p>-1,5838024020195</text:p>
          </table:table-cell>
          <table:table-cell office:value-type="float" office:value="2.8182572126389" calcext:value-type="float">
            <text:p>2,8182572126389</text:p>
          </table:table-cell>
          <table:table-cell office:value-type="float" office:value="-35.44511195201" calcext:value-type="float">
            <text:p>-35,4451119520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291</text:p>
          </table:table-cell>
          <table:table-cell office:value-type="float" office:value="1.8236869573593" calcext:value-type="float">
            <text:p>1,8236869573593</text:p>
          </table:table-cell>
          <table:table-cell office:value-type="float" office:value="0.35267267376184" calcext:value-type="float">
            <text:p>0,35267267376184</text:p>
          </table:table-cell>
          <table:table-cell office:value-type="float" office:value="-175.68428045625" calcext:value-type="float">
            <text:p>-175,6842804562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302</text:p>
          </table:table-cell>
          <table:table-cell office:value-type="float" office:value="2.8370335698128" calcext:value-type="float">
            <text:p>2,8370335698128</text:p>
          </table:table-cell>
          <table:table-cell office:value-type="float" office:value="-0.57629387825727" calcext:value-type="float">
            <text:p>-0,57629387825727</text:p>
          </table:table-cell>
          <table:table-cell office:value-type="float" office:value="163.2462656422" calcext:value-type="float">
            <text:p>163,246265642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313</text:p>
          </table:table-cell>
          <table:table-cell office:value-type="float" office:value="3.8998034596443" calcext:value-type="float">
            <text:p>3,8998034596443</text:p>
          </table:table-cell>
          <table:table-cell office:value-type="float" office:value="3.2920479774475" calcext:value-type="float">
            <text:p>3,2920479774475</text:p>
          </table:table-cell>
          <table:table-cell office:value-type="float" office:value="9.7412432834601" calcext:value-type="float">
            <text:p>9,741243283460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324</text:p>
          </table:table-cell>
          <table:table-cell office:value-type="float" office:value="8.4751904010773" calcext:value-type="float">
            <text:p>8,4751904010773</text:p>
          </table:table-cell>
          <table:table-cell office:value-type="float" office:value="3.0354949831963" calcext:value-type="float">
            <text:p>3,0354949831963</text:p>
          </table:table-cell>
          <table:table-cell office:value-type="float" office:value="43.691910376215" calcext:value-type="float">
            <text:p>43,69191037621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335</text:p>
          </table:table-cell>
          <table:table-cell office:value-type="float" office:value="6.5218979120255" calcext:value-type="float">
            <text:p>6,5218979120255</text:p>
          </table:table-cell>
          <table:table-cell office:value-type="float" office:value="2.5566324591637" calcext:value-type="float">
            <text:p>2,5566324591637</text:p>
          </table:table-cell>
          <table:table-cell office:value-type="float" office:value="-119.87619642999" calcext:value-type="float">
            <text:p>-119,8761964299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346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6.0444271564484" calcext:value-type="float">
            <text:p>6,0444271564484</text:p>
          </table:table-cell>
          <table:table-cell office:value-type="float" office:value="-157.75565736613" calcext:value-type="float">
            <text:p>-157,755657366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357</text:p>
          </table:table-cell>
          <table:table-cell office:value-type="float" office:value="-1.0782066732645" calcext:value-type="float">
            <text:p>-1,0782066732645</text:p>
          </table:table-cell>
          <table:table-cell office:value-type="float" office:value="5.0652211904526" calcext:value-type="float">
            <text:p>5,0652211904526</text:p>
          </table:table-cell>
          <table:table-cell office:value-type="float" office:value="136.8914333878" calcext:value-type="float">
            <text:p>136,891433387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368</text:p>
          </table:table-cell>
          <table:table-cell office:value-type="float" office:value="1.0344360023737" calcext:value-type="float">
            <text:p>1,0344360023737</text:p>
          </table:table-cell>
          <table:table-cell office:value-type="float" office:value="2.7912563085556" calcext:value-type="float">
            <text:p>2,7912563085556</text:p>
          </table:table-cell>
          <table:table-cell office:value-type="float" office:value="128.03678148112" calcext:value-type="float">
            <text:p>128,036781481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379</text:p>
          </table:table-cell>
          <table:table-cell office:value-type="float" office:value="1.5988464653492" calcext:value-type="float">
            <text:p>1,5988464653492</text:p>
          </table:table-cell>
          <table:table-cell office:value-type="float" office:value="1.9774590432644" calcext:value-type="float">
            <text:p>1,9774590432644</text:p>
          </table:table-cell>
          <table:table-cell office:value-type="float" office:value="-81.74202472541" calcext:value-type="float">
            <text:p>-81,742024725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390</text:p>
          </table:table-cell>
          <table:table-cell office:value-type="float" office:value="3.7029442191124" calcext:value-type="float">
            <text:p>3,7029442191124</text:p>
          </table:table-cell>
          <table:table-cell office:value-type="float" office:value="0.27345035225153" calcext:value-type="float">
            <text:p>0,27345035225153</text:p>
          </table:table-cell>
          <table:table-cell office:value-type="float" office:value="24.325423369742" calcext:value-type="float">
            <text:p>24,32542336974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401</text:p>
          </table:table-cell>
          <table:table-cell office:value-type="float" office:value="3.1053403019905" calcext:value-type="float">
            <text:p>3,1053403019905</text:p>
          </table:table-cell>
          <table:table-cell office:value-type="float" office:value="1.989219635725" calcext:value-type="float">
            <text:p>1,989219635725</text:p>
          </table:table-cell>
          <table:table-cell office:value-type="float" office:value="-23.452960571666" calcext:value-type="float">
            <text:p>-23,45296057166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412</text:p>
          </table:table-cell>
          <table:table-cell office:value-type="float" office:value="9.7785651683807" calcext:value-type="float">
            <text:p>9,7785651683807</text:p>
          </table:table-cell>
          <table:table-cell office:value-type="float" office:value="0.49482643604279" calcext:value-type="float">
            <text:p>0,49482643604279</text:p>
          </table:table-cell>
          <table:table-cell office:value-type="float" office:value="70.792495824729" calcext:value-type="float">
            <text:p>70,79249582472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423</text:p>
          </table:table-cell>
          <table:table-cell office:value-type="float" office:value="10.084538459778" calcext:value-type="float">
            <text:p>10,084538459778</text:p>
          </table:table-cell>
          <table:table-cell office:value-type="float" office:value="7.5555527210236" calcext:value-type="float">
            <text:p>7,5555527210236</text:p>
          </table:table-cell>
          <table:table-cell office:value-type="float" office:value="-141.16670371621" calcext:value-type="float">
            <text:p>-141,166703716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434</text:p>
          </table:table-cell>
          <table:table-cell office:value-type="float" office:value="-1.5850004553795" calcext:value-type="float">
            <text:p>-1,5850004553795</text:p>
          </table:table-cell>
          <table:table-cell office:value-type="float" office:value="9.5707780122757" calcext:value-type="float">
            <text:p>9,5707780122757</text:p>
          </table:table-cell>
          <table:table-cell office:value-type="float" office:value="-17.20016074788" calcext:value-type="float">
            <text:p>-17,200160747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445</text:p>
          </table:table-cell>
          <table:table-cell office:value-type="float" office:value="1.5609066188335" calcext:value-type="float">
            <text:p>1,5609066188335</text:p>
          </table:table-cell>
          <table:table-cell office:value-type="float" office:value="6.1470115184784" calcext:value-type="float">
            <text:p>6,1470115184784</text:p>
          </table:table-cell>
          <table:table-cell office:value-type="float" office:value="-21.746472568269" calcext:value-type="float">
            <text:p>-21,74647256826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456</text:p>
          </table:table-cell>
          <table:table-cell office:value-type="float" office:value="4.4859457015991" calcext:value-type="float">
            <text:p>4,4859457015991</text:p>
          </table:table-cell>
          <table:table-cell office:value-type="float" office:value="3.7159857153893" calcext:value-type="float">
            <text:p>3,7159857153893</text:p>
          </table:table-cell>
          <table:table-cell office:value-type="float" office:value="92.889114549965" calcext:value-type="float">
            <text:p>92,88911454996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467</text:p>
          </table:table-cell>
          <table:table-cell office:value-type="float" office:value="4.0826407074928" calcext:value-type="float">
            <text:p>4,0826407074928</text:p>
          </table:table-cell>
          <table:table-cell office:value-type="float" office:value="4.0450683236122" calcext:value-type="float">
            <text:p>4,0450683236122</text:p>
          </table:table-cell>
          <table:table-cell office:value-type="float" office:value="-133.64174411555" calcext:value-type="float">
            <text:p>-133,6417441155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478</text:p>
          </table:table-cell>
          <table:table-cell office:value-type="float" office:value="2.7157184481621" calcext:value-type="float">
            <text:p>2,7157184481621</text:p>
          </table:table-cell>
          <table:table-cell office:value-type="float" office:value="7.1385991573334" calcext:value-type="float">
            <text:p>7,1385991573334</text:p>
          </table:table-cell>
          <table:table-cell office:value-type="float" office:value="-71.310732774674" calcext:value-type="float">
            <text:p>-71,31073277467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489</text:p>
          </table:table-cell>
          <table:table-cell office:value-type="float" office:value="5.46759724617" calcext:value-type="float">
            <text:p>5,46759724617</text:p>
          </table:table-cell>
          <table:table-cell office:value-type="float" office:value="6.6854387521744" calcext:value-type="float">
            <text:p>6,6854387521744</text:p>
          </table:table-cell>
          <table:table-cell office:value-type="float" office:value="115.03448455956" calcext:value-type="float">
            <text:p>115,0344845595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500</text:p>
          </table:table-cell>
          <table:table-cell office:value-type="float" office:value="8.8878381252289" calcext:value-type="float">
            <text:p>8,8878381252289</text:p>
          </table:table-cell>
          <table:table-cell office:value-type="float" office:value="8.2564222812653" calcext:value-type="float">
            <text:p>8,2564222812653</text:p>
          </table:table-cell>
          <table:table-cell office:value-type="float" office:value="55.153543022787" calcext:value-type="float">
            <text:p>55,15354302278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511</text:p>
          </table:table-cell>
          <table:table-cell office:value-type="float" office:value="1.6192463040352" calcext:value-type="float">
            <text:p>1,6192463040352</text:p>
          </table:table-cell>
          <table:table-cell office:value-type="float" office:value="7.5345957279205" calcext:value-type="float">
            <text:p>7,5345957279205</text:p>
          </table:table-cell>
          <table:table-cell office:value-type="float" office:value="15.037350404035" calcext:value-type="float">
            <text:p>15,03735040403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522</text:p>
          </table:table-cell>
          <table:table-cell office:value-type="float" office:value="0.11249387636781" calcext:value-type="float">
            <text:p>0,11249387636781</text:p>
          </table:table-cell>
          <table:table-cell office:value-type="float" office:value="0.56312840431929" calcext:value-type="float">
            <text:p>0,56312840431929</text:p>
          </table:table-cell>
          <table:table-cell office:value-type="float" office:value="63.459015196296" calcext:value-type="float">
            <text:p>63,45901519629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533</text:p>
          </table:table-cell>
          <table:table-cell office:value-type="float" office:value="1.4864160120487" calcext:value-type="float">
            <text:p>1,4864160120487</text:p>
          </table:table-cell>
          <table:table-cell office:value-type="float" office:value="7.0622587203979" calcext:value-type="float">
            <text:p>7,0622587203979</text:p>
          </table:table-cell>
          <table:table-cell office:value-type="float" office:value="-110.2519384615" calcext:value-type="float">
            <text:p>-110,251938461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544</text:p>
          </table:table-cell>
          <table:table-cell office:value-type="float" office:value="4.605630338192" calcext:value-type="float">
            <text:p>4,605630338192</text:p>
          </table:table-cell>
          <table:table-cell office:value-type="float" office:value="6.4800179004669" calcext:value-type="float">
            <text:p>6,4800179004669</text:p>
          </table:table-cell>
          <table:table-cell office:value-type="float" office:value="87.051964869165" calcext:value-type="float">
            <text:p>87,05196486916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555</text:p>
          </table:table-cell>
          <table:table-cell office:value-type="float" office:value="5.9833121299744" calcext:value-type="float">
            <text:p>5,9833121299744</text:p>
          </table:table-cell>
          <table:table-cell office:value-type="float" office:value="4.5553240180016" calcext:value-type="float">
            <text:p>4,5553240180016</text:p>
          </table:table-cell>
          <table:table-cell office:value-type="float" office:value="-97.890426398842" calcext:value-type="float">
            <text:p>-97,89042639884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566</text:p>
          </table:table-cell>
          <table:table-cell office:value-type="float" office:value="7.5274908542633" calcext:value-type="float">
            <text:p>7,5274908542633</text:p>
          </table:table-cell>
          <table:table-cell office:value-type="float" office:value="8.0735957622528" calcext:value-type="float">
            <text:p>8,0735957622528</text:p>
          </table:table-cell>
          <table:table-cell office:value-type="float" office:value="-66.604621091466" calcext:value-type="float">
            <text:p>-66,60462109146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577</text:p>
          </table:table-cell>
          <table:table-cell office:value-type="float" office:value="9.2347544431686" calcext:value-type="float">
            <text:p>9,2347544431686</text:p>
          </table:table-cell>
          <table:table-cell office:value-type="float" office:value="3.3242100477219" calcext:value-type="float">
            <text:p>3,3242100477219</text:p>
          </table:table-cell>
          <table:table-cell office:value-type="float" office:value="-43.148819428341" calcext:value-type="float">
            <text:p>-43,14881942834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588</text:p>
          </table:table-cell>
          <table:table-cell office:value-type="float" office:value="-1.5095737576485" calcext:value-type="float">
            <text:p>-1,5095737576485</text:p>
          </table:table-cell>
          <table:table-cell office:value-type="float" office:value="8.2358855009079" calcext:value-type="float">
            <text:p>8,2358855009079</text:p>
          </table:table-cell>
          <table:table-cell office:value-type="float" office:value="-103.73906345124" calcext:value-type="float">
            <text:p>-103,7390634512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599</text:p>
          </table:table-cell>
          <table:table-cell office:value-type="float" office:value="1.6135612130165" calcext:value-type="float">
            <text:p>1,6135612130165</text:p>
          </table:table-cell>
          <table:table-cell office:value-type="float" office:value="7.9182982444763" calcext:value-type="float">
            <text:p>7,9182982444763</text:p>
          </table:table-cell>
          <table:table-cell office:value-type="float" office:value="65.508803744225" calcext:value-type="float">
            <text:p>65,50880374422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610</text:p>
          </table:table-cell>
          <table:table-cell office:value-type="float" office:value="4.412624835968" calcext:value-type="float">
            <text:p>4,412624835968</text:p>
          </table:table-cell>
          <table:table-cell office:value-type="float" office:value="9.5335739850998" calcext:value-type="float">
            <text:p>9,5335739850998</text:p>
          </table:table-cell>
          <table:table-cell office:value-type="float" office:value="147.98591091375" calcext:value-type="float">
            <text:p>147,9859109137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621</text:p>
          </table:table-cell>
          <table:table-cell office:value-type="float" office:value="8.0507171154022" calcext:value-type="float">
            <text:p>8,0507171154022</text:p>
          </table:table-cell>
          <table:table-cell office:value-type="float" office:value="8.8065278530121" calcext:value-type="float">
            <text:p>8,8065278530121</text:p>
          </table:table-cell>
          <table:table-cell office:value-type="float" office:value="145.2993556952" calcext:value-type="float">
            <text:p>145,29935569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632</text:p>
          </table:table-cell>
          <table:table-cell office:value-type="float" office:value="3.3912613987923" calcext:value-type="float">
            <text:p>3,3912613987923</text:p>
          </table:table-cell>
          <table:table-cell office:value-type="float" office:value="5.5012619495392" calcext:value-type="float">
            <text:p>5,5012619495392</text:p>
          </table:table-cell>
          <table:table-cell office:value-type="float" office:value="-50.750780637097" calcext:value-type="float">
            <text:p>-50,75078063709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643</text:p>
          </table:table-cell>
          <table:table-cell office:value-type="float" office:value="5.3424799442291" calcext:value-type="float">
            <text:p>5,3424799442291</text:p>
          </table:table-cell>
          <table:table-cell office:value-type="float" office:value="5.7526934146881" calcext:value-type="float">
            <text:p>5,7526934146881</text:p>
          </table:table-cell>
          <table:table-cell office:value-type="float" office:value="133.59199511777" calcext:value-type="float">
            <text:p>133,5919951177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654</text:p>
          </table:table-cell>
          <table:table-cell office:value-type="float" office:value="5.6222599744797" calcext:value-type="float">
            <text:p>5,6222599744797</text:p>
          </table:table-cell>
          <table:table-cell office:value-type="float" office:value="5.5803835391998" calcext:value-type="float">
            <text:p>5,5803835391998</text:p>
          </table:table-cell>
          <table:table-cell office:value-type="float" office:value="17.352587098529" calcext:value-type="float">
            <text:p>17,35258709852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665</text:p>
          </table:table-cell>
          <table:table-cell office:value-type="float" office:value="4.9162173271179" calcext:value-type="float">
            <text:p>4,9162173271179</text:p>
          </table:table-cell>
          <table:table-cell office:value-type="float" office:value="7.691125869751" calcext:value-type="float">
            <text:p>7,691125869751</text:p>
          </table:table-cell>
          <table:table-cell office:value-type="float" office:value="147.45296794138" calcext:value-type="float">
            <text:p>147,4529679413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676</text:p>
          </table:table-cell>
          <table:table-cell office:value-type="float" office:value="2.1069395542145" calcext:value-type="float">
            <text:p>2,1069395542145</text:p>
          </table:table-cell>
          <table:table-cell office:value-type="float" office:value="10.088007450104" calcext:value-type="float">
            <text:p>10,088007450104</text:p>
          </table:table-cell>
          <table:table-cell office:value-type="float" office:value="-109.22784714182" calcext:value-type="float">
            <text:p>-109,227847141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687</text:p>
          </table:table-cell>
          <table:table-cell office:value-type="float" office:value="6.6843640804291" calcext:value-type="float">
            <text:p>6,6843640804291</text:p>
          </table:table-cell>
          <table:table-cell office:value-type="float" office:value="9.525426030159" calcext:value-type="float">
            <text:p>9,525426030159</text:p>
          </table:table-cell>
          <table:table-cell office:value-type="float" office:value="-86.316786753904" calcext:value-type="float">
            <text:p>-86,31678675390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698</text:p>
          </table:table-cell>
          <table:table-cell office:value-type="float" office:value="3.4548053145409" calcext:value-type="float">
            <text:p>3,4548053145409</text:p>
          </table:table-cell>
          <table:table-cell office:value-type="float" office:value="9.8415338993073" calcext:value-type="float">
            <text:p>9,8415338993073</text:p>
          </table:table-cell>
          <table:table-cell office:value-type="float" office:value="168.12928011463" calcext:value-type="float">
            <text:p>168,129280114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709</text:p>
          </table:table-cell>
          <table:table-cell office:value-type="float" office:value="7.6380103826523" calcext:value-type="float">
            <text:p>7,6380103826523</text:p>
          </table:table-cell>
          <table:table-cell office:value-type="float" office:value="11.08503818512" calcext:value-type="float">
            <text:p>11,08503818512</text:p>
          </table:table-cell>
          <table:table-cell office:value-type="float" office:value="-94.224184941334" calcext:value-type="float">
            <text:p>-94,2241849413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720</text:p>
          </table:table-cell>
          <table:table-cell office:value-type="float" office:value="9.2749679088593" calcext:value-type="float">
            <text:p>9,2749679088593</text:p>
          </table:table-cell>
          <table:table-cell office:value-type="float" office:value="9.9900925159454" calcext:value-type="float">
            <text:p>9,9900925159454</text:p>
          </table:table-cell>
          <table:table-cell office:value-type="float" office:value="31.528909115275" calcext:value-type="float">
            <text:p>31,52890911527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731</text:p>
          </table:table-cell>
          <table:table-cell office:value-type="float" office:value="7.002649307251" calcext:value-type="float">
            <text:p>7,002649307251</text:p>
          </table:table-cell>
          <table:table-cell office:value-type="float" office:value="9.282191991806" calcext:value-type="float">
            <text:p>9,282191991806</text:p>
          </table:table-cell>
          <table:table-cell office:value-type="float" office:value="-88.020929105722" calcext:value-type="float">
            <text:p>-88,02092910572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742</text:p>
          </table:table-cell>
          <table:table-cell office:value-type="float" office:value="0.44334594160318" calcext:value-type="float">
            <text:p>0,44334594160318</text:p>
          </table:table-cell>
          <table:table-cell office:value-type="float" office:value="10.667270421982" calcext:value-type="float">
            <text:p>10,667270421982</text:p>
          </table:table-cell>
          <table:table-cell office:value-type="float" office:value="-91.652380433052" calcext:value-type="float">
            <text:p>-91,65238043305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753</text:p>
          </table:table-cell>
          <table:table-cell office:value-type="float" office:value="0.33040203154087" calcext:value-type="float">
            <text:p>0,33040203154087</text:p>
          </table:table-cell>
          <table:table-cell office:value-type="float" office:value="10.831830501556" calcext:value-type="float">
            <text:p>10,831830501556</text:p>
          </table:table-cell>
          <table:table-cell office:value-type="float" office:value="103.03272335393" calcext:value-type="float">
            <text:p>103,0327233539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15</text:p>
          </table:table-cell>
          <table:table-cell office:value-type="float" office:value="1.6898998618126" calcext:value-type="float">
            <text:p>1,6898998618126</text:p>
          </table:table-cell>
          <table:table-cell office:value-type="float" office:value="-0.58501340448856" calcext:value-type="float">
            <text:p>-0,58501340448856</text:p>
          </table:table-cell>
          <table:table-cell office:value-type="float" office:value="50.550455500366" calcext:value-type="float">
            <text:p>50,55045550036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214</text:p>
          </table:table-cell>
          <table:table-cell office:value-type="float" office:value="1.0841190814972" calcext:value-type="float">
            <text:p>1,0841190814972</text:p>
          </table:table-cell>
          <table:table-cell office:value-type="float" office:value="1.1434358358383" calcext:value-type="float">
            <text:p>1,1434358358383</text:p>
          </table:table-cell>
          <table:table-cell office:value-type="float" office:value="67.027391901441" calcext:value-type="float">
            <text:p>67,0273919014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225</text:p>
          </table:table-cell>
          <table:table-cell office:value-type="float" office:value="3.0617237091064" calcext:value-type="float">
            <text:p>3,0617237091064</text:p>
          </table:table-cell>
          <table:table-cell office:value-type="float" office:value="-0.39542339742184" calcext:value-type="float">
            <text:p>-0,39542339742184</text:p>
          </table:table-cell>
          <table:table-cell office:value-type="float" office:value="91.74122476274" calcext:value-type="float">
            <text:p>91,7412247627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236</text:p>
          </table:table-cell>
          <table:table-cell office:value-type="float" office:value="3.2468536496162" calcext:value-type="float">
            <text:p>3,2468536496162</text:p>
          </table:table-cell>
          <table:table-cell office:value-type="float" office:value="-0.53373146802187" calcext:value-type="float">
            <text:p>-0,53373146802187</text:p>
          </table:table-cell>
          <table:table-cell office:value-type="float" office:value="-34.906175865489" calcext:value-type="float">
            <text:p>-34,90617586548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247</text:p>
          </table:table-cell>
          <table:table-cell office:value-type="float" office:value="3.9024665951729" calcext:value-type="float">
            <text:p>3,9024665951729</text:p>
          </table:table-cell>
          <table:table-cell office:value-type="float" office:value="1.4996407926083" calcext:value-type="float">
            <text:p>1,4996407926083</text:p>
          </table:table-cell>
          <table:table-cell office:value-type="float" office:value="-67.996711487983" calcext:value-type="float">
            <text:p>-67,99671148798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258</text:p>
          </table:table-cell>
          <table:table-cell office:value-type="float" office:value="9.3495875597" calcext:value-type="float">
            <text:p>9,3495875597</text:p>
          </table:table-cell>
          <table:table-cell office:value-type="float" office:value="0.96759311854839" calcext:value-type="float">
            <text:p>0,96759311854839</text:p>
          </table:table-cell>
          <table:table-cell office:value-type="float" office:value="-150.52902774446" calcext:value-type="float">
            <text:p>-150,5290277444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269</text:p>
          </table:table-cell>
          <table:table-cell office:value-type="float" office:value="3.8338002562523" calcext:value-type="float">
            <text:p>3,8338002562523</text:p>
          </table:table-cell>
          <table:table-cell office:value-type="float" office:value="-0.53918935358524" calcext:value-type="float">
            <text:p>-0,53918935358524</text:p>
          </table:table-cell>
          <table:table-cell office:value-type="float" office:value="-174.77518585837" calcext:value-type="float">
            <text:p>-174,7751858583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280</text:p>
          </table:table-cell>
          <table:table-cell office:value-type="float" office:value="-1.5845496952534" calcext:value-type="float">
            <text:p>-1,5845496952534</text:p>
          </table:table-cell>
          <table:table-cell office:value-type="float" office:value="2.9849797487259" calcext:value-type="float">
            <text:p>2,9849797487259</text:p>
          </table:table-cell>
          <table:table-cell office:value-type="float" office:value="-35.256991720503" calcext:value-type="float">
            <text:p>-35,25699172050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291</text:p>
          </table:table-cell>
          <table:table-cell office:value-type="float" office:value="2.1881398558617" calcext:value-type="float">
            <text:p>2,1881398558617</text:p>
          </table:table-cell>
          <table:table-cell office:value-type="float" office:value="0.37684299051762" calcext:value-type="float">
            <text:p>0,37684299051762</text:p>
          </table:table-cell>
          <table:table-cell office:value-type="float" office:value="-177.28231666954" calcext:value-type="float">
            <text:p>-177,2823166695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302</text:p>
          </table:table-cell>
          <table:table-cell office:value-type="float" office:value="2.911271750927" calcext:value-type="float">
            <text:p>2,911271750927</text:p>
          </table:table-cell>
          <table:table-cell office:value-type="float" office:value="-0.56015837937593" calcext:value-type="float">
            <text:p>-0,56015837937593</text:p>
          </table:table-cell>
          <table:table-cell office:value-type="float" office:value="-132.83206550938" calcext:value-type="float">
            <text:p>-132,83206550938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313</text:p>
          </table:table-cell>
          <table:table-cell office:value-type="float" office:value="3.9061254262924" calcext:value-type="float">
            <text:p>3,9061254262924</text:p>
          </table:table-cell>
          <table:table-cell office:value-type="float" office:value="3.0704015493393" calcext:value-type="float">
            <text:p>3,0704015493393</text:p>
          </table:table-cell>
          <table:table-cell office:value-type="float" office:value="100.5470912168" calcext:value-type="float">
            <text:p>100,547091216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324</text:p>
          </table:table-cell>
          <table:table-cell office:value-type="float" office:value="8.1538343429565" calcext:value-type="float">
            <text:p>8,1538343429565</text:p>
          </table:table-cell>
          <table:table-cell office:value-type="float" office:value="2.948043346405" calcext:value-type="float">
            <text:p>2,948043346405</text:p>
          </table:table-cell>
          <table:table-cell office:value-type="float" office:value="13.226837109608" calcext:value-type="float">
            <text:p>13,2268371096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335</text:p>
          </table:table-cell>
          <table:table-cell office:value-type="float" office:value="6.7844551801682" calcext:value-type="float">
            <text:p>6,7844551801682</text:p>
          </table:table-cell>
          <table:table-cell office:value-type="float" office:value="2.6765167713165" calcext:value-type="float">
            <text:p>2,6765167713165</text:p>
          </table:table-cell>
          <table:table-cell office:value-type="float" office:value="-163.2149948436" calcext:value-type="float">
            <text:p>-163,214994843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346</text:p>
          </table:table-cell>
          <table:table-cell office:value-type="float" office:value="10.084993839264" calcext:value-type="float">
            <text:p>10,084993839264</text:p>
          </table:table-cell>
          <table:table-cell office:value-type="float" office:value="6.1101353168488" calcext:value-type="float">
            <text:p>6,1101353168488</text:p>
          </table:table-cell>
          <table:table-cell office:value-type="float" office:value="-178.05469719468" calcext:value-type="float">
            <text:p>-178,054697194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357</text:p>
          </table:table-cell>
          <table:table-cell office:value-type="float" office:value="-1.1131244897842" calcext:value-type="float">
            <text:p>-1,1131244897842</text:p>
          </table:table-cell>
          <table:table-cell office:value-type="float" office:value="4.805494248867" calcext:value-type="float">
            <text:p>4,805494248867</text:p>
          </table:table-cell>
          <table:table-cell office:value-type="float" office:value="72.418160499281" calcext:value-type="float">
            <text:p>72,4181604992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368</text:p>
          </table:table-cell>
          <table:table-cell office:value-type="float" office:value="1.2365547567606" calcext:value-type="float">
            <text:p>1,2365547567606</text:p>
          </table:table-cell>
          <table:table-cell office:value-type="float" office:value="2.4711474776268" calcext:value-type="float">
            <text:p>2,4711474776268</text:p>
          </table:table-cell>
          <table:table-cell office:value-type="float" office:value="120.31245687205" calcext:value-type="float">
            <text:p>120,3124568720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379</text:p>
          </table:table-cell>
          <table:table-cell office:value-type="float" office:value="1.8116423487663" calcext:value-type="float">
            <text:p>1,8116423487663</text:p>
          </table:table-cell>
          <table:table-cell office:value-type="float" office:value="2.0407202839851" calcext:value-type="float">
            <text:p>2,0407202839851</text:p>
          </table:table-cell>
          <table:table-cell office:value-type="float" office:value="-172.48688230089" calcext:value-type="float">
            <text:p>-172,4868823008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390</text:p>
          </table:table-cell>
          <table:table-cell office:value-type="float" office:value="3.699189722538" calcext:value-type="float">
            <text:p>3,699189722538</text:p>
          </table:table-cell>
          <table:table-cell office:value-type="float" office:value="-0.0020838766067754" calcext:value-type="float">
            <text:p>-0,0020838766067754</text:p>
          </table:table-cell>
          <table:table-cell office:value-type="float" office:value="90.714967174894" calcext:value-type="float">
            <text:p>90,71496717489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401</text:p>
          </table:table-cell>
          <table:table-cell office:value-type="float" office:value="2.9484736919403" calcext:value-type="float">
            <text:p>2,9484736919403</text:p>
          </table:table-cell>
          <table:table-cell office:value-type="float" office:value="2.145039588213" calcext:value-type="float">
            <text:p>2,145039588213</text:p>
          </table:table-cell>
          <table:table-cell office:value-type="float" office:value="-46.645439354477" calcext:value-type="float">
            <text:p>-46,64543935447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412</text:p>
          </table:table-cell>
          <table:table-cell office:value-type="float" office:value="9.5191621780396" calcext:value-type="float">
            <text:p>9,5191621780396</text:p>
          </table:table-cell>
          <table:table-cell office:value-type="float" office:value="0.30272105708718" calcext:value-type="float">
            <text:p>0,30272105708718</text:p>
          </table:table-cell>
          <table:table-cell office:value-type="float" office:value="32.898181942618" calcext:value-type="float">
            <text:p>32,8981819426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423</text:p>
          </table:table-cell>
          <table:table-cell office:value-type="float" office:value="10.07920384407" calcext:value-type="float">
            <text:p>10,07920384407</text:p>
          </table:table-cell>
          <table:table-cell office:value-type="float" office:value="7.6771056652069" calcext:value-type="float">
            <text:p>7,6771056652069</text:p>
          </table:table-cell>
          <table:table-cell office:value-type="float" office:value="-128.63357811217" calcext:value-type="float">
            <text:p>-128,633578112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434</text:p>
          </table:table-cell>
          <table:table-cell office:value-type="float" office:value="-1.5850070118904" calcext:value-type="float">
            <text:p>-1,5850070118904</text:p>
          </table:table-cell>
          <table:table-cell office:value-type="float" office:value="9.577824473381" calcext:value-type="float">
            <text:p>9,577824473381</text:p>
          </table:table-cell>
          <table:table-cell office:value-type="float" office:value="-15.963380503806" calcext:value-type="float">
            <text:p>-15,96338050380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445</text:p>
          </table:table-cell>
          <table:table-cell office:value-type="float" office:value="1.190537661314" calcext:value-type="float">
            <text:p>1,190537661314</text:p>
          </table:table-cell>
          <table:table-cell office:value-type="float" office:value="6.2933719158173" calcext:value-type="float">
            <text:p>6,2933719158173</text:p>
          </table:table-cell>
          <table:table-cell office:value-type="float" office:value="-21.702762811807" calcext:value-type="float">
            <text:p>-21,70276281180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456</text:p>
          </table:table-cell>
          <table:table-cell office:value-type="float" office:value="4.2339807748795" calcext:value-type="float">
            <text:p>4,2339807748795</text:p>
          </table:table-cell>
          <table:table-cell office:value-type="float" office:value="3.6177653074265" calcext:value-type="float">
            <text:p>3,6177653074265</text:p>
          </table:table-cell>
          <table:table-cell office:value-type="float" office:value="22.139522110581" calcext:value-type="float">
            <text:p>22,13952211058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467</text:p>
          </table:table-cell>
          <table:table-cell office:value-type="float" office:value="3.9519935846329" calcext:value-type="float">
            <text:p>3,9519935846329</text:p>
          </table:table-cell>
          <table:table-cell office:value-type="float" office:value="4.2774397134781" calcext:value-type="float">
            <text:p>4,2774397134781</text:p>
          </table:table-cell>
          <table:table-cell office:value-type="float" office:value="-61.162928107438" calcext:value-type="float">
            <text:p>-61,16292810743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478</text:p>
          </table:table-cell>
          <table:table-cell office:value-type="float" office:value="2.5886911153793" calcext:value-type="float">
            <text:p>2,5886911153793</text:p>
          </table:table-cell>
          <table:table-cell office:value-type="float" office:value="7.5157338380814" calcext:value-type="float">
            <text:p>7,5157338380814</text:p>
          </table:table-cell>
          <table:table-cell office:value-type="float" office:value="-71.352896417023" calcext:value-type="float">
            <text:p>-71,35289641702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489</text:p>
          </table:table-cell>
          <table:table-cell office:value-type="float" office:value="5.5756050348282" calcext:value-type="float">
            <text:p>5,5756050348282</text:p>
          </table:table-cell>
          <table:table-cell office:value-type="float" office:value="6.3557088375092" calcext:value-type="float">
            <text:p>6,3557088375092</text:p>
          </table:table-cell>
          <table:table-cell office:value-type="float" office:value="94.260170960882" calcext:value-type="float">
            <text:p>94,26017096088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500</text:p>
          </table:table-cell>
          <table:table-cell office:value-type="float" office:value="8.818399310112" calcext:value-type="float">
            <text:p>8,818399310112</text:p>
          </table:table-cell>
          <table:table-cell office:value-type="float" office:value="7.9742276668549" calcext:value-type="float">
            <text:p>7,9742276668549</text:p>
          </table:table-cell>
          <table:table-cell office:value-type="float" office:value="81.045531922845" calcext:value-type="float">
            <text:p>81,0455319228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511</text:p>
          </table:table-cell>
          <table:table-cell office:value-type="float" office:value="1.6534361243248" calcext:value-type="float">
            <text:p>1,6534361243248</text:p>
          </table:table-cell>
          <table:table-cell office:value-type="float" office:value="7.3234307765961" calcext:value-type="float">
            <text:p>7,3234307765961</text:p>
          </table:table-cell>
          <table:table-cell office:value-type="float" office:value="107.43195615756" calcext:value-type="float">
            <text:p>107,4319561575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522</text:p>
          </table:table-cell>
          <table:table-cell office:value-type="float" office:value="-0.13616387732327" calcext:value-type="float">
            <text:p>-0,13616387732327</text:p>
          </table:table-cell>
          <table:table-cell office:value-type="float" office:value="0.33653233200312" calcext:value-type="float">
            <text:p>0,33653233200312</text:p>
          </table:table-cell>
          <table:table-cell office:value-type="float" office:value="36.285357490467" calcext:value-type="float">
            <text:p>36,28535749046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533</text:p>
          </table:table-cell>
          <table:table-cell office:value-type="float" office:value="1.6925159096718" calcext:value-type="float">
            <text:p>1,6925159096718</text:p>
          </table:table-cell>
          <table:table-cell office:value-type="float" office:value="6.9948279857635" calcext:value-type="float">
            <text:p>6,9948279857635</text:p>
          </table:table-cell>
          <table:table-cell office:value-type="float" office:value="157.55808277495" calcext:value-type="float">
            <text:p>157,5580827749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544</text:p>
          </table:table-cell>
          <table:table-cell office:value-type="float" office:value="4.5887356996536" calcext:value-type="float">
            <text:p>4,5887356996536</text:p>
          </table:table-cell>
          <table:table-cell office:value-type="float" office:value="6.0942786931992" calcext:value-type="float">
            <text:p>6,0942786931992</text:p>
          </table:table-cell>
          <table:table-cell office:value-type="float" office:value="88.503036529395" calcext:value-type="float">
            <text:p>88,50303652939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555</text:p>
          </table:table-cell>
          <table:table-cell office:value-type="float" office:value="5.8757138252258" calcext:value-type="float">
            <text:p>5,8757138252258</text:p>
          </table:table-cell>
          <table:table-cell office:value-type="float" office:value="4.856244623661" calcext:value-type="float">
            <text:p>4,856244623661</text:p>
          </table:table-cell>
          <table:table-cell office:value-type="float" office:value="-62.99214682002" calcext:value-type="float">
            <text:p>-62,9921468200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566</text:p>
          </table:table-cell>
          <table:table-cell office:value-type="float" office:value="7.5118070840836" calcext:value-type="float">
            <text:p>7,5118070840836</text:p>
          </table:table-cell>
          <table:table-cell office:value-type="float" office:value="8.253002166748" calcext:value-type="float">
            <text:p>8,253002166748</text:p>
          </table:table-cell>
          <table:table-cell office:value-type="float" office:value="-84.778606511985" calcext:value-type="float">
            <text:p>-84,77860651198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577</text:p>
          </table:table-cell>
          <table:table-cell office:value-type="float" office:value="9.1614973545074" calcext:value-type="float">
            <text:p>9,1614973545074</text:p>
          </table:table-cell>
          <table:table-cell office:value-type="float" office:value="3.5373443365097" calcext:value-type="float">
            <text:p>3,5373443365097</text:p>
          </table:table-cell>
          <table:table-cell office:value-type="float" office:value="-73.76909180052" calcext:value-type="float">
            <text:p>-73,7690918005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588</text:p>
          </table:table-cell>
          <table:table-cell office:value-type="float" office:value="-1.3378037512302" calcext:value-type="float">
            <text:p>-1,3378037512302</text:p>
          </table:table-cell>
          <table:table-cell office:value-type="float" office:value="8.542652130127" calcext:value-type="float">
            <text:p>8,542652130127</text:p>
          </table:table-cell>
          <table:table-cell office:value-type="float" office:value="-124.10553093928" calcext:value-type="float">
            <text:p>-124,1055309392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599</text:p>
          </table:table-cell>
          <table:table-cell office:value-type="float" office:value="1.3985672593117" calcext:value-type="float">
            <text:p>1,3985672593117</text:p>
          </table:table-cell>
          <table:table-cell office:value-type="float" office:value="7.9823243618011" calcext:value-type="float">
            <text:p>7,9823243618011</text:p>
          </table:table-cell>
          <table:table-cell office:value-type="float" office:value="-24.907232090166" calcext:value-type="float">
            <text:p>-24,90723209016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610</text:p>
          </table:table-cell>
          <table:table-cell office:value-type="float" office:value="4.6608513593674" calcext:value-type="float">
            <text:p>4,6608513593674</text:p>
          </table:table-cell>
          <table:table-cell office:value-type="float" office:value="9.3608939647675" calcext:value-type="float">
            <text:p>9,3608939647675</text:p>
          </table:table-cell>
          <table:table-cell office:value-type="float" office:value="144.77790692809" calcext:value-type="float">
            <text:p>144,777906928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621</text:p>
          </table:table-cell>
          <table:table-cell office:value-type="float" office:value="8.3774250745773" calcext:value-type="float">
            <text:p>8,3774250745773</text:p>
          </table:table-cell>
          <table:table-cell office:value-type="float" office:value="8.5804998874664" calcext:value-type="float">
            <text:p>8,5804998874664</text:p>
          </table:table-cell>
          <table:table-cell office:value-type="float" office:value="145.27782968655" calcext:value-type="float">
            <text:p>145,2778296865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632</text:p>
          </table:table-cell>
          <table:table-cell office:value-type="float" office:value="3.1756401062012" calcext:value-type="float">
            <text:p>3,1756401062012</text:p>
          </table:table-cell>
          <table:table-cell office:value-type="float" office:value="5.675128698349" calcext:value-type="float">
            <text:p>5,675128698349</text:p>
          </table:table-cell>
          <table:table-cell office:value-type="float" office:value="-37.247904926349" calcext:value-type="float">
            <text:p>-37,24790492634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643</text:p>
          </table:table-cell>
          <table:table-cell office:value-type="float" office:value="5.3962051868439" calcext:value-type="float">
            <text:p>5,3962051868439</text:p>
          </table:table-cell>
          <table:table-cell office:value-type="float" office:value="5.92624604702" calcext:value-type="float">
            <text:p>5,92624604702</text:p>
          </table:table-cell>
          <table:table-cell office:value-type="float" office:value="-137.32676445299" calcext:value-type="float">
            <text:p>-137,3267644529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654</text:p>
          </table:table-cell>
          <table:table-cell office:value-type="float" office:value="5.638946890831" calcext:value-type="float">
            <text:p>5,638946890831</text:p>
          </table:table-cell>
          <table:table-cell office:value-type="float" office:value="5.7055640220642" calcext:value-type="float">
            <text:p>5,7055640220642</text:p>
          </table:table-cell>
          <table:table-cell office:value-type="float" office:value="-64.104508442484" calcext:value-type="float">
            <text:p>-64,10450844248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665</text:p>
          </table:table-cell>
          <table:table-cell office:value-type="float" office:value="5.2291369438171" calcext:value-type="float">
            <text:p>5,2291369438171</text:p>
          </table:table-cell>
          <table:table-cell office:value-type="float" office:value="7.5089609622955" calcext:value-type="float">
            <text:p>7,5089609622955</text:p>
          </table:table-cell>
          <table:table-cell office:value-type="float" office:value="149.80572651906" calcext:value-type="float">
            <text:p>149,8057265190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676</text:p>
          </table:table-cell>
          <table:table-cell office:value-type="float" office:value="2.1006536483765" calcext:value-type="float">
            <text:p>2,1006536483765</text:p>
          </table:table-cell>
          <table:table-cell office:value-type="float" office:value="10.361992120743" calcext:value-type="float">
            <text:p>10,361992120743</text:p>
          </table:table-cell>
          <table:table-cell office:value-type="float" office:value="-84.699124287648" calcext:value-type="float">
            <text:p>-84,69912428764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687</text:p>
          </table:table-cell>
          <table:table-cell office:value-type="float" office:value="6.4639699459076" calcext:value-type="float">
            <text:p>6,4639699459076</text:p>
          </table:table-cell>
          <table:table-cell office:value-type="float" office:value="9.5432299375534" calcext:value-type="float">
            <text:p>9,5432299375534</text:p>
          </table:table-cell>
          <table:table-cell office:value-type="float" office:value="4.2084760631725" calcext:value-type="float">
            <text:p>4,20847606317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698</text:p>
          </table:table-cell>
          <table:table-cell office:value-type="float" office:value="3.7692928314209" calcext:value-type="float">
            <text:p>3,7692928314209</text:p>
          </table:table-cell>
          <table:table-cell office:value-type="float" office:value="9.8866969347" calcext:value-type="float">
            <text:p>9,8866969347</text:p>
          </table:table-cell>
          <table:table-cell office:value-type="float" office:value="-169.21209985284" calcext:value-type="float">
            <text:p>-169,212099852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709</text:p>
          </table:table-cell>
          <table:table-cell office:value-type="float" office:value="7.4924409389496" calcext:value-type="float">
            <text:p>7,4924409389496</text:p>
          </table:table-cell>
          <table:table-cell office:value-type="float" office:value="11.073302030563" calcext:value-type="float">
            <text:p>11,073302030563</text:p>
          </table:table-cell>
          <table:table-cell office:value-type="float" office:value="-53.050137629175" calcext:value-type="float">
            <text:p>-53,05013762917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720</text:p>
          </table:table-cell>
          <table:table-cell office:value-type="float" office:value="9.2590856552124" calcext:value-type="float">
            <text:p>9,2590856552124</text:p>
          </table:table-cell>
          <table:table-cell office:value-type="float" office:value="9.7289627790451" calcext:value-type="float">
            <text:p>9,7289627790451</text:p>
          </table:table-cell>
          <table:table-cell office:value-type="float" office:value="96.38163086715" calcext:value-type="float">
            <text:p>96,381630867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731</text:p>
          </table:table-cell>
          <table:table-cell office:value-type="float" office:value="6.7815560102463" calcext:value-type="float">
            <text:p>6,7815560102463</text:p>
          </table:table-cell>
          <table:table-cell office:value-type="float" office:value="9.3064641952515" calcext:value-type="float">
            <text:p>9,3064641952515</text:p>
          </table:table-cell>
          <table:table-cell office:value-type="float" office:value="2.7708927537226" calcext:value-type="float">
            <text:p>2,770892753722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742</text:p>
          </table:table-cell>
          <table:table-cell office:value-type="float" office:value="0.49163464456797" calcext:value-type="float">
            <text:p>0,49163464456797</text:p>
          </table:table-cell>
          <table:table-cell office:value-type="float" office:value="10.689736604691" calcext:value-type="float">
            <text:p>10,689736604691</text:p>
          </table:table-cell>
          <table:table-cell office:value-type="float" office:value="-86.14709346917" calcext:value-type="float">
            <text:p>-86,147093469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753</text:p>
          </table:table-cell>
          <table:table-cell office:value-type="float" office:value="0.31904280185699" calcext:value-type="float">
            <text:p>0,31904280185699</text:p>
          </table:table-cell>
          <table:table-cell office:value-type="float" office:value="10.806405544281" calcext:value-type="float">
            <text:p>10,806405544281</text:p>
          </table:table-cell>
          <table:table-cell office:value-type="float" office:value="113.33473624697" calcext:value-type="float">
            <text:p>113,3347362469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15</text:p>
          </table:table-cell>
          <table:table-cell office:value-type="float" office:value="1.5388298034668" calcext:value-type="float">
            <text:p>1,5388298034668</text:p>
          </table:table-cell>
          <table:table-cell office:value-type="float" office:value="-0.58440566062927" calcext:value-type="float">
            <text:p>-0,58440566062927</text:p>
          </table:table-cell>
          <table:table-cell office:value-type="float" office:value="48.99977650612" calcext:value-type="float">
            <text:p>48,999776506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214</text:p>
          </table:table-cell>
          <table:table-cell office:value-type="float" office:value="1.0908105224371" calcext:value-type="float">
            <text:p>1,0908105224371</text:p>
          </table:table-cell>
          <table:table-cell office:value-type="float" office:value="0.78267350792885" calcext:value-type="float">
            <text:p>0,78267350792885</text:p>
          </table:table-cell>
          <table:table-cell office:value-type="float" office:value="87.292584644002" calcext:value-type="float">
            <text:p>87,29258464400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225</text:p>
          </table:table-cell>
          <table:table-cell office:value-type="float" office:value="3.0667713284492" calcext:value-type="float">
            <text:p>3,0667713284492</text:p>
          </table:table-cell>
          <table:table-cell office:value-type="float" office:value="-0.24991517886519" calcext:value-type="float">
            <text:p>-0,24991517886519</text:p>
          </table:table-cell>
          <table:table-cell office:value-type="float" office:value="80.141815410298" calcext:value-type="float">
            <text:p>80,14181541029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236</text:p>
          </table:table-cell>
          <table:table-cell office:value-type="float" office:value="3.1544488668442" calcext:value-type="float">
            <text:p>3,1544488668442</text:p>
          </table:table-cell>
          <table:table-cell office:value-type="float" office:value="-0.46850219368935" calcext:value-type="float">
            <text:p>-0,46850219368935</text:p>
          </table:table-cell>
          <table:table-cell office:value-type="float" office:value="-62.19992819865" calcext:value-type="float">
            <text:p>-62,1999281986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247</text:p>
          </table:table-cell>
          <table:table-cell office:value-type="float" office:value="3.8481318950653" calcext:value-type="float">
            <text:p>3,8481318950653</text:p>
          </table:table-cell>
          <table:table-cell office:value-type="float" office:value="1.8055269122124" calcext:value-type="float">
            <text:p>1,8055269122124</text:p>
          </table:table-cell>
          <table:table-cell office:value-type="float" office:value="-87.648782001179" calcext:value-type="float">
            <text:p>-87,64878200117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258</text:p>
          </table:table-cell>
          <table:table-cell office:value-type="float" office:value="9.5574200153351" calcext:value-type="float">
            <text:p>9,5574200153351</text:p>
          </table:table-cell>
          <table:table-cell office:value-type="float" office:value="1.2296839058399" calcext:value-type="float">
            <text:p>1,2296839058399</text:p>
          </table:table-cell>
          <table:table-cell office:value-type="float" office:value="-122.41533607434" calcext:value-type="float">
            <text:p>-122,4153360743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269</text:p>
          </table:table-cell>
          <table:table-cell office:value-type="float" office:value="4.0173968672752" calcext:value-type="float">
            <text:p>4,0173968672752</text:p>
          </table:table-cell>
          <table:table-cell office:value-type="float" office:value="-0.50780296325684" calcext:value-type="float">
            <text:p>-0,50780296325684</text:p>
          </table:table-cell>
          <table:table-cell office:value-type="float" office:value="166.40979621061" calcext:value-type="float">
            <text:p>166,4097962106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280</text:p>
          </table:table-cell>
          <table:table-cell office:value-type="float" office:value="-1.5782749652863" calcext:value-type="float">
            <text:p>-1,5782749652863</text:p>
          </table:table-cell>
          <table:table-cell office:value-type="float" office:value="3.203664124012" calcext:value-type="float">
            <text:p>3,203664124012</text:p>
          </table:table-cell>
          <table:table-cell office:value-type="float" office:value="-36.95831177341" calcext:value-type="float">
            <text:p>-36,958311773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291</text:p>
          </table:table-cell>
          <table:table-cell office:value-type="float" office:value="2.4700383841991" calcext:value-type="float">
            <text:p>2,4700383841991</text:p>
          </table:table-cell>
          <table:table-cell office:value-type="float" office:value="0.36679230630398" calcext:value-type="float">
            <text:p>0,36679230630398</text:p>
          </table:table-cell>
          <table:table-cell office:value-type="float" office:value="176.97731704469" calcext:value-type="float">
            <text:p>176,9773170446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302</text:p>
          </table:table-cell>
          <table:table-cell office:value-type="float" office:value="2.7596226334572" calcext:value-type="float">
            <text:p>2,7596226334572</text:p>
          </table:table-cell>
          <table:table-cell office:value-type="float" office:value="-0.29307195916772" calcext:value-type="float">
            <text:p>-0,29307195916772</text:p>
          </table:table-cell>
          <table:table-cell office:value-type="float" office:value="-155.3030317756" calcext:value-type="float">
            <text:p>-155,303031775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313</text:p>
          </table:table-cell>
          <table:table-cell office:value-type="float" office:value="4.1304045915604" calcext:value-type="float">
            <text:p>4,1304045915604</text:p>
          </table:table-cell>
          <table:table-cell office:value-type="float" office:value="3.0726182460785" calcext:value-type="float">
            <text:p>3,0726182460785</text:p>
          </table:table-cell>
          <table:table-cell office:value-type="float" office:value="-169.7568103766" calcext:value-type="float">
            <text:p>-169,756810376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324</text:p>
          </table:table-cell>
          <table:table-cell office:value-type="float" office:value="7.765788435936" calcext:value-type="float">
            <text:p>7,765788435936</text:p>
          </table:table-cell>
          <table:table-cell office:value-type="float" office:value="2.8571254014969" calcext:value-type="float">
            <text:p>2,8571254014969</text:p>
          </table:table-cell>
          <table:table-cell office:value-type="float" office:value="13.325275034662" calcext:value-type="float">
            <text:p>13,32527503466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335</text:p>
          </table:table-cell>
          <table:table-cell office:value-type="float" office:value="7.0581150054932" calcext:value-type="float">
            <text:p>7,0581150054932</text:p>
          </table:table-cell>
          <table:table-cell office:value-type="float" office:value="2.5876161456108" calcext:value-type="float">
            <text:p>2,5876161456108</text:p>
          </table:table-cell>
          <table:table-cell office:value-type="float" office:value="154.38432906084" calcext:value-type="float">
            <text:p>154,3843290608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346</text:p>
          </table:table-cell>
          <table:table-cell office:value-type="float" office:value="10.084995031357" calcext:value-type="float">
            <text:p>10,084995031357</text:p>
          </table:table-cell>
          <table:table-cell office:value-type="float" office:value="5.8540737628937" calcext:value-type="float">
            <text:p>5,8540737628937</text:p>
          </table:table-cell>
          <table:table-cell office:value-type="float" office:value="159.64688465094" calcext:value-type="float">
            <text:p>159,6468846509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357</text:p>
          </table:table-cell>
          <table:table-cell office:value-type="float" office:value="-1.3510140776634" calcext:value-type="float">
            <text:p>-1,3510140776634</text:p>
          </table:table-cell>
          <table:table-cell office:value-type="float" office:value="4.7183734178543" calcext:value-type="float">
            <text:p>4,7183734178543</text:p>
          </table:table-cell>
          <table:table-cell office:value-type="float" office:value="12.359685768747" calcext:value-type="float">
            <text:p>12,3596857687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368</text:p>
          </table:table-cell>
          <table:table-cell office:value-type="float" office:value="1.3930252194405" calcext:value-type="float">
            <text:p>1,3930252194405</text:p>
          </table:table-cell>
          <table:table-cell office:value-type="float" office:value="2.1259543299675" calcext:value-type="float">
            <text:p>2,1259543299675</text:p>
          </table:table-cell>
          <table:table-cell office:value-type="float" office:value="112.58328036898" calcext:value-type="float">
            <text:p>112,5832803689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379</text:p>
          </table:table-cell>
          <table:table-cell office:value-type="float" office:value="2.156697511673" calcext:value-type="float">
            <text:p>2,156697511673</text:p>
          </table:table-cell>
          <table:table-cell office:value-type="float" office:value="1.9370590150356" calcext:value-type="float">
            <text:p>1,9370590150356</text:p>
          </table:table-cell>
          <table:table-cell office:value-type="float" office:value="167.22965696055" calcext:value-type="float">
            <text:p>167,2296569605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390</text:p>
          </table:table-cell>
          <table:table-cell office:value-type="float" office:value="3.9193195104599" calcext:value-type="float">
            <text:p>3,9193195104599</text:p>
          </table:table-cell>
          <table:table-cell office:value-type="float" office:value="-0.031260557007045" calcext:value-type="float">
            <text:p>-0,031260557007045</text:p>
          </table:table-cell>
          <table:table-cell office:value-type="float" office:value="-178.70127015812" calcext:value-type="float">
            <text:p>-178,7012701581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401</text:p>
          </table:table-cell>
          <table:table-cell office:value-type="float" office:value="2.8652319312096" calcext:value-type="float">
            <text:p>2,8652319312096</text:p>
          </table:table-cell>
          <table:table-cell office:value-type="float" office:value="2.3495456576347" calcext:value-type="float">
            <text:p>2,3495456576347</text:p>
          </table:table-cell>
          <table:table-cell office:value-type="float" office:value="-69.831171612831" calcext:value-type="float">
            <text:p>-69,83117161283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412</text:p>
          </table:table-cell>
          <table:table-cell office:value-type="float" office:value="9.1983258724213" calcext:value-type="float">
            <text:p>9,1983258724213</text:p>
          </table:table-cell>
          <table:table-cell office:value-type="float" office:value="0.26623139157891" calcext:value-type="float">
            <text:p>0,26623139157891</text:p>
          </table:table-cell>
          <table:table-cell office:value-type="float" office:value="-0.65110949502819" calcext:value-type="float">
            <text:p>-0,6511094950281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423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7.8490680456161" calcext:value-type="float">
            <text:p>7,8490680456161</text:p>
          </table:table-cell>
          <table:table-cell office:value-type="float" office:value="-115.77176744012" calcext:value-type="float">
            <text:p>-115,771767440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434</text:p>
          </table:table-cell>
          <table:table-cell office:value-type="float" office:value="-1.5849982202053" calcext:value-type="float">
            <text:p>-1,5849982202053</text:p>
          </table:table-cell>
          <table:table-cell office:value-type="float" office:value="9.5616608858109" calcext:value-type="float">
            <text:p>9,5616608858109</text:p>
          </table:table-cell>
          <table:table-cell office:value-type="float" office:value="-13.218042197501" calcext:value-type="float">
            <text:p>-13,21804219750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445</text:p>
          </table:table-cell>
          <table:table-cell office:value-type="float" office:value="0.83711750805378" calcext:value-type="float">
            <text:p>0,83711750805378</text:p>
          </table:table-cell>
          <table:table-cell office:value-type="float" office:value="6.4335572719574" calcext:value-type="float">
            <text:p>6,4335572719574</text:p>
          </table:table-cell>
          <table:table-cell office:value-type="float" office:value="-21.724780843516" calcext:value-type="float">
            <text:p>-21,72478084351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456</text:p>
          </table:table-cell>
          <table:table-cell office:value-type="float" office:value="4.1925936937332" calcext:value-type="float">
            <text:p>4,1925936937332</text:p>
          </table:table-cell>
          <table:table-cell office:value-type="float" office:value="3.40361982584" calcext:value-type="float">
            <text:p>3,40361982584</text:p>
          </table:table-cell>
          <table:table-cell office:value-type="float" office:value="97.114943394995" calcext:value-type="float">
            <text:p>97,11494339499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467</text:p>
          </table:table-cell>
          <table:table-cell office:value-type="float" office:value="3.7606638669968" calcext:value-type="float">
            <text:p>3,7606638669968</text:p>
          </table:table-cell>
          <table:table-cell office:value-type="float" office:value="4.6260538697243" calcext:value-type="float">
            <text:p>4,6260538697243</text:p>
          </table:table-cell>
          <table:table-cell office:value-type="float" office:value="-61.181153461432" calcext:value-type="float">
            <text:p>-61,18115346143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478</text:p>
          </table:table-cell>
          <table:table-cell office:value-type="float" office:value="2.4616281688213" calcext:value-type="float">
            <text:p>2,4616281688213</text:p>
          </table:table-cell>
          <table:table-cell office:value-type="float" office:value="7.8930222988129" calcext:value-type="float">
            <text:p>7,8930222988129</text:p>
          </table:table-cell>
          <table:table-cell office:value-type="float" office:value="-71.374046574732" calcext:value-type="float">
            <text:p>-71,37404657473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489</text:p>
          </table:table-cell>
          <table:table-cell office:value-type="float" office:value="5.388308763504" calcext:value-type="float">
            <text:p>5,388308763504</text:p>
          </table:table-cell>
          <table:table-cell office:value-type="float" office:value="6.332916021347" calcext:value-type="float">
            <text:p>6,332916021347</text:p>
          </table:table-cell>
          <table:table-cell office:value-type="float" office:value="11.383980987178" calcext:value-type="float">
            <text:p>11,38398098717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500</text:p>
          </table:table-cell>
          <table:table-cell office:value-type="float" office:value="8.8787591457367" calcext:value-type="float">
            <text:p>8,8787591457367</text:p>
          </table:table-cell>
          <table:table-cell office:value-type="float" office:value="7.6904636621475" calcext:value-type="float">
            <text:p>7,6904636621475</text:p>
          </table:table-cell>
          <table:table-cell office:value-type="float" office:value="106.92201526302" calcext:value-type="float">
            <text:p>106,9220152630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511</text:p>
          </table:table-cell>
          <table:table-cell office:value-type="float" office:value="1.8726071715355" calcext:value-type="float">
            <text:p>1,8726071715355</text:p>
          </table:table-cell>
          <table:table-cell office:value-type="float" office:value="7.3562693595886" calcext:value-type="float">
            <text:p>7,3562693595886</text:p>
          </table:table-cell>
          <table:table-cell office:value-type="float" office:value="-162.28545395432" calcext:value-type="float">
            <text:p>-162,2854539543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522</text:p>
          </table:table-cell>
          <table:table-cell office:value-type="float" office:value="-0.39934266358614" calcext:value-type="float">
            <text:p>-0,39934266358614</text:p>
          </table:table-cell>
          <table:table-cell office:value-type="float" office:value="0.2094954252243" calcext:value-type="float">
            <text:p>0,2094954252243</text:p>
          </table:table-cell>
          <table:table-cell office:value-type="float" office:value="29.271363832389" calcext:value-type="float">
            <text:p>29,27136383238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533</text:p>
          </table:table-cell>
          <table:table-cell office:value-type="float" office:value="1.6388984024525" calcext:value-type="float">
            <text:p>1,6388984024525</text:p>
          </table:table-cell>
          <table:table-cell office:value-type="float" office:value="6.773556470871" calcext:value-type="float">
            <text:p>6,773556470871</text:p>
          </table:table-cell>
          <table:table-cell office:value-type="float" office:value="67.536615262366" calcext:value-type="float">
            <text:p>67,53661526236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544</text:p>
          </table:table-cell>
          <table:table-cell office:value-type="float" office:value="4.6197184920311" calcext:value-type="float">
            <text:p>4,6197184920311</text:p>
          </table:table-cell>
          <table:table-cell office:value-type="float" office:value="5.7670986652374" calcext:value-type="float">
            <text:p>5,7670986652374</text:p>
          </table:table-cell>
          <table:table-cell office:value-type="float" office:value="97.546256271897" calcext:value-type="float">
            <text:p>97,54625627189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555</text:p>
          </table:table-cell>
          <table:table-cell office:value-type="float" office:value="5.6152784824371" calcext:value-type="float">
            <text:p>5,6152784824371</text:p>
          </table:table-cell>
          <table:table-cell office:value-type="float" office:value="5.0416213274002" calcext:value-type="float">
            <text:p>5,0416213274002</text:p>
          </table:table-cell>
          <table:table-cell office:value-type="float" office:value="-28.104186058044" calcext:value-type="float">
            <text:p>-28,10418605804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566</text:p>
          </table:table-cell>
          <table:table-cell office:value-type="float" office:value="7.5526648759842" calcext:value-type="float">
            <text:p>7,5526648759842</text:p>
          </table:table-cell>
          <table:table-cell office:value-type="float" office:value="8.4282046556473" calcext:value-type="float">
            <text:p>8,4282046556473</text:p>
          </table:table-cell>
          <table:table-cell office:value-type="float" office:value="-102.92255802519" calcext:value-type="float">
            <text:p>-102,9225580251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577</text:p>
          </table:table-cell>
          <table:table-cell office:value-type="float" office:value="9.2039108276367" calcext:value-type="float">
            <text:p>9,2039108276367</text:p>
          </table:table-cell>
          <table:table-cell office:value-type="float" office:value="3.7590381503105" calcext:value-type="float">
            <text:p>3,7590381503105</text:p>
          </table:table-cell>
          <table:table-cell office:value-type="float" office:value="-103.71434612639" calcext:value-type="float">
            <text:p>-103,7143461263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588</text:p>
          </table:table-cell>
          <table:table-cell office:value-type="float" office:value="-1.0695260763168" calcext:value-type="float">
            <text:p>-1,0695260763168</text:p>
          </table:table-cell>
          <table:table-cell office:value-type="float" office:value="8.7703227996826" calcext:value-type="float">
            <text:p>8,7703227996826</text:p>
          </table:table-cell>
          <table:table-cell office:value-type="float" office:value="-144.47872957606" calcext:value-type="float">
            <text:p>-144,4787295760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599</text:p>
          </table:table-cell>
          <table:table-cell office:value-type="float" office:value="1.0379692167044" calcext:value-type="float">
            <text:p>1,0379692167044</text:p>
          </table:table-cell>
          <table:table-cell office:value-type="float" office:value="8.1503295898438" calcext:value-type="float">
            <text:p>8,1503295898438</text:p>
          </table:table-cell>
          <table:table-cell office:value-type="float" office:value="-25.05872223028" calcext:value-type="float">
            <text:p>-25,0587222302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610</text:p>
          </table:table-cell>
          <table:table-cell office:value-type="float" office:value="4.899423122406" calcext:value-type="float">
            <text:p>4,899423122406</text:p>
          </table:table-cell>
          <table:table-cell office:value-type="float" office:value="9.174919128418" calcext:value-type="float">
            <text:p>9,174919128418</text:p>
          </table:table-cell>
          <table:table-cell office:value-type="float" office:value="141.6036065217" calcext:value-type="float">
            <text:p>141,60360652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621</text:p>
          </table:table-cell>
          <table:table-cell office:value-type="float" office:value="8.7035197019577" calcext:value-type="float">
            <text:p>8,7035197019577</text:p>
          </table:table-cell>
          <table:table-cell office:value-type="float" office:value="8.3541852235794" calcext:value-type="float">
            <text:p>8,3541852235794</text:p>
          </table:table-cell>
          <table:table-cell office:value-type="float" office:value="145.26063621424" calcext:value-type="float">
            <text:p>145,260636214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632</text:p>
          </table:table-cell>
          <table:table-cell office:value-type="float" office:value="3.0304515361786" calcext:value-type="float">
            <text:p>3,0304515361786</text:p>
          </table:table-cell>
          <table:table-cell office:value-type="float" office:value="5.8414053916931" calcext:value-type="float">
            <text:p>5,8414053916931</text:p>
          </table:table-cell>
          <table:table-cell office:value-type="float" office:value="-49.940264908371" calcext:value-type="float">
            <text:p>-49,94026490837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643</text:p>
          </table:table-cell>
          <table:table-cell office:value-type="float" office:value="5.2073663473129" calcext:value-type="float">
            <text:p>5,2073663473129</text:p>
          </table:table-cell>
          <table:table-cell office:value-type="float" office:value="6.046849489212" calcext:value-type="float">
            <text:p>6,046849489212</text:p>
          </table:table-cell>
          <table:table-cell office:value-type="float" office:value="-39.161806273612" calcext:value-type="float">
            <text:p>-39,16180627361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654</text:p>
          </table:table-cell>
          <table:table-cell office:value-type="float" office:value="5.4319214820862" calcext:value-type="float">
            <text:p>5,4319214820862</text:p>
          </table:table-cell>
          <table:table-cell office:value-type="float" office:value="5.6400048732758" calcext:value-type="float">
            <text:p>5,6400048732758</text:p>
          </table:table-cell>
          <table:table-cell office:value-type="float" office:value="25.707630594825" calcext:value-type="float">
            <text:p>25,70763059482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665</text:p>
          </table:table-cell>
          <table:table-cell office:value-type="float" office:value="5.5422514677048" calcext:value-type="float">
            <text:p>5,5422514677048</text:p>
          </table:table-cell>
          <table:table-cell office:value-type="float" office:value="7.2885382175446" calcext:value-type="float">
            <text:p>7,2885382175446</text:p>
          </table:table-cell>
          <table:table-cell office:value-type="float" office:value="143.01994955464" calcext:value-type="float">
            <text:p>143,019949554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676</text:p>
          </table:table-cell>
          <table:table-cell office:value-type="float" office:value="1.9819670915604" calcext:value-type="float">
            <text:p>1,9819670915604</text:p>
          </table:table-cell>
          <table:table-cell office:value-type="float" office:value="10.609369277954" calcext:value-type="float">
            <text:p>10,609369277954</text:p>
          </table:table-cell>
          <table:table-cell office:value-type="float" office:value="-60.206674466467" calcext:value-type="float">
            <text:p>-60,20667446646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687</text:p>
          </table:table-cell>
          <table:table-cell office:value-type="float" office:value="6.3499408960342" calcext:value-type="float">
            <text:p>6,3499408960342</text:p>
          </table:table-cell>
          <table:table-cell office:value-type="float" office:value="9.3694031238556" calcext:value-type="float">
            <text:p>9,3694031238556</text:p>
          </table:table-cell>
          <table:table-cell office:value-type="float" office:value="80.552224141018" calcext:value-type="float">
            <text:p>80,5522241410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698</text:p>
          </table:table-cell>
          <table:table-cell office:value-type="float" office:value="4.0355485677719" calcext:value-type="float">
            <text:p>4,0355485677719</text:p>
          </table:table-cell>
          <table:table-cell office:value-type="float" office:value="9.9495542049408" calcext:value-type="float">
            <text:p>9,9495542049408</text:p>
          </table:table-cell>
          <table:table-cell office:value-type="float" office:value="-166.38624744051" calcext:value-type="float">
            <text:p>-166,3862474405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709</text:p>
          </table:table-cell>
          <table:table-cell office:value-type="float" office:value="7.2251605987549" calcext:value-type="float">
            <text:p>7,2251605987549</text:p>
          </table:table-cell>
          <table:table-cell office:value-type="float" office:value="11.083583831787" calcext:value-type="float">
            <text:p>11,083583831787</text:p>
          </table:table-cell>
          <table:table-cell office:value-type="float" office:value="-9.2774739690647" calcext:value-type="float">
            <text:p>-9,277473969064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720</text:p>
          </table:table-cell>
          <table:table-cell office:value-type="float" office:value="9.4877064228058" calcext:value-type="float">
            <text:p>9,4877064228058</text:p>
          </table:table-cell>
          <table:table-cell office:value-type="float" office:value="9.6026343107224" calcext:value-type="float">
            <text:p>9,6026343107224</text:p>
          </table:table-cell>
          <table:table-cell office:value-type="float" office:value="161.23434236855" calcext:value-type="float">
            <text:p>161,2343423685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731</text:p>
          </table:table-cell>
          <table:table-cell office:value-type="float" office:value="6.6450297832489" calcext:value-type="float">
            <text:p>6,6450297832489</text:p>
          </table:table-cell>
          <table:table-cell office:value-type="float" office:value="9.2379570007324" calcext:value-type="float">
            <text:p>9,2379570007324</text:p>
          </table:table-cell>
          <table:table-cell office:value-type="float" office:value="-22.285138725475" calcext:value-type="float">
            <text:p>-22,28513872547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742</text:p>
          </table:table-cell>
          <table:table-cell office:value-type="float" office:value="0.50308007746935" calcext:value-type="float">
            <text:p>0,50308007746935</text:p>
          </table:table-cell>
          <table:table-cell office:value-type="float" office:value="10.754417181015" calcext:value-type="float">
            <text:p>10,754417181015</text:p>
          </table:table-cell>
          <table:table-cell office:value-type="float" office:value="-81.940685867504" calcext:value-type="float">
            <text:p>-81,94068586750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753</text:p>
          </table:table-cell>
          <table:table-cell office:value-type="float" office:value="0.30942652374506" calcext:value-type="float">
            <text:p>0,30942652374506</text:p>
          </table:table-cell>
          <table:table-cell office:value-type="float" office:value="10.824031829834" calcext:value-type="float">
            <text:p>10,824031829834</text:p>
          </table:table-cell>
          <table:table-cell office:value-type="float" office:value="126.6250989999" calcext:value-type="float">
            <text:p>126,625098999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15</text:p>
          </table:table-cell>
          <table:table-cell office:value-type="float" office:value="1.3718895614147" calcext:value-type="float">
            <text:p>1,3718895614147</text:p>
          </table:table-cell>
          <table:table-cell office:value-type="float" office:value="-0.58499705046415" calcext:value-type="float">
            <text:p>-0,58499705046415</text:p>
          </table:table-cell>
          <table:table-cell office:value-type="float" office:value="48.673657475004" calcext:value-type="float">
            <text:p>48,6736574750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214</text:p>
          </table:table-cell>
          <table:table-cell office:value-type="float" office:value="1.0718091577291" calcext:value-type="float">
            <text:p>1,0718091577291</text:p>
          </table:table-cell>
          <table:table-cell office:value-type="float" office:value="0.38569871336222" calcext:value-type="float">
            <text:p>0,38569871336222</text:p>
          </table:table-cell>
          <table:table-cell office:value-type="float" office:value="87.272445867016" calcext:value-type="float">
            <text:p>87,27244586701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225</text:p>
          </table:table-cell>
          <table:table-cell office:value-type="float" office:value="3.0785459280014" calcext:value-type="float">
            <text:p>3,0785459280014</text:p>
          </table:table-cell>
          <table:table-cell office:value-type="float" office:value="-0.26463275775313" calcext:value-type="float">
            <text:p>-0,26463275775313</text:p>
          </table:table-cell>
          <table:table-cell office:value-type="float" office:value="89.609835557877" calcext:value-type="float">
            <text:p>89,60983555787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236</text:p>
          </table:table-cell>
          <table:table-cell office:value-type="float" office:value="3.185570538044" calcext:value-type="float">
            <text:p>3,185570538044</text:p>
          </table:table-cell>
          <table:table-cell office:value-type="float" office:value="-0.46596050262451" calcext:value-type="float">
            <text:p>-0,46596050262451</text:p>
          </table:table-cell>
          <table:table-cell office:value-type="float" office:value="-79.350457829275" calcext:value-type="float">
            <text:p>-79,35045782927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247</text:p>
          </table:table-cell>
          <table:table-cell office:value-type="float" office:value="3.9457666873932" calcext:value-type="float">
            <text:p>3,9457666873932</text:p>
          </table:table-cell>
          <table:table-cell office:value-type="float" office:value="2.0673136413097" calcext:value-type="float">
            <text:p>2,0673136413097</text:p>
          </table:table-cell>
          <table:table-cell office:value-type="float" office:value="-115.35073237814" calcext:value-type="float">
            <text:p>-115,3507323781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258</text:p>
          </table:table-cell>
          <table:table-cell office:value-type="float" office:value="9.6181011199951" calcext:value-type="float">
            <text:p>9,6181011199951</text:p>
          </table:table-cell>
          <table:table-cell office:value-type="float" office:value="1.5589787065983" calcext:value-type="float">
            <text:p>1,5589787065983</text:p>
          </table:table-cell>
          <table:table-cell office:value-type="float" office:value="-94.363557305306" calcext:value-type="float">
            <text:p>-94,36355730530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269</text:p>
          </table:table-cell>
          <table:table-cell office:value-type="float" office:value="4.0722346305847" calcext:value-type="float">
            <text:p>4,0722346305847</text:p>
          </table:table-cell>
          <table:table-cell office:value-type="float" office:value="-0.58500546962023" calcext:value-type="float">
            <text:p>-0,58500546962023</text:p>
          </table:table-cell>
          <table:table-cell office:value-type="float" office:value="69.355651831171" calcext:value-type="float">
            <text:p>69,35565183117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280</text:p>
          </table:table-cell>
          <table:table-cell office:value-type="float" office:value="-1.5813697874546" calcext:value-type="float">
            <text:p>-1,5813697874546</text:p>
          </table:table-cell>
          <table:table-cell office:value-type="float" office:value="3.4032100439072" calcext:value-type="float">
            <text:p>3,4032100439072</text:p>
          </table:table-cell>
          <table:table-cell office:value-type="float" office:value="-34.834914526362" calcext:value-type="float">
            <text:p>-34,83491452636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291</text:p>
          </table:table-cell>
          <table:table-cell office:value-type="float" office:value="2.749075293541" calcext:value-type="float">
            <text:p>2,749075293541</text:p>
          </table:table-cell>
          <table:table-cell office:value-type="float" office:value="0.32755117863417" calcext:value-type="float">
            <text:p>0,32755117863417</text:p>
          </table:table-cell>
          <table:table-cell office:value-type="float" office:value="171.00824368228" calcext:value-type="float">
            <text:p>171,0082436822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302</text:p>
          </table:table-cell>
          <table:table-cell office:value-type="float" office:value="2.819028198719" calcext:value-type="float">
            <text:p>2,819028198719</text:p>
          </table:table-cell>
          <table:table-cell office:value-type="float" office:value="-0.37639934569597" calcext:value-type="float">
            <text:p>-0,37639934569597</text:p>
          </table:table-cell>
          <table:table-cell office:value-type="float" office:value="-169.38719172387" calcext:value-type="float">
            <text:p>-169,3871917238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313</text:p>
          </table:table-cell>
          <table:table-cell office:value-type="float" office:value="4.3884515762329" calcext:value-type="float">
            <text:p>4,3884515762329</text:p>
          </table:table-cell>
          <table:table-cell office:value-type="float" office:value="3.1109327077866" calcext:value-type="float">
            <text:p>3,1109327077866</text:p>
          </table:table-cell>
          <table:table-cell office:value-type="float" office:value="-132.618281492" calcext:value-type="float">
            <text:p>-132,61828149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324</text:p>
          </table:table-cell>
          <table:table-cell office:value-type="float" office:value="7.5341331958771" calcext:value-type="float">
            <text:p>7,5341331958771</text:p>
          </table:table-cell>
          <table:table-cell office:value-type="float" office:value="2.9428288340569" calcext:value-type="float">
            <text:p>2,9428288340569</text:p>
          </table:table-cell>
          <table:table-cell office:value-type="float" office:value="-44.399849548461" calcext:value-type="float">
            <text:p>-44,3998495484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335</text:p>
          </table:table-cell>
          <table:table-cell office:value-type="float" office:value="7.2654837369919" calcext:value-type="float">
            <text:p>7,2654837369919</text:p>
          </table:table-cell>
          <table:table-cell office:value-type="float" office:value="2.5696021318436" calcext:value-type="float">
            <text:p>2,5696021318436</text:p>
          </table:table-cell>
          <table:table-cell office:value-type="float" office:value="-163.54352957124" calcext:value-type="float">
            <text:p>-163,543529571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346</text:p>
          </table:table-cell>
          <table:table-cell office:value-type="float" office:value="10.084997415543" calcext:value-type="float">
            <text:p>10,084997415543</text:p>
          </table:table-cell>
          <table:table-cell office:value-type="float" office:value="5.5568718910217" calcext:value-type="float">
            <text:p>5,5568718910217</text:p>
          </table:table-cell>
          <table:table-cell office:value-type="float" office:value="154.05321121216" calcext:value-type="float">
            <text:p>154,0532112121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357</text:p>
          </table:table-cell>
          <table:table-cell office:value-type="float" office:value="-1.5370813012123" calcext:value-type="float">
            <text:p>-1,5370813012123</text:p>
          </table:table-cell>
          <table:table-cell office:value-type="float" office:value="4.8012438416481" calcext:value-type="float">
            <text:p>4,8012438416481</text:p>
          </table:table-cell>
          <table:table-cell office:value-type="float" office:value="-25.82005102923" calcext:value-type="float">
            <text:p>-25,820051029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368</text:p>
          </table:table-cell>
          <table:table-cell office:value-type="float" office:value="1.5012139081955" calcext:value-type="float">
            <text:p>1,5012139081955</text:p>
          </table:table-cell>
          <table:table-cell office:value-type="float" office:value="1.7626950144768" calcext:value-type="float">
            <text:p>1,7626950144768</text:p>
          </table:table-cell>
          <table:table-cell office:value-type="float" office:value="104.71785448159" calcext:value-type="float">
            <text:p>104,7178544815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379</text:p>
          </table:table-cell>
          <table:table-cell office:value-type="float" office:value="2.5450241565704" calcext:value-type="float">
            <text:p>2,5450241565704</text:p>
          </table:table-cell>
          <table:table-cell office:value-type="float" office:value="1.8486504256725" calcext:value-type="float">
            <text:p>1,8486504256725</text:p>
          </table:table-cell>
          <table:table-cell office:value-type="float" office:value="167.21668668613" calcext:value-type="float">
            <text:p>167,2166866861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390</text:p>
          </table:table-cell>
          <table:table-cell office:value-type="float" office:value="3.9710327982903" calcext:value-type="float">
            <text:p>3,9710327982903</text:p>
          </table:table-cell>
          <table:table-cell office:value-type="float" office:value="0.21588947623968" calcext:value-type="float">
            <text:p>0,21588947623968</text:p>
          </table:table-cell>
          <table:table-cell office:value-type="float" office:value="-99.732266869515" calcext:value-type="float">
            <text:p>-99,7322668695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401</text:p>
          </table:table-cell>
          <table:table-cell office:value-type="float" office:value="2.8686088323593" calcext:value-type="float">
            <text:p>2,8686088323593</text:p>
          </table:table-cell>
          <table:table-cell office:value-type="float" office:value="2.5701278448105" calcext:value-type="float">
            <text:p>2,5701278448105</text:p>
          </table:table-cell>
          <table:table-cell office:value-type="float" office:value="-92.966184494602" calcext:value-type="float">
            <text:p>-92,96618449460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412</text:p>
          </table:table-cell>
          <table:table-cell office:value-type="float" office:value="8.9097517728806" calcext:value-type="float">
            <text:p>8,9097517728806</text:p>
          </table:table-cell>
          <table:table-cell office:value-type="float" office:value="0.41241515427828" calcext:value-type="float">
            <text:p>0,41241515427828</text:p>
          </table:table-cell>
          <table:table-cell office:value-type="float" office:value="-34.151456917927" calcext:value-type="float">
            <text:p>-34,15145691792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423</text:p>
          </table:table-cell>
          <table:table-cell office:value-type="float" office:value="10.079778432846" calcext:value-type="float">
            <text:p>10,079778432846</text:p>
          </table:table-cell>
          <table:table-cell office:value-type="float" office:value="8.0617541074753" calcext:value-type="float">
            <text:p>8,0617541074753</text:p>
          </table:table-cell>
          <table:table-cell office:value-type="float" office:value="-129.34531679579" calcext:value-type="float">
            <text:p>-129,3453167957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434</text:p>
          </table:table-cell>
          <table:table-cell office:value-type="float" office:value="-1.5850184857845" calcext:value-type="float">
            <text:p>-1,5850184857845</text:p>
          </table:table-cell>
          <table:table-cell office:value-type="float" office:value="9.545773267746" calcext:value-type="float">
            <text:p>9,545773267746</text:p>
          </table:table-cell>
          <table:table-cell office:value-type="float" office:value="3.3391616574139" calcext:value-type="float">
            <text:p>3,339161657413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445</text:p>
          </table:table-cell>
          <table:table-cell office:value-type="float" office:value="0.48385415226221" calcext:value-type="float">
            <text:p>0,48385415226221</text:p>
          </table:table-cell>
          <table:table-cell office:value-type="float" office:value="6.5733182430267" calcext:value-type="float">
            <text:p>6,5733182430267</text:p>
          </table:table-cell>
          <table:table-cell office:value-type="float" office:value="-21.748635419615" calcext:value-type="float">
            <text:p>-21,7486354196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456</text:p>
          </table:table-cell>
          <table:table-cell office:value-type="float" office:value="4.4021764397621" calcext:value-type="float">
            <text:p>4,4021764397621</text:p>
          </table:table-cell>
          <table:table-cell office:value-type="float" office:value="3.4394809603691" calcext:value-type="float">
            <text:p>3,4394809603691</text:p>
          </table:table-cell>
          <table:table-cell office:value-type="float" office:value="-177.35826589499" calcext:value-type="float">
            <text:p>-177,3582658949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467</text:p>
          </table:table-cell>
          <table:table-cell office:value-type="float" office:value="3.5692602396011" calcext:value-type="float">
            <text:p>3,5692602396011</text:p>
          </table:table-cell>
          <table:table-cell office:value-type="float" office:value="4.9744358658791" calcext:value-type="float">
            <text:p>4,9744358658791</text:p>
          </table:table-cell>
          <table:table-cell office:value-type="float" office:value="-61.19413740316" calcext:value-type="float">
            <text:p>-61,1941374031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478</text:p>
          </table:table-cell>
          <table:table-cell office:value-type="float" office:value="2.3350477218628" calcext:value-type="float">
            <text:p>2,3350477218628</text:p>
          </table:table-cell>
          <table:table-cell office:value-type="float" office:value="8.2706022262573" calcext:value-type="float">
            <text:p>8,2706022262573</text:p>
          </table:table-cell>
          <table:table-cell office:value-type="float" office:value="-71.436595005594" calcext:value-type="float">
            <text:p>-71,43659500559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489</text:p>
          </table:table-cell>
          <table:table-cell office:value-type="float" office:value="5.312272310257" calcext:value-type="float">
            <text:p>5,312272310257</text:p>
          </table:table-cell>
          <table:table-cell office:value-type="float" office:value="6.544616818428" calcext:value-type="float">
            <text:p>6,544616818428</text:p>
          </table:table-cell>
          <table:table-cell office:value-type="float" office:value="-78.778604033646" calcext:value-type="float">
            <text:p>-78,77860403364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500</text:p>
          </table:table-cell>
          <table:table-cell office:value-type="float" office:value="9.0575695037842" calcext:value-type="float">
            <text:p>9,0575695037842</text:p>
          </table:table-cell>
          <table:table-cell office:value-type="float" office:value="7.4607586860657" calcext:value-type="float">
            <text:p>7,4607586860657</text:p>
          </table:table-cell>
          <table:table-cell office:value-type="float" office:value="132.79294967651" calcext:value-type="float">
            <text:p>132,7929496765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511</text:p>
          </table:table-cell>
          <table:table-cell office:value-type="float" office:value="1.8342819809914" calcext:value-type="float">
            <text:p>1,8342819809914</text:p>
          </table:table-cell>
          <table:table-cell office:value-type="float" office:value="7.5797271728516" calcext:value-type="float">
            <text:p>7,5797271728516</text:p>
          </table:table-cell>
          <table:table-cell office:value-type="float" office:value="-72.720898184807" calcext:value-type="float">
            <text:p>-72,72089818480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522</text:p>
          </table:table-cell>
          <table:table-cell office:value-type="float" office:value="-0.58977358043194" calcext:value-type="float">
            <text:p>-0,58977358043194</text:p>
          </table:table-cell>
          <table:table-cell office:value-type="float" office:value="0.047428202815354" calcext:value-type="float">
            <text:p>0,047428202815354</text:p>
          </table:table-cell>
          <table:table-cell office:value-type="float" office:value="41.997721240779" calcext:value-type="float">
            <text:p>41,99772124077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533</text:p>
          </table:table-cell>
          <table:table-cell office:value-type="float" office:value="1.4233994483948" calcext:value-type="float">
            <text:p>1,4233994483948</text:p>
          </table:table-cell>
          <table:table-cell office:value-type="float" office:value="6.8284660577774" calcext:value-type="float">
            <text:p>6,8284660577774</text:p>
          </table:table-cell>
          <table:table-cell office:value-type="float" office:value="-23.15096946279" calcext:value-type="float">
            <text:p>-23,1509694627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544</text:p>
          </table:table-cell>
          <table:table-cell office:value-type="float" office:value="4.5534831285477" calcext:value-type="float">
            <text:p>4,5534831285477</text:p>
          </table:table-cell>
          <table:table-cell office:value-type="float" office:value="5.5343723297119" calcext:value-type="float">
            <text:p>5,5343723297119</text:p>
          </table:table-cell>
          <table:table-cell office:value-type="float" office:value="53.28994419924" calcext:value-type="float">
            <text:p>53,2899441992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555</text:p>
          </table:table-cell>
          <table:table-cell office:value-type="float" office:value="5.4615771770477" calcext:value-type="float">
            <text:p>5,4615771770477</text:p>
          </table:table-cell>
          <table:table-cell office:value-type="float" office:value="4.8900502920151" calcext:value-type="float">
            <text:p>4,8900502920151</text:p>
          </table:table-cell>
          <table:table-cell office:value-type="float" office:value="56.816779124509" calcext:value-type="float">
            <text:p>56,81677912450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566</text:p>
          </table:table-cell>
          <table:table-cell office:value-type="float" office:value="7.6510274410248" calcext:value-type="float">
            <text:p>7,6510274410248</text:p>
          </table:table-cell>
          <table:table-cell office:value-type="float" office:value="8.5840451717377" calcext:value-type="float">
            <text:p>8,5840451717377</text:p>
          </table:table-cell>
          <table:table-cell office:value-type="float" office:value="-122.95177787732" calcext:value-type="float">
            <text:p>-122,9517778773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577</text:p>
          </table:table-cell>
          <table:table-cell office:value-type="float" office:value="9.3517875671387" calcext:value-type="float">
            <text:p>9,3517875671387</text:p>
          </table:table-cell>
          <table:table-cell office:value-type="float" office:value="3.930190205574" calcext:value-type="float">
            <text:p>3,930190205574</text:p>
          </table:table-cell>
          <table:table-cell office:value-type="float" office:value="-133.68215834259" calcext:value-type="float">
            <text:p>-133,6821583425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588</text:p>
          </table:table-cell>
          <table:table-cell office:value-type="float" office:value="-0.73823347687721" calcext:value-type="float">
            <text:p>-0,73823347687721</text:p>
          </table:table-cell>
          <table:table-cell office:value-type="float" office:value="8.8917857408524" calcext:value-type="float">
            <text:p>8,8917857408524</text:p>
          </table:table-cell>
          <table:table-cell office:value-type="float" office:value="-164.47753966994" calcext:value-type="float">
            <text:p>-164,4775396699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599</text:p>
          </table:table-cell>
          <table:table-cell office:value-type="float" office:value="0.67774042487144" calcext:value-type="float">
            <text:p>0,67774042487144</text:p>
          </table:table-cell>
          <table:table-cell office:value-type="float" office:value="8.3180105686188" calcext:value-type="float">
            <text:p>8,3180105686188</text:p>
          </table:table-cell>
          <table:table-cell office:value-type="float" office:value="-25.115875491671" calcext:value-type="float">
            <text:p>-25,11587549167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610</text:p>
          </table:table-cell>
          <table:table-cell office:value-type="float" office:value="5.127774477005" calcext:value-type="float">
            <text:p>5,127774477005</text:p>
          </table:table-cell>
          <table:table-cell office:value-type="float" office:value="8.9759027957916" calcext:value-type="float">
            <text:p>8,9759027957916</text:p>
          </table:table-cell>
          <table:table-cell office:value-type="float" office:value="138.39322442462" calcext:value-type="float">
            <text:p>138,3932244246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621</text:p>
          </table:table-cell>
          <table:table-cell office:value-type="float" office:value="9.029580950737" calcext:value-type="float">
            <text:p>9,029580950737</text:p>
          </table:table-cell>
          <table:table-cell office:value-type="float" office:value="8.127858042717" calcext:value-type="float">
            <text:p>8,127858042717</text:p>
          </table:table-cell>
          <table:table-cell office:value-type="float" office:value="145.20294651104" calcext:value-type="float">
            <text:p>145,202946511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632</text:p>
          </table:table-cell>
          <table:table-cell office:value-type="float" office:value="2.9254823923111" calcext:value-type="float">
            <text:p>2,9254823923111</text:p>
          </table:table-cell>
          <table:table-cell office:value-type="float" office:value="6.0356295108795" calcext:value-type="float">
            <text:p>6,0356295108795</text:p>
          </table:table-cell>
          <table:table-cell office:value-type="float" office:value="-62.668252143131" calcext:value-type="float">
            <text:p>-62,66825214313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643</text:p>
          </table:table-cell>
          <table:table-cell office:value-type="float" office:value="5.0358259677887" calcext:value-type="float">
            <text:p>5,0358259677887</text:p>
          </table:table-cell>
          <table:table-cell office:value-type="float" office:value="5.8932477235794" calcext:value-type="float">
            <text:p>5,8932477235794</text:p>
          </table:table-cell>
          <table:table-cell office:value-type="float" office:value="48.58398285641" calcext:value-type="float">
            <text:p>48,5839828564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654</text:p>
          </table:table-cell>
          <table:table-cell office:value-type="float" office:value="5.4990911483765" calcext:value-type="float">
            <text:p>5,4990911483765</text:p>
          </table:table-cell>
          <table:table-cell office:value-type="float" office:value="5.4233825206757" calcext:value-type="float">
            <text:p>5,4233825206757</text:p>
          </table:table-cell>
          <table:table-cell office:value-type="float" office:value="115.74769931234" calcext:value-type="float">
            <text:p>115,7476993123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665</text:p>
          </table:table-cell>
          <table:table-cell office:value-type="float" office:value="5.8259528875351" calcext:value-type="float">
            <text:p>5,8259528875351</text:p>
          </table:table-cell>
          <table:table-cell office:value-type="float" office:value="7.0323079824448" calcext:value-type="float">
            <text:p>7,0323079824448</text:p>
          </table:table-cell>
          <table:table-cell office:value-type="float" office:value="136.16777681241" calcext:value-type="float">
            <text:p>136,1677768124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676</text:p>
          </table:table-cell>
          <table:table-cell office:value-type="float" office:value="1.7707788944244" calcext:value-type="float">
            <text:p>1,7707788944244</text:p>
          </table:table-cell>
          <table:table-cell office:value-type="float" office:value="10.784879922867" calcext:value-type="float">
            <text:p>10,784879922867</text:p>
          </table:table-cell>
          <table:table-cell office:value-type="float" office:value="-35.677271663763" calcext:value-type="float">
            <text:p>-35,67727166376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687</text:p>
          </table:table-cell>
          <table:table-cell office:value-type="float" office:value="6.1244523525238" calcext:value-type="float">
            <text:p>6,1244523525238</text:p>
          </table:table-cell>
          <table:table-cell office:value-type="float" office:value="9.3785637617111" calcext:value-type="float">
            <text:p>9,3785637617111</text:p>
          </table:table-cell>
          <table:table-cell office:value-type="float" office:value="-8.5867530411216" calcext:value-type="float">
            <text:p>-8,586753041121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698</text:p>
          </table:table-cell>
          <table:table-cell office:value-type="float" office:value="4.2983514070511" calcext:value-type="float">
            <text:p>4,2983514070511</text:p>
          </table:table-cell>
          <table:table-cell office:value-type="float" office:value="10.025618076324" calcext:value-type="float">
            <text:p>10,025618076324</text:p>
          </table:table-cell>
          <table:table-cell office:value-type="float" office:value="-163.58040396575" calcext:value-type="float">
            <text:p>-163,5804039657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709</text:p>
          </table:table-cell>
          <table:table-cell office:value-type="float" office:value="6.9633185863495" calcext:value-type="float">
            <text:p>6,9633185863495</text:p>
          </table:table-cell>
          <table:table-cell office:value-type="float" office:value="10.944503545761" calcext:value-type="float">
            <text:p>10,944503545761</text:p>
          </table:table-cell>
          <table:table-cell office:value-type="float" office:value="36.94012400451" calcext:value-type="float">
            <text:p>36,9401240045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720</text:p>
          </table:table-cell>
          <table:table-cell office:value-type="float" office:value="9.6984368562698" calcext:value-type="float">
            <text:p>9,6984368562698</text:p>
          </table:table-cell>
          <table:table-cell office:value-type="float" office:value="9.7512626647949" calcext:value-type="float">
            <text:p>9,7512626647949</text:p>
          </table:table-cell>
          <table:table-cell office:value-type="float" office:value="-135.74213586795" calcext:value-type="float">
            <text:p>-135,7421358679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731</text:p>
          </table:table-cell>
          <table:table-cell office:value-type="float" office:value="6.6919010877609" calcext:value-type="float">
            <text:p>6,6919010877609</text:p>
          </table:table-cell>
          <table:table-cell office:value-type="float" office:value="9.4427520036697" calcext:value-type="float">
            <text:p>9,4427520036697</text:p>
          </table:table-cell>
          <table:table-cell office:value-type="float" office:value="-110.35964367496" calcext:value-type="float">
            <text:p>-110,3596436749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742</text:p>
          </table:table-cell>
          <table:table-cell office:value-type="float" office:value="0.56783270090818" calcext:value-type="float">
            <text:p>0,56783270090818</text:p>
          </table:table-cell>
          <table:table-cell office:value-type="float" office:value="10.652725696564" calcext:value-type="float">
            <text:p>10,652725696564</text:p>
          </table:table-cell>
          <table:table-cell office:value-type="float" office:value="-83.132645886415" calcext:value-type="float">
            <text:p>-83,1326458864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753</text:p>
          </table:table-cell>
          <table:table-cell office:value-type="float" office:value="0.37788938730955" calcext:value-type="float">
            <text:p>0,37788938730955</text:p>
          </table:table-cell>
          <table:table-cell office:value-type="float" office:value="10.735185146332" calcext:value-type="float">
            <text:p>10,735185146332</text:p>
          </table:table-cell>
          <table:table-cell office:value-type="float" office:value="123.18908333019" calcext:value-type="float">
            <text:p>123,189083330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15</text:p>
          </table:table-cell>
          <table:table-cell office:value-type="float" office:value="1.1815389245749" calcext:value-type="float">
            <text:p>1,1815389245749</text:p>
          </table:table-cell>
          <table:table-cell office:value-type="float" office:value="-0.58501340448856" calcext:value-type="float">
            <text:p>-0,58501340448856</text:p>
          </table:table-cell>
          <table:table-cell office:value-type="float" office:value="47.480915002762" calcext:value-type="float">
            <text:p>47,48091500276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214</text:p>
          </table:table-cell>
          <table:table-cell office:value-type="float" office:value="1.0541925579309" calcext:value-type="float">
            <text:p>1,0541925579309</text:p>
          </table:table-cell>
          <table:table-cell office:value-type="float" office:value="0.015529458178207" calcext:value-type="float">
            <text:p>0,015529458178207</text:p>
          </table:table-cell>
          <table:table-cell office:value-type="float" office:value="87.265953896152" calcext:value-type="float">
            <text:p>87,26595389615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225</text:p>
          </table:table-cell>
          <table:table-cell office:value-type="float" office:value="3.0581361055374" calcext:value-type="float">
            <text:p>3,0581361055374</text:p>
          </table:table-cell>
          <table:table-cell office:value-type="float" office:value="-0.32916530966759" calcext:value-type="float">
            <text:p>-0,32916530966759</text:p>
          </table:table-cell>
          <table:table-cell office:value-type="float" office:value="88.008006666876" calcext:value-type="float">
            <text:p>88,00800666687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236</text:p>
          </table:table-cell>
          <table:table-cell office:value-type="float" office:value="3.2022276520729" calcext:value-type="float">
            <text:p>3,2022276520729</text:p>
          </table:table-cell>
          <table:table-cell office:value-type="float" office:value="-0.51001973450184" calcext:value-type="float">
            <text:p>-0,51001973450184</text:p>
          </table:table-cell>
          <table:table-cell office:value-type="float" office:value="-83.37638864092" calcext:value-type="float">
            <text:p>-83,3763886409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247</text:p>
          </table:table-cell>
          <table:table-cell office:value-type="float" office:value="4.1544526815414" calcext:value-type="float">
            <text:p>4,1544526815414</text:p>
          </table:table-cell>
          <table:table-cell office:value-type="float" office:value="2.2535002231598" calcext:value-type="float">
            <text:p>2,2535002231598</text:p>
          </table:table-cell>
          <table:table-cell office:value-type="float" office:value="-143.0210429392" calcext:value-type="float">
            <text:p>-143,021042939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258</text:p>
          </table:table-cell>
          <table:table-cell office:value-type="float" office:value="9.5809185504913" calcext:value-type="float">
            <text:p>9,5809185504913</text:p>
          </table:table-cell>
          <table:table-cell office:value-type="float" office:value="1.855540573597" calcext:value-type="float">
            <text:p>1,855540573597</text:p>
          </table:table-cell>
          <table:table-cell office:value-type="float" office:value="-85.744208591" calcext:value-type="float">
            <text:p>-85,74420859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269</text:p>
          </table:table-cell>
          <table:table-cell office:value-type="float" office:value="3.8180357217789" calcext:value-type="float">
            <text:p>3,8180357217789</text:p>
          </table:table-cell>
          <table:table-cell office:value-type="float" office:value="-0.58501105755568" calcext:value-type="float">
            <text:p>-0,58501105755568</text:p>
          </table:table-cell>
          <table:table-cell office:value-type="float" office:value="29.717645827372" calcext:value-type="float">
            <text:p>29,71764582737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280</text:p>
          </table:table-cell>
          <table:table-cell office:value-type="float" office:value="-1.5838678181171" calcext:value-type="float">
            <text:p>-1,5838678181171</text:p>
          </table:table-cell>
          <table:table-cell office:value-type="float" office:value="3.5809057950974" calcext:value-type="float">
            <text:p>3,5809057950974</text:p>
          </table:table-cell>
          <table:table-cell office:value-type="float" office:value="-35.310311302258" calcext:value-type="float">
            <text:p>-35,31031130225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291</text:p>
          </table:table-cell>
          <table:table-cell office:value-type="float" office:value="2.8358188271523" calcext:value-type="float">
            <text:p>2,8358188271523</text:p>
          </table:table-cell>
          <table:table-cell office:value-type="float" office:value="0.52429210394621" calcext:value-type="float">
            <text:p>0,52429210394621</text:p>
          </table:table-cell>
          <table:table-cell office:value-type="float" office:value="-103.82259803213" calcext:value-type="float">
            <text:p>-103,822598032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302</text:p>
          </table:table-cell>
          <table:table-cell office:value-type="float" office:value="2.8078180551529" calcext:value-type="float">
            <text:p>2,8078180551529</text:p>
          </table:table-cell>
          <table:table-cell office:value-type="float" office:value="-0.40261007845402" calcext:value-type="float">
            <text:p>-0,40261007845402</text:p>
          </table:table-cell>
          <table:table-cell office:value-type="float" office:value="-168.02010566566" calcext:value-type="float">
            <text:p>-168,0201056656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313</text:p>
          </table:table-cell>
          <table:table-cell office:value-type="float" office:value="4.3556046485901" calcext:value-type="float">
            <text:p>4,3556046485901</text:p>
          </table:table-cell>
          <table:table-cell office:value-type="float" office:value="3.2155555486679" calcext:value-type="float">
            <text:p>3,2155555486679</text:p>
          </table:table-cell>
          <table:table-cell office:value-type="float" office:value="-60.5657761264" calcext:value-type="float">
            <text:p>-60,565776126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324</text:p>
          </table:table-cell>
          <table:table-cell office:value-type="float" office:value="7.6653361320496" calcext:value-type="float">
            <text:p>7,6653361320496</text:p>
          </table:table-cell>
          <table:table-cell office:value-type="float" office:value="3.1222108006477" calcext:value-type="float">
            <text:p>3,1222108006477</text:p>
          </table:table-cell>
          <table:table-cell office:value-type="float" office:value="-135.1648424841" calcext:value-type="float">
            <text:p>-135,16484248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335</text:p>
          </table:table-cell>
          <table:table-cell office:value-type="float" office:value="7.2330075502396" calcext:value-type="float">
            <text:p>7,2330075502396</text:p>
          </table:table-cell>
          <table:table-cell office:value-type="float" office:value="2.7892285585403" calcext:value-type="float">
            <text:p>2,7892285585403</text:p>
          </table:table-cell>
          <table:table-cell office:value-type="float" office:value="-72.789747244234" calcext:value-type="float">
            <text:p>-72,78974724423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346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5.3706806898117" calcext:value-type="float">
            <text:p>5,3706806898117</text:p>
          </table:table-cell>
          <table:table-cell office:value-type="float" office:value="170.57837953993" calcext:value-type="float">
            <text:p>170,5783795399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357</text:p>
          </table:table-cell>
          <table:table-cell office:value-type="float" office:value="-1.580009162426" calcext:value-type="float">
            <text:p>-1,580009162426</text:p>
          </table:table-cell>
          <table:table-cell office:value-type="float" office:value="4.9690443277359" calcext:value-type="float">
            <text:p>4,9690443277359</text:p>
          </table:table-cell>
          <table:table-cell office:value-type="float" office:value="-58.478293145538" calcext:value-type="float">
            <text:p>-58,47829314553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368</text:p>
          </table:table-cell>
          <table:table-cell office:value-type="float" office:value="1.5819272398949" calcext:value-type="float">
            <text:p>1,5819272398949</text:p>
          </table:table-cell>
          <table:table-cell office:value-type="float" office:value="1.3809582591057" calcext:value-type="float">
            <text:p>1,3809582591057</text:p>
          </table:table-cell>
          <table:table-cell office:value-type="float" office:value="101.49690072248" calcext:value-type="float">
            <text:p>101,4969007224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379</text:p>
          </table:table-cell>
          <table:table-cell office:value-type="float" office:value="2.8372555971146" calcext:value-type="float">
            <text:p>2,8372555971146</text:p>
          </table:table-cell>
          <table:table-cell office:value-type="float" office:value="1.8538624048233" calcext:value-type="float">
            <text:p>1,8538624048233</text:p>
          </table:table-cell>
          <table:table-cell office:value-type="float" office:value="-172.18807396615" calcext:value-type="float">
            <text:p>-172,188073966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390</text:p>
          </table:table-cell>
          <table:table-cell office:value-type="float" office:value="4.0374144911766" calcext:value-type="float">
            <text:p>4,0374144911766</text:p>
          </table:table-cell>
          <table:table-cell office:value-type="float" office:value="0.60844846069813" calcext:value-type="float">
            <text:p>0,60844846069813</text:p>
          </table:table-cell>
          <table:table-cell office:value-type="float" office:value="-99.701221581477" calcext:value-type="float">
            <text:p>-99,70122158147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401</text:p>
          </table:table-cell>
          <table:table-cell office:value-type="float" office:value="2.9584240913391" calcext:value-type="float">
            <text:p>2,9584240913391</text:p>
          </table:table-cell>
          <table:table-cell office:value-type="float" office:value="2.7719324827194" calcext:value-type="float">
            <text:p>2,7719324827194</text:p>
          </table:table-cell>
          <table:table-cell office:value-type="float" office:value="-116.10709481938" calcext:value-type="float">
            <text:p>-116,1070948193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412</text:p>
          </table:table-cell>
          <table:table-cell office:value-type="float" office:value="8.763592839241" calcext:value-type="float">
            <text:p>8,763592839241</text:p>
          </table:table-cell>
          <table:table-cell office:value-type="float" office:value="0.692393258214" calcext:value-type="float">
            <text:p>0,692393258214</text:p>
          </table:table-cell>
          <table:table-cell office:value-type="float" office:value="-70.684571934354" calcext:value-type="float">
            <text:p>-70,68457193435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423</text:p>
          </table:table-cell>
          <table:table-cell office:value-type="float" office:value="10.084937810898" calcext:value-type="float">
            <text:p>10,084937810898</text:p>
          </table:table-cell>
          <table:table-cell office:value-type="float" office:value="8.4002864360809" calcext:value-type="float">
            <text:p>8,4002864360809</text:p>
          </table:table-cell>
          <table:table-cell office:value-type="float" office:value="-136.8858297919" calcext:value-type="float">
            <text:p>-136,88582979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434</text:p>
          </table:table-cell>
          <table:table-cell office:value-type="float" office:value="-1.5850141644478" calcext:value-type="float">
            <text:p>-1,5850141644478</text:p>
          </table:table-cell>
          <table:table-cell office:value-type="float" office:value="9.4063520431519" calcext:value-type="float">
            <text:p>9,4063520431519</text:p>
          </table:table-cell>
          <table:table-cell office:value-type="float" office:value="33.140598968336" calcext:value-type="float">
            <text:p>33,14059896833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445</text:p>
          </table:table-cell>
          <table:table-cell office:value-type="float" office:value="0.13134328648448" calcext:value-type="float">
            <text:p>0,13134328648448</text:p>
          </table:table-cell>
          <table:table-cell office:value-type="float" office:value="6.7135947942734" calcext:value-type="float">
            <text:p>6,7135947942734</text:p>
          </table:table-cell>
          <table:table-cell office:value-type="float" office:value="-21.87564057909" calcext:value-type="float">
            <text:p>-21,8756405790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456</text:p>
          </table:table-cell>
          <table:table-cell office:value-type="float" office:value="4.5591774582863" calcext:value-type="float">
            <text:p>4,5591774582863</text:p>
          </table:table-cell>
          <table:table-cell office:value-type="float" office:value="3.4750944375992" calcext:value-type="float">
            <text:p>3,4750944375992</text:p>
          </table:table-cell>
          <table:table-cell office:value-type="float" office:value="132.28989710474" calcext:value-type="float">
            <text:p>132,2898971047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467</text:p>
          </table:table-cell>
          <table:table-cell office:value-type="float" office:value="3.3777484297752" calcext:value-type="float">
            <text:p>3,3777484297752</text:p>
          </table:table-cell>
          <table:table-cell office:value-type="float" office:value="5.3231334686279" calcext:value-type="float">
            <text:p>5,3231334686279</text:p>
          </table:table-cell>
          <table:table-cell office:value-type="float" office:value="-61.222975421104" calcext:value-type="float">
            <text:p>-61,22297542110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478</text:p>
          </table:table-cell>
          <table:table-cell office:value-type="float" office:value="2.2093895077705" calcext:value-type="float">
            <text:p>2,2093895077705</text:p>
          </table:table-cell>
          <table:table-cell office:value-type="float" office:value="8.6471337080002" calcext:value-type="float">
            <text:p>8,6471337080002</text:p>
          </table:table-cell>
          <table:table-cell office:value-type="float" office:value="-71.617926002308" calcext:value-type="float">
            <text:p>-71,61792600230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489</text:p>
          </table:table-cell>
          <table:table-cell office:value-type="float" office:value="5.5214273929596" calcext:value-type="float">
            <text:p>5,5214273929596</text:p>
          </table:table-cell>
          <table:table-cell office:value-type="float" office:value="6.6185635328293" calcext:value-type="float">
            <text:p>6,6185635328293</text:p>
          </table:table-cell>
          <table:table-cell office:value-type="float" office:value="-169.53911750939" calcext:value-type="float">
            <text:p>-169,5391175093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500</text:p>
          </table:table-cell>
          <table:table-cell office:value-type="float" office:value="9.223221540451" calcext:value-type="float">
            <text:p>9,223221540451</text:p>
          </table:table-cell>
          <table:table-cell office:value-type="float" office:value="7.2938275337219" calcext:value-type="float">
            <text:p>7,2938275337219</text:p>
          </table:table-cell>
          <table:table-cell office:value-type="float" office:value="133.17577094789" calcext:value-type="float">
            <text:p>133,1757709478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511</text:p>
          </table:table-cell>
          <table:table-cell office:value-type="float" office:value="1.7165146768093" calcext:value-type="float">
            <text:p>1,7165146768093</text:p>
          </table:table-cell>
          <table:table-cell office:value-type="float" office:value="7.9598498344421" calcext:value-type="float">
            <text:p>7,9598498344421</text:p>
          </table:table-cell>
          <table:table-cell office:value-type="float" office:value="-72.702720666387" calcext:value-type="float">
            <text:p>-72,70272066638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522</text:p>
          </table:table-cell>
          <table:table-cell office:value-type="float" office:value="-0.85732027888298" calcext:value-type="float">
            <text:p>-0,85732027888298</text:p>
          </table:table-cell>
          <table:table-cell office:value-type="float" office:value="-0.072406060062349" calcext:value-type="float">
            <text:p>-0,072406060062349</text:p>
          </table:table-cell>
          <table:table-cell office:value-type="float" office:value="20.809484705044" calcext:value-type="float">
            <text:p>20,80948470504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533</text:p>
          </table:table-cell>
          <table:table-cell office:value-type="float" office:value="1.437550932169" calcext:value-type="float">
            <text:p>1,437550932169</text:p>
          </table:table-cell>
          <table:table-cell office:value-type="float" office:value="7.1032929420471" calcext:value-type="float">
            <text:p>7,1032929420471</text:p>
          </table:table-cell>
          <table:table-cell office:value-type="float" office:value="-91.635651649184" calcext:value-type="float">
            <text:p>-91,63565164918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544</text:p>
          </table:table-cell>
          <table:table-cell office:value-type="float" office:value="4.3586182594299" calcext:value-type="float">
            <text:p>4,3586182594299</text:p>
          </table:table-cell>
          <table:table-cell office:value-type="float" office:value="5.6400686502457" calcext:value-type="float">
            <text:p>5,6400686502457</text:p>
          </table:table-cell>
          <table:table-cell office:value-type="float" office:value="-37.306766601125" calcext:value-type="float">
            <text:p>-37,30676660112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555</text:p>
          </table:table-cell>
          <table:table-cell office:value-type="float" office:value="5.6283342838287" calcext:value-type="float">
            <text:p>5,6283342838287</text:p>
          </table:table-cell>
          <table:table-cell office:value-type="float" office:value="4.7433820366859" calcext:value-type="float">
            <text:p>4,7433820366859</text:p>
          </table:table-cell>
          <table:table-cell office:value-type="float" office:value="147.54832474289" calcext:value-type="float">
            <text:p>147,5483247428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566</text:p>
          </table:table-cell>
          <table:table-cell office:value-type="float" office:value="7.8234040737152" calcext:value-type="float">
            <text:p>7,8234040737152</text:p>
          </table:table-cell>
          <table:table-cell office:value-type="float" office:value="8.6882150173187" calcext:value-type="float">
            <text:p>8,6882150173187</text:p>
          </table:table-cell>
          <table:table-cell office:value-type="float" office:value="-150.19128125185" calcext:value-type="float">
            <text:p>-150,1912812518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577</text:p>
          </table:table-cell>
          <table:table-cell office:value-type="float" office:value="9.5653355121613" calcext:value-type="float">
            <text:p>9,5653355121613</text:p>
          </table:table-cell>
          <table:table-cell office:value-type="float" office:value="4.0062084794044" calcext:value-type="float">
            <text:p>4,0062084794044</text:p>
          </table:table-cell>
          <table:table-cell office:value-type="float" office:value="-163.59385259592" calcext:value-type="float">
            <text:p>-163,5938525959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588</text:p>
          </table:table-cell>
          <table:table-cell office:value-type="float" office:value="-0.3852454572916" calcext:value-type="float">
            <text:p>-0,3852454572916</text:p>
          </table:table-cell>
          <table:table-cell office:value-type="float" office:value="8.8935345411301" calcext:value-type="float">
            <text:p>8,8935345411301</text:p>
          </table:table-cell>
          <table:table-cell office:value-type="float" office:value="175.74820245148" calcext:value-type="float">
            <text:p>175,7482024514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599</text:p>
          </table:table-cell>
          <table:table-cell office:value-type="float" office:value="0.31760960817337" calcext:value-type="float">
            <text:p>0,31760960817337</text:p>
          </table:table-cell>
          <table:table-cell office:value-type="float" office:value="8.4862244129181" calcext:value-type="float">
            <text:p>8,4862244129181</text:p>
          </table:table-cell>
          <table:table-cell office:value-type="float" office:value="-25.185252450834" calcext:value-type="float">
            <text:p>-25,18525245083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610</text:p>
          </table:table-cell>
          <table:table-cell office:value-type="float" office:value="5.348664522171" calcext:value-type="float">
            <text:p>5,348664522171</text:p>
          </table:table-cell>
          <table:table-cell office:value-type="float" office:value="8.8587868213654" calcext:value-type="float">
            <text:p>8,8587868213654</text:p>
          </table:table-cell>
          <table:table-cell office:value-type="float" office:value="158.18690190649" calcext:value-type="float">
            <text:p>158,186901906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621</text:p>
          </table:table-cell>
          <table:table-cell office:value-type="float" office:value="9.3424737453461" calcext:value-type="float">
            <text:p>9,3424737453461</text:p>
          </table:table-cell>
          <table:table-cell office:value-type="float" office:value="7.9611957073212" calcext:value-type="float">
            <text:p>7,9611957073212</text:p>
          </table:table-cell>
          <table:table-cell office:value-type="float" office:value="162.71464839862" calcext:value-type="float">
            <text:p>162,7146483986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632</text:p>
          </table:table-cell>
          <table:table-cell office:value-type="float" office:value="2.8659343719482" calcext:value-type="float">
            <text:p>2,8659343719482</text:p>
          </table:table-cell>
          <table:table-cell office:value-type="float" office:value="6.2480884790421" calcext:value-type="float">
            <text:p>6,2480884790421</text:p>
          </table:table-cell>
          <table:table-cell office:value-type="float" office:value="-75.39490681545" calcext:value-type="float">
            <text:p>-75,3949068154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643</text:p>
          </table:table-cell>
          <table:table-cell office:value-type="float" office:value="5.1799947023392" calcext:value-type="float">
            <text:p>5,1799947023392</text:p>
          </table:table-cell>
          <table:table-cell office:value-type="float" office:value="5.7237833738327" calcext:value-type="float">
            <text:p>5,7237833738327</text:p>
          </table:table-cell>
          <table:table-cell office:value-type="float" office:value="139.32112523705" calcext:value-type="float">
            <text:p>139,3211252370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654</text:p>
          </table:table-cell>
          <table:table-cell office:value-type="float" office:value="5.7108283042908" calcext:value-type="float">
            <text:p>5,7108283042908</text:p>
          </table:table-cell>
          <table:table-cell office:value-type="float" office:value="5.4901838302612" calcext:value-type="float">
            <text:p>5,4901838302612</text:p>
          </table:table-cell>
          <table:table-cell office:value-type="float" office:value="-153.67107330614" calcext:value-type="float">
            <text:p>-153,671073306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665</text:p>
          </table:table-cell>
          <table:table-cell office:value-type="float" office:value="5.9765064716339" calcext:value-type="float">
            <text:p>5,9765064716339</text:p>
          </table:table-cell>
          <table:table-cell office:value-type="float" office:value="6.7664206027985" calcext:value-type="float">
            <text:p>6,7664206027985</text:p>
          </table:table-cell>
          <table:table-cell office:value-type="float" office:value="99.879614107168" calcext:value-type="float">
            <text:p>99,87961410716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676</text:p>
          </table:table-cell>
          <table:table-cell office:value-type="float" office:value="1.5425010025501" calcext:value-type="float">
            <text:p>1,5425010025501</text:p>
          </table:table-cell>
          <table:table-cell office:value-type="float" office:value="10.966970920563" calcext:value-type="float">
            <text:p>10,966970920563</text:p>
          </table:table-cell>
          <table:table-cell office:value-type="float" office:value="-45.710985068303" calcext:value-type="float">
            <text:p>-45,71098506830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687</text:p>
          </table:table-cell>
          <table:table-cell office:value-type="float" office:value="6.1209189891815" calcext:value-type="float">
            <text:p>6,1209189891815</text:p>
          </table:table-cell>
          <table:table-cell office:value-type="float" office:value="9.6113550662994" calcext:value-type="float">
            <text:p>9,6113550662994</text:p>
          </table:table-cell>
          <table:table-cell office:value-type="float" office:value="-95.430604971139" calcext:value-type="float">
            <text:p>-95,43060497113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698</text:p>
          </table:table-cell>
          <table:table-cell office:value-type="float" office:value="4.5571041107178" calcext:value-type="float">
            <text:p>4,5571041107178</text:p>
          </table:table-cell>
          <table:table-cell office:value-type="float" office:value="10.114712715149" calcext:value-type="float">
            <text:p>10,114712715149</text:p>
          </table:table-cell>
          <table:table-cell office:value-type="float" office:value="-160.77990440806" calcext:value-type="float">
            <text:p>-160,7799044080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709</text:p>
          </table:table-cell>
          <table:table-cell office:value-type="float" office:value="6.8848669528961" calcext:value-type="float">
            <text:p>6,8848669528961</text:p>
          </table:table-cell>
          <table:table-cell office:value-type="float" office:value="10.658692121506" calcext:value-type="float">
            <text:p>10,658692121506</text:p>
          </table:table-cell>
          <table:table-cell office:value-type="float" office:value="83.202567829448" calcext:value-type="float">
            <text:p>83,20256782944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720</text:p>
          </table:table-cell>
          <table:table-cell office:value-type="float" office:value="9.880992770195" calcext:value-type="float">
            <text:p>9,880992770195</text:p>
          </table:table-cell>
          <table:table-cell office:value-type="float" office:value="9.7821742296219" calcext:value-type="float">
            <text:p>9,7821742296219</text:p>
          </table:table-cell>
          <table:table-cell office:value-type="float" office:value="-151.31269746525" calcext:value-type="float">
            <text:p>-151,3126974652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731</text:p>
          </table:table-cell>
          <table:table-cell office:value-type="float" office:value="6.9688844680786" calcext:value-type="float">
            <text:p>6,9688844680786</text:p>
          </table:table-cell>
          <table:table-cell office:value-type="float" office:value="9.6533185243607" calcext:value-type="float">
            <text:p>9,6533185243607</text:p>
          </table:table-cell>
          <table:table-cell office:value-type="float" office:value="-138.13793279563" calcext:value-type="float">
            <text:p>-138,1379327956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742</text:p>
          </table:table-cell>
          <table:table-cell office:value-type="float" office:value="0.57363905012608" calcext:value-type="float">
            <text:p>0,57363905012608</text:p>
          </table:table-cell>
          <table:table-cell office:value-type="float" office:value="10.631530284882" calcext:value-type="float">
            <text:p>10,631530284882</text:p>
          </table:table-cell>
          <table:table-cell office:value-type="float" office:value="-79.032132580022" calcext:value-type="float">
            <text:p>-79,03213258002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753</text:p>
          </table:table-cell>
          <table:table-cell office:value-type="float" office:value="0.37361349910498" calcext:value-type="float">
            <text:p>0,37361349910498</text:p>
          </table:table-cell>
          <table:table-cell office:value-type="float" office:value="10.673069953918" calcext:value-type="float">
            <text:p>10,673069953918</text:p>
          </table:table-cell>
          <table:table-cell office:value-type="float" office:value="134.23437221794" calcext:value-type="float">
            <text:p>134,2343722179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15</text:p>
          </table:table-cell>
          <table:table-cell office:value-type="float" office:value="0.99509157240391" calcext:value-type="float">
            <text:p>0,99509157240391</text:p>
          </table:table-cell>
          <table:table-cell office:value-type="float" office:value="-0.58501102030277" calcext:value-type="float">
            <text:p>-0,58501102030277</text:p>
          </table:table-cell>
          <table:table-cell office:value-type="float" office:value="35.602825842086" calcext:value-type="float">
            <text:p>35,6028258420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214</text:p>
          </table:table-cell>
          <table:table-cell office:value-type="float" office:value="0.84591135382652" calcext:value-type="float">
            <text:p>0,84591135382652</text:p>
          </table:table-cell>
          <table:table-cell office:value-type="float" office:value="-0.035773969721049" calcext:value-type="float">
            <text:p>-0,035773969721049</text:p>
          </table:table-cell>
          <table:table-cell office:value-type="float" office:value="2.3177595939606" calcext:value-type="float">
            <text:p>2,317759593960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225</text:p>
          </table:table-cell>
          <table:table-cell office:value-type="float" office:value="3.0634319782257" calcext:value-type="float">
            <text:p>3,0634319782257</text:p>
          </table:table-cell>
          <table:table-cell office:value-type="float" office:value="-0.47389514744282" calcext:value-type="float">
            <text:p>-0,47389514744282</text:p>
          </table:table-cell>
          <table:table-cell office:value-type="float" office:value="87.049983109638" calcext:value-type="float">
            <text:p>87,04998310963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236</text:p>
          </table:table-cell>
          <table:table-cell office:value-type="float" office:value="3.2682907581329" calcext:value-type="float">
            <text:p>3,2682907581329</text:p>
          </table:table-cell>
          <table:table-cell office:value-type="float" office:value="-0.53547997027636" calcext:value-type="float">
            <text:p>-0,53547997027636</text:p>
          </table:table-cell>
          <table:table-cell office:value-type="float" office:value="-97.242958226781" calcext:value-type="float">
            <text:p>-97,24295822678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247</text:p>
          </table:table-cell>
          <table:table-cell office:value-type="float" office:value="4.4271022081375" calcext:value-type="float">
            <text:p>4,4271022081375</text:p>
          </table:table-cell>
          <table:table-cell office:value-type="float" office:value="2.4652735888958" calcext:value-type="float">
            <text:p>2,4652735888958</text:p>
          </table:table-cell>
          <table:table-cell office:value-type="float" office:value="-140.22560028514" calcext:value-type="float">
            <text:p>-140,2256002851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258</text:p>
          </table:table-cell>
          <table:table-cell office:value-type="float" office:value="9.6960306167603" calcext:value-type="float">
            <text:p>9,6960306167603</text:p>
          </table:table-cell>
          <table:table-cell office:value-type="float" office:value="2.1556332707405" calcext:value-type="float">
            <text:p>2,1556332707405</text:p>
          </table:table-cell>
          <table:table-cell office:value-type="float" office:value="-117.9118900542" calcext:value-type="float">
            <text:p>-117,91189005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269</text:p>
          </table:table-cell>
          <table:table-cell office:value-type="float" office:value="3.5425692796707" calcext:value-type="float">
            <text:p>3,5425692796707</text:p>
          </table:table-cell>
          <table:table-cell office:value-type="float" office:value="-0.58296680450439" calcext:value-type="float">
            <text:p>-0,58296680450439</text:p>
          </table:table-cell>
          <table:table-cell office:value-type="float" office:value="14.787115678666" calcext:value-type="float">
            <text:p>14,78711567866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280</text:p>
          </table:table-cell>
          <table:table-cell office:value-type="float" office:value="-1.5825848281384" calcext:value-type="float">
            <text:p>-1,5825848281384</text:p>
          </table:table-cell>
          <table:table-cell office:value-type="float" office:value="3.8234502077103" calcext:value-type="float">
            <text:p>3,8234502077103</text:p>
          </table:table-cell>
          <table:table-cell office:value-type="float" office:value="-35.007932383543" calcext:value-type="float">
            <text:p>-35,0079323835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291</text:p>
          </table:table-cell>
          <table:table-cell office:value-type="float" office:value="2.6301729679108" calcext:value-type="float">
            <text:p>2,6301729679108</text:p>
          </table:table-cell>
          <table:table-cell office:value-type="float" office:value="0.60792297124863" calcext:value-type="float">
            <text:p>0,60792297124863</text:p>
          </table:table-cell>
          <table:table-cell office:value-type="float" office:value="-13.071757592973" calcext:value-type="float">
            <text:p>-13,07175759297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302</text:p>
          </table:table-cell>
          <table:table-cell office:value-type="float" office:value="2.7565026283264" calcext:value-type="float">
            <text:p>2,7565026283264</text:p>
          </table:table-cell>
          <table:table-cell office:value-type="float" office:value="-0.44968299567699" calcext:value-type="float">
            <text:p>-0,44968299567699</text:p>
          </table:table-cell>
          <table:table-cell office:value-type="float" office:value="-175.46114800083" calcext:value-type="float">
            <text:p>-175,4611480008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313</text:p>
          </table:table-cell>
          <table:table-cell office:value-type="float" office:value="4.1458934545517" calcext:value-type="float">
            <text:p>4,1458934545517</text:p>
          </table:table-cell>
          <table:table-cell office:value-type="float" office:value="3.1285330653191" calcext:value-type="float">
            <text:p>3,1285330653191</text:p>
          </table:table-cell>
          <table:table-cell office:value-type="float" office:value="28.731952806947" calcext:value-type="float">
            <text:p>28,73195280694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324</text:p>
          </table:table-cell>
          <table:table-cell office:value-type="float" office:value="8.0064737796783" calcext:value-type="float">
            <text:p>8,0064737796783</text:p>
          </table:table-cell>
          <table:table-cell office:value-type="float" office:value="3.1791660189629" calcext:value-type="float">
            <text:p>3,1791660189629</text:p>
          </table:table-cell>
          <table:table-cell office:value-type="float" office:value="-165.60122465632" calcext:value-type="float">
            <text:p>-165,601224656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335</text:p>
          </table:table-cell>
          <table:table-cell office:value-type="float" office:value="6.9611704349518" calcext:value-type="float">
            <text:p>6,9611704349518</text:p>
          </table:table-cell>
          <table:table-cell office:value-type="float" office:value="2.9993516206741" calcext:value-type="float">
            <text:p>2,9993516206741</text:p>
          </table:table-cell>
          <table:table-cell office:value-type="float" office:value="-42.376760084918" calcext:value-type="float">
            <text:p>-42,37676008491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346</text:p>
          </table:table-cell>
          <table:table-cell office:value-type="float" office:value="10.081832408905" calcext:value-type="float">
            <text:p>10,081832408905</text:p>
          </table:table-cell>
          <table:table-cell office:value-type="float" office:value="5.5208766460419" calcext:value-type="float">
            <text:p>5,5208766460419</text:p>
          </table:table-cell>
          <table:table-cell office:value-type="float" office:value="-142.31317210349" calcext:value-type="float">
            <text:p>-142,3131721034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357</text:p>
          </table:table-cell>
          <table:table-cell office:value-type="float" office:value="-1.5519753098488" calcext:value-type="float">
            <text:p>-1,5519753098488</text:p>
          </table:table-cell>
          <table:table-cell office:value-type="float" office:value="5.1727724075317" calcext:value-type="float">
            <text:p>5,1727724075317</text:p>
          </table:table-cell>
          <table:table-cell office:value-type="float" office:value="-97.646970657786" calcext:value-type="float">
            <text:p>-97,6469706577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368</text:p>
          </table:table-cell>
          <table:table-cell office:value-type="float" office:value="1.6458041965961" calcext:value-type="float">
            <text:p>1,6458041965961</text:p>
          </table:table-cell>
          <table:table-cell office:value-type="float" office:value="0.99433094263077" calcext:value-type="float">
            <text:p>0,99433094263077</text:p>
          </table:table-cell>
          <table:table-cell office:value-type="float" office:value="98.768817391365" calcext:value-type="float">
            <text:p>98,76881739136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379</text:p>
          </table:table-cell>
          <table:table-cell office:value-type="float" office:value="3.0680283904076" calcext:value-type="float">
            <text:p>3,0680283904076</text:p>
          </table:table-cell>
          <table:table-cell office:value-type="float" office:value="1.9874848425388" calcext:value-type="float">
            <text:p>1,9874848425388</text:p>
          </table:table-cell>
          <table:table-cell office:value-type="float" office:value="-145.76150201688" calcext:value-type="float">
            <text:p>-145,761502016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390</text:p>
          </table:table-cell>
          <table:table-cell office:value-type="float" office:value="4.112323820591" calcext:value-type="float">
            <text:p>4,112323820591</text:p>
          </table:table-cell>
          <table:table-cell office:value-type="float" office:value="0.97864530980587" calcext:value-type="float">
            <text:p>0,97864530980587</text:p>
          </table:table-cell>
          <table:table-cell office:value-type="float" office:value="-106.2209849145" calcext:value-type="float">
            <text:p>-106,220984914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401</text:p>
          </table:table-cell>
          <table:table-cell office:value-type="float" office:value="3.1199154257774" calcext:value-type="float">
            <text:p>3,1199154257774</text:p>
          </table:table-cell>
          <table:table-cell office:value-type="float" office:value="2.9224401712418" calcext:value-type="float">
            <text:p>2,9224401712418</text:p>
          </table:table-cell>
          <table:table-cell office:value-type="float" office:value="-139.15715855398" calcext:value-type="float">
            <text:p>-139,1571585539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412</text:p>
          </table:table-cell>
          <table:table-cell office:value-type="float" office:value="8.8212996721268" calcext:value-type="float">
            <text:p>8,8212996721268</text:p>
          </table:table-cell>
          <table:table-cell office:value-type="float" office:value="0.9952138364315" calcext:value-type="float">
            <text:p>0,9952138364315</text:p>
          </table:table-cell>
          <table:table-cell office:value-type="float" office:value="-107.58302090274" calcext:value-type="float">
            <text:p>-107,583020902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423</text:p>
          </table:table-cell>
          <table:table-cell office:value-type="float" office:value="10.085000991821" calcext:value-type="float">
            <text:p>10,085000991821</text:p>
          </table:table-cell>
          <table:table-cell office:value-type="float" office:value="8.7235653400421" calcext:value-type="float">
            <text:p>8,7235653400421</text:p>
          </table:table-cell>
          <table:table-cell office:value-type="float" office:value="-134.44076222219" calcext:value-type="float">
            <text:p>-134,440762222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434</text:p>
          </table:table-cell>
          <table:table-cell office:value-type="float" office:value="-1.5850102901459" calcext:value-type="float">
            <text:p>-1,5850102901459</text:p>
          </table:table-cell>
          <table:table-cell office:value-type="float" office:value="9.2340314388275" calcext:value-type="float">
            <text:p>9,2340314388275</text:p>
          </table:table-cell>
          <table:table-cell office:value-type="float" office:value="34.405378399381" calcext:value-type="float">
            <text:p>34,40537839938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445</text:p>
          </table:table-cell>
          <table:table-cell office:value-type="float" office:value="-0.22204946726561" calcext:value-type="float">
            <text:p>-0,22204946726561</text:p>
          </table:table-cell>
          <table:table-cell office:value-type="float" office:value="6.8765205144882" calcext:value-type="float">
            <text:p>6,8765205144882</text:p>
          </table:table-cell>
          <table:table-cell office:value-type="float" office:value="-26.041821879186" calcext:value-type="float">
            <text:p>-26,04182187918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456</text:p>
          </table:table-cell>
          <table:table-cell office:value-type="float" office:value="4.4136834144592" calcext:value-type="float">
            <text:p>4,4136834144592</text:p>
          </table:table-cell>
          <table:table-cell office:value-type="float" office:value="3.3222168684006" calcext:value-type="float">
            <text:p>3,3222168684006</text:p>
          </table:table-cell>
          <table:table-cell office:value-type="float" office:value="39.181330021779" calcext:value-type="float">
            <text:p>39,18133002177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467</text:p>
          </table:table-cell>
          <table:table-cell office:value-type="float" office:value="3.1865194439888" calcext:value-type="float">
            <text:p>3,1865194439888</text:p>
          </table:table-cell>
          <table:table-cell office:value-type="float" office:value="5.6720054149628" calcext:value-type="float">
            <text:p>5,6720054149628</text:p>
          </table:table-cell>
          <table:table-cell office:value-type="float" office:value="-61.258756431045" calcext:value-type="float">
            <text:p>-61,25875643104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478</text:p>
          </table:table-cell>
          <table:table-cell office:value-type="float" office:value="2.3105272650719" calcext:value-type="float">
            <text:p>2,3105272650719</text:p>
          </table:table-cell>
          <table:table-cell office:value-type="float" office:value="8.9235031604767" calcext:value-type="float">
            <text:p>8,9235031604767</text:p>
          </table:table-cell>
          <table:table-cell office:value-type="float" office:value="-119.15208883346" calcext:value-type="float">
            <text:p>-119,152088833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489</text:p>
          </table:table-cell>
          <table:table-cell office:value-type="float" office:value="5.5716472864151" calcext:value-type="float">
            <text:p>5,5716472864151</text:p>
          </table:table-cell>
          <table:table-cell office:value-type="float" office:value="6.4036202430725" calcext:value-type="float">
            <text:p>6,4036202430725</text:p>
          </table:table-cell>
          <table:table-cell office:value-type="float" office:value="104.24495882289" calcext:value-type="float">
            <text:p>104,2449588228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500</text:p>
          </table:table-cell>
          <table:table-cell office:value-type="float" office:value="9.3697154521942" calcext:value-type="float">
            <text:p>9,3697154521942</text:p>
          </table:table-cell>
          <table:table-cell office:value-type="float" office:value="7.1267688274384" calcext:value-type="float">
            <text:p>7,1267688274384</text:p>
          </table:table-cell>
          <table:table-cell office:value-type="float" office:value="132.20045824719" calcext:value-type="float">
            <text:p>132,200458247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511</text:p>
          </table:table-cell>
          <table:table-cell office:value-type="float" office:value="1.5982016921043" calcext:value-type="float">
            <text:p>1,5982016921043</text:p>
          </table:table-cell>
          <table:table-cell office:value-type="float" office:value="8.337122797966" calcext:value-type="float">
            <text:p>8,337122797966</text:p>
          </table:table-cell>
          <table:table-cell office:value-type="float" office:value="-72.155891710026" calcext:value-type="float">
            <text:p>-72,15589171002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522</text:p>
          </table:table-cell>
          <table:table-cell office:value-type="float" office:value="-1.0000069439411" calcext:value-type="float">
            <text:p>-1,0000069439411</text:p>
          </table:table-cell>
          <table:table-cell office:value-type="float" office:value="0.11718937195837" calcext:value-type="float">
            <text:p>0,11718937195837</text:p>
          </table:table-cell>
          <table:table-cell office:value-type="float" office:value="-2.8559010547058" calcext:value-type="float">
            <text:p>-2,855901054705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533</text:p>
          </table:table-cell>
          <table:table-cell office:value-type="float" office:value="1.4483715593815" calcext:value-type="float">
            <text:p>1,4483715593815</text:p>
          </table:table-cell>
          <table:table-cell office:value-type="float" office:value="7.5018608570099" calcext:value-type="float">
            <text:p>7,5018608570099</text:p>
          </table:table-cell>
          <table:table-cell office:value-type="float" office:value="-91.655175397351" calcext:value-type="float">
            <text:p>-91,65517539735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544</text:p>
          </table:table-cell>
          <table:table-cell office:value-type="float" office:value="4.3151706457138" calcext:value-type="float">
            <text:p>4,3151706457138</text:p>
          </table:table-cell>
          <table:table-cell office:value-type="float" office:value="5.9649699926376" calcext:value-type="float">
            <text:p>5,9649699926376</text:p>
          </table:table-cell>
          <table:table-cell office:value-type="float" office:value="-77.1402150962" calcext:value-type="float">
            <text:p>-77,140215096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555</text:p>
          </table:table-cell>
          <table:table-cell office:value-type="float" office:value="5.9792083501816" calcext:value-type="float">
            <text:p>5,9792083501816</text:p>
          </table:table-cell>
          <table:table-cell office:value-type="float" office:value="4.5836383104324" calcext:value-type="float">
            <text:p>4,5836383104324</text:p>
          </table:table-cell>
          <table:table-cell office:value-type="float" office:value="154.17573862015" calcext:value-type="float">
            <text:p>154,1757386201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566</text:p>
          </table:table-cell>
          <table:table-cell office:value-type="float" office:value="8.0241459608078" calcext:value-type="float">
            <text:p>8,0241459608078</text:p>
          </table:table-cell>
          <table:table-cell office:value-type="float" office:value="8.7024182081223" calcext:value-type="float">
            <text:p>8,7024182081223</text:p>
          </table:table-cell>
          <table:table-cell office:value-type="float" office:value="-177.20914190742" calcext:value-type="float">
            <text:p>-177,2091419074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577</text:p>
          </table:table-cell>
          <table:table-cell office:value-type="float" office:value="9.7864770889282" calcext:value-type="float">
            <text:p>9,7864770889282</text:p>
          </table:table-cell>
          <table:table-cell office:value-type="float" office:value="3.9668464660645" calcext:value-type="float">
            <text:p>3,9668464660645</text:p>
          </table:table-cell>
          <table:table-cell office:value-type="float" office:value="167.46502165582" calcext:value-type="float">
            <text:p>167,4650216558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588</text:p>
          </table:table-cell>
          <table:table-cell office:value-type="float" office:value="-0.24250756949186" calcext:value-type="float">
            <text:p>-0,24250756949186</text:p>
          </table:table-cell>
          <table:table-cell office:value-type="float" office:value="8.7131452560425" calcext:value-type="float">
            <text:p>8,7131452560425</text:p>
          </table:table-cell>
          <table:table-cell office:value-type="float" office:value="107.72015866201" calcext:value-type="float">
            <text:p>107,7201586620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599</text:p>
          </table:table-cell>
          <table:table-cell office:value-type="float" office:value="0.21053038537502" calcext:value-type="float">
            <text:p>0,21053038537502</text:p>
          </table:table-cell>
          <table:table-cell office:value-type="float" office:value="8.6983096599579" calcext:value-type="float">
            <text:p>8,6983096599579</text:p>
          </table:table-cell>
          <table:table-cell office:value-type="float" office:value="-86.78627925314" calcext:value-type="float">
            <text:p>-86,7862792531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610</text:p>
          </table:table-cell>
          <table:table-cell office:value-type="float" office:value="5.6138044595718" calcext:value-type="float">
            <text:p>5,6138044595718</text:p>
          </table:table-cell>
          <table:table-cell office:value-type="float" office:value="8.9245110750198" calcext:value-type="float">
            <text:p>8,9245110750198</text:p>
          </table:table-cell>
          <table:table-cell office:value-type="float" office:value="-159.13237887583" calcext:value-type="float">
            <text:p>-159,132378875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621</text:p>
          </table:table-cell>
          <table:table-cell office:value-type="float" office:value="9.5826923847198" calcext:value-type="float">
            <text:p>9,5826923847198</text:p>
          </table:table-cell>
          <table:table-cell office:value-type="float" office:value="8.097135424614" calcext:value-type="float">
            <text:p>8,097135424614</text:p>
          </table:table-cell>
          <table:table-cell office:value-type="float" office:value="-140.85163128604" calcext:value-type="float">
            <text:p>-140,851631286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632</text:p>
          </table:table-cell>
          <table:table-cell office:value-type="float" office:value="2.8547176718712" calcext:value-type="float">
            <text:p>2,8547176718712</text:p>
          </table:table-cell>
          <table:table-cell office:value-type="float" office:value="6.4688247442245" calcext:value-type="float">
            <text:p>6,4688247442245</text:p>
          </table:table-cell>
          <table:table-cell office:value-type="float" office:value="-88.118561513864" calcext:value-type="float">
            <text:p>-88,11856151386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643</text:p>
          </table:table-cell>
          <table:table-cell office:value-type="float" office:value="5.3555089235306" calcext:value-type="float">
            <text:p>5,3555089235306</text:p>
          </table:table-cell>
          <table:table-cell office:value-type="float" office:value="5.8755242824554" calcext:value-type="float">
            <text:p>5,8755242824554</text:p>
          </table:table-cell>
          <table:table-cell office:value-type="float" office:value="-131.00578526782" calcext:value-type="float">
            <text:p>-131,0057852678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654</text:p>
          </table:table-cell>
          <table:table-cell office:value-type="float" office:value="5.6660270690918" calcext:value-type="float">
            <text:p>5,6660270690918</text:p>
          </table:table-cell>
          <table:table-cell office:value-type="float" office:value="5.7150948047638" calcext:value-type="float">
            <text:p>5,7150948047638</text:p>
          </table:table-cell>
          <table:table-cell office:value-type="float" office:value="-78.886903774966" calcext:value-type="float">
            <text:p>-78,88690377496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665</text:p>
          </table:table-cell>
          <table:table-cell office:value-type="float" office:value="5.8063840866089" calcext:value-type="float">
            <text:p>5,8063840866089</text:p>
          </table:table-cell>
          <table:table-cell office:value-type="float" office:value="6.6439336538315" calcext:value-type="float">
            <text:p>6,6439336538315</text:p>
          </table:table-cell>
          <table:table-cell office:value-type="float" office:value="24.319088572909" calcext:value-type="float">
            <text:p>24,31908857290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676</text:p>
          </table:table-cell>
          <table:table-cell office:value-type="float" office:value="1.4981065690517" calcext:value-type="float">
            <text:p>1,4981065690517</text:p>
          </table:table-cell>
          <table:table-cell office:value-type="float" office:value="11.084997653961" calcext:value-type="float">
            <text:p>11,084997653961</text:p>
          </table:table-cell>
          <table:table-cell office:value-type="float" office:value="-84.811490052825" calcext:value-type="float">
            <text:p>-84,81149005282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687</text:p>
          </table:table-cell>
          <table:table-cell office:value-type="float" office:value="6.1578643321991" calcext:value-type="float">
            <text:p>6,1578643321991</text:p>
          </table:table-cell>
          <table:table-cell office:value-type="float" office:value="10.007717609406" calcext:value-type="float">
            <text:p>10,007717609406</text:p>
          </table:table-cell>
          <table:table-cell office:value-type="float" office:value="-95.464130875411" calcext:value-type="float">
            <text:p>-95,4641308754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698</text:p>
          </table:table-cell>
          <table:table-cell office:value-type="float" office:value="4.8110613226891" calcext:value-type="float">
            <text:p>4,8110613226891</text:p>
          </table:table-cell>
          <table:table-cell office:value-type="float" office:value="10.215834379196" calcext:value-type="float">
            <text:p>10,215834379196</text:p>
          </table:table-cell>
          <table:table-cell office:value-type="float" office:value="-158.01597856412" calcext:value-type="float">
            <text:p>-158,015978564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709</text:p>
          </table:table-cell>
          <table:table-cell office:value-type="float" office:value="7.0348036289215" calcext:value-type="float">
            <text:p>7,0348036289215</text:p>
          </table:table-cell>
          <table:table-cell office:value-type="float" office:value="10.414994955063" calcext:value-type="float">
            <text:p>10,414994955063</text:p>
          </table:table-cell>
          <table:table-cell office:value-type="float" office:value="133.46132199476" calcext:value-type="float">
            <text:p>133,4613219947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720</text:p>
          </table:table-cell>
          <table:table-cell office:value-type="float" office:value="10.010794401169" calcext:value-type="float">
            <text:p>10,010794401169</text:p>
          </table:table-cell>
          <table:table-cell office:value-type="float" office:value="9.6524286270142" calcext:value-type="float">
            <text:p>9,6524286270142</text:p>
          </table:table-cell>
          <table:table-cell office:value-type="float" office:value="-177.00212320704" calcext:value-type="float">
            <text:p>-177,0021232070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731</text:p>
          </table:table-cell>
          <table:table-cell office:value-type="float" office:value="7.2275900840759" calcext:value-type="float">
            <text:p>7,2275900840759</text:p>
          </table:table-cell>
          <table:table-cell office:value-type="float" office:value="9.9135988950729" calcext:value-type="float">
            <text:p>9,9135988950729</text:p>
          </table:table-cell>
          <table:table-cell office:value-type="float" office:value="-125.89674087087" calcext:value-type="float">
            <text:p>-125,8967408708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742</text:p>
          </table:table-cell>
          <table:table-cell office:value-type="float" office:value="0.54112263023853" calcext:value-type="float">
            <text:p>0,54112263023853</text:p>
          </table:table-cell>
          <table:table-cell office:value-type="float" office:value="10.730435848236" calcext:value-type="float">
            <text:p>10,730435848236</text:p>
          </table:table-cell>
          <table:table-cell office:value-type="float" office:value="-68.347674266548" calcext:value-type="float">
            <text:p>-68,3476742665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753</text:p>
          </table:table-cell>
          <table:table-cell office:value-type="float" office:value="0.33572286367416" calcext:value-type="float">
            <text:p>0,33572286367416</text:p>
          </table:table-cell>
          <table:table-cell office:value-type="float" office:value="10.698575973511" calcext:value-type="float">
            <text:p>10,698575973511</text:p>
          </table:table-cell>
          <table:table-cell office:value-type="float" office:value="155.42342708369" calcext:value-type="float">
            <text:p>155,4234270836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15</text:p>
          </table:table-cell>
          <table:table-cell office:value-type="float" office:value="0.67867331206799" calcext:value-type="float">
            <text:p>0,67867331206799</text:p>
          </table:table-cell>
          <table:table-cell office:value-type="float" office:value="-0.57327419519424" calcext:value-type="float">
            <text:p>-0,57327419519424</text:p>
          </table:table-cell>
          <table:table-cell office:value-type="float" office:value="-2.1087811298811" calcext:value-type="float">
            <text:p>-2,10878112988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214</text:p>
          </table:table-cell>
          <table:table-cell office:value-type="float" office:value="0.80641746520996" calcext:value-type="float">
            <text:p>0,80641746520996</text:p>
          </table:table-cell>
          <table:table-cell office:value-type="float" office:value="0.182313490659" calcext:value-type="float">
            <text:p>0,182313490659</text:p>
          </table:table-cell>
          <table:table-cell office:value-type="float" office:value="-88.479385254489" calcext:value-type="float">
            <text:p>-88,47938525448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225</text:p>
          </table:table-cell>
          <table:table-cell office:value-type="float" office:value="3.0435189604759" calcext:value-type="float">
            <text:p>3,0435189604759</text:p>
          </table:table-cell>
          <table:table-cell office:value-type="float" office:value="-0.45538697391748" calcext:value-type="float">
            <text:p>-0,45538697391748</text:p>
          </table:table-cell>
          <table:table-cell office:value-type="float" office:value="88.901103681819" calcext:value-type="float">
            <text:p>88,90110368181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236</text:p>
          </table:table-cell>
          <table:table-cell office:value-type="float" office:value="3.2685095071793" calcext:value-type="float">
            <text:p>3,2685095071793</text:p>
          </table:table-cell>
          <table:table-cell office:value-type="float" office:value="-0.49181308597326" calcext:value-type="float">
            <text:p>-0,49181308597326</text:p>
          </table:table-cell>
          <table:table-cell office:value-type="float" office:value="-94.093176969297" calcext:value-type="float">
            <text:p>-94,09317696929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247</text:p>
          </table:table-cell>
          <table:table-cell office:value-type="float" office:value="4.4593340158463" calcext:value-type="float">
            <text:p>4,4593340158463</text:p>
          </table:table-cell>
          <table:table-cell office:value-type="float" office:value="2.6783177256584" calcext:value-type="float">
            <text:p>2,6783177256584</text:p>
          </table:table-cell>
          <table:table-cell office:value-type="float" office:value="-74.804499650457" calcext:value-type="float">
            <text:p>-74,80449965045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258</text:p>
          </table:table-cell>
          <table:table-cell office:value-type="float" office:value="9.9532622098923" calcext:value-type="float">
            <text:p>9,9532622098923</text:p>
          </table:table-cell>
          <table:table-cell office:value-type="float" office:value="2.3483090102673" calcext:value-type="float">
            <text:p>2,3483090102673</text:p>
          </table:table-cell>
          <table:table-cell office:value-type="float" office:value="-150.08617966038" calcext:value-type="float">
            <text:p>-150,0861796603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269</text:p>
          </table:table-cell>
          <table:table-cell office:value-type="float" office:value="3.5518726706505" calcext:value-type="float">
            <text:p>3,5518726706505</text:p>
          </table:table-cell>
          <table:table-cell office:value-type="float" office:value="-0.56676369160414" calcext:value-type="float">
            <text:p>-0,56676369160414</text:p>
          </table:table-cell>
          <table:table-cell office:value-type="float" office:value="-30.899099103964" calcext:value-type="float">
            <text:p>-30,89909910396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280</text:p>
          </table:table-cell>
          <table:table-cell office:value-type="float" office:value="-1.5838406980038" calcext:value-type="float">
            <text:p>-1,5838406980038</text:p>
          </table:table-cell>
          <table:table-cell office:value-type="float" office:value="4.0642014145851" calcext:value-type="float">
            <text:p>4,0642014145851</text:p>
          </table:table-cell>
          <table:table-cell office:value-type="float" office:value="-34.875520095704" calcext:value-type="float">
            <text:p>-34,87552009570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291</text:p>
          </table:table-cell>
          <table:table-cell office:value-type="float" office:value="2.2582915425301" calcext:value-type="float">
            <text:p>2,2582915425301</text:p>
          </table:table-cell>
          <table:table-cell office:value-type="float" office:value="0.65904840826988" calcext:value-type="float">
            <text:p>0,65904840826988</text:p>
          </table:table-cell>
          <table:table-cell office:value-type="float" office:value="-2.6690762276482" calcext:value-type="float">
            <text:p>-2,669076227648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302</text:p>
          </table:table-cell>
          <table:table-cell office:value-type="float" office:value="2.7595910429955" calcext:value-type="float">
            <text:p>2,7595910429955</text:p>
          </table:table-cell>
          <table:table-cell office:value-type="float" office:value="-0.47653794288635" calcext:value-type="float">
            <text:p>-0,47653794288635</text:p>
          </table:table-cell>
          <table:table-cell office:value-type="float" office:value="-179.63916177203" calcext:value-type="float">
            <text:p>-179,6391617720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313</text:p>
          </table:table-cell>
          <table:table-cell office:value-type="float" office:value="4.1895231604576" calcext:value-type="float">
            <text:p>4,1895231604576</text:p>
          </table:table-cell>
          <table:table-cell office:value-type="float" office:value="2.8681522607803" calcext:value-type="float">
            <text:p>2,8681522607803</text:p>
          </table:table-cell>
          <table:table-cell office:value-type="float" office:value="112.71890105715" calcext:value-type="float">
            <text:p>112,7189010571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324</text:p>
          </table:table-cell>
          <table:table-cell office:value-type="float" office:value="8.3922183513641" calcext:value-type="float">
            <text:p>8,3922183513641</text:p>
          </table:table-cell>
          <table:table-cell office:value-type="float" office:value="3.277944624424" calcext:value-type="float">
            <text:p>3,277944624424</text:p>
          </table:table-cell>
          <table:table-cell office:value-type="float" office:value="-165.61480995956" calcext:value-type="float">
            <text:p>-165,6148099595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335</text:p>
          </table:table-cell>
          <table:table-cell office:value-type="float" office:value="6.6673898696899" calcext:value-type="float">
            <text:p>6,6673898696899</text:p>
          </table:table-cell>
          <table:table-cell office:value-type="float" office:value="3.2665586471558" calcext:value-type="float">
            <text:p>3,2665586471558</text:p>
          </table:table-cell>
          <table:table-cell office:value-type="float" office:value="-42.353016555689" calcext:value-type="float">
            <text:p>-42,35301655568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346</text:p>
          </table:table-cell>
          <table:table-cell office:value-type="float" office:value="10.072758197784" calcext:value-type="float">
            <text:p>10,072758197784</text:p>
          </table:table-cell>
          <table:table-cell office:value-type="float" office:value="5.7953381538391" calcext:value-type="float">
            <text:p>5,7953381538391</text:p>
          </table:table-cell>
          <table:table-cell office:value-type="float" office:value="-91.356961590469" calcext:value-type="float">
            <text:p>-91,35696159046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357</text:p>
          </table:table-cell>
          <table:table-cell office:value-type="float" office:value="-1.410696208477" calcext:value-type="float">
            <text:p>-1,410696208477</text:p>
          </table:table-cell>
          <table:table-cell office:value-type="float" office:value="5.3198826313019" calcext:value-type="float">
            <text:p>5,3198826313019</text:p>
          </table:table-cell>
          <table:table-cell office:value-type="float" office:value="-135.76911513213" calcext:value-type="float">
            <text:p>-135,769115132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368</text:p>
          </table:table-cell>
          <table:table-cell office:value-type="float" office:value="1.6756467521191" calcext:value-type="float">
            <text:p>1,6756467521191</text:p>
          </table:table-cell>
          <table:table-cell office:value-type="float" office:value="0.62178511172533" calcext:value-type="float">
            <text:p>0,62178511172533</text:p>
          </table:table-cell>
          <table:table-cell office:value-type="float" office:value="88.18507346378" calcext:value-type="float">
            <text:p>88,1850734637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379</text:p>
          </table:table-cell>
          <table:table-cell office:value-type="float" office:value="3.2147163152695" calcext:value-type="float">
            <text:p>3,2147163152695</text:p>
          </table:table-cell>
          <table:table-cell office:value-type="float" office:value="2.208799123764" calcext:value-type="float">
            <text:p>2,208799123764</text:p>
          </table:table-cell>
          <table:table-cell office:value-type="float" office:value="-119.40308892803" calcext:value-type="float">
            <text:p>-119,4030889280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390</text:p>
          </table:table-cell>
          <table:table-cell office:value-type="float" office:value="4.3269100785255" calcext:value-type="float">
            <text:p>4,3269100785255</text:p>
          </table:table-cell>
          <table:table-cell office:value-type="float" office:value="1.1305405199528" calcext:value-type="float">
            <text:p>1,1305405199528</text:p>
          </table:table-cell>
          <table:table-cell office:value-type="float" office:value="-151.59920522362" calcext:value-type="float">
            <text:p>-151,5992052236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401</text:p>
          </table:table-cell>
          <table:table-cell office:value-type="float" office:value="3.3551341295242" calcext:value-type="float">
            <text:p>3,3551341295242</text:p>
          </table:table-cell>
          <table:table-cell office:value-type="float" office:value="2.9767417907715" calcext:value-type="float">
            <text:p>2,9767417907715</text:p>
          </table:table-cell>
          <table:table-cell office:value-type="float" office:value="-171.29006355431" calcext:value-type="float">
            <text:p>-171,2900635543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412</text:p>
          </table:table-cell>
          <table:table-cell office:value-type="float" office:value="8.9004784822464" calcext:value-type="float">
            <text:p>8,9004784822464</text:p>
          </table:table-cell>
          <table:table-cell office:value-type="float" office:value="1.2155337631702" calcext:value-type="float">
            <text:p>1,2155337631702</text:p>
          </table:table-cell>
          <table:table-cell office:value-type="float" office:value="-110.29725925178" calcext:value-type="float">
            <text:p>-110,2972592517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423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9.0439164638519" calcext:value-type="float">
            <text:p>9,0439164638519</text:p>
          </table:table-cell>
          <table:table-cell office:value-type="float" office:value="-131.80537740136" calcext:value-type="float">
            <text:p>-131,8053774013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434</text:p>
          </table:table-cell>
          <table:table-cell office:value-type="float" office:value="-1.5850104391575" calcext:value-type="float">
            <text:p>-1,5850104391575</text:p>
          </table:table-cell>
          <table:table-cell office:value-type="float" office:value="9.0630322694778" calcext:value-type="float">
            <text:p>9,0630322694778</text:p>
          </table:table-cell>
          <table:table-cell office:value-type="float" office:value="33.241839545548" calcext:value-type="float">
            <text:p>33,24183954554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445</text:p>
          </table:table-cell>
          <table:table-cell office:value-type="float" office:value="-0.56271653622389" calcext:value-type="float">
            <text:p>-0,56271653622389</text:p>
          </table:table-cell>
          <table:table-cell office:value-type="float" office:value="7.0645678043365" calcext:value-type="float">
            <text:p>7,0645678043365</text:p>
          </table:table-cell>
          <table:table-cell office:value-type="float" office:value="-30.152450701234" calcext:value-type="float">
            <text:p>-30,15245070123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456</text:p>
          </table:table-cell>
          <table:table-cell office:value-type="float" office:value="4.345740377903" calcext:value-type="float">
            <text:p>4,345740377903</text:p>
          </table:table-cell>
          <table:table-cell office:value-type="float" office:value="3.1605663895607" calcext:value-type="float">
            <text:p>3,1605663895607</text:p>
          </table:table-cell>
          <table:table-cell office:value-type="float" office:value="89.890316033819" calcext:value-type="float">
            <text:p>89,89031603381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467</text:p>
          </table:table-cell>
          <table:table-cell office:value-type="float" office:value="2.9992172122002" calcext:value-type="float">
            <text:p>2,9992172122002</text:p>
          </table:table-cell>
          <table:table-cell office:value-type="float" office:value="6.019481420517" calcext:value-type="float">
            <text:p>6,019481420517</text:p>
          </table:table-cell>
          <table:table-cell office:value-type="float" office:value="-62.4087304826" calcext:value-type="float">
            <text:p>-62,408730482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478</text:p>
          </table:table-cell>
          <table:table-cell office:value-type="float" office:value="2.5821757316589" calcext:value-type="float">
            <text:p>2,5821757316589</text:p>
          </table:table-cell>
          <table:table-cell office:value-type="float" office:value="9.0351331233978" calcext:value-type="float">
            <text:p>9,0351331233978</text:p>
          </table:table-cell>
          <table:table-cell office:value-type="float" office:value="-166.80886791011" calcext:value-type="float">
            <text:p>-166,808867910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489</text:p>
          </table:table-cell>
          <table:table-cell office:value-type="float" office:value="5.3677141666412" calcext:value-type="float">
            <text:p>5,3677141666412</text:p>
          </table:table-cell>
          <table:table-cell office:value-type="float" office:value="6.3244712352753" calcext:value-type="float">
            <text:p>6,3244712352753</text:p>
          </table:table-cell>
          <table:table-cell office:value-type="float" office:value="13.24510688235" calcext:value-type="float">
            <text:p>13,2451068823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500</text:p>
          </table:table-cell>
          <table:table-cell office:value-type="float" office:value="9.5249193906784" calcext:value-type="float">
            <text:p>9,5249193906784</text:p>
          </table:table-cell>
          <table:table-cell office:value-type="float" office:value="6.9983947277069" calcext:value-type="float">
            <text:p>6,9983947277069</text:p>
          </table:table-cell>
          <table:table-cell office:value-type="float" office:value="140.80028321333" calcext:value-type="float">
            <text:p>140,8002832133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511</text:p>
          </table:table-cell>
          <table:table-cell office:value-type="float" office:value="1.3829699158669" calcext:value-type="float">
            <text:p>1,3829699158669</text:p>
          </table:table-cell>
          <table:table-cell office:value-type="float" office:value="8.5905629396439" calcext:value-type="float">
            <text:p>8,5905629396439</text:p>
          </table:table-cell>
          <table:table-cell office:value-type="float" office:value="-43.177179090536" calcext:value-type="float">
            <text:p>-43,17717909053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522</text:p>
          </table:table-cell>
          <table:table-cell office:value-type="float" office:value="-1.164735108614" calcext:value-type="float">
            <text:p>-1,164735108614</text:p>
          </table:table-cell>
          <table:table-cell office:value-type="float" office:value="0.31089920550585" calcext:value-type="float">
            <text:p>0,31089920550585</text:p>
          </table:table-cell>
          <table:table-cell office:value-type="float" office:value="-7.5760283477747" calcext:value-type="float">
            <text:p>-7,576028347774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533</text:p>
          </table:table-cell>
          <table:table-cell office:value-type="float" office:value="1.488034427166" calcext:value-type="float">
            <text:p>1,488034427166</text:p>
          </table:table-cell>
          <table:table-cell office:value-type="float" office:value="7.8599846363068" calcext:value-type="float">
            <text:p>7,8599846363068</text:p>
          </table:table-cell>
          <table:table-cell office:value-type="float" office:value="-105.24902753769" calcext:value-type="float">
            <text:p>-105,2490275376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544</text:p>
          </table:table-cell>
          <table:table-cell office:value-type="float" office:value="4.2269262671471" calcext:value-type="float">
            <text:p>4,2269262671471</text:p>
          </table:table-cell>
          <table:table-cell office:value-type="float" office:value="6.3531285524368" calcext:value-type="float">
            <text:p>6,3531285524368</text:p>
          </table:table-cell>
          <table:table-cell office:value-type="float" office:value="-77.15457260229" calcext:value-type="float">
            <text:p>-77,1545726022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555</text:p>
          </table:table-cell>
          <table:table-cell office:value-type="float" office:value="6.3368684053421" calcext:value-type="float">
            <text:p>6,3368684053421</text:p>
          </table:table-cell>
          <table:table-cell office:value-type="float" office:value="4.4098410010338" calcext:value-type="float">
            <text:p>4,4098410010338</text:p>
          </table:table-cell>
          <table:table-cell office:value-type="float" office:value="154.15076845011" calcext:value-type="float">
            <text:p>154,1507684501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566</text:p>
          </table:table-cell>
          <table:table-cell office:value-type="float" office:value="8.2688343524933" calcext:value-type="float">
            <text:p>8,2688343524933</text:p>
          </table:table-cell>
          <table:table-cell office:value-type="float" office:value="8.6621725559235" calcext:value-type="float">
            <text:p>8,6621725559235</text:p>
          </table:table-cell>
          <table:table-cell office:value-type="float" office:value="168.35540571031" calcext:value-type="float">
            <text:p>168,3554057103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577</text:p>
          </table:table-cell>
          <table:table-cell office:value-type="float" office:value="9.9676036834717" calcext:value-type="float">
            <text:p>9,9676036834717</text:p>
          </table:table-cell>
          <table:table-cell office:value-type="float" office:value="3.8280099630356" calcext:value-type="float">
            <text:p>3,8280099630356</text:p>
          </table:table-cell>
          <table:table-cell office:value-type="float" office:value="141.55887342562" calcext:value-type="float">
            <text:p>141,5588734256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588</text:p>
          </table:table-cell>
          <table:table-cell office:value-type="float" office:value="-0.44274516403675" calcext:value-type="float">
            <text:p>-0,44274516403675</text:p>
          </table:table-cell>
          <table:table-cell office:value-type="float" office:value="8.6162680387497" calcext:value-type="float">
            <text:p>8,6162680387497</text:p>
          </table:table-cell>
          <table:table-cell office:value-type="float" office:value="16.970034048056" calcext:value-type="float">
            <text:p>16,97003404805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599</text:p>
          </table:table-cell>
          <table:table-cell office:value-type="float" office:value="0.4279562830925" calcext:value-type="float">
            <text:p>0,4279562830925</text:p>
          </table:table-cell>
          <table:table-cell office:value-type="float" office:value="8.7419843673706" calcext:value-type="float">
            <text:p>8,7419843673706</text:p>
          </table:table-cell>
          <table:table-cell office:value-type="float" office:value="-177.55728922072" calcext:value-type="float">
            <text:p>-177,5572892207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610</text:p>
          </table:table-cell>
          <table:table-cell office:value-type="float" office:value="5.761883854866" calcext:value-type="float">
            <text:p>5,761883854866</text:p>
          </table:table-cell>
          <table:table-cell office:value-type="float" office:value="9.1536331176758" calcext:value-type="float">
            <text:p>9,1536331176758</text:p>
          </table:table-cell>
          <table:table-cell office:value-type="float" office:value="-116.06631157505" calcext:value-type="float">
            <text:p>-116,0663115750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621</text:p>
          </table:table-cell>
          <table:table-cell office:value-type="float" office:value="9.6003389358521" calcext:value-type="float">
            <text:p>9,6003389358521</text:p>
          </table:table-cell>
          <table:table-cell office:value-type="float" office:value="8.3726328611374" calcext:value-type="float">
            <text:p>8,3726328611374</text:p>
          </table:table-cell>
          <table:table-cell office:value-type="float" office:value="-84.167821392132" calcext:value-type="float">
            <text:p>-84,1678213921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632</text:p>
          </table:table-cell>
          <table:table-cell office:value-type="float" office:value="2.8901621699333" calcext:value-type="float">
            <text:p>2,8901621699333</text:p>
          </table:table-cell>
          <table:table-cell office:value-type="float" office:value="6.6845089197159" calcext:value-type="float">
            <text:p>6,6845089197159</text:p>
          </table:table-cell>
          <table:table-cell office:value-type="float" office:value="-100.261676843" calcext:value-type="float">
            <text:p>-100,26167684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643</text:p>
          </table:table-cell>
          <table:table-cell office:value-type="float" office:value="5.202357172966" calcext:value-type="float">
            <text:p>5,202357172966</text:p>
          </table:table-cell>
          <table:table-cell office:value-type="float" office:value="6.0330617427826" calcext:value-type="float">
            <text:p>6,0330617427826</text:p>
          </table:table-cell>
          <table:table-cell office:value-type="float" office:value="-38.793803779942" calcext:value-type="float">
            <text:p>-38,79380377994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654</text:p>
          </table:table-cell>
          <table:table-cell office:value-type="float" office:value="5.8754962682724" calcext:value-type="float">
            <text:p>5,8754962682724</text:p>
          </table:table-cell>
          <table:table-cell office:value-type="float" office:value="5.7882273197174" calcext:value-type="float">
            <text:p>5,7882273197174</text:p>
          </table:table-cell>
          <table:table-cell office:value-type="float" office:value="-169.64986369868" calcext:value-type="float">
            <text:p>-169,6498636986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665</text:p>
          </table:table-cell>
          <table:table-cell office:value-type="float" office:value="5.60491502285" calcext:value-type="float">
            <text:p>5,60491502285</text:p>
          </table:table-cell>
          <table:table-cell office:value-type="float" office:value="6.7119657993317" calcext:value-type="float">
            <text:p>6,7119657993317</text:p>
          </table:table-cell>
          <table:table-cell office:value-type="float" office:value="0.77780174791433" calcext:value-type="float">
            <text:p>0,7778017479143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676</text:p>
          </table:table-cell>
          <table:table-cell office:value-type="float" office:value="1.6416218876839" calcext:value-type="float">
            <text:p>1,6416218876839</text:p>
          </table:table-cell>
          <table:table-cell office:value-type="float" office:value="11.085004806519" calcext:value-type="float">
            <text:p>11,085004806519</text:p>
          </table:table-cell>
          <table:table-cell office:value-type="float" office:value="-127.48495029036" calcext:value-type="float">
            <text:p>-127,4849502903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687</text:p>
          </table:table-cell>
          <table:table-cell office:value-type="float" office:value="6.1968630552292" calcext:value-type="float">
            <text:p>6,1968630552292</text:p>
          </table:table-cell>
          <table:table-cell office:value-type="float" office:value="10.401861667633" calcext:value-type="float">
            <text:p>10,401861667633</text:p>
          </table:table-cell>
          <table:table-cell office:value-type="float" office:value="-96.521358581106" calcext:value-type="float">
            <text:p>-96,52135858110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698</text:p>
          </table:table-cell>
          <table:table-cell office:value-type="float" office:value="5.0603783130646" calcext:value-type="float">
            <text:p>5,0603783130646</text:p>
          </table:table-cell>
          <table:table-cell office:value-type="float" office:value="10.328752994537" calcext:value-type="float">
            <text:p>10,328752994537</text:p>
          </table:table-cell>
          <table:table-cell office:value-type="float" office:value="-155.23487291518" calcext:value-type="float">
            <text:p>-155,2348729151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709</text:p>
          </table:table-cell>
          <table:table-cell office:value-type="float" office:value="7.2158896923065" calcext:value-type="float">
            <text:p>7,2158896923065</text:p>
          </table:table-cell>
          <table:table-cell office:value-type="float" office:value="10.543537139893" calcext:value-type="float">
            <text:p>10,543537139893</text:p>
          </table:table-cell>
          <table:table-cell office:value-type="float" office:value="-135.95080831248" calcext:value-type="float">
            <text:p>-135,9508083124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720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9.4660413265228" calcext:value-type="float">
            <text:p>9,4660413265228</text:p>
          </table:table-cell>
          <table:table-cell office:value-type="float" office:value="155.12777589689" calcext:value-type="float">
            <text:p>155,1277758968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731</text:p>
          </table:table-cell>
          <table:table-cell office:value-type="float" office:value="7.0676976442337" calcext:value-type="float">
            <text:p>7,0676976442337</text:p>
          </table:table-cell>
          <table:table-cell office:value-type="float" office:value="10.067269802094" calcext:value-type="float">
            <text:p>10,067269802094</text:p>
          </table:table-cell>
          <table:table-cell office:value-type="float" office:value="-35.158289845582" calcext:value-type="float">
            <text:p>-35,1582898455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742</text:p>
          </table:table-cell>
          <table:table-cell office:value-type="float" office:value="0.49818329513073" calcext:value-type="float">
            <text:p>0,49818329513073</text:p>
          </table:table-cell>
          <table:table-cell office:value-type="float" office:value="10.749659538269" calcext:value-type="float">
            <text:p>10,749659538269</text:p>
          </table:table-cell>
          <table:table-cell office:value-type="float" office:value="-57.675550697715" calcext:value-type="float">
            <text:p>-57,6755506977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753</text:p>
          </table:table-cell>
          <table:table-cell office:value-type="float" office:value="0.30108297243714" calcext:value-type="float">
            <text:p>0,30108297243714</text:p>
          </table:table-cell>
          <table:table-cell office:value-type="float" office:value="10.682166814804" calcext:value-type="float">
            <text:p>10,682166814804</text:p>
          </table:table-cell>
          <table:table-cell office:value-type="float" office:value="165.85337280468" calcext:value-type="float">
            <text:p>165,853372804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15</text:p>
          </table:table-cell>
          <table:table-cell office:value-type="float" office:value="0.39870508015156" calcext:value-type="float">
            <text:p>0,39870508015156</text:p>
          </table:table-cell>
          <table:table-cell office:value-type="float" office:value="-0.41694633662701" calcext:value-type="float">
            <text:p>-0,41694633662701</text:p>
          </table:table-cell>
          <table:table-cell office:value-type="float" office:value="-36.515562777307" calcext:value-type="float">
            <text:p>-36,5155627773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214</text:p>
          </table:table-cell>
          <table:table-cell office:value-type="float" office:value="0.82766368985176" calcext:value-type="float">
            <text:p>0,82766368985176</text:p>
          </table:table-cell>
          <table:table-cell office:value-type="float" office:value="0.57411175221205" calcext:value-type="float">
            <text:p>0,57411175221205</text:p>
          </table:table-cell>
          <table:table-cell office:value-type="float" office:value="-92.315231159235" calcext:value-type="float">
            <text:p>-92,31523115923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225</text:p>
          </table:table-cell>
          <table:table-cell office:value-type="float" office:value="3.0989593267441" calcext:value-type="float">
            <text:p>3,0989593267441</text:p>
          </table:table-cell>
          <table:table-cell office:value-type="float" office:value="-0.44891469180584" calcext:value-type="float">
            <text:p>-0,44891469180584</text:p>
          </table:table-cell>
          <table:table-cell office:value-type="float" office:value="98.687134730588" calcext:value-type="float">
            <text:p>98,68713473058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236</text:p>
          </table:table-cell>
          <table:table-cell office:value-type="float" office:value="3.2926896214485" calcext:value-type="float">
            <text:p>3,2926896214485</text:p>
          </table:table-cell>
          <table:table-cell office:value-type="float" office:value="-0.44652502983809" calcext:value-type="float">
            <text:p>-0,44652502983809</text:p>
          </table:table-cell>
          <table:table-cell office:value-type="float" office:value="-85.644314243535" calcext:value-type="float">
            <text:p>-85,64431424353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247</text:p>
          </table:table-cell>
          <table:table-cell office:value-type="float" office:value="4.4646009802818" calcext:value-type="float">
            <text:p>4,4646009802818</text:p>
          </table:table-cell>
          <table:table-cell office:value-type="float" office:value="2.7620679140091" calcext:value-type="float">
            <text:p>2,7620679140091</text:p>
          </table:table-cell>
          <table:table-cell office:value-type="float" office:value="-8.2816355357504" calcext:value-type="float">
            <text:p>-8,281635535750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258</text:p>
          </table:table-cell>
          <table:table-cell office:value-type="float" office:value="10.084999799728" calcext:value-type="float">
            <text:p>10,084999799728</text:p>
          </table:table-cell>
          <table:table-cell office:value-type="float" office:value="2.5090479850769" calcext:value-type="float">
            <text:p>2,5090479850769</text:p>
          </table:table-cell>
          <table:table-cell office:value-type="float" office:value="-174.90711637363" calcext:value-type="float">
            <text:p>-174,907116373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269</text:p>
          </table:table-cell>
          <table:table-cell office:value-type="float" office:value="3.6119362711906" calcext:value-type="float">
            <text:p>3,6119362711906</text:p>
          </table:table-cell>
          <table:table-cell office:value-type="float" office:value="-0.38233511149883" calcext:value-type="float">
            <text:p>-0,38233511149883</text:p>
          </table:table-cell>
          <table:table-cell office:value-type="float" office:value="-91.944464452707" calcext:value-type="float">
            <text:p>-91,94446445270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280</text:p>
          </table:table-cell>
          <table:table-cell office:value-type="float" office:value="-1.5850205719471" calcext:value-type="float">
            <text:p>-1,5850205719471</text:p>
          </table:table-cell>
          <table:table-cell office:value-type="float" office:value="4.3102425336838" calcext:value-type="float">
            <text:p>4,3102425336838</text:p>
          </table:table-cell>
          <table:table-cell office:value-type="float" office:value="-34.541149427936" calcext:value-type="float">
            <text:p>-34,54114942793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291</text:p>
          </table:table-cell>
          <table:table-cell office:value-type="float" office:value="2.2170194983482" calcext:value-type="float">
            <text:p>2,2170194983482</text:p>
          </table:table-cell>
          <table:table-cell office:value-type="float" office:value="0.44120822101831" calcext:value-type="float">
            <text:p>0,44120822101831</text:p>
          </table:table-cell>
          <table:table-cell office:value-type="float" office:value="88.062498220213" calcext:value-type="float">
            <text:p>88,06249822021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302</text:p>
          </table:table-cell>
          <table:table-cell office:value-type="float" office:value="2.7727574110031" calcext:value-type="float">
            <text:p>2,7727574110031</text:p>
          </table:table-cell>
          <table:table-cell office:value-type="float" office:value="-0.52453588694334" calcext:value-type="float">
            <text:p>-0,52453588694334</text:p>
          </table:table-cell>
          <table:table-cell office:value-type="float" office:value="174.71733214749" calcext:value-type="float">
            <text:p>174,7173321474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313</text:p>
          </table:table-cell>
          <table:table-cell office:value-type="float" office:value="4.1783493757248" calcext:value-type="float">
            <text:p>4,1783493757248</text:p>
          </table:table-cell>
          <table:table-cell office:value-type="float" office:value="2.8043138980865" calcext:value-type="float">
            <text:p>2,8043138980865</text:p>
          </table:table-cell>
          <table:table-cell office:value-type="float" office:value="174.65736000401" calcext:value-type="float">
            <text:p>174,6573600040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324</text:p>
          </table:table-cell>
          <table:table-cell office:value-type="float" office:value="8.7664192914963" calcext:value-type="float">
            <text:p>8,7664192914963</text:p>
          </table:table-cell>
          <table:table-cell office:value-type="float" office:value="3.3447152376175" calcext:value-type="float">
            <text:p>3,3447152376175</text:p>
          </table:table-cell>
          <table:table-cell office:value-type="float" office:value="-172.99030388996" calcext:value-type="float">
            <text:p>-172,9903038899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335</text:p>
          </table:table-cell>
          <table:table-cell office:value-type="float" office:value="6.3660544157028" calcext:value-type="float">
            <text:p>6,3660544157028</text:p>
          </table:table-cell>
          <table:table-cell office:value-type="float" office:value="3.4431892633438" calcext:value-type="float">
            <text:p>3,4431892633438</text:p>
          </table:table-cell>
          <table:table-cell office:value-type="float" office:value="-22.033805490299" calcext:value-type="float">
            <text:p>-22,03380549029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346</text:p>
          </table:table-cell>
          <table:table-cell office:value-type="float" office:value="9.8807799816132" calcext:value-type="float">
            <text:p>9,8807799816132</text:p>
          </table:table-cell>
          <table:table-cell office:value-type="float" office:value="6.0007929801941" calcext:value-type="float">
            <text:p>6,0007929801941</text:p>
          </table:table-cell>
          <table:table-cell office:value-type="float" office:value="-37.396724816341" calcext:value-type="float">
            <text:p>-37,39672481634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357</text:p>
          </table:table-cell>
          <table:table-cell office:value-type="float" office:value="-1.156460493803" calcext:value-type="float">
            <text:p>-1,156460493803</text:p>
          </table:table-cell>
          <table:table-cell office:value-type="float" office:value="5.6117701530457" calcext:value-type="float">
            <text:p>5,6117701530457</text:p>
          </table:table-cell>
          <table:table-cell office:value-type="float" office:value="-131.83582816154" calcext:value-type="float">
            <text:p>-131,8358281615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368</text:p>
          </table:table-cell>
          <table:table-cell office:value-type="float" office:value="1.45533233881" calcext:value-type="float">
            <text:p>1,45533233881</text:p>
          </table:table-cell>
          <table:table-cell office:value-type="float" office:value="0.5968414992094" calcext:value-type="float">
            <text:p>0,5968414992094</text:p>
          </table:table-cell>
          <table:table-cell office:value-type="float" office:value="-2.5569449422086" calcext:value-type="float">
            <text:p>-2,556944942208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379</text:p>
          </table:table-cell>
          <table:table-cell office:value-type="float" office:value="3.303165435791" calcext:value-type="float">
            <text:p>3,303165435791</text:p>
          </table:table-cell>
          <table:table-cell office:value-type="float" office:value="2.4374394118786" calcext:value-type="float">
            <text:p>2,4374394118786</text:p>
          </table:table-cell>
          <table:table-cell office:value-type="float" office:value="-122.29742821614" calcext:value-type="float">
            <text:p>-122,2974282161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390</text:p>
          </table:table-cell>
          <table:table-cell office:value-type="float" office:value="4.5858258008957" calcext:value-type="float">
            <text:p>4,5858258008957</text:p>
          </table:table-cell>
          <table:table-cell office:value-type="float" office:value="1.0849330574274" calcext:value-type="float">
            <text:p>1,0849330574274</text:p>
          </table:table-cell>
          <table:table-cell office:value-type="float" office:value="163.25971427237" calcext:value-type="float">
            <text:p>163,2597142723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401</text:p>
          </table:table-cell>
          <table:table-cell office:value-type="float" office:value="3.5820692777634" calcext:value-type="float">
            <text:p>3,5820692777634</text:p>
          </table:table-cell>
          <table:table-cell office:value-type="float" office:value="2.9613453149796" calcext:value-type="float">
            <text:p>2,9613453149796</text:p>
          </table:table-cell>
          <table:table-cell office:value-type="float" office:value="-172.56669937425" calcext:value-type="float">
            <text:p>-172,5666993742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412</text:p>
          </table:table-cell>
          <table:table-cell office:value-type="float" office:value="8.9907801151276" calcext:value-type="float">
            <text:p>8,9907801151276</text:p>
          </table:table-cell>
          <table:table-cell office:value-type="float" office:value="1.4313797652721" calcext:value-type="float">
            <text:p>1,4313797652721</text:p>
          </table:table-cell>
          <table:table-cell office:value-type="float" office:value="-113.00756141638" calcext:value-type="float">
            <text:p>-113,0075614163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423</text:p>
          </table:table-cell>
          <table:table-cell office:value-type="float" office:value="10.022995471954" calcext:value-type="float">
            <text:p>10,022995471954</text:p>
          </table:table-cell>
          <table:table-cell office:value-type="float" office:value="9.1088056564331" calcext:value-type="float">
            <text:p>9,1088056564331</text:p>
          </table:table-cell>
          <table:table-cell office:value-type="float" office:value="-72.396231305068" calcext:value-type="float">
            <text:p>-72,39623130506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434</text:p>
          </table:table-cell>
          <table:table-cell office:value-type="float" office:value="-1.5850105881691" calcext:value-type="float">
            <text:p>-1,5850105881691</text:p>
          </table:table-cell>
          <table:table-cell office:value-type="float" office:value="8.9034098386765" calcext:value-type="float">
            <text:p>8,9034098386765</text:p>
          </table:table-cell>
          <table:table-cell office:value-type="float" office:value="33.125397506034" calcext:value-type="float">
            <text:p>33,12539750603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445</text:p>
          </table:table-cell>
          <table:table-cell office:value-type="float" office:value="-0.88261507451534" calcext:value-type="float">
            <text:p>-0,88261507451534</text:p>
          </table:table-cell>
          <table:table-cell office:value-type="float" office:value="7.280365228653" calcext:value-type="float">
            <text:p>7,280365228653</text:p>
          </table:table-cell>
          <table:table-cell office:value-type="float" office:value="-35.541463050113" calcext:value-type="float">
            <text:p>-35,54146305011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456</text:p>
          </table:table-cell>
          <table:table-cell office:value-type="float" office:value="4.5651689171791" calcext:value-type="float">
            <text:p>4,5651689171791</text:p>
          </table:table-cell>
          <table:table-cell office:value-type="float" office:value="3.1283348798752" calcext:value-type="float">
            <text:p>3,1283348798752</text:p>
          </table:table-cell>
          <table:table-cell office:value-type="float" office:value="-179.51858878895" calcext:value-type="float">
            <text:p>-179,5185887889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467</text:p>
          </table:table-cell>
          <table:table-cell office:value-type="float" office:value="3.0107063055038" calcext:value-type="float">
            <text:p>3,0107063055038</text:p>
          </table:table-cell>
          <table:table-cell office:value-type="float" office:value="6.2867349386215" calcext:value-type="float">
            <text:p>6,2867349386215</text:p>
          </table:table-cell>
          <table:table-cell office:value-type="float" office:value="-114.47079014626" calcext:value-type="float">
            <text:p>-114,4707901462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478</text:p>
          </table:table-cell>
          <table:table-cell office:value-type="float" office:value="2.8473275899887" calcext:value-type="float">
            <text:p>2,8473275899887</text:p>
          </table:table-cell>
          <table:table-cell office:value-type="float" office:value="8.9097613096237" calcext:value-type="float">
            <text:p>8,9097613096237</text:p>
          </table:table-cell>
          <table:table-cell office:value-type="float" office:value="145.76312842642" calcext:value-type="float">
            <text:p>145,7631284264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489</text:p>
          </table:table-cell>
          <table:table-cell office:value-type="float" office:value="5.1854252815247" calcext:value-type="float">
            <text:p>5,1854252815247</text:p>
          </table:table-cell>
          <table:table-cell office:value-type="float" office:value="6.4440858364105" calcext:value-type="float">
            <text:p>6,4440858364105</text:p>
          </table:table-cell>
          <table:table-cell office:value-type="float" office:value="-30.202145029785" calcext:value-type="float">
            <text:p>-30,20214502978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500</text:p>
          </table:table-cell>
          <table:table-cell office:value-type="float" office:value="9.6972644329071" calcext:value-type="float">
            <text:p>9,6972644329071</text:p>
          </table:table-cell>
          <table:table-cell office:value-type="float" office:value="6.8935430049896" calcext:value-type="float">
            <text:p>6,8935430049896</text:p>
          </table:table-cell>
          <table:table-cell office:value-type="float" office:value="149.38197166297" calcext:value-type="float">
            <text:p>149,3819716629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511</text:p>
          </table:table-cell>
          <table:table-cell office:value-type="float" office:value="1.1128904670477" calcext:value-type="float">
            <text:p>1,1128904670477</text:p>
          </table:table-cell>
          <table:table-cell office:value-type="float" office:value="8.6449033021927" calcext:value-type="float">
            <text:p>8,6449033021927</text:p>
          </table:table-cell>
          <table:table-cell office:value-type="float" office:value="7.2795801861271" calcext:value-type="float">
            <text:p>7,279580186127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522</text:p>
          </table:table-cell>
          <table:table-cell office:value-type="float" office:value="-1.3253979384899" calcext:value-type="float">
            <text:p>-1,3253979384899</text:p>
          </table:table-cell>
          <table:table-cell office:value-type="float" office:value="0.48944123089314" calcext:value-type="float">
            <text:p>0,48944123089314</text:p>
          </table:table-cell>
          <table:table-cell office:value-type="float" office:value="-2.5730428944348" calcext:value-type="float">
            <text:p>-2,573042894434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533</text:p>
          </table:table-cell>
          <table:table-cell office:value-type="float" office:value="1.7183844745159" calcext:value-type="float">
            <text:p>1,7183844745159</text:p>
          </table:table-cell>
          <table:table-cell office:value-type="float" office:value="7.9955905675888" calcext:value-type="float">
            <text:p>7,9955905675888</text:p>
          </table:table-cell>
          <table:table-cell office:value-type="float" office:value="-157.83084122239" calcext:value-type="float">
            <text:p>-157,8308412223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544</text:p>
          </table:table-cell>
          <table:table-cell office:value-type="float" office:value="4.189318716526" calcext:value-type="float">
            <text:p>4,189318716526</text:p>
          </table:table-cell>
          <table:table-cell office:value-type="float" office:value="6.647577881813" calcext:value-type="float">
            <text:p>6,647577881813</text:p>
          </table:table-cell>
          <table:table-cell office:value-type="float" office:value="-87.778894764603" calcext:value-type="float">
            <text:p>-87,77889476460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555</text:p>
          </table:table-cell>
          <table:table-cell office:value-type="float" office:value="6.6686022281647" calcext:value-type="float">
            <text:p>6,6686022281647</text:p>
          </table:table-cell>
          <table:table-cell office:value-type="float" office:value="4.3801468610764" calcext:value-type="float">
            <text:p>4,3801468610764</text:p>
          </table:table-cell>
          <table:table-cell office:value-type="float" office:value="-177.86089478025" calcext:value-type="float">
            <text:p>-177,8608947802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566</text:p>
          </table:table-cell>
          <table:table-cell office:value-type="float" office:value="8.4953659772873" calcext:value-type="float">
            <text:p>8,4953659772873</text:p>
          </table:table-cell>
          <table:table-cell office:value-type="float" office:value="8.5537403821945" calcext:value-type="float">
            <text:p>8,5537403821945</text:p>
          </table:table-cell>
          <table:table-cell office:value-type="float" office:value="152.4002324244" calcext:value-type="float">
            <text:p>152,400232424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577</text:p>
          </table:table-cell>
          <table:table-cell office:value-type="float" office:value="10.085002183914" calcext:value-type="float">
            <text:p>10,085002183914</text:p>
          </table:table-cell>
          <table:table-cell office:value-type="float" office:value="3.6248734593391" calcext:value-type="float">
            <text:p>3,6248734593391</text:p>
          </table:table-cell>
          <table:table-cell office:value-type="float" office:value="147.25223620226" calcext:value-type="float">
            <text:p>147,2522362022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588</text:p>
          </table:table-cell>
          <table:table-cell office:value-type="float" office:value="-0.7824170589447" calcext:value-type="float">
            <text:p>-0,7824170589447</text:p>
          </table:table-cell>
          <table:table-cell office:value-type="float" office:value="8.7048369646072" calcext:value-type="float">
            <text:p>8,7048369646072</text:p>
          </table:table-cell>
          <table:table-cell office:value-type="float" office:value="-10.036207688083" calcext:value-type="float">
            <text:p>-10,03620768808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599</text:p>
          </table:table-cell>
          <table:table-cell office:value-type="float" office:value="0.6819511950016" calcext:value-type="float">
            <text:p>0,6819511950016</text:p>
          </table:table-cell>
          <table:table-cell office:value-type="float" office:value="8.6723345518112" calcext:value-type="float">
            <text:p>8,6723345518112</text:p>
          </table:table-cell>
          <table:table-cell office:value-type="float" office:value="-172.18110363954" calcext:value-type="float">
            <text:p>-172,1811036395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610</text:p>
          </table:table-cell>
          <table:table-cell office:value-type="float" office:value="5.7142746448517" calcext:value-type="float">
            <text:p>5,7142746448517</text:p>
          </table:table-cell>
          <table:table-cell office:value-type="float" office:value="9.4234979152679" calcext:value-type="float">
            <text:p>9,4234979152679</text:p>
          </table:table-cell>
          <table:table-cell office:value-type="float" office:value="-73.001269322292" calcext:value-type="float">
            <text:p>-73,0012693222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621</text:p>
          </table:table-cell>
          <table:table-cell office:value-type="float" office:value="9.3805158138275" calcext:value-type="float">
            <text:p>9,3805158138275</text:p>
          </table:table-cell>
          <table:table-cell office:value-type="float" office:value="8.5389339923859" calcext:value-type="float">
            <text:p>8,5389339923859</text:p>
          </table:table-cell>
          <table:table-cell office:value-type="float" office:value="-27.4820553649" calcext:value-type="float">
            <text:p>-27,48205536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632</text:p>
          </table:table-cell>
          <table:table-cell office:value-type="float" office:value="2.8478455543518" calcext:value-type="float">
            <text:p>2,8478455543518</text:p>
          </table:table-cell>
          <table:table-cell office:value-type="float" office:value="6.8781495094299" calcext:value-type="float">
            <text:p>6,8781495094299</text:p>
          </table:table-cell>
          <table:table-cell office:value-type="float" office:value="-62.717420280359" calcext:value-type="float">
            <text:p>-62,71742028035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643</text:p>
          </table:table-cell>
          <table:table-cell office:value-type="float" office:value="5.0186693668365" calcext:value-type="float">
            <text:p>5,0186693668365</text:p>
          </table:table-cell>
          <table:table-cell office:value-type="float" office:value="5.8956658840179" calcext:value-type="float">
            <text:p>5,8956658840179</text:p>
          </table:table-cell>
          <table:table-cell office:value-type="float" office:value="38.535768439056" calcext:value-type="float">
            <text:p>38,53576843905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654</text:p>
          </table:table-cell>
          <table:table-cell office:value-type="float" office:value="5.971542596817" calcext:value-type="float">
            <text:p>5,971542596817</text:p>
          </table:table-cell>
          <table:table-cell office:value-type="float" office:value="5.5600154399872" calcext:value-type="float">
            <text:p>5,5600154399872</text:p>
          </table:table-cell>
          <table:table-cell office:value-type="float" office:value="109.89363633903" calcext:value-type="float">
            <text:p>109,8936363390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665</text:p>
          </table:table-cell>
          <table:table-cell office:value-type="float" office:value="5.5700945854187" calcext:value-type="float">
            <text:p>5,5700945854187</text:p>
          </table:table-cell>
          <table:table-cell office:value-type="float" office:value="6.5137702226639" calcext:value-type="float">
            <text:p>6,5137702226639</text:p>
          </table:table-cell>
          <table:table-cell office:value-type="float" office:value="87.35807837954" calcext:value-type="float">
            <text:p>87,3580783795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676</text:p>
          </table:table-cell>
          <table:table-cell office:value-type="float" office:value="1.8515662848949" calcext:value-type="float">
            <text:p>1,8515662848949</text:p>
          </table:table-cell>
          <table:table-cell office:value-type="float" office:value="11.084959506989" calcext:value-type="float">
            <text:p>11,084959506989</text:p>
          </table:table-cell>
          <table:table-cell office:value-type="float" office:value="-166.27170173985" calcext:value-type="float">
            <text:p>-166,2717017398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687</text:p>
          </table:table-cell>
          <table:table-cell office:value-type="float" office:value="6.3202118873596" calcext:value-type="float">
            <text:p>6,3202118873596</text:p>
          </table:table-cell>
          <table:table-cell office:value-type="float" office:value="10.736917257309" calcext:value-type="float">
            <text:p>10,736917257309</text:p>
          </table:table-cell>
          <table:table-cell office:value-type="float" office:value="-114.59026291112" calcext:value-type="float">
            <text:p>-114,5902629111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698</text:p>
          </table:table-cell>
          <table:table-cell office:value-type="float" office:value="5.3048527240753" calcext:value-type="float">
            <text:p>5,3048527240753</text:p>
          </table:table-cell>
          <table:table-cell office:value-type="float" office:value="10.454297065735" calcext:value-type="float">
            <text:p>10,454297065735</text:p>
          </table:table-cell>
          <table:table-cell office:value-type="float" office:value="-153.06913776762" calcext:value-type="float">
            <text:p>-153,0691377676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709</text:p>
          </table:table-cell>
          <table:table-cell office:value-type="float" office:value="7.0915454626083" calcext:value-type="float">
            <text:p>7,0915454626083</text:p>
          </table:table-cell>
          <table:table-cell office:value-type="float" office:value="10.770515203476" calcext:value-type="float">
            <text:p>10,770515203476</text:p>
          </table:table-cell>
          <table:table-cell office:value-type="float" office:value="-60.04168273537" calcext:value-type="float">
            <text:p>-60,0416827353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720</text:p>
          </table:table-cell>
          <table:table-cell office:value-type="float" office:value="10.056580305099" calcext:value-type="float">
            <text:p>10,056580305099</text:p>
          </table:table-cell>
          <table:table-cell office:value-type="float" office:value="9.4368612766266" calcext:value-type="float">
            <text:p>9,4368612766266</text:p>
          </table:table-cell>
          <table:table-cell office:value-type="float" office:value="92.351777538372" calcext:value-type="float">
            <text:p>92,35177753837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731</text:p>
          </table:table-cell>
          <table:table-cell office:value-type="float" office:value="6.8692338466644" calcext:value-type="float">
            <text:p>6,8692338466644</text:p>
          </table:table-cell>
          <table:table-cell office:value-type="float" office:value="9.9026775360107" calcext:value-type="float">
            <text:p>9,9026775360107</text:p>
          </table:table-cell>
          <table:table-cell office:value-type="float" office:value="40.962337308629" calcext:value-type="float">
            <text:p>40,96233730862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742</text:p>
          </table:table-cell>
          <table:table-cell office:value-type="float" office:value="0.57105980813503" calcext:value-type="float">
            <text:p>0,57105980813503</text:p>
          </table:table-cell>
          <table:table-cell office:value-type="float" office:value="10.708343982697" calcext:value-type="float">
            <text:p>10,708343982697</text:p>
          </table:table-cell>
          <table:table-cell office:value-type="float" office:value="-63.166124805523" calcext:value-type="float">
            <text:p>-63,16612480552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753</text:p>
          </table:table-cell>
          <table:table-cell office:value-type="float" office:value="0.36895215511322" calcext:value-type="float">
            <text:p>0,36895215511322</text:p>
          </table:table-cell>
          <table:table-cell office:value-type="float" office:value="10.657756328583" calcext:value-type="float">
            <text:p>10,657756328583</text:p>
          </table:table-cell>
          <table:table-cell office:value-type="float" office:value="161.00939216128" calcext:value-type="float">
            <text:p>161,0093921612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15</text:p>
          </table:table-cell>
          <table:table-cell office:value-type="float" office:value="0.25650793686509" calcext:value-type="float">
            <text:p>0,25650793686509</text:p>
          </table:table-cell>
          <table:table-cell office:value-type="float" office:value="-0.12891946360469" calcext:value-type="float">
            <text:p>-0,12891946360469</text:p>
          </table:table-cell>
          <table:table-cell office:value-type="float" office:value="-71.009710336187" calcext:value-type="float">
            <text:p>-71,0097103361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214</text:p>
          </table:table-cell>
          <table:table-cell office:value-type="float" office:value="1.0137311369181" calcext:value-type="float">
            <text:p>1,0137311369181</text:p>
          </table:table-cell>
          <table:table-cell office:value-type="float" office:value="0.68881131708622" calcext:value-type="float">
            <text:p>0,68881131708622</text:p>
          </table:table-cell>
          <table:table-cell office:value-type="float" office:value="-167.04998654165" calcext:value-type="float">
            <text:p>-167,0499865416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225</text:p>
          </table:table-cell>
          <table:table-cell office:value-type="float" office:value="3.1576099991798" calcext:value-type="float">
            <text:p>3,1576099991798</text:p>
          </table:table-cell>
          <table:table-cell office:value-type="float" office:value="-0.50598829984665" calcext:value-type="float">
            <text:p>-0,50598829984665</text:p>
          </table:table-cell>
          <table:table-cell office:value-type="float" office:value="147.75129792037" calcext:value-type="float">
            <text:p>147,7512979203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236</text:p>
          </table:table-cell>
          <table:table-cell office:value-type="float" office:value="3.2892423868179" calcext:value-type="float">
            <text:p>3,2892423868179</text:p>
          </table:table-cell>
          <table:table-cell office:value-type="float" office:value="-0.37406824529171" calcext:value-type="float">
            <text:p>-0,37406824529171</text:p>
          </table:table-cell>
          <table:table-cell office:value-type="float" office:value="-74.571977755067" calcext:value-type="float">
            <text:p>-74,57197775506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247</text:p>
          </table:table-cell>
          <table:table-cell office:value-type="float" office:value="4.4129198789597" calcext:value-type="float">
            <text:p>4,4129198789597</text:p>
          </table:table-cell>
          <table:table-cell office:value-type="float" office:value="2.8707399964333" calcext:value-type="float">
            <text:p>2,8707399964333</text:p>
          </table:table-cell>
          <table:table-cell office:value-type="float" office:value="-40.106856139602" calcext:value-type="float">
            <text:p>-40,10685613960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258</text:p>
          </table:table-cell>
          <table:table-cell office:value-type="float" office:value="10.085010528564" calcext:value-type="float">
            <text:p>10,085010528564</text:p>
          </table:table-cell>
          <table:table-cell office:value-type="float" office:value="2.3760405182838" calcext:value-type="float">
            <text:p>2,3760405182838</text:p>
          </table:table-cell>
          <table:table-cell office:value-type="float" office:value="148.57867568921" calcext:value-type="float">
            <text:p>148,578675689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269</text:p>
          </table:table-cell>
          <table:table-cell office:value-type="float" office:value="3.8323849439621" calcext:value-type="float">
            <text:p>3,8323849439621</text:p>
          </table:table-cell>
          <table:table-cell office:value-type="float" office:value="-0.35849131643772" calcext:value-type="float">
            <text:p>-0,35849131643772</text:p>
          </table:table-cell>
          <table:table-cell office:value-type="float" office:value="177.46459754409" calcext:value-type="float">
            <text:p>177,4645975440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280</text:p>
          </table:table-cell>
          <table:table-cell office:value-type="float" office:value="-1.5828038752079" calcext:value-type="float">
            <text:p>-1,5828038752079</text:p>
          </table:table-cell>
          <table:table-cell office:value-type="float" office:value="4.5278805494308" calcext:value-type="float">
            <text:p>4,5278805494308</text:p>
          </table:table-cell>
          <table:table-cell office:value-type="float" office:value="-35.349310963017" calcext:value-type="float">
            <text:p>-35,3493109630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291</text:p>
          </table:table-cell>
          <table:table-cell office:value-type="float" office:value="2.4573776125908" calcext:value-type="float">
            <text:p>2,4573776125908</text:p>
          </table:table-cell>
          <table:table-cell office:value-type="float" office:value="0.37861526012421" calcext:value-type="float">
            <text:p>0,37861526012421</text:p>
          </table:table-cell>
          <table:table-cell office:value-type="float" office:value="168.69342554906" calcext:value-type="float">
            <text:p>168,6934255490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302</text:p>
          </table:table-cell>
          <table:table-cell office:value-type="float" office:value="2.8185725212097" calcext:value-type="float">
            <text:p>2,8185725212097</text:p>
          </table:table-cell>
          <table:table-cell office:value-type="float" office:value="-0.58405421674252" calcext:value-type="float">
            <text:p>-0,58405421674252</text:p>
          </table:table-cell>
          <table:table-cell office:value-type="float" office:value="140.84060176922" calcext:value-type="float">
            <text:p>140,8406017692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313</text:p>
          </table:table-cell>
          <table:table-cell office:value-type="float" office:value="4.1131192445755" calcext:value-type="float">
            <text:p>4,1131192445755</text:p>
          </table:table-cell>
          <table:table-cell office:value-type="float" office:value="3.0023139715195" calcext:value-type="float">
            <text:p>3,0023139715195</text:p>
          </table:table-cell>
          <table:table-cell office:value-type="float" office:value="-103.97375844846" calcext:value-type="float">
            <text:p>-103,9737584484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324</text:p>
          </table:table-cell>
          <table:table-cell office:value-type="float" office:value="9.1398131847382" calcext:value-type="float">
            <text:p>9,1398131847382</text:p>
          </table:table-cell>
          <table:table-cell office:value-type="float" office:value="3.3377867937088" calcext:value-type="float">
            <text:p>3,3377867937088</text:p>
          </table:table-cell>
          <table:table-cell office:value-type="float" office:value="176.3352952945" calcext:value-type="float">
            <text:p>176,335295294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335</text:p>
          </table:table-cell>
          <table:table-cell office:value-type="float" office:value="6.0351920127869" calcext:value-type="float">
            <text:p>6,0351920127869</text:p>
          </table:table-cell>
          <table:table-cell office:value-type="float" office:value="3.4359848499298" calcext:value-type="float">
            <text:p>3,4359848499298</text:p>
          </table:table-cell>
          <table:table-cell office:value-type="float" office:value="7.8182548854002" calcext:value-type="float">
            <text:p>7,818254885400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346</text:p>
          </table:table-cell>
          <table:table-cell office:value-type="float" office:value="9.5495688915253" calcext:value-type="float">
            <text:p>9,5495688915253</text:p>
          </table:table-cell>
          <table:table-cell office:value-type="float" office:value="6.023211479187" calcext:value-type="float">
            <text:p>6,023211479187</text:p>
          </table:table-cell>
          <table:table-cell office:value-type="float" office:value="-4.5373067734348" calcext:value-type="float">
            <text:p>-4,537306773434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357</text:p>
          </table:table-cell>
          <table:table-cell office:value-type="float" office:value="-0.89199282228947" calcext:value-type="float">
            <text:p>-0,89199282228947</text:p>
          </table:table-cell>
          <table:table-cell office:value-type="float" office:value="5.9085416793823" calcext:value-type="float">
            <text:p>5,9085416793823</text:p>
          </table:table-cell>
          <table:table-cell office:value-type="float" office:value="-131.83947733253" calcext:value-type="float">
            <text:p>-131,8394773325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368</text:p>
          </table:table-cell>
          <table:table-cell office:value-type="float" office:value="1.3999119400978" calcext:value-type="float">
            <text:p>1,3999119400978</text:p>
          </table:table-cell>
          <table:table-cell office:value-type="float" office:value="0.81678457558155" calcext:value-type="float">
            <text:p>0,81678457558155</text:p>
          </table:table-cell>
          <table:table-cell office:value-type="float" office:value="-74.987798739391" calcext:value-type="float">
            <text:p>-74,98779873939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379</text:p>
          </table:table-cell>
          <table:table-cell office:value-type="float" office:value="3.5059803724289" calcext:value-type="float">
            <text:p>3,5059803724289</text:p>
          </table:table-cell>
          <table:table-cell office:value-type="float" office:value="2.3468227684498" calcext:value-type="float">
            <text:p>2,3468227684498</text:p>
          </table:table-cell>
          <table:table-cell office:value-type="float" office:value="147.20437329286" calcext:value-type="float">
            <text:p>147,2043732928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390</text:p>
          </table:table-cell>
          <table:table-cell office:value-type="float" office:value="4.7348842024803" calcext:value-type="float">
            <text:p>4,7348842024803</text:p>
          </table:table-cell>
          <table:table-cell office:value-type="float" office:value="0.86898304522038" calcext:value-type="float">
            <text:p>0,86898304522038</text:p>
          </table:table-cell>
          <table:table-cell office:value-type="float" office:value="117.87866483069" calcext:value-type="float">
            <text:p>117,8786648306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401</text:p>
          </table:table-cell>
          <table:table-cell office:value-type="float" office:value="3.5837352275848" calcext:value-type="float">
            <text:p>3,5837352275848</text:p>
          </table:table-cell>
          <table:table-cell office:value-type="float" office:value="3.1834346055984" calcext:value-type="float">
            <text:p>3,1834346055984</text:p>
          </table:table-cell>
          <table:table-cell office:value-type="float" office:value="-81.786176960939" calcext:value-type="float">
            <text:p>-81,78617696093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412</text:p>
          </table:table-cell>
          <table:table-cell office:value-type="float" office:value="9.0911942720413" calcext:value-type="float">
            <text:p>9,0911942720413</text:p>
          </table:table-cell>
          <table:table-cell office:value-type="float" office:value="1.6431745886803" calcext:value-type="float">
            <text:p>1,6431745886803</text:p>
          </table:table-cell>
          <table:table-cell office:value-type="float" office:value="-115.68737181888" calcext:value-type="float">
            <text:p>-115,6873718188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423</text:p>
          </table:table-cell>
          <table:table-cell office:value-type="float" office:value="9.8017245531082" calcext:value-type="float">
            <text:p>9,8017245531082</text:p>
          </table:table-cell>
          <table:table-cell office:value-type="float" office:value="9.0179890394211" calcext:value-type="float">
            <text:p>9,0179890394211</text:p>
          </table:table-cell>
          <table:table-cell office:value-type="float" office:value="21.534781357285" calcext:value-type="float">
            <text:p>21,53478135728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434</text:p>
          </table:table-cell>
          <table:table-cell office:value-type="float" office:value="-1.582206338644" calcext:value-type="float">
            <text:p>-1,582206338644</text:p>
          </table:table-cell>
          <table:table-cell office:value-type="float" office:value="8.7515944242477" calcext:value-type="float">
            <text:p>8,7515944242477</text:p>
          </table:table-cell>
          <table:table-cell office:value-type="float" office:value="36.613694042157" calcext:value-type="float">
            <text:p>36,61369404215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445</text:p>
          </table:table-cell>
          <table:table-cell office:value-type="float" office:value="-1.1794877052307" calcext:value-type="float">
            <text:p>-1,1794877052307</text:p>
          </table:table-cell>
          <table:table-cell office:value-type="float" office:value="7.5258195400238" calcext:value-type="float">
            <text:p>7,5258195400238</text:p>
          </table:table-cell>
          <table:table-cell office:value-type="float" office:value="-40.99438372691" calcext:value-type="float">
            <text:p>-40,9943837269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456</text:p>
          </table:table-cell>
          <table:table-cell office:value-type="float" office:value="4.7180461883545" calcext:value-type="float">
            <text:p>4,7180461883545</text:p>
          </table:table-cell>
          <table:table-cell office:value-type="float" office:value="2.9963180422783" calcext:value-type="float">
            <text:p>2,9963180422783</text:p>
          </table:table-cell>
          <table:table-cell office:value-type="float" office:value="121.83407917144" calcext:value-type="float">
            <text:p>121,8340791714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467</text:p>
          </table:table-cell>
          <table:table-cell office:value-type="float" office:value="3.2242518663406" calcext:value-type="float">
            <text:p>3,2242518663406</text:p>
          </table:table-cell>
          <table:table-cell office:value-type="float" office:value="6.2243229150772" calcext:value-type="float">
            <text:p>6,2243229150772</text:p>
          </table:table-cell>
          <table:table-cell office:value-type="float" office:value="154.93939940337" calcext:value-type="float">
            <text:p>154,9393994033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478</text:p>
          </table:table-cell>
          <table:table-cell office:value-type="float" office:value="2.9332786798477" calcext:value-type="float">
            <text:p>2,9332786798477</text:p>
          </table:table-cell>
          <table:table-cell office:value-type="float" office:value="8.6285924911499" calcext:value-type="float">
            <text:p>8,6285924911499</text:p>
          </table:table-cell>
          <table:table-cell office:value-type="float" office:value="98.104736607545" calcext:value-type="float">
            <text:p>98,10473660754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489</text:p>
          </table:table-cell>
          <table:table-cell office:value-type="float" office:value="5.0468313694" calcext:value-type="float">
            <text:p>5,0468313694</text:p>
          </table:table-cell>
          <table:table-cell office:value-type="float" office:value="6.2956702709198" calcext:value-type="float">
            <text:p>6,2956702709198</text:p>
          </table:table-cell>
          <table:table-cell office:value-type="float" office:value="59.949489915447" calcext:value-type="float">
            <text:p>59,94948991544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500</text:p>
          </table:table-cell>
          <table:table-cell office:value-type="float" office:value="9.8831737041473" calcext:value-type="float">
            <text:p>9,8831737041473</text:p>
          </table:table-cell>
          <table:table-cell office:value-type="float" office:value="6.815744638443" calcext:value-type="float">
            <text:p>6,815744638443</text:p>
          </table:table-cell>
          <table:table-cell office:value-type="float" office:value="157.92254885291" calcext:value-type="float">
            <text:p>157,9225488529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511</text:p>
          </table:table-cell>
          <table:table-cell office:value-type="float" office:value="1.1109328269958" calcext:value-type="float">
            <text:p>1,1109328269958</text:p>
          </table:table-cell>
          <table:table-cell office:value-type="float" office:value="8.4230357408524" calcext:value-type="float">
            <text:p>8,4230357408524</text:p>
          </table:table-cell>
          <table:table-cell office:value-type="float" office:value="98.006468669624" calcext:value-type="float">
            <text:p>98,00646866962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522</text:p>
          </table:table-cell>
          <table:table-cell office:value-type="float" office:value="-1.4916929602623" calcext:value-type="float">
            <text:p>-1,4916929602623</text:p>
          </table:table-cell>
          <table:table-cell office:value-type="float" office:value="0.68364895880222" calcext:value-type="float">
            <text:p>0,68364895880222</text:p>
          </table:table-cell>
          <table:table-cell office:value-type="float" office:value="7.138603621987" calcext:value-type="float">
            <text:p>7,13860362198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533</text:p>
          </table:table-cell>
          <table:table-cell office:value-type="float" office:value="1.9670608639717" calcext:value-type="float">
            <text:p>1,9670608639717</text:p>
          </table:table-cell>
          <table:table-cell office:value-type="float" office:value="7.8955471515656" calcext:value-type="float">
            <text:p>7,8955471515656</text:p>
          </table:table-cell>
          <table:table-cell office:value-type="float" office:value="149.78385882772" calcext:value-type="float">
            <text:p>149,7838588277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544</text:p>
          </table:table-cell>
          <table:table-cell office:value-type="float" office:value="4.2458200454712" calcext:value-type="float">
            <text:p>4,2458200454712</text:p>
          </table:table-cell>
          <table:table-cell office:value-type="float" office:value="6.8642383813858" calcext:value-type="float">
            <text:p>6,8642383813858</text:p>
          </table:table-cell>
          <table:table-cell office:value-type="float" office:value="-106.38581263791" calcext:value-type="float">
            <text:p>-106,3858126379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555</text:p>
          </table:table-cell>
          <table:table-cell office:value-type="float" office:value="6.9647908210754" calcext:value-type="float">
            <text:p>6,9647908210754</text:p>
          </table:table-cell>
          <table:table-cell office:value-type="float" office:value="4.5237430930138" calcext:value-type="float">
            <text:p>4,5237430930138</text:p>
          </table:table-cell>
          <table:table-cell office:value-type="float" office:value="-147.55909458088" calcext:value-type="float">
            <text:p>-147,5590945808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566</text:p>
          </table:table-cell>
          <table:table-cell office:value-type="float" office:value="8.7067604064941" calcext:value-type="float">
            <text:p>8,7067604064941</text:p>
          </table:table-cell>
          <table:table-cell office:value-type="float" office:value="8.4816664457321" calcext:value-type="float">
            <text:p>8,4816664457321</text:p>
          </table:table-cell>
          <table:table-cell office:value-type="float" office:value="176.71526009869" calcext:value-type="float">
            <text:p>176,7152600986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577</text:p>
          </table:table-cell>
          <table:table-cell office:value-type="float" office:value="10.084997415543" calcext:value-type="float">
            <text:p>10,084997415543</text:p>
          </table:table-cell>
          <table:table-cell office:value-type="float" office:value="3.4004205465317" calcext:value-type="float">
            <text:p>3,4004205465317</text:p>
          </table:table-cell>
          <table:table-cell office:value-type="float" office:value="152.29666157133" calcext:value-type="float">
            <text:p>152,2966615713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588</text:p>
          </table:table-cell>
          <table:table-cell office:value-type="float" office:value="-1.0429754108191" calcext:value-type="float">
            <text:p>-1,0429754108191</text:p>
          </table:table-cell>
          <table:table-cell office:value-type="float" office:value="8.8394337892532" calcext:value-type="float">
            <text:p>8,8394337892532</text:p>
          </table:table-cell>
          <table:table-cell office:value-type="float" office:value="-49.39847235467" calcext:value-type="float">
            <text:p>-49,3984723546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599</text:p>
          </table:table-cell>
          <table:table-cell office:value-type="float" office:value="0.68278461694717" calcext:value-type="float">
            <text:p>0,68278461694717</text:p>
          </table:table-cell>
          <table:table-cell office:value-type="float" office:value="8.8941079378128" calcext:value-type="float">
            <text:p>8,8941079378128</text:p>
          </table:table-cell>
          <table:table-cell office:value-type="float" office:value="-81.420432989764" calcext:value-type="float">
            <text:p>-81,42043298976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610</text:p>
          </table:table-cell>
          <table:table-cell office:value-type="float" office:value="5.4943996667862" calcext:value-type="float">
            <text:p>5,4943996667862</text:p>
          </table:table-cell>
          <table:table-cell office:value-type="float" office:value="9.5939892530441" calcext:value-type="float">
            <text:p>9,5939892530441</text:p>
          </table:table-cell>
          <table:table-cell office:value-type="float" office:value="-32.157482235295" calcext:value-type="float">
            <text:p>-32,1574822352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621</text:p>
          </table:table-cell>
          <table:table-cell office:value-type="float" office:value="9.1639125347137" calcext:value-type="float">
            <text:p>9,1639125347137</text:p>
          </table:table-cell>
          <table:table-cell office:value-type="float" office:value="8.4312629699707" calcext:value-type="float">
            <text:p>8,4312629699707</text:p>
          </table:table-cell>
          <table:table-cell office:value-type="float" office:value="42.174056836754" calcext:value-type="float">
            <text:p>42,17405683675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632</text:p>
          </table:table-cell>
          <table:table-cell office:value-type="float" office:value="2.6384502649307" calcext:value-type="float">
            <text:p>2,6384502649307</text:p>
          </table:table-cell>
          <table:table-cell office:value-type="float" office:value="6.8054741621017" calcext:value-type="float">
            <text:p>6,8054741621017</text:p>
          </table:table-cell>
          <table:table-cell office:value-type="float" office:value="28.024292106082" calcext:value-type="float">
            <text:p>28,02429210608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643</text:p>
          </table:table-cell>
          <table:table-cell office:value-type="float" office:value="4.847052693367" calcext:value-type="float">
            <text:p>4,847052693367</text:p>
          </table:table-cell>
          <table:table-cell office:value-type="float" office:value="6.033176779747" calcext:value-type="float">
            <text:p>6,033176779747</text:p>
          </table:table-cell>
          <table:table-cell office:value-type="float" office:value="-51.631765001139" calcext:value-type="float">
            <text:p>-51,63176500113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654</text:p>
          </table:table-cell>
          <table:table-cell office:value-type="float" office:value="6.1056083440781" calcext:value-type="float">
            <text:p>6,1056083440781</text:p>
          </table:table-cell>
          <table:table-cell office:value-type="float" office:value="5.1853495836258" calcext:value-type="float">
            <text:p>5,1853495836258</text:p>
          </table:table-cell>
          <table:table-cell office:value-type="float" office:value="109.88374804236" calcext:value-type="float">
            <text:p>109,8837480423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665</text:p>
          </table:table-cell>
          <table:table-cell office:value-type="float" office:value="5.8214962482452" calcext:value-type="float">
            <text:p>5,8214962482452</text:p>
          </table:table-cell>
          <table:table-cell office:value-type="float" office:value="6.3483995199203" calcext:value-type="float">
            <text:p>6,3483995199203</text:p>
          </table:table-cell>
          <table:table-cell office:value-type="float" office:value="142.70655820324" calcext:value-type="float">
            <text:p>142,7065582032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676</text:p>
          </table:table-cell>
          <table:table-cell office:value-type="float" office:value="2.0587261021137" calcext:value-type="float">
            <text:p>2,0587261021137</text:p>
          </table:table-cell>
          <table:table-cell office:value-type="float" office:value="10.997040271759" calcext:value-type="float">
            <text:p>10,997040271759</text:p>
          </table:table-cell>
          <table:table-cell office:value-type="float" office:value="155.51193656435" calcext:value-type="float">
            <text:p>155,5119365643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687</text:p>
          </table:table-cell>
          <table:table-cell office:value-type="float" office:value="6.4952260255814" calcext:value-type="float">
            <text:p>6,4952260255814</text:p>
          </table:table-cell>
          <table:table-cell office:value-type="float" office:value="11.014797687531" calcext:value-type="float">
            <text:p>11,014797687531</text:p>
          </table:table-cell>
          <table:table-cell office:value-type="float" office:value="-115.00160101872" calcext:value-type="float">
            <text:p>-115,0016010187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698</text:p>
          </table:table-cell>
          <table:table-cell office:value-type="float" office:value="5.5924898386002" calcext:value-type="float">
            <text:p>5,5924898386002</text:p>
          </table:table-cell>
          <table:table-cell office:value-type="float" office:value="10.547935962677" calcext:value-type="float">
            <text:p>10,547935962677</text:p>
          </table:table-cell>
          <table:table-cell office:value-type="float" office:value="-164.28350491129" calcext:value-type="float">
            <text:p>-164,2835049112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709</text:p>
          </table:table-cell>
          <table:table-cell office:value-type="float" office:value="6.8653166294098" calcext:value-type="float">
            <text:p>6,8653166294098</text:p>
          </table:table-cell>
          <table:table-cell office:value-type="float" office:value="11.085139513016" calcext:value-type="float">
            <text:p>11,085139513016</text:p>
          </table:table-cell>
          <table:table-cell office:value-type="float" office:value="-59.378811508227" calcext:value-type="float">
            <text:p>-59,37881150822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720</text:p>
          </table:table-cell>
          <table:table-cell office:value-type="float" office:value="9.8317158222198" calcext:value-type="float">
            <text:p>9,8317158222198</text:p>
          </table:table-cell>
          <table:table-cell office:value-type="float" office:value="9.4442635774612" calcext:value-type="float">
            <text:p>9,4442635774612</text:p>
          </table:table-cell>
          <table:table-cell office:value-type="float" office:value="-0.5635325945202" calcext:value-type="float">
            <text:p>-0,563532594520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731</text:p>
          </table:table-cell>
          <table:table-cell office:value-type="float" office:value="6.5694093704224" calcext:value-type="float">
            <text:p>6,5694093704224</text:p>
          </table:table-cell>
          <table:table-cell office:value-type="float" office:value="9.6420133113861" calcext:value-type="float">
            <text:p>9,6420133113861</text:p>
          </table:table-cell>
          <table:table-cell office:value-type="float" office:value="40.932532328709" calcext:value-type="float">
            <text:p>40,93253232870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742</text:p>
          </table:table-cell>
          <table:table-cell office:value-type="float" office:value="0.61784099787474" calcext:value-type="float">
            <text:p>0,61784099787474</text:p>
          </table:table-cell>
          <table:table-cell office:value-type="float" office:value="10.735893249512" calcext:value-type="float">
            <text:p>10,735893249512</text:p>
          </table:table-cell>
          <table:table-cell office:value-type="float" office:value="-44.557426765466" calcext:value-type="float">
            <text:p>-44,5574267654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753</text:p>
          </table:table-cell>
          <table:table-cell office:value-type="float" office:value="0.43526314198971" calcext:value-type="float">
            <text:p>0,43526314198971</text:p>
          </table:table-cell>
          <table:table-cell office:value-type="float" office:value="10.639913082123" calcext:value-type="float">
            <text:p>10,639913082123</text:p>
          </table:table-cell>
          <table:table-cell office:value-type="float" office:value="-175.91995949958" calcext:value-type="float">
            <text:p>-175,9199594995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15</text:p>
          </table:table-cell>
          <table:table-cell office:value-type="float" office:value="0.30169939622283" calcext:value-type="float">
            <text:p>0,30169939622283</text:p>
          </table:table-cell>
          <table:table-cell office:value-type="float" office:value="0.19017107784748" calcext:value-type="float">
            <text:p>0,19017107784748</text:p>
          </table:table-cell>
          <table:table-cell office:value-type="float" office:value="-105.43475940729" calcext:value-type="float">
            <text:p>-105,4347594072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214</text:p>
          </table:table-cell>
          <table:table-cell office:value-type="float" office:value="1.0818579047918" calcext:value-type="float">
            <text:p>1,0818579047918</text:p>
          </table:table-cell>
          <table:table-cell office:value-type="float" office:value="0.48033937811852" calcext:value-type="float">
            <text:p>0,48033937811852</text:p>
          </table:table-cell>
          <table:table-cell office:value-type="float" office:value="103.33291892033" calcext:value-type="float">
            <text:p>103,332918920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225</text:p>
          </table:table-cell>
          <table:table-cell office:value-type="float" office:value="3.2467770576477" calcext:value-type="float">
            <text:p>3,2467770576477</text:p>
          </table:table-cell>
          <table:table-cell office:value-type="float" office:value="-0.48453882336617" calcext:value-type="float">
            <text:p>-0,48453882336617</text:p>
          </table:table-cell>
          <table:table-cell office:value-type="float" office:value="-109.38852000388" calcext:value-type="float">
            <text:p>-109,3885200038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236</text:p>
          </table:table-cell>
          <table:table-cell office:value-type="float" office:value="3.2827365398407" calcext:value-type="float">
            <text:p>3,2827365398407</text:p>
          </table:table-cell>
          <table:table-cell office:value-type="float" office:value="-0.30449161306024" calcext:value-type="float">
            <text:p>-0,30449161306024</text:p>
          </table:table-cell>
          <table:table-cell office:value-type="float" office:value="-77.852787485548" calcext:value-type="float">
            <text:p>-77,852787485548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247</text:p>
          </table:table-cell>
          <table:table-cell office:value-type="float" office:value="4.4415292143822" calcext:value-type="float">
            <text:p>4,4415292143822</text:p>
          </table:table-cell>
          <table:table-cell office:value-type="float" office:value="3.0813306570053" calcext:value-type="float">
            <text:p>3,0813306570053</text:p>
          </table:table-cell>
          <table:table-cell office:value-type="float" office:value="-119.32033338365" calcext:value-type="float">
            <text:p>-119,32033338365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258</text:p>
          </table:table-cell>
          <table:table-cell office:value-type="float" office:value="10.085018873215" calcext:value-type="float">
            <text:p>10,085018873215</text:p>
          </table:table-cell>
          <table:table-cell office:value-type="float" office:value="2.1024337410927" calcext:value-type="float">
            <text:p>2,1024337410927</text:p>
          </table:table-cell>
          <table:table-cell office:value-type="float" office:value="111.83520714948" calcext:value-type="float">
            <text:p>111,8352071494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269</text:p>
          </table:table-cell>
          <table:table-cell office:value-type="float" office:value="3.8643449544907" calcext:value-type="float">
            <text:p>3,8643449544907</text:p>
          </table:table-cell>
          <table:table-cell office:value-type="float" office:value="-0.58500498533249" calcext:value-type="float">
            <text:p>-0,58500498533249</text:p>
          </table:table-cell>
          <table:table-cell office:value-type="float" office:value="97.062529272335" calcext:value-type="float">
            <text:p>97,06252927233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280</text:p>
          </table:table-cell>
          <table:table-cell office:value-type="float" office:value="-1.5734513103962" calcext:value-type="float">
            <text:p>-1,5734513103962</text:p>
          </table:table-cell>
          <table:table-cell office:value-type="float" office:value="4.6956211328506" calcext:value-type="float">
            <text:p>4,6956211328506</text:p>
          </table:table-cell>
          <table:table-cell office:value-type="float" office:value="-42.268843028196" calcext:value-type="float">
            <text:p>-42,26884302819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291</text:p>
          </table:table-cell>
          <table:table-cell office:value-type="float" office:value="2.84812271595" calcext:value-type="float">
            <text:p>2,84812271595</text:p>
          </table:table-cell>
          <table:table-cell office:value-type="float" office:value="0.30068393796682" calcext:value-type="float">
            <text:p>0,30068393796682</text:p>
          </table:table-cell>
          <table:table-cell office:value-type="float" office:value="168.69168980106" calcext:value-type="float">
            <text:p>168,6916898010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302</text:p>
          </table:table-cell>
          <table:table-cell office:value-type="float" office:value="2.9119423031807" calcext:value-type="float">
            <text:p>2,9119423031807</text:p>
          </table:table-cell>
          <table:table-cell office:value-type="float" office:value="-0.59087466448545" calcext:value-type="float">
            <text:p>-0,59087466448545</text:p>
          </table:table-cell>
          <table:table-cell office:value-type="float" office:value="131.74364217527" calcext:value-type="float">
            <text:p>131,7436421752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313</text:p>
          </table:table-cell>
          <table:table-cell office:value-type="float" office:value="3.9071699976921" calcext:value-type="float">
            <text:p>3,9071699976921</text:p>
          </table:table-cell>
          <table:table-cell office:value-type="float" office:value="3.0859285593033" calcext:value-type="float">
            <text:p>3,0859285593033</text:p>
          </table:table-cell>
          <table:table-cell office:value-type="float" office:value="-13.220674862528" calcext:value-type="float">
            <text:p>-13,22067486252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324</text:p>
          </table:table-cell>
          <table:table-cell office:value-type="float" office:value="9.499699473381" calcext:value-type="float">
            <text:p>9,499699473381</text:p>
          </table:table-cell>
          <table:table-cell office:value-type="float" office:value="3.2663828134537" calcext:value-type="float">
            <text:p>3,2663828134537</text:p>
          </table:table-cell>
          <table:table-cell office:value-type="float" office:value="167.97795569061" calcext:value-type="float">
            <text:p>167,977955690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335</text:p>
          </table:table-cell>
          <table:table-cell office:value-type="float" office:value="5.7521748542786" calcext:value-type="float">
            <text:p>5,7521748542786</text:p>
          </table:table-cell>
          <table:table-cell office:value-type="float" office:value="3.2651236653328" calcext:value-type="float">
            <text:p>3,2651236653328</text:p>
          </table:table-cell>
          <table:table-cell office:value-type="float" office:value="37.715887188152" calcext:value-type="float">
            <text:p>37,71588718815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346</text:p>
          </table:table-cell>
          <table:table-cell office:value-type="float" office:value="9.1520750522614" calcext:value-type="float">
            <text:p>9,1520750522614</text:p>
          </table:table-cell>
          <table:table-cell office:value-type="float" office:value="6.0542094707489" calcext:value-type="float">
            <text:p>6,0542094707489</text:p>
          </table:table-cell>
          <table:table-cell office:value-type="float" office:value="-4.5529477250804" calcext:value-type="float">
            <text:p>-4,552947725080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357</text:p>
          </table:table-cell>
          <table:table-cell office:value-type="float" office:value="-0.62717221677303" calcext:value-type="float">
            <text:p>-0,62717221677303</text:p>
          </table:table-cell>
          <table:table-cell office:value-type="float" office:value="6.2057775259018" calcext:value-type="float">
            <text:p>6,2057775259018</text:p>
          </table:table-cell>
          <table:table-cell office:value-type="float" office:value="-131.82732709654" calcext:value-type="float">
            <text:p>-131,8273270965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368</text:p>
          </table:table-cell>
          <table:table-cell office:value-type="float" office:value="1.2002272903919" calcext:value-type="float">
            <text:p>1,2002272903919</text:p>
          </table:table-cell>
          <table:table-cell office:value-type="float" office:value="0.79277589917183" calcext:value-type="float">
            <text:p>0,79277589917183</text:p>
          </table:table-cell>
          <table:table-cell office:value-type="float" office:value="16.541039488118" calcext:value-type="float">
            <text:p>16,54103948811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379</text:p>
          </table:table-cell>
          <table:table-cell office:value-type="float" office:value="3.4541326761246" calcext:value-type="float">
            <text:p>3,4541326761246</text:p>
          </table:table-cell>
          <table:table-cell office:value-type="float" office:value="2.0699806511402" calcext:value-type="float">
            <text:p>2,0699806511402</text:p>
          </table:table-cell>
          <table:table-cell office:value-type="float" office:value="81.872287829211" calcext:value-type="float">
            <text:p>81,87228782921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390</text:p>
          </table:table-cell>
          <table:table-cell office:value-type="float" office:value="4.7523483633995" calcext:value-type="float">
            <text:p>4,7523483633995</text:p>
          </table:table-cell>
          <table:table-cell office:value-type="float" office:value="0.55804885923862" calcext:value-type="float">
            <text:p>0,55804885923862</text:p>
          </table:table-cell>
          <table:table-cell office:value-type="float" office:value="94.183135184513" calcext:value-type="float">
            <text:p>94,18313518451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401</text:p>
          </table:table-cell>
          <table:table-cell office:value-type="float" office:value="3.3564990758896" calcext:value-type="float">
            <text:p>3,3564990758896</text:p>
          </table:table-cell>
          <table:table-cell office:value-type="float" office:value="3.1853672862053" calcext:value-type="float">
            <text:p>3,1853672862053</text:p>
          </table:table-cell>
          <table:table-cell office:value-type="float" office:value="8.2824803461694" calcext:value-type="float">
            <text:p>8,282480346169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412</text:p>
          </table:table-cell>
          <table:table-cell office:value-type="float" office:value="9.2010176181793" calcext:value-type="float">
            <text:p>9,2010176181793</text:p>
          </table:table-cell>
          <table:table-cell office:value-type="float" office:value="1.8495315313339" calcext:value-type="float">
            <text:p>1,8495315313339</text:p>
          </table:table-cell>
          <table:table-cell office:value-type="float" office:value="-118.40044161317" calcext:value-type="float">
            <text:p>-118,400441613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423</text:p>
          </table:table-cell>
          <table:table-cell office:value-type="float" office:value="9.8463487625122" calcext:value-type="float">
            <text:p>9,8463487625122</text:p>
          </table:table-cell>
          <table:table-cell office:value-type="float" office:value="8.7978708744049" calcext:value-type="float">
            <text:p>8,7978708744049</text:p>
          </table:table-cell>
          <table:table-cell office:value-type="float" office:value="110.81657591899" calcext:value-type="float">
            <text:p>110,8165759189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434</text:p>
          </table:table-cell>
          <table:table-cell office:value-type="float" office:value="-1.5731643140316" calcext:value-type="float">
            <text:p>-1,5731643140316</text:p>
          </table:table-cell>
          <table:table-cell office:value-type="float" office:value="8.578850030899" calcext:value-type="float">
            <text:p>8,578850030899</text:p>
          </table:table-cell>
          <table:table-cell office:value-type="float" office:value="56.158182347656" calcext:value-type="float">
            <text:p>56,15818234765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445</text:p>
          </table:table-cell>
          <table:table-cell office:value-type="float" office:value="-1.4518451690674" calcext:value-type="float">
            <text:p>-1,4518451690674</text:p>
          </table:table-cell>
          <table:table-cell office:value-type="float" office:value="7.7981925010681" calcext:value-type="float">
            <text:p>7,7981925010681</text:p>
          </table:table-cell>
          <table:table-cell office:value-type="float" office:value="-46.425822813799" calcext:value-type="float">
            <text:p>-46,42582281379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456</text:p>
          </table:table-cell>
          <table:table-cell office:value-type="float" office:value="4.6336609125137" calcext:value-type="float">
            <text:p>4,6336609125137</text:p>
          </table:table-cell>
          <table:table-cell office:value-type="float" office:value="2.8131121397018" calcext:value-type="float">
            <text:p>2,8131121397018</text:p>
          </table:table-cell>
          <table:table-cell office:value-type="float" office:value="44.415057844417" calcext:value-type="float">
            <text:p>44,41505784441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467</text:p>
          </table:table-cell>
          <table:table-cell office:value-type="float" office:value="3.3059710264206" calcext:value-type="float">
            <text:p>3,3059710264206</text:p>
          </table:table-cell>
          <table:table-cell office:value-type="float" office:value="5.9140557050705" calcext:value-type="float">
            <text:p>5,9140557050705</text:p>
          </table:table-cell>
          <table:table-cell office:value-type="float" office:value="110.25907962945" calcext:value-type="float">
            <text:p>110,2590796294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478</text:p>
          </table:table-cell>
          <table:table-cell office:value-type="float" office:value="2.7840605378151" calcext:value-type="float">
            <text:p>2,7840605378151</text:p>
          </table:table-cell>
          <table:table-cell office:value-type="float" office:value="8.375768661499" calcext:value-type="float">
            <text:p>8,375768661499</text:p>
          </table:table-cell>
          <table:table-cell office:value-type="float" office:value="50.436992933796" calcext:value-type="float">
            <text:p>50,43699293379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489</text:p>
          </table:table-cell>
          <table:table-cell office:value-type="float" office:value="5.2014029026031" calcext:value-type="float">
            <text:p>5,2014029026031</text:p>
          </table:table-cell>
          <table:table-cell office:value-type="float" office:value="6.2307196855545" calcext:value-type="float">
            <text:p>6,2307196855545</text:p>
          </table:table-cell>
          <table:table-cell office:value-type="float" office:value="106.60468089353" calcext:value-type="float">
            <text:p>106,6046808935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500</text:p>
          </table:table-cell>
          <table:table-cell office:value-type="float" office:value="10.085742473602" calcext:value-type="float">
            <text:p>10,085742473602</text:p>
          </table:table-cell>
          <table:table-cell office:value-type="float" office:value="6.8631058931351" calcext:value-type="float">
            <text:p>6,8631058931351</text:p>
          </table:table-cell>
          <table:table-cell office:value-type="float" office:value="-168.87761984661" calcext:value-type="float">
            <text:p>-168,8776198466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511</text:p>
          </table:table-cell>
          <table:table-cell office:value-type="float" office:value="1.3874922692776" calcext:value-type="float">
            <text:p>1,3874922692776</text:p>
          </table:table-cell>
          <table:table-cell office:value-type="float" office:value="8.3108729124069" calcext:value-type="float">
            <text:p>8,3108729124069</text:p>
          </table:table-cell>
          <table:table-cell office:value-type="float" office:value="154.05295153332" calcext:value-type="float">
            <text:p>154,0529515333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522</text:p>
          </table:table-cell>
          <table:table-cell office:value-type="float" office:value="-1.5823000669479" calcext:value-type="float">
            <text:p>-1,5823000669479</text:p>
          </table:table-cell>
          <table:table-cell office:value-type="float" office:value="0.7916285097599" calcext:value-type="float">
            <text:p>0,7916285097599</text:p>
          </table:table-cell>
          <table:table-cell office:value-type="float" office:value="21.14184115343" calcext:value-type="float">
            <text:p>21,1418411534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533</text:p>
          </table:table-cell>
          <table:table-cell office:value-type="float" office:value="2.0376007258892" calcext:value-type="float">
            <text:p>2,0376007258892</text:p>
          </table:table-cell>
          <table:table-cell office:value-type="float" office:value="7.6376855373383" calcext:value-type="float">
            <text:p>7,6376855373383</text:p>
          </table:table-cell>
          <table:table-cell office:value-type="float" office:value="97.173678647181" calcext:value-type="float">
            <text:p>97,17367864718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544</text:p>
          </table:table-cell>
          <table:table-cell office:value-type="float" office:value="4.368371963501" calcext:value-type="float">
            <text:p>4,368371963501</text:p>
          </table:table-cell>
          <table:table-cell office:value-type="float" office:value="7.0519775152206" calcext:value-type="float">
            <text:p>7,0519775152206</text:p>
          </table:table-cell>
          <table:table-cell office:value-type="float" office:value="-124.99181480165" calcext:value-type="float">
            <text:p>-124,9918148016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555</text:p>
          </table:table-cell>
          <table:table-cell office:value-type="float" office:value="7.1476101875305" calcext:value-type="float">
            <text:p>7,1476101875305</text:p>
          </table:table-cell>
          <table:table-cell office:value-type="float" office:value="4.7980469465256" calcext:value-type="float">
            <text:p>4,7980469465256</text:p>
          </table:table-cell>
          <table:table-cell office:value-type="float" office:value="-117.17582356398" calcext:value-type="float">
            <text:p>-117,1758235639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566</text:p>
          </table:table-cell>
          <table:table-cell office:value-type="float" office:value="8.750661611557" calcext:value-type="float">
            <text:p>8,750661611557</text:p>
          </table:table-cell>
          <table:table-cell office:value-type="float" office:value="8.6987859010696" calcext:value-type="float">
            <text:p>8,6987859010696</text:p>
          </table:table-cell>
          <table:table-cell office:value-type="float" office:value="-92.713175305895" calcext:value-type="float">
            <text:p>-92,71317530589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577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3.2243138551712" calcext:value-type="float">
            <text:p>3,2243138551712</text:p>
          </table:table-cell>
          <table:table-cell office:value-type="float" office:value="162.8693759821" calcext:value-type="float">
            <text:p>162,86937598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588</text:p>
          </table:table-cell>
          <table:table-cell office:value-type="float" office:value="-0.89651271700859" calcext:value-type="float">
            <text:p>-0,89651271700859</text:p>
          </table:table-cell>
          <table:table-cell office:value-type="float" office:value="9.0065556764603" calcext:value-type="float">
            <text:p>9,0065556764603</text:p>
          </table:table-cell>
          <table:table-cell office:value-type="float" office:value="-140.1740062009" calcext:value-type="float">
            <text:p>-140,174006200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599</text:p>
          </table:table-cell>
          <table:table-cell office:value-type="float" office:value="0.40305592119694" calcext:value-type="float">
            <text:p>0,40305592119694</text:p>
          </table:table-cell>
          <table:table-cell office:value-type="float" office:value="9.0011376142502" calcext:value-type="float">
            <text:p>9,0011376142502</text:p>
          </table:table-cell>
          <table:table-cell office:value-type="float" office:value="-25.11825701993" calcext:value-type="float">
            <text:p>-25,1182570199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610</text:p>
          </table:table-cell>
          <table:table-cell office:value-type="float" office:value="5.2213180065155" calcext:value-type="float">
            <text:p>5,2213180065155</text:p>
          </table:table-cell>
          <table:table-cell office:value-type="float" office:value="9.6882075071335" calcext:value-type="float">
            <text:p>9,6882075071335</text:p>
          </table:table-cell>
          <table:table-cell office:value-type="float" office:value="-19.317443583422" calcext:value-type="float">
            <text:p>-19,3174435834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621</text:p>
          </table:table-cell>
          <table:table-cell office:value-type="float" office:value="9.2881119251251" calcext:value-type="float">
            <text:p>9,2881119251251</text:p>
          </table:table-cell>
          <table:table-cell office:value-type="float" office:value="8.2477867603302" calcext:value-type="float">
            <text:p>8,2477867603302</text:p>
          </table:table-cell>
          <table:table-cell office:value-type="float" office:value="132.92630159172" calcext:value-type="float">
            <text:p>132,9263015917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632</text:p>
          </table:table-cell>
          <table:table-cell office:value-type="float" office:value="2.572155892849" calcext:value-type="float">
            <text:p>2,572155892849</text:p>
          </table:table-cell>
          <table:table-cell office:value-type="float" office:value="6.4924252033234" calcext:value-type="float">
            <text:p>6,4924252033234</text:p>
          </table:table-cell>
          <table:table-cell office:value-type="float" office:value="72.893010582894" calcext:value-type="float">
            <text:p>72,89301058289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643</text:p>
          </table:table-cell>
          <table:table-cell office:value-type="float" office:value="4.9000698328018" calcext:value-type="float">
            <text:p>4,9000698328018</text:p>
          </table:table-cell>
          <table:table-cell office:value-type="float" office:value="6.1016654968262" calcext:value-type="float">
            <text:p>6,1016654968262</text:p>
          </table:table-cell>
          <table:table-cell office:value-type="float" office:value="-126.69079774504" calcext:value-type="float">
            <text:p>-126,6907977450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654</text:p>
          </table:table-cell>
          <table:table-cell office:value-type="float" office:value="6.2440031766891" calcext:value-type="float">
            <text:p>6,2440031766891</text:p>
          </table:table-cell>
          <table:table-cell office:value-type="float" office:value="4.8267436027527" calcext:value-type="float">
            <text:p>4,8267436027527</text:p>
          </table:table-cell>
          <table:table-cell office:value-type="float" office:value="115.11221053494" calcext:value-type="float">
            <text:p>115,1122105349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665</text:p>
          </table:table-cell>
          <table:table-cell office:value-type="float" office:value="6.1376023292542" calcext:value-type="float">
            <text:p>6,1376023292542</text:p>
          </table:table-cell>
          <table:table-cell office:value-type="float" office:value="6.1076807975769" calcext:value-type="float">
            <text:p>6,1076807975769</text:p>
          </table:table-cell>
          <table:table-cell office:value-type="float" office:value="142.64873182698" calcext:value-type="float">
            <text:p>142,6487318269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676</text:p>
          </table:table-cell>
          <table:table-cell office:value-type="float" office:value="2.1811909973621" calcext:value-type="float">
            <text:p>2,1811909973621</text:p>
          </table:table-cell>
          <table:table-cell office:value-type="float" office:value="10.814311504364" calcext:value-type="float">
            <text:p>10,814311504364</text:p>
          </table:table-cell>
          <table:table-cell office:value-type="float" office:value="120.91737188351" calcext:value-type="float">
            <text:p>120,9173718835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687</text:p>
          </table:table-cell>
          <table:table-cell office:value-type="float" office:value="6.2992566823959" calcext:value-type="float">
            <text:p>6,2992566823959</text:p>
          </table:table-cell>
          <table:table-cell office:value-type="float" office:value="11.072067022324" calcext:value-type="float">
            <text:p>11,072067022324</text:p>
          </table:table-cell>
          <table:table-cell office:value-type="float" office:value="-25.76032489728" calcext:value-type="float">
            <text:p>-25,7603248972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698</text:p>
          </table:table-cell>
          <table:table-cell office:value-type="float" office:value="5.8918905258179" calcext:value-type="float">
            <text:p>5,8918905258179</text:p>
          </table:table-cell>
          <table:table-cell office:value-type="float" office:value="10.58256149292" calcext:value-type="float">
            <text:p>10,58256149292</text:p>
          </table:table-cell>
          <table:table-cell office:value-type="float" office:value="-175.81800138874" calcext:value-type="float">
            <text:p>-175,8180013887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709</text:p>
          </table:table-cell>
          <table:table-cell office:value-type="float" office:value="6.6385418176651" calcext:value-type="float">
            <text:p>6,6385418176651</text:p>
          </table:table-cell>
          <table:table-cell office:value-type="float" office:value="11.043927669525" calcext:value-type="float">
            <text:p>11,043927669525</text:p>
          </table:table-cell>
          <table:table-cell office:value-type="float" office:value="2.0155295207622" calcext:value-type="float">
            <text:p>2,01552952076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720</text:p>
          </table:table-cell>
          <table:table-cell office:value-type="float" office:value="9.5919454097748" calcext:value-type="float">
            <text:p>9,5919454097748</text:p>
          </table:table-cell>
          <table:table-cell office:value-type="float" office:value="9.6741342544556" calcext:value-type="float">
            <text:p>9,6741342544556</text:p>
          </table:table-cell>
          <table:table-cell office:value-type="float" office:value="-38.380839262798" calcext:value-type="float">
            <text:p>-38,38083926279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731</text:p>
          </table:table-cell>
          <table:table-cell office:value-type="float" office:value="6.3037770986557" calcext:value-type="float">
            <text:p>6,3037770986557</text:p>
          </table:table-cell>
          <table:table-cell office:value-type="float" office:value="9.3888121843338" calcext:value-type="float">
            <text:p>9,3888121843338</text:p>
          </table:table-cell>
          <table:table-cell office:value-type="float" office:value="49.70397766988" calcext:value-type="float">
            <text:p>49,703977669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742</text:p>
          </table:table-cell>
          <table:table-cell office:value-type="float" office:value="0.53113825619221" calcext:value-type="float">
            <text:p>0,53113825619221</text:p>
          </table:table-cell>
          <table:table-cell office:value-type="float" office:value="10.848276615143" calcext:value-type="float">
            <text:p>10,848276615143</text:p>
          </table:table-cell>
          <table:table-cell office:value-type="float" office:value="70.403872781498" calcext:value-type="float">
            <text:p>70,4038727814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753</text:p>
          </table:table-cell>
          <table:table-cell office:value-type="float" office:value="0.49151591956615" calcext:value-type="float">
            <text:p>0,49151591956615</text:p>
          </table:table-cell>
          <table:table-cell office:value-type="float" office:value="10.641260147095" calcext:value-type="float">
            <text:p>10,641260147095</text:p>
          </table:table-cell>
          <table:table-cell office:value-type="float" office:value="-107.16784228185" calcext:value-type="float">
            <text:p>-107,1678422818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</table:table>
      <table:table table:name="analyse" table:style-name="ta1">
        <table:shapes>
          <draw:frame draw:z-index="0" draw:style-name="gr1" draw:text-style-name="P1" svg:width="15.997cm" svg:height="9.004cm" svg:x="18.64cm" svg:y="0.611cm">
            <draw:object draw:notify-on-update-of-ranges="analyse.C1:analyse.C1 analyse.C2:analyse.C51 analyse.E1:analyse.E1 analyse.E2:analyse.E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pinion_1</text:p>
          </table:table-cell>
          <table:table-cell office:value-type="string" calcext:value-type="string">
            <text:p>somme_1</text:p>
          </table:table-cell>
          <table:table-cell office:value-type="string" calcext:value-type="string">
            <text:p>opinion_2</text:p>
          </table:table-cell>
          <table:table-cell office:value-type="string" calcext:value-type="string">
            <text:p>somme_2</text:p>
          </table:table-cell>
          <table:table-cell office:value-type="string" calcext:value-type="string">
            <text:p>puissance_1</text:p>
          </table:table-cell>
          <table:table-cell office:value-type="string" calcext:value-type="string">
            <text:p>puissance_2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9.7142857142857" calcext:value-type="float">
            <text:p>49,714285714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9.4545454545455" calcext:value-type="float">
            <text:p>49,4545454545455</text:p>
          </table:table-cell>
          <table:table-cell office:value-type="float" office:value="49.4285714285714" calcext:value-type="float">
            <text:p>49,4285714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8.7391304347826" calcext:value-type="float">
            <text:p>48,7391304347826</text:p>
          </table:table-cell>
          <table:table-cell office:value-type="float" office:value="49.1851851851852" calcext:value-type="float">
            <text:p>49,185185185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8.5652173913044" calcext:value-type="float">
            <text:p>48,5652173913044</text:p>
          </table:table-cell>
          <table:table-cell office:value-type="float" office:value="49.0740740740741" calcext:value-type="float">
            <text:p>49,0740740740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8.4347826086957" calcext:value-type="float">
            <text:p>48,4347826086957</text:p>
          </table:table-cell>
          <table:table-cell office:value-type="float" office:value="48.9259259259259" calcext:value-type="float">
            <text:p>48,9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8.1818181818182" calcext:value-type="float">
            <text:p>48,1818181818182</text:p>
          </table:table-cell>
          <table:table-cell office:value-type="float" office:value="48.7142857142857" calcext:value-type="float">
            <text:p>48,714285714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7.9545454545455" calcext:value-type="float">
            <text:p>47,9545454545455</text:p>
          </table:table-cell>
          <table:table-cell office:value-type="float" office:value="48.4285714285714" calcext:value-type="float">
            <text:p>48,4285714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7.8636363636364" calcext:value-type="float">
            <text:p>47,8636363636364</text:p>
          </table:table-cell>
          <table:table-cell office:value-type="float" office:value="48.4285714285714" calcext:value-type="float">
            <text:p>48,4285714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7.7272727272727" calcext:value-type="float">
            <text:p>47,7272727272727</text:p>
          </table:table-cell>
          <table:table-cell office:value-type="float" office:value="48.3214285714286" calcext:value-type="float">
            <text:p>48,321428571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7.7272727272727" calcext:value-type="float">
            <text:p>47,7272727272727</text:p>
          </table:table-cell>
          <table:table-cell office:value-type="float" office:value="48.1428571428571" calcext:value-type="float">
            <text:p>48,1428571428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7.5909090909091" calcext:value-type="float">
            <text:p>47,5909090909091</text:p>
          </table:table-cell>
          <table:table-cell office:value-type="float" office:value="47.8571428571429" calcext:value-type="float">
            <text:p>47,857142857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7.5909090909091" calcext:value-type="float">
            <text:p>47,5909090909091</text:p>
          </table:table-cell>
          <table:table-cell office:value-type="float" office:value="47.8571428571429" calcext:value-type="float">
            <text:p>47,857142857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7.4782608695652" calcext:value-type="float">
            <text:p>47,4782608695652</text:p>
          </table:table-cell>
          <table:table-cell office:value-type="float" office:value="47.8518518518519" calcext:value-type="float">
            <text:p>47,851851851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7.4166666666667" calcext:value-type="float">
            <text:p>47,4166666666667</text:p>
          </table:table-cell>
          <table:table-cell office:value-type="float" office:value="47.6923076923077" calcext:value-type="float">
            <text:p>47,69230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7.36" calcext:value-type="float">
            <text:p>47,36</text:p>
          </table:table-cell>
          <table:table-cell office:value-type="float" office:value="47.6" calcext:value-type="float">
            <text:p>47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7.16" calcext:value-type="float">
            <text:p>47,16</text:p>
          </table:table-cell>
          <table:table-cell office:value-type="float" office:value="47.64" calcext:value-type="float">
            <text:p>47,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7.16" calcext:value-type="float">
            <text:p>47,16</text:p>
          </table:table-cell>
          <table:table-cell office:value-type="float" office:value="47.64" calcext:value-type="float">
            <text:p>47,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7.0769230769231" calcext:value-type="float">
            <text:p>47,0769230769231</text:p>
          </table:table-cell>
          <table:table-cell office:value-type="float" office:value="47.625" calcext:value-type="float">
            <text:p>47,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7.0769230769231" calcext:value-type="float">
            <text:p>47,0769230769231</text:p>
          </table:table-cell>
          <table:table-cell office:value-type="float" office:value="47.5416666666667" calcext:value-type="float">
            <text:p>47,541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7.36" calcext:value-type="float">
            <text:p>47,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.8" calcext:value-type="float">
            <text:p>46,8</text:p>
          </table:table-cell>
          <table:table-cell office:value-type="float" office:value="47.28" calcext:value-type="float">
            <text:p>47,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6.6666666666667" calcext:value-type="float">
            <text:p>46,666666666666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6.625" calcext:value-type="float">
            <text:p>46,625</text:p>
          </table:table-cell>
          <table:table-cell office:value-type="float" office:value="46.9615384615385" calcext:value-type="float">
            <text:p>46,96153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.44" calcext:value-type="float">
            <text:p>46,44</text:p>
          </table:table-cell>
          <table:table-cell office:value-type="float" office:value="46.92" calcext:value-type="float">
            <text:p>46,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.36" calcext:value-type="float">
            <text:p>46,36</text:p>
          </table:table-cell>
          <table:table-cell office:value-type="float" office:value="46.84" calcext:value-type="float">
            <text:p>46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.36" calcext:value-type="float">
            <text:p>46,36</text:p>
          </table:table-cell>
          <table:table-cell office:value-type="float" office:value="46.84" calcext:value-type="float">
            <text:p>46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.36" calcext:value-type="float">
            <text:p>46,36</text:p>
          </table:table-cell>
          <table:table-cell office:value-type="float" office:value="46.84" calcext:value-type="float">
            <text:p>46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.16" calcext:value-type="float">
            <text:p>46,16</text:p>
          </table:table-cell>
          <table:table-cell office:value-type="float" office:value="46.84" calcext:value-type="float">
            <text:p>46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.16" calcext:value-type="float">
            <text:p>46,16</text:p>
          </table:table-cell>
          <table:table-cell office:value-type="float" office:value="46.68" calcext:value-type="float">
            <text:p>46,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.08" calcext:value-type="float">
            <text:p>46,08</text:p>
          </table:table-cell>
          <table:table-cell office:value-type="float" office:value="46.6" calcext:value-type="float">
            <text:p>46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.08" calcext:value-type="float">
            <text:p>46,08</text:p>
          </table:table-cell>
          <table:table-cell office:value-type="float" office:value="46.52" calcext:value-type="float">
            <text:p>46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.08" calcext:value-type="float">
            <text:p>46,08</text:p>
          </table:table-cell>
          <table:table-cell office:value-type="float" office:value="46.52" calcext:value-type="float">
            <text:p>46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.08" calcext:value-type="float">
            <text:p>46,08</text:p>
          </table:table-cell>
          <table:table-cell office:value-type="float" office:value="46.52" calcext:value-type="float">
            <text:p>46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6.44" calcext:value-type="float">
            <text:p>46,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6.44" calcext:value-type="float">
            <text:p>46,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6.36" calcext:value-type="float">
            <text:p>46,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6.28" calcext:value-type="float">
            <text:p>46,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6.28" calcext:value-type="float">
            <text:p>46,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6.28" calcext:value-type="float">
            <text:p>46,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6.2" calcext:value-type="float">
            <text:p>46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5.92" calcext:value-type="float">
            <text:p>45,92</text:p>
          </table:table-cell>
          <table:table-cell office:value-type="float" office:value="46.2" calcext:value-type="float">
            <text:p>46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5.76" calcext:value-type="float">
            <text:p>45,76</text:p>
          </table:table-cell>
          <table:table-cell office:value-type="float" office:value="46.2" calcext:value-type="float">
            <text:p>46,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5.76" calcext:value-type="float">
            <text:p>45,76</text:p>
          </table:table-cell>
          <table:table-cell office:value-type="float" office:value="46.2" calcext:value-type="float">
            <text:p>46,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5.68" calcext:value-type="float">
            <text:p>45,68</text:p>
          </table:table-cell>
          <table:table-cell office:value-type="float" office:value="46.2" calcext:value-type="float">
            <text:p>46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5.68" calcext:value-type="float">
            <text:p>45,68</text:p>
          </table:table-cell>
          <table:table-cell office:value-type="float" office:value="46.2" calcext:value-type="float">
            <text:p>46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5.6" calcext:value-type="float">
            <text:p>45,6</text:p>
          </table:table-cell>
          <table:table-cell office:value-type="float" office:value="45.96" calcext:value-type="float">
            <text:p>45,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5.6" calcext:value-type="float">
            <text:p>45,6</text:p>
          </table:table-cell>
          <table:table-cell office:value-type="float" office:value="45.96" calcext:value-type="float">
            <text:p>45,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5.5769230769231" calcext:value-type="float">
            <text:p>45,5769230769231</text:p>
          </table:table-cell>
          <table:table-cell office:value-type="float" office:value="45.75" calcext:value-type="float">
            <text:p>45,7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10:29:25.759259</meta:creation-date>
    <dc:date>2023-04-14T11:23:44.888000000</dc:date>
    <meta:generator>LibreOffice/7.4.2.3$Windows_X86_64 LibreOffice_project/382eef1f22670f7f4118c8c2dd222ec7ad009daf</meta:generator>
    <meta:editing-cycles>2</meta:editing-cycles>
    <meta:editing-duration>PT54M14S</meta:editing-duration>
    <meta:document-statistic meta:table-count="2" meta:cell-count="2122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3.954cm" style:legend-expansion="high" chart:style-name="ch2"/>
        <chart:plot-area chart:style-name="ch3" table:cell-range-address="analyse.C1:analyse.C51 analyse.E1:analyse.E51" chart:data-source-has-labels="row" svg:x="0.319cm" svg:y="0.18cm" svg:width="12.508cm" svg:height="8.645cm">
          <chart:coordinate-region svg:x="0.94cm" svg:y="0.379cm" svg:width="11.887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e.C2:analyse.C51" chart:label-cell-address="analyse.C1:analyse.C1" chart:class="chart:line">
            <chart:data-point chart:repeated="50"/>
          </chart:series>
          <chart:series chart:style-name="ch7" chart:values-cell-range-address="analyse.E2:analyse.E51" chart:label-cell-address="analyse.E1:analyse.E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_1</text:p>
                <draw:g>
                  <svg:desc>analyse.C1:analyse.C1</svg:desc>
                </draw:g>
              </table:table-cell>
              <table:table-cell office:value-type="string">
                <text:p>somme_2</text:p>
                <draw:g>
                  <svg:desc>analyse.E1:analys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analyse.C2:analyse.C51</svg:desc>
                </draw:g>
              </table:table-cell>
              <table:table-cell office:value-type="float" office:value="29">
                <text:p>29</text:p>
                <draw:g>
                  <svg:desc>analyse.E2:analyse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